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1.845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0.15357" calcext:value-type="float">
            <text:p>0.15357</text:p>
          </table:table-cell>
          <table:table-cell office:value-type="float" office:value="0.534453" calcext:value-type="float">
            <text:p>0.534453</text:p>
          </table:table-cell>
          <table:table-cell office:value-type="float" office:value="-0.834643" calcext:value-type="float">
            <text:p>-0.8346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-0.336088" calcext:value-type="float">
            <text:p>-0.336088</text:p>
          </table:table-cell>
          <table:table-cell office:value-type="float" office:value="-0.138818" calcext:value-type="float">
            <text:p>-0.138818</text:p>
          </table:table-cell>
          <table:table-cell office:value-type="float" office:value="-0.022796" calcext:value-type="float">
            <text:p>-0.022796</text:p>
          </table:table-cell>
          <table:table-cell office:value-type="float" office:value="0.036764" calcext:value-type="float">
            <text:p>0.036764</text:p>
          </table:table-cell>
          <table:table-cell office:value-type="float" office:value="0.206274" calcext:value-type="float">
            <text:p>0.206274</text:p>
          </table:table-cell>
          <table:table-cell office:value-type="float" office:value="0.423883" calcext:value-type="float">
            <text:p>0.423883</text:p>
          </table:table-cell>
          <table:table-cell office:value-type="float" office:value="0.534453" calcext:value-type="float">
            <text:p>0.534453</text:p>
          </table:table-cell>
          <table:table-cell office:value-type="float" office:value="-0.383078" calcext:value-type="float">
            <text:p>-0.38307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863502" calcext:value-type="float">
            <text:p>-0.863502</text:p>
          </table:table-cell>
          <table:table-cell office:value-type="float" office:value="-0.199775" calcext:value-type="float">
            <text:p>-0.199775</text:p>
          </table:table-cell>
          <table:table-cell office:value-type="float" office:value="-0.050975" calcext:value-type="float">
            <text:p>-0.050975</text:p>
          </table:table-cell>
          <table:table-cell office:value-type="float" office:value="0.009103" calcext:value-type="float">
            <text:p>0.009103</text:p>
          </table:table-cell>
          <table:table-cell office:value-type="float" office:value="0.110503" calcext:value-type="float">
            <text:p>0.110503</text:p>
          </table:table-cell>
          <table:table-cell office:value-type="float" office:value="0.269461" calcext:value-type="float">
            <text:p>0.269461</text:p>
          </table:table-cell>
          <table:table-cell office:value-type="float" office:value="0.45507" calcext:value-type="float">
            <text:p>0.45507</text:p>
          </table:table-cell>
          <table:table-cell office:value-type="float" office:value="0.544649" calcext:value-type="float">
            <text:p>0.544649</text:p>
          </table:table-cell>
          <table:table-cell office:value-type="float" office:value="-0.327012" calcext:value-type="float">
            <text:p>-0.3270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541999" calcext:value-type="float">
            <text:p>-0.541999</text:p>
          </table:table-cell>
          <table:table-cell office:value-type="float" office:value="-0.131235" calcext:value-type="float">
            <text:p>-0.131235</text:p>
          </table:table-cell>
          <table:table-cell office:value-type="float" office:value="-0.022621" calcext:value-type="float">
            <text:p>-0.022621</text:p>
          </table:table-cell>
          <table:table-cell office:value-type="float" office:value="0.050843" calcext:value-type="float">
            <text:p>0.050843</text:p>
          </table:table-cell>
          <table:table-cell office:value-type="float" office:value="0.16746" calcext:value-type="float">
            <text:p>0.16746</text:p>
          </table:table-cell>
          <table:table-cell office:value-type="float" office:value="0.304515" calcext:value-type="float">
            <text:p>0.304515</text:p>
          </table:table-cell>
          <table:table-cell office:value-type="float" office:value="0.483186" calcext:value-type="float">
            <text:p>0.483186</text:p>
          </table:table-cell>
          <table:table-cell office:value-type="float" office:value="0.604374" calcext:value-type="float">
            <text:p>0.604374</text:p>
          </table:table-cell>
          <table:table-cell office:value-type="float" office:value="-0.268985" calcext:value-type="float">
            <text:p>-0.26898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559713" calcext:value-type="float">
            <text:p>-0.559713</text:p>
          </table:table-cell>
          <table:table-cell office:value-type="float" office:value="-0.096954" calcext:value-type="float">
            <text:p>-0.096954</text:p>
          </table:table-cell>
          <table:table-cell office:value-type="float" office:value="0.009951" calcext:value-type="float">
            <text:p>0.009951</text:p>
          </table:table-cell>
          <table:table-cell office:value-type="float" office:value="0.106102" calcext:value-type="float">
            <text:p>0.106102</text:p>
          </table:table-cell>
          <table:table-cell office:value-type="float" office:value="0.218394" calcext:value-type="float">
            <text:p>0.218394</text:p>
          </table:table-cell>
          <table:table-cell office:value-type="float" office:value="0.344015" calcext:value-type="float">
            <text:p>0.344015</text:p>
          </table:table-cell>
          <table:table-cell office:value-type="float" office:value="0.493402" calcext:value-type="float">
            <text:p>0.493402</text:p>
          </table:table-cell>
          <table:table-cell office:value-type="float" office:value="0.604374" calcext:value-type="float">
            <text:p>0.604374</text:p>
          </table:table-cell>
          <table:table-cell office:value-type="float" office:value="-0.24848" calcext:value-type="float">
            <text:p>-0.248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577092" calcext:value-type="float">
            <text:p>-0.577092</text:p>
          </table:table-cell>
          <table:table-cell office:value-type="float" office:value="-0.066452" calcext:value-type="float">
            <text:p>-0.066452</text:p>
          </table:table-cell>
          <table:table-cell office:value-type="float" office:value="0.054222" calcext:value-type="float">
            <text:p>0.054222</text:p>
          </table:table-cell>
          <table:table-cell office:value-type="float" office:value="0.133678" calcext:value-type="float">
            <text:p>0.133678</text:p>
          </table:table-cell>
          <table:table-cell office:value-type="float" office:value="0.239059" calcext:value-type="float">
            <text:p>0.239059</text:p>
          </table:table-cell>
          <table:table-cell office:value-type="float" office:value="0.361902" calcext:value-type="float">
            <text:p>0.361902</text:p>
          </table:table-cell>
          <table:table-cell office:value-type="float" office:value="0.497739" calcext:value-type="float">
            <text:p>0.497739</text:p>
          </table:table-cell>
          <table:table-cell office:value-type="float" office:value="0.604374" calcext:value-type="float">
            <text:p>0.604374</text:p>
          </table:table-cell>
          <table:table-cell office:value-type="float" office:value="-0.235695" calcext:value-type="float">
            <text:p>-0.2356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240375" calcext:value-type="float">
            <text:p>-0.240375</text:p>
          </table:table-cell>
          <table:table-cell office:value-type="float" office:value="0.030102" calcext:value-type="float">
            <text:p>0.030102</text:p>
          </table:table-cell>
          <table:table-cell office:value-type="float" office:value="0.11147" calcext:value-type="float">
            <text:p>0.11147</text:p>
          </table:table-cell>
          <table:table-cell office:value-type="float" office:value="0.200114" calcext:value-type="float">
            <text:p>0.200114</text:p>
          </table:table-cell>
          <table:table-cell office:value-type="float" office:value="0.308206" calcext:value-type="float">
            <text:p>0.308206</text:p>
          </table:table-cell>
          <table:table-cell office:value-type="float" office:value="0.392242" calcext:value-type="float">
            <text:p>0.392242</text:p>
          </table:table-cell>
          <table:table-cell office:value-type="float" office:value="0.525298" calcext:value-type="float">
            <text:p>0.525298</text:p>
          </table:table-cell>
          <table:table-cell office:value-type="float" office:value="0.604374" calcext:value-type="float">
            <text:p>0.604374</text:p>
          </table:table-cell>
          <table:table-cell office:value-type="float" office:value="-0.167294" calcext:value-type="float">
            <text:p>-0.16729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768665" calcext:value-type="float">
            <text:p>-0.768665</text:p>
          </table:table-cell>
          <table:table-cell office:value-type="float" office:value="-0.016928" calcext:value-type="float">
            <text:p>-0.016928</text:p>
          </table:table-cell>
          <table:table-cell office:value-type="float" office:value="0.086964" calcext:value-type="float">
            <text:p>0.086964</text:p>
          </table:table-cell>
          <table:table-cell office:value-type="float" office:value="0.176552" calcext:value-type="float">
            <text:p>0.176552</text:p>
          </table:table-cell>
          <table:table-cell office:value-type="float" office:value="0.271821" calcext:value-type="float">
            <text:p>0.271821</text:p>
          </table:table-cell>
          <table:table-cell office:value-type="float" office:value="0.357504" calcext:value-type="float">
            <text:p>0.357504</text:p>
          </table:table-cell>
          <table:table-cell office:value-type="float" office:value="0.415192" calcext:value-type="float">
            <text:p>0.415192</text:p>
          </table:table-cell>
          <table:table-cell office:value-type="float" office:value="0.524859" calcext:value-type="float">
            <text:p>0.524859</text:p>
          </table:table-cell>
          <table:table-cell office:value-type="float" office:value="0.604374" calcext:value-type="float">
            <text:p>0.604374</text:p>
          </table:table-cell>
          <table:table-cell office:value-type="float" office:value="-0.09527" calcext:value-type="float">
            <text:p>-0.095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853725" calcext:value-type="float">
            <text:p>-0.853725</text:p>
          </table:table-cell>
          <table:table-cell office:value-type="float" office:value="-0.07897" calcext:value-type="float">
            <text:p>-0.07897</text:p>
          </table:table-cell>
          <table:table-cell office:value-type="float" office:value="0.074032" calcext:value-type="float">
            <text:p>0.074032</text:p>
          </table:table-cell>
          <table:table-cell office:value-type="float" office:value="0.160036" calcext:value-type="float">
            <text:p>0.160036</text:p>
          </table:table-cell>
          <table:table-cell office:value-type="float" office:value="0.253064" calcext:value-type="float">
            <text:p>0.253064</text:p>
          </table:table-cell>
          <table:table-cell office:value-type="float" office:value="0.350494" calcext:value-type="float">
            <text:p>0.350494</text:p>
          </table:table-cell>
          <table:table-cell office:value-type="float" office:value="0.42252" calcext:value-type="float">
            <text:p>0.42252</text:p>
          </table:table-cell>
          <table:table-cell office:value-type="float" office:value="0.539112" calcext:value-type="float">
            <text:p>0.539112</text:p>
          </table:table-cell>
          <table:table-cell office:value-type="float" office:value="0.699579" calcext:value-type="float">
            <text:p>0.699579</text:p>
          </table:table-cell>
          <table:table-cell office:value-type="float" office:value="-0.113344" calcext:value-type="float">
            <text:p>-0.1133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230221" calcext:value-type="float">
            <text:p>-0.230221</text:p>
          </table:table-cell>
          <table:table-cell office:value-type="float" office:value="0.077654" calcext:value-type="float">
            <text:p>0.077654</text:p>
          </table:table-cell>
          <table:table-cell office:value-type="float" office:value="0.159065" calcext:value-type="float">
            <text:p>0.159065</text:p>
          </table:table-cell>
          <table:table-cell office:value-type="float" office:value="0.260121" calcext:value-type="float">
            <text:p>0.260121</text:p>
          </table:table-cell>
          <table:table-cell office:value-type="float" office:value="0.343179" calcext:value-type="float">
            <text:p>0.343179</text:p>
          </table:table-cell>
          <table:table-cell office:value-type="float" office:value="0.430688" calcext:value-type="float">
            <text:p>0.430688</text:p>
          </table:table-cell>
          <table:table-cell office:value-type="float" office:value="0.538588" calcext:value-type="float">
            <text:p>0.538588</text:p>
          </table:table-cell>
          <table:table-cell office:value-type="float" office:value="0.699579" calcext:value-type="float">
            <text:p>0.699579</text:p>
          </table:table-cell>
          <table:table-cell office:value-type="float" office:value="-0.142092" calcext:value-type="float">
            <text:p>-0.1420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308065" calcext:value-type="float">
            <text:p>-0.308065</text:p>
          </table:table-cell>
          <table:table-cell office:value-type="float" office:value="0.047068" calcext:value-type="float">
            <text:p>0.047068</text:p>
          </table:table-cell>
          <table:table-cell office:value-type="float" office:value="0.133582" calcext:value-type="float">
            <text:p>0.133582</text:p>
          </table:table-cell>
          <table:table-cell office:value-type="float" office:value="0.20627" calcext:value-type="float">
            <text:p>0.20627</text:p>
          </table:table-cell>
          <table:table-cell office:value-type="float" office:value="0.290629" calcext:value-type="float">
            <text:p>0.290629</text:p>
          </table:table-cell>
          <table:table-cell office:value-type="float" office:value="0.377152" calcext:value-type="float">
            <text:p>0.377152</text:p>
          </table:table-cell>
          <table:table-cell office:value-type="float" office:value="0.446805" calcext:value-type="float">
            <text:p>0.446805</text:p>
          </table:table-cell>
          <table:table-cell office:value-type="float" office:value="0.551406" calcext:value-type="float">
            <text:p>0.551406</text:p>
          </table:table-cell>
          <table:table-cell office:value-type="float" office:value="0.827364" calcext:value-type="float">
            <text:p>0.827364</text:p>
          </table:table-cell>
          <table:table-cell office:value-type="float" office:value="-0.025515" calcext:value-type="float">
            <text:p>-0.0255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380701" calcext:value-type="float">
            <text:p>-0.380701</text:p>
          </table:table-cell>
          <table:table-cell office:value-type="float" office:value="0.039304" calcext:value-type="float">
            <text:p>0.039304</text:p>
          </table:table-cell>
          <table:table-cell office:value-type="float" office:value="0.135145" calcext:value-type="float">
            <text:p>0.135145</text:p>
          </table:table-cell>
          <table:table-cell office:value-type="float" office:value="0.221481" calcext:value-type="float">
            <text:p>0.221481</text:p>
          </table:table-cell>
          <table:table-cell office:value-type="float" office:value="0.298361" calcext:value-type="float">
            <text:p>0.298361</text:p>
          </table:table-cell>
          <table:table-cell office:value-type="float" office:value="0.395254" calcext:value-type="float">
            <text:p>0.395254</text:p>
          </table:table-cell>
          <table:table-cell office:value-type="float" office:value="0.456867" calcext:value-type="float">
            <text:p>0.456867</text:p>
          </table:table-cell>
          <table:table-cell office:value-type="float" office:value="0.554706" calcext:value-type="float">
            <text:p>0.554706</text:p>
          </table:table-cell>
          <table:table-cell office:value-type="float" office:value="0.827364" calcext:value-type="float">
            <text:p>0.827364</text:p>
          </table:table-cell>
          <table:table-cell office:value-type="float" office:value="-0.027958" calcext:value-type="float">
            <text:p>-0.02795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101605" calcext:value-type="float">
            <text:p>-0.101605</text:p>
          </table:table-cell>
          <table:table-cell office:value-type="float" office:value="0.127165" calcext:value-type="float">
            <text:p>0.127165</text:p>
          </table:table-cell>
          <table:table-cell office:value-type="float" office:value="0.224141" calcext:value-type="float">
            <text:p>0.224141</text:p>
          </table:table-cell>
          <table:table-cell office:value-type="float" office:value="0.311722" calcext:value-type="float">
            <text:p>0.311722</text:p>
          </table:table-cell>
          <table:table-cell office:value-type="float" office:value="0.377159" calcext:value-type="float">
            <text:p>0.377159</text:p>
          </table:table-cell>
          <table:table-cell office:value-type="float" office:value="0.427276" calcext:value-type="float">
            <text:p>0.427276</text:p>
          </table:table-cell>
          <table:table-cell office:value-type="float" office:value="0.483284" calcext:value-type="float">
            <text:p>0.483284</text:p>
          </table:table-cell>
          <table:table-cell office:value-type="float" office:value="0.570859" calcext:value-type="float">
            <text:p>0.570859</text:p>
          </table:table-cell>
          <table:table-cell office:value-type="float" office:value="0.827364" calcext:value-type="float">
            <text:p>0.827364</text:p>
          </table:table-cell>
          <table:table-cell office:value-type="float" office:value="0.042" calcext:value-type="float">
            <text:p>0.04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6298" calcext:value-type="float">
            <text:p>-0.66298</text:p>
          </table:table-cell>
          <table:table-cell office:value-type="float" office:value="0.08369" calcext:value-type="float">
            <text:p>0.08369</text:p>
          </table:table-cell>
          <table:table-cell office:value-type="float" office:value="0.183473" calcext:value-type="float">
            <text:p>0.183473</text:p>
          </table:table-cell>
          <table:table-cell office:value-type="float" office:value="0.266839" calcext:value-type="float">
            <text:p>0.266839</text:p>
          </table:table-cell>
          <table:table-cell office:value-type="float" office:value="0.341237" calcext:value-type="float">
            <text:p>0.341237</text:p>
          </table:table-cell>
          <table:table-cell office:value-type="float" office:value="0.393466" calcext:value-type="float">
            <text:p>0.393466</text:p>
          </table:table-cell>
          <table:table-cell office:value-type="float" office:value="0.431765" calcext:value-type="float">
            <text:p>0.431765</text:p>
          </table:table-cell>
          <table:table-cell office:value-type="float" office:value="0.482946" calcext:value-type="float">
            <text:p>0.482946</text:p>
          </table:table-cell>
          <table:table-cell office:value-type="float" office:value="0.572749" calcext:value-type="float">
            <text:p>0.572749</text:p>
          </table:table-cell>
          <table:table-cell office:value-type="float" office:value="0.827364" calcext:value-type="float">
            <text:p>0.827364</text:p>
          </table:table-cell>
          <table:table-cell office:value-type="float" office:value="0.109318" calcext:value-type="float">
            <text:p>0.1093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11393" calcext:value-type="float">
            <text:p>-0.411393</text:p>
          </table:table-cell>
          <table:table-cell office:value-type="float" office:value="0.144161" calcext:value-type="float">
            <text:p>0.144161</text:p>
          </table:table-cell>
          <table:table-cell office:value-type="float" office:value="0.235179" calcext:value-type="float">
            <text:p>0.235179</text:p>
          </table:table-cell>
          <table:table-cell office:value-type="float" office:value="0.309818" calcext:value-type="float">
            <text:p>0.309818</text:p>
          </table:table-cell>
          <table:table-cell office:value-type="float" office:value="0.36144" calcext:value-type="float">
            <text:p>0.36144</text:p>
          </table:table-cell>
          <table:table-cell office:value-type="float" office:value="0.403144" calcext:value-type="float">
            <text:p>0.403144</text:p>
          </table:table-cell>
          <table:table-cell office:value-type="float" office:value="0.448749" calcext:value-type="float">
            <text:p>0.448749</text:p>
          </table:table-cell>
          <table:table-cell office:value-type="float" office:value="0.498741" calcext:value-type="float">
            <text:p>0.498741</text:p>
          </table:table-cell>
          <table:table-cell office:value-type="float" office:value="0.614934" calcext:value-type="float">
            <text:p>0.614934</text:p>
          </table:table-cell>
          <table:table-cell office:value-type="float" office:value="0.827364" calcext:value-type="float">
            <text:p>0.827364</text:p>
          </table:table-cell>
          <table:table-cell office:value-type="float" office:value="0.160477" calcext:value-type="float">
            <text:p>0.16047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6406" calcext:value-type="float">
            <text:p>-0.06406</text:p>
          </table:table-cell>
          <table:table-cell office:value-type="float" office:value="0.197427" calcext:value-type="float">
            <text:p>0.197427</text:p>
          </table:table-cell>
          <table:table-cell office:value-type="float" office:value="0.268837" calcext:value-type="float">
            <text:p>0.268837</text:p>
          </table:table-cell>
          <table:table-cell office:value-type="float" office:value="0.323961" calcext:value-type="float">
            <text:p>0.323961</text:p>
          </table:table-cell>
          <table:table-cell office:value-type="float" office:value="0.377779" calcext:value-type="float">
            <text:p>0.377779</text:p>
          </table:table-cell>
          <table:table-cell office:value-type="float" office:value="0.422606" calcext:value-type="float">
            <text:p>0.422606</text:p>
          </table:table-cell>
          <table:table-cell office:value-type="float" office:value="0.458188" calcext:value-type="float">
            <text:p>0.458188</text:p>
          </table:table-cell>
          <table:table-cell office:value-type="float" office:value="0.506205" calcext:value-type="float">
            <text:p>0.506205</text:p>
          </table:table-cell>
          <table:table-cell office:value-type="float" office:value="0.628763" calcext:value-type="float">
            <text:p>0.628763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211971" calcext:value-type="float">
            <text:p>0.21197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166481" calcext:value-type="float">
            <text:p>0.166481</text:p>
          </table:table-cell>
          <table:table-cell office:value-type="float" office:value="0.280455" calcext:value-type="float">
            <text:p>0.280455</text:p>
          </table:table-cell>
          <table:table-cell office:value-type="float" office:value="0.337559" calcext:value-type="float">
            <text:p>0.337559</text:p>
          </table:table-cell>
          <table:table-cell office:value-type="float" office:value="0.390032" calcext:value-type="float">
            <text:p>0.390032</text:p>
          </table:table-cell>
          <table:table-cell office:value-type="float" office:value="0.427846" calcext:value-type="float">
            <text:p>0.427846</text:p>
          </table:table-cell>
          <table:table-cell office:value-type="float" office:value="0.469786" calcext:value-type="float">
            <text:p>0.469786</text:p>
          </table:table-cell>
          <table:table-cell office:value-type="float" office:value="0.522008" calcext:value-type="float">
            <text:p>0.522008</text:p>
          </table:table-cell>
          <table:table-cell office:value-type="float" office:value="0.665375" calcext:value-type="float">
            <text:p>0.665375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227242" calcext:value-type="float">
            <text:p>0.22724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44477" calcext:value-type="float">
            <text:p>-0.244477</text:p>
          </table:table-cell>
          <table:table-cell office:value-type="float" office:value="0.178388" calcext:value-type="float">
            <text:p>0.178388</text:p>
          </table:table-cell>
          <table:table-cell office:value-type="float" office:value="0.272504" calcext:value-type="float">
            <text:p>0.272504</text:p>
          </table:table-cell>
          <table:table-cell office:value-type="float" office:value="0.341645" calcext:value-type="float">
            <text:p>0.341645</text:p>
          </table:table-cell>
          <table:table-cell office:value-type="float" office:value="0.385781" calcext:value-type="float">
            <text:p>0.385781</text:p>
          </table:table-cell>
          <table:table-cell office:value-type="float" office:value="0.421524" calcext:value-type="float">
            <text:p>0.421524</text:p>
          </table:table-cell>
          <table:table-cell office:value-type="float" office:value="0.471925" calcext:value-type="float">
            <text:p>0.471925</text:p>
          </table:table-cell>
          <table:table-cell office:value-type="float" office:value="0.524103" calcext:value-type="float">
            <text:p>0.524103</text:p>
          </table:table-cell>
          <table:table-cell office:value-type="float" office:value="0.663864" calcext:value-type="float">
            <text:p>0.663864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201526" calcext:value-type="float">
            <text:p>0.20152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918235" calcext:value-type="float">
            <text:p>-0.918235</text:p>
          </table:table-cell>
          <table:table-cell office:value-type="float" office:value="0.128261" calcext:value-type="float">
            <text:p>0.128261</text:p>
          </table:table-cell>
          <table:table-cell office:value-type="float" office:value="0.250616" calcext:value-type="float">
            <text:p>0.250616</text:p>
          </table:table-cell>
          <table:table-cell office:value-type="float" office:value="0.316387" calcext:value-type="float">
            <text:p>0.316387</text:p>
          </table:table-cell>
          <table:table-cell office:value-type="float" office:value="0.353721" calcext:value-type="float">
            <text:p>0.353721</text:p>
          </table:table-cell>
          <table:table-cell office:value-type="float" office:value="0.399811" calcext:value-type="float">
            <text:p>0.399811</text:p>
          </table:table-cell>
          <table:table-cell office:value-type="float" office:value="0.440921" calcext:value-type="float">
            <text:p>0.440921</text:p>
          </table:table-cell>
          <table:table-cell office:value-type="float" office:value="0.487625" calcext:value-type="float">
            <text:p>0.487625</text:p>
          </table:table-cell>
          <table:table-cell office:value-type="float" office:value="0.528983" calcext:value-type="float">
            <text:p>0.528983</text:p>
          </table:table-cell>
          <table:table-cell office:value-type="float" office:value="0.645604" calcext:value-type="float">
            <text:p>0.645604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263369" calcext:value-type="float">
            <text:p>0.26336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85941" calcext:value-type="float">
            <text:p>-0.185941</text:p>
          </table:table-cell>
          <table:table-cell office:value-type="float" office:value="0.223689" calcext:value-type="float">
            <text:p>0.223689</text:p>
          </table:table-cell>
          <table:table-cell office:value-type="float" office:value="0.297197" calcext:value-type="float">
            <text:p>0.297197</text:p>
          </table:table-cell>
          <table:table-cell office:value-type="float" office:value="0.352689" calcext:value-type="float">
            <text:p>0.352689</text:p>
          </table:table-cell>
          <table:table-cell office:value-type="float" office:value="0.410234" calcext:value-type="float">
            <text:p>0.410234</text:p>
          </table:table-cell>
          <table:table-cell office:value-type="float" office:value="0.444325" calcext:value-type="float">
            <text:p>0.444325</text:p>
          </table:table-cell>
          <table:table-cell office:value-type="float" office:value="0.497632" calcext:value-type="float">
            <text:p>0.497632</text:p>
          </table:table-cell>
          <table:table-cell office:value-type="float" office:value="0.53457" calcext:value-type="float">
            <text:p>0.53457</text:p>
          </table:table-cell>
          <table:table-cell office:value-type="float" office:value="0.675228" calcext:value-type="float">
            <text:p>0.675228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224962" calcext:value-type="float">
            <text:p>0.22496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960576" calcext:value-type="float">
            <text:p>-0.960576</text:p>
          </table:table-cell>
          <table:table-cell office:value-type="float" office:value="0.13756" calcext:value-type="float">
            <text:p>0.13756</text:p>
          </table:table-cell>
          <table:table-cell office:value-type="float" office:value="0.275007" calcext:value-type="float">
            <text:p>0.275007</text:p>
          </table:table-cell>
          <table:table-cell office:value-type="float" office:value="0.317534" calcext:value-type="float">
            <text:p>0.317534</text:p>
          </table:table-cell>
          <table:table-cell office:value-type="float" office:value="0.370297" calcext:value-type="float">
            <text:p>0.370297</text:p>
          </table:table-cell>
          <table:table-cell office:value-type="float" office:value="0.415448" calcext:value-type="float">
            <text:p>0.415448</text:p>
          </table:table-cell>
          <table:table-cell office:value-type="float" office:value="0.461707" calcext:value-type="float">
            <text:p>0.461707</text:p>
          </table:table-cell>
          <table:table-cell office:value-type="float" office:value="0.506758" calcext:value-type="float">
            <text:p>0.506758</text:p>
          </table:table-cell>
          <table:table-cell office:value-type="float" office:value="0.536646" calcext:value-type="float">
            <text:p>0.536646</text:p>
          </table:table-cell>
          <table:table-cell office:value-type="float" office:value="0.713021" calcext:value-type="float">
            <text:p>0.713021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27734" calcext:value-type="float">
            <text:p>0.2773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12675" calcext:value-type="float">
            <text:p>-0.012675</text:p>
          </table:table-cell>
          <table:table-cell office:value-type="float" office:value="0.263478" calcext:value-type="float">
            <text:p>0.263478</text:p>
          </table:table-cell>
          <table:table-cell office:value-type="float" office:value="0.323401" calcext:value-type="float">
            <text:p>0.323401</text:p>
          </table:table-cell>
          <table:table-cell office:value-type="float" office:value="0.371278" calcext:value-type="float">
            <text:p>0.371278</text:p>
          </table:table-cell>
          <table:table-cell office:value-type="float" office:value="0.408517" calcext:value-type="float">
            <text:p>0.408517</text:p>
          </table:table-cell>
          <table:table-cell office:value-type="float" office:value="0.43874" calcext:value-type="float">
            <text:p>0.43874</text:p>
          </table:table-cell>
          <table:table-cell office:value-type="float" office:value="0.496337" calcext:value-type="float">
            <text:p>0.496337</text:p>
          </table:table-cell>
          <table:table-cell office:value-type="float" office:value="0.533198" calcext:value-type="float">
            <text:p>0.533198</text:p>
          </table:table-cell>
          <table:table-cell office:value-type="float" office:value="0.672885" calcext:value-type="float">
            <text:p>0.672885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249516" calcext:value-type="float">
            <text:p>0.24951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7976" calcext:value-type="float">
            <text:p>0.07976</text:p>
          </table:table-cell>
          <table:table-cell office:value-type="float" office:value="0.320841" calcext:value-type="float">
            <text:p>0.320841</text:p>
          </table:table-cell>
          <table:table-cell office:value-type="float" office:value="0.374209" calcext:value-type="float">
            <text:p>0.374209</text:p>
          </table:table-cell>
          <table:table-cell office:value-type="float" office:value="0.407641" calcext:value-type="float">
            <text:p>0.407641</text:p>
          </table:table-cell>
          <table:table-cell office:value-type="float" office:value="0.431793" calcext:value-type="float">
            <text:p>0.431793</text:p>
          </table:table-cell>
          <table:table-cell office:value-type="float" office:value="0.476086" calcext:value-type="float">
            <text:p>0.476086</text:p>
          </table:table-cell>
          <table:table-cell office:value-type="float" office:value="0.511966" calcext:value-type="float">
            <text:p>0.511966</text:p>
          </table:table-cell>
          <table:table-cell office:value-type="float" office:value="0.53953" calcext:value-type="float">
            <text:p>0.53953</text:p>
          </table:table-cell>
          <table:table-cell office:value-type="float" office:value="0.68348" calcext:value-type="float">
            <text:p>0.68348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282531" calcext:value-type="float">
            <text:p>0.2825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573994" calcext:value-type="float">
            <text:p>-0.573994</text:p>
          </table:table-cell>
          <table:table-cell office:value-type="float" office:value="0.228367" calcext:value-type="float">
            <text:p>0.228367</text:p>
          </table:table-cell>
          <table:table-cell office:value-type="float" office:value="0.334367" calcext:value-type="float">
            <text:p>0.334367</text:p>
          </table:table-cell>
          <table:table-cell office:value-type="float" office:value="0.384053" calcext:value-type="float">
            <text:p>0.384053</text:p>
          </table:table-cell>
          <table:table-cell office:value-type="float" office:value="0.422159" calcext:value-type="float">
            <text:p>0.422159</text:p>
          </table:table-cell>
          <table:table-cell office:value-type="float" office:value="0.460559" calcext:value-type="float">
            <text:p>0.460559</text:p>
          </table:table-cell>
          <table:table-cell office:value-type="float" office:value="0.504257" calcext:value-type="float">
            <text:p>0.504257</text:p>
          </table:table-cell>
          <table:table-cell office:value-type="float" office:value="0.531786" calcext:value-type="float">
            <text:p>0.531786</text:p>
          </table:table-cell>
          <table:table-cell office:value-type="float" office:value="0.556172" calcext:value-type="float">
            <text:p>0.556172</text:p>
          </table:table-cell>
          <table:table-cell office:value-type="float" office:value="0.72257" calcext:value-type="float">
            <text:p>0.72257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357029" calcext:value-type="float">
            <text:p>0.35702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604938" calcext:value-type="float">
            <text:p>-0.604938</text:p>
          </table:table-cell>
          <table:table-cell office:value-type="float" office:value="0.200948" calcext:value-type="float">
            <text:p>0.200948</text:p>
          </table:table-cell>
          <table:table-cell office:value-type="float" office:value="0.320269" calcext:value-type="float">
            <text:p>0.320269</text:p>
          </table:table-cell>
          <table:table-cell office:value-type="float" office:value="0.387242" calcext:value-type="float">
            <text:p>0.387242</text:p>
          </table:table-cell>
          <table:table-cell office:value-type="float" office:value="0.434853" calcext:value-type="float">
            <text:p>0.434853</text:p>
          </table:table-cell>
          <table:table-cell office:value-type="float" office:value="0.479238" calcext:value-type="float">
            <text:p>0.479238</text:p>
          </table:table-cell>
          <table:table-cell office:value-type="float" office:value="0.514774" calcext:value-type="float">
            <text:p>0.514774</text:p>
          </table:table-cell>
          <table:table-cell office:value-type="float" office:value="0.535178" calcext:value-type="float">
            <text:p>0.535178</text:p>
          </table:table-cell>
          <table:table-cell office:value-type="float" office:value="0.557238" calcext:value-type="float">
            <text:p>0.557238</text:p>
          </table:table-cell>
          <table:table-cell office:value-type="float" office:value="0.718287" calcext:value-type="float">
            <text:p>0.718287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354309" calcext:value-type="float">
            <text:p>0.3543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644697" calcext:value-type="float">
            <text:p>-0.644697</text:p>
          </table:table-cell>
          <table:table-cell office:value-type="float" office:value="0.230938" calcext:value-type="float">
            <text:p>0.230938</text:p>
          </table:table-cell>
          <table:table-cell office:value-type="float" office:value="0.326769" calcext:value-type="float">
            <text:p>0.326769</text:p>
          </table:table-cell>
          <table:table-cell office:value-type="float" office:value="0.39941" calcext:value-type="float">
            <text:p>0.39941</text:p>
          </table:table-cell>
          <table:table-cell office:value-type="float" office:value="0.446321" calcext:value-type="float">
            <text:p>0.446321</text:p>
          </table:table-cell>
          <table:table-cell office:value-type="float" office:value="0.496894" calcext:value-type="float">
            <text:p>0.496894</text:p>
          </table:table-cell>
          <table:table-cell office:value-type="float" office:value="0.520271" calcext:value-type="float">
            <text:p>0.520271</text:p>
          </table:table-cell>
          <table:table-cell office:value-type="float" office:value="0.538487" calcext:value-type="float">
            <text:p>0.538487</text:p>
          </table:table-cell>
          <table:table-cell office:value-type="float" office:value="0.555873" calcext:value-type="float">
            <text:p>0.555873</text:p>
          </table:table-cell>
          <table:table-cell office:value-type="float" office:value="0.660555" calcext:value-type="float">
            <text:p>0.660555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353082" calcext:value-type="float">
            <text:p>0.35308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259718" calcext:value-type="float">
            <text:p>-0.259718</text:p>
          </table:table-cell>
          <table:table-cell office:value-type="float" office:value="0.291242" calcext:value-type="float">
            <text:p>0.291242</text:p>
          </table:table-cell>
          <table:table-cell office:value-type="float" office:value="0.356044" calcext:value-type="float">
            <text:p>0.356044</text:p>
          </table:table-cell>
          <table:table-cell office:value-type="float" office:value="0.402134" calcext:value-type="float">
            <text:p>0.402134</text:p>
          </table:table-cell>
          <table:table-cell office:value-type="float" office:value="0.438187" calcext:value-type="float">
            <text:p>0.438187</text:p>
          </table:table-cell>
          <table:table-cell office:value-type="float" office:value="0.475195" calcext:value-type="float">
            <text:p>0.475195</text:p>
          </table:table-cell>
          <table:table-cell office:value-type="float" office:value="0.514419" calcext:value-type="float">
            <text:p>0.514419</text:p>
          </table:table-cell>
          <table:table-cell office:value-type="float" office:value="0.539252" calcext:value-type="float">
            <text:p>0.539252</text:p>
          </table:table-cell>
          <table:table-cell office:value-type="float" office:value="0.554993" calcext:value-type="float">
            <text:p>0.554993</text:p>
          </table:table-cell>
          <table:table-cell office:value-type="float" office:value="0.647077" calcext:value-type="float">
            <text:p>0.647077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395883" calcext:value-type="float">
            <text:p>0.39588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165157" calcext:value-type="float">
            <text:p>-0.165157</text:p>
          </table:table-cell>
          <table:table-cell office:value-type="float" office:value="0.301873" calcext:value-type="float">
            <text:p>0.301873</text:p>
          </table:table-cell>
          <table:table-cell office:value-type="float" office:value="0.374097" calcext:value-type="float">
            <text:p>0.374097</text:p>
          </table:table-cell>
          <table:table-cell office:value-type="float" office:value="0.417215" calcext:value-type="float">
            <text:p>0.417215</text:p>
          </table:table-cell>
          <table:table-cell office:value-type="float" office:value="0.456998" calcext:value-type="float">
            <text:p>0.456998</text:p>
          </table:table-cell>
          <table:table-cell office:value-type="float" office:value="0.488903" calcext:value-type="float">
            <text:p>0.488903</text:p>
          </table:table-cell>
          <table:table-cell office:value-type="float" office:value="0.518667" calcext:value-type="float">
            <text:p>0.518667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556131" calcext:value-type="float">
            <text:p>0.556131</text:p>
          </table:table-cell>
          <table:table-cell office:value-type="float" office:value="0.648809" calcext:value-type="float">
            <text:p>0.648809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413704" calcext:value-type="float">
            <text:p>0.4137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300361" calcext:value-type="float">
            <text:p>-0.300361</text:p>
          </table:table-cell>
          <table:table-cell office:value-type="float" office:value="0.292942" calcext:value-type="float">
            <text:p>0.292942</text:p>
          </table:table-cell>
          <table:table-cell office:value-type="float" office:value="0.366798" calcext:value-type="float">
            <text:p>0.366798</text:p>
          </table:table-cell>
          <table:table-cell office:value-type="float" office:value="0.428631" calcext:value-type="float">
            <text:p>0.428631</text:p>
          </table:table-cell>
          <table:table-cell office:value-type="float" office:value="0.468918" calcext:value-type="float">
            <text:p>0.468918</text:p>
          </table:table-cell>
          <table:table-cell office:value-type="float" office:value="0.500856" calcext:value-type="float">
            <text:p>0.500856</text:p>
          </table:table-cell>
          <table:table-cell office:value-type="float" office:value="0.523691" calcext:value-type="float">
            <text:p>0.523691</text:p>
          </table:table-cell>
          <table:table-cell office:value-type="float" office:value="0.542347" calcext:value-type="float">
            <text:p>0.542347</text:p>
          </table:table-cell>
          <table:table-cell office:value-type="float" office:value="0.558129" calcext:value-type="float">
            <text:p>0.558129</text:p>
          </table:table-cell>
          <table:table-cell office:value-type="float" office:value="0.688203" calcext:value-type="float">
            <text:p>0.688203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407016" calcext:value-type="float">
            <text:p>0.4070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170328" calcext:value-type="float">
            <text:p>-0.170328</text:p>
          </table:table-cell>
          <table:table-cell office:value-type="float" office:value="0.285019" calcext:value-type="float">
            <text:p>0.285019</text:p>
          </table:table-cell>
          <table:table-cell office:value-type="float" office:value="0.372177" calcext:value-type="float">
            <text:p>0.372177</text:p>
          </table:table-cell>
          <table:table-cell office:value-type="float" office:value="0.422392" calcext:value-type="float">
            <text:p>0.422392</text:p>
          </table:table-cell>
          <table:table-cell office:value-type="float" office:value="0.456502" calcext:value-type="float">
            <text:p>0.456502</text:p>
          </table:table-cell>
          <table:table-cell office:value-type="float" office:value="0.496082" calcext:value-type="float">
            <text:p>0.496082</text:p>
          </table:table-cell>
          <table:table-cell office:value-type="float" office:value="0.519999" calcext:value-type="float">
            <text:p>0.519999</text:p>
          </table:table-cell>
          <table:table-cell office:value-type="float" office:value="0.540543" calcext:value-type="float">
            <text:p>0.540543</text:p>
          </table:table-cell>
          <table:table-cell office:value-type="float" office:value="0.563239" calcext:value-type="float">
            <text:p>0.563239</text:p>
          </table:table-cell>
          <table:table-cell office:value-type="float" office:value="0.729827" calcext:value-type="float">
            <text:p>0.729827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421545" calcext:value-type="float">
            <text:p>0.42154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0.328727" calcext:value-type="float">
            <text:p>-0.328727</text:p>
          </table:table-cell>
          <table:table-cell office:value-type="float" office:value="0.259046" calcext:value-type="float">
            <text:p>0.259046</text:p>
          </table:table-cell>
          <table:table-cell office:value-type="float" office:value="0.3638" calcext:value-type="float">
            <text:p>0.3638</text:p>
          </table:table-cell>
          <table:table-cell office:value-type="float" office:value="0.409531" calcext:value-type="float">
            <text:p>0.409531</text:p>
          </table:table-cell>
          <table:table-cell office:value-type="float" office:value="0.46474" calcext:value-type="float">
            <text:p>0.46474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18584" calcext:value-type="float">
            <text:p>0.518584</text:p>
          </table:table-cell>
          <table:table-cell office:value-type="float" office:value="0.538845" calcext:value-type="float">
            <text:p>0.538845</text:p>
          </table:table-cell>
          <table:table-cell office:value-type="float" office:value="0.558308" calcext:value-type="float">
            <text:p>0.558308</text:p>
          </table:table-cell>
          <table:table-cell office:value-type="float" office:value="0.726624" calcext:value-type="float">
            <text:p>0.726624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400853" calcext:value-type="float">
            <text:p>0.40085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457939" calcext:value-type="float">
            <text:p>-0.457939</text:p>
          </table:table-cell>
          <table:table-cell office:value-type="float" office:value="0.277669" calcext:value-type="float">
            <text:p>0.277669</text:p>
          </table:table-cell>
          <table:table-cell office:value-type="float" office:value="0.382682" calcext:value-type="float">
            <text:p>0.382682</text:p>
          </table:table-cell>
          <table:table-cell office:value-type="float" office:value="0.425937" calcext:value-type="float">
            <text:p>0.425937</text:p>
          </table:table-cell>
          <table:table-cell office:value-type="float" office:value="0.475774" calcext:value-type="float">
            <text:p>0.475774</text:p>
          </table:table-cell>
          <table:table-cell office:value-type="float" office:value="0.508362" calcext:value-type="float">
            <text:p>0.508362</text:p>
          </table:table-cell>
          <table:table-cell office:value-type="float" office:value="0.526796" calcext:value-type="float">
            <text:p>0.526796</text:p>
          </table:table-cell>
          <table:table-cell office:value-type="float" office:value="0.546367" calcext:value-type="float">
            <text:p>0.546367</text:p>
          </table:table-cell>
          <table:table-cell office:value-type="float" office:value="0.563054" calcext:value-type="float">
            <text:p>0.563054</text:p>
          </table:table-cell>
          <table:table-cell office:value-type="float" office:value="0.790133" calcext:value-type="float">
            <text:p>0.790133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403884" calcext:value-type="float">
            <text:p>0.40388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-0.286999" calcext:value-type="float">
            <text:p>-0.286999</text:p>
          </table:table-cell>
          <table:table-cell office:value-type="float" office:value="0.353195" calcext:value-type="float">
            <text:p>0.353195</text:p>
          </table:table-cell>
          <table:table-cell office:value-type="float" office:value="0.41267" calcext:value-type="float">
            <text:p>0.41267</text:p>
          </table:table-cell>
          <table:table-cell office:value-type="float" office:value="0.462476" calcext:value-type="float">
            <text:p>0.462476</text:p>
          </table:table-cell>
          <table:table-cell office:value-type="float" office:value="0.499022" calcext:value-type="float">
            <text:p>0.499022</text:p>
          </table:table-cell>
          <table:table-cell office:value-type="float" office:value="0.521701" calcext:value-type="float">
            <text:p>0.521701</text:p>
          </table:table-cell>
          <table:table-cell office:value-type="float" office:value="0.54084" calcext:value-type="float">
            <text:p>0.54084</text:p>
          </table:table-cell>
          <table:table-cell office:value-type="float" office:value="0.552236" calcext:value-type="float">
            <text:p>0.552236</text:p>
          </table:table-cell>
          <table:table-cell office:value-type="float" office:value="0.600455" calcext:value-type="float">
            <text:p>0.600455</text:p>
          </table:table-cell>
          <table:table-cell office:value-type="float" office:value="0.829725" calcext:value-type="float">
            <text:p>0.829725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448532" calcext:value-type="float">
            <text:p>0.4485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0.268473" calcext:value-type="float">
            <text:p>-0.268473</text:p>
          </table:table-cell>
          <table:table-cell office:value-type="float" office:value="0.360314" calcext:value-type="float">
            <text:p>0.360314</text:p>
          </table:table-cell>
          <table:table-cell office:value-type="float" office:value="0.417932" calcext:value-type="float">
            <text:p>0.417932</text:p>
          </table:table-cell>
          <table:table-cell office:value-type="float" office:value="0.463562" calcext:value-type="float">
            <text:p>0.463562</text:p>
          </table:table-cell>
          <table:table-cell office:value-type="float" office:value="0.498414" calcext:value-type="float">
            <text:p>0.498414</text:p>
          </table:table-cell>
          <table:table-cell office:value-type="float" office:value="0.521543" calcext:value-type="float">
            <text:p>0.521543</text:p>
          </table:table-cell>
          <table:table-cell office:value-type="float" office:value="0.540048" calcext:value-type="float">
            <text:p>0.540048</text:p>
          </table:table-cell>
          <table:table-cell office:value-type="float" office:value="0.552029" calcext:value-type="float">
            <text:p>0.552029</text:p>
          </table:table-cell>
          <table:table-cell office:value-type="float" office:value="0.612798" calcext:value-type="float">
            <text:p>0.612798</text:p>
          </table:table-cell>
          <table:table-cell office:value-type="float" office:value="0.841239" calcext:value-type="float">
            <text:p>0.841239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453941" calcext:value-type="float">
            <text:p>0.45394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210331" calcext:value-type="float">
            <text:p>-0.210331</text:p>
          </table:table-cell>
          <table:table-cell office:value-type="float" office:value="0.331278" calcext:value-type="float">
            <text:p>0.331278</text:p>
          </table:table-cell>
          <table:table-cell office:value-type="float" office:value="0.4258" calcext:value-type="float">
            <text:p>0.4258</text:p>
          </table:table-cell>
          <table:table-cell office:value-type="float" office:value="0.463582" calcext:value-type="float">
            <text:p>0.463582</text:p>
          </table:table-cell>
          <table:table-cell office:value-type="float" office:value="0.498467" calcext:value-type="float">
            <text:p>0.498467</text:p>
          </table:table-cell>
          <table:table-cell office:value-type="float" office:value="0.522" calcext:value-type="float">
            <text:p>0.522</text:p>
          </table:table-cell>
          <table:table-cell office:value-type="float" office:value="0.542444" calcext:value-type="float">
            <text:p>0.542444</text:p>
          </table:table-cell>
          <table:table-cell office:value-type="float" office:value="0.558758" calcext:value-type="float">
            <text:p>0.558758</text:p>
          </table:table-cell>
          <table:table-cell office:value-type="float" office:value="0.665177" calcext:value-type="float">
            <text:p>0.665177</text:p>
          </table:table-cell>
          <table:table-cell office:value-type="float" office:value="0.83262" calcext:value-type="float">
            <text:p>0.83262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462979" calcext:value-type="float">
            <text:p>0.46297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0.376879" calcext:value-type="float">
            <text:p>0.376879</text:p>
          </table:table-cell>
          <table:table-cell office:value-type="float" office:value="0.440053" calcext:value-type="float">
            <text:p>0.440053</text:p>
          </table:table-cell>
          <table:table-cell office:value-type="float" office:value="0.488331" calcext:value-type="float">
            <text:p>0.488331</text:p>
          </table:table-cell>
          <table:table-cell office:value-type="float" office:value="0.517468" calcext:value-type="float">
            <text:p>0.517468</text:p>
          </table:table-cell>
          <table:table-cell office:value-type="float" office:value="0.532718" calcext:value-type="float">
            <text:p>0.532718</text:p>
          </table:table-cell>
          <table:table-cell office:value-type="float" office:value="0.546184" calcext:value-type="float">
            <text:p>0.546184</text:p>
          </table:table-cell>
          <table:table-cell office:value-type="float" office:value="0.562797" calcext:value-type="float">
            <text:p>0.562797</text:p>
          </table:table-cell>
          <table:table-cell office:value-type="float" office:value="0.687471" calcext:value-type="float">
            <text:p>0.687471</text:p>
          </table:table-cell>
          <table:table-cell office:value-type="float" office:value="0.837898" calcext:value-type="float">
            <text:p>0.837898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499339" calcext:value-type="float">
            <text:p>0.49933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-0.19393" calcext:value-type="float">
            <text:p>-0.19393</text:p>
          </table:table-cell>
          <table:table-cell office:value-type="float" office:value="0.374783" calcext:value-type="float">
            <text:p>0.374783</text:p>
          </table:table-cell>
          <table:table-cell office:value-type="float" office:value="0.436425" calcext:value-type="float">
            <text:p>0.436425</text:p>
          </table:table-cell>
          <table:table-cell office:value-type="float" office:value="0.48398" calcext:value-type="float">
            <text:p>0.48398</text:p>
          </table:table-cell>
          <table:table-cell office:value-type="float" office:value="0.514996" calcext:value-type="float">
            <text:p>0.514996</text:p>
          </table:table-cell>
          <table:table-cell office:value-type="float" office:value="0.532093" calcext:value-type="float">
            <text:p>0.532093</text:p>
          </table:table-cell>
          <table:table-cell office:value-type="float" office:value="0.546236" calcext:value-type="float">
            <text:p>0.546236</text:p>
          </table:table-cell>
          <table:table-cell office:value-type="float" office:value="0.561321" calcext:value-type="float">
            <text:p>0.561321</text:p>
          </table:table-cell>
          <table:table-cell office:value-type="float" office:value="0.697077" calcext:value-type="float">
            <text:p>0.697077</text:p>
          </table:table-cell>
          <table:table-cell office:value-type="float" office:value="0.849356" calcext:value-type="float">
            <text:p>0.849356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480234" calcext:value-type="float">
            <text:p>0.48023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-0.022997" calcext:value-type="float">
            <text:p>-0.022997</text:p>
          </table:table-cell>
          <table:table-cell office:value-type="float" office:value="0.397449" calcext:value-type="float">
            <text:p>0.397449</text:p>
          </table:table-cell>
          <table:table-cell office:value-type="float" office:value="0.452041" calcext:value-type="float">
            <text:p>0.452041</text:p>
          </table:table-cell>
          <table:table-cell office:value-type="float" office:value="0.492811" calcext:value-type="float">
            <text:p>0.492811</text:p>
          </table:table-cell>
          <table:table-cell office:value-type="float" office:value="0.522916" calcext:value-type="float">
            <text:p>0.522916</text:p>
          </table:table-cell>
          <table:table-cell office:value-type="float" office:value="0.539979" calcext:value-type="float">
            <text:p>0.539979</text:p>
          </table:table-cell>
          <table:table-cell office:value-type="float" office:value="0.55239" calcext:value-type="float">
            <text:p>0.55239</text:p>
          </table:table-cell>
          <table:table-cell office:value-type="float" office:value="0.578777" calcext:value-type="float">
            <text:p>0.578777</text:p>
          </table:table-cell>
          <table:table-cell office:value-type="float" office:value="0.731639" calcext:value-type="float">
            <text:p>0.731639</text:p>
          </table:table-cell>
          <table:table-cell office:value-type="float" office:value="0.848203" calcext:value-type="float">
            <text:p>0.848203</text:p>
          </table:table-cell>
          <table:table-cell office:value-type="float" office:value="0.890641" calcext:value-type="float">
            <text:p>0.890641</text:p>
          </table:table-cell>
          <table:table-cell office:value-type="float" office:value="0.509321" calcext:value-type="float">
            <text:p>0.50932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0.004979" calcext:value-type="float">
            <text:p>0.004979</text:p>
          </table:table-cell>
          <table:table-cell office:value-type="float" office:value="0.381499" calcext:value-type="float">
            <text:p>0.381499</text:p>
          </table:table-cell>
          <table:table-cell office:value-type="float" office:value="0.449827" calcext:value-type="float">
            <text:p>0.449827</text:p>
          </table:table-cell>
          <table:table-cell office:value-type="float" office:value="0.480234" calcext:value-type="float">
            <text:p>0.480234</text:p>
          </table:table-cell>
          <table:table-cell office:value-type="float" office:value="0.512523" calcext:value-type="float">
            <text:p>0.512523</text:p>
          </table:table-cell>
          <table:table-cell office:value-type="float" office:value="0.536796" calcext:value-type="float">
            <text:p>0.536796</text:p>
          </table:table-cell>
          <table:table-cell office:value-type="float" office:value="0.552691" calcext:value-type="float">
            <text:p>0.552691</text:p>
          </table:table-cell>
          <table:table-cell office:value-type="float" office:value="0.597253" calcext:value-type="float">
            <text:p>0.597253</text:p>
          </table:table-cell>
          <table:table-cell office:value-type="float" office:value="0.726956" calcext:value-type="float">
            <text:p>0.726956</text:p>
          </table:table-cell>
          <table:table-cell office:value-type="float" office:value="0.849848" calcext:value-type="float">
            <text:p>0.849848</text:p>
          </table:table-cell>
          <table:table-cell office:value-type="float" office:value="0.890902" calcext:value-type="float">
            <text:p>0.890902</text:p>
          </table:table-cell>
          <table:table-cell office:value-type="float" office:value="0.509261" calcext:value-type="float">
            <text:p>0.50926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168501" calcext:value-type="float">
            <text:p>-0.168501</text:p>
          </table:table-cell>
          <table:table-cell office:value-type="float" office:value="0.385127" calcext:value-type="float">
            <text:p>0.385127</text:p>
          </table:table-cell>
          <table:table-cell office:value-type="float" office:value="0.449488" calcext:value-type="float">
            <text:p>0.449488</text:p>
          </table:table-cell>
          <table:table-cell office:value-type="float" office:value="0.489844" calcext:value-type="float">
            <text:p>0.489844</text:p>
          </table:table-cell>
          <table:table-cell office:value-type="float" office:value="0.523865" calcext:value-type="float">
            <text:p>0.523865</text:p>
          </table:table-cell>
          <table:table-cell office:value-type="float" office:value="0.540091" calcext:value-type="float">
            <text:p>0.540091</text:p>
          </table:table-cell>
          <table:table-cell office:value-type="float" office:value="0.556096" calcext:value-type="float">
            <text:p>0.556096</text:p>
          </table:table-cell>
          <table:table-cell office:value-type="float" office:value="0.626124" calcext:value-type="float">
            <text:p>0.626124</text:p>
          </table:table-cell>
          <table:table-cell office:value-type="float" office:value="0.765914" calcext:value-type="float">
            <text:p>0.765914</text:p>
          </table:table-cell>
          <table:table-cell office:value-type="float" office:value="0.854223" calcext:value-type="float">
            <text:p>0.854223</text:p>
          </table:table-cell>
          <table:table-cell office:value-type="float" office:value="0.890902" calcext:value-type="float">
            <text:p>0.890902</text:p>
          </table:table-cell>
          <table:table-cell office:value-type="float" office:value="0.502227" calcext:value-type="float">
            <text:p>0.50222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0.303226" calcext:value-type="float">
            <text:p>-0.303226</text:p>
          </table:table-cell>
          <table:table-cell office:value-type="float" office:value="0.400583" calcext:value-type="float">
            <text:p>0.400583</text:p>
          </table:table-cell>
          <table:table-cell office:value-type="float" office:value="0.46" calcext:value-type="float">
            <text:p>0.46</text:p>
          </table:table-cell>
          <table:table-cell office:value-type="float" office:value="0.500671" calcext:value-type="float">
            <text:p>0.500671</text:p>
          </table:table-cell>
          <table:table-cell office:value-type="float" office:value="0.529778" calcext:value-type="float">
            <text:p>0.529778</text:p>
          </table:table-cell>
          <table:table-cell office:value-type="float" office:value="0.554773" calcext:value-type="float">
            <text:p>0.554773</text:p>
          </table:table-cell>
          <table:table-cell office:value-type="float" office:value="0.596344" calcext:value-type="float">
            <text:p>0.596344</text:p>
          </table:table-cell>
          <table:table-cell office:value-type="float" office:value="0.720192" calcext:value-type="float">
            <text:p>0.720192</text:p>
          </table:table-cell>
          <table:table-cell office:value-type="float" office:value="0.814635" calcext:value-type="float">
            <text:p>0.814635</text:p>
          </table:table-cell>
          <table:table-cell office:value-type="float" office:value="0.861192" calcext:value-type="float">
            <text:p>0.861192</text:p>
          </table:table-cell>
          <table:table-cell office:value-type="float" office:value="0.891149" calcext:value-type="float">
            <text:p>0.891149</text:p>
          </table:table-cell>
          <table:table-cell office:value-type="float" office:value="0.513494" calcext:value-type="float">
            <text:p>0.51349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0.228925" calcext:value-type="float">
            <text:p>0.228925</text:p>
          </table:table-cell>
          <table:table-cell office:value-type="float" office:value="0.438933" calcext:value-type="float">
            <text:p>0.438933</text:p>
          </table:table-cell>
          <table:table-cell office:value-type="float" office:value="0.480424" calcext:value-type="float">
            <text:p>0.480424</text:p>
          </table:table-cell>
          <table:table-cell office:value-type="float" office:value="0.509862" calcext:value-type="float">
            <text:p>0.509862</text:p>
          </table:table-cell>
          <table:table-cell office:value-type="float" office:value="0.534247" calcext:value-type="float">
            <text:p>0.534247</text:p>
          </table:table-cell>
          <table:table-cell office:value-type="float" office:value="0.555948" calcext:value-type="float">
            <text:p>0.555948</text:p>
          </table:table-cell>
          <table:table-cell office:value-type="float" office:value="0.633678" calcext:value-type="float">
            <text:p>0.633678</text:p>
          </table:table-cell>
          <table:table-cell office:value-type="float" office:value="0.764572" calcext:value-type="float">
            <text:p>0.764572</text:p>
          </table:table-cell>
          <table:table-cell office:value-type="float" office:value="0.827389" calcext:value-type="float">
            <text:p>0.827389</text:p>
          </table:table-cell>
          <table:table-cell office:value-type="float" office:value="0.866398" calcext:value-type="float">
            <text:p>0.866398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584038" calcext:value-type="float">
            <text:p>0.58403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0.236069" calcext:value-type="float">
            <text:p>0.236069</text:p>
          </table:table-cell>
          <table:table-cell office:value-type="float" office:value="0.454663" calcext:value-type="float">
            <text:p>0.454663</text:p>
          </table:table-cell>
          <table:table-cell office:value-type="float" office:value="0.498659" calcext:value-type="float">
            <text:p>0.498659</text:p>
          </table:table-cell>
          <table:table-cell office:value-type="float" office:value="0.526828" calcext:value-type="float">
            <text:p>0.526828</text:p>
          </table:table-cell>
          <table:table-cell office:value-type="float" office:value="0.549428" calcext:value-type="float">
            <text:p>0.549428</text:p>
          </table:table-cell>
          <table:table-cell office:value-type="float" office:value="0.580372" calcext:value-type="float">
            <text:p>0.580372</text:p>
          </table:table-cell>
          <table:table-cell office:value-type="float" office:value="0.714112" calcext:value-type="float">
            <text:p>0.714112</text:p>
          </table:table-cell>
          <table:table-cell office:value-type="float" office:value="0.792592" calcext:value-type="float">
            <text:p>0.792592</text:p>
          </table:table-cell>
          <table:table-cell office:value-type="float" office:value="0.834004" calcext:value-type="float">
            <text:p>0.834004</text:p>
          </table:table-cell>
          <table:table-cell office:value-type="float" office:value="0.871638" calcext:value-type="float">
            <text:p>0.871638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605837" calcext:value-type="float">
            <text:p>0.60583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283413" calcext:value-type="float">
            <text:p>0.283413</text:p>
          </table:table-cell>
          <table:table-cell office:value-type="float" office:value="0.452602" calcext:value-type="float">
            <text:p>0.452602</text:p>
          </table:table-cell>
          <table:table-cell office:value-type="float" office:value="0.512554" calcext:value-type="float">
            <text:p>0.512554</text:p>
          </table:table-cell>
          <table:table-cell office:value-type="float" office:value="0.545505" calcext:value-type="float">
            <text:p>0.545505</text:p>
          </table:table-cell>
          <table:table-cell office:value-type="float" office:value="0.610672" calcext:value-type="float">
            <text:p>0.610672</text:p>
          </table:table-cell>
          <table:table-cell office:value-type="float" office:value="0.736303" calcext:value-type="float">
            <text:p>0.736303</text:p>
          </table:table-cell>
          <table:table-cell office:value-type="float" office:value="0.774044" calcext:value-type="float">
            <text:p>0.774044</text:p>
          </table:table-cell>
          <table:table-cell office:value-type="float" office:value="0.805025" calcext:value-type="float">
            <text:p>0.805025</text:p>
          </table:table-cell>
          <table:table-cell office:value-type="float" office:value="0.832554" calcext:value-type="float">
            <text:p>0.832554</text:p>
          </table:table-cell>
          <table:table-cell office:value-type="float" office:value="0.870783" calcext:value-type="float">
            <text:p>0.870783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642346" calcext:value-type="float">
            <text:p>0.64234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0.226911" calcext:value-type="float">
            <text:p>0.226911</text:p>
          </table:table-cell>
          <table:table-cell office:value-type="float" office:value="0.472622" calcext:value-type="float">
            <text:p>0.472622</text:p>
          </table:table-cell>
          <table:table-cell office:value-type="float" office:value="0.532534" calcext:value-type="float">
            <text:p>0.532534</text:p>
          </table:table-cell>
          <table:table-cell office:value-type="float" office:value="0.575024" calcext:value-type="float">
            <text:p>0.575024</text:p>
          </table:table-cell>
          <table:table-cell office:value-type="float" office:value="0.722851" calcext:value-type="float">
            <text:p>0.722851</text:p>
          </table:table-cell>
          <table:table-cell office:value-type="float" office:value="0.766351" calcext:value-type="float">
            <text:p>0.766351</text:p>
          </table:table-cell>
          <table:table-cell office:value-type="float" office:value="0.800881" calcext:value-type="float">
            <text:p>0.800881</text:p>
          </table:table-cell>
          <table:table-cell office:value-type="float" office:value="0.825971" calcext:value-type="float">
            <text:p>0.825971</text:p>
          </table:table-cell>
          <table:table-cell office:value-type="float" office:value="0.84469" calcext:value-type="float">
            <text:p>0.84469</text:p>
          </table:table-cell>
          <table:table-cell office:value-type="float" office:value="0.874768" calcext:value-type="float">
            <text:p>0.874768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66426" calcext:value-type="float">
            <text:p>0.6642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309311" calcext:value-type="float">
            <text:p>0.309311</text:p>
          </table:table-cell>
          <table:table-cell office:value-type="float" office:value="0.475661" calcext:value-type="float">
            <text:p>0.475661</text:p>
          </table:table-cell>
          <table:table-cell office:value-type="float" office:value="0.535858" calcext:value-type="float">
            <text:p>0.535858</text:p>
          </table:table-cell>
          <table:table-cell office:value-type="float" office:value="0.626847" calcext:value-type="float">
            <text:p>0.626847</text:p>
          </table:table-cell>
          <table:table-cell office:value-type="float" office:value="0.724532" calcext:value-type="float">
            <text:p>0.724532</text:p>
          </table:table-cell>
          <table:table-cell office:value-type="float" office:value="0.768711" calcext:value-type="float">
            <text:p>0.768711</text:p>
          </table:table-cell>
          <table:table-cell office:value-type="float" office:value="0.804179" calcext:value-type="float">
            <text:p>0.804179</text:p>
          </table:table-cell>
          <table:table-cell office:value-type="float" office:value="0.828948" calcext:value-type="float">
            <text:p>0.828948</text:p>
          </table:table-cell>
          <table:table-cell office:value-type="float" office:value="0.847222" calcext:value-type="float">
            <text:p>0.847222</text:p>
          </table:table-cell>
          <table:table-cell office:value-type="float" office:value="0.873826" calcext:value-type="float">
            <text:p>0.873826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67951" calcext:value-type="float">
            <text:p>0.6795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0.225723" calcext:value-type="float">
            <text:p>0.225723</text:p>
          </table:table-cell>
          <table:table-cell office:value-type="float" office:value="0.493821" calcext:value-type="float">
            <text:p>0.493821</text:p>
          </table:table-cell>
          <table:table-cell office:value-type="float" office:value="0.55234" calcext:value-type="float">
            <text:p>0.55234</text:p>
          </table:table-cell>
          <table:table-cell office:value-type="float" office:value="0.665723" calcext:value-type="float">
            <text:p>0.665723</text:p>
          </table:table-cell>
          <table:table-cell office:value-type="float" office:value="0.743766" calcext:value-type="float">
            <text:p>0.743766</text:p>
          </table:table-cell>
          <table:table-cell office:value-type="float" office:value="0.781351" calcext:value-type="float">
            <text:p>0.781351</text:p>
          </table:table-cell>
          <table:table-cell office:value-type="float" office:value="0.811505" calcext:value-type="float">
            <text:p>0.811505</text:p>
          </table:table-cell>
          <table:table-cell office:value-type="float" office:value="0.830024" calcext:value-type="float">
            <text:p>0.830024</text:p>
          </table:table-cell>
          <table:table-cell office:value-type="float" office:value="0.849795" calcext:value-type="float">
            <text:p>0.849795</text:p>
          </table:table-cell>
          <table:table-cell office:value-type="float" office:value="0.874159" calcext:value-type="float">
            <text:p>0.874159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682821" calcext:value-type="float">
            <text:p>0.68282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17343" calcext:value-type="float">
            <text:p>0.117343</text:p>
          </table:table-cell>
          <table:table-cell office:value-type="float" office:value="0.369577" calcext:value-type="float">
            <text:p>0.369577</text:p>
          </table:table-cell>
          <table:table-cell office:value-type="float" office:value="0.522176" calcext:value-type="float">
            <text:p>0.522176</text:p>
          </table:table-cell>
          <table:table-cell office:value-type="float" office:value="0.590689" calcext:value-type="float">
            <text:p>0.590689</text:p>
          </table:table-cell>
          <table:table-cell office:value-type="float" office:value="0.695708" calcext:value-type="float">
            <text:p>0.695708</text:p>
          </table:table-cell>
          <table:table-cell office:value-type="float" office:value="0.753826" calcext:value-type="float">
            <text:p>0.753826</text:p>
          </table:table-cell>
          <table:table-cell office:value-type="float" office:value="0.786455" calcext:value-type="float">
            <text:p>0.786455</text:p>
          </table:table-cell>
          <table:table-cell office:value-type="float" office:value="0.812283" calcext:value-type="float">
            <text:p>0.812283</text:p>
          </table:table-cell>
          <table:table-cell office:value-type="float" office:value="0.833043" calcext:value-type="float">
            <text:p>0.833043</text:p>
          </table:table-cell>
          <table:table-cell office:value-type="float" office:value="0.852989" calcext:value-type="float">
            <text:p>0.852989</text:p>
          </table:table-cell>
          <table:table-cell office:value-type="float" office:value="0.874805" calcext:value-type="float">
            <text:p>0.874805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09155" calcext:value-type="float">
            <text:p>0.70915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64764" calcext:value-type="float">
            <text:p>0.164764</text:p>
          </table:table-cell>
          <table:table-cell office:value-type="float" office:value="0.423401" calcext:value-type="float">
            <text:p>0.423401</text:p>
          </table:table-cell>
          <table:table-cell office:value-type="float" office:value="0.531405" calcext:value-type="float">
            <text:p>0.531405</text:p>
          </table:table-cell>
          <table:table-cell office:value-type="float" office:value="0.622438" calcext:value-type="float">
            <text:p>0.622438</text:p>
          </table:table-cell>
          <table:table-cell office:value-type="float" office:value="0.720298" calcext:value-type="float">
            <text:p>0.720298</text:p>
          </table:table-cell>
          <table:table-cell office:value-type="float" office:value="0.767825" calcext:value-type="float">
            <text:p>0.767825</text:p>
          </table:table-cell>
          <table:table-cell office:value-type="float" office:value="0.79487" calcext:value-type="float">
            <text:p>0.79487</text:p>
          </table:table-cell>
          <table:table-cell office:value-type="float" office:value="0.818558" calcext:value-type="float">
            <text:p>0.818558</text:p>
          </table:table-cell>
          <table:table-cell office:value-type="float" office:value="0.837102" calcext:value-type="float">
            <text:p>0.837102</text:p>
          </table:table-cell>
          <table:table-cell office:value-type="float" office:value="0.855013" calcext:value-type="float">
            <text:p>0.855013</text:p>
          </table:table-cell>
          <table:table-cell office:value-type="float" office:value="0.871908" calcext:value-type="float">
            <text:p>0.871908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24282" calcext:value-type="float">
            <text:p>0.72428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0.345908" calcext:value-type="float">
            <text:p>0.345908</text:p>
          </table:table-cell>
          <table:table-cell office:value-type="float" office:value="0.554264" calcext:value-type="float">
            <text:p>0.554264</text:p>
          </table:table-cell>
          <table:table-cell office:value-type="float" office:value="0.66102" calcext:value-type="float">
            <text:p>0.66102</text:p>
          </table:table-cell>
          <table:table-cell office:value-type="float" office:value="0.736557" calcext:value-type="float">
            <text:p>0.736557</text:p>
          </table:table-cell>
          <table:table-cell office:value-type="float" office:value="0.772318" calcext:value-type="float">
            <text:p>0.772318</text:p>
          </table:table-cell>
          <table:table-cell office:value-type="float" office:value="0.801609" calcext:value-type="float">
            <text:p>0.801609</text:p>
          </table:table-cell>
          <table:table-cell office:value-type="float" office:value="0.821064" calcext:value-type="float">
            <text:p>0.821064</text:p>
          </table:table-cell>
          <table:table-cell office:value-type="float" office:value="0.837212" calcext:value-type="float">
            <text:p>0.837212</text:p>
          </table:table-cell>
          <table:table-cell office:value-type="float" office:value="0.851978" calcext:value-type="float">
            <text:p>0.851978</text:p>
          </table:table-cell>
          <table:table-cell office:value-type="float" office:value="0.877063" calcext:value-type="float">
            <text:p>0.877063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25899" calcext:value-type="float">
            <text:p>0.72589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.263691" calcext:value-type="float">
            <text:p>0.263691</text:p>
          </table:table-cell>
          <table:table-cell office:value-type="float" office:value="0.545856" calcext:value-type="float">
            <text:p>0.545856</text:p>
          </table:table-cell>
          <table:table-cell office:value-type="float" office:value="0.660281" calcext:value-type="float">
            <text:p>0.660281</text:p>
          </table:table-cell>
          <table:table-cell office:value-type="float" office:value="0.724194" calcext:value-type="float">
            <text:p>0.724194</text:p>
          </table:table-cell>
          <table:table-cell office:value-type="float" office:value="0.760471" calcext:value-type="float">
            <text:p>0.760471</text:p>
          </table:table-cell>
          <table:table-cell office:value-type="float" office:value="0.789765" calcext:value-type="float">
            <text:p>0.789765</text:p>
          </table:table-cell>
          <table:table-cell office:value-type="float" office:value="0.812657" calcext:value-type="float">
            <text:p>0.812657</text:p>
          </table:table-cell>
          <table:table-cell office:value-type="float" office:value="0.831301" calcext:value-type="float">
            <text:p>0.831301</text:p>
          </table:table-cell>
          <table:table-cell office:value-type="float" office:value="0.850983" calcext:value-type="float">
            <text:p>0.850983</text:p>
          </table:table-cell>
          <table:table-cell office:value-type="float" office:value="0.873383" calcext:value-type="float">
            <text:p>0.873383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11258" calcext:value-type="float">
            <text:p>0.71125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25343" calcext:value-type="float">
            <text:p>0.125343</text:p>
          </table:table-cell>
          <table:table-cell office:value-type="float" office:value="0.418597" calcext:value-type="float">
            <text:p>0.418597</text:p>
          </table:table-cell>
          <table:table-cell office:value-type="float" office:value="0.554568" calcext:value-type="float">
            <text:p>0.554568</text:p>
          </table:table-cell>
          <table:table-cell office:value-type="float" office:value="0.677155" calcext:value-type="float">
            <text:p>0.677155</text:p>
          </table:table-cell>
          <table:table-cell office:value-type="float" office:value="0.734381" calcext:value-type="float">
            <text:p>0.734381</text:p>
          </table:table-cell>
          <table:table-cell office:value-type="float" office:value="0.769947" calcext:value-type="float">
            <text:p>0.769947</text:p>
          </table:table-cell>
          <table:table-cell office:value-type="float" office:value="0.794365" calcext:value-type="float">
            <text:p>0.794365</text:p>
          </table:table-cell>
          <table:table-cell office:value-type="float" office:value="0.813545" calcext:value-type="float">
            <text:p>0.813545</text:p>
          </table:table-cell>
          <table:table-cell office:value-type="float" office:value="0.831921" calcext:value-type="float">
            <text:p>0.831921</text:p>
          </table:table-cell>
          <table:table-cell office:value-type="float" office:value="0.848281" calcext:value-type="float">
            <text:p>0.848281</text:p>
          </table:table-cell>
          <table:table-cell office:value-type="float" office:value="0.875588" calcext:value-type="float">
            <text:p>0.875588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31835" calcext:value-type="float">
            <text:p>0.73183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25253" calcext:value-type="float">
            <text:p>0.225253</text:p>
          </table:table-cell>
          <table:table-cell office:value-type="float" office:value="0.46301" calcext:value-type="float">
            <text:p>0.46301</text:p>
          </table:table-cell>
          <table:table-cell office:value-type="float" office:value="0.554794" calcext:value-type="float">
            <text:p>0.554794</text:p>
          </table:table-cell>
          <table:table-cell office:value-type="float" office:value="0.665275" calcext:value-type="float">
            <text:p>0.665275</text:p>
          </table:table-cell>
          <table:table-cell office:value-type="float" office:value="0.718466" calcext:value-type="float">
            <text:p>0.718466</text:p>
          </table:table-cell>
          <table:table-cell office:value-type="float" office:value="0.750829" calcext:value-type="float">
            <text:p>0.750829</text:p>
          </table:table-cell>
          <table:table-cell office:value-type="float" office:value="0.781865" calcext:value-type="float">
            <text:p>0.781865</text:p>
          </table:table-cell>
          <table:table-cell office:value-type="float" office:value="0.811197" calcext:value-type="float">
            <text:p>0.811197</text:p>
          </table:table-cell>
          <table:table-cell office:value-type="float" office:value="0.836366" calcext:value-type="float">
            <text:p>0.836366</text:p>
          </table:table-cell>
          <table:table-cell office:value-type="float" office:value="0.851609" calcext:value-type="float">
            <text:p>0.851609</text:p>
          </table:table-cell>
          <table:table-cell office:value-type="float" office:value="0.87934" calcext:value-type="float">
            <text:p>0.87934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31275" calcext:value-type="float">
            <text:p>0.73127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0.344561" calcext:value-type="float">
            <text:p>0.344561</text:p>
          </table:table-cell>
          <table:table-cell office:value-type="float" office:value="0.517022" calcext:value-type="float">
            <text:p>0.517022</text:p>
          </table:table-cell>
          <table:table-cell office:value-type="float" office:value="0.550221" calcext:value-type="float">
            <text:p>0.550221</text:p>
          </table:table-cell>
          <table:table-cell office:value-type="float" office:value="0.623112" calcext:value-type="float">
            <text:p>0.623112</text:p>
          </table:table-cell>
          <table:table-cell office:value-type="float" office:value="0.703688" calcext:value-type="float">
            <text:p>0.703688</text:p>
          </table:table-cell>
          <table:table-cell office:value-type="float" office:value="0.748689" calcext:value-type="float">
            <text:p>0.748689</text:p>
          </table:table-cell>
          <table:table-cell office:value-type="float" office:value="0.787014" calcext:value-type="float">
            <text:p>0.787014</text:p>
          </table:table-cell>
          <table:table-cell office:value-type="float" office:value="0.814171" calcext:value-type="float">
            <text:p>0.814171</text:p>
          </table:table-cell>
          <table:table-cell office:value-type="float" office:value="0.842118" calcext:value-type="float">
            <text:p>0.842118</text:p>
          </table:table-cell>
          <table:table-cell office:value-type="float" office:value="0.877026" calcext:value-type="float">
            <text:p>0.877026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680762" calcext:value-type="float">
            <text:p>0.68076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03119" calcext:value-type="float">
            <text:p>0.103119</text:p>
          </table:table-cell>
          <table:table-cell office:value-type="float" office:value="0.377556" calcext:value-type="float">
            <text:p>0.377556</text:p>
          </table:table-cell>
          <table:table-cell office:value-type="float" office:value="0.508753" calcext:value-type="float">
            <text:p>0.508753</text:p>
          </table:table-cell>
          <table:table-cell office:value-type="float" office:value="0.549577" calcext:value-type="float">
            <text:p>0.549577</text:p>
          </table:table-cell>
          <table:table-cell office:value-type="float" office:value="0.607018" calcext:value-type="float">
            <text:p>0.607018</text:p>
          </table:table-cell>
          <table:table-cell office:value-type="float" office:value="0.697125" calcext:value-type="float">
            <text:p>0.697125</text:p>
          </table:table-cell>
          <table:table-cell office:value-type="float" office:value="0.734973" calcext:value-type="float">
            <text:p>0.734973</text:p>
          </table:table-cell>
          <table:table-cell office:value-type="float" office:value="0.770607" calcext:value-type="float">
            <text:p>0.770607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839177" calcext:value-type="float">
            <text:p>0.839177</text:p>
          </table:table-cell>
          <table:table-cell office:value-type="float" office:value="0.873656" calcext:value-type="float">
            <text:p>0.873656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676594" calcext:value-type="float">
            <text:p>0.67659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0.368813" calcext:value-type="float">
            <text:p>0.368813</text:p>
          </table:table-cell>
          <table:table-cell office:value-type="float" office:value="0.53918" calcext:value-type="float">
            <text:p>0.53918</text:p>
          </table:table-cell>
          <table:table-cell office:value-type="float" office:value="0.59148" calcext:value-type="float">
            <text:p>0.59148</text:p>
          </table:table-cell>
          <table:table-cell office:value-type="float" office:value="0.673107" calcext:value-type="float">
            <text:p>0.673107</text:p>
          </table:table-cell>
          <table:table-cell office:value-type="float" office:value="0.726851" calcext:value-type="float">
            <text:p>0.726851</text:p>
          </table:table-cell>
          <table:table-cell office:value-type="float" office:value="0.750278" calcext:value-type="float">
            <text:p>0.750278</text:p>
          </table:table-cell>
          <table:table-cell office:value-type="float" office:value="0.7823" calcext:value-type="float">
            <text:p>0.7823</text:p>
          </table:table-cell>
          <table:table-cell office:value-type="float" office:value="0.809501" calcext:value-type="float">
            <text:p>0.809501</text:p>
          </table:table-cell>
          <table:table-cell office:value-type="float" office:value="0.836947" calcext:value-type="float">
            <text:p>0.836947</text:p>
          </table:table-cell>
          <table:table-cell office:value-type="float" office:value="0.874233" calcext:value-type="float">
            <text:p>0.874233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695269" calcext:value-type="float">
            <text:p>0.69526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0.33588" calcext:value-type="float">
            <text:p>0.33588</text:p>
          </table:table-cell>
          <table:table-cell office:value-type="float" office:value="0.519067" calcext:value-type="float">
            <text:p>0.519067</text:p>
          </table:table-cell>
          <table:table-cell office:value-type="float" office:value="0.568534" calcext:value-type="float">
            <text:p>0.568534</text:p>
          </table:table-cell>
          <table:table-cell office:value-type="float" office:value="0.647689" calcext:value-type="float">
            <text:p>0.647689</text:p>
          </table:table-cell>
          <table:table-cell office:value-type="float" office:value="0.718881" calcext:value-type="float">
            <text:p>0.718881</text:p>
          </table:table-cell>
          <table:table-cell office:value-type="float" office:value="0.752758" calcext:value-type="float">
            <text:p>0.752758</text:p>
          </table:table-cell>
          <table:table-cell office:value-type="float" office:value="0.79015" calcext:value-type="float">
            <text:p>0.79015</text:p>
          </table:table-cell>
          <table:table-cell office:value-type="float" office:value="0.817461" calcext:value-type="float">
            <text:p>0.817461</text:p>
          </table:table-cell>
          <table:table-cell office:value-type="float" office:value="0.841784" calcext:value-type="float">
            <text:p>0.841784</text:p>
          </table:table-cell>
          <table:table-cell office:value-type="float" office:value="0.871477" calcext:value-type="float">
            <text:p>0.871477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686368" calcext:value-type="float">
            <text:p>0.68636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0.270625" calcext:value-type="float">
            <text:p>0.270625</text:p>
          </table:table-cell>
          <table:table-cell office:value-type="float" office:value="0.510332" calcext:value-type="float">
            <text:p>0.510332</text:p>
          </table:table-cell>
          <table:table-cell office:value-type="float" office:value="0.579789" calcext:value-type="float">
            <text:p>0.579789</text:p>
          </table:table-cell>
          <table:table-cell office:value-type="float" office:value="0.697712" calcext:value-type="float">
            <text:p>0.697712</text:p>
          </table:table-cell>
          <table:table-cell office:value-type="float" office:value="0.74338" calcext:value-type="float">
            <text:p>0.74338</text:p>
          </table:table-cell>
          <table:table-cell office:value-type="float" office:value="0.771019" calcext:value-type="float">
            <text:p>0.771019</text:p>
          </table:table-cell>
          <table:table-cell office:value-type="float" office:value="0.802685" calcext:value-type="float">
            <text:p>0.802685</text:p>
          </table:table-cell>
          <table:table-cell office:value-type="float" office:value="0.826825" calcext:value-type="float">
            <text:p>0.826825</text:p>
          </table:table-cell>
          <table:table-cell office:value-type="float" office:value="0.842897" calcext:value-type="float">
            <text:p>0.842897</text:p>
          </table:table-cell>
          <table:table-cell office:value-type="float" office:value="0.869156" calcext:value-type="float">
            <text:p>0.869156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691442" calcext:value-type="float">
            <text:p>0.69144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53343" calcext:value-type="float">
            <text:p>0.253343</text:p>
          </table:table-cell>
          <table:table-cell office:value-type="float" office:value="0.423836" calcext:value-type="float">
            <text:p>0.423836</text:p>
          </table:table-cell>
          <table:table-cell office:value-type="float" office:value="0.529679" calcext:value-type="float">
            <text:p>0.529679</text:p>
          </table:table-cell>
          <table:table-cell office:value-type="float" office:value="0.642148" calcext:value-type="float">
            <text:p>0.642148</text:p>
          </table:table-cell>
          <table:table-cell office:value-type="float" office:value="0.731839" calcext:value-type="float">
            <text:p>0.731839</text:p>
          </table:table-cell>
          <table:table-cell office:value-type="float" office:value="0.763408" calcext:value-type="float">
            <text:p>0.763408</text:p>
          </table:table-cell>
          <table:table-cell office:value-type="float" office:value="0.791682" calcext:value-type="float">
            <text:p>0.791682</text:p>
          </table:table-cell>
          <table:table-cell office:value-type="float" office:value="0.814276" calcext:value-type="float">
            <text:p>0.814276</text:p>
          </table:table-cell>
          <table:table-cell office:value-type="float" office:value="0.83328" calcext:value-type="float">
            <text:p>0.83328</text:p>
          </table:table-cell>
          <table:table-cell office:value-type="float" office:value="0.847207" calcext:value-type="float">
            <text:p>0.847207</text:p>
          </table:table-cell>
          <table:table-cell office:value-type="float" office:value="0.871333" calcext:value-type="float">
            <text:p>0.871333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24869" calcext:value-type="float">
            <text:p>0.72486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69266" calcext:value-type="float">
            <text:p>0.169266</text:p>
          </table:table-cell>
          <table:table-cell office:value-type="float" office:value="0.444771" calcext:value-type="float">
            <text:p>0.444771</text:p>
          </table:table-cell>
          <table:table-cell office:value-type="float" office:value="0.571468" calcext:value-type="float">
            <text:p>0.571468</text:p>
          </table:table-cell>
          <table:table-cell office:value-type="float" office:value="0.673329" calcext:value-type="float">
            <text:p>0.673329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767538" calcext:value-type="float">
            <text:p>0.767538</text:p>
          </table:table-cell>
          <table:table-cell office:value-type="float" office:value="0.799809" calcext:value-type="float">
            <text:p>0.799809</text:p>
          </table:table-cell>
          <table:table-cell office:value-type="float" office:value="0.819188" calcext:value-type="float">
            <text:p>0.819188</text:p>
          </table:table-cell>
          <table:table-cell office:value-type="float" office:value="0.83528" calcext:value-type="float">
            <text:p>0.83528</text:p>
          </table:table-cell>
          <table:table-cell office:value-type="float" office:value="0.850432" calcext:value-type="float">
            <text:p>0.850432</text:p>
          </table:table-cell>
          <table:table-cell office:value-type="float" office:value="0.87822" calcext:value-type="float">
            <text:p>0.87822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37464" calcext:value-type="float">
            <text:p>0.73746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0.340441" calcext:value-type="float">
            <text:p>0.340441</text:p>
          </table:table-cell>
          <table:table-cell office:value-type="float" office:value="0.594687" calcext:value-type="float">
            <text:p>0.594687</text:p>
          </table:table-cell>
          <table:table-cell office:value-type="float" office:value="0.683171" calcext:value-type="float">
            <text:p>0.683171</text:p>
          </table:table-cell>
          <table:table-cell office:value-type="float" office:value="0.73891" calcext:value-type="float">
            <text:p>0.73891</text:p>
          </table:table-cell>
          <table:table-cell office:value-type="float" office:value="0.773055" calcext:value-type="float">
            <text:p>0.773055</text:p>
          </table:table-cell>
          <table:table-cell office:value-type="float" office:value="0.803688" calcext:value-type="float">
            <text:p>0.803688</text:p>
          </table:table-cell>
          <table:table-cell office:value-type="float" office:value="0.825201" calcext:value-type="float">
            <text:p>0.825201</text:p>
          </table:table-cell>
          <table:table-cell office:value-type="float" office:value="0.84311" calcext:value-type="float">
            <text:p>0.84311</text:p>
          </table:table-cell>
          <table:table-cell office:value-type="float" office:value="0.858465" calcext:value-type="float">
            <text:p>0.858465</text:p>
          </table:table-cell>
          <table:table-cell office:value-type="float" office:value="0.88468" calcext:value-type="float">
            <text:p>0.88468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34541" calcext:value-type="float">
            <text:p>0.73454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0.363322" calcext:value-type="float">
            <text:p>0.363322</text:p>
          </table:table-cell>
          <table:table-cell office:value-type="float" office:value="0.583394" calcext:value-type="float">
            <text:p>0.583394</text:p>
          </table:table-cell>
          <table:table-cell office:value-type="float" office:value="0.662647" calcext:value-type="float">
            <text:p>0.662647</text:p>
          </table:table-cell>
          <table:table-cell office:value-type="float" office:value="0.720978" calcext:value-type="float">
            <text:p>0.720978</text:p>
          </table:table-cell>
          <table:table-cell office:value-type="float" office:value="0.761829" calcext:value-type="float">
            <text:p>0.761829</text:p>
          </table:table-cell>
          <table:table-cell office:value-type="float" office:value="0.80736" calcext:value-type="float">
            <text:p>0.80736</text:p>
          </table:table-cell>
          <table:table-cell office:value-type="float" office:value="0.829313" calcext:value-type="float">
            <text:p>0.829313</text:p>
          </table:table-cell>
          <table:table-cell office:value-type="float" office:value="0.844754" calcext:value-type="float">
            <text:p>0.844754</text:p>
          </table:table-cell>
          <table:table-cell office:value-type="float" office:value="0.858502" calcext:value-type="float">
            <text:p>0.858502</text:p>
          </table:table-cell>
          <table:table-cell office:value-type="float" office:value="0.885056" calcext:value-type="float">
            <text:p>0.885056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31716" calcext:value-type="float">
            <text:p>0.73171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53343" calcext:value-type="float">
            <text:p>0.253343</text:p>
          </table:table-cell>
          <table:table-cell office:value-type="float" office:value="0.462975" calcext:value-type="float">
            <text:p>0.462975</text:p>
          </table:table-cell>
          <table:table-cell office:value-type="float" office:value="0.585423" calcext:value-type="float">
            <text:p>0.585423</text:p>
          </table:table-cell>
          <table:table-cell office:value-type="float" office:value="0.665891" calcext:value-type="float">
            <text:p>0.665891</text:p>
          </table:table-cell>
          <table:table-cell office:value-type="float" office:value="0.722517" calcext:value-type="float">
            <text:p>0.722517</text:p>
          </table:table-cell>
          <table:table-cell office:value-type="float" office:value="0.753402" calcext:value-type="float">
            <text:p>0.753402</text:p>
          </table:table-cell>
          <table:table-cell office:value-type="float" office:value="0.784079" calcext:value-type="float">
            <text:p>0.784079</text:p>
          </table:table-cell>
          <table:table-cell office:value-type="float" office:value="0.821151" calcext:value-type="float">
            <text:p>0.821151</text:p>
          </table:table-cell>
          <table:table-cell office:value-type="float" office:value="0.845393" calcext:value-type="float">
            <text:p>0.845393</text:p>
          </table:table-cell>
          <table:table-cell office:value-type="float" office:value="0.861638" calcext:value-type="float">
            <text:p>0.861638</text:p>
          </table:table-cell>
          <table:table-cell office:value-type="float" office:value="0.885931" calcext:value-type="float">
            <text:p>0.885931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3884" calcext:value-type="float">
            <text:p>0.7388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office:value-type="float" office:value="0.403142" calcext:value-type="float">
            <text:p>0.403142</text:p>
          </table:table-cell>
          <table:table-cell office:value-type="float" office:value="0.597683" calcext:value-type="float">
            <text:p>0.597683</text:p>
          </table:table-cell>
          <table:table-cell office:value-type="float" office:value="0.672138" calcext:value-type="float">
            <text:p>0.672138</text:p>
          </table:table-cell>
          <table:table-cell office:value-type="float" office:value="0.720874" calcext:value-type="float">
            <text:p>0.720874</text:p>
          </table:table-cell>
          <table:table-cell office:value-type="float" office:value="0.754761" calcext:value-type="float">
            <text:p>0.754761</text:p>
          </table:table-cell>
          <table:table-cell office:value-type="float" office:value="0.787827" calcext:value-type="float">
            <text:p>0.787827</text:p>
          </table:table-cell>
          <table:table-cell office:value-type="float" office:value="0.820664" calcext:value-type="float">
            <text:p>0.820664</text:p>
          </table:table-cell>
          <table:table-cell office:value-type="float" office:value="0.84016" calcext:value-type="float">
            <text:p>0.84016</text:p>
          </table:table-cell>
          <table:table-cell office:value-type="float" office:value="0.856124" calcext:value-type="float">
            <text:p>0.856124</text:p>
          </table:table-cell>
          <table:table-cell office:value-type="float" office:value="0.881556" calcext:value-type="float">
            <text:p>0.881556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33493" calcext:value-type="float">
            <text:p>0.73349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84389" calcext:value-type="float">
            <text:p>0.284389</text:p>
          </table:table-cell>
          <table:table-cell office:value-type="float" office:value="0.462471" calcext:value-type="float">
            <text:p>0.462471</text:p>
          </table:table-cell>
          <table:table-cell office:value-type="float" office:value="0.601858" calcext:value-type="float">
            <text:p>0.601858</text:p>
          </table:table-cell>
          <table:table-cell office:value-type="float" office:value="0.668226" calcext:value-type="float">
            <text:p>0.668226</text:p>
          </table:table-cell>
          <table:table-cell office:value-type="float" office:value="0.721286" calcext:value-type="float">
            <text:p>0.721286</text:p>
          </table:table-cell>
          <table:table-cell office:value-type="float" office:value="0.759839" calcext:value-type="float">
            <text:p>0.759839</text:p>
          </table:table-cell>
          <table:table-cell office:value-type="float" office:value="0.786913" calcext:value-type="float">
            <text:p>0.786913</text:p>
          </table:table-cell>
          <table:table-cell office:value-type="float" office:value="0.81504" calcext:value-type="float">
            <text:p>0.81504</text:p>
          </table:table-cell>
          <table:table-cell office:value-type="float" office:value="0.835073" calcext:value-type="float">
            <text:p>0.835073</text:p>
          </table:table-cell>
          <table:table-cell office:value-type="float" office:value="0.851968" calcext:value-type="float">
            <text:p>0.851968</text:p>
          </table:table-cell>
          <table:table-cell office:value-type="float" office:value="0.880954" calcext:value-type="float">
            <text:p>0.880954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38363" calcext:value-type="float">
            <text:p>0.73836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77295" calcext:value-type="float">
            <text:p>0.277295</text:p>
          </table:table-cell>
          <table:table-cell office:value-type="float" office:value="0.476199" calcext:value-type="float">
            <text:p>0.476199</text:p>
          </table:table-cell>
          <table:table-cell office:value-type="float" office:value="0.586077" calcext:value-type="float">
            <text:p>0.586077</text:p>
          </table:table-cell>
          <table:table-cell office:value-type="float" office:value="0.645614" calcext:value-type="float">
            <text:p>0.645614</text:p>
          </table:table-cell>
          <table:table-cell office:value-type="float" office:value="0.720673" calcext:value-type="float">
            <text:p>0.720673</text:p>
          </table:table-cell>
          <table:table-cell office:value-type="float" office:value="0.759093" calcext:value-type="float">
            <text:p>0.759093</text:p>
          </table:table-cell>
          <table:table-cell office:value-type="float" office:value="0.790088" calcext:value-type="float">
            <text:p>0.790088</text:p>
          </table:table-cell>
          <table:table-cell office:value-type="float" office:value="0.825442" calcext:value-type="float">
            <text:p>0.825442</text:p>
          </table:table-cell>
          <table:table-cell office:value-type="float" office:value="0.843096" calcext:value-type="float">
            <text:p>0.843096</text:p>
          </table:table-cell>
          <table:table-cell office:value-type="float" office:value="0.859292" calcext:value-type="float">
            <text:p>0.859292</text:p>
          </table:table-cell>
          <table:table-cell office:value-type="float" office:value="0.884302" calcext:value-type="float">
            <text:p>0.884302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38987" calcext:value-type="float">
            <text:p>0.73898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39412" calcext:value-type="float">
            <text:p>0.239412</text:p>
          </table:table-cell>
          <table:table-cell office:value-type="float" office:value="0.461358" calcext:value-type="float">
            <text:p>0.461358</text:p>
          </table:table-cell>
          <table:table-cell office:value-type="float" office:value="0.602014" calcext:value-type="float">
            <text:p>0.602014</text:p>
          </table:table-cell>
          <table:table-cell office:value-type="float" office:value="0.682798" calcext:value-type="float">
            <text:p>0.682798</text:p>
          </table:table-cell>
          <table:table-cell office:value-type="float" office:value="0.742781" calcext:value-type="float">
            <text:p>0.742781</text:p>
          </table:table-cell>
          <table:table-cell office:value-type="float" office:value="0.773147" calcext:value-type="float">
            <text:p>0.773147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828265" calcext:value-type="float">
            <text:p>0.828265</text:p>
          </table:table-cell>
          <table:table-cell office:value-type="float" office:value="0.843636" calcext:value-type="float">
            <text:p>0.843636</text:p>
          </table:table-cell>
          <table:table-cell office:value-type="float" office:value="0.861814" calcext:value-type="float">
            <text:p>0.861814</text:p>
          </table:table-cell>
          <table:table-cell office:value-type="float" office:value="0.881565" calcext:value-type="float">
            <text:p>0.881565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4813" calcext:value-type="float">
            <text:p>0.7481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0.426" calcext:value-type="float">
            <text:p>0.426</text:p>
          </table:table-cell>
          <table:table-cell office:value-type="float" office:value="0.62358" calcext:value-type="float">
            <text:p>0.62358</text:p>
          </table:table-cell>
          <table:table-cell office:value-type="float" office:value="0.708983" calcext:value-type="float">
            <text:p>0.708983</text:p>
          </table:table-cell>
          <table:table-cell office:value-type="float" office:value="0.760629" calcext:value-type="float">
            <text:p>0.760629</text:p>
          </table:table-cell>
          <table:table-cell office:value-type="float" office:value="0.790755" calcext:value-type="float">
            <text:p>0.790755</text:p>
          </table:table-cell>
          <table:table-cell office:value-type="float" office:value="0.818317" calcext:value-type="float">
            <text:p>0.818317</text:p>
          </table:table-cell>
          <table:table-cell office:value-type="float" office:value="0.837136" calcext:value-type="float">
            <text:p>0.837136</text:p>
          </table:table-cell>
          <table:table-cell office:value-type="float" office:value="0.852174" calcext:value-type="float">
            <text:p>0.852174</text:p>
          </table:table-cell>
          <table:table-cell office:value-type="float" office:value="0.86792" calcext:value-type="float">
            <text:p>0.86792</text:p>
          </table:table-cell>
          <table:table-cell office:value-type="float" office:value="0.888131" calcext:value-type="float">
            <text:p>0.888131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57362" calcext:value-type="float">
            <text:p>0.75736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0.438278" calcext:value-type="float">
            <text:p>0.438278</text:p>
          </table:table-cell>
          <table:table-cell office:value-type="float" office:value="0.619119" calcext:value-type="float">
            <text:p>0.619119</text:p>
          </table:table-cell>
          <table:table-cell office:value-type="float" office:value="0.70583" calcext:value-type="float">
            <text:p>0.70583</text:p>
          </table:table-cell>
          <table:table-cell office:value-type="float" office:value="0.756158" calcext:value-type="float">
            <text:p>0.756158</text:p>
          </table:table-cell>
          <table:table-cell office:value-type="float" office:value="0.788507" calcext:value-type="float">
            <text:p>0.788507</text:p>
          </table:table-cell>
          <table:table-cell office:value-type="float" office:value="0.817986" calcext:value-type="float">
            <text:p>0.817986</text:p>
          </table:table-cell>
          <table:table-cell office:value-type="float" office:value="0.837035" calcext:value-type="float">
            <text:p>0.837035</text:p>
          </table:table-cell>
          <table:table-cell office:value-type="float" office:value="0.851791" calcext:value-type="float">
            <text:p>0.851791</text:p>
          </table:table-cell>
          <table:table-cell office:value-type="float" office:value="0.872872" calcext:value-type="float">
            <text:p>0.872872</text:p>
          </table:table-cell>
          <table:table-cell office:value-type="float" office:value="0.895037" calcext:value-type="float">
            <text:p>0.895037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58261" calcext:value-type="float">
            <text:p>0.75826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0.455233" calcext:value-type="float">
            <text:p>0.455233</text:p>
          </table:table-cell>
          <table:table-cell office:value-type="float" office:value="0.621799" calcext:value-type="float">
            <text:p>0.621799</text:p>
          </table:table-cell>
          <table:table-cell office:value-type="float" office:value="0.695397" calcext:value-type="float">
            <text:p>0.695397</text:p>
          </table:table-cell>
          <table:table-cell office:value-type="float" office:value="0.750078" calcext:value-type="float">
            <text:p>0.750078</text:p>
          </table:table-cell>
          <table:table-cell office:value-type="float" office:value="0.784614" calcext:value-type="float">
            <text:p>0.784614</text:p>
          </table:table-cell>
          <table:table-cell office:value-type="float" office:value="0.821262" calcext:value-type="float">
            <text:p>0.821262</text:p>
          </table:table-cell>
          <table:table-cell office:value-type="float" office:value="0.840372" calcext:value-type="float">
            <text:p>0.840372</text:p>
          </table:table-cell>
          <table:table-cell office:value-type="float" office:value="0.853514" calcext:value-type="float">
            <text:p>0.853514</text:p>
          </table:table-cell>
          <table:table-cell office:value-type="float" office:value="0.870166" calcext:value-type="float">
            <text:p>0.870166</text:p>
          </table:table-cell>
          <table:table-cell office:value-type="float" office:value="0.892512" calcext:value-type="float">
            <text:p>0.892512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58495" calcext:value-type="float">
            <text:p>0.75849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91798" calcext:value-type="float">
            <text:p>0.391798</text:p>
          </table:table-cell>
          <table:table-cell office:value-type="float" office:value="0.502842" calcext:value-type="float">
            <text:p>0.502842</text:p>
          </table:table-cell>
          <table:table-cell office:value-type="float" office:value="0.63388" calcext:value-type="float">
            <text:p>0.63388</text:p>
          </table:table-cell>
          <table:table-cell office:value-type="float" office:value="0.71196" calcext:value-type="float">
            <text:p>0.71196</text:p>
          </table:table-cell>
          <table:table-cell office:value-type="float" office:value="0.756377" calcext:value-type="float">
            <text:p>0.756377</text:p>
          </table:table-cell>
          <table:table-cell office:value-type="float" office:value="0.794305" calcext:value-type="float">
            <text:p>0.794305</text:p>
          </table:table-cell>
          <table:table-cell office:value-type="float" office:value="0.823075" calcext:value-type="float">
            <text:p>0.823075</text:p>
          </table:table-cell>
          <table:table-cell office:value-type="float" office:value="0.840476" calcext:value-type="float">
            <text:p>0.840476</text:p>
          </table:table-cell>
          <table:table-cell office:value-type="float" office:value="0.85414" calcext:value-type="float">
            <text:p>0.85414</text:p>
          </table:table-cell>
          <table:table-cell office:value-type="float" office:value="0.871386" calcext:value-type="float">
            <text:p>0.871386</text:p>
          </table:table-cell>
          <table:table-cell office:value-type="float" office:value="0.890462" calcext:value-type="float">
            <text:p>0.890462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6789" calcext:value-type="float">
            <text:p>0.7678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91798" calcext:value-type="float">
            <text:p>0.391798</text:p>
          </table:table-cell>
          <table:table-cell office:value-type="float" office:value="0.501909" calcext:value-type="float">
            <text:p>0.501909</text:p>
          </table:table-cell>
          <table:table-cell office:value-type="float" office:value="0.616571" calcext:value-type="float">
            <text:p>0.616571</text:p>
          </table:table-cell>
          <table:table-cell office:value-type="float" office:value="0.704108" calcext:value-type="float">
            <text:p>0.704108</text:p>
          </table:table-cell>
          <table:table-cell office:value-type="float" office:value="0.755442" calcext:value-type="float">
            <text:p>0.755442</text:p>
          </table:table-cell>
          <table:table-cell office:value-type="float" office:value="0.79491" calcext:value-type="float">
            <text:p>0.79491</text:p>
          </table:table-cell>
          <table:table-cell office:value-type="float" office:value="0.825352" calcext:value-type="float">
            <text:p>0.825352</text:p>
          </table:table-cell>
          <table:table-cell office:value-type="float" office:value="0.840558" calcext:value-type="float">
            <text:p>0.840558</text:p>
          </table:table-cell>
          <table:table-cell office:value-type="float" office:value="0.853418" calcext:value-type="float">
            <text:p>0.853418</text:p>
          </table:table-cell>
          <table:table-cell office:value-type="float" office:value="0.864974" calcext:value-type="float">
            <text:p>0.864974</text:p>
          </table:table-cell>
          <table:table-cell office:value-type="float" office:value="0.890577" calcext:value-type="float">
            <text:p>0.890577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64782" calcext:value-type="float">
            <text:p>0.76478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57034" calcext:value-type="float">
            <text:p>0.257034</text:p>
          </table:table-cell>
          <table:table-cell office:value-type="float" office:value="0.473247" calcext:value-type="float">
            <text:p>0.473247</text:p>
          </table:table-cell>
          <table:table-cell office:value-type="float" office:value="0.614763" calcext:value-type="float">
            <text:p>0.614763</text:p>
          </table:table-cell>
          <table:table-cell office:value-type="float" office:value="0.719656" calcext:value-type="float">
            <text:p>0.719656</text:p>
          </table:table-cell>
          <table:table-cell office:value-type="float" office:value="0.765675" calcext:value-type="float">
            <text:p>0.765675</text:p>
          </table:table-cell>
          <table:table-cell office:value-type="float" office:value="0.800392" calcext:value-type="float">
            <text:p>0.800392</text:p>
          </table:table-cell>
          <table:table-cell office:value-type="float" office:value="0.824721" calcext:value-type="float">
            <text:p>0.824721</text:p>
          </table:table-cell>
          <table:table-cell office:value-type="float" office:value="0.842119" calcext:value-type="float">
            <text:p>0.842119</text:p>
          </table:table-cell>
          <table:table-cell office:value-type="float" office:value="0.853964" calcext:value-type="float">
            <text:p>0.853964</text:p>
          </table:table-cell>
          <table:table-cell office:value-type="float" office:value="0.866312" calcext:value-type="float">
            <text:p>0.866312</text:p>
          </table:table-cell>
          <table:table-cell office:value-type="float" office:value="0.88892" calcext:value-type="float">
            <text:p>0.88892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64977" calcext:value-type="float">
            <text:p>0.76497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0101" calcext:value-type="float">
            <text:p>0.300101</text:p>
          </table:table-cell>
          <table:table-cell office:value-type="float" office:value="0.459614" calcext:value-type="float">
            <text:p>0.459614</text:p>
          </table:table-cell>
          <table:table-cell office:value-type="float" office:value="0.588533" calcext:value-type="float">
            <text:p>0.588533</text:p>
          </table:table-cell>
          <table:table-cell office:value-type="float" office:value="0.699537" calcext:value-type="float">
            <text:p>0.699537</text:p>
          </table:table-cell>
          <table:table-cell office:value-type="float" office:value="0.755133" calcext:value-type="float">
            <text:p>0.755133</text:p>
          </table:table-cell>
          <table:table-cell office:value-type="float" office:value="0.791724" calcext:value-type="float">
            <text:p>0.791724</text:p>
          </table:table-cell>
          <table:table-cell office:value-type="float" office:value="0.821496" calcext:value-type="float">
            <text:p>0.821496</text:p>
          </table:table-cell>
          <table:table-cell office:value-type="float" office:value="0.843113" calcext:value-type="float">
            <text:p>0.843113</text:p>
          </table:table-cell>
          <table:table-cell office:value-type="float" office:value="0.855001" calcext:value-type="float">
            <text:p>0.855001</text:p>
          </table:table-cell>
          <table:table-cell office:value-type="float" office:value="0.866198" calcext:value-type="float">
            <text:p>0.866198</text:p>
          </table:table-cell>
          <table:table-cell office:value-type="float" office:value="0.890711" calcext:value-type="float">
            <text:p>0.890711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57106" calcext:value-type="float">
            <text:p>0.75710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0.367375" calcext:value-type="float">
            <text:p>0.367375</text:p>
          </table:table-cell>
          <table:table-cell office:value-type="float" office:value="0.551274" calcext:value-type="float">
            <text:p>0.551274</text:p>
          </table:table-cell>
          <table:table-cell office:value-type="float" office:value="0.671985" calcext:value-type="float">
            <text:p>0.671985</text:p>
          </table:table-cell>
          <table:table-cell office:value-type="float" office:value="0.741353" calcext:value-type="float">
            <text:p>0.741353</text:p>
          </table:table-cell>
          <table:table-cell office:value-type="float" office:value="0.781508" calcext:value-type="float">
            <text:p>0.781508</text:p>
          </table:table-cell>
          <table:table-cell office:value-type="float" office:value="0.811847" calcext:value-type="float">
            <text:p>0.811847</text:p>
          </table:table-cell>
          <table:table-cell office:value-type="float" office:value="0.843049" calcext:value-type="float">
            <text:p>0.843049</text:p>
          </table:table-cell>
          <table:table-cell office:value-type="float" office:value="0.858516" calcext:value-type="float">
            <text:p>0.858516</text:p>
          </table:table-cell>
          <table:table-cell office:value-type="float" office:value="0.870714" calcext:value-type="float">
            <text:p>0.870714</text:p>
          </table:table-cell>
          <table:table-cell office:value-type="float" office:value="0.888999" calcext:value-type="float">
            <text:p>0.888999</text:p>
          </table:table-cell>
          <table:table-cell office:value-type="float" office:value="0.916835" calcext:value-type="float">
            <text:p>0.916835</text:p>
          </table:table-cell>
          <table:table-cell office:value-type="float" office:value="0.738662" calcext:value-type="float">
            <text:p>0.73866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78721" calcext:value-type="float">
            <text:p>0.178721</text:p>
          </table:table-cell>
          <table:table-cell office:value-type="float" office:value="0.424117" calcext:value-type="float">
            <text:p>0.424117</text:p>
          </table:table-cell>
          <table:table-cell office:value-type="float" office:value="0.551995" calcext:value-type="float">
            <text:p>0.551995</text:p>
          </table:table-cell>
          <table:table-cell office:value-type="float" office:value="0.672869" calcext:value-type="float">
            <text:p>0.672869</text:p>
          </table:table-cell>
          <table:table-cell office:value-type="float" office:value="0.737103" calcext:value-type="float">
            <text:p>0.737103</text:p>
          </table:table-cell>
          <table:table-cell office:value-type="float" office:value="0.779289" calcext:value-type="float">
            <text:p>0.779289</text:p>
          </table:table-cell>
          <table:table-cell office:value-type="float" office:value="0.81019" calcext:value-type="float">
            <text:p>0.81019</text:p>
          </table:table-cell>
          <table:table-cell office:value-type="float" office:value="0.834762" calcext:value-type="float">
            <text:p>0.834762</text:p>
          </table:table-cell>
          <table:table-cell office:value-type="float" office:value="0.850811" calcext:value-type="float">
            <text:p>0.850811</text:p>
          </table:table-cell>
          <table:table-cell office:value-type="float" office:value="0.865266" calcext:value-type="float">
            <text:p>0.865266</text:p>
          </table:table-cell>
          <table:table-cell office:value-type="float" office:value="0.886973" calcext:value-type="float">
            <text:p>0.88697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741338" calcext:value-type="float">
            <text:p>0.74133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78721" calcext:value-type="float">
            <text:p>0.178721</text:p>
          </table:table-cell>
          <table:table-cell office:value-type="float" office:value="0.418923" calcext:value-type="float">
            <text:p>0.418923</text:p>
          </table:table-cell>
          <table:table-cell office:value-type="float" office:value="0.530984" calcext:value-type="float">
            <text:p>0.530984</text:p>
          </table:table-cell>
          <table:table-cell office:value-type="float" office:value="0.627817" calcext:value-type="float">
            <text:p>0.627817</text:p>
          </table:table-cell>
          <table:table-cell office:value-type="float" office:value="0.729076" calcext:value-type="float">
            <text:p>0.729076</text:p>
          </table:table-cell>
          <table:table-cell office:value-type="float" office:value="0.786161" calcext:value-type="float">
            <text:p>0.786161</text:p>
          </table:table-cell>
          <table:table-cell office:value-type="float" office:value="0.813652" calcext:value-type="float">
            <text:p>0.813652</text:p>
          </table:table-cell>
          <table:table-cell office:value-type="float" office:value="0.836789" calcext:value-type="float">
            <text:p>0.836789</text:p>
          </table:table-cell>
          <table:table-cell office:value-type="float" office:value="0.853308" calcext:value-type="float">
            <text:p>0.853308</text:p>
          </table:table-cell>
          <table:table-cell office:value-type="float" office:value="0.871787" calcext:value-type="float">
            <text:p>0.871787</text:p>
          </table:table-cell>
          <table:table-cell office:value-type="float" office:value="0.888114" calcext:value-type="float">
            <text:p>0.88811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735661" calcext:value-type="float">
            <text:p>0.73566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  <table:table-cell office:value-type="float" office:value="0.359637" calcext:value-type="float">
            <text:p>0.359637</text:p>
          </table:table-cell>
          <table:table-cell office:value-type="float" office:value="0.544047" calcext:value-type="float">
            <text:p>0.544047</text:p>
          </table:table-cell>
          <table:table-cell office:value-type="float" office:value="0.655393" calcext:value-type="float">
            <text:p>0.655393</text:p>
          </table:table-cell>
          <table:table-cell office:value-type="float" office:value="0.754639" calcext:value-type="float">
            <text:p>0.754639</text:p>
          </table:table-cell>
          <table:table-cell office:value-type="float" office:value="0.802328" calcext:value-type="float">
            <text:p>0.802328</text:p>
          </table:table-cell>
          <table:table-cell office:value-type="float" office:value="0.823126" calcext:value-type="float">
            <text:p>0.823126</text:p>
          </table:table-cell>
          <table:table-cell office:value-type="float" office:value="0.842439" calcext:value-type="float">
            <text:p>0.842439</text:p>
          </table:table-cell>
          <table:table-cell office:value-type="float" office:value="0.858854" calcext:value-type="float">
            <text:p>0.858854</text:p>
          </table:table-cell>
          <table:table-cell office:value-type="float" office:value="0.87303" calcext:value-type="float">
            <text:p>0.87303</text:p>
          </table:table-cell>
          <table:table-cell office:value-type="float" office:value="0.889168" calcext:value-type="float">
            <text:p>0.88916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740266" calcext:value-type="float">
            <text:p>0.74026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0.320168" calcext:value-type="float">
            <text:p>0.320168</text:p>
          </table:table-cell>
          <table:table-cell office:value-type="float" office:value="0.541149" calcext:value-type="float">
            <text:p>0.541149</text:p>
          </table:table-cell>
          <table:table-cell office:value-type="float" office:value="0.645401" calcext:value-type="float">
            <text:p>0.645401</text:p>
          </table:table-cell>
          <table:table-cell office:value-type="float" office:value="0.754632" calcext:value-type="float">
            <text:p>0.754632</text:p>
          </table:table-cell>
          <table:table-cell office:value-type="float" office:value="0.799618" calcext:value-type="float">
            <text:p>0.799618</text:p>
          </table:table-cell>
          <table:table-cell office:value-type="float" office:value="0.819739" calcext:value-type="float">
            <text:p>0.819739</text:p>
          </table:table-cell>
          <table:table-cell office:value-type="float" office:value="0.841689" calcext:value-type="float">
            <text:p>0.841689</text:p>
          </table:table-cell>
          <table:table-cell office:value-type="float" office:value="0.858689" calcext:value-type="float">
            <text:p>0.858689</text:p>
          </table:table-cell>
          <table:table-cell office:value-type="float" office:value="0.868769" calcext:value-type="float">
            <text:p>0.868769</text:p>
          </table:table-cell>
          <table:table-cell office:value-type="float" office:value="0.886624" calcext:value-type="float">
            <text:p>0.88662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733648" calcext:value-type="float">
            <text:p>0.73364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0.336747" calcext:value-type="float">
            <text:p>0.336747</text:p>
          </table:table-cell>
          <table:table-cell office:value-type="float" office:value="0.55851" calcext:value-type="float">
            <text:p>0.55851</text:p>
          </table:table-cell>
          <table:table-cell office:value-type="float" office:value="0.706378" calcext:value-type="float">
            <text:p>0.706378</text:p>
          </table:table-cell>
          <table:table-cell office:value-type="float" office:value="0.766408" calcext:value-type="float">
            <text:p>0.766408</text:p>
          </table:table-cell>
          <table:table-cell office:value-type="float" office:value="0.804534" calcext:value-type="float">
            <text:p>0.804534</text:p>
          </table:table-cell>
          <table:table-cell office:value-type="float" office:value="0.828689" calcext:value-type="float">
            <text:p>0.828689</text:p>
          </table:table-cell>
          <table:table-cell office:value-type="float" office:value="0.847562" calcext:value-type="float">
            <text:p>0.847562</text:p>
          </table:table-cell>
          <table:table-cell office:value-type="float" office:value="0.859646" calcext:value-type="float">
            <text:p>0.859646</text:p>
          </table:table-cell>
          <table:table-cell office:value-type="float" office:value="0.870069" calcext:value-type="float">
            <text:p>0.870069</text:p>
          </table:table-cell>
          <table:table-cell office:value-type="float" office:value="0.889917" calcext:value-type="float">
            <text:p>0.889917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46846" calcext:value-type="float">
            <text:p>0.74684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0.427148" calcext:value-type="float">
            <text:p>0.427148</text:p>
          </table:table-cell>
          <table:table-cell office:value-type="float" office:value="0.681358" calcext:value-type="float">
            <text:p>0.681358</text:p>
          </table:table-cell>
          <table:table-cell office:value-type="float" office:value="0.757343" calcext:value-type="float">
            <text:p>0.757343</text:p>
          </table:table-cell>
          <table:table-cell office:value-type="float" office:value="0.784428" calcext:value-type="float">
            <text:p>0.784428</text:p>
          </table:table-cell>
          <table:table-cell office:value-type="float" office:value="0.809144" calcext:value-type="float">
            <text:p>0.809144</text:p>
          </table:table-cell>
          <table:table-cell office:value-type="float" office:value="0.828325" calcext:value-type="float">
            <text:p>0.828325</text:p>
          </table:table-cell>
          <table:table-cell office:value-type="float" office:value="0.845543" calcext:value-type="float">
            <text:p>0.845543</text:p>
          </table:table-cell>
          <table:table-cell office:value-type="float" office:value="0.859071" calcext:value-type="float">
            <text:p>0.859071</text:p>
          </table:table-cell>
          <table:table-cell office:value-type="float" office:value="0.872683" calcext:value-type="float">
            <text:p>0.872683</text:p>
          </table:table-cell>
          <table:table-cell office:value-type="float" office:value="0.894639" calcext:value-type="float">
            <text:p>0.894639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75968" calcext:value-type="float">
            <text:p>0.77596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05339" calcext:value-type="float">
            <text:p>0.305339</text:p>
          </table:table-cell>
          <table:table-cell office:value-type="float" office:value="0.541976" calcext:value-type="float">
            <text:p>0.541976</text:p>
          </table:table-cell>
          <table:table-cell office:value-type="float" office:value="0.675036" calcext:value-type="float">
            <text:p>0.675036</text:p>
          </table:table-cell>
          <table:table-cell office:value-type="float" office:value="0.746744" calcext:value-type="float">
            <text:p>0.746744</text:p>
          </table:table-cell>
          <table:table-cell office:value-type="float" office:value="0.782842" calcext:value-type="float">
            <text:p>0.782842</text:p>
          </table:table-cell>
          <table:table-cell office:value-type="float" office:value="0.816222" calcext:value-type="float">
            <text:p>0.816222</text:p>
          </table:table-cell>
          <table:table-cell office:value-type="float" office:value="0.831113" calcext:value-type="float">
            <text:p>0.831113</text:p>
          </table:table-cell>
          <table:table-cell office:value-type="float" office:value="0.845455" calcext:value-type="float">
            <text:p>0.845455</text:p>
          </table:table-cell>
          <table:table-cell office:value-type="float" office:value="0.859046" calcext:value-type="float">
            <text:p>0.859046</text:p>
          </table:table-cell>
          <table:table-cell office:value-type="float" office:value="0.874515" calcext:value-type="float">
            <text:p>0.874515</text:p>
          </table:table-cell>
          <table:table-cell office:value-type="float" office:value="0.893331" calcext:value-type="float">
            <text:p>0.893331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86628" calcext:value-type="float">
            <text:p>0.78662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2989" calcext:value-type="float">
            <text:p>0.312989</text:p>
          </table:table-cell>
          <table:table-cell office:value-type="float" office:value="0.615715" calcext:value-type="float">
            <text:p>0.615715</text:p>
          </table:table-cell>
          <table:table-cell office:value-type="float" office:value="0.737135" calcext:value-type="float">
            <text:p>0.737135</text:p>
          </table:table-cell>
          <table:table-cell office:value-type="float" office:value="0.760727" calcext:value-type="float">
            <text:p>0.760727</text:p>
          </table:table-cell>
          <table:table-cell office:value-type="float" office:value="0.786258" calcext:value-type="float">
            <text:p>0.786258</text:p>
          </table:table-cell>
          <table:table-cell office:value-type="float" office:value="0.814668" calcext:value-type="float">
            <text:p>0.814668</text:p>
          </table:table-cell>
          <table:table-cell office:value-type="float" office:value="0.831233" calcext:value-type="float">
            <text:p>0.831233</text:p>
          </table:table-cell>
          <table:table-cell office:value-type="float" office:value="0.846411" calcext:value-type="float">
            <text:p>0.846411</text:p>
          </table:table-cell>
          <table:table-cell office:value-type="float" office:value="0.859527" calcext:value-type="float">
            <text:p>0.859527</text:p>
          </table:table-cell>
          <table:table-cell office:value-type="float" office:value="0.876208" calcext:value-type="float">
            <text:p>0.876208</text:p>
          </table:table-cell>
          <table:table-cell office:value-type="float" office:value="0.894007" calcext:value-type="float">
            <text:p>0.894007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02189" calcext:value-type="float">
            <text:p>0.80218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0.507148" calcext:value-type="float">
            <text:p>0.507148</text:p>
          </table:table-cell>
          <table:table-cell office:value-type="float" office:value="0.716318" calcext:value-type="float">
            <text:p>0.716318</text:p>
          </table:table-cell>
          <table:table-cell office:value-type="float" office:value="0.760248" calcext:value-type="float">
            <text:p>0.760248</text:p>
          </table:table-cell>
          <table:table-cell office:value-type="float" office:value="0.79211" calcext:value-type="float">
            <text:p>0.79211</text:p>
          </table:table-cell>
          <table:table-cell office:value-type="float" office:value="0.816159" calcext:value-type="float">
            <text:p>0.816159</text:p>
          </table:table-cell>
          <table:table-cell office:value-type="float" office:value="0.83385" calcext:value-type="float">
            <text:p>0.83385</text:p>
          </table:table-cell>
          <table:table-cell office:value-type="float" office:value="0.847758" calcext:value-type="float">
            <text:p>0.847758</text:p>
          </table:table-cell>
          <table:table-cell office:value-type="float" office:value="0.858852" calcext:value-type="float">
            <text:p>0.858852</text:p>
          </table:table-cell>
          <table:table-cell office:value-type="float" office:value="0.871843" calcext:value-type="float">
            <text:p>0.871843</text:p>
          </table:table-cell>
          <table:table-cell office:value-type="float" office:value="0.893285" calcext:value-type="float">
            <text:p>0.893285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89757" calcext:value-type="float">
            <text:p>0.78975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0.543535" calcext:value-type="float">
            <text:p>0.543535</text:p>
          </table:table-cell>
          <table:table-cell office:value-type="float" office:value="0.717177" calcext:value-type="float">
            <text:p>0.717177</text:p>
          </table:table-cell>
          <table:table-cell office:value-type="float" office:value="0.758997" calcext:value-type="float">
            <text:p>0.758997</text:p>
          </table:table-cell>
          <table:table-cell office:value-type="float" office:value="0.787689" calcext:value-type="float">
            <text:p>0.787689</text:p>
          </table:table-cell>
          <table:table-cell office:value-type="float" office:value="0.812858" calcext:value-type="float">
            <text:p>0.812858</text:p>
          </table:table-cell>
          <table:table-cell office:value-type="float" office:value="0.829716" calcext:value-type="float">
            <text:p>0.829716</text:p>
          </table:table-cell>
          <table:table-cell office:value-type="float" office:value="0.84234" calcext:value-type="float">
            <text:p>0.84234</text:p>
          </table:table-cell>
          <table:table-cell office:value-type="float" office:value="0.85465" calcext:value-type="float">
            <text:p>0.85465</text:p>
          </table:table-cell>
          <table:table-cell office:value-type="float" office:value="0.87057" calcext:value-type="float">
            <text:p>0.87057</text:p>
          </table:table-cell>
          <table:table-cell office:value-type="float" office:value="0.891471" calcext:value-type="float">
            <text:p>0.891471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909" calcext:value-type="float">
            <text:p>0.790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0.482427" calcext:value-type="float">
            <text:p>0.482427</text:p>
          </table:table-cell>
          <table:table-cell office:value-type="float" office:value="0.700126" calcext:value-type="float">
            <text:p>0.700126</text:p>
          </table:table-cell>
          <table:table-cell office:value-type="float" office:value="0.75407" calcext:value-type="float">
            <text:p>0.75407</text:p>
          </table:table-cell>
          <table:table-cell office:value-type="float" office:value="0.785983" calcext:value-type="float">
            <text:p>0.785983</text:p>
          </table:table-cell>
          <table:table-cell office:value-type="float" office:value="0.807493" calcext:value-type="float">
            <text:p>0.807493</text:p>
          </table:table-cell>
          <table:table-cell office:value-type="float" office:value="0.827739" calcext:value-type="float">
            <text:p>0.827739</text:p>
          </table:table-cell>
          <table:table-cell office:value-type="float" office:value="0.84221" calcext:value-type="float">
            <text:p>0.84221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0.866411" calcext:value-type="float">
            <text:p>0.866411</text:p>
          </table:table-cell>
          <table:table-cell office:value-type="float" office:value="0.890202" calcext:value-type="float">
            <text:p>0.890202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81041" calcext:value-type="float">
            <text:p>0.78104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0.497488" calcext:value-type="float">
            <text:p>0.497488</text:p>
          </table:table-cell>
          <table:table-cell office:value-type="float" office:value="0.665403" calcext:value-type="float">
            <text:p>0.665403</text:p>
          </table:table-cell>
          <table:table-cell office:value-type="float" office:value="0.733652" calcext:value-type="float">
            <text:p>0.733652</text:p>
          </table:table-cell>
          <table:table-cell office:value-type="float" office:value="0.767468" calcext:value-type="float">
            <text:p>0.767468</text:p>
          </table:table-cell>
          <table:table-cell office:value-type="float" office:value="0.799452" calcext:value-type="float">
            <text:p>0.799452</text:p>
          </table:table-cell>
          <table:table-cell office:value-type="float" office:value="0.82357" calcext:value-type="float">
            <text:p>0.82357</text:p>
          </table:table-cell>
          <table:table-cell office:value-type="float" office:value="0.840408" calcext:value-type="float">
            <text:p>0.840408</text:p>
          </table:table-cell>
          <table:table-cell office:value-type="float" office:value="0.852393" calcext:value-type="float">
            <text:p>0.852393</text:p>
          </table:table-cell>
          <table:table-cell office:value-type="float" office:value="0.868376" calcext:value-type="float">
            <text:p>0.868376</text:p>
          </table:table-cell>
          <table:table-cell office:value-type="float" office:value="0.891392" calcext:value-type="float">
            <text:p>0.891392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7396" calcext:value-type="float">
            <text:p>0.7739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45549" calcext:value-type="float">
            <text:p>0.345549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666066" calcext:value-type="float">
            <text:p>0.666066</text:p>
          </table:table-cell>
          <table:table-cell office:value-type="float" office:value="0.729725" calcext:value-type="float">
            <text:p>0.729725</text:p>
          </table:table-cell>
          <table:table-cell office:value-type="float" office:value="0.765866" calcext:value-type="float">
            <text:p>0.765866</text:p>
          </table:table-cell>
          <table:table-cell office:value-type="float" office:value="0.797184" calcext:value-type="float">
            <text:p>0.797184</text:p>
          </table:table-cell>
          <table:table-cell office:value-type="float" office:value="0.81911" calcext:value-type="float">
            <text:p>0.81911</text:p>
          </table:table-cell>
          <table:table-cell office:value-type="float" office:value="0.838101" calcext:value-type="float">
            <text:p>0.838101</text:p>
          </table:table-cell>
          <table:table-cell office:value-type="float" office:value="0.853282" calcext:value-type="float">
            <text:p>0.853282</text:p>
          </table:table-cell>
          <table:table-cell office:value-type="float" office:value="0.867746" calcext:value-type="float">
            <text:p>0.867746</text:p>
          </table:table-cell>
          <table:table-cell office:value-type="float" office:value="0.892267" calcext:value-type="float">
            <text:p>0.892267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78045" calcext:value-type="float">
            <text:p>0.77804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12672" calcext:value-type="float">
            <text:p>0.312672</text:p>
          </table:table-cell>
          <table:table-cell office:value-type="float" office:value="0.539205" calcext:value-type="float">
            <text:p>0.539205</text:p>
          </table:table-cell>
          <table:table-cell office:value-type="float" office:value="0.666402" calcext:value-type="float">
            <text:p>0.666402</text:p>
          </table:table-cell>
          <table:table-cell office:value-type="float" office:value="0.726268" calcext:value-type="float">
            <text:p>0.726268</text:p>
          </table:table-cell>
          <table:table-cell office:value-type="float" office:value="0.75788" calcext:value-type="float">
            <text:p>0.75788</text:p>
          </table:table-cell>
          <table:table-cell office:value-type="float" office:value="0.794811" calcext:value-type="float">
            <text:p>0.794811</text:p>
          </table:table-cell>
          <table:table-cell office:value-type="float" office:value="0.824568" calcext:value-type="float">
            <text:p>0.824568</text:p>
          </table:table-cell>
          <table:table-cell office:value-type="float" office:value="0.839414" calcext:value-type="float">
            <text:p>0.839414</text:p>
          </table:table-cell>
          <table:table-cell office:value-type="float" office:value="0.851758" calcext:value-type="float">
            <text:p>0.851758</text:p>
          </table:table-cell>
          <table:table-cell office:value-type="float" office:value="0.864132" calcext:value-type="float">
            <text:p>0.864132</text:p>
          </table:table-cell>
          <table:table-cell office:value-type="float" office:value="0.888617" calcext:value-type="float">
            <text:p>0.888617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75305" calcext:value-type="float">
            <text:p>0.77530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59388" calcext:value-type="float">
            <text:p>0.459388</text:p>
          </table:table-cell>
          <table:table-cell office:value-type="float" office:value="0.573633" calcext:value-type="float">
            <text:p>0.573633</text:p>
          </table:table-cell>
          <table:table-cell office:value-type="float" office:value="0.698633" calcext:value-type="float">
            <text:p>0.698633</text:p>
          </table:table-cell>
          <table:table-cell office:value-type="float" office:value="0.734008" calcext:value-type="float">
            <text:p>0.734008</text:p>
          </table:table-cell>
          <table:table-cell office:value-type="float" office:value="0.765198" calcext:value-type="float">
            <text:p>0.765198</text:p>
          </table:table-cell>
          <table:table-cell office:value-type="float" office:value="0.795956" calcext:value-type="float">
            <text:p>0.795956</text:p>
          </table:table-cell>
          <table:table-cell office:value-type="float" office:value="0.820676" calcext:value-type="float">
            <text:p>0.820676</text:p>
          </table:table-cell>
          <table:table-cell office:value-type="float" office:value="0.840225" calcext:value-type="float">
            <text:p>0.840225</text:p>
          </table:table-cell>
          <table:table-cell office:value-type="float" office:value="0.853546" calcext:value-type="float">
            <text:p>0.853546</text:p>
          </table:table-cell>
          <table:table-cell office:value-type="float" office:value="0.869458" calcext:value-type="float">
            <text:p>0.869458</text:p>
          </table:table-cell>
          <table:table-cell office:value-type="float" office:value="0.889658" calcext:value-type="float">
            <text:p>0.889658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84099" calcext:value-type="float">
            <text:p>0.7840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float" office:value="0.51303" calcext:value-type="float">
            <text:p>0.51303</text:p>
          </table:table-cell>
          <table:table-cell office:value-type="float" office:value="0.672698" calcext:value-type="float">
            <text:p>0.672698</text:p>
          </table:table-cell>
          <table:table-cell office:value-type="float" office:value="0.728118" calcext:value-type="float">
            <text:p>0.728118</text:p>
          </table:table-cell>
          <table:table-cell office:value-type="float" office:value="0.764685" calcext:value-type="float">
            <text:p>0.764685</text:p>
          </table:table-cell>
          <table:table-cell office:value-type="float" office:value="0.797797" calcext:value-type="float">
            <text:p>0.797797</text:p>
          </table:table-cell>
          <table:table-cell office:value-type="float" office:value="0.821834" calcext:value-type="float">
            <text:p>0.821834</text:p>
          </table:table-cell>
          <table:table-cell office:value-type="float" office:value="0.838259" calcext:value-type="float">
            <text:p>0.838259</text:p>
          </table:table-cell>
          <table:table-cell office:value-type="float" office:value="0.848606" calcext:value-type="float">
            <text:p>0.848606</text:p>
          </table:table-cell>
          <table:table-cell office:value-type="float" office:value="0.865905" calcext:value-type="float">
            <text:p>0.865905</text:p>
          </table:table-cell>
          <table:table-cell office:value-type="float" office:value="0.889025" calcext:value-type="float">
            <text:p>0.889025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73996" calcext:value-type="float">
            <text:p>0.77399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0.457322" calcext:value-type="float">
            <text:p>0.457322</text:p>
          </table:table-cell>
          <table:table-cell office:value-type="float" office:value="0.676695" calcext:value-type="float">
            <text:p>0.676695</text:p>
          </table:table-cell>
          <table:table-cell office:value-type="float" office:value="0.729487" calcext:value-type="float">
            <text:p>0.729487</text:p>
          </table:table-cell>
          <table:table-cell office:value-type="float" office:value="0.758231" calcext:value-type="float">
            <text:p>0.758231</text:p>
          </table:table-cell>
          <table:table-cell office:value-type="float" office:value="0.786937" calcext:value-type="float">
            <text:p>0.786937</text:p>
          </table:table-cell>
          <table:table-cell office:value-type="float" office:value="0.818238" calcext:value-type="float">
            <text:p>0.818238</text:p>
          </table:table-cell>
          <table:table-cell office:value-type="float" office:value="0.837686" calcext:value-type="float">
            <text:p>0.837686</text:p>
          </table:table-cell>
          <table:table-cell office:value-type="float" office:value="0.847698" calcext:value-type="float">
            <text:p>0.847698</text:p>
          </table:table-cell>
          <table:table-cell office:value-type="float" office:value="0.865853" calcext:value-type="float">
            <text:p>0.865853</text:p>
          </table:table-cell>
          <table:table-cell office:value-type="float" office:value="0.888109" calcext:value-type="float">
            <text:p>0.888109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66626" calcext:value-type="float">
            <text:p>0.76662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" calcext:value-type="float">
            <text:p>-1</text:p>
          </table:table-cell>
          <table:table-cell office:value-type="float" office:value="0.395683" calcext:value-type="float">
            <text:p>0.395683</text:p>
          </table:table-cell>
          <table:table-cell office:value-type="float" office:value="0.659338" calcext:value-type="float">
            <text:p>0.659338</text:p>
          </table:table-cell>
          <table:table-cell office:value-type="float" office:value="0.722079" calcext:value-type="float">
            <text:p>0.722079</text:p>
          </table:table-cell>
          <table:table-cell office:value-type="float" office:value="0.754673" calcext:value-type="float">
            <text:p>0.754673</text:p>
          </table:table-cell>
          <table:table-cell office:value-type="float" office:value="0.789522" calcext:value-type="float">
            <text:p>0.789522</text:p>
          </table:table-cell>
          <table:table-cell office:value-type="float" office:value="0.821665" calcext:value-type="float">
            <text:p>0.821665</text:p>
          </table:table-cell>
          <table:table-cell office:value-type="float" office:value="0.838233" calcext:value-type="float">
            <text:p>0.838233</text:p>
          </table:table-cell>
          <table:table-cell office:value-type="float" office:value="0.851515" calcext:value-type="float">
            <text:p>0.851515</text:p>
          </table:table-cell>
          <table:table-cell office:value-type="float" office:value="0.867302" calcext:value-type="float">
            <text:p>0.867302</text:p>
          </table:table-cell>
          <table:table-cell office:value-type="float" office:value="0.890233" calcext:value-type="float">
            <text:p>0.890233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59024" calcext:value-type="float">
            <text:p>0.75902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77172" calcext:value-type="float">
            <text:p>0.277172</text:p>
          </table:table-cell>
          <table:table-cell office:value-type="float" office:value="0.507755" calcext:value-type="float">
            <text:p>0.507755</text:p>
          </table:table-cell>
          <table:table-cell office:value-type="float" office:value="0.623712" calcext:value-type="float">
            <text:p>0.623712</text:p>
          </table:table-cell>
          <table:table-cell office:value-type="float" office:value="0.703877" calcext:value-type="float">
            <text:p>0.703877</text:p>
          </table:table-cell>
          <table:table-cell office:value-type="float" office:value="0.74851" calcext:value-type="float">
            <text:p>0.74851</text:p>
          </table:table-cell>
          <table:table-cell office:value-type="float" office:value="0.778303" calcext:value-type="float">
            <text:p>0.778303</text:p>
          </table:table-cell>
          <table:table-cell office:value-type="float" office:value="0.815932" calcext:value-type="float">
            <text:p>0.815932</text:p>
          </table:table-cell>
          <table:table-cell office:value-type="float" office:value="0.832634" calcext:value-type="float">
            <text:p>0.832634</text:p>
          </table:table-cell>
          <table:table-cell office:value-type="float" office:value="0.847217" calcext:value-type="float">
            <text:p>0.847217</text:p>
          </table:table-cell>
          <table:table-cell office:value-type="float" office:value="0.865434" calcext:value-type="float">
            <text:p>0.865434</text:p>
          </table:table-cell>
          <table:table-cell office:value-type="float" office:value="0.888743" calcext:value-type="float">
            <text:p>0.888743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61212" calcext:value-type="float">
            <text:p>0.76121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58758" calcext:value-type="float">
            <text:p>0.358758</text:p>
          </table:table-cell>
          <table:table-cell office:value-type="float" office:value="0.521935" calcext:value-type="float">
            <text:p>0.521935</text:p>
          </table:table-cell>
          <table:table-cell office:value-type="float" office:value="0.63115" calcext:value-type="float">
            <text:p>0.63115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53897" calcext:value-type="float">
            <text:p>0.753897</text:p>
          </table:table-cell>
          <table:table-cell office:value-type="float" office:value="0.790325" calcext:value-type="float">
            <text:p>0.790325</text:p>
          </table:table-cell>
          <table:table-cell office:value-type="float" office:value="0.820235" calcext:value-type="float">
            <text:p>0.820235</text:p>
          </table:table-cell>
          <table:table-cell office:value-type="float" office:value="0.838321" calcext:value-type="float">
            <text:p>0.838321</text:p>
          </table:table-cell>
          <table:table-cell office:value-type="float" office:value="0.854295" calcext:value-type="float">
            <text:p>0.854295</text:p>
          </table:table-cell>
          <table:table-cell office:value-type="float" office:value="0.870466" calcext:value-type="float">
            <text:p>0.870466</text:p>
          </table:table-cell>
          <table:table-cell office:value-type="float" office:value="0.89361" calcext:value-type="float">
            <text:p>0.89361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68753" calcext:value-type="float">
            <text:p>0.76875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58758" calcext:value-type="float">
            <text:p>0.358758</text:p>
          </table:table-cell>
          <table:table-cell office:value-type="float" office:value="0.524541" calcext:value-type="float">
            <text:p>0.524541</text:p>
          </table:table-cell>
          <table:table-cell office:value-type="float" office:value="0.647144" calcext:value-type="float">
            <text:p>0.647144</text:p>
          </table:table-cell>
          <table:table-cell office:value-type="float" office:value="0.734592" calcext:value-type="float">
            <text:p>0.734592</text:p>
          </table:table-cell>
          <table:table-cell office:value-type="float" office:value="0.764967" calcext:value-type="float">
            <text:p>0.764967</text:p>
          </table:table-cell>
          <table:table-cell office:value-type="float" office:value="0.804156" calcext:value-type="float">
            <text:p>0.804156</text:p>
          </table:table-cell>
          <table:table-cell office:value-type="float" office:value="0.82429" calcext:value-type="float">
            <text:p>0.82429</text:p>
          </table:table-cell>
          <table:table-cell office:value-type="float" office:value="0.842486" calcext:value-type="float">
            <text:p>0.842486</text:p>
          </table:table-cell>
          <table:table-cell office:value-type="float" office:value="0.856739" calcext:value-type="float">
            <text:p>0.856739</text:p>
          </table:table-cell>
          <table:table-cell office:value-type="float" office:value="0.867066" calcext:value-type="float">
            <text:p>0.867066</text:p>
          </table:table-cell>
          <table:table-cell office:value-type="float" office:value="0.888781" calcext:value-type="float">
            <text:p>0.888781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75476" calcext:value-type="float">
            <text:p>0.77547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8047" calcext:value-type="float">
            <text:p>0.378047</text:p>
          </table:table-cell>
          <table:table-cell office:value-type="float" office:value="0.529912" calcext:value-type="float">
            <text:p>0.529912</text:p>
          </table:table-cell>
          <table:table-cell office:value-type="float" office:value="0.667599" calcext:value-type="float">
            <text:p>0.667599</text:p>
          </table:table-cell>
          <table:table-cell office:value-type="float" office:value="0.754033" calcext:value-type="float">
            <text:p>0.754033</text:p>
          </table:table-cell>
          <table:table-cell office:value-type="float" office:value="0.791398" calcext:value-type="float">
            <text:p>0.791398</text:p>
          </table:table-cell>
          <table:table-cell office:value-type="float" office:value="0.816061" calcext:value-type="float">
            <text:p>0.816061</text:p>
          </table:table-cell>
          <table:table-cell office:value-type="float" office:value="0.835135" calcext:value-type="float">
            <text:p>0.835135</text:p>
          </table:table-cell>
          <table:table-cell office:value-type="float" office:value="0.850735" calcext:value-type="float">
            <text:p>0.850735</text:p>
          </table:table-cell>
          <table:table-cell office:value-type="float" office:value="0.863675" calcext:value-type="float">
            <text:p>0.863675</text:p>
          </table:table-cell>
          <table:table-cell office:value-type="float" office:value="0.874626" calcext:value-type="float">
            <text:p>0.874626</text:p>
          </table:table-cell>
          <table:table-cell office:value-type="float" office:value="0.895638" calcext:value-type="float">
            <text:p>0.895638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87881" calcext:value-type="float">
            <text:p>0.78788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" calcext:value-type="float">
            <text:p>-1</text:p>
          </table:table-cell>
          <table:table-cell office:value-type="float" office:value="0.466767" calcext:value-type="float">
            <text:p>0.466767</text:p>
          </table:table-cell>
          <table:table-cell office:value-type="float" office:value="0.652923" calcext:value-type="float">
            <text:p>0.652923</text:p>
          </table:table-cell>
          <table:table-cell office:value-type="float" office:value="0.740278" calcext:value-type="float">
            <text:p>0.740278</text:p>
          </table:table-cell>
          <table:table-cell office:value-type="float" office:value="0.780434" calcext:value-type="float">
            <text:p>0.780434</text:p>
          </table:table-cell>
          <table:table-cell office:value-type="float" office:value="0.801741" calcext:value-type="float">
            <text:p>0.801741</text:p>
          </table:table-cell>
          <table:table-cell office:value-type="float" office:value="0.82957" calcext:value-type="float">
            <text:p>0.82957</text:p>
          </table:table-cell>
          <table:table-cell office:value-type="float" office:value="0.84858" calcext:value-type="float">
            <text:p>0.84858</text:p>
          </table:table-cell>
          <table:table-cell office:value-type="float" office:value="0.863086" calcext:value-type="float">
            <text:p>0.863086</text:p>
          </table:table-cell>
          <table:table-cell office:value-type="float" office:value="0.877831" calcext:value-type="float">
            <text:p>0.877831</text:p>
          </table:table-cell>
          <table:table-cell office:value-type="float" office:value="0.899087" calcext:value-type="float">
            <text:p>0.899087</text:p>
          </table:table-cell>
          <table:table-cell office:value-type="float" office:value="0.916421" calcext:value-type="float">
            <text:p>0.916421</text:p>
          </table:table-cell>
          <table:table-cell office:value-type="float" office:value="0.77603" calcext:value-type="float">
            <text:p>0.7760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26665" calcext:value-type="float">
            <text:p>0.426665</text:p>
          </table:table-cell>
          <table:table-cell office:value-type="float" office:value="0.557789" calcext:value-type="float">
            <text:p>0.557789</text:p>
          </table:table-cell>
          <table:table-cell office:value-type="float" office:value="0.703067" calcext:value-type="float">
            <text:p>0.703067</text:p>
          </table:table-cell>
          <table:table-cell office:value-type="float" office:value="0.77082" calcext:value-type="float">
            <text:p>0.77082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827689" calcext:value-type="float">
            <text:p>0.827689</text:p>
          </table:table-cell>
          <table:table-cell office:value-type="float" office:value="0.842047" calcext:value-type="float">
            <text:p>0.842047</text:p>
          </table:table-cell>
          <table:table-cell office:value-type="float" office:value="0.857604" calcext:value-type="float">
            <text:p>0.857604</text:p>
          </table:table-cell>
          <table:table-cell office:value-type="float" office:value="0.868351" calcext:value-type="float">
            <text:p>0.868351</text:p>
          </table:table-cell>
          <table:table-cell office:value-type="float" office:value="0.881676" calcext:value-type="float">
            <text:p>0.881676</text:p>
          </table:table-cell>
          <table:table-cell office:value-type="float" office:value="0.898061" calcext:value-type="float">
            <text:p>0.898061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0064" calcext:value-type="float">
            <text:p>0.8006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59152" calcext:value-type="float">
            <text:p>0.259152</text:p>
          </table:table-cell>
          <table:table-cell office:value-type="float" office:value="0.509085" calcext:value-type="float">
            <text:p>0.509085</text:p>
          </table:table-cell>
          <table:table-cell office:value-type="float" office:value="0.698118" calcext:value-type="float">
            <text:p>0.698118</text:p>
          </table:table-cell>
          <table:table-cell office:value-type="float" office:value="0.75874" calcext:value-type="float">
            <text:p>0.75874</text:p>
          </table:table-cell>
          <table:table-cell office:value-type="float" office:value="0.800043" calcext:value-type="float">
            <text:p>0.800043</text:p>
          </table:table-cell>
          <table:table-cell office:value-type="float" office:value="0.823061" calcext:value-type="float">
            <text:p>0.823061</text:p>
          </table:table-cell>
          <table:table-cell office:value-type="float" office:value="0.839018" calcext:value-type="float">
            <text:p>0.839018</text:p>
          </table:table-cell>
          <table:table-cell office:value-type="float" office:value="0.853657" calcext:value-type="float">
            <text:p>0.853657</text:p>
          </table:table-cell>
          <table:table-cell office:value-type="float" office:value="0.866507" calcext:value-type="float">
            <text:p>0.866507</text:p>
          </table:table-cell>
          <table:table-cell office:value-type="float" office:value="0.879702" calcext:value-type="float">
            <text:p>0.879702</text:p>
          </table:table-cell>
          <table:table-cell office:value-type="float" office:value="0.898645" calcext:value-type="float">
            <text:p>0.898645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92658" calcext:value-type="float">
            <text:p>0.79265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537705" calcext:value-type="float">
            <text:p>0.537705</text:p>
          </table:table-cell>
          <table:table-cell office:value-type="float" office:value="0.715948" calcext:value-type="float">
            <text:p>0.715948</text:p>
          </table:table-cell>
          <table:table-cell office:value-type="float" office:value="0.766333" calcext:value-type="float">
            <text:p>0.766333</text:p>
          </table:table-cell>
          <table:table-cell office:value-type="float" office:value="0.803946" calcext:value-type="float">
            <text:p>0.803946</text:p>
          </table:table-cell>
          <table:table-cell office:value-type="float" office:value="0.825619" calcext:value-type="float">
            <text:p>0.825619</text:p>
          </table:table-cell>
          <table:table-cell office:value-type="float" office:value="0.838498" calcext:value-type="float">
            <text:p>0.838498</text:p>
          </table:table-cell>
          <table:table-cell office:value-type="float" office:value="0.853468" calcext:value-type="float">
            <text:p>0.853468</text:p>
          </table:table-cell>
          <table:table-cell office:value-type="float" office:value="0.867143" calcext:value-type="float">
            <text:p>0.867143</text:p>
          </table:table-cell>
          <table:table-cell office:value-type="float" office:value="0.87834" calcext:value-type="float">
            <text:p>0.87834</text:p>
          </table:table-cell>
          <table:table-cell office:value-type="float" office:value="0.896062" calcext:value-type="float">
            <text:p>0.896062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98306" calcext:value-type="float">
            <text:p>0.79830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55609" calcext:value-type="float">
            <text:p>0.355609</text:p>
          </table:table-cell>
          <table:table-cell office:value-type="float" office:value="0.57317" calcext:value-type="float">
            <text:p>0.57317</text:p>
          </table:table-cell>
          <table:table-cell office:value-type="float" office:value="0.713082" calcext:value-type="float">
            <text:p>0.713082</text:p>
          </table:table-cell>
          <table:table-cell office:value-type="float" office:value="0.768709" calcext:value-type="float">
            <text:p>0.768709</text:p>
          </table:table-cell>
          <table:table-cell office:value-type="float" office:value="0.799751" calcext:value-type="float">
            <text:p>0.799751</text:p>
          </table:table-cell>
          <table:table-cell office:value-type="float" office:value="0.822633" calcext:value-type="float">
            <text:p>0.822633</text:p>
          </table:table-cell>
          <table:table-cell office:value-type="float" office:value="0.837054" calcext:value-type="float">
            <text:p>0.837054</text:p>
          </table:table-cell>
          <table:table-cell office:value-type="float" office:value="0.85185" calcext:value-type="float">
            <text:p>0.85185</text:p>
          </table:table-cell>
          <table:table-cell office:value-type="float" office:value="0.86458" calcext:value-type="float">
            <text:p>0.86458</text:p>
          </table:table-cell>
          <table:table-cell office:value-type="float" office:value="0.878643" calcext:value-type="float">
            <text:p>0.878643</text:p>
          </table:table-cell>
          <table:table-cell office:value-type="float" office:value="0.898988" calcext:value-type="float">
            <text:p>0.898988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00846" calcext:value-type="float">
            <text:p>0.80084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float" office:value="0.468181" calcext:value-type="float">
            <text:p>0.468181</text:p>
          </table:table-cell>
          <table:table-cell office:value-type="float" office:value="0.661496" calcext:value-type="float">
            <text:p>0.661496</text:p>
          </table:table-cell>
          <table:table-cell office:value-type="float" office:value="0.747706" calcext:value-type="float">
            <text:p>0.747706</text:p>
          </table:table-cell>
          <table:table-cell office:value-type="float" office:value="0.784838" calcext:value-type="float">
            <text:p>0.784838</text:p>
          </table:table-cell>
          <table:table-cell office:value-type="float" office:value="0.813743" calcext:value-type="float">
            <text:p>0.813743</text:p>
          </table:table-cell>
          <table:table-cell office:value-type="float" office:value="0.831503" calcext:value-type="float">
            <text:p>0.831503</text:p>
          </table:table-cell>
          <table:table-cell office:value-type="float" office:value="0.851589" calcext:value-type="float">
            <text:p>0.851589</text:p>
          </table:table-cell>
          <table:table-cell office:value-type="float" office:value="0.863011" calcext:value-type="float">
            <text:p>0.863011</text:p>
          </table:table-cell>
          <table:table-cell office:value-type="float" office:value="0.871176" calcext:value-type="float">
            <text:p>0.871176</text:p>
          </table:table-cell>
          <table:table-cell office:value-type="float" office:value="0.892335" calcext:value-type="float">
            <text:p>0.892335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78558" calcext:value-type="float">
            <text:p>0.77855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55609" calcext:value-type="float">
            <text:p>0.355609</text:p>
          </table:table-cell>
          <table:table-cell office:value-type="float" office:value="0.508414" calcext:value-type="float">
            <text:p>0.508414</text:p>
          </table:table-cell>
          <table:table-cell office:value-type="float" office:value="0.645019" calcext:value-type="float">
            <text:p>0.645019</text:p>
          </table:table-cell>
          <table:table-cell office:value-type="float" office:value="0.733688" calcext:value-type="float">
            <text:p>0.733688</text:p>
          </table:table-cell>
          <table:table-cell office:value-type="float" office:value="0.775903" calcext:value-type="float">
            <text:p>0.775903</text:p>
          </table:table-cell>
          <table:table-cell office:value-type="float" office:value="0.817072" calcext:value-type="float">
            <text:p>0.817072</text:p>
          </table:table-cell>
          <table:table-cell office:value-type="float" office:value="0.838441" calcext:value-type="float">
            <text:p>0.838441</text:p>
          </table:table-cell>
          <table:table-cell office:value-type="float" office:value="0.855851" calcext:value-type="float">
            <text:p>0.855851</text:p>
          </table:table-cell>
          <table:table-cell office:value-type="float" office:value="0.867915" calcext:value-type="float">
            <text:p>0.867915</text:p>
          </table:table-cell>
          <table:table-cell office:value-type="float" office:value="0.874843" calcext:value-type="float">
            <text:p>0.874843</text:p>
          </table:table-cell>
          <table:table-cell office:value-type="float" office:value="0.893799" calcext:value-type="float">
            <text:p>0.893799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81094" calcext:value-type="float">
            <text:p>0.78109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float" office:value="0.425944" calcext:value-type="float">
            <text:p>0.425944</text:p>
          </table:table-cell>
          <table:table-cell office:value-type="float" office:value="0.664245" calcext:value-type="float">
            <text:p>0.664245</text:p>
          </table:table-cell>
          <table:table-cell office:value-type="float" office:value="0.745623" calcext:value-type="float">
            <text:p>0.745623</text:p>
          </table:table-cell>
          <table:table-cell office:value-type="float" office:value="0.797509" calcext:value-type="float">
            <text:p>0.797509</text:p>
          </table:table-cell>
          <table:table-cell office:value-type="float" office:value="0.821755" calcext:value-type="float">
            <text:p>0.821755</text:p>
          </table:table-cell>
          <table:table-cell office:value-type="float" office:value="0.835106" calcext:value-type="float">
            <text:p>0.835106</text:p>
          </table:table-cell>
          <table:table-cell office:value-type="float" office:value="0.850543" calcext:value-type="float">
            <text:p>0.850543</text:p>
          </table:table-cell>
          <table:table-cell office:value-type="float" office:value="0.865378" calcext:value-type="float">
            <text:p>0.865378</text:p>
          </table:table-cell>
          <table:table-cell office:value-type="float" office:value="0.875922" calcext:value-type="float">
            <text:p>0.875922</text:p>
          </table:table-cell>
          <table:table-cell office:value-type="float" office:value="0.895758" calcext:value-type="float">
            <text:p>0.895758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77778" calcext:value-type="float">
            <text:p>0.77777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13383" calcext:value-type="float">
            <text:p>0.313383</text:p>
          </table:table-cell>
          <table:table-cell office:value-type="float" office:value="0.549812" calcext:value-type="float">
            <text:p>0.549812</text:p>
          </table:table-cell>
          <table:table-cell office:value-type="float" office:value="0.671376" calcext:value-type="float">
            <text:p>0.671376</text:p>
          </table:table-cell>
          <table:table-cell office:value-type="float" office:value="0.736775" calcext:value-type="float">
            <text:p>0.736775</text:p>
          </table:table-cell>
          <table:table-cell office:value-type="float" office:value="0.793884" calcext:value-type="float">
            <text:p>0.793884</text:p>
          </table:table-cell>
          <table:table-cell office:value-type="float" office:value="0.821426" calcext:value-type="float">
            <text:p>0.821426</text:p>
          </table:table-cell>
          <table:table-cell office:value-type="float" office:value="0.835392" calcext:value-type="float">
            <text:p>0.835392</text:p>
          </table:table-cell>
          <table:table-cell office:value-type="float" office:value="0.8511" calcext:value-type="float">
            <text:p>0.8511</text:p>
          </table:table-cell>
          <table:table-cell office:value-type="float" office:value="0.865896" calcext:value-type="float">
            <text:p>0.865896</text:p>
          </table:table-cell>
          <table:table-cell office:value-type="float" office:value="0.879328" calcext:value-type="float">
            <text:p>0.879328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90229" calcext:value-type="float">
            <text:p>0.79022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" calcext:value-type="float">
            <text:p>-1</text:p>
          </table:table-cell>
          <table:table-cell office:value-type="float" office:value="0.464128" calcext:value-type="float">
            <text:p>0.464128</text:p>
          </table:table-cell>
          <table:table-cell office:value-type="float" office:value="0.636755" calcext:value-type="float">
            <text:p>0.636755</text:p>
          </table:table-cell>
          <table:table-cell office:value-type="float" office:value="0.696377" calcext:value-type="float">
            <text:p>0.696377</text:p>
          </table:table-cell>
          <table:table-cell office:value-type="float" office:value="0.74657" calcext:value-type="float">
            <text:p>0.74657</text:p>
          </table:table-cell>
          <table:table-cell office:value-type="float" office:value="0.799002" calcext:value-type="float">
            <text:p>0.799002</text:p>
          </table:table-cell>
          <table:table-cell office:value-type="float" office:value="0.82464" calcext:value-type="float">
            <text:p>0.82464</text:p>
          </table:table-cell>
          <table:table-cell office:value-type="float" office:value="0.84174" calcext:value-type="float">
            <text:p>0.84174</text:p>
          </table:table-cell>
          <table:table-cell office:value-type="float" office:value="0.859292" calcext:value-type="float">
            <text:p>0.859292</text:p>
          </table:table-cell>
          <table:table-cell office:value-type="float" office:value="0.875699" calcext:value-type="float">
            <text:p>0.875699</text:p>
          </table:table-cell>
          <table:table-cell office:value-type="float" office:value="0.896582" calcext:value-type="float">
            <text:p>0.896582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64078" calcext:value-type="float">
            <text:p>0.76407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" calcext:value-type="float">
            <text:p>-1</text:p>
          </table:table-cell>
          <table:table-cell office:value-type="float" office:value="0.485888" calcext:value-type="float">
            <text:p>0.485888</text:p>
          </table:table-cell>
          <table:table-cell office:value-type="float" office:value="0.644631" calcext:value-type="float">
            <text:p>0.644631</text:p>
          </table:table-cell>
          <table:table-cell office:value-type="float" office:value="0.698727" calcext:value-type="float">
            <text:p>0.698727</text:p>
          </table:table-cell>
          <table:table-cell office:value-type="float" office:value="0.740836" calcext:value-type="float">
            <text:p>0.740836</text:p>
          </table:table-cell>
          <table:table-cell office:value-type="float" office:value="0.78619" calcext:value-type="float">
            <text:p>0.78619</text:p>
          </table:table-cell>
          <table:table-cell office:value-type="float" office:value="0.818097" calcext:value-type="float">
            <text:p>0.818097</text:p>
          </table:table-cell>
          <table:table-cell office:value-type="float" office:value="0.837744" calcext:value-type="float">
            <text:p>0.837744</text:p>
          </table:table-cell>
          <table:table-cell office:value-type="float" office:value="0.857237" calcext:value-type="float">
            <text:p>0.857237</text:p>
          </table:table-cell>
          <table:table-cell office:value-type="float" office:value="0.873503" calcext:value-type="float">
            <text:p>0.873503</text:p>
          </table:table-cell>
          <table:table-cell office:value-type="float" office:value="0.896677" calcext:value-type="float">
            <text:p>0.896677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63953" calcext:value-type="float">
            <text:p>0.76395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" calcext:value-type="float">
            <text:p>-1</text:p>
          </table:table-cell>
          <table:table-cell office:value-type="float" office:value="0.417651" calcext:value-type="float">
            <text:p>0.417651</text:p>
          </table:table-cell>
          <table:table-cell office:value-type="float" office:value="0.666047" calcext:value-type="float">
            <text:p>0.666047</text:p>
          </table:table-cell>
          <table:table-cell office:value-type="float" office:value="0.732699" calcext:value-type="float">
            <text:p>0.732699</text:p>
          </table:table-cell>
          <table:table-cell office:value-type="float" office:value="0.772492" calcext:value-type="float">
            <text:p>0.772492</text:p>
          </table:table-cell>
          <table:table-cell office:value-type="float" office:value="0.811798" calcext:value-type="float">
            <text:p>0.811798</text:p>
          </table:table-cell>
          <table:table-cell office:value-type="float" office:value="0.835287" calcext:value-type="float">
            <text:p>0.835287</text:p>
          </table:table-cell>
          <table:table-cell office:value-type="float" office:value="0.852128" calcext:value-type="float">
            <text:p>0.852128</text:p>
          </table:table-cell>
          <table:table-cell office:value-type="float" office:value="0.867119" calcext:value-type="float">
            <text:p>0.867119</text:p>
          </table:table-cell>
          <table:table-cell office:value-type="float" office:value="0.877248" calcext:value-type="float">
            <text:p>0.877248</text:p>
          </table:table-cell>
          <table:table-cell office:value-type="float" office:value="0.900274" calcext:value-type="float">
            <text:p>0.900274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73274" calcext:value-type="float">
            <text:p>0.77327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" calcext:value-type="float">
            <text:p>-1</text:p>
          </table:table-cell>
          <table:table-cell office:value-type="float" office:value="0.409443" calcext:value-type="float">
            <text:p>0.409443</text:p>
          </table:table-cell>
          <table:table-cell office:value-type="float" office:value="0.66883" calcext:value-type="float">
            <text:p>0.66883</text:p>
          </table:table-cell>
          <table:table-cell office:value-type="float" office:value="0.741333" calcext:value-type="float">
            <text:p>0.741333</text:p>
          </table:table-cell>
          <table:table-cell office:value-type="float" office:value="0.79383" calcext:value-type="float">
            <text:p>0.79383</text:p>
          </table:table-cell>
          <table:table-cell office:value-type="float" office:value="0.82504" calcext:value-type="float">
            <text:p>0.82504</text:p>
          </table:table-cell>
          <table:table-cell office:value-type="float" office:value="0.844255" calcext:value-type="float">
            <text:p>0.844255</text:p>
          </table:table-cell>
          <table:table-cell office:value-type="float" office:value="0.860856" calcext:value-type="float">
            <text:p>0.860856</text:p>
          </table:table-cell>
          <table:table-cell office:value-type="float" office:value="0.871116" calcext:value-type="float">
            <text:p>0.871116</text:p>
          </table:table-cell>
          <table:table-cell office:value-type="float" office:value="0.881013" calcext:value-type="float">
            <text:p>0.881013</text:p>
          </table:table-cell>
          <table:table-cell office:value-type="float" office:value="0.901992" calcext:value-type="float">
            <text:p>0.901992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79771" calcext:value-type="float">
            <text:p>0.77977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0.402563" calcext:value-type="float">
            <text:p>0.402563</text:p>
          </table:table-cell>
          <table:table-cell office:value-type="float" office:value="0.609946" calcext:value-type="float">
            <text:p>0.609946</text:p>
          </table:table-cell>
          <table:table-cell office:value-type="float" office:value="0.695451" calcext:value-type="float">
            <text:p>0.695451</text:p>
          </table:table-cell>
          <table:table-cell office:value-type="float" office:value="0.749951" calcext:value-type="float">
            <text:p>0.749951</text:p>
          </table:table-cell>
          <table:table-cell office:value-type="float" office:value="0.794755" calcext:value-type="float">
            <text:p>0.794755</text:p>
          </table:table-cell>
          <table:table-cell office:value-type="float" office:value="0.832701" calcext:value-type="float">
            <text:p>0.832701</text:p>
          </table:table-cell>
          <table:table-cell office:value-type="float" office:value="0.853368" calcext:value-type="float">
            <text:p>0.853368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877992" calcext:value-type="float">
            <text:p>0.877992</text:p>
          </table:table-cell>
          <table:table-cell office:value-type="float" office:value="0.898367" calcext:value-type="float">
            <text:p>0.898367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58129" calcext:value-type="float">
            <text:p>0.75812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5437" calcext:value-type="float">
            <text:p>0.35437</text:p>
          </table:table-cell>
          <table:table-cell office:value-type="float" office:value="0.524413" calcext:value-type="float">
            <text:p>0.524413</text:p>
          </table:table-cell>
          <table:table-cell office:value-type="float" office:value="0.625056" calcext:value-type="float">
            <text:p>0.625056</text:p>
          </table:table-cell>
          <table:table-cell office:value-type="float" office:value="0.693252" calcext:value-type="float">
            <text:p>0.693252</text:p>
          </table:table-cell>
          <table:table-cell office:value-type="float" office:value="0.747012" calcext:value-type="float">
            <text:p>0.747012</text:p>
          </table:table-cell>
          <table:table-cell office:value-type="float" office:value="0.792721" calcext:value-type="float">
            <text:p>0.792721</text:p>
          </table:table-cell>
          <table:table-cell office:value-type="float" office:value="0.829255" calcext:value-type="float">
            <text:p>0.829255</text:p>
          </table:table-cell>
          <table:table-cell office:value-type="float" office:value="0.846239" calcext:value-type="float">
            <text:p>0.846239</text:p>
          </table:table-cell>
          <table:table-cell office:value-type="float" office:value="0.858064" calcext:value-type="float">
            <text:p>0.858064</text:p>
          </table:table-cell>
          <table:table-cell office:value-type="float" office:value="0.872502" calcext:value-type="float">
            <text:p>0.872502</text:p>
          </table:table-cell>
          <table:table-cell office:value-type="float" office:value="0.897574" calcext:value-type="float">
            <text:p>0.897574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68609" calcext:value-type="float">
            <text:p>0.76860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62484" calcext:value-type="float">
            <text:p>0.362484</text:p>
          </table:table-cell>
          <table:table-cell office:value-type="float" office:value="0.492004" calcext:value-type="float">
            <text:p>0.492004</text:p>
          </table:table-cell>
          <table:table-cell office:value-type="float" office:value="0.619525" calcext:value-type="float">
            <text:p>0.619525</text:p>
          </table:table-cell>
          <table:table-cell office:value-type="float" office:value="0.691413" calcext:value-type="float">
            <text:p>0.691413</text:p>
          </table:table-cell>
          <table:table-cell office:value-type="float" office:value="0.742775" calcext:value-type="float">
            <text:p>0.742775</text:p>
          </table:table-cell>
          <table:table-cell office:value-type="float" office:value="0.774617" calcext:value-type="float">
            <text:p>0.774617</text:p>
          </table:table-cell>
          <table:table-cell office:value-type="float" office:value="0.817447" calcext:value-type="float">
            <text:p>0.817447</text:p>
          </table:table-cell>
          <table:table-cell office:value-type="float" office:value="0.839996" calcext:value-type="float">
            <text:p>0.839996</text:p>
          </table:table-cell>
          <table:table-cell office:value-type="float" office:value="0.856225" calcext:value-type="float">
            <text:p>0.856225</text:p>
          </table:table-cell>
          <table:table-cell office:value-type="float" office:value="0.868682" calcext:value-type="float">
            <text:p>0.868682</text:p>
          </table:table-cell>
          <table:table-cell office:value-type="float" office:value="0.89987" calcext:value-type="float">
            <text:p>0.89987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60255" calcext:value-type="float">
            <text:p>0.76025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74658" calcext:value-type="float">
            <text:p>0.274658</text:p>
          </table:table-cell>
          <table:table-cell office:value-type="float" office:value="0.485633" calcext:value-type="float">
            <text:p>0.485633</text:p>
          </table:table-cell>
          <table:table-cell office:value-type="float" office:value="0.61596" calcext:value-type="float">
            <text:p>0.61596</text:p>
          </table:table-cell>
          <table:table-cell office:value-type="float" office:value="0.707537" calcext:value-type="float">
            <text:p>0.707537</text:p>
          </table:table-cell>
          <table:table-cell office:value-type="float" office:value="0.766067" calcext:value-type="float">
            <text:p>0.766067</text:p>
          </table:table-cell>
          <table:table-cell office:value-type="float" office:value="0.805802" calcext:value-type="float">
            <text:p>0.805802</text:p>
          </table:table-cell>
          <table:table-cell office:value-type="float" office:value="0.832977" calcext:value-type="float">
            <text:p>0.832977</text:p>
          </table:table-cell>
          <table:table-cell office:value-type="float" office:value="0.850716" calcext:value-type="float">
            <text:p>0.850716</text:p>
          </table:table-cell>
          <table:table-cell office:value-type="float" office:value="0.86193" calcext:value-type="float">
            <text:p>0.86193</text:p>
          </table:table-cell>
          <table:table-cell office:value-type="float" office:value="0.873339" calcext:value-type="float">
            <text:p>0.873339</text:p>
          </table:table-cell>
          <table:table-cell office:value-type="float" office:value="0.894111" calcext:value-type="float">
            <text:p>0.894111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69407" calcext:value-type="float">
            <text:p>0.76940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78721" calcext:value-type="float">
            <text:p>0.178721</text:p>
          </table:table-cell>
          <table:table-cell office:value-type="float" office:value="0.513116" calcext:value-type="float">
            <text:p>0.513116</text:p>
          </table:table-cell>
          <table:table-cell office:value-type="float" office:value="0.647642" calcext:value-type="float">
            <text:p>0.647642</text:p>
          </table:table-cell>
          <table:table-cell office:value-type="float" office:value="0.730744" calcext:value-type="float">
            <text:p>0.730744</text:p>
          </table:table-cell>
          <table:table-cell office:value-type="float" office:value="0.781052" calcext:value-type="float">
            <text:p>0.781052</text:p>
          </table:table-cell>
          <table:table-cell office:value-type="float" office:value="0.814287" calcext:value-type="float">
            <text:p>0.814287</text:p>
          </table:table-cell>
          <table:table-cell office:value-type="float" office:value="0.829838" calcext:value-type="float">
            <text:p>0.829838</text:p>
          </table:table-cell>
          <table:table-cell office:value-type="float" office:value="0.847441" calcext:value-type="float">
            <text:p>0.847441</text:p>
          </table:table-cell>
          <table:table-cell office:value-type="float" office:value="0.863296" calcext:value-type="float">
            <text:p>0.863296</text:p>
          </table:table-cell>
          <table:table-cell office:value-type="float" office:value="0.87549" calcext:value-type="float">
            <text:p>0.87549</text:p>
          </table:table-cell>
          <table:table-cell office:value-type="float" office:value="0.896192" calcext:value-type="float">
            <text:p>0.896192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7991" calcext:value-type="float">
            <text:p>0.7799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office:value-type="float" office:value="0.397897" calcext:value-type="float">
            <text:p>0.397897</text:p>
          </table:table-cell>
          <table:table-cell office:value-type="float" office:value="0.643447" calcext:value-type="float">
            <text:p>0.643447</text:p>
          </table:table-cell>
          <table:table-cell office:value-type="float" office:value="0.731214" calcext:value-type="float">
            <text:p>0.731214</text:p>
          </table:table-cell>
          <table:table-cell office:value-type="float" office:value="0.776018" calcext:value-type="float">
            <text:p>0.776018</text:p>
          </table:table-cell>
          <table:table-cell office:value-type="float" office:value="0.806616" calcext:value-type="float">
            <text:p>0.806616</text:p>
          </table:table-cell>
          <table:table-cell office:value-type="float" office:value="0.829312" calcext:value-type="float">
            <text:p>0.829312</text:p>
          </table:table-cell>
          <table:table-cell office:value-type="float" office:value="0.845641" calcext:value-type="float">
            <text:p>0.845641</text:p>
          </table:table-cell>
          <table:table-cell office:value-type="float" office:value="0.86392" calcext:value-type="float">
            <text:p>0.86392</text:p>
          </table:table-cell>
          <table:table-cell office:value-type="float" office:value="0.877415" calcext:value-type="float">
            <text:p>0.877415</text:p>
          </table:table-cell>
          <table:table-cell office:value-type="float" office:value="0.897465" calcext:value-type="float">
            <text:p>0.897465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66894" calcext:value-type="float">
            <text:p>0.76689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.477815" calcext:value-type="float">
            <text:p>0.477815</text:p>
          </table:table-cell>
          <table:table-cell office:value-type="float" office:value="0.683436" calcext:value-type="float">
            <text:p>0.683436</text:p>
          </table:table-cell>
          <table:table-cell office:value-type="float" office:value="0.749081" calcext:value-type="float">
            <text:p>0.749081</text:p>
          </table:table-cell>
          <table:table-cell office:value-type="float" office:value="0.784801" calcext:value-type="float">
            <text:p>0.784801</text:p>
          </table:table-cell>
          <table:table-cell office:value-type="float" office:value="0.813646" calcext:value-type="float">
            <text:p>0.813646</text:p>
          </table:table-cell>
          <table:table-cell office:value-type="float" office:value="0.839779" calcext:value-type="float">
            <text:p>0.839779</text:p>
          </table:table-cell>
          <table:table-cell office:value-type="float" office:value="0.852699" calcext:value-type="float">
            <text:p>0.852699</text:p>
          </table:table-cell>
          <table:table-cell office:value-type="float" office:value="0.866294" calcext:value-type="float">
            <text:p>0.866294</text:p>
          </table:table-cell>
          <table:table-cell office:value-type="float" office:value="0.875441" calcext:value-type="float">
            <text:p>0.875441</text:p>
          </table:table-cell>
          <table:table-cell office:value-type="float" office:value="0.895531" calcext:value-type="float">
            <text:p>0.895531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83852" calcext:value-type="float">
            <text:p>0.78385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0.445959" calcext:value-type="float">
            <text:p>0.445959</text:p>
          </table:table-cell>
          <table:table-cell office:value-type="float" office:value="0.670404" calcext:value-type="float">
            <text:p>0.670404</text:p>
          </table:table-cell>
          <table:table-cell office:value-type="float" office:value="0.73373" calcext:value-type="float">
            <text:p>0.73373</text:p>
          </table:table-cell>
          <table:table-cell office:value-type="float" office:value="0.769357" calcext:value-type="float">
            <text:p>0.769357</text:p>
          </table:table-cell>
          <table:table-cell office:value-type="float" office:value="0.802785" calcext:value-type="float">
            <text:p>0.802785</text:p>
          </table:table-cell>
          <table:table-cell office:value-type="float" office:value="0.82496" calcext:value-type="float">
            <text:p>0.82496</text:p>
          </table:table-cell>
          <table:table-cell office:value-type="float" office:value="0.841649" calcext:value-type="float">
            <text:p>0.841649</text:p>
          </table:table-cell>
          <table:table-cell office:value-type="float" office:value="0.857247" calcext:value-type="float">
            <text:p>0.857247</text:p>
          </table:table-cell>
          <table:table-cell office:value-type="float" office:value="0.870692" calcext:value-type="float">
            <text:p>0.870692</text:p>
          </table:table-cell>
          <table:table-cell office:value-type="float" office:value="0.895012" calcext:value-type="float">
            <text:p>0.895012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71179" calcext:value-type="float">
            <text:p>0.77117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0.445554" calcext:value-type="float">
            <text:p>0.445554</text:p>
          </table:table-cell>
          <table:table-cell office:value-type="float" office:value="0.659669" calcext:value-type="float">
            <text:p>0.659669</text:p>
          </table:table-cell>
          <table:table-cell office:value-type="float" office:value="0.735187" calcext:value-type="float">
            <text:p>0.735187</text:p>
          </table:table-cell>
          <table:table-cell office:value-type="float" office:value="0.766014" calcext:value-type="float">
            <text:p>0.766014</text:p>
          </table:table-cell>
          <table:table-cell office:value-type="float" office:value="0.79733" calcext:value-type="float">
            <text:p>0.79733</text:p>
          </table:table-cell>
          <table:table-cell office:value-type="float" office:value="0.824788" calcext:value-type="float">
            <text:p>0.824788</text:p>
          </table:table-cell>
          <table:table-cell office:value-type="float" office:value="0.840772" calcext:value-type="float">
            <text:p>0.840772</text:p>
          </table:table-cell>
          <table:table-cell office:value-type="float" office:value="0.858074" calcext:value-type="float">
            <text:p>0.858074</text:p>
          </table:table-cell>
          <table:table-cell office:value-type="float" office:value="0.870447" calcext:value-type="float">
            <text:p>0.870447</text:p>
          </table:table-cell>
          <table:table-cell office:value-type="float" office:value="0.890893" calcext:value-type="float">
            <text:p>0.890893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68873" calcext:value-type="float">
            <text:p>0.76887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18189" calcext:value-type="float">
            <text:p>0.418189</text:p>
          </table:table-cell>
          <table:table-cell office:value-type="float" office:value="0.561251" calcext:value-type="float">
            <text:p>0.561251</text:p>
          </table:table-cell>
          <table:table-cell office:value-type="float" office:value="0.711507" calcext:value-type="float">
            <text:p>0.711507</text:p>
          </table:table-cell>
          <table:table-cell office:value-type="float" office:value="0.765499" calcext:value-type="float">
            <text:p>0.765499</text:p>
          </table:table-cell>
          <table:table-cell office:value-type="float" office:value="0.79434" calcext:value-type="float">
            <text:p>0.79434</text:p>
          </table:table-cell>
          <table:table-cell office:value-type="float" office:value="0.816424" calcext:value-type="float">
            <text:p>0.816424</text:p>
          </table:table-cell>
          <table:table-cell office:value-type="float" office:value="0.835183" calcext:value-type="float">
            <text:p>0.835183</text:p>
          </table:table-cell>
          <table:table-cell office:value-type="float" office:value="0.852052" calcext:value-type="float">
            <text:p>0.852052</text:p>
          </table:table-cell>
          <table:table-cell office:value-type="float" office:value="0.864427" calcext:value-type="float">
            <text:p>0.864427</text:p>
          </table:table-cell>
          <table:table-cell office:value-type="float" office:value="0.874213" calcext:value-type="float">
            <text:p>0.874213</text:p>
          </table:table-cell>
          <table:table-cell office:value-type="float" office:value="0.896088" calcext:value-type="float">
            <text:p>0.896088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97098" calcext:value-type="float">
            <text:p>0.79709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.449167" calcext:value-type="float">
            <text:p>0.449167</text:p>
          </table:table-cell>
          <table:table-cell office:value-type="float" office:value="0.640642" calcext:value-type="float">
            <text:p>0.640642</text:p>
          </table:table-cell>
          <table:table-cell office:value-type="float" office:value="0.733986" calcext:value-type="float">
            <text:p>0.733986</text:p>
          </table:table-cell>
          <table:table-cell office:value-type="float" office:value="0.772357" calcext:value-type="float">
            <text:p>0.772357</text:p>
          </table:table-cell>
          <table:table-cell office:value-type="float" office:value="0.799691" calcext:value-type="float">
            <text:p>0.799691</text:p>
          </table:table-cell>
          <table:table-cell office:value-type="float" office:value="0.825142" calcext:value-type="float">
            <text:p>0.825142</text:p>
          </table:table-cell>
          <table:table-cell office:value-type="float" office:value="0.840848" calcext:value-type="float">
            <text:p>0.840848</text:p>
          </table:table-cell>
          <table:table-cell office:value-type="float" office:value="0.855844" calcext:value-type="float">
            <text:p>0.855844</text:p>
          </table:table-cell>
          <table:table-cell office:value-type="float" office:value="0.869059" calcext:value-type="float">
            <text:p>0.869059</text:p>
          </table:table-cell>
          <table:table-cell office:value-type="float" office:value="0.889555" calcext:value-type="float">
            <text:p>0.889555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67629" calcext:value-type="float">
            <text:p>0.76762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59388" calcext:value-type="float">
            <text:p>0.459388</text:p>
          </table:table-cell>
          <table:table-cell office:value-type="float" office:value="0.562108" calcext:value-type="float">
            <text:p>0.562108</text:p>
          </table:table-cell>
          <table:table-cell office:value-type="float" office:value="0.68709" calcext:value-type="float">
            <text:p>0.68709</text:p>
          </table:table-cell>
          <table:table-cell office:value-type="float" office:value="0.750377" calcext:value-type="float">
            <text:p>0.750377</text:p>
          </table:table-cell>
          <table:table-cell office:value-type="float" office:value="0.783297" calcext:value-type="float">
            <text:p>0.783297</text:p>
          </table:table-cell>
          <table:table-cell office:value-type="float" office:value="0.806808" calcext:value-type="float">
            <text:p>0.806808</text:p>
          </table:table-cell>
          <table:table-cell office:value-type="float" office:value="0.830874" calcext:value-type="float">
            <text:p>0.830874</text:p>
          </table:table-cell>
          <table:table-cell office:value-type="float" office:value="0.842612" calcext:value-type="float">
            <text:p>0.842612</text:p>
          </table:table-cell>
          <table:table-cell office:value-type="float" office:value="0.859814" calcext:value-type="float">
            <text:p>0.859814</text:p>
          </table:table-cell>
          <table:table-cell office:value-type="float" office:value="0.87095" calcext:value-type="float">
            <text:p>0.87095</text:p>
          </table:table-cell>
          <table:table-cell office:value-type="float" office:value="0.893295" calcext:value-type="float">
            <text:p>0.893295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88722" calcext:value-type="float">
            <text:p>0.78872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0.420899" calcext:value-type="float">
            <text:p>0.420899</text:p>
          </table:table-cell>
          <table:table-cell office:value-type="float" office:value="0.667223" calcext:value-type="float">
            <text:p>0.667223</text:p>
          </table:table-cell>
          <table:table-cell office:value-type="float" office:value="0.723252" calcext:value-type="float">
            <text:p>0.723252</text:p>
          </table:table-cell>
          <table:table-cell office:value-type="float" office:value="0.76853" calcext:value-type="float">
            <text:p>0.76853</text:p>
          </table:table-cell>
          <table:table-cell office:value-type="float" office:value="0.795278" calcext:value-type="float">
            <text:p>0.795278</text:p>
          </table:table-cell>
          <table:table-cell office:value-type="float" office:value="0.815975" calcext:value-type="float">
            <text:p>0.815975</text:p>
          </table:table-cell>
          <table:table-cell office:value-type="float" office:value="0.837702" calcext:value-type="float">
            <text:p>0.837702</text:p>
          </table:table-cell>
          <table:table-cell office:value-type="float" office:value="0.854532" calcext:value-type="float">
            <text:p>0.854532</text:p>
          </table:table-cell>
          <table:table-cell office:value-type="float" office:value="0.869901" calcext:value-type="float">
            <text:p>0.869901</text:p>
          </table:table-cell>
          <table:table-cell office:value-type="float" office:value="0.892884" calcext:value-type="float">
            <text:p>0.892884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64617" calcext:value-type="float">
            <text:p>0.76461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  <table:table-cell office:value-type="float" office:value="0.479083" calcext:value-type="float">
            <text:p>0.479083</text:p>
          </table:table-cell>
          <table:table-cell office:value-type="float" office:value="0.661713" calcext:value-type="float">
            <text:p>0.661713</text:p>
          </table:table-cell>
          <table:table-cell office:value-type="float" office:value="0.726084" calcext:value-type="float">
            <text:p>0.726084</text:p>
          </table:table-cell>
          <table:table-cell office:value-type="float" office:value="0.765058" calcext:value-type="float">
            <text:p>0.765058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81334" calcext:value-type="float">
            <text:p>0.81334</text:p>
          </table:table-cell>
          <table:table-cell office:value-type="float" office:value="0.832647" calcext:value-type="float">
            <text:p>0.832647</text:p>
          </table:table-cell>
          <table:table-cell office:value-type="float" office:value="0.850809" calcext:value-type="float">
            <text:p>0.850809</text:p>
          </table:table-cell>
          <table:table-cell office:value-type="float" office:value="0.868261" calcext:value-type="float">
            <text:p>0.868261</text:p>
          </table:table-cell>
          <table:table-cell office:value-type="float" office:value="0.890091" calcext:value-type="float">
            <text:p>0.890091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67921" calcext:value-type="float">
            <text:p>0.76792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float" office:value="0.467965" calcext:value-type="float">
            <text:p>0.467965</text:p>
          </table:table-cell>
          <table:table-cell office:value-type="float" office:value="0.661766" calcext:value-type="float">
            <text:p>0.661766</text:p>
          </table:table-cell>
          <table:table-cell office:value-type="float" office:value="0.727432" calcext:value-type="float">
            <text:p>0.727432</text:p>
          </table:table-cell>
          <table:table-cell office:value-type="float" office:value="0.763038" calcext:value-type="float">
            <text:p>0.763038</text:p>
          </table:table-cell>
          <table:table-cell office:value-type="float" office:value="0.794023" calcext:value-type="float">
            <text:p>0.794023</text:p>
          </table:table-cell>
          <table:table-cell office:value-type="float" office:value="0.815934" calcext:value-type="float">
            <text:p>0.815934</text:p>
          </table:table-cell>
          <table:table-cell office:value-type="float" office:value="0.837429" calcext:value-type="float">
            <text:p>0.837429</text:p>
          </table:table-cell>
          <table:table-cell office:value-type="float" office:value="0.853699" calcext:value-type="float">
            <text:p>0.853699</text:p>
          </table:table-cell>
          <table:table-cell office:value-type="float" office:value="0.870728" calcext:value-type="float">
            <text:p>0.870728</text:p>
          </table:table-cell>
          <table:table-cell office:value-type="float" office:value="0.893103" calcext:value-type="float">
            <text:p>0.893103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68512" calcext:value-type="float">
            <text:p>0.76851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83503" calcext:value-type="float">
            <text:p>0.283503</text:p>
          </table:table-cell>
          <table:table-cell office:value-type="float" office:value="0.519808" calcext:value-type="float">
            <text:p>0.519808</text:p>
          </table:table-cell>
          <table:table-cell office:value-type="float" office:value="0.645522" calcext:value-type="float">
            <text:p>0.645522</text:p>
          </table:table-cell>
          <table:table-cell office:value-type="float" office:value="0.717727" calcext:value-type="float">
            <text:p>0.717727</text:p>
          </table:table-cell>
          <table:table-cell office:value-type="float" office:value="0.757859" calcext:value-type="float">
            <text:p>0.757859</text:p>
          </table:table-cell>
          <table:table-cell office:value-type="float" office:value="0.783452" calcext:value-type="float">
            <text:p>0.783452</text:p>
          </table:table-cell>
          <table:table-cell office:value-type="float" office:value="0.808176" calcext:value-type="float">
            <text:p>0.808176</text:p>
          </table:table-cell>
          <table:table-cell office:value-type="float" office:value="0.834319" calcext:value-type="float">
            <text:p>0.834319</text:p>
          </table:table-cell>
          <table:table-cell office:value-type="float" office:value="0.85197" calcext:value-type="float">
            <text:p>0.85197</text:p>
          </table:table-cell>
          <table:table-cell office:value-type="float" office:value="0.872826" calcext:value-type="float">
            <text:p>0.872826</text:p>
          </table:table-cell>
          <table:table-cell office:value-type="float" office:value="0.896592" calcext:value-type="float">
            <text:p>0.896592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68825" calcext:value-type="float">
            <text:p>0.76882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42625" calcext:value-type="float">
            <text:p>0.442625</text:p>
          </table:table-cell>
          <table:table-cell office:value-type="float" office:value="0.546841" calcext:value-type="float">
            <text:p>0.546841</text:p>
          </table:table-cell>
          <table:table-cell office:value-type="float" office:value="0.673196" calcext:value-type="float">
            <text:p>0.673196</text:p>
          </table:table-cell>
          <table:table-cell office:value-type="float" office:value="0.723845" calcext:value-type="float">
            <text:p>0.723845</text:p>
          </table:table-cell>
          <table:table-cell office:value-type="float" office:value="0.752425" calcext:value-type="float">
            <text:p>0.752425</text:p>
          </table:table-cell>
          <table:table-cell office:value-type="float" office:value="0.781078" calcext:value-type="float">
            <text:p>0.781078</text:p>
          </table:table-cell>
          <table:table-cell office:value-type="float" office:value="0.804119" calcext:value-type="float">
            <text:p>0.804119</text:p>
          </table:table-cell>
          <table:table-cell office:value-type="float" office:value="0.833371" calcext:value-type="float">
            <text:p>0.833371</text:p>
          </table:table-cell>
          <table:table-cell office:value-type="float" office:value="0.846977" calcext:value-type="float">
            <text:p>0.846977</text:p>
          </table:table-cell>
          <table:table-cell office:value-type="float" office:value="0.868774" calcext:value-type="float">
            <text:p>0.868774</text:p>
          </table:table-cell>
          <table:table-cell office:value-type="float" office:value="0.89322" calcext:value-type="float">
            <text:p>0.89322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72385" calcext:value-type="float">
            <text:p>0.77238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15778" calcext:value-type="float">
            <text:p>0.215778</text:p>
          </table:table-cell>
          <table:table-cell office:value-type="float" office:value="0.51651" calcext:value-type="float">
            <text:p>0.51651</text:p>
          </table:table-cell>
          <table:table-cell office:value-type="float" office:value="0.684063" calcext:value-type="float">
            <text:p>0.684063</text:p>
          </table:table-cell>
          <table:table-cell office:value-type="float" office:value="0.733763" calcext:value-type="float">
            <text:p>0.733763</text:p>
          </table:table-cell>
          <table:table-cell office:value-type="float" office:value="0.763834" calcext:value-type="float">
            <text:p>0.763834</text:p>
          </table:table-cell>
          <table:table-cell office:value-type="float" office:value="0.789196" calcext:value-type="float">
            <text:p>0.789196</text:p>
          </table:table-cell>
          <table:table-cell office:value-type="float" office:value="0.822714" calcext:value-type="float">
            <text:p>0.822714</text:p>
          </table:table-cell>
          <table:table-cell office:value-type="float" office:value="0.843188" calcext:value-type="float">
            <text:p>0.843188</text:p>
          </table:table-cell>
          <table:table-cell office:value-type="float" office:value="0.855711" calcext:value-type="float">
            <text:p>0.855711</text:p>
          </table:table-cell>
          <table:table-cell office:value-type="float" office:value="0.872343" calcext:value-type="float">
            <text:p>0.872343</text:p>
          </table:table-cell>
          <table:table-cell office:value-type="float" office:value="0.894708" calcext:value-type="float">
            <text:p>0.894708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77603" calcext:value-type="float">
            <text:p>0.77760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0.465991" calcext:value-type="float">
            <text:p>0.465991</text:p>
          </table:table-cell>
          <table:table-cell office:value-type="float" office:value="0.691001" calcext:value-type="float">
            <text:p>0.691001</text:p>
          </table:table-cell>
          <table:table-cell office:value-type="float" office:value="0.747019" calcext:value-type="float">
            <text:p>0.747019</text:p>
          </table:table-cell>
          <table:table-cell office:value-type="float" office:value="0.78194" calcext:value-type="float">
            <text:p>0.78194</text:p>
          </table:table-cell>
          <table:table-cell office:value-type="float" office:value="0.812007" calcext:value-type="float">
            <text:p>0.812007</text:p>
          </table:table-cell>
          <table:table-cell office:value-type="float" office:value="0.832829" calcext:value-type="float">
            <text:p>0.832829</text:p>
          </table:table-cell>
          <table:table-cell office:value-type="float" office:value="0.849118" calcext:value-type="float">
            <text:p>0.849118</text:p>
          </table:table-cell>
          <table:table-cell office:value-type="float" office:value="0.865043" calcext:value-type="float">
            <text:p>0.865043</text:p>
          </table:table-cell>
          <table:table-cell office:value-type="float" office:value="0.880137" calcext:value-type="float">
            <text:p>0.880137</text:p>
          </table:table-cell>
          <table:table-cell office:value-type="float" office:value="0.90134" calcext:value-type="float">
            <text:p>0.90134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82643" calcext:value-type="float">
            <text:p>0.78264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82542" calcext:value-type="float">
            <text:p>0.482542</text:p>
          </table:table-cell>
          <table:table-cell office:value-type="float" office:value="0.57774" calcext:value-type="float">
            <text:p>0.57774</text:p>
          </table:table-cell>
          <table:table-cell office:value-type="float" office:value="0.718682" calcext:value-type="float">
            <text:p>0.718682</text:p>
          </table:table-cell>
          <table:table-cell office:value-type="float" office:value="0.766639" calcext:value-type="float">
            <text:p>0.766639</text:p>
          </table:table-cell>
          <table:table-cell office:value-type="float" office:value="0.79072" calcext:value-type="float">
            <text:p>0.79072</text:p>
          </table:table-cell>
          <table:table-cell office:value-type="float" office:value="0.810697" calcext:value-type="float">
            <text:p>0.810697</text:p>
          </table:table-cell>
          <table:table-cell office:value-type="float" office:value="0.83031" calcext:value-type="float">
            <text:p>0.83031</text:p>
          </table:table-cell>
          <table:table-cell office:value-type="float" office:value="0.845958" calcext:value-type="float">
            <text:p>0.845958</text:p>
          </table:table-cell>
          <table:table-cell office:value-type="float" office:value="0.864417" calcext:value-type="float">
            <text:p>0.864417</text:p>
          </table:table-cell>
          <table:table-cell office:value-type="float" office:value="0.875847" calcext:value-type="float">
            <text:p>0.875847</text:p>
          </table:table-cell>
          <table:table-cell office:value-type="float" office:value="0.900429" calcext:value-type="float">
            <text:p>0.900429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98144" calcext:value-type="float">
            <text:p>0.79814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84114" calcext:value-type="float">
            <text:p>0.284114</text:p>
          </table:table-cell>
          <table:table-cell office:value-type="float" office:value="0.565036" calcext:value-type="float">
            <text:p>0.565036</text:p>
          </table:table-cell>
          <table:table-cell office:value-type="float" office:value="0.715711" calcext:value-type="float">
            <text:p>0.715711</text:p>
          </table:table-cell>
          <table:table-cell office:value-type="float" office:value="0.771125" calcext:value-type="float">
            <text:p>0.771125</text:p>
          </table:table-cell>
          <table:table-cell office:value-type="float" office:value="0.805222" calcext:value-type="float">
            <text:p>0.805222</text:p>
          </table:table-cell>
          <table:table-cell office:value-type="float" office:value="0.829674" calcext:value-type="float">
            <text:p>0.829674</text:p>
          </table:table-cell>
          <table:table-cell office:value-type="float" office:value="0.841548" calcext:value-type="float">
            <text:p>0.841548</text:p>
          </table:table-cell>
          <table:table-cell office:value-type="float" office:value="0.854964" calcext:value-type="float">
            <text:p>0.854964</text:p>
          </table:table-cell>
          <table:table-cell office:value-type="float" office:value="0.865703" calcext:value-type="float">
            <text:p>0.865703</text:p>
          </table:table-cell>
          <table:table-cell office:value-type="float" office:value="0.880442" calcext:value-type="float">
            <text:p>0.880442</text:p>
          </table:table-cell>
          <table:table-cell office:value-type="float" office:value="0.902777" calcext:value-type="float">
            <text:p>0.902777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0322" calcext:value-type="float">
            <text:p>0.8032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office:value-type="float" office:value="0.498598" calcext:value-type="float">
            <text:p>0.498598</text:p>
          </table:table-cell>
          <table:table-cell office:value-type="float" office:value="0.700467" calcext:value-type="float">
            <text:p>0.700467</text:p>
          </table:table-cell>
          <table:table-cell office:value-type="float" office:value="0.75363" calcext:value-type="float">
            <text:p>0.75363</text:p>
          </table:table-cell>
          <table:table-cell office:value-type="float" office:value="0.796286" calcext:value-type="float">
            <text:p>0.796286</text:p>
          </table:table-cell>
          <table:table-cell office:value-type="float" office:value="0.823347" calcext:value-type="float">
            <text:p>0.823347</text:p>
          </table:table-cell>
          <table:table-cell office:value-type="float" office:value="0.841256" calcext:value-type="float">
            <text:p>0.841256</text:p>
          </table:table-cell>
          <table:table-cell office:value-type="float" office:value="0.856802" calcext:value-type="float">
            <text:p>0.856802</text:p>
          </table:table-cell>
          <table:table-cell office:value-type="float" office:value="0.86945" calcext:value-type="float">
            <text:p>0.86945</text:p>
          </table:table-cell>
          <table:table-cell office:value-type="float" office:value="0.877316" calcext:value-type="float">
            <text:p>0.877316</text:p>
          </table:table-cell>
          <table:table-cell office:value-type="float" office:value="0.898295" calcext:value-type="float">
            <text:p>0.898295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91545" calcext:value-type="float">
            <text:p>0.79154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" calcext:value-type="float">
            <text:p>-1</text:p>
          </table:table-cell>
          <table:table-cell office:value-type="float" office:value="0.466845" calcext:value-type="float">
            <text:p>0.466845</text:p>
          </table:table-cell>
          <table:table-cell office:value-type="float" office:value="0.682316" calcext:value-type="float">
            <text:p>0.682316</text:p>
          </table:table-cell>
          <table:table-cell office:value-type="float" office:value="0.74698" calcext:value-type="float">
            <text:p>0.74698</text:p>
          </table:table-cell>
          <table:table-cell office:value-type="float" office:value="0.784935" calcext:value-type="float">
            <text:p>0.784935</text:p>
          </table:table-cell>
          <table:table-cell office:value-type="float" office:value="0.813161" calcext:value-type="float">
            <text:p>0.813161</text:p>
          </table:table-cell>
          <table:table-cell office:value-type="float" office:value="0.833707" calcext:value-type="float">
            <text:p>0.833707</text:p>
          </table:table-cell>
          <table:table-cell office:value-type="float" office:value="0.85139" calcext:value-type="float">
            <text:p>0.85139</text:p>
          </table:table-cell>
          <table:table-cell office:value-type="float" office:value="0.868975" calcext:value-type="float">
            <text:p>0.868975</text:p>
          </table:table-cell>
          <table:table-cell office:value-type="float" office:value="0.882044" calcext:value-type="float">
            <text:p>0.882044</text:p>
          </table:table-cell>
          <table:table-cell office:value-type="float" office:value="0.899603" calcext:value-type="float">
            <text:p>0.899603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82996" calcext:value-type="float">
            <text:p>0.78299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  <table:table-cell office:value-type="float" office:value="0.486657" calcext:value-type="float">
            <text:p>0.486657</text:p>
          </table:table-cell>
          <table:table-cell office:value-type="float" office:value="0.657852" calcext:value-type="float">
            <text:p>0.657852</text:p>
          </table:table-cell>
          <table:table-cell office:value-type="float" office:value="0.733713" calcext:value-type="float">
            <text:p>0.733713</text:p>
          </table:table-cell>
          <table:table-cell office:value-type="float" office:value="0.774231" calcext:value-type="float">
            <text:p>0.774231</text:p>
          </table:table-cell>
          <table:table-cell office:value-type="float" office:value="0.801909" calcext:value-type="float">
            <text:p>0.801909</text:p>
          </table:table-cell>
          <table:table-cell office:value-type="float" office:value="0.829573" calcext:value-type="float">
            <text:p>0.829573</text:p>
          </table:table-cell>
          <table:table-cell office:value-type="float" office:value="0.85178" calcext:value-type="float">
            <text:p>0.85178</text:p>
          </table:table-cell>
          <table:table-cell office:value-type="float" office:value="0.869747" calcext:value-type="float">
            <text:p>0.869747</text:p>
          </table:table-cell>
          <table:table-cell office:value-type="float" office:value="0.883138" calcext:value-type="float">
            <text:p>0.883138</text:p>
          </table:table-cell>
          <table:table-cell office:value-type="float" office:value="0.901985" calcext:value-type="float">
            <text:p>0.901985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79058" calcext:value-type="float">
            <text:p>0.77905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" calcext:value-type="float">
            <text:p>-1</text:p>
          </table:table-cell>
          <table:table-cell office:value-type="float" office:value="0.445184" calcext:value-type="float">
            <text:p>0.445184</text:p>
          </table:table-cell>
          <table:table-cell office:value-type="float" office:value="0.689469" calcext:value-type="float">
            <text:p>0.689469</text:p>
          </table:table-cell>
          <table:table-cell office:value-type="float" office:value="0.754371" calcext:value-type="float">
            <text:p>0.754371</text:p>
          </table:table-cell>
          <table:table-cell office:value-type="float" office:value="0.789644" calcext:value-type="float">
            <text:p>0.789644</text:p>
          </table:table-cell>
          <table:table-cell office:value-type="float" office:value="0.814695" calcext:value-type="float">
            <text:p>0.814695</text:p>
          </table:table-cell>
          <table:table-cell office:value-type="float" office:value="0.834441" calcext:value-type="float">
            <text:p>0.834441</text:p>
          </table:table-cell>
          <table:table-cell office:value-type="float" office:value="0.856835" calcext:value-type="float">
            <text:p>0.856835</text:p>
          </table:table-cell>
          <table:table-cell office:value-type="float" office:value="0.870904" calcext:value-type="float">
            <text:p>0.870904</text:p>
          </table:table-cell>
          <table:table-cell office:value-type="float" office:value="0.88074" calcext:value-type="float">
            <text:p>0.88074</text:p>
          </table:table-cell>
          <table:table-cell office:value-type="float" office:value="0.898181" calcext:value-type="float">
            <text:p>0.898181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83447" calcext:value-type="float">
            <text:p>0.78344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0.453182" calcext:value-type="float">
            <text:p>0.453182</text:p>
          </table:table-cell>
          <table:table-cell office:value-type="float" office:value="0.694209" calcext:value-type="float">
            <text:p>0.694209</text:p>
          </table:table-cell>
          <table:table-cell office:value-type="float" office:value="0.769449" calcext:value-type="float">
            <text:p>0.769449</text:p>
          </table:table-cell>
          <table:table-cell office:value-type="float" office:value="0.807697" calcext:value-type="float">
            <text:p>0.807697</text:p>
          </table:table-cell>
          <table:table-cell office:value-type="float" office:value="0.828637" calcext:value-type="float">
            <text:p>0.828637</text:p>
          </table:table-cell>
          <table:table-cell office:value-type="float" office:value="0.849793" calcext:value-type="float">
            <text:p>0.849793</text:p>
          </table:table-cell>
          <table:table-cell office:value-type="float" office:value="0.863679" calcext:value-type="float">
            <text:p>0.863679</text:p>
          </table:table-cell>
          <table:table-cell office:value-type="float" office:value="0.872843" calcext:value-type="float">
            <text:p>0.872843</text:p>
          </table:table-cell>
          <table:table-cell office:value-type="float" office:value="0.88109" calcext:value-type="float">
            <text:p>0.88109</text:p>
          </table:table-cell>
          <table:table-cell office:value-type="float" office:value="0.896294" calcext:value-type="float">
            <text:p>0.896294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91687" calcext:value-type="float">
            <text:p>0.79168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0.500272" calcext:value-type="float">
            <text:p>0.500272</text:p>
          </table:table-cell>
          <table:table-cell office:value-type="float" office:value="0.700441" calcext:value-type="float">
            <text:p>0.700441</text:p>
          </table:table-cell>
          <table:table-cell office:value-type="float" office:value="0.766315" calcext:value-type="float">
            <text:p>0.766315</text:p>
          </table:table-cell>
          <table:table-cell office:value-type="float" office:value="0.805019" calcext:value-type="float">
            <text:p>0.805019</text:p>
          </table:table-cell>
          <table:table-cell office:value-type="float" office:value="0.826007" calcext:value-type="float">
            <text:p>0.826007</text:p>
          </table:table-cell>
          <table:table-cell office:value-type="float" office:value="0.84478" calcext:value-type="float">
            <text:p>0.84478</text:p>
          </table:table-cell>
          <table:table-cell office:value-type="float" office:value="0.863665" calcext:value-type="float">
            <text:p>0.863665</text:p>
          </table:table-cell>
          <table:table-cell office:value-type="float" office:value="0.876049" calcext:value-type="float">
            <text:p>0.876049</text:p>
          </table:table-cell>
          <table:table-cell office:value-type="float" office:value="0.885401" calcext:value-type="float">
            <text:p>0.885401</text:p>
          </table:table-cell>
          <table:table-cell office:value-type="float" office:value="0.901955" calcext:value-type="float">
            <text:p>0.901955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96991" calcext:value-type="float">
            <text:p>0.79699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" calcext:value-type="float">
            <text:p>-1</text:p>
          </table:table-cell>
          <table:table-cell office:value-type="float" office:value="0.428392" calcext:value-type="float">
            <text:p>0.428392</text:p>
          </table:table-cell>
          <table:table-cell office:value-type="float" office:value="0.705266" calcext:value-type="float">
            <text:p>0.705266</text:p>
          </table:table-cell>
          <table:table-cell office:value-type="float" office:value="0.773887" calcext:value-type="float">
            <text:p>0.773887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823938" calcext:value-type="float">
            <text:p>0.823938</text:p>
          </table:table-cell>
          <table:table-cell office:value-type="float" office:value="0.843643" calcext:value-type="float">
            <text:p>0.843643</text:p>
          </table:table-cell>
          <table:table-cell office:value-type="float" office:value="0.85965" calcext:value-type="float">
            <text:p>0.85965</text:p>
          </table:table-cell>
          <table:table-cell office:value-type="float" office:value="0.871444" calcext:value-type="float">
            <text:p>0.871444</text:p>
          </table:table-cell>
          <table:table-cell office:value-type="float" office:value="0.882424" calcext:value-type="float">
            <text:p>0.882424</text:p>
          </table:table-cell>
          <table:table-cell office:value-type="float" office:value="0.903045" calcext:value-type="float">
            <text:p>0.903045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89909" calcext:value-type="float">
            <text:p>0.78990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office:value-type="float" office:value="0.458547" calcext:value-type="float">
            <text:p>0.458547</text:p>
          </table:table-cell>
          <table:table-cell office:value-type="float" office:value="0.710327" calcext:value-type="float">
            <text:p>0.710327</text:p>
          </table:table-cell>
          <table:table-cell office:value-type="float" office:value="0.772368" calcext:value-type="float">
            <text:p>0.772368</text:p>
          </table:table-cell>
          <table:table-cell office:value-type="float" office:value="0.803631" calcext:value-type="float">
            <text:p>0.803631</text:p>
          </table:table-cell>
          <table:table-cell office:value-type="float" office:value="0.824077" calcext:value-type="float">
            <text:p>0.824077</text:p>
          </table:table-cell>
          <table:table-cell office:value-type="float" office:value="0.845246" calcext:value-type="float">
            <text:p>0.845246</text:p>
          </table:table-cell>
          <table:table-cell office:value-type="float" office:value="0.86215" calcext:value-type="float">
            <text:p>0.86215</text:p>
          </table:table-cell>
          <table:table-cell office:value-type="float" office:value="0.873201" calcext:value-type="float">
            <text:p>0.873201</text:p>
          </table:table-cell>
          <table:table-cell office:value-type="float" office:value="0.883281" calcext:value-type="float">
            <text:p>0.883281</text:p>
          </table:table-cell>
          <table:table-cell office:value-type="float" office:value="0.899337" calcext:value-type="float">
            <text:p>0.899337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93217" calcext:value-type="float">
            <text:p>0.79321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23472" calcext:value-type="float">
            <text:p>0.423472</text:p>
          </table:table-cell>
          <table:table-cell office:value-type="float" office:value="0.547979" calcext:value-type="float">
            <text:p>0.547979</text:p>
          </table:table-cell>
          <table:table-cell office:value-type="float" office:value="0.712355" calcext:value-type="float">
            <text:p>0.712355</text:p>
          </table:table-cell>
          <table:table-cell office:value-type="float" office:value="0.764023" calcext:value-type="float">
            <text:p>0.764023</text:p>
          </table:table-cell>
          <table:table-cell office:value-type="float" office:value="0.795096" calcext:value-type="float">
            <text:p>0.795096</text:p>
          </table:table-cell>
          <table:table-cell office:value-type="float" office:value="0.820965" calcext:value-type="float">
            <text:p>0.820965</text:p>
          </table:table-cell>
          <table:table-cell office:value-type="float" office:value="0.840603" calcext:value-type="float">
            <text:p>0.840603</text:p>
          </table:table-cell>
          <table:table-cell office:value-type="float" office:value="0.859331" calcext:value-type="float">
            <text:p>0.859331</text:p>
          </table:table-cell>
          <table:table-cell office:value-type="float" office:value="0.87092" calcext:value-type="float">
            <text:p>0.87092</text:p>
          </table:table-cell>
          <table:table-cell office:value-type="float" office:value="0.882587" calcext:value-type="float">
            <text:p>0.882587</text:p>
          </table:table-cell>
          <table:table-cell office:value-type="float" office:value="0.897805" calcext:value-type="float">
            <text:p>0.897805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799166" calcext:value-type="float">
            <text:p>0.79916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office:value-type="float" office:value="0.540947" calcext:value-type="float">
            <text:p>0.540947</text:p>
          </table:table-cell>
          <table:table-cell office:value-type="float" office:value="0.739835" calcext:value-type="float">
            <text:p>0.739835</text:p>
          </table:table-cell>
          <table:table-cell office:value-type="float" office:value="0.781546" calcext:value-type="float">
            <text:p>0.781546</text:p>
          </table:table-cell>
          <table:table-cell office:value-type="float" office:value="0.812167" calcext:value-type="float">
            <text:p>0.812167</text:p>
          </table:table-cell>
          <table:table-cell office:value-type="float" office:value="0.832542" calcext:value-type="float">
            <text:p>0.832542</text:p>
          </table:table-cell>
          <table:table-cell office:value-type="float" office:value="0.85179" calcext:value-type="float">
            <text:p>0.85179</text:p>
          </table:table-cell>
          <table:table-cell office:value-type="float" office:value="0.862683" calcext:value-type="float">
            <text:p>0.862683</text:p>
          </table:table-cell>
          <table:table-cell office:value-type="float" office:value="0.873275" calcext:value-type="float">
            <text:p>0.873275</text:p>
          </table:table-cell>
          <table:table-cell office:value-type="float" office:value="0.88729" calcext:value-type="float">
            <text:p>0.88729</text:p>
          </table:table-cell>
          <table:table-cell office:value-type="float" office:value="0.901165" calcext:value-type="float">
            <text:p>0.901165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08324" calcext:value-type="float">
            <text:p>0.80832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77123" calcext:value-type="float">
            <text:p>0.377123</text:p>
          </table:table-cell>
          <table:table-cell office:value-type="float" office:value="0.630005" calcext:value-type="float">
            <text:p>0.630005</text:p>
          </table:table-cell>
          <table:table-cell office:value-type="float" office:value="0.753525" calcext:value-type="float">
            <text:p>0.753525</text:p>
          </table:table-cell>
          <table:table-cell office:value-type="float" office:value="0.783375" calcext:value-type="float">
            <text:p>0.783375</text:p>
          </table:table-cell>
          <table:table-cell office:value-type="float" office:value="0.809756" calcext:value-type="float">
            <text:p>0.809756</text:p>
          </table:table-cell>
          <table:table-cell office:value-type="float" office:value="0.833234" calcext:value-type="float">
            <text:p>0.833234</text:p>
          </table:table-cell>
          <table:table-cell office:value-type="float" office:value="0.852084" calcext:value-type="float">
            <text:p>0.852084</text:p>
          </table:table-cell>
          <table:table-cell office:value-type="float" office:value="0.865468" calcext:value-type="float">
            <text:p>0.865468</text:p>
          </table:table-cell>
          <table:table-cell office:value-type="float" office:value="0.877148" calcext:value-type="float">
            <text:p>0.877148</text:p>
          </table:table-cell>
          <table:table-cell office:value-type="float" office:value="0.887167" calcext:value-type="float">
            <text:p>0.887167</text:p>
          </table:table-cell>
          <table:table-cell office:value-type="float" office:value="0.900487" calcext:value-type="float">
            <text:p>0.900487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19225" calcext:value-type="float">
            <text:p>0.81922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77123" calcext:value-type="float">
            <text:p>0.377123</text:p>
          </table:table-cell>
          <table:table-cell office:value-type="float" office:value="0.607869" calcext:value-type="float">
            <text:p>0.607869</text:p>
          </table:table-cell>
          <table:table-cell office:value-type="float" office:value="0.758484" calcext:value-type="float">
            <text:p>0.758484</text:p>
          </table:table-cell>
          <table:table-cell office:value-type="float" office:value="0.790673" calcext:value-type="float">
            <text:p>0.790673</text:p>
          </table:table-cell>
          <table:table-cell office:value-type="float" office:value="0.813684" calcext:value-type="float">
            <text:p>0.813684</text:p>
          </table:table-cell>
          <table:table-cell office:value-type="float" office:value="0.83203" calcext:value-type="float">
            <text:p>0.83203</text:p>
          </table:table-cell>
          <table:table-cell office:value-type="float" office:value="0.850172" calcext:value-type="float">
            <text:p>0.850172</text:p>
          </table:table-cell>
          <table:table-cell office:value-type="float" office:value="0.863099" calcext:value-type="float">
            <text:p>0.863099</text:p>
          </table:table-cell>
          <table:table-cell office:value-type="float" office:value="0.874338" calcext:value-type="float">
            <text:p>0.874338</text:p>
          </table:table-cell>
          <table:table-cell office:value-type="float" office:value="0.886786" calcext:value-type="float">
            <text:p>0.886786</text:p>
          </table:table-cell>
          <table:table-cell office:value-type="float" office:value="0.902416" calcext:value-type="float">
            <text:p>0.902416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17955" calcext:value-type="float">
            <text:p>0.81795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0.558604" calcext:value-type="float">
            <text:p>0.558604</text:p>
          </table:table-cell>
          <table:table-cell office:value-type="float" office:value="0.760377" calcext:value-type="float">
            <text:p>0.760377</text:p>
          </table:table-cell>
          <table:table-cell office:value-type="float" office:value="0.807227" calcext:value-type="float">
            <text:p>0.807227</text:p>
          </table:table-cell>
          <table:table-cell office:value-type="float" office:value="0.828913" calcext:value-type="float">
            <text:p>0.828913</text:p>
          </table:table-cell>
          <table:table-cell office:value-type="float" office:value="0.847186" calcext:value-type="float">
            <text:p>0.847186</text:p>
          </table:table-cell>
          <table:table-cell office:value-type="float" office:value="0.85903" calcext:value-type="float">
            <text:p>0.85903</text:p>
          </table:table-cell>
          <table:table-cell office:value-type="float" office:value="0.870032" calcext:value-type="float">
            <text:p>0.870032</text:p>
          </table:table-cell>
          <table:table-cell office:value-type="float" office:value="0.879922" calcext:value-type="float">
            <text:p>0.879922</text:p>
          </table:table-cell>
          <table:table-cell office:value-type="float" office:value="0.891026" calcext:value-type="float">
            <text:p>0.891026</text:p>
          </table:table-cell>
          <table:table-cell office:value-type="float" office:value="0.902264" calcext:value-type="float">
            <text:p>0.902264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20458" calcext:value-type="float">
            <text:p>0.82045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  <table:table-cell office:value-type="float" office:value="0.579856" calcext:value-type="float">
            <text:p>0.579856</text:p>
          </table:table-cell>
          <table:table-cell office:value-type="float" office:value="0.763725" calcext:value-type="float">
            <text:p>0.763725</text:p>
          </table:table-cell>
          <table:table-cell office:value-type="float" office:value="0.805189" calcext:value-type="float">
            <text:p>0.805189</text:p>
          </table:table-cell>
          <table:table-cell office:value-type="float" office:value="0.828839" calcext:value-type="float">
            <text:p>0.828839</text:p>
          </table:table-cell>
          <table:table-cell office:value-type="float" office:value="0.846498" calcext:value-type="float">
            <text:p>0.846498</text:p>
          </table:table-cell>
          <table:table-cell office:value-type="float" office:value="0.862963" calcext:value-type="float">
            <text:p>0.862963</text:p>
          </table:table-cell>
          <table:table-cell office:value-type="float" office:value="0.870645" calcext:value-type="float">
            <text:p>0.870645</text:p>
          </table:table-cell>
          <table:table-cell office:value-type="float" office:value="0.883421" calcext:value-type="float">
            <text:p>0.883421</text:p>
          </table:table-cell>
          <table:table-cell office:value-type="float" office:value="0.891561" calcext:value-type="float">
            <text:p>0.891561</text:p>
          </table:table-cell>
          <table:table-cell office:value-type="float" office:value="0.905002" calcext:value-type="float">
            <text:p>0.905002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2377" calcext:value-type="float">
            <text:p>0.8237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43995" calcext:value-type="float">
            <text:p>0.343995</text:p>
          </table:table-cell>
          <table:table-cell office:value-type="float" office:value="0.612138" calcext:value-type="float">
            <text:p>0.612138</text:p>
          </table:table-cell>
          <table:table-cell office:value-type="float" office:value="0.757391" calcext:value-type="float">
            <text:p>0.757391</text:p>
          </table:table-cell>
          <table:table-cell office:value-type="float" office:value="0.79676" calcext:value-type="float">
            <text:p>0.79676</text:p>
          </table:table-cell>
          <table:table-cell office:value-type="float" office:value="0.823483" calcext:value-type="float">
            <text:p>0.823483</text:p>
          </table:table-cell>
          <table:table-cell office:value-type="float" office:value="0.844598" calcext:value-type="float">
            <text:p>0.844598</text:p>
          </table:table-cell>
          <table:table-cell office:value-type="float" office:value="0.859788" calcext:value-type="float">
            <text:p>0.859788</text:p>
          </table:table-cell>
          <table:table-cell office:value-type="float" office:value="0.870247" calcext:value-type="float">
            <text:p>0.870247</text:p>
          </table:table-cell>
          <table:table-cell office:value-type="float" office:value="0.876811" calcext:value-type="float">
            <text:p>0.876811</text:p>
          </table:table-cell>
          <table:table-cell office:value-type="float" office:value="0.88861" calcext:value-type="float">
            <text:p>0.88861</text:p>
          </table:table-cell>
          <table:table-cell office:value-type="float" office:value="0.904183" calcext:value-type="float">
            <text:p>0.904183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23401" calcext:value-type="float">
            <text:p>0.82340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24861" calcext:value-type="float">
            <text:p>0.524861</text:p>
          </table:table-cell>
          <table:table-cell office:value-type="float" office:value="0.695489" calcext:value-type="float">
            <text:p>0.695489</text:p>
          </table:table-cell>
          <table:table-cell office:value-type="float" office:value="0.781002" calcext:value-type="float">
            <text:p>0.781002</text:p>
          </table:table-cell>
          <table:table-cell office:value-type="float" office:value="0.804306" calcext:value-type="float">
            <text:p>0.804306</text:p>
          </table:table-cell>
          <table:table-cell office:value-type="float" office:value="0.830734" calcext:value-type="float">
            <text:p>0.830734</text:p>
          </table:table-cell>
          <table:table-cell office:value-type="float" office:value="0.851365" calcext:value-type="float">
            <text:p>0.851365</text:p>
          </table:table-cell>
          <table:table-cell office:value-type="float" office:value="0.862786" calcext:value-type="float">
            <text:p>0.862786</text:p>
          </table:table-cell>
          <table:table-cell office:value-type="float" office:value="0.870355" calcext:value-type="float">
            <text:p>0.870355</text:p>
          </table:table-cell>
          <table:table-cell office:value-type="float" office:value="0.877261" calcext:value-type="float">
            <text:p>0.877261</text:p>
          </table:table-cell>
          <table:table-cell office:value-type="float" office:value="0.888622" calcext:value-type="float">
            <text:p>0.888622</text:p>
          </table:table-cell>
          <table:table-cell office:value-type="float" office:value="0.902847" calcext:value-type="float">
            <text:p>0.902847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36477" calcext:value-type="float">
            <text:p>0.83647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8631" calcext:value-type="float">
            <text:p>0.368631</text:p>
          </table:table-cell>
          <table:table-cell office:value-type="float" office:value="0.681202" calcext:value-type="float">
            <text:p>0.681202</text:p>
          </table:table-cell>
          <table:table-cell office:value-type="float" office:value="0.781178" calcext:value-type="float">
            <text:p>0.781178</text:p>
          </table:table-cell>
          <table:table-cell office:value-type="float" office:value="0.807655" calcext:value-type="float">
            <text:p>0.807655</text:p>
          </table:table-cell>
          <table:table-cell office:value-type="float" office:value="0.835378" calcext:value-type="float">
            <text:p>0.835378</text:p>
          </table:table-cell>
          <table:table-cell office:value-type="float" office:value="0.856481" calcext:value-type="float">
            <text:p>0.856481</text:p>
          </table:table-cell>
          <table:table-cell office:value-type="float" office:value="0.86569" calcext:value-type="float">
            <text:p>0.86569</text:p>
          </table:table-cell>
          <table:table-cell office:value-type="float" office:value="0.873625" calcext:value-type="float">
            <text:p>0.873625</text:p>
          </table:table-cell>
          <table:table-cell office:value-type="float" office:value="0.880959" calcext:value-type="float">
            <text:p>0.880959</text:p>
          </table:table-cell>
          <table:table-cell office:value-type="float" office:value="0.890584" calcext:value-type="float">
            <text:p>0.890584</text:p>
          </table:table-cell>
          <table:table-cell office:value-type="float" office:value="0.905822" calcext:value-type="float">
            <text:p>0.905822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37857" calcext:value-type="float">
            <text:p>0.83785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0.602522" calcext:value-type="float">
            <text:p>0.602522</text:p>
          </table:table-cell>
          <table:table-cell office:value-type="float" office:value="0.771923" calcext:value-type="float">
            <text:p>0.771923</text:p>
          </table:table-cell>
          <table:table-cell office:value-type="float" office:value="0.807091" calcext:value-type="float">
            <text:p>0.807091</text:p>
          </table:table-cell>
          <table:table-cell office:value-type="float" office:value="0.832288" calcext:value-type="float">
            <text:p>0.832288</text:p>
          </table:table-cell>
          <table:table-cell office:value-type="float" office:value="0.860335" calcext:value-type="float">
            <text:p>0.860335</text:p>
          </table:table-cell>
          <table:table-cell office:value-type="float" office:value="0.869718" calcext:value-type="float">
            <text:p>0.869718</text:p>
          </table:table-cell>
          <table:table-cell office:value-type="float" office:value="0.878904" calcext:value-type="float">
            <text:p>0.878904</text:p>
          </table:table-cell>
          <table:table-cell office:value-type="float" office:value="0.886807" calcext:value-type="float">
            <text:p>0.886807</text:p>
          </table:table-cell>
          <table:table-cell office:value-type="float" office:value="0.895765" calcext:value-type="float">
            <text:p>0.895765</text:p>
          </table:table-cell>
          <table:table-cell office:value-type="float" office:value="0.907048" calcext:value-type="float">
            <text:p>0.907048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3124" calcext:value-type="float">
            <text:p>0.8312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19481" calcext:value-type="float">
            <text:p>0.519481</text:p>
          </table:table-cell>
          <table:table-cell office:value-type="float" office:value="0.666204" calcext:value-type="float">
            <text:p>0.666204</text:p>
          </table:table-cell>
          <table:table-cell office:value-type="float" office:value="0.761006" calcext:value-type="float">
            <text:p>0.761006</text:p>
          </table:table-cell>
          <table:table-cell office:value-type="float" office:value="0.793254" calcext:value-type="float">
            <text:p>0.793254</text:p>
          </table:table-cell>
          <table:table-cell office:value-type="float" office:value="0.824347" calcext:value-type="float">
            <text:p>0.824347</text:p>
          </table:table-cell>
          <table:table-cell office:value-type="float" office:value="0.851977" calcext:value-type="float">
            <text:p>0.851977</text:p>
          </table:table-cell>
          <table:table-cell office:value-type="float" office:value="0.868244" calcext:value-type="float">
            <text:p>0.868244</text:p>
          </table:table-cell>
          <table:table-cell office:value-type="float" office:value="0.876643" calcext:value-type="float">
            <text:p>0.876643</text:p>
          </table:table-cell>
          <table:table-cell office:value-type="float" office:value="0.882453" calcext:value-type="float">
            <text:p>0.882453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90449" calcext:value-type="float">
            <text:p>0.90449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31992" calcext:value-type="float">
            <text:p>0.83199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31788" calcext:value-type="float">
            <text:p>0.431788</text:p>
          </table:table-cell>
          <table:table-cell office:value-type="float" office:value="0.645995" calcext:value-type="float">
            <text:p>0.645995</text:p>
          </table:table-cell>
          <table:table-cell office:value-type="float" office:value="0.749943" calcext:value-type="float">
            <text:p>0.749943</text:p>
          </table:table-cell>
          <table:table-cell office:value-type="float" office:value="0.790248" calcext:value-type="float">
            <text:p>0.790248</text:p>
          </table:table-cell>
          <table:table-cell office:value-type="float" office:value="0.822852" calcext:value-type="float">
            <text:p>0.822852</text:p>
          </table:table-cell>
          <table:table-cell office:value-type="float" office:value="0.849374" calcext:value-type="float">
            <text:p>0.849374</text:p>
          </table:table-cell>
          <table:table-cell office:value-type="float" office:value="0.864038" calcext:value-type="float">
            <text:p>0.864038</text:p>
          </table:table-cell>
          <table:table-cell office:value-type="float" office:value="0.873463" calcext:value-type="float">
            <text:p>0.873463</text:p>
          </table:table-cell>
          <table:table-cell office:value-type="float" office:value="0.880695" calcext:value-type="float">
            <text:p>0.880695</text:p>
          </table:table-cell>
          <table:table-cell office:value-type="float" office:value="0.888805" calcext:value-type="float">
            <text:p>0.888805</text:p>
          </table:table-cell>
          <table:table-cell office:value-type="float" office:value="0.900258" calcext:value-type="float">
            <text:p>0.900258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26567" calcext:value-type="float">
            <text:p>0.82656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508549" calcext:value-type="float">
            <text:p>0.508549</text:p>
          </table:table-cell>
          <table:table-cell office:value-type="float" office:value="0.609679" calcext:value-type="float">
            <text:p>0.609679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770981" calcext:value-type="float">
            <text:p>0.770981</text:p>
          </table:table-cell>
          <table:table-cell office:value-type="float" office:value="0.795364" calcext:value-type="float">
            <text:p>0.795364</text:p>
          </table:table-cell>
          <table:table-cell office:value-type="float" office:value="0.826829" calcext:value-type="float">
            <text:p>0.826829</text:p>
          </table:table-cell>
          <table:table-cell office:value-type="float" office:value="0.852089" calcext:value-type="float">
            <text:p>0.852089</text:p>
          </table:table-cell>
          <table:table-cell office:value-type="float" office:value="0.869502" calcext:value-type="float">
            <text:p>0.869502</text:p>
          </table:table-cell>
          <table:table-cell office:value-type="float" office:value="0.880208" calcext:value-type="float">
            <text:p>0.880208</text:p>
          </table:table-cell>
          <table:table-cell office:value-type="float" office:value="0.888099" calcext:value-type="float">
            <text:p>0.888099</text:p>
          </table:table-cell>
          <table:table-cell office:value-type="float" office:value="0.90177" calcext:value-type="float">
            <text:p>0.90177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13372" calcext:value-type="float">
            <text:p>0.81337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0.496088" calcext:value-type="float">
            <text:p>0.496088</text:p>
          </table:table-cell>
          <table:table-cell office:value-type="float" office:value="0.738038" calcext:value-type="float">
            <text:p>0.738038</text:p>
          </table:table-cell>
          <table:table-cell office:value-type="float" office:value="0.779872" calcext:value-type="float">
            <text:p>0.779872</text:p>
          </table:table-cell>
          <table:table-cell office:value-type="float" office:value="0.813646" calcext:value-type="float">
            <text:p>0.813646</text:p>
          </table:table-cell>
          <table:table-cell office:value-type="float" office:value="0.843211" calcext:value-type="float">
            <text:p>0.843211</text:p>
          </table:table-cell>
          <table:table-cell office:value-type="float" office:value="0.864609" calcext:value-type="float">
            <text:p>0.864609</text:p>
          </table:table-cell>
          <table:table-cell office:value-type="float" office:value="0.876552" calcext:value-type="float">
            <text:p>0.876552</text:p>
          </table:table-cell>
          <table:table-cell office:value-type="float" office:value="0.881512" calcext:value-type="float">
            <text:p>0.881512</text:p>
          </table:table-cell>
          <table:table-cell office:value-type="float" office:value="0.890702" calcext:value-type="float">
            <text:p>0.890702</text:p>
          </table:table-cell>
          <table:table-cell office:value-type="float" office:value="0.902734" calcext:value-type="float">
            <text:p>0.902734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08697" calcext:value-type="float">
            <text:p>0.80869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19212" calcext:value-type="float">
            <text:p>0.419212</text:p>
          </table:table-cell>
          <table:table-cell office:value-type="float" office:value="0.592467" calcext:value-type="float">
            <text:p>0.592467</text:p>
          </table:table-cell>
          <table:table-cell office:value-type="float" office:value="0.771675" calcext:value-type="float">
            <text:p>0.771675</text:p>
          </table:table-cell>
          <table:table-cell office:value-type="float" office:value="0.803743" calcext:value-type="float">
            <text:p>0.803743</text:p>
          </table:table-cell>
          <table:table-cell office:value-type="float" office:value="0.830246" calcext:value-type="float">
            <text:p>0.830246</text:p>
          </table:table-cell>
          <table:table-cell office:value-type="float" office:value="0.85308" calcext:value-type="float">
            <text:p>0.85308</text:p>
          </table:table-cell>
          <table:table-cell office:value-type="float" office:value="0.867908" calcext:value-type="float">
            <text:p>0.867908</text:p>
          </table:table-cell>
          <table:table-cell office:value-type="float" office:value="0.876407" calcext:value-type="float">
            <text:p>0.876407</text:p>
          </table:table-cell>
          <table:table-cell office:value-type="float" office:value="0.884112" calcext:value-type="float">
            <text:p>0.884112</text:p>
          </table:table-cell>
          <table:table-cell office:value-type="float" office:value="0.891402" calcext:value-type="float">
            <text:p>0.891402</text:p>
          </table:table-cell>
          <table:table-cell office:value-type="float" office:value="0.901801" calcext:value-type="float">
            <text:p>0.90180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7284" calcext:value-type="float">
            <text:p>0.82728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" calcext:value-type="float">
            <text:p>-1</text:p>
          </table:table-cell>
          <table:table-cell office:value-type="float" office:value="0.576476" calcext:value-type="float">
            <text:p>0.576476</text:p>
          </table:table-cell>
          <table:table-cell office:value-type="float" office:value="0.765355" calcext:value-type="float">
            <text:p>0.765355</text:p>
          </table:table-cell>
          <table:table-cell office:value-type="float" office:value="0.799552" calcext:value-type="float">
            <text:p>0.799552</text:p>
          </table:table-cell>
          <table:table-cell office:value-type="float" office:value="0.827287" calcext:value-type="float">
            <text:p>0.827287</text:p>
          </table:table-cell>
          <table:table-cell office:value-type="float" office:value="0.849105" calcext:value-type="float">
            <text:p>0.849105</text:p>
          </table:table-cell>
          <table:table-cell office:value-type="float" office:value="0.86243" calcext:value-type="float">
            <text:p>0.86243</text:p>
          </table:table-cell>
          <table:table-cell office:value-type="float" office:value="0.874392" calcext:value-type="float">
            <text:p>0.874392</text:p>
          </table:table-cell>
          <table:table-cell office:value-type="float" office:value="0.88148" calcext:value-type="float">
            <text:p>0.88148</text:p>
          </table:table-cell>
          <table:table-cell office:value-type="float" office:value="0.891141" calcext:value-type="float">
            <text:p>0.891141</text:p>
          </table:table-cell>
          <table:table-cell office:value-type="float" office:value="0.903" calcext:value-type="float">
            <text:p>0.90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3022" calcext:value-type="float">
            <text:p>0.82302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office:value-type="float" office:value="0.527842" calcext:value-type="float">
            <text:p>0.527842</text:p>
          </table:table-cell>
          <table:table-cell office:value-type="float" office:value="0.752798" calcext:value-type="float">
            <text:p>0.752798</text:p>
          </table:table-cell>
          <table:table-cell office:value-type="float" office:value="0.79088" calcext:value-type="float">
            <text:p>0.79088</text:p>
          </table:table-cell>
          <table:table-cell office:value-type="float" office:value="0.821263" calcext:value-type="float">
            <text:p>0.821263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862479" calcext:value-type="float">
            <text:p>0.862479</text:p>
          </table:table-cell>
          <table:table-cell office:value-type="float" office:value="0.875801" calcext:value-type="float">
            <text:p>0.875801</text:p>
          </table:table-cell>
          <table:table-cell office:value-type="float" office:value="0.882627" calcext:value-type="float">
            <text:p>0.882627</text:p>
          </table:table-cell>
          <table:table-cell office:value-type="float" office:value="0.891367" calcext:value-type="float">
            <text:p>0.891367</text:p>
          </table:table-cell>
          <table:table-cell office:value-type="float" office:value="0.905042" calcext:value-type="float">
            <text:p>0.90504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5882" calcext:value-type="float">
            <text:p>0.81588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12141" calcext:value-type="float">
            <text:p>0.412141</text:p>
          </table:table-cell>
          <table:table-cell office:value-type="float" office:value="0.597199" calcext:value-type="float">
            <text:p>0.597199</text:p>
          </table:table-cell>
          <table:table-cell office:value-type="float" office:value="0.749219" calcext:value-type="float">
            <text:p>0.749219</text:p>
          </table:table-cell>
          <table:table-cell office:value-type="float" office:value="0.785382" calcext:value-type="float">
            <text:p>0.785382</text:p>
          </table:table-cell>
          <table:table-cell office:value-type="float" office:value="0.813833" calcext:value-type="float">
            <text:p>0.813833</text:p>
          </table:table-cell>
          <table:table-cell office:value-type="float" office:value="0.842191" calcext:value-type="float">
            <text:p>0.842191</text:p>
          </table:table-cell>
          <table:table-cell office:value-type="float" office:value="0.859044" calcext:value-type="float">
            <text:p>0.859044</text:p>
          </table:table-cell>
          <table:table-cell office:value-type="float" office:value="0.871705" calcext:value-type="float">
            <text:p>0.871705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891538" calcext:value-type="float">
            <text:p>0.891538</text:p>
          </table:table-cell>
          <table:table-cell office:value-type="float" office:value="0.905001" calcext:value-type="float">
            <text:p>0.905001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19861" calcext:value-type="float">
            <text:p>0.81986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" calcext:value-type="float">
            <text:p>-1</text:p>
          </table:table-cell>
          <table:table-cell office:value-type="float" office:value="0.537123" calcext:value-type="float">
            <text:p>0.537123</text:p>
          </table:table-cell>
          <table:table-cell office:value-type="float" office:value="0.762468" calcext:value-type="float">
            <text:p>0.762468</text:p>
          </table:table-cell>
          <table:table-cell office:value-type="float" office:value="0.803503" calcext:value-type="float">
            <text:p>0.803503</text:p>
          </table:table-cell>
          <table:table-cell office:value-type="float" office:value="0.838193" calcext:value-type="float">
            <text:p>0.838193</text:p>
          </table:table-cell>
          <table:table-cell office:value-type="float" office:value="0.851744" calcext:value-type="float">
            <text:p>0.851744</text:p>
          </table:table-cell>
          <table:table-cell office:value-type="float" office:value="0.861927" calcext:value-type="float">
            <text:p>0.861927</text:p>
          </table:table-cell>
          <table:table-cell office:value-type="float" office:value="0.871287" calcext:value-type="float">
            <text:p>0.871287</text:p>
          </table:table-cell>
          <table:table-cell office:value-type="float" office:value="0.881195" calcext:value-type="float">
            <text:p>0.881195</text:p>
          </table:table-cell>
          <table:table-cell office:value-type="float" office:value="0.891589" calcext:value-type="float">
            <text:p>0.891589</text:p>
          </table:table-cell>
          <table:table-cell office:value-type="float" office:value="0.906015" calcext:value-type="float">
            <text:p>0.906015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20504" calcext:value-type="float">
            <text:p>0.82050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378047" calcext:value-type="float">
            <text:p>0.378047</text:p>
          </table:table-cell>
          <table:table-cell office:value-type="float" office:value="0.611523" calcext:value-type="float">
            <text:p>0.611523</text:p>
          </table:table-cell>
          <table:table-cell office:value-type="float" office:value="0.765107" calcext:value-type="float">
            <text:p>0.765107</text:p>
          </table:table-cell>
          <table:table-cell office:value-type="float" office:value="0.797047" calcext:value-type="float">
            <text:p>0.797047</text:p>
          </table:table-cell>
          <table:table-cell office:value-type="float" office:value="0.832999" calcext:value-type="float">
            <text:p>0.832999</text:p>
          </table:table-cell>
          <table:table-cell office:value-type="float" office:value="0.84972" calcext:value-type="float">
            <text:p>0.84972</text:p>
          </table:table-cell>
          <table:table-cell office:value-type="float" office:value="0.861099" calcext:value-type="float">
            <text:p>0.861099</text:p>
          </table:table-cell>
          <table:table-cell office:value-type="float" office:value="0.870835" calcext:value-type="float">
            <text:p>0.870835</text:p>
          </table:table-cell>
          <table:table-cell office:value-type="float" office:value="0.880745" calcext:value-type="float">
            <text:p>0.880745</text:p>
          </table:table-cell>
          <table:table-cell office:value-type="float" office:value="0.89226" calcext:value-type="float">
            <text:p>0.89226</text:p>
          </table:table-cell>
          <table:table-cell office:value-type="float" office:value="0.906861" calcext:value-type="float">
            <text:p>0.906861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2682" calcext:value-type="float">
            <text:p>0.8268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float" office:value="0.631021" calcext:value-type="float">
            <text:p>0.631021</text:p>
          </table:table-cell>
          <table:table-cell office:value-type="float" office:value="0.772419" calcext:value-type="float">
            <text:p>0.772419</text:p>
          </table:table-cell>
          <table:table-cell office:value-type="float" office:value="0.803456" calcext:value-type="float">
            <text:p>0.803456</text:p>
          </table:table-cell>
          <table:table-cell office:value-type="float" office:value="0.831185" calcext:value-type="float">
            <text:p>0.831185</text:p>
          </table:table-cell>
          <table:table-cell office:value-type="float" office:value="0.850079" calcext:value-type="float">
            <text:p>0.850079</text:p>
          </table:table-cell>
          <table:table-cell office:value-type="float" office:value="0.861907" calcext:value-type="float">
            <text:p>0.861907</text:p>
          </table:table-cell>
          <table:table-cell office:value-type="float" office:value="0.87018" calcext:value-type="float">
            <text:p>0.87018</text:p>
          </table:table-cell>
          <table:table-cell office:value-type="float" office:value="0.879992" calcext:value-type="float">
            <text:p>0.879992</text:p>
          </table:table-cell>
          <table:table-cell office:value-type="float" office:value="0.886135" calcext:value-type="float">
            <text:p>0.886135</text:p>
          </table:table-cell>
          <table:table-cell office:value-type="float" office:value="0.900883" calcext:value-type="float">
            <text:p>0.90088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8726" calcext:value-type="float">
            <text:p>0.82872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" calcext:value-type="float">
            <text:p>-1</text:p>
          </table:table-cell>
          <table:table-cell office:value-type="float" office:value="0.64935" calcext:value-type="float">
            <text:p>0.64935</text:p>
          </table:table-cell>
          <table:table-cell office:value-type="float" office:value="0.774239" calcext:value-type="float">
            <text:p>0.774239</text:p>
          </table:table-cell>
          <table:table-cell office:value-type="float" office:value="0.795633" calcext:value-type="float">
            <text:p>0.795633</text:p>
          </table:table-cell>
          <table:table-cell office:value-type="float" office:value="0.816684" calcext:value-type="float">
            <text:p>0.816684</text:p>
          </table:table-cell>
          <table:table-cell office:value-type="float" office:value="0.836189" calcext:value-type="float">
            <text:p>0.836189</text:p>
          </table:table-cell>
          <table:table-cell office:value-type="float" office:value="0.85234" calcext:value-type="float">
            <text:p>0.85234</text:p>
          </table:table-cell>
          <table:table-cell office:value-type="float" office:value="0.864575" calcext:value-type="float">
            <text:p>0.864575</text:p>
          </table:table-cell>
          <table:table-cell office:value-type="float" office:value="0.871324" calcext:value-type="float">
            <text:p>0.871324</text:p>
          </table:table-cell>
          <table:table-cell office:value-type="float" office:value="0.880962" calcext:value-type="float">
            <text:p>0.880962</text:p>
          </table:table-cell>
          <table:table-cell office:value-type="float" office:value="0.897622" calcext:value-type="float">
            <text:p>0.89762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3892" calcext:value-type="float">
            <text:p>0.82389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20829" calcext:value-type="float">
            <text:p>0.520829</text:p>
          </table:table-cell>
          <table:table-cell office:value-type="float" office:value="0.687962" calcext:value-type="float">
            <text:p>0.687962</text:p>
          </table:table-cell>
          <table:table-cell office:value-type="float" office:value="0.770746" calcext:value-type="float">
            <text:p>0.770746</text:p>
          </table:table-cell>
          <table:table-cell office:value-type="float" office:value="0.795533" calcext:value-type="float">
            <text:p>0.795533</text:p>
          </table:table-cell>
          <table:table-cell office:value-type="float" office:value="0.81484" calcext:value-type="float">
            <text:p>0.81484</text:p>
          </table:table-cell>
          <table:table-cell office:value-type="float" office:value="0.829527" calcext:value-type="float">
            <text:p>0.829527</text:p>
          </table:table-cell>
          <table:table-cell office:value-type="float" office:value="0.845617" calcext:value-type="float">
            <text:p>0.845617</text:p>
          </table:table-cell>
          <table:table-cell office:value-type="float" office:value="0.860024" calcext:value-type="float">
            <text:p>0.860024</text:p>
          </table:table-cell>
          <table:table-cell office:value-type="float" office:value="0.869749" calcext:value-type="float">
            <text:p>0.869749</text:p>
          </table:table-cell>
          <table:table-cell office:value-type="float" office:value="0.880725" calcext:value-type="float">
            <text:p>0.880725</text:p>
          </table:table-cell>
          <table:table-cell office:value-type="float" office:value="0.898995" calcext:value-type="float">
            <text:p>0.89899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5372" calcext:value-type="float">
            <text:p>0.82537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3166" calcext:value-type="float">
            <text:p>0.53166</text:p>
          </table:table-cell>
          <table:table-cell office:value-type="float" office:value="0.705782" calcext:value-type="float">
            <text:p>0.705782</text:p>
          </table:table-cell>
          <table:table-cell office:value-type="float" office:value="0.777533" calcext:value-type="float">
            <text:p>0.777533</text:p>
          </table:table-cell>
          <table:table-cell office:value-type="float" office:value="0.79797" calcext:value-type="float">
            <text:p>0.79797</text:p>
          </table:table-cell>
          <table:table-cell office:value-type="float" office:value="0.815995" calcext:value-type="float">
            <text:p>0.815995</text:p>
          </table:table-cell>
          <table:table-cell office:value-type="float" office:value="0.834872" calcext:value-type="float">
            <text:p>0.834872</text:p>
          </table:table-cell>
          <table:table-cell office:value-type="float" office:value="0.850139" calcext:value-type="float">
            <text:p>0.850139</text:p>
          </table:table-cell>
          <table:table-cell office:value-type="float" office:value="0.859833" calcext:value-type="float">
            <text:p>0.859833</text:p>
          </table:table-cell>
          <table:table-cell office:value-type="float" office:value="0.871037" calcext:value-type="float">
            <text:p>0.871037</text:p>
          </table:table-cell>
          <table:table-cell office:value-type="float" office:value="0.882646" calcext:value-type="float">
            <text:p>0.882646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95" calcext:value-type="float">
            <text:p>0.829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20829" calcext:value-type="float">
            <text:p>0.520829</text:p>
          </table:table-cell>
          <table:table-cell office:value-type="float" office:value="0.639064" calcext:value-type="float">
            <text:p>0.639064</text:p>
          </table:table-cell>
          <table:table-cell office:value-type="float" office:value="0.777479" calcext:value-type="float">
            <text:p>0.777479</text:p>
          </table:table-cell>
          <table:table-cell office:value-type="float" office:value="0.803766" calcext:value-type="float">
            <text:p>0.803766</text:p>
          </table:table-cell>
          <table:table-cell office:value-type="float" office:value="0.822821" calcext:value-type="float">
            <text:p>0.822821</text:p>
          </table:table-cell>
          <table:table-cell office:value-type="float" office:value="0.846605" calcext:value-type="float">
            <text:p>0.846605</text:p>
          </table:table-cell>
          <table:table-cell office:value-type="float" office:value="0.858582" calcext:value-type="float">
            <text:p>0.858582</text:p>
          </table:table-cell>
          <table:table-cell office:value-type="float" office:value="0.869106" calcext:value-type="float">
            <text:p>0.869106</text:p>
          </table:table-cell>
          <table:table-cell office:value-type="float" office:value="0.875992" calcext:value-type="float">
            <text:p>0.875992</text:p>
          </table:table-cell>
          <table:table-cell office:value-type="float" office:value="0.884815" calcext:value-type="float">
            <text:p>0.884815</text:p>
          </table:table-cell>
          <table:table-cell office:value-type="float" office:value="0.902387" calcext:value-type="float">
            <text:p>0.90238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8062" calcext:value-type="float">
            <text:p>0.82806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20829" calcext:value-type="float">
            <text:p>0.520829</text:p>
          </table:table-cell>
          <table:table-cell office:value-type="float" office:value="0.652584" calcext:value-type="float">
            <text:p>0.652584</text:p>
          </table:table-cell>
          <table:table-cell office:value-type="float" office:value="0.780808" calcext:value-type="float">
            <text:p>0.780808</text:p>
          </table:table-cell>
          <table:table-cell office:value-type="float" office:value="0.811722" calcext:value-type="float">
            <text:p>0.811722</text:p>
          </table:table-cell>
          <table:table-cell office:value-type="float" office:value="0.829227" calcext:value-type="float">
            <text:p>0.829227</text:p>
          </table:table-cell>
          <table:table-cell office:value-type="float" office:value="0.851883" calcext:value-type="float">
            <text:p>0.851883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872028" calcext:value-type="float">
            <text:p>0.872028</text:p>
          </table:table-cell>
          <table:table-cell office:value-type="float" office:value="0.880344" calcext:value-type="float">
            <text:p>0.880344</text:p>
          </table:table-cell>
          <table:table-cell office:value-type="float" office:value="0.888398" calcext:value-type="float">
            <text:p>0.888398</text:p>
          </table:table-cell>
          <table:table-cell office:value-type="float" office:value="0.901621" calcext:value-type="float">
            <text:p>0.90162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33191" calcext:value-type="float">
            <text:p>0.83319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office:value-type="float" office:value="0.536925" calcext:value-type="float">
            <text:p>0.536925</text:p>
          </table:table-cell>
          <table:table-cell office:value-type="float" office:value="0.761448" calcext:value-type="float">
            <text:p>0.761448</text:p>
          </table:table-cell>
          <table:table-cell office:value-type="float" office:value="0.796894" calcext:value-type="float">
            <text:p>0.796894</text:p>
          </table:table-cell>
          <table:table-cell office:value-type="float" office:value="0.818879" calcext:value-type="float">
            <text:p>0.818879</text:p>
          </table:table-cell>
          <table:table-cell office:value-type="float" office:value="0.840712" calcext:value-type="float">
            <text:p>0.840712</text:p>
          </table:table-cell>
          <table:table-cell office:value-type="float" office:value="0.857873" calcext:value-type="float">
            <text:p>0.857873</text:p>
          </table:table-cell>
          <table:table-cell office:value-type="float" office:value="0.86771" calcext:value-type="float">
            <text:p>0.86771</text:p>
          </table:table-cell>
          <table:table-cell office:value-type="float" office:value="0.876738" calcext:value-type="float">
            <text:p>0.876738</text:p>
          </table:table-cell>
          <table:table-cell office:value-type="float" office:value="0.888278" calcext:value-type="float">
            <text:p>0.888278</text:p>
          </table:table-cell>
          <table:table-cell office:value-type="float" office:value="0.902838" calcext:value-type="float">
            <text:p>0.90283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4829" calcext:value-type="float">
            <text:p>0.81482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41403" calcext:value-type="float">
            <text:p>0.441403</text:p>
          </table:table-cell>
          <table:table-cell office:value-type="float" office:value="0.571696" calcext:value-type="float">
            <text:p>0.571696</text:p>
          </table:table-cell>
          <table:table-cell office:value-type="float" office:value="0.757942" calcext:value-type="float">
            <text:p>0.757942</text:p>
          </table:table-cell>
          <table:table-cell office:value-type="float" office:value="0.795697" calcext:value-type="float">
            <text:p>0.795697</text:p>
          </table:table-cell>
          <table:table-cell office:value-type="float" office:value="0.819423" calcext:value-type="float">
            <text:p>0.819423</text:p>
          </table:table-cell>
          <table:table-cell office:value-type="float" office:value="0.841135" calcext:value-type="float">
            <text:p>0.841135</text:p>
          </table:table-cell>
          <table:table-cell office:value-type="float" office:value="0.857453" calcext:value-type="float">
            <text:p>0.857453</text:p>
          </table:table-cell>
          <table:table-cell office:value-type="float" office:value="0.865489" calcext:value-type="float">
            <text:p>0.865489</text:p>
          </table:table-cell>
          <table:table-cell office:value-type="float" office:value="0.87232" calcext:value-type="float">
            <text:p>0.87232</text:p>
          </table:table-cell>
          <table:table-cell office:value-type="float" office:value="0.884587" calcext:value-type="float">
            <text:p>0.884587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1637" calcext:value-type="float">
            <text:p>0.8163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office:value-type="float" office:value="0.480999" calcext:value-type="float">
            <text:p>0.480999</text:p>
          </table:table-cell>
          <table:table-cell office:value-type="float" office:value="0.744122" calcext:value-type="float">
            <text:p>0.744122</text:p>
          </table:table-cell>
          <table:table-cell office:value-type="float" office:value="0.800795" calcext:value-type="float">
            <text:p>0.800795</text:p>
          </table:table-cell>
          <table:table-cell office:value-type="float" office:value="0.822824" calcext:value-type="float">
            <text:p>0.822824</text:p>
          </table:table-cell>
          <table:table-cell office:value-type="float" office:value="0.847142" calcext:value-type="float">
            <text:p>0.847142</text:p>
          </table:table-cell>
          <table:table-cell office:value-type="float" office:value="0.859318" calcext:value-type="float">
            <text:p>0.859318</text:p>
          </table:table-cell>
          <table:table-cell office:value-type="float" office:value="0.870106" calcext:value-type="float">
            <text:p>0.870106</text:p>
          </table:table-cell>
          <table:table-cell office:value-type="float" office:value="0.877153" calcext:value-type="float">
            <text:p>0.877153</text:p>
          </table:table-cell>
          <table:table-cell office:value-type="float" office:value="0.886803" calcext:value-type="float">
            <text:p>0.886803</text:p>
          </table:table-cell>
          <table:table-cell office:value-type="float" office:value="0.897268" calcext:value-type="float">
            <text:p>0.897268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08653" calcext:value-type="float">
            <text:p>0.80865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office:value-type="float" office:value="0.459046" calcext:value-type="float">
            <text:p>0.459046</text:p>
          </table:table-cell>
          <table:table-cell office:value-type="float" office:value="0.704352" calcext:value-type="float">
            <text:p>0.704352</text:p>
          </table:table-cell>
          <table:table-cell office:value-type="float" office:value="0.784403" calcext:value-type="float">
            <text:p>0.784403</text:p>
          </table:table-cell>
          <table:table-cell office:value-type="float" office:value="0.820721" calcext:value-type="float">
            <text:p>0.820721</text:p>
          </table:table-cell>
          <table:table-cell office:value-type="float" office:value="0.844421" calcext:value-type="float">
            <text:p>0.844421</text:p>
          </table:table-cell>
          <table:table-cell office:value-type="float" office:value="0.859985" calcext:value-type="float">
            <text:p>0.859985</text:p>
          </table:table-cell>
          <table:table-cell office:value-type="float" office:value="0.870648" calcext:value-type="float">
            <text:p>0.870648</text:p>
          </table:table-cell>
          <table:table-cell office:value-type="float" office:value="0.880139" calcext:value-type="float">
            <text:p>0.880139</text:p>
          </table:table-cell>
          <table:table-cell office:value-type="float" office:value="0.889408" calcext:value-type="float">
            <text:p>0.889408</text:p>
          </table:table-cell>
          <table:table-cell office:value-type="float" office:value="0.899167" calcext:value-type="float">
            <text:p>0.899167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01229" calcext:value-type="float">
            <text:p>0.80122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88273" calcext:value-type="float">
            <text:p>0.088273</text:p>
          </table:table-cell>
          <table:table-cell office:value-type="float" office:value="0.558272" calcext:value-type="float">
            <text:p>0.558272</text:p>
          </table:table-cell>
          <table:table-cell office:value-type="float" office:value="0.735128" calcext:value-type="float">
            <text:p>0.735128</text:p>
          </table:table-cell>
          <table:table-cell office:value-type="float" office:value="0.803729" calcext:value-type="float">
            <text:p>0.803729</text:p>
          </table:table-cell>
          <table:table-cell office:value-type="float" office:value="0.829269" calcext:value-type="float">
            <text:p>0.829269</text:p>
          </table:table-cell>
          <table:table-cell office:value-type="float" office:value="0.852173" calcext:value-type="float">
            <text:p>0.852173</text:p>
          </table:table-cell>
          <table:table-cell office:value-type="float" office:value="0.864235" calcext:value-type="float">
            <text:p>0.864235</text:p>
          </table:table-cell>
          <table:table-cell office:value-type="float" office:value="0.872363" calcext:value-type="float">
            <text:p>0.872363</text:p>
          </table:table-cell>
          <table:table-cell office:value-type="float" office:value="0.880971" calcext:value-type="float">
            <text:p>0.880971</text:p>
          </table:table-cell>
          <table:table-cell office:value-type="float" office:value="0.886984" calcext:value-type="float">
            <text:p>0.886984</text:p>
          </table:table-cell>
          <table:table-cell office:value-type="float" office:value="0.898104" calcext:value-type="float">
            <text:p>0.89810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8123" calcext:value-type="float">
            <text:p>0.81812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29287" calcext:value-type="float">
            <text:p>0.329287</text:p>
          </table:table-cell>
          <table:table-cell office:value-type="float" office:value="0.586976" calcext:value-type="float">
            <text:p>0.586976</text:p>
          </table:table-cell>
          <table:table-cell office:value-type="float" office:value="0.753755" calcext:value-type="float">
            <text:p>0.753755</text:p>
          </table:table-cell>
          <table:table-cell office:value-type="float" office:value="0.807024" calcext:value-type="float">
            <text:p>0.807024</text:p>
          </table:table-cell>
          <table:table-cell office:value-type="float" office:value="0.823555" calcext:value-type="float">
            <text:p>0.823555</text:p>
          </table:table-cell>
          <table:table-cell office:value-type="float" office:value="0.847127" calcext:value-type="float">
            <text:p>0.847127</text:p>
          </table:table-cell>
          <table:table-cell office:value-type="float" office:value="0.862347" calcext:value-type="float">
            <text:p>0.862347</text:p>
          </table:table-cell>
          <table:table-cell office:value-type="float" office:value="0.870686" calcext:value-type="float">
            <text:p>0.870686</text:p>
          </table:table-cell>
          <table:table-cell office:value-type="float" office:value="0.879614" calcext:value-type="float">
            <text:p>0.879614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901519" calcext:value-type="float">
            <text:p>0.90151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227" calcext:value-type="float">
            <text:p>0.8222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3816" calcext:value-type="float">
            <text:p>0.13816</text:p>
          </table:table-cell>
          <table:table-cell office:value-type="float" office:value="0.602107" calcext:value-type="float">
            <text:p>0.602107</text:p>
          </table:table-cell>
          <table:table-cell office:value-type="float" office:value="0.779436" calcext:value-type="float">
            <text:p>0.779436</text:p>
          </table:table-cell>
          <table:table-cell office:value-type="float" office:value="0.810271" calcext:value-type="float">
            <text:p>0.810271</text:p>
          </table:table-cell>
          <table:table-cell office:value-type="float" office:value="0.824762" calcext:value-type="float">
            <text:p>0.824762</text:p>
          </table:table-cell>
          <table:table-cell office:value-type="float" office:value="0.844145" calcext:value-type="float">
            <text:p>0.844145</text:p>
          </table:table-cell>
          <table:table-cell office:value-type="float" office:value="0.85926" calcext:value-type="float">
            <text:p>0.85926</text:p>
          </table:table-cell>
          <table:table-cell office:value-type="float" office:value="0.872717" calcext:value-type="float">
            <text:p>0.872717</text:p>
          </table:table-cell>
          <table:table-cell office:value-type="float" office:value="0.883266" calcext:value-type="float">
            <text:p>0.883266</text:p>
          </table:table-cell>
          <table:table-cell office:value-type="float" office:value="0.891399" calcext:value-type="float">
            <text:p>0.891399</text:p>
          </table:table-cell>
          <table:table-cell office:value-type="float" office:value="0.904906" calcext:value-type="float">
            <text:p>0.90490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7227" calcext:value-type="float">
            <text:p>0.82722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office:value-type="float" office:value="0.509531" calcext:value-type="float">
            <text:p>0.509531</text:p>
          </table:table-cell>
          <table:table-cell office:value-type="float" office:value="0.750046" calcext:value-type="float">
            <text:p>0.750046</text:p>
          </table:table-cell>
          <table:table-cell office:value-type="float" office:value="0.800861" calcext:value-type="float">
            <text:p>0.800861</text:p>
          </table:table-cell>
          <table:table-cell office:value-type="float" office:value="0.822087" calcext:value-type="float">
            <text:p>0.822087</text:p>
          </table:table-cell>
          <table:table-cell office:value-type="float" office:value="0.84412" calcext:value-type="float">
            <text:p>0.84412</text:p>
          </table:table-cell>
          <table:table-cell office:value-type="float" office:value="0.859698" calcext:value-type="float">
            <text:p>0.859698</text:p>
          </table:table-cell>
          <table:table-cell office:value-type="float" office:value="0.87039" calcext:value-type="float">
            <text:p>0.87039</text:p>
          </table:table-cell>
          <table:table-cell office:value-type="float" office:value="0.879061" calcext:value-type="float">
            <text:p>0.879061</text:p>
          </table:table-cell>
          <table:table-cell office:value-type="float" office:value="0.890103" calcext:value-type="float">
            <text:p>0.890103</text:p>
          </table:table-cell>
          <table:table-cell office:value-type="float" office:value="0.902441" calcext:value-type="float">
            <text:p>0.90244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2834" calcext:value-type="float">
            <text:p>0.81283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0.533292" calcext:value-type="float">
            <text:p>0.533292</text:p>
          </table:table-cell>
          <table:table-cell office:value-type="float" office:value="0.752391" calcext:value-type="float">
            <text:p>0.752391</text:p>
          </table:table-cell>
          <table:table-cell office:value-type="float" office:value="0.802524" calcext:value-type="float">
            <text:p>0.802524</text:p>
          </table:table-cell>
          <table:table-cell office:value-type="float" office:value="0.818103" calcext:value-type="float">
            <text:p>0.818103</text:p>
          </table:table-cell>
          <table:table-cell office:value-type="float" office:value="0.84119" calcext:value-type="float">
            <text:p>0.84119</text:p>
          </table:table-cell>
          <table:table-cell office:value-type="float" office:value="0.859743" calcext:value-type="float">
            <text:p>0.859743</text:p>
          </table:table-cell>
          <table:table-cell office:value-type="float" office:value="0.869622" calcext:value-type="float">
            <text:p>0.869622</text:p>
          </table:table-cell>
          <table:table-cell office:value-type="float" office:value="0.877219" calcext:value-type="float">
            <text:p>0.877219</text:p>
          </table:table-cell>
          <table:table-cell office:value-type="float" office:value="0.890763" calcext:value-type="float">
            <text:p>0.890763</text:p>
          </table:table-cell>
          <table:table-cell office:value-type="float" office:value="0.904632" calcext:value-type="float">
            <text:p>0.90463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4948" calcext:value-type="float">
            <text:p>0.81494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95502" calcext:value-type="float">
            <text:p>0.395502</text:p>
          </table:table-cell>
          <table:table-cell office:value-type="float" office:value="0.601818" calcext:value-type="float">
            <text:p>0.601818</text:p>
          </table:table-cell>
          <table:table-cell office:value-type="float" office:value="0.765605" calcext:value-type="float">
            <text:p>0.765605</text:p>
          </table:table-cell>
          <table:table-cell office:value-type="float" office:value="0.800314" calcext:value-type="float">
            <text:p>0.800314</text:p>
          </table:table-cell>
          <table:table-cell office:value-type="float" office:value="0.825662" calcext:value-type="float">
            <text:p>0.825662</text:p>
          </table:table-cell>
          <table:table-cell office:value-type="float" office:value="0.849058" calcext:value-type="float">
            <text:p>0.849058</text:p>
          </table:table-cell>
          <table:table-cell office:value-type="float" office:value="0.863494" calcext:value-type="float">
            <text:p>0.863494</text:p>
          </table:table-cell>
          <table:table-cell office:value-type="float" office:value="0.870349" calcext:value-type="float">
            <text:p>0.870349</text:p>
          </table:table-cell>
          <table:table-cell office:value-type="float" office:value="0.878956" calcext:value-type="float">
            <text:p>0.878956</text:p>
          </table:table-cell>
          <table:table-cell office:value-type="float" office:value="0.89086" calcext:value-type="float">
            <text:p>0.89086</text:p>
          </table:table-cell>
          <table:table-cell office:value-type="float" office:value="0.904637" calcext:value-type="float">
            <text:p>0.90463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5075" calcext:value-type="float">
            <text:p>0.82507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0.55641" calcext:value-type="float">
            <text:p>0.55641</text:p>
          </table:table-cell>
          <table:table-cell office:value-type="float" office:value="0.757899" calcext:value-type="float">
            <text:p>0.757899</text:p>
          </table:table-cell>
          <table:table-cell office:value-type="float" office:value="0.802518" calcext:value-type="float">
            <text:p>0.802518</text:p>
          </table:table-cell>
          <table:table-cell office:value-type="float" office:value="0.828437" calcext:value-type="float">
            <text:p>0.828437</text:p>
          </table:table-cell>
          <table:table-cell office:value-type="float" office:value="0.850052" calcext:value-type="float">
            <text:p>0.850052</text:p>
          </table:table-cell>
          <table:table-cell office:value-type="float" office:value="0.860934" calcext:value-type="float">
            <text:p>0.860934</text:p>
          </table:table-cell>
          <table:table-cell office:value-type="float" office:value="0.870661" calcext:value-type="float">
            <text:p>0.870661</text:p>
          </table:table-cell>
          <table:table-cell office:value-type="float" office:value="0.880228" calcext:value-type="float">
            <text:p>0.880228</text:p>
          </table:table-cell>
          <table:table-cell office:value-type="float" office:value="0.888845" calcext:value-type="float">
            <text:p>0.888845</text:p>
          </table:table-cell>
          <table:table-cell office:value-type="float" office:value="0.905647" calcext:value-type="float">
            <text:p>0.90564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0163" calcext:value-type="float">
            <text:p>0.82016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11312" calcext:value-type="float">
            <text:p>0.411312</text:p>
          </table:table-cell>
          <table:table-cell office:value-type="float" office:value="0.633141" calcext:value-type="float">
            <text:p>0.633141</text:p>
          </table:table-cell>
          <table:table-cell office:value-type="float" office:value="0.755544" calcext:value-type="float">
            <text:p>0.755544</text:p>
          </table:table-cell>
          <table:table-cell office:value-type="float" office:value="0.793692" calcext:value-type="float">
            <text:p>0.793692</text:p>
          </table:table-cell>
          <table:table-cell office:value-type="float" office:value="0.815837" calcext:value-type="float">
            <text:p>0.815837</text:p>
          </table:table-cell>
          <table:table-cell office:value-type="float" office:value="0.841486" calcext:value-type="float">
            <text:p>0.841486</text:p>
          </table:table-cell>
          <table:table-cell office:value-type="float" office:value="0.853842" calcext:value-type="float">
            <text:p>0.853842</text:p>
          </table:table-cell>
          <table:table-cell office:value-type="float" office:value="0.86606" calcext:value-type="float">
            <text:p>0.86606</text:p>
          </table:table-cell>
          <table:table-cell office:value-type="float" office:value="0.877087" calcext:value-type="float">
            <text:p>0.877087</text:p>
          </table:table-cell>
          <table:table-cell office:value-type="float" office:value="0.889227" calcext:value-type="float">
            <text:p>0.889227</text:p>
          </table:table-cell>
          <table:table-cell office:value-type="float" office:value="0.906299" calcext:value-type="float">
            <text:p>0.90629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3222" calcext:value-type="float">
            <text:p>0.82322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0.403669" calcext:value-type="float">
            <text:p>0.403669</text:p>
          </table:table-cell>
          <table:table-cell office:value-type="float" office:value="0.733056" calcext:value-type="float">
            <text:p>0.733056</text:p>
          </table:table-cell>
          <table:table-cell office:value-type="float" office:value="0.778906" calcext:value-type="float">
            <text:p>0.778906</text:p>
          </table:table-cell>
          <table:table-cell office:value-type="float" office:value="0.804555" calcext:value-type="float">
            <text:p>0.804555</text:p>
          </table:table-cell>
          <table:table-cell office:value-type="float" office:value="0.827876" calcext:value-type="float">
            <text:p>0.827876</text:p>
          </table:table-cell>
          <table:table-cell office:value-type="float" office:value="0.846305" calcext:value-type="float">
            <text:p>0.846305</text:p>
          </table:table-cell>
          <table:table-cell office:value-type="float" office:value="0.858147" calcext:value-type="float">
            <text:p>0.858147</text:p>
          </table:table-cell>
          <table:table-cell office:value-type="float" office:value="0.871529" calcext:value-type="float">
            <text:p>0.871529</text:p>
          </table:table-cell>
          <table:table-cell office:value-type="float" office:value="0.883972" calcext:value-type="float">
            <text:p>0.883972</text:p>
          </table:table-cell>
          <table:table-cell office:value-type="float" office:value="0.903143" calcext:value-type="float">
            <text:p>0.90314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791116" calcext:value-type="float">
            <text:p>0.79111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26423" calcext:value-type="float">
            <text:p>0.426423</text:p>
          </table:table-cell>
          <table:table-cell office:value-type="float" office:value="0.607185" calcext:value-type="float">
            <text:p>0.607185</text:p>
          </table:table-cell>
          <table:table-cell office:value-type="float" office:value="0.75176" calcext:value-type="float">
            <text:p>0.75176</text:p>
          </table:table-cell>
          <table:table-cell office:value-type="float" office:value="0.785359" calcext:value-type="float">
            <text:p>0.785359</text:p>
          </table:table-cell>
          <table:table-cell office:value-type="float" office:value="0.806837" calcext:value-type="float">
            <text:p>0.806837</text:p>
          </table:table-cell>
          <table:table-cell office:value-type="float" office:value="0.831304" calcext:value-type="float">
            <text:p>0.831304</text:p>
          </table:table-cell>
          <table:table-cell office:value-type="float" office:value="0.850304" calcext:value-type="float">
            <text:p>0.850304</text:p>
          </table:table-cell>
          <table:table-cell office:value-type="float" office:value="0.863372" calcext:value-type="float">
            <text:p>0.863372</text:p>
          </table:table-cell>
          <table:table-cell office:value-type="float" office:value="0.875457" calcext:value-type="float">
            <text:p>0.875457</text:p>
          </table:table-cell>
          <table:table-cell office:value-type="float" office:value="0.88459" calcext:value-type="float">
            <text:p>0.88459</text:p>
          </table:table-cell>
          <table:table-cell office:value-type="float" office:value="0.904759" calcext:value-type="float">
            <text:p>0.90475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6093" calcext:value-type="float">
            <text:p>0.81609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" calcext:value-type="float">
            <text:p>-1</text:p>
          </table:table-cell>
          <table:table-cell office:value-type="float" office:value="0.568356" calcext:value-type="float">
            <text:p>0.568356</text:p>
          </table:table-cell>
          <table:table-cell office:value-type="float" office:value="0.753544" calcext:value-type="float">
            <text:p>0.753544</text:p>
          </table:table-cell>
          <table:table-cell office:value-type="float" office:value="0.789943" calcext:value-type="float">
            <text:p>0.789943</text:p>
          </table:table-cell>
          <table:table-cell office:value-type="float" office:value="0.808033" calcext:value-type="float">
            <text:p>0.808033</text:p>
          </table:table-cell>
          <table:table-cell office:value-type="float" office:value="0.823405" calcext:value-type="float">
            <text:p>0.823405</text:p>
          </table:table-cell>
          <table:table-cell office:value-type="float" office:value="0.845907" calcext:value-type="float">
            <text:p>0.845907</text:p>
          </table:table-cell>
          <table:table-cell office:value-type="float" office:value="0.86214" calcext:value-type="float">
            <text:p>0.86214</text:p>
          </table:table-cell>
          <table:table-cell office:value-type="float" office:value="0.872909" calcext:value-type="float">
            <text:p>0.872909</text:p>
          </table:table-cell>
          <table:table-cell office:value-type="float" office:value="0.884062" calcext:value-type="float">
            <text:p>0.884062</text:p>
          </table:table-cell>
          <table:table-cell office:value-type="float" office:value="0.901926" calcext:value-type="float">
            <text:p>0.90192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1022" calcext:value-type="float">
            <text:p>0.81102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0.572794" calcext:value-type="float">
            <text:p>0.572794</text:p>
          </table:table-cell>
          <table:table-cell office:value-type="float" office:value="0.736327" calcext:value-type="float">
            <text:p>0.736327</text:p>
          </table:table-cell>
          <table:table-cell office:value-type="float" office:value="0.769754" calcext:value-type="float">
            <text:p>0.769754</text:p>
          </table:table-cell>
          <table:table-cell office:value-type="float" office:value="0.798345" calcext:value-type="float">
            <text:p>0.798345</text:p>
          </table:table-cell>
          <table:table-cell office:value-type="float" office:value="0.814238" calcext:value-type="float">
            <text:p>0.814238</text:p>
          </table:table-cell>
          <table:table-cell office:value-type="float" office:value="0.834572" calcext:value-type="float">
            <text:p>0.834572</text:p>
          </table:table-cell>
          <table:table-cell office:value-type="float" office:value="0.853992" calcext:value-type="float">
            <text:p>0.853992</text:p>
          </table:table-cell>
          <table:table-cell office:value-type="float" office:value="0.868322" calcext:value-type="float">
            <text:p>0.868322</text:p>
          </table:table-cell>
          <table:table-cell office:value-type="float" office:value="0.881636" calcext:value-type="float">
            <text:p>0.881636</text:p>
          </table:table-cell>
          <table:table-cell office:value-type="float" office:value="0.900588" calcext:value-type="float">
            <text:p>0.90058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03057" calcext:value-type="float">
            <text:p>0.80305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42918" calcext:value-type="float">
            <text:p>0.42918</text:p>
          </table:table-cell>
          <table:table-cell office:value-type="float" office:value="0.662998" calcext:value-type="float">
            <text:p>0.662998</text:p>
          </table:table-cell>
          <table:table-cell office:value-type="float" office:value="0.753514" calcext:value-type="float">
            <text:p>0.753514</text:p>
          </table:table-cell>
          <table:table-cell office:value-type="float" office:value="0.787021" calcext:value-type="float">
            <text:p>0.787021</text:p>
          </table:table-cell>
          <table:table-cell office:value-type="float" office:value="0.808803" calcext:value-type="float">
            <text:p>0.808803</text:p>
          </table:table-cell>
          <table:table-cell office:value-type="float" office:value="0.820477" calcext:value-type="float">
            <text:p>0.820477</text:p>
          </table:table-cell>
          <table:table-cell office:value-type="float" office:value="0.843663" calcext:value-type="float">
            <text:p>0.843663</text:p>
          </table:table-cell>
          <table:table-cell office:value-type="float" office:value="0.85767" calcext:value-type="float">
            <text:p>0.85767</text:p>
          </table:table-cell>
          <table:table-cell office:value-type="float" office:value="0.870589" calcext:value-type="float">
            <text:p>0.870589</text:p>
          </table:table-cell>
          <table:table-cell office:value-type="float" office:value="0.881359" calcext:value-type="float">
            <text:p>0.881359</text:p>
          </table:table-cell>
          <table:table-cell office:value-type="float" office:value="0.898442" calcext:value-type="float">
            <text:p>0.89844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8454" calcext:value-type="float">
            <text:p>0.81845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0.567789" calcext:value-type="float">
            <text:p>0.567789</text:p>
          </table:table-cell>
          <table:table-cell office:value-type="float" office:value="0.73713" calcext:value-type="float">
            <text:p>0.73713</text:p>
          </table:table-cell>
          <table:table-cell office:value-type="float" office:value="0.772882" calcext:value-type="float">
            <text:p>0.772882</text:p>
          </table:table-cell>
          <table:table-cell office:value-type="float" office:value="0.807051" calcext:value-type="float">
            <text:p>0.807051</text:p>
          </table:table-cell>
          <table:table-cell office:value-type="float" office:value="0.820355" calcext:value-type="float">
            <text:p>0.820355</text:p>
          </table:table-cell>
          <table:table-cell office:value-type="float" office:value="0.839363" calcext:value-type="float">
            <text:p>0.839363</text:p>
          </table:table-cell>
          <table:table-cell office:value-type="float" office:value="0.852695" calcext:value-type="float">
            <text:p>0.852695</text:p>
          </table:table-cell>
          <table:table-cell office:value-type="float" office:value="0.865889" calcext:value-type="float">
            <text:p>0.865889</text:p>
          </table:table-cell>
          <table:table-cell office:value-type="float" office:value="0.878989" calcext:value-type="float">
            <text:p>0.878989</text:p>
          </table:table-cell>
          <table:table-cell office:value-type="float" office:value="0.898472" calcext:value-type="float">
            <text:p>0.89847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04062" calcext:value-type="float">
            <text:p>0.80406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0.480253" calcext:value-type="float">
            <text:p>0.480253</text:p>
          </table:table-cell>
          <table:table-cell office:value-type="float" office:value="0.736252" calcext:value-type="float">
            <text:p>0.736252</text:p>
          </table:table-cell>
          <table:table-cell office:value-type="float" office:value="0.775843" calcext:value-type="float">
            <text:p>0.775843</text:p>
          </table:table-cell>
          <table:table-cell office:value-type="float" office:value="0.802976" calcext:value-type="float">
            <text:p>0.802976</text:p>
          </table:table-cell>
          <table:table-cell office:value-type="float" office:value="0.814544" calcext:value-type="float">
            <text:p>0.814544</text:p>
          </table:table-cell>
          <table:table-cell office:value-type="float" office:value="0.839419" calcext:value-type="float">
            <text:p>0.839419</text:p>
          </table:table-cell>
          <table:table-cell office:value-type="float" office:value="0.85202" calcext:value-type="float">
            <text:p>0.85202</text:p>
          </table:table-cell>
          <table:table-cell office:value-type="float" office:value="0.863831" calcext:value-type="float">
            <text:p>0.863831</text:p>
          </table:table-cell>
          <table:table-cell office:value-type="float" office:value="0.879577" calcext:value-type="float">
            <text:p>0.879577</text:p>
          </table:table-cell>
          <table:table-cell office:value-type="float" office:value="0.900758" calcext:value-type="float">
            <text:p>0.90075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794547" calcext:value-type="float">
            <text:p>0.79454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29767" calcext:value-type="float">
            <text:p>0.429767</text:p>
          </table:table-cell>
          <table:table-cell office:value-type="float" office:value="0.622802" calcext:value-type="float">
            <text:p>0.622802</text:p>
          </table:table-cell>
          <table:table-cell office:value-type="float" office:value="0.751922" calcext:value-type="float">
            <text:p>0.751922</text:p>
          </table:table-cell>
          <table:table-cell office:value-type="float" office:value="0.785053" calcext:value-type="float">
            <text:p>0.785053</text:p>
          </table:table-cell>
          <table:table-cell office:value-type="float" office:value="0.807026" calcext:value-type="float">
            <text:p>0.807026</text:p>
          </table:table-cell>
          <table:table-cell office:value-type="float" office:value="0.827399" calcext:value-type="float">
            <text:p>0.827399</text:p>
          </table:table-cell>
          <table:table-cell office:value-type="float" office:value="0.844668" calcext:value-type="float">
            <text:p>0.844668</text:p>
          </table:table-cell>
          <table:table-cell office:value-type="float" office:value="0.855867" calcext:value-type="float">
            <text:p>0.855867</text:p>
          </table:table-cell>
          <table:table-cell office:value-type="float" office:value="0.869724" calcext:value-type="float">
            <text:p>0.869724</text:p>
          </table:table-cell>
          <table:table-cell office:value-type="float" office:value="0.883168" calcext:value-type="float">
            <text:p>0.883168</text:p>
          </table:table-cell>
          <table:table-cell office:value-type="float" office:value="0.900681" calcext:value-type="float">
            <text:p>0.90068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4831" calcext:value-type="float">
            <text:p>0.81483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59406" calcext:value-type="float">
            <text:p>0.59406</text:p>
          </table:table-cell>
          <table:table-cell office:value-type="float" office:value="0.749986" calcext:value-type="float">
            <text:p>0.749986</text:p>
          </table:table-cell>
          <table:table-cell office:value-type="float" office:value="0.784276" calcext:value-type="float">
            <text:p>0.784276</text:p>
          </table:table-cell>
          <table:table-cell office:value-type="float" office:value="0.808123" calcext:value-type="float">
            <text:p>0.808123</text:p>
          </table:table-cell>
          <table:table-cell office:value-type="float" office:value="0.828159" calcext:value-type="float">
            <text:p>0.828159</text:p>
          </table:table-cell>
          <table:table-cell office:value-type="float" office:value="0.845786" calcext:value-type="float">
            <text:p>0.845786</text:p>
          </table:table-cell>
          <table:table-cell office:value-type="float" office:value="0.861712" calcext:value-type="float">
            <text:p>0.861712</text:p>
          </table:table-cell>
          <table:table-cell office:value-type="float" office:value="0.873743" calcext:value-type="float">
            <text:p>0.873743</text:p>
          </table:table-cell>
          <table:table-cell office:value-type="float" office:value="0.883521" calcext:value-type="float">
            <text:p>0.883521</text:p>
          </table:table-cell>
          <table:table-cell office:value-type="float" office:value="0.897417" calcext:value-type="float">
            <text:p>0.89741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2678" calcext:value-type="float">
            <text:p>0.81267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0.463435" calcext:value-type="float">
            <text:p>0.463435</text:p>
          </table:table-cell>
          <table:table-cell office:value-type="float" office:value="0.730546" calcext:value-type="float">
            <text:p>0.730546</text:p>
          </table:table-cell>
          <table:table-cell office:value-type="float" office:value="0.771984" calcext:value-type="float">
            <text:p>0.771984</text:p>
          </table:table-cell>
          <table:table-cell office:value-type="float" office:value="0.798309" calcext:value-type="float">
            <text:p>0.798309</text:p>
          </table:table-cell>
          <table:table-cell office:value-type="float" office:value="0.818829" calcext:value-type="float">
            <text:p>0.818829</text:p>
          </table:table-cell>
          <table:table-cell office:value-type="float" office:value="0.84573" calcext:value-type="float">
            <text:p>0.84573</text:p>
          </table:table-cell>
          <table:table-cell office:value-type="float" office:value="0.861885" calcext:value-type="float">
            <text:p>0.861885</text:p>
          </table:table-cell>
          <table:table-cell office:value-type="float" office:value="0.873097" calcext:value-type="float">
            <text:p>0.873097</text:p>
          </table:table-cell>
          <table:table-cell office:value-type="float" office:value="0.882402" calcext:value-type="float">
            <text:p>0.882402</text:p>
          </table:table-cell>
          <table:table-cell office:value-type="float" office:value="0.899339" calcext:value-type="float">
            <text:p>0.89933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794556" calcext:value-type="float">
            <text:p>0.79455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0.434993" calcext:value-type="float">
            <text:p>0.434993</text:p>
          </table:table-cell>
          <table:table-cell office:value-type="float" office:value="0.681175" calcext:value-type="float">
            <text:p>0.681175</text:p>
          </table:table-cell>
          <table:table-cell office:value-type="float" office:value="0.762769" calcext:value-type="float">
            <text:p>0.762769</text:p>
          </table:table-cell>
          <table:table-cell office:value-type="float" office:value="0.797718" calcext:value-type="float">
            <text:p>0.797718</text:p>
          </table:table-cell>
          <table:table-cell office:value-type="float" office:value="0.825469" calcext:value-type="float">
            <text:p>0.825469</text:p>
          </table:table-cell>
          <table:table-cell office:value-type="float" office:value="0.845307" calcext:value-type="float">
            <text:p>0.845307</text:p>
          </table:table-cell>
          <table:table-cell office:value-type="float" office:value="0.857674" calcext:value-type="float">
            <text:p>0.857674</text:p>
          </table:table-cell>
          <table:table-cell office:value-type="float" office:value="0.870856" calcext:value-type="float">
            <text:p>0.870856</text:p>
          </table:table-cell>
          <table:table-cell office:value-type="float" office:value="0.881373" calcext:value-type="float">
            <text:p>0.881373</text:p>
          </table:table-cell>
          <table:table-cell office:value-type="float" office:value="0.897194" calcext:value-type="float">
            <text:p>0.89719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785453" calcext:value-type="float">
            <text:p>0.78545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9747" calcext:value-type="float">
            <text:p>0.49747</text:p>
          </table:table-cell>
          <table:table-cell office:value-type="float" office:value="0.595726" calcext:value-type="float">
            <text:p>0.595726</text:p>
          </table:table-cell>
          <table:table-cell office:value-type="float" office:value="0.724905" calcext:value-type="float">
            <text:p>0.724905</text:p>
          </table:table-cell>
          <table:table-cell office:value-type="float" office:value="0.784447" calcext:value-type="float">
            <text:p>0.784447</text:p>
          </table:table-cell>
          <table:table-cell office:value-type="float" office:value="0.805865" calcext:value-type="float">
            <text:p>0.805865</text:p>
          </table:table-cell>
          <table:table-cell office:value-type="float" office:value="0.828977" calcext:value-type="float">
            <text:p>0.828977</text:p>
          </table:table-cell>
          <table:table-cell office:value-type="float" office:value="0.847086" calcext:value-type="float">
            <text:p>0.847086</text:p>
          </table:table-cell>
          <table:table-cell office:value-type="float" office:value="0.859203" calcext:value-type="float">
            <text:p>0.859203</text:p>
          </table:table-cell>
          <table:table-cell office:value-type="float" office:value="0.871052" calcext:value-type="float">
            <text:p>0.871052</text:p>
          </table:table-cell>
          <table:table-cell office:value-type="float" office:value="0.880833" calcext:value-type="float">
            <text:p>0.880833</text:p>
          </table:table-cell>
          <table:table-cell office:value-type="float" office:value="0.899096" calcext:value-type="float">
            <text:p>0.89909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09719" calcext:value-type="float">
            <text:p>0.80971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76864" calcext:value-type="float">
            <text:p>0.476864</text:p>
          </table:table-cell>
          <table:table-cell office:value-type="float" office:value="0.563527" calcext:value-type="float">
            <text:p>0.563527</text:p>
          </table:table-cell>
          <table:table-cell office:value-type="float" office:value="0.703859" calcext:value-type="float">
            <text:p>0.703859</text:p>
          </table:table-cell>
          <table:table-cell office:value-type="float" office:value="0.765656" calcext:value-type="float">
            <text:p>0.765656</text:p>
          </table:table-cell>
          <table:table-cell office:value-type="float" office:value="0.799249" calcext:value-type="float">
            <text:p>0.799249</text:p>
          </table:table-cell>
          <table:table-cell office:value-type="float" office:value="0.831442" calcext:value-type="float">
            <text:p>0.831442</text:p>
          </table:table-cell>
          <table:table-cell office:value-type="float" office:value="0.856527" calcext:value-type="float">
            <text:p>0.856527</text:p>
          </table:table-cell>
          <table:table-cell office:value-type="float" office:value="0.867342" calcext:value-type="float">
            <text:p>0.867342</text:p>
          </table:table-cell>
          <table:table-cell office:value-type="float" office:value="0.872016" calcext:value-type="float">
            <text:p>0.872016</text:p>
          </table:table-cell>
          <table:table-cell office:value-type="float" office:value="0.880991" calcext:value-type="float">
            <text:p>0.880991</text:p>
          </table:table-cell>
          <table:table-cell office:value-type="float" office:value="0.897946" calcext:value-type="float">
            <text:p>0.89794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03855" calcext:value-type="float">
            <text:p>0.80385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550776" calcext:value-type="float">
            <text:p>0.550776</text:p>
          </table:table-cell>
          <table:table-cell office:value-type="float" office:value="0.702112" calcext:value-type="float">
            <text:p>0.702112</text:p>
          </table:table-cell>
          <table:table-cell office:value-type="float" office:value="0.76278" calcext:value-type="float">
            <text:p>0.76278</text:p>
          </table:table-cell>
          <table:table-cell office:value-type="float" office:value="0.794525" calcext:value-type="float">
            <text:p>0.794525</text:p>
          </table:table-cell>
          <table:table-cell office:value-type="float" office:value="0.824319" calcext:value-type="float">
            <text:p>0.824319</text:p>
          </table:table-cell>
          <table:table-cell office:value-type="float" office:value="0.854199" calcext:value-type="float">
            <text:p>0.854199</text:p>
          </table:table-cell>
          <table:table-cell office:value-type="float" office:value="0.867259" calcext:value-type="float">
            <text:p>0.867259</text:p>
          </table:table-cell>
          <table:table-cell office:value-type="float" office:value="0.874276" calcext:value-type="float">
            <text:p>0.874276</text:p>
          </table:table-cell>
          <table:table-cell office:value-type="float" office:value="0.884615" calcext:value-type="float">
            <text:p>0.884615</text:p>
          </table:table-cell>
          <table:table-cell office:value-type="float" office:value="0.902494" calcext:value-type="float">
            <text:p>0.90249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01736" calcext:value-type="float">
            <text:p>0.80173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" calcext:value-type="float">
            <text:p>-1</text:p>
          </table:table-cell>
          <table:table-cell office:value-type="float" office:value="0.514052" calcext:value-type="float">
            <text:p>0.514052</text:p>
          </table:table-cell>
          <table:table-cell office:value-type="float" office:value="0.715475" calcext:value-type="float">
            <text:p>0.715475</text:p>
          </table:table-cell>
          <table:table-cell office:value-type="float" office:value="0.763092" calcext:value-type="float">
            <text:p>0.763092</text:p>
          </table:table-cell>
          <table:table-cell office:value-type="float" office:value="0.800652" calcext:value-type="float">
            <text:p>0.800652</text:p>
          </table:table-cell>
          <table:table-cell office:value-type="float" office:value="0.824224" calcext:value-type="float">
            <text:p>0.824224</text:p>
          </table:table-cell>
          <table:table-cell office:value-type="float" office:value="0.853973" calcext:value-type="float">
            <text:p>0.853973</text:p>
          </table:table-cell>
          <table:table-cell office:value-type="float" office:value="0.866578" calcext:value-type="float">
            <text:p>0.866578</text:p>
          </table:table-cell>
          <table:table-cell office:value-type="float" office:value="0.875338" calcext:value-type="float">
            <text:p>0.875338</text:p>
          </table:table-cell>
          <table:table-cell office:value-type="float" office:value="0.886351" calcext:value-type="float">
            <text:p>0.886351</text:p>
          </table:table-cell>
          <table:table-cell office:value-type="float" office:value="0.90383" calcext:value-type="float">
            <text:p>0.9038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00356" calcext:value-type="float">
            <text:p>0.80035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office:value-type="float" office:value="0.417034" calcext:value-type="float">
            <text:p>0.417034</text:p>
          </table:table-cell>
          <table:table-cell office:value-type="float" office:value="0.679448" calcext:value-type="float">
            <text:p>0.679448</text:p>
          </table:table-cell>
          <table:table-cell office:value-type="float" office:value="0.760923" calcext:value-type="float">
            <text:p>0.760923</text:p>
          </table:table-cell>
          <table:table-cell office:value-type="float" office:value="0.796847" calcext:value-type="float">
            <text:p>0.796847</text:p>
          </table:table-cell>
          <table:table-cell office:value-type="float" office:value="0.817315" calcext:value-type="float">
            <text:p>0.817315</text:p>
          </table:table-cell>
          <table:table-cell office:value-type="float" office:value="0.843404" calcext:value-type="float">
            <text:p>0.843404</text:p>
          </table:table-cell>
          <table:table-cell office:value-type="float" office:value="0.861091" calcext:value-type="float">
            <text:p>0.861091</text:p>
          </table:table-cell>
          <table:table-cell office:value-type="float" office:value="0.869941" calcext:value-type="float">
            <text:p>0.869941</text:p>
          </table:table-cell>
          <table:table-cell office:value-type="float" office:value="0.881648" calcext:value-type="float">
            <text:p>0.881648</text:p>
          </table:table-cell>
          <table:table-cell office:value-type="float" office:value="0.901329" calcext:value-type="float">
            <text:p>0.90132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782898" calcext:value-type="float">
            <text:p>0.782898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45291" calcext:value-type="float">
            <text:p>0.445291</text:p>
          </table:table-cell>
          <table:table-cell office:value-type="float" office:value="0.583213" calcext:value-type="float">
            <text:p>0.583213</text:p>
          </table:table-cell>
          <table:table-cell office:value-type="float" office:value="0.703697" calcext:value-type="float">
            <text:p>0.703697</text:p>
          </table:table-cell>
          <table:table-cell office:value-type="float" office:value="0.766657" calcext:value-type="float">
            <text:p>0.766657</text:p>
          </table:table-cell>
          <table:table-cell office:value-type="float" office:value="0.80238" calcext:value-type="float">
            <text:p>0.80238</text:p>
          </table:table-cell>
          <table:table-cell office:value-type="float" office:value="0.822544" calcext:value-type="float">
            <text:p>0.822544</text:p>
          </table:table-cell>
          <table:table-cell office:value-type="float" office:value="0.846997" calcext:value-type="float">
            <text:p>0.846997</text:p>
          </table:table-cell>
          <table:table-cell office:value-type="float" office:value="0.862185" calcext:value-type="float">
            <text:p>0.862185</text:p>
          </table:table-cell>
          <table:table-cell office:value-type="float" office:value="0.87137" calcext:value-type="float">
            <text:p>0.87137</text:p>
          </table:table-cell>
          <table:table-cell office:value-type="float" office:value="0.884639" calcext:value-type="float">
            <text:p>0.884639</text:p>
          </table:table-cell>
          <table:table-cell office:value-type="float" office:value="0.902996" calcext:value-type="float">
            <text:p>0.90299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04668" calcext:value-type="float">
            <text:p>0.80466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45291" calcext:value-type="float">
            <text:p>0.445291</text:p>
          </table:table-cell>
          <table:table-cell office:value-type="float" office:value="0.615914" calcext:value-type="float">
            <text:p>0.615914</text:p>
          </table:table-cell>
          <table:table-cell office:value-type="float" office:value="0.747721" calcext:value-type="float">
            <text:p>0.747721</text:p>
          </table:table-cell>
          <table:table-cell office:value-type="float" office:value="0.796019" calcext:value-type="float">
            <text:p>0.796019</text:p>
          </table:table-cell>
          <table:table-cell office:value-type="float" office:value="0.817348" calcext:value-type="float">
            <text:p>0.817348</text:p>
          </table:table-cell>
          <table:table-cell office:value-type="float" office:value="0.843458" calcext:value-type="float">
            <text:p>0.843458</text:p>
          </table:table-cell>
          <table:table-cell office:value-type="float" office:value="0.858564" calcext:value-type="float">
            <text:p>0.858564</text:p>
          </table:table-cell>
          <table:table-cell office:value-type="float" office:value="0.868374" calcext:value-type="float">
            <text:p>0.868374</text:p>
          </table:table-cell>
          <table:table-cell office:value-type="float" office:value="0.876983" calcext:value-type="float">
            <text:p>0.876983</text:p>
          </table:table-cell>
          <table:table-cell office:value-type="float" office:value="0.888893" calcext:value-type="float">
            <text:p>0.888893</text:p>
          </table:table-cell>
          <table:table-cell office:value-type="float" office:value="0.903117" calcext:value-type="float">
            <text:p>0.90311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1639" calcext:value-type="float">
            <text:p>0.82163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20766" calcext:value-type="float">
            <text:p>0.420766</text:p>
          </table:table-cell>
          <table:table-cell office:value-type="float" office:value="0.633997" calcext:value-type="float">
            <text:p>0.633997</text:p>
          </table:table-cell>
          <table:table-cell office:value-type="float" office:value="0.785116" calcext:value-type="float">
            <text:p>0.785116</text:p>
          </table:table-cell>
          <table:table-cell office:value-type="float" office:value="0.81161" calcext:value-type="float">
            <text:p>0.81161</text:p>
          </table:table-cell>
          <table:table-cell office:value-type="float" office:value="0.828537" calcext:value-type="float">
            <text:p>0.828537</text:p>
          </table:table-cell>
          <table:table-cell office:value-type="float" office:value="0.846218" calcext:value-type="float">
            <text:p>0.846218</text:p>
          </table:table-cell>
          <table:table-cell office:value-type="float" office:value="0.858495" calcext:value-type="float">
            <text:p>0.858495</text:p>
          </table:table-cell>
          <table:table-cell office:value-type="float" office:value="0.869249" calcext:value-type="float">
            <text:p>0.869249</text:p>
          </table:table-cell>
          <table:table-cell office:value-type="float" office:value="0.877372" calcext:value-type="float">
            <text:p>0.877372</text:p>
          </table:table-cell>
          <table:table-cell office:value-type="float" office:value="0.88896" calcext:value-type="float">
            <text:p>0.88896</text:p>
          </table:table-cell>
          <table:table-cell office:value-type="float" office:value="0.900701" calcext:value-type="float">
            <text:p>0.90070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30025" calcext:value-type="float">
            <text:p>0.83002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66047" calcext:value-type="float">
            <text:p>0.466047</text:p>
          </table:table-cell>
          <table:table-cell office:value-type="float" office:value="0.634746" calcext:value-type="float">
            <text:p>0.634746</text:p>
          </table:table-cell>
          <table:table-cell office:value-type="float" office:value="0.787244" calcext:value-type="float">
            <text:p>0.787244</text:p>
          </table:table-cell>
          <table:table-cell office:value-type="float" office:value="0.817843" calcext:value-type="float">
            <text:p>0.817843</text:p>
          </table:table-cell>
          <table:table-cell office:value-type="float" office:value="0.840328" calcext:value-type="float">
            <text:p>0.840328</text:p>
          </table:table-cell>
          <table:table-cell office:value-type="float" office:value="0.853121" calcext:value-type="float">
            <text:p>0.853121</text:p>
          </table:table-cell>
          <table:table-cell office:value-type="float" office:value="0.861969" calcext:value-type="float">
            <text:p>0.861969</text:p>
          </table:table-cell>
          <table:table-cell office:value-type="float" office:value="0.87038" calcext:value-type="float">
            <text:p>0.87038</text:p>
          </table:table-cell>
          <table:table-cell office:value-type="float" office:value="0.879132" calcext:value-type="float">
            <text:p>0.879132</text:p>
          </table:table-cell>
          <table:table-cell office:value-type="float" office:value="0.890021" calcext:value-type="float">
            <text:p>0.890021</text:p>
          </table:table-cell>
          <table:table-cell office:value-type="float" office:value="0.905296" calcext:value-type="float">
            <text:p>0.90529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34008" calcext:value-type="float">
            <text:p>0.83400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" calcext:value-type="float">
            <text:p>-1</text:p>
          </table:table-cell>
          <table:table-cell office:value-type="float" office:value="0.574975" calcext:value-type="float">
            <text:p>0.574975</text:p>
          </table:table-cell>
          <table:table-cell office:value-type="float" office:value="0.781696" calcext:value-type="float">
            <text:p>0.781696</text:p>
          </table:table-cell>
          <table:table-cell office:value-type="float" office:value="0.811585" calcext:value-type="float">
            <text:p>0.811585</text:p>
          </table:table-cell>
          <table:table-cell office:value-type="float" office:value="0.832822" calcext:value-type="float">
            <text:p>0.832822</text:p>
          </table:table-cell>
          <table:table-cell office:value-type="float" office:value="0.849338" calcext:value-type="float">
            <text:p>0.849338</text:p>
          </table:table-cell>
          <table:table-cell office:value-type="float" office:value="0.858124" calcext:value-type="float">
            <text:p>0.858124</text:p>
          </table:table-cell>
          <table:table-cell office:value-type="float" office:value="0.867997" calcext:value-type="float">
            <text:p>0.867997</text:p>
          </table:table-cell>
          <table:table-cell office:value-type="float" office:value="0.874533" calcext:value-type="float">
            <text:p>0.874533</text:p>
          </table:table-cell>
          <table:table-cell office:value-type="float" office:value="0.888" calcext:value-type="float">
            <text:p>0.888</text:p>
          </table:table-cell>
          <table:table-cell office:value-type="float" office:value="0.900643" calcext:value-type="float">
            <text:p>0.90064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3971" calcext:value-type="float">
            <text:p>0.82397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75417" calcext:value-type="float">
            <text:p>0.475417</text:p>
          </table:table-cell>
          <table:table-cell office:value-type="float" office:value="0.670493" calcext:value-type="float">
            <text:p>0.670493</text:p>
          </table:table-cell>
          <table:table-cell office:value-type="float" office:value="0.785245" calcext:value-type="float">
            <text:p>0.785245</text:p>
          </table:table-cell>
          <table:table-cell office:value-type="float" office:value="0.812767" calcext:value-type="float">
            <text:p>0.812767</text:p>
          </table:table-cell>
          <table:table-cell office:value-type="float" office:value="0.835523" calcext:value-type="float">
            <text:p>0.835523</text:p>
          </table:table-cell>
          <table:table-cell office:value-type="float" office:value="0.851543" calcext:value-type="float">
            <text:p>0.851543</text:p>
          </table:table-cell>
          <table:table-cell office:value-type="float" office:value="0.859117" calcext:value-type="float">
            <text:p>0.859117</text:p>
          </table:table-cell>
          <table:table-cell office:value-type="float" office:value="0.869021" calcext:value-type="float">
            <text:p>0.869021</text:p>
          </table:table-cell>
          <table:table-cell office:value-type="float" office:value="0.875587" calcext:value-type="float">
            <text:p>0.875587</text:p>
          </table:table-cell>
          <table:table-cell office:value-type="float" office:value="0.887181" calcext:value-type="float">
            <text:p>0.887181</text:p>
          </table:table-cell>
          <table:table-cell office:value-type="float" office:value="0.902177" calcext:value-type="float">
            <text:p>0.90217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34865" calcext:value-type="float">
            <text:p>0.83486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0.668576" calcext:value-type="float">
            <text:p>0.668576</text:p>
          </table:table-cell>
          <table:table-cell office:value-type="float" office:value="0.805547" calcext:value-type="float">
            <text:p>0.805547</text:p>
          </table:table-cell>
          <table:table-cell office:value-type="float" office:value="0.825171" calcext:value-type="float">
            <text:p>0.825171</text:p>
          </table:table-cell>
          <table:table-cell office:value-type="float" office:value="0.845478" calcext:value-type="float">
            <text:p>0.845478</text:p>
          </table:table-cell>
          <table:table-cell office:value-type="float" office:value="0.853471" calcext:value-type="float">
            <text:p>0.853471</text:p>
          </table:table-cell>
          <table:table-cell office:value-type="float" office:value="0.862952" calcext:value-type="float">
            <text:p>0.862952</text:p>
          </table:table-cell>
          <table:table-cell office:value-type="float" office:value="0.871332" calcext:value-type="float">
            <text:p>0.871332</text:p>
          </table:table-cell>
          <table:table-cell office:value-type="float" office:value="0.883132" calcext:value-type="float">
            <text:p>0.883132</text:p>
          </table:table-cell>
          <table:table-cell office:value-type="float" office:value="0.891758" calcext:value-type="float">
            <text:p>0.891758</text:p>
          </table:table-cell>
          <table:table-cell office:value-type="float" office:value="0.905729" calcext:value-type="float">
            <text:p>0.90572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41315" calcext:value-type="float">
            <text:p>0.84131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.54827" calcext:value-type="float">
            <text:p>0.54827</text:p>
          </table:table-cell>
          <table:table-cell office:value-type="float" office:value="0.786117" calcext:value-type="float">
            <text:p>0.786117</text:p>
          </table:table-cell>
          <table:table-cell office:value-type="float" office:value="0.814781" calcext:value-type="float">
            <text:p>0.814781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5417" calcext:value-type="float">
            <text:p>0.85417</text:p>
          </table:table-cell>
          <table:table-cell office:value-type="float" office:value="0.864006" calcext:value-type="float">
            <text:p>0.864006</text:p>
          </table:table-cell>
          <table:table-cell office:value-type="float" office:value="0.870943" calcext:value-type="float">
            <text:p>0.870943</text:p>
          </table:table-cell>
          <table:table-cell office:value-type="float" office:value="0.880619" calcext:value-type="float">
            <text:p>0.880619</text:p>
          </table:table-cell>
          <table:table-cell office:value-type="float" office:value="0.890174" calcext:value-type="float">
            <text:p>0.890174</text:p>
          </table:table-cell>
          <table:table-cell office:value-type="float" office:value="0.904972" calcext:value-type="float">
            <text:p>0.90497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4935" calcext:value-type="float">
            <text:p>0.82493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52614" calcext:value-type="float">
            <text:p>0.52614</text:p>
          </table:table-cell>
          <table:table-cell office:value-type="float" office:value="0.701171" calcext:value-type="float">
            <text:p>0.701171</text:p>
          </table:table-cell>
          <table:table-cell office:value-type="float" office:value="0.790878" calcext:value-type="float">
            <text:p>0.790878</text:p>
          </table:table-cell>
          <table:table-cell office:value-type="float" office:value="0.815917" calcext:value-type="float">
            <text:p>0.815917</text:p>
          </table:table-cell>
          <table:table-cell office:value-type="float" office:value="0.840233" calcext:value-type="float">
            <text:p>0.840233</text:p>
          </table:table-cell>
          <table:table-cell office:value-type="float" office:value="0.85313" calcext:value-type="float">
            <text:p>0.85313</text:p>
          </table:table-cell>
          <table:table-cell office:value-type="float" office:value="0.864336" calcext:value-type="float">
            <text:p>0.864336</text:p>
          </table:table-cell>
          <table:table-cell office:value-type="float" office:value="0.872789" calcext:value-type="float">
            <text:p>0.872789</text:p>
          </table:table-cell>
          <table:table-cell office:value-type="float" office:value="0.88082" calcext:value-type="float">
            <text:p>0.88082</text:p>
          </table:table-cell>
          <table:table-cell office:value-type="float" office:value="0.891109" calcext:value-type="float">
            <text:p>0.891109</text:p>
          </table:table-cell>
          <table:table-cell office:value-type="float" office:value="0.904493" calcext:value-type="float">
            <text:p>0.90449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41488" calcext:value-type="float">
            <text:p>0.84148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0.614326" calcext:value-type="float">
            <text:p>0.614326</text:p>
          </table:table-cell>
          <table:table-cell office:value-type="float" office:value="0.794593" calcext:value-type="float">
            <text:p>0.794593</text:p>
          </table:table-cell>
          <table:table-cell office:value-type="float" office:value="0.817355" calcext:value-type="float">
            <text:p>0.817355</text:p>
          </table:table-cell>
          <table:table-cell office:value-type="float" office:value="0.841982" calcext:value-type="float">
            <text:p>0.841982</text:p>
          </table:table-cell>
          <table:table-cell office:value-type="float" office:value="0.854302" calcext:value-type="float">
            <text:p>0.854302</text:p>
          </table:table-cell>
          <table:table-cell office:value-type="float" office:value="0.866242" calcext:value-type="float">
            <text:p>0.866242</text:p>
          </table:table-cell>
          <table:table-cell office:value-type="float" office:value="0.873612" calcext:value-type="float">
            <text:p>0.873612</text:p>
          </table:table-cell>
          <table:table-cell office:value-type="float" office:value="0.881602" calcext:value-type="float">
            <text:p>0.881602</text:p>
          </table:table-cell>
          <table:table-cell office:value-type="float" office:value="0.891468" calcext:value-type="float">
            <text:p>0.891468</text:p>
          </table:table-cell>
          <table:table-cell office:value-type="float" office:value="0.90423" calcext:value-type="float">
            <text:p>0.9042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33971" calcext:value-type="float">
            <text:p>0.83397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office:value-type="float" office:value="0.524347" calcext:value-type="float">
            <text:p>0.524347</text:p>
          </table:table-cell>
          <table:table-cell office:value-type="float" office:value="0.796722" calcext:value-type="float">
            <text:p>0.796722</text:p>
          </table:table-cell>
          <table:table-cell office:value-type="float" office:value="0.828694" calcext:value-type="float">
            <text:p>0.828694</text:p>
          </table:table-cell>
          <table:table-cell office:value-type="float" office:value="0.848901" calcext:value-type="float">
            <text:p>0.848901</text:p>
          </table:table-cell>
          <table:table-cell office:value-type="float" office:value="0.863557" calcext:value-type="float">
            <text:p>0.863557</text:p>
          </table:table-cell>
          <table:table-cell office:value-type="float" office:value="0.871506" calcext:value-type="float">
            <text:p>0.871506</text:p>
          </table:table-cell>
          <table:table-cell office:value-type="float" office:value="0.880302" calcext:value-type="float">
            <text:p>0.880302</text:p>
          </table:table-cell>
          <table:table-cell office:value-type="float" office:value="0.887674" calcext:value-type="float">
            <text:p>0.887674</text:p>
          </table:table-cell>
          <table:table-cell office:value-type="float" office:value="0.894266" calcext:value-type="float">
            <text:p>0.894266</text:p>
          </table:table-cell>
          <table:table-cell office:value-type="float" office:value="0.908166" calcext:value-type="float">
            <text:p>0.908166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30414" calcext:value-type="float">
            <text:p>0.83041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448367" calcext:value-type="float">
            <text:p>0.448367</text:p>
          </table:table-cell>
          <table:table-cell office:value-type="float" office:value="0.632973" calcext:value-type="float">
            <text:p>0.632973</text:p>
          </table:table-cell>
          <table:table-cell office:value-type="float" office:value="0.793231" calcext:value-type="float">
            <text:p>0.793231</text:p>
          </table:table-cell>
          <table:table-cell office:value-type="float" office:value="0.82675" calcext:value-type="float">
            <text:p>0.82675</text:p>
          </table:table-cell>
          <table:table-cell office:value-type="float" office:value="0.845421" calcext:value-type="float">
            <text:p>0.845421</text:p>
          </table:table-cell>
          <table:table-cell office:value-type="float" office:value="0.859543" calcext:value-type="float">
            <text:p>0.859543</text:p>
          </table:table-cell>
          <table:table-cell office:value-type="float" office:value="0.87167" calcext:value-type="float">
            <text:p>0.87167</text:p>
          </table:table-cell>
          <table:table-cell office:value-type="float" office:value="0.880209" calcext:value-type="float">
            <text:p>0.880209</text:p>
          </table:table-cell>
          <table:table-cell office:value-type="float" office:value="0.886483" calcext:value-type="float">
            <text:p>0.886483</text:p>
          </table:table-cell>
          <table:table-cell office:value-type="float" office:value="0.892585" calcext:value-type="float">
            <text:p>0.892585</text:p>
          </table:table-cell>
          <table:table-cell office:value-type="float" office:value="0.906731" calcext:value-type="float">
            <text:p>0.90673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3956" calcext:value-type="float">
            <text:p>0.8395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448367" calcext:value-type="float">
            <text:p>0.448367</text:p>
          </table:table-cell>
          <table:table-cell office:value-type="float" office:value="0.688511" calcext:value-type="float">
            <text:p>0.688511</text:p>
          </table:table-cell>
          <table:table-cell office:value-type="float" office:value="0.806143" calcext:value-type="float">
            <text:p>0.806143</text:p>
          </table:table-cell>
          <table:table-cell office:value-type="float" office:value="0.828397" calcext:value-type="float">
            <text:p>0.828397</text:p>
          </table:table-cell>
          <table:table-cell office:value-type="float" office:value="0.846334" calcext:value-type="float">
            <text:p>0.846334</text:p>
          </table:table-cell>
          <table:table-cell office:value-type="float" office:value="0.856587" calcext:value-type="float">
            <text:p>0.856587</text:p>
          </table:table-cell>
          <table:table-cell office:value-type="float" office:value="0.869797" calcext:value-type="float">
            <text:p>0.869797</text:p>
          </table:table-cell>
          <table:table-cell office:value-type="float" office:value="0.874531" calcext:value-type="float">
            <text:p>0.874531</text:p>
          </table:table-cell>
          <table:table-cell office:value-type="float" office:value="0.885719" calcext:value-type="float">
            <text:p>0.885719</text:p>
          </table:table-cell>
          <table:table-cell office:value-type="float" office:value="0.894892" calcext:value-type="float">
            <text:p>0.894892</text:p>
          </table:table-cell>
          <table:table-cell office:value-type="float" office:value="0.906816" calcext:value-type="float">
            <text:p>0.90681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45773" calcext:value-type="float">
            <text:p>0.84577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27424" calcext:value-type="float">
            <text:p>0.427424</text:p>
          </table:table-cell>
          <table:table-cell office:value-type="float" office:value="0.689836" calcext:value-type="float">
            <text:p>0.689836</text:p>
          </table:table-cell>
          <table:table-cell office:value-type="float" office:value="0.807024" calcext:value-type="float">
            <text:p>0.807024</text:p>
          </table:table-cell>
          <table:table-cell office:value-type="float" office:value="0.83545" calcext:value-type="float">
            <text:p>0.83545</text:p>
          </table:table-cell>
          <table:table-cell office:value-type="float" office:value="0.848367" calcext:value-type="float">
            <text:p>0.848367</text:p>
          </table:table-cell>
          <table:table-cell office:value-type="float" office:value="0.858462" calcext:value-type="float">
            <text:p>0.858462</text:p>
          </table:table-cell>
          <table:table-cell office:value-type="float" office:value="0.868056" calcext:value-type="float">
            <text:p>0.868056</text:p>
          </table:table-cell>
          <table:table-cell office:value-type="float" office:value="0.877582" calcext:value-type="float">
            <text:p>0.877582</text:p>
          </table:table-cell>
          <table:table-cell office:value-type="float" office:value="0.881731" calcext:value-type="float">
            <text:p>0.881731</text:p>
          </table:table-cell>
          <table:table-cell office:value-type="float" office:value="0.892813" calcext:value-type="float">
            <text:p>0.892813</text:p>
          </table:table-cell>
          <table:table-cell office:value-type="float" office:value="0.905902" calcext:value-type="float">
            <text:p>0.905902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46522" calcext:value-type="float">
            <text:p>0.84652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office:value-type="float" office:value="0.630081" calcext:value-type="float">
            <text:p>0.630081</text:p>
          </table:table-cell>
          <table:table-cell office:value-type="float" office:value="0.797001" calcext:value-type="float">
            <text:p>0.797001</text:p>
          </table:table-cell>
          <table:table-cell office:value-type="float" office:value="0.833269" calcext:value-type="float">
            <text:p>0.833269</text:p>
          </table:table-cell>
          <table:table-cell office:value-type="float" office:value="0.849908" calcext:value-type="float">
            <text:p>0.849908</text:p>
          </table:table-cell>
          <table:table-cell office:value-type="float" office:value="0.862383" calcext:value-type="float">
            <text:p>0.862383</text:p>
          </table:table-cell>
          <table:table-cell office:value-type="float" office:value="0.87164" calcext:value-type="float">
            <text:p>0.87164</text:p>
          </table:table-cell>
          <table:table-cell office:value-type="float" office:value="0.880241" calcext:value-type="float">
            <text:p>0.880241</text:p>
          </table:table-cell>
          <table:table-cell office:value-type="float" office:value="0.887715" calcext:value-type="float">
            <text:p>0.887715</text:p>
          </table:table-cell>
          <table:table-cell office:value-type="float" office:value="0.895241" calcext:value-type="float">
            <text:p>0.895241</text:p>
          </table:table-cell>
          <table:table-cell office:value-type="float" office:value="0.90677" calcext:value-type="float">
            <text:p>0.9067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41425" calcext:value-type="float">
            <text:p>0.84142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office:value-type="float" office:value="0.545086" calcext:value-type="float">
            <text:p>0.545086</text:p>
          </table:table-cell>
          <table:table-cell office:value-type="float" office:value="0.797355" calcext:value-type="float">
            <text:p>0.797355</text:p>
          </table:table-cell>
          <table:table-cell office:value-type="float" office:value="0.828373" calcext:value-type="float">
            <text:p>0.828373</text:p>
          </table:table-cell>
          <table:table-cell office:value-type="float" office:value="0.846272" calcext:value-type="float">
            <text:p>0.846272</text:p>
          </table:table-cell>
          <table:table-cell office:value-type="float" office:value="0.862054" calcext:value-type="float">
            <text:p>0.862054</text:p>
          </table:table-cell>
          <table:table-cell office:value-type="float" office:value="0.86979" calcext:value-type="float">
            <text:p>0.86979</text:p>
          </table:table-cell>
          <table:table-cell office:value-type="float" office:value="0.879826" calcext:value-type="float">
            <text:p>0.879826</text:p>
          </table:table-cell>
          <table:table-cell office:value-type="float" office:value="0.888361" calcext:value-type="float">
            <text:p>0.888361</text:p>
          </table:table-cell>
          <table:table-cell office:value-type="float" office:value="0.898274" calcext:value-type="float">
            <text:p>0.898274</text:p>
          </table:table-cell>
          <table:table-cell office:value-type="float" office:value="0.907184" calcext:value-type="float">
            <text:p>0.90718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32257" calcext:value-type="float">
            <text:p>0.83225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office:value-type="float" office:value="0.587223" calcext:value-type="float">
            <text:p>0.587223</text:p>
          </table:table-cell>
          <table:table-cell office:value-type="float" office:value="0.780547" calcext:value-type="float">
            <text:p>0.780547</text:p>
          </table:table-cell>
          <table:table-cell office:value-type="float" office:value="0.818619" calcext:value-type="float">
            <text:p>0.818619</text:p>
          </table:table-cell>
          <table:table-cell office:value-type="float" office:value="0.83973" calcext:value-type="float">
            <text:p>0.83973</text:p>
          </table:table-cell>
          <table:table-cell office:value-type="float" office:value="0.853603" calcext:value-type="float">
            <text:p>0.853603</text:p>
          </table:table-cell>
          <table:table-cell office:value-type="float" office:value="0.867032" calcext:value-type="float">
            <text:p>0.867032</text:p>
          </table:table-cell>
          <table:table-cell office:value-type="float" office:value="0.87492" calcext:value-type="float">
            <text:p>0.87492</text:p>
          </table:table-cell>
          <table:table-cell office:value-type="float" office:value="0.88547" calcext:value-type="float">
            <text:p>0.88547</text:p>
          </table:table-cell>
          <table:table-cell office:value-type="float" office:value="0.899026" calcext:value-type="float">
            <text:p>0.899026</text:p>
          </table:table-cell>
          <table:table-cell office:value-type="float" office:value="0.908791" calcext:value-type="float">
            <text:p>0.90879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31496" calcext:value-type="float">
            <text:p>0.83149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12076" calcext:value-type="float">
            <text:p>0.512076</text:p>
          </table:table-cell>
          <table:table-cell office:value-type="float" office:value="0.634132" calcext:value-type="float">
            <text:p>0.634132</text:p>
          </table:table-cell>
          <table:table-cell office:value-type="float" office:value="0.768524" calcext:value-type="float">
            <text:p>0.768524</text:p>
          </table:table-cell>
          <table:table-cell office:value-type="float" office:value="0.807425" calcext:value-type="float">
            <text:p>0.807425</text:p>
          </table:table-cell>
          <table:table-cell office:value-type="float" office:value="0.832504" calcext:value-type="float">
            <text:p>0.832504</text:p>
          </table:table-cell>
          <table:table-cell office:value-type="float" office:value="0.847267" calcext:value-type="float">
            <text:p>0.847267</text:p>
          </table:table-cell>
          <table:table-cell office:value-type="float" office:value="0.859679" calcext:value-type="float">
            <text:p>0.859679</text:p>
          </table:table-cell>
          <table:table-cell office:value-type="float" office:value="0.871946" calcext:value-type="float">
            <text:p>0.871946</text:p>
          </table:table-cell>
          <table:table-cell office:value-type="float" office:value="0.882211" calcext:value-type="float">
            <text:p>0.882211</text:p>
          </table:table-cell>
          <table:table-cell office:value-type="float" office:value="0.894065" calcext:value-type="float">
            <text:p>0.894065</text:p>
          </table:table-cell>
          <table:table-cell office:value-type="float" office:value="0.906796" calcext:value-type="float">
            <text:p>0.90679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30455" calcext:value-type="float">
            <text:p>0.83045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0.536149" calcext:value-type="float">
            <text:p>0.536149</text:p>
          </table:table-cell>
          <table:table-cell office:value-type="float" office:value="0.751731" calcext:value-type="float">
            <text:p>0.751731</text:p>
          </table:table-cell>
          <table:table-cell office:value-type="float" office:value="0.802654" calcext:value-type="float">
            <text:p>0.802654</text:p>
          </table:table-cell>
          <table:table-cell office:value-type="float" office:value="0.828708" calcext:value-type="float">
            <text:p>0.828708</text:p>
          </table:table-cell>
          <table:table-cell office:value-type="float" office:value="0.846067" calcext:value-type="float">
            <text:p>0.846067</text:p>
          </table:table-cell>
          <table:table-cell office:value-type="float" office:value="0.854577" calcext:value-type="float">
            <text:p>0.854577</text:p>
          </table:table-cell>
          <table:table-cell office:value-type="float" office:value="0.868002" calcext:value-type="float">
            <text:p>0.868002</text:p>
          </table:table-cell>
          <table:table-cell office:value-type="float" office:value="0.878293" calcext:value-type="float">
            <text:p>0.878293</text:p>
          </table:table-cell>
          <table:table-cell office:value-type="float" office:value="0.886641" calcext:value-type="float">
            <text:p>0.886641</text:p>
          </table:table-cell>
          <table:table-cell office:value-type="float" office:value="0.902683" calcext:value-type="float">
            <text:p>0.90268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555" calcext:value-type="float">
            <text:p>0.815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518138" calcext:value-type="float">
            <text:p>0.518138</text:p>
          </table:table-cell>
          <table:table-cell office:value-type="float" office:value="0.671432" calcext:value-type="float">
            <text:p>0.671432</text:p>
          </table:table-cell>
          <table:table-cell office:value-type="float" office:value="0.787749" calcext:value-type="float">
            <text:p>0.787749</text:p>
          </table:table-cell>
          <table:table-cell office:value-type="float" office:value="0.825346" calcext:value-type="float">
            <text:p>0.825346</text:p>
          </table:table-cell>
          <table:table-cell office:value-type="float" office:value="0.846868" calcext:value-type="float">
            <text:p>0.846868</text:p>
          </table:table-cell>
          <table:table-cell office:value-type="float" office:value="0.858005" calcext:value-type="float">
            <text:p>0.858005</text:p>
          </table:table-cell>
          <table:table-cell office:value-type="float" office:value="0.868234" calcext:value-type="float">
            <text:p>0.868234</text:p>
          </table:table-cell>
          <table:table-cell office:value-type="float" office:value="0.873806" calcext:value-type="float">
            <text:p>0.873806</text:p>
          </table:table-cell>
          <table:table-cell office:value-type="float" office:value="0.882141" calcext:value-type="float">
            <text:p>0.882141</text:p>
          </table:table-cell>
          <table:table-cell office:value-type="float" office:value="0.894336" calcext:value-type="float">
            <text:p>0.894336</text:p>
          </table:table-cell>
          <table:table-cell office:value-type="float" office:value="0.90389" calcext:value-type="float">
            <text:p>0.9038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41181" calcext:value-type="float">
            <text:p>0.84118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office:value-type="float" office:value="0.533419" calcext:value-type="float">
            <text:p>0.533419</text:p>
          </table:table-cell>
          <table:table-cell office:value-type="float" office:value="0.80618" calcext:value-type="float">
            <text:p>0.80618</text:p>
          </table:table-cell>
          <table:table-cell office:value-type="float" office:value="0.838574" calcext:value-type="float">
            <text:p>0.838574</text:p>
          </table:table-cell>
          <table:table-cell office:value-type="float" office:value="0.850994" calcext:value-type="float">
            <text:p>0.850994</text:p>
          </table:table-cell>
          <table:table-cell office:value-type="float" office:value="0.85912" calcext:value-type="float">
            <text:p>0.85912</text:p>
          </table:table-cell>
          <table:table-cell office:value-type="float" office:value="0.86832" calcext:value-type="float">
            <text:p>0.86832</text:p>
          </table:table-cell>
          <table:table-cell office:value-type="float" office:value="0.874629" calcext:value-type="float">
            <text:p>0.874629</text:p>
          </table:table-cell>
          <table:table-cell office:value-type="float" office:value="0.882668" calcext:value-type="float">
            <text:p>0.882668</text:p>
          </table:table-cell>
          <table:table-cell office:value-type="float" office:value="0.892085" calcext:value-type="float">
            <text:p>0.892085</text:p>
          </table:table-cell>
          <table:table-cell office:value-type="float" office:value="0.904438" calcext:value-type="float">
            <text:p>0.90443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31043" calcext:value-type="float">
            <text:p>0.83104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0.456124" calcext:value-type="float">
            <text:p>0.456124</text:p>
          </table:table-cell>
          <table:table-cell office:value-type="float" office:value="0.793828" calcext:value-type="float">
            <text:p>0.793828</text:p>
          </table:table-cell>
          <table:table-cell office:value-type="float" office:value="0.83203" calcext:value-type="float">
            <text:p>0.83203</text:p>
          </table:table-cell>
          <table:table-cell office:value-type="float" office:value="0.852798" calcext:value-type="float">
            <text:p>0.852798</text:p>
          </table:table-cell>
          <table:table-cell office:value-type="float" office:value="0.862234" calcext:value-type="float">
            <text:p>0.862234</text:p>
          </table:table-cell>
          <table:table-cell office:value-type="float" office:value="0.870096" calcext:value-type="float">
            <text:p>0.870096</text:p>
          </table:table-cell>
          <table:table-cell office:value-type="float" office:value="0.877703" calcext:value-type="float">
            <text:p>0.877703</text:p>
          </table:table-cell>
          <table:table-cell office:value-type="float" office:value="0.886645" calcext:value-type="float">
            <text:p>0.886645</text:p>
          </table:table-cell>
          <table:table-cell office:value-type="float" office:value="0.895774" calcext:value-type="float">
            <text:p>0.895774</text:p>
          </table:table-cell>
          <table:table-cell office:value-type="float" office:value="0.906231" calcext:value-type="float">
            <text:p>0.90623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3346" calcext:value-type="float">
            <text:p>0.823346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30509" calcext:value-type="float">
            <text:p>0.530509</text:p>
          </table:table-cell>
          <table:table-cell office:value-type="float" office:value="0.676519" calcext:value-type="float">
            <text:p>0.676519</text:p>
          </table:table-cell>
          <table:table-cell office:value-type="float" office:value="0.818232" calcext:value-type="float">
            <text:p>0.818232</text:p>
          </table:table-cell>
          <table:table-cell office:value-type="float" office:value="0.842487" calcext:value-type="float">
            <text:p>0.842487</text:p>
          </table:table-cell>
          <table:table-cell office:value-type="float" office:value="0.855039" calcext:value-type="float">
            <text:p>0.855039</text:p>
          </table:table-cell>
          <table:table-cell office:value-type="float" office:value="0.860997" calcext:value-type="float">
            <text:p>0.860997</text:p>
          </table:table-cell>
          <table:table-cell office:value-type="float" office:value="0.869422" calcext:value-type="float">
            <text:p>0.869422</text:p>
          </table:table-cell>
          <table:table-cell office:value-type="float" office:value="0.875683" calcext:value-type="float">
            <text:p>0.875683</text:p>
          </table:table-cell>
          <table:table-cell office:value-type="float" office:value="0.885953" calcext:value-type="float">
            <text:p>0.885953</text:p>
          </table:table-cell>
          <table:table-cell office:value-type="float" office:value="0.893454" calcext:value-type="float">
            <text:p>0.893454</text:p>
          </table:table-cell>
          <table:table-cell office:value-type="float" office:value="0.907088" calcext:value-type="float">
            <text:p>0.90708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48487" calcext:value-type="float">
            <text:p>0.84848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0.581891" calcext:value-type="float">
            <text:p>0.581891</text:p>
          </table:table-cell>
          <table:table-cell office:value-type="float" office:value="0.812921" calcext:value-type="float">
            <text:p>0.812921</text:p>
          </table:table-cell>
          <table:table-cell office:value-type="float" office:value="0.841351" calcext:value-type="float">
            <text:p>0.841351</text:p>
          </table:table-cell>
          <table:table-cell office:value-type="float" office:value="0.85412" calcext:value-type="float">
            <text:p>0.85412</text:p>
          </table:table-cell>
          <table:table-cell office:value-type="float" office:value="0.861798" calcext:value-type="float">
            <text:p>0.861798</text:p>
          </table:table-cell>
          <table:table-cell office:value-type="float" office:value="0.869109" calcext:value-type="float">
            <text:p>0.869109</text:p>
          </table:table-cell>
          <table:table-cell office:value-type="float" office:value="0.877679" calcext:value-type="float">
            <text:p>0.877679</text:p>
          </table:table-cell>
          <table:table-cell office:value-type="float" office:value="0.887179" calcext:value-type="float">
            <text:p>0.887179</text:p>
          </table:table-cell>
          <table:table-cell office:value-type="float" office:value="0.893325" calcext:value-type="float">
            <text:p>0.893325</text:p>
          </table:table-cell>
          <table:table-cell office:value-type="float" office:value="0.907725" calcext:value-type="float">
            <text:p>0.90772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3871" calcext:value-type="float">
            <text:p>0.8387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44362" calcext:value-type="float">
            <text:p>0.44362</text:p>
          </table:table-cell>
          <table:table-cell office:value-type="float" office:value="0.71133" calcext:value-type="float">
            <text:p>0.71133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842939" calcext:value-type="float">
            <text:p>0.842939</text:p>
          </table:table-cell>
          <table:table-cell office:value-type="float" office:value="0.851182" calcext:value-type="float">
            <text:p>0.851182</text:p>
          </table:table-cell>
          <table:table-cell office:value-type="float" office:value="0.861169" calcext:value-type="float">
            <text:p>0.861169</text:p>
          </table:table-cell>
          <table:table-cell office:value-type="float" office:value="0.869681" calcext:value-type="float">
            <text:p>0.869681</text:p>
          </table:table-cell>
          <table:table-cell office:value-type="float" office:value="0.87768" calcext:value-type="float">
            <text:p>0.87768</text:p>
          </table:table-cell>
          <table:table-cell office:value-type="float" office:value="0.885764" calcext:value-type="float">
            <text:p>0.885764</text:p>
          </table:table-cell>
          <table:table-cell office:value-type="float" office:value="0.891945" calcext:value-type="float">
            <text:p>0.891945</text:p>
          </table:table-cell>
          <table:table-cell office:value-type="float" office:value="0.903982" calcext:value-type="float">
            <text:p>0.90398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51617" calcext:value-type="float">
            <text:p>0.85161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498526" calcext:value-type="float">
            <text:p>0.498526</text:p>
          </table:table-cell>
          <table:table-cell office:value-type="float" office:value="0.629858" calcext:value-type="float">
            <text:p>0.629858</text:p>
          </table:table-cell>
          <table:table-cell office:value-type="float" office:value="0.81087" calcext:value-type="float">
            <text:p>0.81087</text:p>
          </table:table-cell>
          <table:table-cell office:value-type="float" office:value="0.838533" calcext:value-type="float">
            <text:p>0.838533</text:p>
          </table:table-cell>
          <table:table-cell office:value-type="float" office:value="0.849736" calcext:value-type="float">
            <text:p>0.849736</text:p>
          </table:table-cell>
          <table:table-cell office:value-type="float" office:value="0.859814" calcext:value-type="float">
            <text:p>0.859814</text:p>
          </table:table-cell>
          <table:table-cell office:value-type="float" office:value="0.86942" calcext:value-type="float">
            <text:p>0.86942</text:p>
          </table:table-cell>
          <table:table-cell office:value-type="float" office:value="0.874969" calcext:value-type="float">
            <text:p>0.874969</text:p>
          </table:table-cell>
          <table:table-cell office:value-type="float" office:value="0.885734" calcext:value-type="float">
            <text:p>0.885734</text:p>
          </table:table-cell>
          <table:table-cell office:value-type="float" office:value="0.893447" calcext:value-type="float">
            <text:p>0.893447</text:p>
          </table:table-cell>
          <table:table-cell office:value-type="float" office:value="0.906772" calcext:value-type="float">
            <text:p>0.90677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41915" calcext:value-type="float">
            <text:p>0.84191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0.475317" calcext:value-type="float">
            <text:p>0.475317</text:p>
          </table:table-cell>
          <table:table-cell office:value-type="float" office:value="0.813348" calcext:value-type="float">
            <text:p>0.813348</text:p>
          </table:table-cell>
          <table:table-cell office:value-type="float" office:value="0.840148" calcext:value-type="float">
            <text:p>0.840148</text:p>
          </table:table-cell>
          <table:table-cell office:value-type="float" office:value="0.846838" calcext:value-type="float">
            <text:p>0.846838</text:p>
          </table:table-cell>
          <table:table-cell office:value-type="float" office:value="0.856768" calcext:value-type="float">
            <text:p>0.856768</text:p>
          </table:table-cell>
          <table:table-cell office:value-type="float" office:value="0.864809" calcext:value-type="float">
            <text:p>0.864809</text:p>
          </table:table-cell>
          <table:table-cell office:value-type="float" office:value="0.87776" calcext:value-type="float">
            <text:p>0.87776</text:p>
          </table:table-cell>
          <table:table-cell office:value-type="float" office:value="0.889293" calcext:value-type="float">
            <text:p>0.889293</text:p>
          </table:table-cell>
          <table:table-cell office:value-type="float" office:value="0.896519" calcext:value-type="float">
            <text:p>0.896519</text:p>
          </table:table-cell>
          <table:table-cell office:value-type="float" office:value="0.908211" calcext:value-type="float">
            <text:p>0.908211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26901" calcext:value-type="float">
            <text:p>0.82690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45291" calcext:value-type="float">
            <text:p>0.445291</text:p>
          </table:table-cell>
          <table:table-cell office:value-type="float" office:value="0.665398" calcext:value-type="float">
            <text:p>0.665398</text:p>
          </table:table-cell>
          <table:table-cell office:value-type="float" office:value="0.816457" calcext:value-type="float">
            <text:p>0.816457</text:p>
          </table:table-cell>
          <table:table-cell office:value-type="float" office:value="0.838353" calcext:value-type="float">
            <text:p>0.838353</text:p>
          </table:table-cell>
          <table:table-cell office:value-type="float" office:value="0.84699" calcext:value-type="float">
            <text:p>0.84699</text:p>
          </table:table-cell>
          <table:table-cell office:value-type="float" office:value="0.857733" calcext:value-type="float">
            <text:p>0.857733</text:p>
          </table:table-cell>
          <table:table-cell office:value-type="float" office:value="0.867818" calcext:value-type="float">
            <text:p>0.867818</text:p>
          </table:table-cell>
          <table:table-cell office:value-type="float" office:value="0.87643" calcext:value-type="float">
            <text:p>0.87643</text:p>
          </table:table-cell>
          <table:table-cell office:value-type="float" office:value="0.887536" calcext:value-type="float">
            <text:p>0.887536</text:p>
          </table:table-cell>
          <table:table-cell office:value-type="float" office:value="0.897101" calcext:value-type="float">
            <text:p>0.897101</text:p>
          </table:table-cell>
          <table:table-cell office:value-type="float" office:value="0.909656" calcext:value-type="float">
            <text:p>0.90965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46347" calcext:value-type="float">
            <text:p>0.84634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58702" calcext:value-type="float">
            <text:p>0.558702</text:p>
          </table:table-cell>
          <table:table-cell office:value-type="float" office:value="0.721546" calcext:value-type="float">
            <text:p>0.721546</text:p>
          </table:table-cell>
          <table:table-cell office:value-type="float" office:value="0.819238" calcext:value-type="float">
            <text:p>0.819238</text:p>
          </table:table-cell>
          <table:table-cell office:value-type="float" office:value="0.84366" calcext:value-type="float">
            <text:p>0.84366</text:p>
          </table:table-cell>
          <table:table-cell office:value-type="float" office:value="0.850493" calcext:value-type="float">
            <text:p>0.850493</text:p>
          </table:table-cell>
          <table:table-cell office:value-type="float" office:value="0.858883" calcext:value-type="float">
            <text:p>0.858883</text:p>
          </table:table-cell>
          <table:table-cell office:value-type="float" office:value="0.868732" calcext:value-type="float">
            <text:p>0.868732</text:p>
          </table:table-cell>
          <table:table-cell office:value-type="float" office:value="0.87692" calcext:value-type="float">
            <text:p>0.87692</text:p>
          </table:table-cell>
          <table:table-cell office:value-type="float" office:value="0.885885" calcext:value-type="float">
            <text:p>0.885885</text:p>
          </table:table-cell>
          <table:table-cell office:value-type="float" office:value="0.894649" calcext:value-type="float">
            <text:p>0.894649</text:p>
          </table:table-cell>
          <table:table-cell office:value-type="float" office:value="0.907273" calcext:value-type="float">
            <text:p>0.90727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52728" calcext:value-type="float">
            <text:p>0.85272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0.625239" calcext:value-type="float">
            <text:p>0.625239</text:p>
          </table:table-cell>
          <table:table-cell office:value-type="float" office:value="0.812395" calcext:value-type="float">
            <text:p>0.812395</text:p>
          </table:table-cell>
          <table:table-cell office:value-type="float" office:value="0.839929" calcext:value-type="float">
            <text:p>0.839929</text:p>
          </table:table-cell>
          <table:table-cell office:value-type="float" office:value="0.851673" calcext:value-type="float">
            <text:p>0.851673</text:p>
          </table:table-cell>
          <table:table-cell office:value-type="float" office:value="0.861717" calcext:value-type="float">
            <text:p>0.861717</text:p>
          </table:table-cell>
          <table:table-cell office:value-type="float" office:value="0.869236" calcext:value-type="float">
            <text:p>0.869236</text:p>
          </table:table-cell>
          <table:table-cell office:value-type="float" office:value="0.876154" calcext:value-type="float">
            <text:p>0.876154</text:p>
          </table:table-cell>
          <table:table-cell office:value-type="float" office:value="0.885838" calcext:value-type="float">
            <text:p>0.885838</text:p>
          </table:table-cell>
          <table:table-cell office:value-type="float" office:value="0.892091" calcext:value-type="float">
            <text:p>0.892091</text:p>
          </table:table-cell>
          <table:table-cell office:value-type="float" office:value="0.905274" calcext:value-type="float">
            <text:p>0.90527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41955" calcext:value-type="float">
            <text:p>0.84195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0.622569" calcext:value-type="float">
            <text:p>0.622569</text:p>
          </table:table-cell>
          <table:table-cell office:value-type="float" office:value="0.816284" calcext:value-type="float">
            <text:p>0.816284</text:p>
          </table:table-cell>
          <table:table-cell office:value-type="float" office:value="0.839131" calcext:value-type="float">
            <text:p>0.839131</text:p>
          </table:table-cell>
          <table:table-cell office:value-type="float" office:value="0.848948" calcext:value-type="float">
            <text:p>0.848948</text:p>
          </table:table-cell>
          <table:table-cell office:value-type="float" office:value="0.858045" calcext:value-type="float">
            <text:p>0.858045</text:p>
          </table:table-cell>
          <table:table-cell office:value-type="float" office:value="0.866904" calcext:value-type="float">
            <text:p>0.866904</text:p>
          </table:table-cell>
          <table:table-cell office:value-type="float" office:value="0.875321" calcext:value-type="float">
            <text:p>0.875321</text:p>
          </table:table-cell>
          <table:table-cell office:value-type="float" office:value="0.887134" calcext:value-type="float">
            <text:p>0.887134</text:p>
          </table:table-cell>
          <table:table-cell office:value-type="float" office:value="0.893215" calcext:value-type="float">
            <text:p>0.893215</text:p>
          </table:table-cell>
          <table:table-cell office:value-type="float" office:value="0.905278" calcext:value-type="float">
            <text:p>0.90527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41283" calcext:value-type="float">
            <text:p>0.84128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06358" calcext:value-type="float">
            <text:p>0.506358</text:p>
          </table:table-cell>
          <table:table-cell office:value-type="float" office:value="0.719424" calcext:value-type="float">
            <text:p>0.719424</text:p>
          </table:table-cell>
          <table:table-cell office:value-type="float" office:value="0.823344" calcext:value-type="float">
            <text:p>0.823344</text:p>
          </table:table-cell>
          <table:table-cell office:value-type="float" office:value="0.84581" calcext:value-type="float">
            <text:p>0.84581</text:p>
          </table:table-cell>
          <table:table-cell office:value-type="float" office:value="0.856316" calcext:value-type="float">
            <text:p>0.85631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9852" calcext:value-type="float">
            <text:p>0.869852</text:p>
          </table:table-cell>
          <table:table-cell office:value-type="float" office:value="0.877898" calcext:value-type="float">
            <text:p>0.877898</text:p>
          </table:table-cell>
          <table:table-cell office:value-type="float" office:value="0.887156" calcext:value-type="float">
            <text:p>0.887156</text:p>
          </table:table-cell>
          <table:table-cell office:value-type="float" office:value="0.895572" calcext:value-type="float">
            <text:p>0.895572</text:p>
          </table:table-cell>
          <table:table-cell office:value-type="float" office:value="0.907617" calcext:value-type="float">
            <text:p>0.90761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54699" calcext:value-type="float">
            <text:p>0.85469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446561" calcext:value-type="float">
            <text:p>0.446561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820448" calcext:value-type="float">
            <text:p>0.820448</text:p>
          </table:table-cell>
          <table:table-cell office:value-type="float" office:value="0.848356" calcext:value-type="float">
            <text:p>0.848356</text:p>
          </table:table-cell>
          <table:table-cell office:value-type="float" office:value="0.858274" calcext:value-type="float">
            <text:p>0.858274</text:p>
          </table:table-cell>
          <table:table-cell office:value-type="float" office:value="0.86733" calcext:value-type="float">
            <text:p>0.86733</text:p>
          </table:table-cell>
          <table:table-cell office:value-type="float" office:value="0.872789" calcext:value-type="float">
            <text:p>0.872789</text:p>
          </table:table-cell>
          <table:table-cell office:value-type="float" office:value="0.879956" calcext:value-type="float">
            <text:p>0.879956</text:p>
          </table:table-cell>
          <table:table-cell office:value-type="float" office:value="0.889746" calcext:value-type="float">
            <text:p>0.889746</text:p>
          </table:table-cell>
          <table:table-cell office:value-type="float" office:value="0.896925" calcext:value-type="float">
            <text:p>0.896925</text:p>
          </table:table-cell>
          <table:table-cell office:value-type="float" office:value="0.905784" calcext:value-type="float">
            <text:p>0.905784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50992" calcext:value-type="float">
            <text:p>0.85099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0.693123" calcext:value-type="float">
            <text:p>0.693123</text:p>
          </table:table-cell>
          <table:table-cell office:value-type="float" office:value="0.830154" calcext:value-type="float">
            <text:p>0.830154</text:p>
          </table:table-cell>
          <table:table-cell office:value-type="float" office:value="0.852793" calcext:value-type="float">
            <text:p>0.852793</text:p>
          </table:table-cell>
          <table:table-cell office:value-type="float" office:value="0.859964" calcext:value-type="float">
            <text:p>0.859964</text:p>
          </table:table-cell>
          <table:table-cell office:value-type="float" office:value="0.868714" calcext:value-type="float">
            <text:p>0.868714</text:p>
          </table:table-cell>
          <table:table-cell office:value-type="float" office:value="0.874063" calcext:value-type="float">
            <text:p>0.874063</text:p>
          </table:table-cell>
          <table:table-cell office:value-type="float" office:value="0.880336" calcext:value-type="float">
            <text:p>0.880336</text:p>
          </table:table-cell>
          <table:table-cell office:value-type="float" office:value="0.890478" calcext:value-type="float">
            <text:p>0.890478</text:p>
          </table:table-cell>
          <table:table-cell office:value-type="float" office:value="0.896559" calcext:value-type="float">
            <text:p>0.896559</text:p>
          </table:table-cell>
          <table:table-cell office:value-type="float" office:value="0.905799" calcext:value-type="float">
            <text:p>0.90579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55198" calcext:value-type="float">
            <text:p>0.85519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44649" calcext:value-type="float">
            <text:p>0.544649</text:p>
          </table:table-cell>
          <table:table-cell office:value-type="float" office:value="0.739679" calcext:value-type="float">
            <text:p>0.739679</text:p>
          </table:table-cell>
          <table:table-cell office:value-type="float" office:value="0.834725" calcext:value-type="float">
            <text:p>0.834725</text:p>
          </table:table-cell>
          <table:table-cell office:value-type="float" office:value="0.849567" calcext:value-type="float">
            <text:p>0.849567</text:p>
          </table:table-cell>
          <table:table-cell office:value-type="float" office:value="0.860262" calcext:value-type="float">
            <text:p>0.860262</text:p>
          </table:table-cell>
          <table:table-cell office:value-type="float" office:value="0.868123" calcext:value-type="float">
            <text:p>0.868123</text:p>
          </table:table-cell>
          <table:table-cell office:value-type="float" office:value="0.871928" calcext:value-type="float">
            <text:p>0.871928</text:p>
          </table:table-cell>
          <table:table-cell office:value-type="float" office:value="0.880288" calcext:value-type="float">
            <text:p>0.880288</text:p>
          </table:table-cell>
          <table:table-cell office:value-type="float" office:value="0.888279" calcext:value-type="float">
            <text:p>0.888279</text:p>
          </table:table-cell>
          <table:table-cell office:value-type="float" office:value="0.896442" calcext:value-type="float">
            <text:p>0.896442</text:p>
          </table:table-cell>
          <table:table-cell office:value-type="float" office:value="0.905931" calcext:value-type="float">
            <text:p>0.90593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59522" calcext:value-type="float">
            <text:p>0.85952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0.60533" calcext:value-type="float">
            <text:p>0.60533</text:p>
          </table:table-cell>
          <table:table-cell office:value-type="float" office:value="0.830438" calcext:value-type="float">
            <text:p>0.830438</text:p>
          </table:table-cell>
          <table:table-cell office:value-type="float" office:value="0.846403" calcext:value-type="float">
            <text:p>0.846403</text:p>
          </table:table-cell>
          <table:table-cell office:value-type="float" office:value="0.857124" calcext:value-type="float">
            <text:p>0.857124</text:p>
          </table:table-cell>
          <table:table-cell office:value-type="float" office:value="0.866514" calcext:value-type="float">
            <text:p>0.866514</text:p>
          </table:table-cell>
          <table:table-cell office:value-type="float" office:value="0.870313" calcext:value-type="float">
            <text:p>0.870313</text:p>
          </table:table-cell>
          <table:table-cell office:value-type="float" office:value="0.87958" calcext:value-type="float">
            <text:p>0.87958</text:p>
          </table:table-cell>
          <table:table-cell office:value-type="float" office:value="0.891017" calcext:value-type="float">
            <text:p>0.891017</text:p>
          </table:table-cell>
          <table:table-cell office:value-type="float" office:value="0.901246" calcext:value-type="float">
            <text:p>0.901246</text:p>
          </table:table-cell>
          <table:table-cell office:value-type="float" office:value="0.906887" calcext:value-type="float">
            <text:p>0.90688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45485" calcext:value-type="float">
            <text:p>0.84548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0.561653" calcext:value-type="float">
            <text:p>0.561653</text:p>
          </table:table-cell>
          <table:table-cell office:value-type="float" office:value="0.811569" calcext:value-type="float">
            <text:p>0.811569</text:p>
          </table:table-cell>
          <table:table-cell office:value-type="float" office:value="0.840851" calcext:value-type="float">
            <text:p>0.840851</text:p>
          </table:table-cell>
          <table:table-cell office:value-type="float" office:value="0.852596" calcext:value-type="float">
            <text:p>0.852596</text:p>
          </table:table-cell>
          <table:table-cell office:value-type="float" office:value="0.863941" calcext:value-type="float">
            <text:p>0.863941</text:p>
          </table:table-cell>
          <table:table-cell office:value-type="float" office:value="0.869899" calcext:value-type="float">
            <text:p>0.869899</text:p>
          </table:table-cell>
          <table:table-cell office:value-type="float" office:value="0.878823" calcext:value-type="float">
            <text:p>0.878823</text:p>
          </table:table-cell>
          <table:table-cell office:value-type="float" office:value="0.887137" calcext:value-type="float">
            <text:p>0.887137</text:p>
          </table:table-cell>
          <table:table-cell office:value-type="float" office:value="0.897084" calcext:value-type="float">
            <text:p>0.897084</text:p>
          </table:table-cell>
          <table:table-cell office:value-type="float" office:value="0.907229" calcext:value-type="float">
            <text:p>0.90722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37078" calcext:value-type="float">
            <text:p>0.83707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472828" calcext:value-type="float">
            <text:p>0.472828</text:p>
          </table:table-cell>
          <table:table-cell office:value-type="float" office:value="0.611364" calcext:value-type="float">
            <text:p>0.611364</text:p>
          </table:table-cell>
          <table:table-cell office:value-type="float" office:value="0.789573" calcext:value-type="float">
            <text:p>0.789573</text:p>
          </table:table-cell>
          <table:table-cell office:value-type="float" office:value="0.839563" calcext:value-type="float">
            <text:p>0.839563</text:p>
          </table:table-cell>
          <table:table-cell office:value-type="float" office:value="0.851361" calcext:value-type="float">
            <text:p>0.851361</text:p>
          </table:table-cell>
          <table:table-cell office:value-type="float" office:value="0.862333" calcext:value-type="float">
            <text:p>0.862333</text:p>
          </table:table-cell>
          <table:table-cell office:value-type="float" office:value="0.869027" calcext:value-type="float">
            <text:p>0.869027</text:p>
          </table:table-cell>
          <table:table-cell office:value-type="float" office:value="0.874966" calcext:value-type="float">
            <text:p>0.874966</text:p>
          </table:table-cell>
          <table:table-cell office:value-type="float" office:value="0.882857" calcext:value-type="float">
            <text:p>0.882857</text:p>
          </table:table-cell>
          <table:table-cell office:value-type="float" office:value="0.891586" calcext:value-type="float">
            <text:p>0.891586</text:p>
          </table:table-cell>
          <table:table-cell office:value-type="float" office:value="0.906612" calcext:value-type="float">
            <text:p>0.90661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37924" calcext:value-type="float">
            <text:p>0.83792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0.534213" calcext:value-type="float">
            <text:p>0.534213</text:p>
          </table:table-cell>
          <table:table-cell office:value-type="float" office:value="0.788141" calcext:value-type="float">
            <text:p>0.788141</text:p>
          </table:table-cell>
          <table:table-cell office:value-type="float" office:value="0.838408" calcext:value-type="float">
            <text:p>0.838408</text:p>
          </table:table-cell>
          <table:table-cell office:value-type="float" office:value="0.85213" calcext:value-type="float">
            <text:p>0.85213</text:p>
          </table:table-cell>
          <table:table-cell office:value-type="float" office:value="0.864222" calcext:value-type="float">
            <text:p>0.864222</text:p>
          </table:table-cell>
          <table:table-cell office:value-type="float" office:value="0.871956" calcext:value-type="float">
            <text:p>0.871956</text:p>
          </table:table-cell>
          <table:table-cell office:value-type="float" office:value="0.880326" calcext:value-type="float">
            <text:p>0.880326</text:p>
          </table:table-cell>
          <table:table-cell office:value-type="float" office:value="0.887752" calcext:value-type="float">
            <text:p>0.887752</text:p>
          </table:table-cell>
          <table:table-cell office:value-type="float" office:value="0.896511" calcext:value-type="float">
            <text:p>0.896511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3185" calcext:value-type="float">
            <text:p>0.8318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81842" calcext:value-type="float">
            <text:p>0.381842</text:p>
          </table:table-cell>
          <table:table-cell office:value-type="float" office:value="0.584412" calcext:value-type="float">
            <text:p>0.584412</text:p>
          </table:table-cell>
          <table:table-cell office:value-type="float" office:value="0.786085" calcext:value-type="float">
            <text:p>0.786085</text:p>
          </table:table-cell>
          <table:table-cell office:value-type="float" office:value="0.83879" calcext:value-type="float">
            <text:p>0.83879</text:p>
          </table:table-cell>
          <table:table-cell office:value-type="float" office:value="0.853228" calcext:value-type="float">
            <text:p>0.853228</text:p>
          </table:table-cell>
          <table:table-cell office:value-type="float" office:value="0.865022" calcext:value-type="float">
            <text:p>0.865022</text:p>
          </table:table-cell>
          <table:table-cell office:value-type="float" office:value="0.870243" calcext:value-type="float">
            <text:p>0.870243</text:p>
          </table:table-cell>
          <table:table-cell office:value-type="float" office:value="0.878941" calcext:value-type="float">
            <text:p>0.878941</text:p>
          </table:table-cell>
          <table:table-cell office:value-type="float" office:value="0.885233" calcext:value-type="float">
            <text:p>0.885233</text:p>
          </table:table-cell>
          <table:table-cell office:value-type="float" office:value="0.893702" calcext:value-type="float">
            <text:p>0.893702</text:p>
          </table:table-cell>
          <table:table-cell office:value-type="float" office:value="0.904845" calcext:value-type="float">
            <text:p>0.90484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3605" calcext:value-type="float">
            <text:p>0.8360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0.459676" calcext:value-type="float">
            <text:p>0.459676</text:p>
          </table:table-cell>
          <table:table-cell office:value-type="float" office:value="0.72677" calcext:value-type="float">
            <text:p>0.72677</text:p>
          </table:table-cell>
          <table:table-cell office:value-type="float" office:value="0.837446" calcext:value-type="float">
            <text:p>0.837446</text:p>
          </table:table-cell>
          <table:table-cell office:value-type="float" office:value="0.847417" calcext:value-type="float">
            <text:p>0.847417</text:p>
          </table:table-cell>
          <table:table-cell office:value-type="float" office:value="0.858808" calcext:value-type="float">
            <text:p>0.858808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7556" calcext:value-type="float">
            <text:p>0.87556</text:p>
          </table:table-cell>
          <table:table-cell office:value-type="float" office:value="0.882465" calcext:value-type="float">
            <text:p>0.882465</text:p>
          </table:table-cell>
          <table:table-cell office:value-type="float" office:value="0.894342" calcext:value-type="float">
            <text:p>0.894342</text:p>
          </table:table-cell>
          <table:table-cell office:value-type="float" office:value="0.904756" calcext:value-type="float">
            <text:p>0.90475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5544" calcext:value-type="float">
            <text:p>0.81554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0.45615" calcext:value-type="float">
            <text:p>0.45615</text:p>
          </table:table-cell>
          <table:table-cell office:value-type="float" office:value="0.684801" calcext:value-type="float">
            <text:p>0.684801</text:p>
          </table:table-cell>
          <table:table-cell office:value-type="float" office:value="0.830546" calcext:value-type="float">
            <text:p>0.830546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858409" calcext:value-type="float">
            <text:p>0.858409</text:p>
          </table:table-cell>
          <table:table-cell office:value-type="float" office:value="0.86825" calcext:value-type="float">
            <text:p>0.86825</text:p>
          </table:table-cell>
          <table:table-cell office:value-type="float" office:value="0.878427" calcext:value-type="float">
            <text:p>0.878427</text:p>
          </table:table-cell>
          <table:table-cell office:value-type="float" office:value="0.882303" calcext:value-type="float">
            <text:p>0.882303</text:p>
          </table:table-cell>
          <table:table-cell office:value-type="float" office:value="0.891614" calcext:value-type="float">
            <text:p>0.891614</text:p>
          </table:table-cell>
          <table:table-cell office:value-type="float" office:value="0.904979" calcext:value-type="float">
            <text:p>0.90497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0573" calcext:value-type="float">
            <text:p>0.81057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0.495751" calcext:value-type="float">
            <text:p>0.495751</text:p>
          </table:table-cell>
          <table:table-cell office:value-type="float" office:value="0.793406" calcext:value-type="float">
            <text:p>0.793406</text:p>
          </table:table-cell>
          <table:table-cell office:value-type="float" office:value="0.842763" calcext:value-type="float">
            <text:p>0.842763</text:p>
          </table:table-cell>
          <table:table-cell office:value-type="float" office:value="0.854845" calcext:value-type="float">
            <text:p>0.854845</text:p>
          </table:table-cell>
          <table:table-cell office:value-type="float" office:value="0.860212" calcext:value-type="float">
            <text:p>0.860212</text:p>
          </table:table-cell>
          <table:table-cell office:value-type="float" office:value="0.86882" calcext:value-type="float">
            <text:p>0.86882</text:p>
          </table:table-cell>
          <table:table-cell office:value-type="float" office:value="0.878032" calcext:value-type="float">
            <text:p>0.878032</text:p>
          </table:table-cell>
          <table:table-cell office:value-type="float" office:value="0.885041" calcext:value-type="float">
            <text:p>0.885041</text:p>
          </table:table-cell>
          <table:table-cell office:value-type="float" office:value="0.891706" calcext:value-type="float">
            <text:p>0.891706</text:p>
          </table:table-cell>
          <table:table-cell office:value-type="float" office:value="0.905928" calcext:value-type="float">
            <text:p>0.90592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7651" calcext:value-type="float">
            <text:p>0.82765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60265" calcext:value-type="float">
            <text:p>0.460265</text:p>
          </table:table-cell>
          <table:table-cell office:value-type="float" office:value="0.545237" calcext:value-type="float">
            <text:p>0.545237</text:p>
          </table:table-cell>
          <table:table-cell office:value-type="float" office:value="0.672124" calcext:value-type="float">
            <text:p>0.672124</text:p>
          </table:table-cell>
          <table:table-cell office:value-type="float" office:value="0.839707" calcext:value-type="float">
            <text:p>0.839707</text:p>
          </table:table-cell>
          <table:table-cell office:value-type="float" office:value="0.851542" calcext:value-type="float">
            <text:p>0.851542</text:p>
          </table:table-cell>
          <table:table-cell office:value-type="float" office:value="0.859314" calcext:value-type="float">
            <text:p>0.859314</text:p>
          </table:table-cell>
          <table:table-cell office:value-type="float" office:value="0.868071" calcext:value-type="float">
            <text:p>0.868071</text:p>
          </table:table-cell>
          <table:table-cell office:value-type="float" office:value="0.876356" calcext:value-type="float">
            <text:p>0.876356</text:p>
          </table:table-cell>
          <table:table-cell office:value-type="float" office:value="0.881835" calcext:value-type="float">
            <text:p>0.881835</text:p>
          </table:table-cell>
          <table:table-cell office:value-type="float" office:value="0.891238" calcext:value-type="float">
            <text:p>0.891238</text:p>
          </table:table-cell>
          <table:table-cell office:value-type="float" office:value="0.904736" calcext:value-type="float">
            <text:p>0.90473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9016" calcext:value-type="float">
            <text:p>0.81901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91683" calcext:value-type="float">
            <text:p>0.491683</text:p>
          </table:table-cell>
          <table:table-cell office:value-type="float" office:value="0.556992" calcext:value-type="float">
            <text:p>0.556992</text:p>
          </table:table-cell>
          <table:table-cell office:value-type="float" office:value="0.747502" calcext:value-type="float">
            <text:p>0.747502</text:p>
          </table:table-cell>
          <table:table-cell office:value-type="float" office:value="0.842427" calcext:value-type="float">
            <text:p>0.842427</text:p>
          </table:table-cell>
          <table:table-cell office:value-type="float" office:value="0.852464" calcext:value-type="float">
            <text:p>0.852464</text:p>
          </table:table-cell>
          <table:table-cell office:value-type="float" office:value="0.859466" calcext:value-type="float">
            <text:p>0.859466</text:p>
          </table:table-cell>
          <table:table-cell office:value-type="float" office:value="0.868703" calcext:value-type="float">
            <text:p>0.868703</text:p>
          </table:table-cell>
          <table:table-cell office:value-type="float" office:value="0.876736" calcext:value-type="float">
            <text:p>0.876736</text:p>
          </table:table-cell>
          <table:table-cell office:value-type="float" office:value="0.881233" calcext:value-type="float">
            <text:p>0.881233</text:p>
          </table:table-cell>
          <table:table-cell office:value-type="float" office:value="0.891734" calcext:value-type="float">
            <text:p>0.891734</text:p>
          </table:table-cell>
          <table:table-cell office:value-type="float" office:value="0.905655" calcext:value-type="float">
            <text:p>0.90565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8291" calcext:value-type="float">
            <text:p>0.82829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0.489387" calcext:value-type="float">
            <text:p>0.489387</text:p>
          </table:table-cell>
          <table:table-cell office:value-type="float" office:value="0.732564" calcext:value-type="float">
            <text:p>0.732564</text:p>
          </table:table-cell>
          <table:table-cell office:value-type="float" office:value="0.843954" calcext:value-type="float">
            <text:p>0.843954</text:p>
          </table:table-cell>
          <table:table-cell office:value-type="float" office:value="0.854991" calcext:value-type="float">
            <text:p>0.854991</text:p>
          </table:table-cell>
          <table:table-cell office:value-type="float" office:value="0.861697" calcext:value-type="float">
            <text:p>0.861697</text:p>
          </table:table-cell>
          <table:table-cell office:value-type="float" office:value="0.871353" calcext:value-type="float">
            <text:p>0.871353</text:p>
          </table:table-cell>
          <table:table-cell office:value-type="float" office:value="0.879248" calcext:value-type="float">
            <text:p>0.879248</text:p>
          </table:table-cell>
          <table:table-cell office:value-type="float" office:value="0.883668" calcext:value-type="float">
            <text:p>0.883668</text:p>
          </table:table-cell>
          <table:table-cell office:value-type="float" office:value="0.892126" calcext:value-type="float">
            <text:p>0.892126</text:p>
          </table:table-cell>
          <table:table-cell office:value-type="float" office:value="0.90618" calcext:value-type="float">
            <text:p>0.9061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1517" calcext:value-type="float">
            <text:p>0.82151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477262" calcext:value-type="float">
            <text:p>0.477262</text:p>
          </table:table-cell>
          <table:table-cell office:value-type="float" office:value="0.559975" calcext:value-type="float">
            <text:p>0.559975</text:p>
          </table:table-cell>
          <table:table-cell office:value-type="float" office:value="0.814804" calcext:value-type="float">
            <text:p>0.814804</text:p>
          </table:table-cell>
          <table:table-cell office:value-type="float" office:value="0.847253" calcext:value-type="float">
            <text:p>0.847253</text:p>
          </table:table-cell>
          <table:table-cell office:value-type="float" office:value="0.857671" calcext:value-type="float">
            <text:p>0.857671</text:p>
          </table:table-cell>
          <table:table-cell office:value-type="float" office:value="0.864477" calcext:value-type="float">
            <text:p>0.864477</text:p>
          </table:table-cell>
          <table:table-cell office:value-type="float" office:value="0.871038" calcext:value-type="float">
            <text:p>0.871038</text:p>
          </table:table-cell>
          <table:table-cell office:value-type="float" office:value="0.879043" calcext:value-type="float">
            <text:p>0.879043</text:p>
          </table:table-cell>
          <table:table-cell office:value-type="float" office:value="0.881744" calcext:value-type="float">
            <text:p>0.881744</text:p>
          </table:table-cell>
          <table:table-cell office:value-type="float" office:value="0.89144" calcext:value-type="float">
            <text:p>0.89144</text:p>
          </table:table-cell>
          <table:table-cell office:value-type="float" office:value="0.906733" calcext:value-type="float">
            <text:p>0.90673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37418" calcext:value-type="float">
            <text:p>0.83741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42286" calcext:value-type="float">
            <text:p>0.442286</text:p>
          </table:table-cell>
          <table:table-cell office:value-type="float" office:value="0.550852" calcext:value-type="float">
            <text:p>0.550852</text:p>
          </table:table-cell>
          <table:table-cell office:value-type="float" office:value="0.704964" calcext:value-type="float">
            <text:p>0.704964</text:p>
          </table:table-cell>
          <table:table-cell office:value-type="float" office:value="0.840343" calcext:value-type="float">
            <text:p>0.840343</text:p>
          </table:table-cell>
          <table:table-cell office:value-type="float" office:value="0.85071" calcext:value-type="float">
            <text:p>0.85071</text:p>
          </table:table-cell>
          <table:table-cell office:value-type="float" office:value="0.857942" calcext:value-type="float">
            <text:p>0.857942</text:p>
          </table:table-cell>
          <table:table-cell office:value-type="float" office:value="0.864471" calcext:value-type="float">
            <text:p>0.864471</text:p>
          </table:table-cell>
          <table:table-cell office:value-type="float" office:value="0.869757" calcext:value-type="float">
            <text:p>0.869757</text:p>
          </table:table-cell>
          <table:table-cell office:value-type="float" office:value="0.878584" calcext:value-type="float">
            <text:p>0.878584</text:p>
          </table:table-cell>
          <table:table-cell office:value-type="float" office:value="0.888564" calcext:value-type="float">
            <text:p>0.888564</text:p>
          </table:table-cell>
          <table:table-cell office:value-type="float" office:value="0.902113" calcext:value-type="float">
            <text:p>0.90211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083" calcext:value-type="float">
            <text:p>0.8208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0.281778" calcext:value-type="float">
            <text:p>0.281778</text:p>
          </table:table-cell>
          <table:table-cell office:value-type="float" office:value="0.696583" calcext:value-type="float">
            <text:p>0.696583</text:p>
          </table:table-cell>
          <table:table-cell office:value-type="float" office:value="0.839105" calcext:value-type="float">
            <text:p>0.839105</text:p>
          </table:table-cell>
          <table:table-cell office:value-type="float" office:value="0.848344" calcext:value-type="float">
            <text:p>0.848344</text:p>
          </table:table-cell>
          <table:table-cell office:value-type="float" office:value="0.858178" calcext:value-type="float">
            <text:p>0.858178</text:p>
          </table:table-cell>
          <table:table-cell office:value-type="float" office:value="0.867171" calcext:value-type="float">
            <text:p>0.867171</text:p>
          </table:table-cell>
          <table:table-cell office:value-type="float" office:value="0.869833" calcext:value-type="float">
            <text:p>0.869833</text:p>
          </table:table-cell>
          <table:table-cell office:value-type="float" office:value="0.879465" calcext:value-type="float">
            <text:p>0.879465</text:p>
          </table:table-cell>
          <table:table-cell office:value-type="float" office:value="0.88766" calcext:value-type="float">
            <text:p>0.88766</text:p>
          </table:table-cell>
          <table:table-cell office:value-type="float" office:value="0.90521" calcext:value-type="float">
            <text:p>0.9052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793333" calcext:value-type="float">
            <text:p>0.79333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0.445442" calcext:value-type="float">
            <text:p>0.445442</text:p>
          </table:table-cell>
          <table:table-cell office:value-type="float" office:value="0.683312" calcext:value-type="float">
            <text:p>0.683312</text:p>
          </table:table-cell>
          <table:table-cell office:value-type="float" office:value="0.841719" calcext:value-type="float">
            <text:p>0.841719</text:p>
          </table:table-cell>
          <table:table-cell office:value-type="float" office:value="0.847542" calcext:value-type="float">
            <text:p>0.847542</text:p>
          </table:table-cell>
          <table:table-cell office:value-type="float" office:value="0.857957" calcext:value-type="float">
            <text:p>0.857957</text:p>
          </table:table-cell>
          <table:table-cell office:value-type="float" office:value="0.867632" calcext:value-type="float">
            <text:p>0.867632</text:p>
          </table:table-cell>
          <table:table-cell office:value-type="float" office:value="0.87124" calcext:value-type="float">
            <text:p>0.87124</text:p>
          </table:table-cell>
          <table:table-cell office:value-type="float" office:value="0.880276" calcext:value-type="float">
            <text:p>0.880276</text:p>
          </table:table-cell>
          <table:table-cell office:value-type="float" office:value="0.888524" calcext:value-type="float">
            <text:p>0.888524</text:p>
          </table:table-cell>
          <table:table-cell office:value-type="float" office:value="0.903245" calcext:value-type="float">
            <text:p>0.90324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08689" calcext:value-type="float">
            <text:p>0.80868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447076" calcext:value-type="float">
            <text:p>0.447076</text:p>
          </table:table-cell>
          <table:table-cell office:value-type="float" office:value="0.530989" calcext:value-type="float">
            <text:p>0.530989</text:p>
          </table:table-cell>
          <table:table-cell office:value-type="float" office:value="0.736601" calcext:value-type="float">
            <text:p>0.736601</text:p>
          </table:table-cell>
          <table:table-cell office:value-type="float" office:value="0.84124" calcext:value-type="float">
            <text:p>0.84124</text:p>
          </table:table-cell>
          <table:table-cell office:value-type="float" office:value="0.849823" calcext:value-type="float">
            <text:p>0.849823</text:p>
          </table:table-cell>
          <table:table-cell office:value-type="float" office:value="0.861232" calcext:value-type="float">
            <text:p>0.861232</text:p>
          </table:table-cell>
          <table:table-cell office:value-type="float" office:value="0.869965" calcext:value-type="float">
            <text:p>0.869965</text:p>
          </table:table-cell>
          <table:table-cell office:value-type="float" office:value="0.877246" calcext:value-type="float">
            <text:p>0.877246</text:p>
          </table:table-cell>
          <table:table-cell office:value-type="float" office:value="0.883134" calcext:value-type="float">
            <text:p>0.883134</text:p>
          </table:table-cell>
          <table:table-cell office:value-type="float" office:value="0.893113" calcext:value-type="float">
            <text:p>0.893113</text:p>
          </table:table-cell>
          <table:table-cell office:value-type="float" office:value="0.908244" calcext:value-type="float">
            <text:p>0.90824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5159" calcext:value-type="float">
            <text:p>0.82515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0.476084" calcext:value-type="float">
            <text:p>0.476084</text:p>
          </table:table-cell>
          <table:table-cell office:value-type="float" office:value="0.807466" calcext:value-type="float">
            <text:p>0.807466</text:p>
          </table:table-cell>
          <table:table-cell office:value-type="float" office:value="0.84803" calcext:value-type="float">
            <text:p>0.84803</text:p>
          </table:table-cell>
          <table:table-cell office:value-type="float" office:value="0.857746" calcext:value-type="float">
            <text:p>0.857746</text:p>
          </table:table-cell>
          <table:table-cell office:value-type="float" office:value="0.864788" calcext:value-type="float">
            <text:p>0.864788</text:p>
          </table:table-cell>
          <table:table-cell office:value-type="float" office:value="0.870008" calcext:value-type="float">
            <text:p>0.870008</text:p>
          </table:table-cell>
          <table:table-cell office:value-type="float" office:value="0.878346" calcext:value-type="float">
            <text:p>0.878346</text:p>
          </table:table-cell>
          <table:table-cell office:value-type="float" office:value="0.882772" calcext:value-type="float">
            <text:p>0.882772</text:p>
          </table:table-cell>
          <table:table-cell office:value-type="float" office:value="0.892605" calcext:value-type="float">
            <text:p>0.892605</text:p>
          </table:table-cell>
          <table:table-cell office:value-type="float" office:value="0.908677" calcext:value-type="float">
            <text:p>0.90867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8652" calcext:value-type="float">
            <text:p>0.82865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0.382729" calcext:value-type="float">
            <text:p>0.382729</text:p>
          </table:table-cell>
          <table:table-cell office:value-type="float" office:value="0.63316" calcext:value-type="float">
            <text:p>0.63316</text:p>
          </table:table-cell>
          <table:table-cell office:value-type="float" office:value="0.832451" calcext:value-type="float">
            <text:p>0.832451</text:p>
          </table:table-cell>
          <table:table-cell office:value-type="float" office:value="0.853146" calcext:value-type="float">
            <text:p>0.853146</text:p>
          </table:table-cell>
          <table:table-cell office:value-type="float" office:value="0.859755" calcext:value-type="float">
            <text:p>0.859755</text:p>
          </table:table-cell>
          <table:table-cell office:value-type="float" office:value="0.869451" calcext:value-type="float">
            <text:p>0.869451</text:p>
          </table:table-cell>
          <table:table-cell office:value-type="float" office:value="0.874939" calcext:value-type="float">
            <text:p>0.874939</text:p>
          </table:table-cell>
          <table:table-cell office:value-type="float" office:value="0.880446" calcext:value-type="float">
            <text:p>0.880446</text:p>
          </table:table-cell>
          <table:table-cell office:value-type="float" office:value="0.893258" calcext:value-type="float">
            <text:p>0.893258</text:p>
          </table:table-cell>
          <table:table-cell office:value-type="float" office:value="0.910585" calcext:value-type="float">
            <text:p>0.91058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798992" calcext:value-type="float">
            <text:p>0.79899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247627" calcext:value-type="float">
            <text:p>0.247627</text:p>
          </table:table-cell>
          <table:table-cell office:value-type="float" office:value="0.506712" calcext:value-type="float">
            <text:p>0.506712</text:p>
          </table:table-cell>
          <table:table-cell office:value-type="float" office:value="0.68463" calcext:value-type="float">
            <text:p>0.68463</text:p>
          </table:table-cell>
          <table:table-cell office:value-type="float" office:value="0.825402" calcext:value-type="float">
            <text:p>0.825402</text:p>
          </table:table-cell>
          <table:table-cell office:value-type="float" office:value="0.851787" calcext:value-type="float">
            <text:p>0.851787</text:p>
          </table:table-cell>
          <table:table-cell office:value-type="float" office:value="0.863907" calcext:value-type="float">
            <text:p>0.863907</text:p>
          </table:table-cell>
          <table:table-cell office:value-type="float" office:value="0.869534" calcext:value-type="float">
            <text:p>0.869534</text:p>
          </table:table-cell>
          <table:table-cell office:value-type="float" office:value="0.877238" calcext:value-type="float">
            <text:p>0.877238</text:p>
          </table:table-cell>
          <table:table-cell office:value-type="float" office:value="0.887035" calcext:value-type="float">
            <text:p>0.887035</text:p>
          </table:table-cell>
          <table:table-cell office:value-type="float" office:value="0.903016" calcext:value-type="float">
            <text:p>0.903016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18446" calcext:value-type="float">
            <text:p>0.81844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88273" calcext:value-type="float">
            <text:p>0.088273</text:p>
          </table:table-cell>
          <table:table-cell office:value-type="float" office:value="0.492441" calcext:value-type="float">
            <text:p>0.492441</text:p>
          </table:table-cell>
          <table:table-cell office:value-type="float" office:value="0.564374" calcext:value-type="float">
            <text:p>0.564374</text:p>
          </table:table-cell>
          <table:table-cell office:value-type="float" office:value="0.764307" calcext:value-type="float">
            <text:p>0.764307</text:p>
          </table:table-cell>
          <table:table-cell office:value-type="float" office:value="0.834048" calcext:value-type="float">
            <text:p>0.834048</text:p>
          </table:table-cell>
          <table:table-cell office:value-type="float" office:value="0.85427" calcext:value-type="float">
            <text:p>0.85427</text:p>
          </table:table-cell>
          <table:table-cell office:value-type="float" office:value="0.86585" calcext:value-type="float">
            <text:p>0.86585</text:p>
          </table:table-cell>
          <table:table-cell office:value-type="float" office:value="0.870352" calcext:value-type="float">
            <text:p>0.870352</text:p>
          </table:table-cell>
          <table:table-cell office:value-type="float" office:value="0.88093" calcext:value-type="float">
            <text:p>0.88093</text:p>
          </table:table-cell>
          <table:table-cell office:value-type="float" office:value="0.894456" calcext:value-type="float">
            <text:p>0.894456</text:p>
          </table:table-cell>
          <table:table-cell office:value-type="float" office:value="0.910956" calcext:value-type="float">
            <text:p>0.91095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793198" calcext:value-type="float">
            <text:p>0.79319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0.464887" calcext:value-type="float">
            <text:p>0.464887</text:p>
          </table:table-cell>
          <table:table-cell office:value-type="float" office:value="0.624106" calcext:value-type="float">
            <text:p>0.624106</text:p>
          </table:table-cell>
          <table:table-cell office:value-type="float" office:value="0.800369" calcext:value-type="float">
            <text:p>0.800369</text:p>
          </table:table-cell>
          <table:table-cell office:value-type="float" office:value="0.842702" calcext:value-type="float">
            <text:p>0.842702</text:p>
          </table:table-cell>
          <table:table-cell office:value-type="float" office:value="0.857217" calcext:value-type="float">
            <text:p>0.857217</text:p>
          </table:table-cell>
          <table:table-cell office:value-type="float" office:value="0.866464" calcext:value-type="float">
            <text:p>0.866464</text:p>
          </table:table-cell>
          <table:table-cell office:value-type="float" office:value="0.873234" calcext:value-type="float">
            <text:p>0.873234</text:p>
          </table:table-cell>
          <table:table-cell office:value-type="float" office:value="0.880273" calcext:value-type="float">
            <text:p>0.880273</text:p>
          </table:table-cell>
          <table:table-cell office:value-type="float" office:value="0.896017" calcext:value-type="float">
            <text:p>0.896017</text:p>
          </table:table-cell>
          <table:table-cell office:value-type="float" office:value="0.91201" calcext:value-type="float">
            <text:p>0.91201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01728" calcext:value-type="float">
            <text:p>0.80172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84716" calcext:value-type="float">
            <text:p>0.184716</text:p>
          </table:table-cell>
          <table:table-cell office:value-type="float" office:value="0.530677" calcext:value-type="float">
            <text:p>0.530677</text:p>
          </table:table-cell>
          <table:table-cell office:value-type="float" office:value="0.734783" calcext:value-type="float">
            <text:p>0.734783</text:p>
          </table:table-cell>
          <table:table-cell office:value-type="float" office:value="0.820772" calcext:value-type="float">
            <text:p>0.820772</text:p>
          </table:table-cell>
          <table:table-cell office:value-type="float" office:value="0.841823" calcext:value-type="float">
            <text:p>0.841823</text:p>
          </table:table-cell>
          <table:table-cell office:value-type="float" office:value="0.855973" calcext:value-type="float">
            <text:p>0.855973</text:p>
          </table:table-cell>
          <table:table-cell office:value-type="float" office:value="0.869326" calcext:value-type="float">
            <text:p>0.869326</text:p>
          </table:table-cell>
          <table:table-cell office:value-type="float" office:value="0.878795" calcext:value-type="float">
            <text:p>0.878795</text:p>
          </table:table-cell>
          <table:table-cell office:value-type="float" office:value="0.887721" calcext:value-type="float">
            <text:p>0.887721</text:p>
          </table:table-cell>
          <table:table-cell office:value-type="float" office:value="0.90342" calcext:value-type="float">
            <text:p>0.90342</text:p>
          </table:table-cell>
          <table:table-cell office:value-type="float" office:value="0.91526" calcext:value-type="float">
            <text:p>0.91526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23855" calcext:value-type="float">
            <text:p>0.82385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37038" calcext:value-type="float">
            <text:p>0.437038</text:p>
          </table:table-cell>
          <table:table-cell office:value-type="float" office:value="0.59672" calcext:value-type="float">
            <text:p>0.59672</text:p>
          </table:table-cell>
          <table:table-cell office:value-type="float" office:value="0.775227" calcext:value-type="float">
            <text:p>0.775227</text:p>
          </table:table-cell>
          <table:table-cell office:value-type="float" office:value="0.828278" calcext:value-type="float">
            <text:p>0.828278</text:p>
          </table:table-cell>
          <table:table-cell office:value-type="float" office:value="0.843143" calcext:value-type="float">
            <text:p>0.843143</text:p>
          </table:table-cell>
          <table:table-cell office:value-type="float" office:value="0.848245" calcext:value-type="float">
            <text:p>0.848245</text:p>
          </table:table-cell>
          <table:table-cell office:value-type="float" office:value="0.864008" calcext:value-type="float">
            <text:p>0.864008</text:p>
          </table:table-cell>
          <table:table-cell office:value-type="float" office:value="0.873884" calcext:value-type="float">
            <text:p>0.873884</text:p>
          </table:table-cell>
          <table:table-cell office:value-type="float" office:value="0.883384" calcext:value-type="float">
            <text:p>0.883384</text:p>
          </table:table-cell>
          <table:table-cell office:value-type="float" office:value="0.900577" calcext:value-type="float">
            <text:p>0.900577</text:p>
          </table:table-cell>
          <table:table-cell office:value-type="float" office:value="0.912086" calcext:value-type="float">
            <text:p>0.912086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32555" calcext:value-type="float">
            <text:p>0.83255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0.560784" calcext:value-type="float">
            <text:p>0.560784</text:p>
          </table:table-cell>
          <table:table-cell office:value-type="float" office:value="0.808148" calcext:value-type="float">
            <text:p>0.808148</text:p>
          </table:table-cell>
          <table:table-cell office:value-type="float" office:value="0.841344" calcext:value-type="float">
            <text:p>0.841344</text:p>
          </table:table-cell>
          <table:table-cell office:value-type="float" office:value="0.844471" calcext:value-type="float">
            <text:p>0.844471</text:p>
          </table:table-cell>
          <table:table-cell office:value-type="float" office:value="0.858691" calcext:value-type="float">
            <text:p>0.858691</text:p>
          </table:table-cell>
          <table:table-cell office:value-type="float" office:value="0.872663" calcext:value-type="float">
            <text:p>0.872663</text:p>
          </table:table-cell>
          <table:table-cell office:value-type="float" office:value="0.879337" calcext:value-type="float">
            <text:p>0.879337</text:p>
          </table:table-cell>
          <table:table-cell office:value-type="float" office:value="0.888194" calcext:value-type="float">
            <text:p>0.888194</text:p>
          </table:table-cell>
          <table:table-cell office:value-type="float" office:value="0.901492" calcext:value-type="float">
            <text:p>0.901492</text:p>
          </table:table-cell>
          <table:table-cell office:value-type="float" office:value="0.912487" calcext:value-type="float">
            <text:p>0.912487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36761" calcext:value-type="float">
            <text:p>0.83676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0.576418" calcext:value-type="float">
            <text:p>0.576418</text:p>
          </table:table-cell>
          <table:table-cell office:value-type="float" office:value="0.822456" calcext:value-type="float">
            <text:p>0.822456</text:p>
          </table:table-cell>
          <table:table-cell office:value-type="float" office:value="0.841128" calcext:value-type="float">
            <text:p>0.841128</text:p>
          </table:table-cell>
          <table:table-cell office:value-type="float" office:value="0.846983" calcext:value-type="float">
            <text:p>0.846983</text:p>
          </table:table-cell>
          <table:table-cell office:value-type="float" office:value="0.858809" calcext:value-type="float">
            <text:p>0.858809</text:p>
          </table:table-cell>
          <table:table-cell office:value-type="float" office:value="0.871246" calcext:value-type="float">
            <text:p>0.871246</text:p>
          </table:table-cell>
          <table:table-cell office:value-type="float" office:value="0.879668" calcext:value-type="float">
            <text:p>0.879668</text:p>
          </table:table-cell>
          <table:table-cell office:value-type="float" office:value="0.891044" calcext:value-type="float">
            <text:p>0.891044</text:p>
          </table:table-cell>
          <table:table-cell office:value-type="float" office:value="0.902812" calcext:value-type="float">
            <text:p>0.902812</text:p>
          </table:table-cell>
          <table:table-cell office:value-type="float" office:value="0.911306" calcext:value-type="float">
            <text:p>0.911306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40187" calcext:value-type="float">
            <text:p>0.84018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0.614803" calcext:value-type="float">
            <text:p>0.614803</text:p>
          </table:table-cell>
          <table:table-cell office:value-type="float" office:value="0.815572" calcext:value-type="float">
            <text:p>0.815572</text:p>
          </table:table-cell>
          <table:table-cell office:value-type="float" office:value="0.841626" calcext:value-type="float">
            <text:p>0.841626</text:p>
          </table:table-cell>
          <table:table-cell office:value-type="float" office:value="0.848522" calcext:value-type="float">
            <text:p>0.848522</text:p>
          </table:table-cell>
          <table:table-cell office:value-type="float" office:value="0.861288" calcext:value-type="float">
            <text:p>0.861288</text:p>
          </table:table-cell>
          <table:table-cell office:value-type="float" office:value="0.869228" calcext:value-type="float">
            <text:p>0.869228</text:p>
          </table:table-cell>
          <table:table-cell office:value-type="float" office:value="0.877866" calcext:value-type="float">
            <text:p>0.877866</text:p>
          </table:table-cell>
          <table:table-cell office:value-type="float" office:value="0.881153" calcext:value-type="float">
            <text:p>0.881153</text:p>
          </table:table-cell>
          <table:table-cell office:value-type="float" office:value="0.893645" calcext:value-type="float">
            <text:p>0.893645</text:p>
          </table:table-cell>
          <table:table-cell office:value-type="float" office:value="0.909179" calcext:value-type="float">
            <text:p>0.909179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41288" calcext:value-type="float">
            <text:p>0.84128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77262" calcext:value-type="float">
            <text:p>0.477262</text:p>
          </table:table-cell>
          <table:table-cell office:value-type="float" office:value="0.742924" calcext:value-type="float">
            <text:p>0.742924</text:p>
          </table:table-cell>
          <table:table-cell office:value-type="float" office:value="0.824643" calcext:value-type="float">
            <text:p>0.824643</text:p>
          </table:table-cell>
          <table:table-cell office:value-type="float" office:value="0.842624" calcext:value-type="float">
            <text:p>0.842624</text:p>
          </table:table-cell>
          <table:table-cell office:value-type="float" office:value="0.849324" calcext:value-type="float">
            <text:p>0.849324</text:p>
          </table:table-cell>
          <table:table-cell office:value-type="float" office:value="0.862499" calcext:value-type="float">
            <text:p>0.862499</text:p>
          </table:table-cell>
          <table:table-cell office:value-type="float" office:value="0.872087" calcext:value-type="float">
            <text:p>0.872087</text:p>
          </table:table-cell>
          <table:table-cell office:value-type="float" office:value="0.878963" calcext:value-type="float">
            <text:p>0.878963</text:p>
          </table:table-cell>
          <table:table-cell office:value-type="float" office:value="0.882836" calcext:value-type="float">
            <text:p>0.882836</text:p>
          </table:table-cell>
          <table:table-cell office:value-type="float" office:value="0.896691" calcext:value-type="float">
            <text:p>0.896691</text:p>
          </table:table-cell>
          <table:table-cell office:value-type="float" office:value="0.911452" calcext:value-type="float">
            <text:p>0.91145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56404" calcext:value-type="float">
            <text:p>0.85640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0.413511" calcext:value-type="float">
            <text:p>0.413511</text:p>
          </table:table-cell>
          <table:table-cell office:value-type="float" office:value="0.817673" calcext:value-type="float">
            <text:p>0.817673</text:p>
          </table:table-cell>
          <table:table-cell office:value-type="float" office:value="0.837286" calcext:value-type="float">
            <text:p>0.837286</text:p>
          </table:table-cell>
          <table:table-cell office:value-type="float" office:value="0.846824" calcext:value-type="float">
            <text:p>0.846824</text:p>
          </table:table-cell>
          <table:table-cell office:value-type="float" office:value="0.857762" calcext:value-type="float">
            <text:p>0.857762</text:p>
          </table:table-cell>
          <table:table-cell office:value-type="float" office:value="0.868287" calcext:value-type="float">
            <text:p>0.868287</text:p>
          </table:table-cell>
          <table:table-cell office:value-type="float" office:value="0.876724" calcext:value-type="float">
            <text:p>0.876724</text:p>
          </table:table-cell>
          <table:table-cell office:value-type="float" office:value="0.88112" calcext:value-type="float">
            <text:p>0.88112</text:p>
          </table:table-cell>
          <table:table-cell office:value-type="float" office:value="0.893903" calcext:value-type="float">
            <text:p>0.893903</text:p>
          </table:table-cell>
          <table:table-cell office:value-type="float" office:value="0.910003" calcext:value-type="float">
            <text:p>0.91000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0309" calcext:value-type="float">
            <text:p>0.82030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77262" calcext:value-type="float">
            <text:p>0.477262</text:p>
          </table:table-cell>
          <table:table-cell office:value-type="float" office:value="0.680455" calcext:value-type="float">
            <text:p>0.680455</text:p>
          </table:table-cell>
          <table:table-cell office:value-type="float" office:value="0.819477" calcext:value-type="float">
            <text:p>0.819477</text:p>
          </table:table-cell>
          <table:table-cell office:value-type="float" office:value="0.839208" calcext:value-type="float">
            <text:p>0.839208</text:p>
          </table:table-cell>
          <table:table-cell office:value-type="float" office:value="0.853502" calcext:value-type="float">
            <text:p>0.853502</text:p>
          </table:table-cell>
          <table:table-cell office:value-type="float" office:value="0.862506" calcext:value-type="float">
            <text:p>0.862506</text:p>
          </table:table-cell>
          <table:table-cell office:value-type="float" office:value="0.871852" calcext:value-type="float">
            <text:p>0.871852</text:p>
          </table:table-cell>
          <table:table-cell office:value-type="float" office:value="0.879181" calcext:value-type="float">
            <text:p>0.879181</text:p>
          </table:table-cell>
          <table:table-cell office:value-type="float" office:value="0.885845" calcext:value-type="float">
            <text:p>0.885845</text:p>
          </table:table-cell>
          <table:table-cell office:value-type="float" office:value="0.89606" calcext:value-type="float">
            <text:p>0.89606</text:p>
          </table:table-cell>
          <table:table-cell office:value-type="float" office:value="0.911893" calcext:value-type="float">
            <text:p>0.911893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49998" calcext:value-type="float">
            <text:p>0.84999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0.578984" calcext:value-type="float">
            <text:p>0.578984</text:p>
          </table:table-cell>
          <table:table-cell office:value-type="float" office:value="0.821204" calcext:value-type="float">
            <text:p>0.821204</text:p>
          </table:table-cell>
          <table:table-cell office:value-type="float" office:value="0.84089" calcext:value-type="float">
            <text:p>0.84089</text:p>
          </table:table-cell>
          <table:table-cell office:value-type="float" office:value="0.850083" calcext:value-type="float">
            <text:p>0.850083</text:p>
          </table:table-cell>
          <table:table-cell office:value-type="float" office:value="0.864469" calcext:value-type="float">
            <text:p>0.864469</text:p>
          </table:table-cell>
          <table:table-cell office:value-type="float" office:value="0.869728" calcext:value-type="float">
            <text:p>0.869728</text:p>
          </table:table-cell>
          <table:table-cell office:value-type="float" office:value="0.878644" calcext:value-type="float">
            <text:p>0.878644</text:p>
          </table:table-cell>
          <table:table-cell office:value-type="float" office:value="0.883495" calcext:value-type="float">
            <text:p>0.883495</text:p>
          </table:table-cell>
          <table:table-cell office:value-type="float" office:value="0.895628" calcext:value-type="float">
            <text:p>0.895628</text:p>
          </table:table-cell>
          <table:table-cell office:value-type="float" office:value="0.911014" calcext:value-type="float">
            <text:p>0.911014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39414" calcext:value-type="float">
            <text:p>0.83941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0.547461" calcext:value-type="float">
            <text:p>0.547461</text:p>
          </table:table-cell>
          <table:table-cell office:value-type="float" office:value="0.812344" calcext:value-type="float">
            <text:p>0.812344</text:p>
          </table:table-cell>
          <table:table-cell office:value-type="float" office:value="0.832363" calcext:value-type="float">
            <text:p>0.832363</text:p>
          </table:table-cell>
          <table:table-cell office:value-type="float" office:value="0.847878" calcext:value-type="float">
            <text:p>0.847878</text:p>
          </table:table-cell>
          <table:table-cell office:value-type="float" office:value="0.864517" calcext:value-type="float">
            <text:p>0.864517</text:p>
          </table:table-cell>
          <table:table-cell office:value-type="float" office:value="0.871897" calcext:value-type="float">
            <text:p>0.871897</text:p>
          </table:table-cell>
          <table:table-cell office:value-type="float" office:value="0.878952" calcext:value-type="float">
            <text:p>0.878952</text:p>
          </table:table-cell>
          <table:table-cell office:value-type="float" office:value="0.881184" calcext:value-type="float">
            <text:p>0.881184</text:p>
          </table:table-cell>
          <table:table-cell office:value-type="float" office:value="0.894124" calcext:value-type="float">
            <text:p>0.894124</text:p>
          </table:table-cell>
          <table:table-cell office:value-type="float" office:value="0.910091" calcext:value-type="float">
            <text:p>0.910091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34081" calcext:value-type="float">
            <text:p>0.83408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0.569126" calcext:value-type="float">
            <text:p>0.569126</text:p>
          </table:table-cell>
          <table:table-cell office:value-type="float" office:value="0.803932" calcext:value-type="float">
            <text:p>0.803932</text:p>
          </table:table-cell>
          <table:table-cell office:value-type="float" office:value="0.828875" calcext:value-type="float">
            <text:p>0.828875</text:p>
          </table:table-cell>
          <table:table-cell office:value-type="float" office:value="0.844706" calcext:value-type="float">
            <text:p>0.844706</text:p>
          </table:table-cell>
          <table:table-cell office:value-type="float" office:value="0.860017" calcext:value-type="float">
            <text:p>0.860017</text:p>
          </table:table-cell>
          <table:table-cell office:value-type="float" office:value="0.869791" calcext:value-type="float">
            <text:p>0.869791</text:p>
          </table:table-cell>
          <table:table-cell office:value-type="float" office:value="0.879386" calcext:value-type="float">
            <text:p>0.879386</text:p>
          </table:table-cell>
          <table:table-cell office:value-type="float" office:value="0.886761" calcext:value-type="float">
            <text:p>0.886761</text:p>
          </table:table-cell>
          <table:table-cell office:value-type="float" office:value="0.900207" calcext:value-type="float">
            <text:p>0.900207</text:p>
          </table:table-cell>
          <table:table-cell office:value-type="float" office:value="0.91535" calcext:value-type="float">
            <text:p>0.91535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35815" calcext:value-type="float">
            <text:p>0.83581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0.642087" calcext:value-type="float">
            <text:p>0.642087</text:p>
          </table:table-cell>
          <table:table-cell office:value-type="float" office:value="0.81024" calcext:value-type="float">
            <text:p>0.81024</text:p>
          </table:table-cell>
          <table:table-cell office:value-type="float" office:value="0.832407" calcext:value-type="float">
            <text:p>0.832407</text:p>
          </table:table-cell>
          <table:table-cell office:value-type="float" office:value="0.846852" calcext:value-type="float">
            <text:p>0.846852</text:p>
          </table:table-cell>
          <table:table-cell office:value-type="float" office:value="0.86146" calcext:value-type="float">
            <text:p>0.86146</text:p>
          </table:table-cell>
          <table:table-cell office:value-type="float" office:value="0.869836" calcext:value-type="float">
            <text:p>0.869836</text:p>
          </table:table-cell>
          <table:table-cell office:value-type="float" office:value="0.878604" calcext:value-type="float">
            <text:p>0.878604</text:p>
          </table:table-cell>
          <table:table-cell office:value-type="float" office:value="0.883542" calcext:value-type="float">
            <text:p>0.883542</text:p>
          </table:table-cell>
          <table:table-cell office:value-type="float" office:value="0.895872" calcext:value-type="float">
            <text:p>0.895872</text:p>
          </table:table-cell>
          <table:table-cell office:value-type="float" office:value="0.911058" calcext:value-type="float">
            <text:p>0.911058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43196" calcext:value-type="float">
            <text:p>0.84319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544649" calcext:value-type="float">
            <text:p>0.544649</text:p>
          </table:table-cell>
          <table:table-cell office:value-type="float" office:value="0.683437" calcext:value-type="float">
            <text:p>0.683437</text:p>
          </table:table-cell>
          <table:table-cell office:value-type="float" office:value="0.813648" calcext:value-type="float">
            <text:p>0.813648</text:p>
          </table:table-cell>
          <table:table-cell office:value-type="float" office:value="0.832083" calcext:value-type="float">
            <text:p>0.832083</text:p>
          </table:table-cell>
          <table:table-cell office:value-type="float" office:value="0.844787" calcext:value-type="float">
            <text:p>0.844787</text:p>
          </table:table-cell>
          <table:table-cell office:value-type="float" office:value="0.857399" calcext:value-type="float">
            <text:p>0.857399</text:p>
          </table:table-cell>
          <table:table-cell office:value-type="float" office:value="0.867786" calcext:value-type="float">
            <text:p>0.867786</text:p>
          </table:table-cell>
          <table:table-cell office:value-type="float" office:value="0.876369" calcext:value-type="float">
            <text:p>0.876369</text:p>
          </table:table-cell>
          <table:table-cell office:value-type="float" office:value="0.882069" calcext:value-type="float">
            <text:p>0.882069</text:p>
          </table:table-cell>
          <table:table-cell office:value-type="float" office:value="0.893983" calcext:value-type="float">
            <text:p>0.893983</text:p>
          </table:table-cell>
          <table:table-cell office:value-type="float" office:value="0.910611" calcext:value-type="float">
            <text:p>0.910611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46217" calcext:value-type="float">
            <text:p>0.84621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93801" calcext:value-type="float">
            <text:p>0.393801</text:p>
          </table:table-cell>
          <table:table-cell office:value-type="float" office:value="0.669235" calcext:value-type="float">
            <text:p>0.669235</text:p>
          </table:table-cell>
          <table:table-cell office:value-type="float" office:value="0.815133" calcext:value-type="float">
            <text:p>0.815133</text:p>
          </table:table-cell>
          <table:table-cell office:value-type="float" office:value="0.834374" calcext:value-type="float">
            <text:p>0.834374</text:p>
          </table:table-cell>
          <table:table-cell office:value-type="float" office:value="0.844357" calcext:value-type="float">
            <text:p>0.844357</text:p>
          </table:table-cell>
          <table:table-cell office:value-type="float" office:value="0.854205" calcext:value-type="float">
            <text:p>0.854205</text:p>
          </table:table-cell>
          <table:table-cell office:value-type="float" office:value="0.862798" calcext:value-type="float">
            <text:p>0.862798</text:p>
          </table:table-cell>
          <table:table-cell office:value-type="float" office:value="0.871989" calcext:value-type="float">
            <text:p>0.871989</text:p>
          </table:table-cell>
          <table:table-cell office:value-type="float" office:value="0.881703" calcext:value-type="float">
            <text:p>0.881703</text:p>
          </table:table-cell>
          <table:table-cell office:value-type="float" office:value="0.894322" calcext:value-type="float">
            <text:p>0.894322</text:p>
          </table:table-cell>
          <table:table-cell office:value-type="float" office:value="0.910464" calcext:value-type="float">
            <text:p>0.910464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43858" calcext:value-type="float">
            <text:p>0.84385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0.542361" calcext:value-type="float">
            <text:p>0.542361</text:p>
          </table:table-cell>
          <table:table-cell office:value-type="float" office:value="0.81512" calcext:value-type="float">
            <text:p>0.81512</text:p>
          </table:table-cell>
          <table:table-cell office:value-type="float" office:value="0.834703" calcext:value-type="float">
            <text:p>0.834703</text:p>
          </table:table-cell>
          <table:table-cell office:value-type="float" office:value="0.845995" calcext:value-type="float">
            <text:p>0.845995</text:p>
          </table:table-cell>
          <table:table-cell office:value-type="float" office:value="0.857034" calcext:value-type="float">
            <text:p>0.857034</text:p>
          </table:table-cell>
          <table:table-cell office:value-type="float" office:value="0.861806" calcext:value-type="float">
            <text:p>0.861806</text:p>
          </table:table-cell>
          <table:table-cell office:value-type="float" office:value="0.869157" calcext:value-type="float">
            <text:p>0.869157</text:p>
          </table:table-cell>
          <table:table-cell office:value-type="float" office:value="0.878215" calcext:value-type="float">
            <text:p>0.878215</text:p>
          </table:table-cell>
          <table:table-cell office:value-type="float" office:value="0.889705" calcext:value-type="float">
            <text:p>0.889705</text:p>
          </table:table-cell>
          <table:table-cell office:value-type="float" office:value="0.909947" calcext:value-type="float">
            <text:p>0.90994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30404" calcext:value-type="float">
            <text:p>0.83040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0.547878" calcext:value-type="float">
            <text:p>0.547878</text:p>
          </table:table-cell>
          <table:table-cell office:value-type="float" office:value="0.790754" calcext:value-type="float">
            <text:p>0.790754</text:p>
          </table:table-cell>
          <table:table-cell office:value-type="float" office:value="0.826638" calcext:value-type="float">
            <text:p>0.826638</text:p>
          </table:table-cell>
          <table:table-cell office:value-type="float" office:value="0.841936" calcext:value-type="float">
            <text:p>0.841936</text:p>
          </table:table-cell>
          <table:table-cell office:value-type="float" office:value="0.848358" calcext:value-type="float">
            <text:p>0.848358</text:p>
          </table:table-cell>
          <table:table-cell office:value-type="float" office:value="0.857938" calcext:value-type="float">
            <text:p>0.857938</text:p>
          </table:table-cell>
          <table:table-cell office:value-type="float" office:value="0.866346" calcext:value-type="float">
            <text:p>0.866346</text:p>
          </table:table-cell>
          <table:table-cell office:value-type="float" office:value="0.873663" calcext:value-type="float">
            <text:p>0.873663</text:p>
          </table:table-cell>
          <table:table-cell office:value-type="float" office:value="0.885735" calcext:value-type="float">
            <text:p>0.885735</text:p>
          </table:table-cell>
          <table:table-cell office:value-type="float" office:value="0.904983" calcext:value-type="float">
            <text:p>0.90498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4423" calcext:value-type="float">
            <text:p>0.82442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0.484692" calcext:value-type="float">
            <text:p>0.484692</text:p>
          </table:table-cell>
          <table:table-cell office:value-type="float" office:value="0.767727" calcext:value-type="float">
            <text:p>0.767727</text:p>
          </table:table-cell>
          <table:table-cell office:value-type="float" office:value="0.819364" calcext:value-type="float">
            <text:p>0.819364</text:p>
          </table:table-cell>
          <table:table-cell office:value-type="float" office:value="0.838567" calcext:value-type="float">
            <text:p>0.838567</text:p>
          </table:table-cell>
          <table:table-cell office:value-type="float" office:value="0.844988" calcext:value-type="float">
            <text:p>0.844988</text:p>
          </table:table-cell>
          <table:table-cell office:value-type="float" office:value="0.85612" calcext:value-type="float">
            <text:p>0.85612</text:p>
          </table:table-cell>
          <table:table-cell office:value-type="float" office:value="0.862434" calcext:value-type="float">
            <text:p>0.862434</text:p>
          </table:table-cell>
          <table:table-cell office:value-type="float" office:value="0.873298" calcext:value-type="float">
            <text:p>0.873298</text:p>
          </table:table-cell>
          <table:table-cell office:value-type="float" office:value="0.885644" calcext:value-type="float">
            <text:p>0.885644</text:p>
          </table:table-cell>
          <table:table-cell office:value-type="float" office:value="0.905339" calcext:value-type="float">
            <text:p>0.90533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3817" calcext:value-type="float">
            <text:p>0.81381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0.590392" calcext:value-type="float">
            <text:p>0.590392</text:p>
          </table:table-cell>
          <table:table-cell office:value-type="float" office:value="0.784518" calcext:value-type="float">
            <text:p>0.784518</text:p>
          </table:table-cell>
          <table:table-cell office:value-type="float" office:value="0.825005" calcext:value-type="float">
            <text:p>0.825005</text:p>
          </table:table-cell>
          <table:table-cell office:value-type="float" office:value="0.841415" calcext:value-type="float">
            <text:p>0.841415</text:p>
          </table:table-cell>
          <table:table-cell office:value-type="float" office:value="0.845534" calcext:value-type="float">
            <text:p>0.845534</text:p>
          </table:table-cell>
          <table:table-cell office:value-type="float" office:value="0.85644" calcext:value-type="float">
            <text:p>0.85644</text:p>
          </table:table-cell>
          <table:table-cell office:value-type="float" office:value="0.862714" calcext:value-type="float">
            <text:p>0.862714</text:p>
          </table:table-cell>
          <table:table-cell office:value-type="float" office:value="0.874267" calcext:value-type="float">
            <text:p>0.874267</text:p>
          </table:table-cell>
          <table:table-cell office:value-type="float" office:value="0.88362" calcext:value-type="float">
            <text:p>0.88362</text:p>
          </table:table-cell>
          <table:table-cell office:value-type="float" office:value="0.901508" calcext:value-type="float">
            <text:p>0.90150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6541" calcext:value-type="float">
            <text:p>0.82654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0.580237" calcext:value-type="float">
            <text:p>0.580237</text:p>
          </table:table-cell>
          <table:table-cell office:value-type="float" office:value="0.779527" calcext:value-type="float">
            <text:p>0.779527</text:p>
          </table:table-cell>
          <table:table-cell office:value-type="float" office:value="0.816957" calcext:value-type="float">
            <text:p>0.816957</text:p>
          </table:table-cell>
          <table:table-cell office:value-type="float" office:value="0.83789" calcext:value-type="float">
            <text:p>0.83789</text:p>
          </table:table-cell>
          <table:table-cell office:value-type="float" office:value="0.844906" calcext:value-type="float">
            <text:p>0.844906</text:p>
          </table:table-cell>
          <table:table-cell office:value-type="float" office:value="0.856277" calcext:value-type="float">
            <text:p>0.856277</text:p>
          </table:table-cell>
          <table:table-cell office:value-type="float" office:value="0.865589" calcext:value-type="float">
            <text:p>0.865589</text:p>
          </table:table-cell>
          <table:table-cell office:value-type="float" office:value="0.875567" calcext:value-type="float">
            <text:p>0.875567</text:p>
          </table:table-cell>
          <table:table-cell office:value-type="float" office:value="0.882956" calcext:value-type="float">
            <text:p>0.882956</text:p>
          </table:table-cell>
          <table:table-cell office:value-type="float" office:value="0.900994" calcext:value-type="float">
            <text:p>0.90099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409" calcext:value-type="float">
            <text:p>0.8240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0.49625" calcext:value-type="float">
            <text:p>0.49625</text:p>
          </table:table-cell>
          <table:table-cell office:value-type="float" office:value="0.777213" calcext:value-type="float">
            <text:p>0.777213</text:p>
          </table:table-cell>
          <table:table-cell office:value-type="float" office:value="0.81436" calcext:value-type="float">
            <text:p>0.81436</text:p>
          </table:table-cell>
          <table:table-cell office:value-type="float" office:value="0.833437" calcext:value-type="float">
            <text:p>0.833437</text:p>
          </table:table-cell>
          <table:table-cell office:value-type="float" office:value="0.843659" calcext:value-type="float">
            <text:p>0.843659</text:p>
          </table:table-cell>
          <table:table-cell office:value-type="float" office:value="0.850537" calcext:value-type="float">
            <text:p>0.850537</text:p>
          </table:table-cell>
          <table:table-cell office:value-type="float" office:value="0.858357" calcext:value-type="float">
            <text:p>0.858357</text:p>
          </table:table-cell>
          <table:table-cell office:value-type="float" office:value="0.869538" calcext:value-type="float">
            <text:p>0.869538</text:p>
          </table:table-cell>
          <table:table-cell office:value-type="float" office:value="0.880869" calcext:value-type="float">
            <text:p>0.880869</text:p>
          </table:table-cell>
          <table:table-cell office:value-type="float" office:value="0.90291" calcext:value-type="float">
            <text:p>0.9029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2713" calcext:value-type="float">
            <text:p>0.81271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459234" calcext:value-type="float">
            <text:p>0.459234</text:p>
          </table:table-cell>
          <table:table-cell office:value-type="float" office:value="0.676868" calcext:value-type="float">
            <text:p>0.676868</text:p>
          </table:table-cell>
          <table:table-cell office:value-type="float" office:value="0.794617" calcext:value-type="float">
            <text:p>0.794617</text:p>
          </table:table-cell>
          <table:table-cell office:value-type="float" office:value="0.818907" calcext:value-type="float">
            <text:p>0.818907</text:p>
          </table:table-cell>
          <table:table-cell office:value-type="float" office:value="0.831847" calcext:value-type="float">
            <text:p>0.831847</text:p>
          </table:table-cell>
          <table:table-cell office:value-type="float" office:value="0.844756" calcext:value-type="float">
            <text:p>0.844756</text:p>
          </table:table-cell>
          <table:table-cell office:value-type="float" office:value="0.856687" calcext:value-type="float">
            <text:p>0.856687</text:p>
          </table:table-cell>
          <table:table-cell office:value-type="float" office:value="0.863323" calcext:value-type="float">
            <text:p>0.863323</text:p>
          </table:table-cell>
          <table:table-cell office:value-type="float" office:value="0.872166" calcext:value-type="float">
            <text:p>0.872166</text:p>
          </table:table-cell>
          <table:table-cell office:value-type="float" office:value="0.885975" calcext:value-type="float">
            <text:p>0.885975</text:p>
          </table:table-cell>
          <table:table-cell office:value-type="float" office:value="0.907235" calcext:value-type="float">
            <text:p>0.90723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35238" calcext:value-type="float">
            <text:p>0.83523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98855" calcext:value-type="float">
            <text:p>0.398855</text:p>
          </table:table-cell>
          <table:table-cell office:value-type="float" office:value="0.626858" calcext:value-type="float">
            <text:p>0.626858</text:p>
          </table:table-cell>
          <table:table-cell office:value-type="float" office:value="0.797326" calcext:value-type="float">
            <text:p>0.797326</text:p>
          </table:table-cell>
          <table:table-cell office:value-type="float" office:value="0.820373" calcext:value-type="float">
            <text:p>0.820373</text:p>
          </table:table-cell>
          <table:table-cell office:value-type="float" office:value="0.829755" calcext:value-type="float">
            <text:p>0.829755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0.857581" calcext:value-type="float">
            <text:p>0.857581</text:p>
          </table:table-cell>
          <table:table-cell office:value-type="float" office:value="0.866365" calcext:value-type="float">
            <text:p>0.866365</text:p>
          </table:table-cell>
          <table:table-cell office:value-type="float" office:value="0.873496" calcext:value-type="float">
            <text:p>0.873496</text:p>
          </table:table-cell>
          <table:table-cell office:value-type="float" office:value="0.885351" calcext:value-type="float">
            <text:p>0.885351</text:p>
          </table:table-cell>
          <table:table-cell office:value-type="float" office:value="0.907644" calcext:value-type="float">
            <text:p>0.90764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31073" calcext:value-type="float">
            <text:p>0.83107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41579" calcext:value-type="float">
            <text:p>0.441579</text:p>
          </table:table-cell>
          <table:table-cell office:value-type="float" office:value="0.532456" calcext:value-type="float">
            <text:p>0.532456</text:p>
          </table:table-cell>
          <table:table-cell office:value-type="float" office:value="0.738871" calcext:value-type="float">
            <text:p>0.738871</text:p>
          </table:table-cell>
          <table:table-cell office:value-type="float" office:value="0.809363" calcext:value-type="float">
            <text:p>0.809363</text:p>
          </table:table-cell>
          <table:table-cell office:value-type="float" office:value="0.823426" calcext:value-type="float">
            <text:p>0.823426</text:p>
          </table:table-cell>
          <table:table-cell office:value-type="float" office:value="0.836822" calcext:value-type="float">
            <text:p>0.836822</text:p>
          </table:table-cell>
          <table:table-cell office:value-type="float" office:value="0.852712" calcext:value-type="float">
            <text:p>0.852712</text:p>
          </table:table-cell>
          <table:table-cell office:value-type="float" office:value="0.860032" calcext:value-type="float">
            <text:p>0.860032</text:p>
          </table:table-cell>
          <table:table-cell office:value-type="float" office:value="0.870767" calcext:value-type="float">
            <text:p>0.870767</text:p>
          </table:table-cell>
          <table:table-cell office:value-type="float" office:value="0.881902" calcext:value-type="float">
            <text:p>0.881902</text:p>
          </table:table-cell>
          <table:table-cell office:value-type="float" office:value="0.903452" calcext:value-type="float">
            <text:p>0.90345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098" calcext:value-type="float">
            <text:p>0.8109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0.487052" calcext:value-type="float">
            <text:p>0.487052</text:p>
          </table:table-cell>
          <table:table-cell office:value-type="float" office:value="0.738255" calcext:value-type="float">
            <text:p>0.738255</text:p>
          </table:table-cell>
          <table:table-cell office:value-type="float" office:value="0.803884" calcext:value-type="float">
            <text:p>0.803884</text:p>
          </table:table-cell>
          <table:table-cell office:value-type="float" office:value="0.82084" calcext:value-type="float">
            <text:p>0.82084</text:p>
          </table:table-cell>
          <table:table-cell office:value-type="float" office:value="0.833328" calcext:value-type="float">
            <text:p>0.833328</text:p>
          </table:table-cell>
          <table:table-cell office:value-type="float" office:value="0.847764" calcext:value-type="float">
            <text:p>0.847764</text:p>
          </table:table-cell>
          <table:table-cell office:value-type="float" office:value="0.858372" calcext:value-type="float">
            <text:p>0.858372</text:p>
          </table:table-cell>
          <table:table-cell office:value-type="float" office:value="0.868581" calcext:value-type="float">
            <text:p>0.868581</text:p>
          </table:table-cell>
          <table:table-cell office:value-type="float" office:value="0.881582" calcext:value-type="float">
            <text:p>0.881582</text:p>
          </table:table-cell>
          <table:table-cell office:value-type="float" office:value="0.908209" calcext:value-type="float">
            <text:p>0.90820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04787" calcext:value-type="float">
            <text:p>0.80478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19159" calcext:value-type="float">
            <text:p>0.119159</text:p>
          </table:table-cell>
          <table:table-cell office:value-type="float" office:value="0.542044" calcext:value-type="float">
            <text:p>0.542044</text:p>
          </table:table-cell>
          <table:table-cell office:value-type="float" office:value="0.778659" calcext:value-type="float">
            <text:p>0.778659</text:p>
          </table:table-cell>
          <table:table-cell office:value-type="float" office:value="0.815739" calcext:value-type="float">
            <text:p>0.815739</text:p>
          </table:table-cell>
          <table:table-cell office:value-type="float" office:value="0.825002" calcext:value-type="float">
            <text:p>0.825002</text:p>
          </table:table-cell>
          <table:table-cell office:value-type="float" office:value="0.840263" calcext:value-type="float">
            <text:p>0.840263</text:p>
          </table:table-cell>
          <table:table-cell office:value-type="float" office:value="0.852226" calcext:value-type="float">
            <text:p>0.852226</text:p>
          </table:table-cell>
          <table:table-cell office:value-type="float" office:value="0.859711" calcext:value-type="float">
            <text:p>0.859711</text:p>
          </table:table-cell>
          <table:table-cell office:value-type="float" office:value="0.872032" calcext:value-type="float">
            <text:p>0.872032</text:p>
          </table:table-cell>
          <table:table-cell office:value-type="float" office:value="0.889408" calcext:value-type="float">
            <text:p>0.889408</text:p>
          </table:table-cell>
          <table:table-cell office:value-type="float" office:value="0.906624" calcext:value-type="float">
            <text:p>0.90662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8171" calcext:value-type="float">
            <text:p>0.81817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office:value-type="float" office:value="0.557244" calcext:value-type="float">
            <text:p>0.557244</text:p>
          </table:table-cell>
          <table:table-cell office:value-type="float" office:value="0.781582" calcext:value-type="float">
            <text:p>0.781582</text:p>
          </table:table-cell>
          <table:table-cell office:value-type="float" office:value="0.809415" calcext:value-type="float">
            <text:p>0.809415</text:p>
          </table:table-cell>
          <table:table-cell office:value-type="float" office:value="0.824547" calcext:value-type="float">
            <text:p>0.824547</text:p>
          </table:table-cell>
          <table:table-cell office:value-type="float" office:value="0.838121" calcext:value-type="float">
            <text:p>0.838121</text:p>
          </table:table-cell>
          <table:table-cell office:value-type="float" office:value="0.847238" calcext:value-type="float">
            <text:p>0.847238</text:p>
          </table:table-cell>
          <table:table-cell office:value-type="float" office:value="0.858175" calcext:value-type="float">
            <text:p>0.858175</text:p>
          </table:table-cell>
          <table:table-cell office:value-type="float" office:value="0.867875" calcext:value-type="float">
            <text:p>0.867875</text:p>
          </table:table-cell>
          <table:table-cell office:value-type="float" office:value="0.883027" calcext:value-type="float">
            <text:p>0.883027</text:p>
          </table:table-cell>
          <table:table-cell office:value-type="float" office:value="0.903403" calcext:value-type="float">
            <text:p>0.90340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7063" calcext:value-type="float">
            <text:p>0.81706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90168" calcext:value-type="float">
            <text:p>0.490168</text:p>
          </table:table-cell>
          <table:table-cell office:value-type="float" office:value="0.65044" calcext:value-type="float">
            <text:p>0.65044</text:p>
          </table:table-cell>
          <table:table-cell office:value-type="float" office:value="0.784294" calcext:value-type="float">
            <text:p>0.784294</text:p>
          </table:table-cell>
          <table:table-cell office:value-type="float" office:value="0.816056" calcext:value-type="float">
            <text:p>0.816056</text:p>
          </table:table-cell>
          <table:table-cell office:value-type="float" office:value="0.828888" calcext:value-type="float">
            <text:p>0.828888</text:p>
          </table:table-cell>
          <table:table-cell office:value-type="float" office:value="0.842041" calcext:value-type="float">
            <text:p>0.842041</text:p>
          </table:table-cell>
          <table:table-cell office:value-type="float" office:value="0.847864" calcext:value-type="float">
            <text:p>0.847864</text:p>
          </table:table-cell>
          <table:table-cell office:value-type="float" office:value="0.858628" calcext:value-type="float">
            <text:p>0.858628</text:p>
          </table:table-cell>
          <table:table-cell office:value-type="float" office:value="0.870701" calcext:value-type="float">
            <text:p>0.870701</text:p>
          </table:table-cell>
          <table:table-cell office:value-type="float" office:value="0.885698" calcext:value-type="float">
            <text:p>0.88569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9086" calcext:value-type="float">
            <text:p>0.82908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0.590497" calcext:value-type="float">
            <text:p>0.590497</text:p>
          </table:table-cell>
          <table:table-cell office:value-type="float" office:value="0.787808" calcext:value-type="float">
            <text:p>0.787808</text:p>
          </table:table-cell>
          <table:table-cell office:value-type="float" office:value="0.819952" calcext:value-type="float">
            <text:p>0.819952</text:p>
          </table:table-cell>
          <table:table-cell office:value-type="float" office:value="0.827954" calcext:value-type="float">
            <text:p>0.827954</text:p>
          </table:table-cell>
          <table:table-cell office:value-type="float" office:value="0.841158" calcext:value-type="float">
            <text:p>0.841158</text:p>
          </table:table-cell>
          <table:table-cell office:value-type="float" office:value="0.848167" calcext:value-type="float">
            <text:p>0.848167</text:p>
          </table:table-cell>
          <table:table-cell office:value-type="float" office:value="0.858465" calcext:value-type="float">
            <text:p>0.858465</text:p>
          </table:table-cell>
          <table:table-cell office:value-type="float" office:value="0.868656" calcext:value-type="float">
            <text:p>0.868656</text:p>
          </table:table-cell>
          <table:table-cell office:value-type="float" office:value="0.884729" calcext:value-type="float">
            <text:p>0.884729</text:p>
          </table:table-cell>
          <table:table-cell office:value-type="float" office:value="0.907575" calcext:value-type="float">
            <text:p>0.90757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3496" calcext:value-type="float">
            <text:p>0.82349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0.527953" calcext:value-type="float">
            <text:p>0.527953</text:p>
          </table:table-cell>
          <table:table-cell office:value-type="float" office:value="0.776547" calcext:value-type="float">
            <text:p>0.776547</text:p>
          </table:table-cell>
          <table:table-cell office:value-type="float" office:value="0.807988" calcext:value-type="float">
            <text:p>0.807988</text:p>
          </table:table-cell>
          <table:table-cell office:value-type="float" office:value="0.826439" calcext:value-type="float">
            <text:p>0.826439</text:p>
          </table:table-cell>
          <table:table-cell office:value-type="float" office:value="0.840483" calcext:value-type="float">
            <text:p>0.840483</text:p>
          </table:table-cell>
          <table:table-cell office:value-type="float" office:value="0.846395" calcext:value-type="float">
            <text:p>0.846395</text:p>
          </table:table-cell>
          <table:table-cell office:value-type="float" office:value="0.858496" calcext:value-type="float">
            <text:p>0.858496</text:p>
          </table:table-cell>
          <table:table-cell office:value-type="float" office:value="0.868308" calcext:value-type="float">
            <text:p>0.868308</text:p>
          </table:table-cell>
          <table:table-cell office:value-type="float" office:value="0.876805" calcext:value-type="float">
            <text:p>0.876805</text:p>
          </table:table-cell>
          <table:table-cell office:value-type="float" office:value="0.903621" calcext:value-type="float">
            <text:p>0.90362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3304" calcext:value-type="float">
            <text:p>0.81330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0.533226" calcext:value-type="float">
            <text:p>0.533226</text:p>
          </table:table-cell>
          <table:table-cell office:value-type="float" office:value="0.775799" calcext:value-type="float">
            <text:p>0.775799</text:p>
          </table:table-cell>
          <table:table-cell office:value-type="float" office:value="0.805483" calcext:value-type="float">
            <text:p>0.805483</text:p>
          </table:table-cell>
          <table:table-cell office:value-type="float" office:value="0.825329" calcext:value-type="float">
            <text:p>0.825329</text:p>
          </table:table-cell>
          <table:table-cell office:value-type="float" office:value="0.835877" calcext:value-type="float">
            <text:p>0.835877</text:p>
          </table:table-cell>
          <table:table-cell office:value-type="float" office:value="0.847834" calcext:value-type="float">
            <text:p>0.847834</text:p>
          </table:table-cell>
          <table:table-cell office:value-type="float" office:value="0.860167" calcext:value-type="float">
            <text:p>0.860167</text:p>
          </table:table-cell>
          <table:table-cell office:value-type="float" office:value="0.869843" calcext:value-type="float">
            <text:p>0.869843</text:p>
          </table:table-cell>
          <table:table-cell office:value-type="float" office:value="0.87812" calcext:value-type="float">
            <text:p>0.87812</text:p>
          </table:table-cell>
          <table:table-cell office:value-type="float" office:value="0.90449" calcext:value-type="float">
            <text:p>0.9044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3617" calcext:value-type="float">
            <text:p>0.81361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float" office:value="0.411275" calcext:value-type="float">
            <text:p>0.411275</text:p>
          </table:table-cell>
          <table:table-cell office:value-type="float" office:value="0.76343" calcext:value-type="float">
            <text:p>0.76343</text:p>
          </table:table-cell>
          <table:table-cell office:value-type="float" office:value="0.796164" calcext:value-type="float">
            <text:p>0.796164</text:p>
          </table:table-cell>
          <table:table-cell office:value-type="float" office:value="0.822621" calcext:value-type="float">
            <text:p>0.822621</text:p>
          </table:table-cell>
          <table:table-cell office:value-type="float" office:value="0.837439" calcext:value-type="float">
            <text:p>0.837439</text:p>
          </table:table-cell>
          <table:table-cell office:value-type="float" office:value="0.84783" calcext:value-type="float">
            <text:p>0.84783</text:p>
          </table:table-cell>
          <table:table-cell office:value-type="float" office:value="0.860934" calcext:value-type="float">
            <text:p>0.860934</text:p>
          </table:table-cell>
          <table:table-cell office:value-type="float" office:value="0.869636" calcext:value-type="float">
            <text:p>0.869636</text:p>
          </table:table-cell>
          <table:table-cell office:value-type="float" office:value="0.87618" calcext:value-type="float">
            <text:p>0.87618</text:p>
          </table:table-cell>
          <table:table-cell office:value-type="float" office:value="0.896761" calcext:value-type="float">
            <text:p>0.89676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798227" calcext:value-type="float">
            <text:p>0.79822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0.393596" calcext:value-type="float">
            <text:p>0.393596</text:p>
          </table:table-cell>
          <table:table-cell office:value-type="float" office:value="0.71621" calcext:value-type="float">
            <text:p>0.71621</text:p>
          </table:table-cell>
          <table:table-cell office:value-type="float" office:value="0.797981" calcext:value-type="float">
            <text:p>0.797981</text:p>
          </table:table-cell>
          <table:table-cell office:value-type="float" office:value="0.821051" calcext:value-type="float">
            <text:p>0.821051</text:p>
          </table:table-cell>
          <table:table-cell office:value-type="float" office:value="0.836361" calcext:value-type="float">
            <text:p>0.836361</text:p>
          </table:table-cell>
          <table:table-cell office:value-type="float" office:value="0.846349" calcext:value-type="float">
            <text:p>0.846349</text:p>
          </table:table-cell>
          <table:table-cell office:value-type="float" office:value="0.860495" calcext:value-type="float">
            <text:p>0.860495</text:p>
          </table:table-cell>
          <table:table-cell office:value-type="float" office:value="0.870017" calcext:value-type="float">
            <text:p>0.870017</text:p>
          </table:table-cell>
          <table:table-cell office:value-type="float" office:value="0.878311" calcext:value-type="float">
            <text:p>0.878311</text:p>
          </table:table-cell>
          <table:table-cell office:value-type="float" office:value="0.900822" calcext:value-type="float">
            <text:p>0.90082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792119" calcext:value-type="float">
            <text:p>0.792119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280605" calcext:value-type="float">
            <text:p>0.280605</text:p>
          </table:table-cell>
          <table:table-cell office:value-type="float" office:value="0.533412" calcext:value-type="float">
            <text:p>0.533412</text:p>
          </table:table-cell>
          <table:table-cell office:value-type="float" office:value="0.704605" calcext:value-type="float">
            <text:p>0.704605</text:p>
          </table:table-cell>
          <table:table-cell office:value-type="float" office:value="0.798281" calcext:value-type="float">
            <text:p>0.798281</text:p>
          </table:table-cell>
          <table:table-cell office:value-type="float" office:value="0.825029" calcext:value-type="float">
            <text:p>0.825029</text:p>
          </table:table-cell>
          <table:table-cell office:value-type="float" office:value="0.837727" calcext:value-type="float">
            <text:p>0.837727</text:p>
          </table:table-cell>
          <table:table-cell office:value-type="float" office:value="0.847431" calcext:value-type="float">
            <text:p>0.847431</text:p>
          </table:table-cell>
          <table:table-cell office:value-type="float" office:value="0.858562" calcext:value-type="float">
            <text:p>0.858562</text:p>
          </table:table-cell>
          <table:table-cell office:value-type="float" office:value="0.869735" calcext:value-type="float">
            <text:p>0.869735</text:p>
          </table:table-cell>
          <table:table-cell office:value-type="float" office:value="0.879241" calcext:value-type="float">
            <text:p>0.879241</text:p>
          </table:table-cell>
          <table:table-cell office:value-type="float" office:value="0.911863" calcext:value-type="float">
            <text:p>0.91186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06589" calcext:value-type="float">
            <text:p>0.80658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0.323749" calcext:value-type="float">
            <text:p>0.323749</text:p>
          </table:table-cell>
          <table:table-cell office:value-type="float" office:value="0.778491" calcext:value-type="float">
            <text:p>0.778491</text:p>
          </table:table-cell>
          <table:table-cell office:value-type="float" office:value="0.82026" calcext:value-type="float">
            <text:p>0.82026</text:p>
          </table:table-cell>
          <table:table-cell office:value-type="float" office:value="0.83138" calcext:value-type="float">
            <text:p>0.83138</text:p>
          </table:table-cell>
          <table:table-cell office:value-type="float" office:value="0.845078" calcext:value-type="float">
            <text:p>0.845078</text:p>
          </table:table-cell>
          <table:table-cell office:value-type="float" office:value="0.855176" calcext:value-type="float">
            <text:p>0.855176</text:p>
          </table:table-cell>
          <table:table-cell office:value-type="float" office:value="0.866583" calcext:value-type="float">
            <text:p>0.866583</text:p>
          </table:table-cell>
          <table:table-cell office:value-type="float" office:value="0.874156" calcext:value-type="float">
            <text:p>0.874156</text:p>
          </table:table-cell>
          <table:table-cell office:value-type="float" office:value="0.889786" calcext:value-type="float">
            <text:p>0.889786</text:p>
          </table:table-cell>
          <table:table-cell office:value-type="float" office:value="0.910911" calcext:value-type="float">
            <text:p>0.91091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799557" calcext:value-type="float">
            <text:p>0.79955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79941" calcext:value-type="float">
            <text:p>0.379941</text:p>
          </table:table-cell>
          <table:table-cell office:value-type="float" office:value="0.702724" calcext:value-type="float">
            <text:p>0.702724</text:p>
          </table:table-cell>
          <table:table-cell office:value-type="float" office:value="0.818096" calcext:value-type="float">
            <text:p>0.818096</text:p>
          </table:table-cell>
          <table:table-cell office:value-type="float" office:value="0.839716" calcext:value-type="float">
            <text:p>0.839716</text:p>
          </table:table-cell>
          <table:table-cell office:value-type="float" office:value="0.849879" calcext:value-type="float">
            <text:p>0.849879</text:p>
          </table:table-cell>
          <table:table-cell office:value-type="float" office:value="0.858453" calcext:value-type="float">
            <text:p>0.858453</text:p>
          </table:table-cell>
          <table:table-cell office:value-type="float" office:value="0.868436" calcext:value-type="float">
            <text:p>0.868436</text:p>
          </table:table-cell>
          <table:table-cell office:value-type="float" office:value="0.875329" calcext:value-type="float">
            <text:p>0.875329</text:p>
          </table:table-cell>
          <table:table-cell office:value-type="float" office:value="0.88536" calcext:value-type="float">
            <text:p>0.88536</text:p>
          </table:table-cell>
          <table:table-cell office:value-type="float" office:value="0.901832" calcext:value-type="float">
            <text:p>0.901832</text:p>
          </table:table-cell>
          <table:table-cell office:value-type="float" office:value="0.914724" calcext:value-type="float">
            <text:p>0.91472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51455" calcext:value-type="float">
            <text:p>0.85145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82542" calcext:value-type="float">
            <text:p>0.482542</text:p>
          </table:table-cell>
          <table:table-cell office:value-type="float" office:value="0.737461" calcext:value-type="float">
            <text:p>0.737461</text:p>
          </table:table-cell>
          <table:table-cell office:value-type="float" office:value="0.819687" calcext:value-type="float">
            <text:p>0.819687</text:p>
          </table:table-cell>
          <table:table-cell office:value-type="float" office:value="0.84351" calcext:value-type="float">
            <text:p>0.84351</text:p>
          </table:table-cell>
          <table:table-cell office:value-type="float" office:value="0.853112" calcext:value-type="float">
            <text:p>0.853112</text:p>
          </table:table-cell>
          <table:table-cell office:value-type="float" office:value="0.86136" calcext:value-type="float">
            <text:p>0.86136</text:p>
          </table:table-cell>
          <table:table-cell office:value-type="float" office:value="0.870221" calcext:value-type="float">
            <text:p>0.870221</text:p>
          </table:table-cell>
          <table:table-cell office:value-type="float" office:value="0.878021" calcext:value-type="float">
            <text:p>0.878021</text:p>
          </table:table-cell>
          <table:table-cell office:value-type="float" office:value="0.888041" calcext:value-type="float">
            <text:p>0.888041</text:p>
          </table:table-cell>
          <table:table-cell office:value-type="float" office:value="0.903247" calcext:value-type="float">
            <text:p>0.903247</text:p>
          </table:table-cell>
          <table:table-cell office:value-type="float" office:value="0.914249" calcext:value-type="float">
            <text:p>0.91424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56891" calcext:value-type="float">
            <text:p>0.85689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476024" calcext:value-type="float">
            <text:p>0.476024</text:p>
          </table:table-cell>
          <table:table-cell office:value-type="float" office:value="0.684991" calcext:value-type="float">
            <text:p>0.684991</text:p>
          </table:table-cell>
          <table:table-cell office:value-type="float" office:value="0.82046" calcext:value-type="float">
            <text:p>0.82046</text:p>
          </table:table-cell>
          <table:table-cell office:value-type="float" office:value="0.8472" calcext:value-type="float">
            <text:p>0.8472</text:p>
          </table:table-cell>
          <table:table-cell office:value-type="float" office:value="0.857713" calcext:value-type="float">
            <text:p>0.857713</text:p>
          </table:table-cell>
          <table:table-cell office:value-type="float" office:value="0.866592" calcext:value-type="float">
            <text:p>0.866592</text:p>
          </table:table-cell>
          <table:table-cell office:value-type="float" office:value="0.874646" calcext:value-type="float">
            <text:p>0.874646</text:p>
          </table:table-cell>
          <table:table-cell office:value-type="float" office:value="0.881913" calcext:value-type="float">
            <text:p>0.881913</text:p>
          </table:table-cell>
          <table:table-cell office:value-type="float" office:value="0.896328" calcext:value-type="float">
            <text:p>0.896328</text:p>
          </table:table-cell>
          <table:table-cell office:value-type="float" office:value="0.904237" calcext:value-type="float">
            <text:p>0.904237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4928" calcext:value-type="float">
            <text:p>0.85492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544649" calcext:value-type="float">
            <text:p>0.544649</text:p>
          </table:table-cell>
          <table:table-cell office:value-type="float" office:value="0.733409" calcext:value-type="float">
            <text:p>0.733409</text:p>
          </table:table-cell>
          <table:table-cell office:value-type="float" office:value="0.842724" calcext:value-type="float">
            <text:p>0.842724</text:p>
          </table:table-cell>
          <table:table-cell office:value-type="float" office:value="0.854215" calcext:value-type="float">
            <text:p>0.854215</text:p>
          </table:table-cell>
          <table:table-cell office:value-type="float" office:value="0.862801" calcext:value-type="float">
            <text:p>0.862801</text:p>
          </table:table-cell>
          <table:table-cell office:value-type="float" office:value="0.869779" calcext:value-type="float">
            <text:p>0.869779</text:p>
          </table:table-cell>
          <table:table-cell office:value-type="float" office:value="0.879272" calcext:value-type="float">
            <text:p>0.879272</text:p>
          </table:table-cell>
          <table:table-cell office:value-type="float" office:value="0.882905" calcext:value-type="float">
            <text:p>0.882905</text:p>
          </table:table-cell>
          <table:table-cell office:value-type="float" office:value="0.896442" calcext:value-type="float">
            <text:p>0.896442</text:p>
          </table:table-cell>
          <table:table-cell office:value-type="float" office:value="0.904238" calcext:value-type="float">
            <text:p>0.904238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64098" calcext:value-type="float">
            <text:p>0.86409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21616" calcext:value-type="float">
            <text:p>0.521616</text:p>
          </table:table-cell>
          <table:table-cell office:value-type="float" office:value="0.682805" calcext:value-type="float">
            <text:p>0.682805</text:p>
          </table:table-cell>
          <table:table-cell office:value-type="float" office:value="0.832693" calcext:value-type="float">
            <text:p>0.832693</text:p>
          </table:table-cell>
          <table:table-cell office:value-type="float" office:value="0.851302" calcext:value-type="float">
            <text:p>0.851302</text:p>
          </table:table-cell>
          <table:table-cell office:value-type="float" office:value="0.862248" calcext:value-type="float">
            <text:p>0.862248</text:p>
          </table:table-cell>
          <table:table-cell office:value-type="float" office:value="0.87017" calcext:value-type="float">
            <text:p>0.87017</text:p>
          </table:table-cell>
          <table:table-cell office:value-type="float" office:value="0.879804" calcext:value-type="float">
            <text:p>0.879804</text:p>
          </table:table-cell>
          <table:table-cell office:value-type="float" office:value="0.887548" calcext:value-type="float">
            <text:p>0.887548</text:p>
          </table:table-cell>
          <table:table-cell office:value-type="float" office:value="0.903163" calcext:value-type="float">
            <text:p>0.903163</text:p>
          </table:table-cell>
          <table:table-cell office:value-type="float" office:value="0.909981" calcext:value-type="float">
            <text:p>0.909981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9491" calcext:value-type="float">
            <text:p>0.85949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0552" calcext:value-type="float">
            <text:p>0.50552</text:p>
          </table:table-cell>
          <table:table-cell office:value-type="float" office:value="0.642351" calcext:value-type="float">
            <text:p>0.642351</text:p>
          </table:table-cell>
          <table:table-cell office:value-type="float" office:value="0.816837" calcext:value-type="float">
            <text:p>0.816837</text:p>
          </table:table-cell>
          <table:table-cell office:value-type="float" office:value="0.846012" calcext:value-type="float">
            <text:p>0.846012</text:p>
          </table:table-cell>
          <table:table-cell office:value-type="float" office:value="0.859543" calcext:value-type="float">
            <text:p>0.859543</text:p>
          </table:table-cell>
          <table:table-cell office:value-type="float" office:value="0.869532" calcext:value-type="float">
            <text:p>0.869532</text:p>
          </table:table-cell>
          <table:table-cell office:value-type="float" office:value="0.875522" calcext:value-type="float">
            <text:p>0.875522</text:p>
          </table:table-cell>
          <table:table-cell office:value-type="float" office:value="0.883912" calcext:value-type="float">
            <text:p>0.883912</text:p>
          </table:table-cell>
          <table:table-cell office:value-type="float" office:value="0.901684" calcext:value-type="float">
            <text:p>0.901684</text:p>
          </table:table-cell>
          <table:table-cell office:value-type="float" office:value="0.908051" calcext:value-type="float">
            <text:p>0.908051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1864" calcext:value-type="float">
            <text:p>0.851864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0.612992" calcext:value-type="float">
            <text:p>0.612992</text:p>
          </table:table-cell>
          <table:table-cell office:value-type="float" office:value="0.828168" calcext:value-type="float">
            <text:p>0.828168</text:p>
          </table:table-cell>
          <table:table-cell office:value-type="float" office:value="0.848311" calcext:value-type="float">
            <text:p>0.848311</text:p>
          </table:table-cell>
          <table:table-cell office:value-type="float" office:value="0.860775" calcext:value-type="float">
            <text:p>0.860775</text:p>
          </table:table-cell>
          <table:table-cell office:value-type="float" office:value="0.870044" calcext:value-type="float">
            <text:p>0.870044</text:p>
          </table:table-cell>
          <table:table-cell office:value-type="float" office:value="0.878948" calcext:value-type="float">
            <text:p>0.878948</text:p>
          </table:table-cell>
          <table:table-cell office:value-type="float" office:value="0.886995" calcext:value-type="float">
            <text:p>0.886995</text:p>
          </table:table-cell>
          <table:table-cell office:value-type="float" office:value="0.903079" calcext:value-type="float">
            <text:p>0.903079</text:p>
          </table:table-cell>
          <table:table-cell office:value-type="float" office:value="0.91234" calcext:value-type="float">
            <text:p>0.91234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1685" calcext:value-type="float">
            <text:p>0.85168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90686" calcext:value-type="float">
            <text:p>0.190686</text:p>
          </table:table-cell>
          <table:table-cell office:value-type="float" office:value="0.708506" calcext:value-type="float">
            <text:p>0.708506</text:p>
          </table:table-cell>
          <table:table-cell office:value-type="float" office:value="0.843132" calcext:value-type="float">
            <text:p>0.843132</text:p>
          </table:table-cell>
          <table:table-cell office:value-type="float" office:value="0.856197" calcext:value-type="float">
            <text:p>0.856197</text:p>
          </table:table-cell>
          <table:table-cell office:value-type="float" office:value="0.861302" calcext:value-type="float">
            <text:p>0.861302</text:p>
          </table:table-cell>
          <table:table-cell office:value-type="float" office:value="0.870095" calcext:value-type="float">
            <text:p>0.870095</text:p>
          </table:table-cell>
          <table:table-cell office:value-type="float" office:value="0.876422" calcext:value-type="float">
            <text:p>0.876422</text:p>
          </table:table-cell>
          <table:table-cell office:value-type="float" office:value="0.887451" calcext:value-type="float">
            <text:p>0.887451</text:p>
          </table:table-cell>
          <table:table-cell office:value-type="float" office:value="0.903126" calcext:value-type="float">
            <text:p>0.903126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63663" calcext:value-type="float">
            <text:p>0.86366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36689" calcext:value-type="float">
            <text:p>0.536689</text:p>
          </table:table-cell>
          <table:table-cell office:value-type="float" office:value="0.704943" calcext:value-type="float">
            <text:p>0.704943</text:p>
          </table:table-cell>
          <table:table-cell office:value-type="float" office:value="0.839555" calcext:value-type="float">
            <text:p>0.839555</text:p>
          </table:table-cell>
          <table:table-cell office:value-type="float" office:value="0.854439" calcext:value-type="float">
            <text:p>0.854439</text:p>
          </table:table-cell>
          <table:table-cell office:value-type="float" office:value="0.861937" calcext:value-type="float">
            <text:p>0.861937</text:p>
          </table:table-cell>
          <table:table-cell office:value-type="float" office:value="0.869616" calcext:value-type="float">
            <text:p>0.869616</text:p>
          </table:table-cell>
          <table:table-cell office:value-type="float" office:value="0.873133" calcext:value-type="float">
            <text:p>0.873133</text:p>
          </table:table-cell>
          <table:table-cell office:value-type="float" office:value="0.882017" calcext:value-type="float">
            <text:p>0.882017</text:p>
          </table:table-cell>
          <table:table-cell office:value-type="float" office:value="0.893326" calcext:value-type="float">
            <text:p>0.893326</text:p>
          </table:table-cell>
          <table:table-cell office:value-type="float" office:value="0.905093" calcext:value-type="float">
            <text:p>0.905093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9926" calcext:value-type="float">
            <text:p>0.859926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0.490363" calcext:value-type="float">
            <text:p>0.490363</text:p>
          </table:table-cell>
          <table:table-cell office:value-type="float" office:value="0.828325" calcext:value-type="float">
            <text:p>0.828325</text:p>
          </table:table-cell>
          <table:table-cell office:value-type="float" office:value="0.856066" calcext:value-type="float">
            <text:p>0.856066</text:p>
          </table:table-cell>
          <table:table-cell office:value-type="float" office:value="0.862587" calcext:value-type="float">
            <text:p>0.862587</text:p>
          </table:table-cell>
          <table:table-cell office:value-type="float" office:value="0.870255" calcext:value-type="float">
            <text:p>0.870255</text:p>
          </table:table-cell>
          <table:table-cell office:value-type="float" office:value="0.877124" calcext:value-type="float">
            <text:p>0.877124</text:p>
          </table:table-cell>
          <table:table-cell office:value-type="float" office:value="0.88212" calcext:value-type="float">
            <text:p>0.88212</text:p>
          </table:table-cell>
          <table:table-cell office:value-type="float" office:value="0.896099" calcext:value-type="float">
            <text:p>0.896099</text:p>
          </table:table-cell>
          <table:table-cell office:value-type="float" office:value="0.907573" calcext:value-type="float">
            <text:p>0.907573</text:p>
          </table:table-cell>
          <table:table-cell office:value-type="float" office:value="0.91523" calcext:value-type="float">
            <text:p>0.91523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38574" calcext:value-type="float">
            <text:p>0.83857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0.494634" calcext:value-type="float">
            <text:p>0.494634</text:p>
          </table:table-cell>
          <table:table-cell office:value-type="float" office:value="0.825814" calcext:value-type="float">
            <text:p>0.825814</text:p>
          </table:table-cell>
          <table:table-cell office:value-type="float" office:value="0.851878" calcext:value-type="float">
            <text:p>0.851878</text:p>
          </table:table-cell>
          <table:table-cell office:value-type="float" office:value="0.859354" calcext:value-type="float">
            <text:p>0.859354</text:p>
          </table:table-cell>
          <table:table-cell office:value-type="float" office:value="0.869895" calcext:value-type="float">
            <text:p>0.869895</text:p>
          </table:table-cell>
          <table:table-cell office:value-type="float" office:value="0.874826" calcext:value-type="float">
            <text:p>0.874826</text:p>
          </table:table-cell>
          <table:table-cell office:value-type="float" office:value="0.882225" calcext:value-type="float">
            <text:p>0.882225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91143" calcext:value-type="float">
            <text:p>0.91143</text:p>
          </table:table-cell>
          <table:table-cell office:value-type="float" office:value="0.91526" calcext:value-type="float">
            <text:p>0.91526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38472" calcext:value-type="float">
            <text:p>0.83847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0.51553" calcext:value-type="float">
            <text:p>0.51553</text:p>
          </table:table-cell>
          <table:table-cell office:value-type="float" office:value="0.82131" calcext:value-type="float">
            <text:p>0.82131</text:p>
          </table:table-cell>
          <table:table-cell office:value-type="float" office:value="0.857946" calcext:value-type="float">
            <text:p>0.857946</text:p>
          </table:table-cell>
          <table:table-cell office:value-type="float" office:value="0.86784" calcext:value-type="float">
            <text:p>0.86784</text:p>
          </table:table-cell>
          <table:table-cell office:value-type="float" office:value="0.874019" calcext:value-type="float">
            <text:p>0.874019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89764" calcext:value-type="float">
            <text:p>0.889764</text:p>
          </table:table-cell>
          <table:table-cell office:value-type="float" office:value="0.903211" calcext:value-type="float">
            <text:p>0.903211</text:p>
          </table:table-cell>
          <table:table-cell office:value-type="float" office:value="0.912818" calcext:value-type="float">
            <text:p>0.912818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43924" calcext:value-type="float">
            <text:p>0.84392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office:value-type="float" office:value="0.445952" calcext:value-type="float">
            <text:p>0.445952</text:p>
          </table:table-cell>
          <table:table-cell office:value-type="float" office:value="0.80256" calcext:value-type="float">
            <text:p>0.80256</text:p>
          </table:table-cell>
          <table:table-cell office:value-type="float" office:value="0.860482" calcext:value-type="float">
            <text:p>0.860482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78249" calcext:value-type="float">
            <text:p>0.878249</text:p>
          </table:table-cell>
          <table:table-cell office:value-type="float" office:value="0.88273" calcext:value-type="float">
            <text:p>0.88273</text:p>
          </table:table-cell>
          <table:table-cell office:value-type="float" office:value="0.898812" calcext:value-type="float">
            <text:p>0.898812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13771" calcext:value-type="float">
            <text:p>0.913771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37164" calcext:value-type="float">
            <text:p>0.83716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334871" calcext:value-type="float">
            <text:p>0.334871</text:p>
          </table:table-cell>
          <table:table-cell office:value-type="float" office:value="0.648195" calcext:value-type="float">
            <text:p>0.648195</text:p>
          </table:table-cell>
          <table:table-cell office:value-type="float" office:value="0.84157" calcext:value-type="float">
            <text:p>0.84157</text:p>
          </table:table-cell>
          <table:table-cell office:value-type="float" office:value="0.862434" calcext:value-type="float">
            <text:p>0.862434</text:p>
          </table:table-cell>
          <table:table-cell office:value-type="float" office:value="0.870814" calcext:value-type="float">
            <text:p>0.870814</text:p>
          </table:table-cell>
          <table:table-cell office:value-type="float" office:value="0.8765" calcext:value-type="float">
            <text:p>0.8765</text:p>
          </table:table-cell>
          <table:table-cell office:value-type="float" office:value="0.882225" calcext:value-type="float">
            <text:p>0.882225</text:p>
          </table:table-cell>
          <table:table-cell office:value-type="float" office:value="0.895631" calcext:value-type="float">
            <text:p>0.895631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11386" calcext:value-type="float">
            <text:p>0.911386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60724" calcext:value-type="float">
            <text:p>0.86072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534376" calcext:value-type="float">
            <text:p>0.534376</text:p>
          </table:table-cell>
          <table:table-cell office:value-type="float" office:value="0.691404" calcext:value-type="float">
            <text:p>0.691404</text:p>
          </table:table-cell>
          <table:table-cell office:value-type="float" office:value="0.835367" calcext:value-type="float">
            <text:p>0.835367</text:p>
          </table:table-cell>
          <table:table-cell office:value-type="float" office:value="0.863368" calcext:value-type="float">
            <text:p>0.863368</text:p>
          </table:table-cell>
          <table:table-cell office:value-type="float" office:value="0.871284" calcext:value-type="float">
            <text:p>0.871284</text:p>
          </table:table-cell>
          <table:table-cell office:value-type="float" office:value="0.878306" calcext:value-type="float">
            <text:p>0.878306</text:p>
          </table:table-cell>
          <table:table-cell office:value-type="float" office:value="0.882204" calcext:value-type="float">
            <text:p>0.882204</text:p>
          </table:table-cell>
          <table:table-cell office:value-type="float" office:value="0.895551" calcext:value-type="float">
            <text:p>0.895551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14767" calcext:value-type="float">
            <text:p>0.914767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65073" calcext:value-type="float">
            <text:p>0.86507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0.498577" calcext:value-type="float">
            <text:p>0.498577</text:p>
          </table:table-cell>
          <table:table-cell office:value-type="float" office:value="0.820093" calcext:value-type="float">
            <text:p>0.820093</text:p>
          </table:table-cell>
          <table:table-cell office:value-type="float" office:value="0.854496" calcext:value-type="float">
            <text:p>0.854496</text:p>
          </table:table-cell>
          <table:table-cell office:value-type="float" office:value="0.869164" calcext:value-type="float">
            <text:p>0.869164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80545" calcext:value-type="float">
            <text:p>0.880545</text:p>
          </table:table-cell>
          <table:table-cell office:value-type="float" office:value="0.88301" calcext:value-type="float">
            <text:p>0.88301</text:p>
          </table:table-cell>
          <table:table-cell office:value-type="float" office:value="0.900812" calcext:value-type="float">
            <text:p>0.900812</text:p>
          </table:table-cell>
          <table:table-cell office:value-type="float" office:value="0.911863" calcext:value-type="float">
            <text:p>0.911863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40505" calcext:value-type="float">
            <text:p>0.84050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347183" calcext:value-type="float">
            <text:p>0.347183</text:p>
          </table:table-cell>
          <table:table-cell office:value-type="float" office:value="0.632878" calcext:value-type="float">
            <text:p>0.632878</text:p>
          </table:table-cell>
          <table:table-cell office:value-type="float" office:value="0.813882" calcext:value-type="float">
            <text:p>0.813882</text:p>
          </table:table-cell>
          <table:table-cell office:value-type="float" office:value="0.851451" calcext:value-type="float">
            <text:p>0.851451</text:p>
          </table:table-cell>
          <table:table-cell office:value-type="float" office:value="0.869195" calcext:value-type="float">
            <text:p>0.869195</text:p>
          </table:table-cell>
          <table:table-cell office:value-type="float" office:value="0.872693" calcext:value-type="float">
            <text:p>0.872693</text:p>
          </table:table-cell>
          <table:table-cell office:value-type="float" office:value="0.881071" calcext:value-type="float">
            <text:p>0.881071</text:p>
          </table:table-cell>
          <table:table-cell office:value-type="float" office:value="0.882725" calcext:value-type="float">
            <text:p>0.882725</text:p>
          </table:table-cell>
          <table:table-cell office:value-type="float" office:value="0.900434" calcext:value-type="float">
            <text:p>0.900434</text:p>
          </table:table-cell>
          <table:table-cell office:value-type="float" office:value="0.91377" calcext:value-type="float">
            <text:p>0.91377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333" calcext:value-type="float">
            <text:p>0.8533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833865" calcext:value-type="float">
            <text:p>0.833865</text:p>
          </table:table-cell>
          <table:table-cell office:value-type="float" office:value="0.855458" calcext:value-type="float">
            <text:p>0.855458</text:p>
          </table:table-cell>
          <table:table-cell office:value-type="float" office:value="0.868079" calcext:value-type="float">
            <text:p>0.868079</text:p>
          </table:table-cell>
          <table:table-cell office:value-type="float" office:value="0.87488" calcext:value-type="float">
            <text:p>0.87488</text:p>
          </table:table-cell>
          <table:table-cell office:value-type="float" office:value="0.88162" calcext:value-type="float">
            <text:p>0.88162</text:p>
          </table:table-cell>
          <table:table-cell office:value-type="float" office:value="0.884033" calcext:value-type="float">
            <text:p>0.884033</text:p>
          </table:table-cell>
          <table:table-cell office:value-type="float" office:value="0.901269" calcext:value-type="float">
            <text:p>0.901269</text:p>
          </table:table-cell>
          <table:table-cell office:value-type="float" office:value="0.913294" calcext:value-type="float">
            <text:p>0.913294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1256" calcext:value-type="float">
            <text:p>0.85125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office:value-type="float" office:value="0.599504" calcext:value-type="float">
            <text:p>0.599504</text:p>
          </table:table-cell>
          <table:table-cell office:value-type="float" office:value="0.829325" calcext:value-type="float">
            <text:p>0.829325</text:p>
          </table:table-cell>
          <table:table-cell office:value-type="float" office:value="0.853787" calcext:value-type="float">
            <text:p>0.853787</text:p>
          </table:table-cell>
          <table:table-cell office:value-type="float" office:value="0.868205" calcext:value-type="float">
            <text:p>0.868205</text:p>
          </table:table-cell>
          <table:table-cell office:value-type="float" office:value="0.873387" calcext:value-type="float">
            <text:p>0.873387</text:p>
          </table:table-cell>
          <table:table-cell office:value-type="float" office:value="0.88212" calcext:value-type="float">
            <text:p>0.88212</text:p>
          </table:table-cell>
          <table:table-cell office:value-type="float" office:value="0.889967" calcext:value-type="float">
            <text:p>0.889967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13771" calcext:value-type="float">
            <text:p>0.913771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2855" calcext:value-type="float">
            <text:p>0.852855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511816" calcext:value-type="float">
            <text:p>0.511816</text:p>
          </table:table-cell>
          <table:table-cell office:value-type="float" office:value="0.666316" calcext:value-type="float">
            <text:p>0.666316</text:p>
          </table:table-cell>
          <table:table-cell office:value-type="float" office:value="0.831584" calcext:value-type="float">
            <text:p>0.831584</text:p>
          </table:table-cell>
          <table:table-cell office:value-type="float" office:value="0.851706" calcext:value-type="float">
            <text:p>0.851706</text:p>
          </table:table-cell>
          <table:table-cell office:value-type="float" office:value="0.866758" calcext:value-type="float">
            <text:p>0.866758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79554" calcext:value-type="float">
            <text:p>0.879554</text:p>
          </table:table-cell>
          <table:table-cell office:value-type="float" office:value="0.887313" calcext:value-type="float">
            <text:p>0.887313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12816" calcext:value-type="float">
            <text:p>0.912816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8582" calcext:value-type="float">
            <text:p>0.85858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511816" calcext:value-type="float">
            <text:p>0.511816</text:p>
          </table:table-cell>
          <table:table-cell office:value-type="float" office:value="0.602403" calcext:value-type="float">
            <text:p>0.602403</text:p>
          </table:table-cell>
          <table:table-cell office:value-type="float" office:value="0.816814" calcext:value-type="float">
            <text:p>0.816814</text:p>
          </table:table-cell>
          <table:table-cell office:value-type="float" office:value="0.843873" calcext:value-type="float">
            <text:p>0.843873</text:p>
          </table:table-cell>
          <table:table-cell office:value-type="float" office:value="0.86636" calcext:value-type="float">
            <text:p>0.86636</text:p>
          </table:table-cell>
          <table:table-cell office:value-type="float" office:value="0.871287" calcext:value-type="float">
            <text:p>0.871287</text:p>
          </table:table-cell>
          <table:table-cell office:value-type="float" office:value="0.881406" calcext:value-type="float">
            <text:p>0.881406</text:p>
          </table:table-cell>
          <table:table-cell office:value-type="float" office:value="0.888513" calcext:value-type="float">
            <text:p>0.888513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1091" calcext:value-type="float">
            <text:p>0.91091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0005" calcext:value-type="float">
            <text:p>0.850005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511816" calcext:value-type="float">
            <text:p>0.511816</text:p>
          </table:table-cell>
          <table:table-cell office:value-type="float" office:value="0.596371" calcext:value-type="float">
            <text:p>0.596371</text:p>
          </table:table-cell>
          <table:table-cell office:value-type="float" office:value="0.788098" calcext:value-type="float">
            <text:p>0.788098</text:p>
          </table:table-cell>
          <table:table-cell office:value-type="float" office:value="0.836226" calcext:value-type="float">
            <text:p>0.836226</text:p>
          </table:table-cell>
          <table:table-cell office:value-type="float" office:value="0.855055" calcext:value-type="float">
            <text:p>0.855055</text:p>
          </table:table-cell>
          <table:table-cell office:value-type="float" office:value="0.870388" calcext:value-type="float">
            <text:p>0.870388</text:p>
          </table:table-cell>
          <table:table-cell office:value-type="float" office:value="0.872998" calcext:value-type="float">
            <text:p>0.872998</text:p>
          </table:table-cell>
          <table:table-cell office:value-type="float" office:value="0.882662" calcext:value-type="float">
            <text:p>0.882662</text:p>
          </table:table-cell>
          <table:table-cell office:value-type="float" office:value="0.899948" calcext:value-type="float">
            <text:p>0.899948</text:p>
          </table:table-cell>
          <table:table-cell office:value-type="float" office:value="0.907573" calcext:value-type="float">
            <text:p>0.907573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42452" calcext:value-type="float">
            <text:p>0.84245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" calcext:value-type="float">
            <text:p>-1</text:p>
          </table:table-cell>
          <table:table-cell office:value-type="float" office:value="0.509959" calcext:value-type="float">
            <text:p>0.509959</text:p>
          </table:table-cell>
          <table:table-cell office:value-type="float" office:value="0.759854" calcext:value-type="float">
            <text:p>0.759854</text:p>
          </table:table-cell>
          <table:table-cell office:value-type="float" office:value="0.841701" calcext:value-type="float">
            <text:p>0.841701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870853" calcext:value-type="float">
            <text:p>0.870853</text:p>
          </table:table-cell>
          <table:table-cell office:value-type="float" office:value="0.879705" calcext:value-type="float">
            <text:p>0.879705</text:p>
          </table:table-cell>
          <table:table-cell office:value-type="float" office:value="0.896386" calcext:value-type="float">
            <text:p>0.896386</text:p>
          </table:table-cell>
          <table:table-cell office:value-type="float" office:value="0.903759" calcext:value-type="float">
            <text:p>0.903759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35752" calcext:value-type="float">
            <text:p>0.835752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office:value-type="float" office:value="0.413201" calcext:value-type="float">
            <text:p>0.413201</text:p>
          </table:table-cell>
          <table:table-cell office:value-type="float" office:value="0.754046" calcext:value-type="float">
            <text:p>0.754046</text:p>
          </table:table-cell>
          <table:table-cell office:value-type="float" office:value="0.848509" calcext:value-type="float">
            <text:p>0.848509</text:p>
          </table:table-cell>
          <table:table-cell office:value-type="float" office:value="0.867776" calcext:value-type="float">
            <text:p>0.867776</text:p>
          </table:table-cell>
          <table:table-cell office:value-type="float" office:value="0.871113" calcext:value-type="float">
            <text:p>0.871113</text:p>
          </table:table-cell>
          <table:table-cell office:value-type="float" office:value="0.878497" calcext:value-type="float">
            <text:p>0.878497</text:p>
          </table:table-cell>
          <table:table-cell office:value-type="float" office:value="0.887445" calcext:value-type="float">
            <text:p>0.887445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08526" calcext:value-type="float">
            <text:p>0.908526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2476" calcext:value-type="float">
            <text:p>0.8247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511816" calcext:value-type="float">
            <text:p>0.511816</text:p>
          </table:table-cell>
          <table:table-cell office:value-type="float" office:value="0.61042" calcext:value-type="float">
            <text:p>0.61042</text:p>
          </table:table-cell>
          <table:table-cell office:value-type="float" office:value="0.830608" calcext:value-type="float">
            <text:p>0.830608</text:p>
          </table:table-cell>
          <table:table-cell office:value-type="float" office:value="0.865023" calcext:value-type="float">
            <text:p>0.865023</text:p>
          </table:table-cell>
          <table:table-cell office:value-type="float" office:value="0.870974" calcext:value-type="float">
            <text:p>0.870974</text:p>
          </table:table-cell>
          <table:table-cell office:value-type="float" office:value="0.872711" calcext:value-type="float">
            <text:p>0.872711</text:p>
          </table:table-cell>
          <table:table-cell office:value-type="float" office:value="0.883783" calcext:value-type="float">
            <text:p>0.883783</text:p>
          </table:table-cell>
          <table:table-cell office:value-type="float" office:value="0.901296" calcext:value-type="float">
            <text:p>0.901296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05666" calcext:value-type="float">
            <text:p>0.905666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5896" calcext:value-type="float">
            <text:p>0.85589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" calcext:value-type="float">
            <text:p>-1</text:p>
          </table:table-cell>
          <table:table-cell office:value-type="float" office:value="0.588914" calcext:value-type="float">
            <text:p>0.588914</text:p>
          </table:table-cell>
          <table:table-cell office:value-type="float" office:value="0.819842" calcext:value-type="float">
            <text:p>0.819842</text:p>
          </table:table-cell>
          <table:table-cell office:value-type="float" office:value="0.865654" calcext:value-type="float">
            <text:p>0.865654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77712" calcext:value-type="float">
            <text:p>0.877712</text:p>
          </table:table-cell>
          <table:table-cell office:value-type="float" office:value="0.896833" calcext:value-type="float">
            <text:p>0.896833</text:p>
          </table:table-cell>
          <table:table-cell table:number-columns-repeated="2" office:value-type="float" office:value="0.903283" calcext:value-type="float">
            <text:p>0.903283</text:p>
          </table:table-cell>
          <table:table-cell office:value-type="float" office:value="0.908051" calcext:value-type="float">
            <text:p>0.908051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5006" calcext:value-type="float">
            <text:p>0.85500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459234" calcext:value-type="float">
            <text:p>0.459234</text:p>
          </table:table-cell>
          <table:table-cell office:value-type="float" office:value="0.691442" calcext:value-type="float">
            <text:p>0.691442</text:p>
          </table:table-cell>
          <table:table-cell office:value-type="float" office:value="0.85203" calcext:value-type="float">
            <text:p>0.85203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77975" calcext:value-type="float">
            <text:p>0.877975</text:p>
          </table:table-cell>
          <table:table-cell office:value-type="float" office:value="0.896754" calcext:value-type="float">
            <text:p>0.896754</text:p>
          </table:table-cell>
          <table:table-cell table:number-columns-repeated="2" office:value-type="float" office:value="0.903283" calcext:value-type="float">
            <text:p>0.903283</text:p>
          </table:table-cell>
          <table:table-cell office:value-type="float" office:value="0.909004" calcext:value-type="float">
            <text:p>0.909004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69116" calcext:value-type="float">
            <text:p>0.86911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" calcext:value-type="float">
            <text:p>-1</text:p>
          </table:table-cell>
          <table:table-cell office:value-type="float" office:value="0.643138" calcext:value-type="float">
            <text:p>0.643138</text:p>
          </table:table-cell>
          <table:table-cell office:value-type="float" office:value="0.842803" calcext:value-type="float">
            <text:p>0.842803</text:p>
          </table:table-cell>
          <table:table-cell office:value-type="float" office:value="0.870588" calcext:value-type="float">
            <text:p>0.870588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78236" calcext:value-type="float">
            <text:p>0.878236</text:p>
          </table:table-cell>
          <table:table-cell office:value-type="float" office:value="0.887826" calcext:value-type="float">
            <text:p>0.887826</text:p>
          </table:table-cell>
          <table:table-cell table:number-columns-repeated="2" office:value-type="float" office:value="0.903283" calcext:value-type="float">
            <text:p>0.903283</text:p>
          </table:table-cell>
          <table:table-cell office:value-type="float" office:value="0.90805" calcext:value-type="float">
            <text:p>0.90805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62369" calcext:value-type="float">
            <text:p>0.862369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147033" calcext:value-type="float">
            <text:p>0.147033</text:p>
          </table:table-cell>
          <table:table-cell office:value-type="float" office:value="0.650337" calcext:value-type="float">
            <text:p>0.650337</text:p>
          </table:table-cell>
          <table:table-cell office:value-type="float" office:value="0.830272" calcext:value-type="float">
            <text:p>0.830272</text:p>
          </table:table-cell>
          <table:table-cell office:value-type="float" office:value="0.871049" calcext:value-type="float">
            <text:p>0.871049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83037" calcext:value-type="float">
            <text:p>0.883037</text:p>
          </table:table-cell>
          <table:table-cell office:value-type="float" office:value="0.901385" calcext:value-type="float">
            <text:p>0.901385</text:p>
          </table:table-cell>
          <table:table-cell table:number-columns-repeated="2" office:value-type="float" office:value="0.903283" calcext:value-type="float">
            <text:p>0.903283</text:p>
          </table:table-cell>
          <table:table-cell office:value-type="float" office:value="0.91091" calcext:value-type="float">
            <text:p>0.91091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64004" calcext:value-type="float">
            <text:p>0.864004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0.524559" calcext:value-type="float">
            <text:p>0.524559</text:p>
          </table:table-cell>
          <table:table-cell office:value-type="float" office:value="0.855678" calcext:value-type="float">
            <text:p>0.855678</text:p>
          </table:table-cell>
          <table:table-cell table:number-columns-repeated="2" office:value-type="float" office:value="0.871288" calcext:value-type="float">
            <text:p>0.871288</text:p>
          </table:table-cell>
          <table:table-cell office:value-type="float" office:value="0.880726" calcext:value-type="float">
            <text:p>0.880726</text:p>
          </table:table-cell>
          <table:table-cell office:value-type="float" office:value="0.889454" calcext:value-type="float">
            <text:p>0.889454</text:p>
          </table:table-cell>
          <table:table-cell table:number-columns-repeated="2" office:value-type="float" office:value="0.903283" calcext:value-type="float">
            <text:p>0.903283</text:p>
          </table:table-cell>
          <table:table-cell office:value-type="float" office:value="0.905666" calcext:value-type="float">
            <text:p>0.905666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2042" calcext:value-type="float">
            <text:p>0.852042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" calcext:value-type="float">
            <text:p>-1</text:p>
          </table:table-cell>
          <table:table-cell office:value-type="float" office:value="0.500055" calcext:value-type="float">
            <text:p>0.500055</text:p>
          </table:table-cell>
          <table:table-cell office:value-type="float" office:value="0.796981" calcext:value-type="float">
            <text:p>0.796981</text:p>
          </table:table-cell>
          <table:table-cell office:value-type="float" office:value="0.869239" calcext:value-type="float">
            <text:p>0.869239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81747" calcext:value-type="float">
            <text:p>0.881747</text:p>
          </table:table-cell>
          <table:table-cell office:value-type="float" office:value="0.898608" calcext:value-type="float">
            <text:p>0.898608</text:p>
          </table:table-cell>
          <table:table-cell table:number-columns-repeated="2" office:value-type="float" office:value="0.903283" calcext:value-type="float">
            <text:p>0.903283</text:p>
          </table:table-cell>
          <table:table-cell office:value-type="float" office:value="0.909003" calcext:value-type="float">
            <text:p>0.909003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44869" calcext:value-type="float">
            <text:p>0.844869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459234" calcext:value-type="float">
            <text:p>0.459234</text:p>
          </table:table-cell>
          <table:table-cell office:value-type="float" office:value="0.626511" calcext:value-type="float">
            <text:p>0.626511</text:p>
          </table:table-cell>
          <table:table-cell office:value-type="float" office:value="0.807952" calcext:value-type="float">
            <text:p>0.807952</text:p>
          </table:table-cell>
          <table:table-cell office:value-type="float" office:value="0.871131" calcext:value-type="float">
            <text:p>0.871131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81165" calcext:value-type="float">
            <text:p>0.881165</text:p>
          </table:table-cell>
          <table:table-cell office:value-type="float" office:value="0.892677" calcext:value-type="float">
            <text:p>0.892677</text:p>
          </table:table-cell>
          <table:table-cell table:number-columns-repeated="2" office:value-type="float" office:value="0.903283" calcext:value-type="float">
            <text:p>0.903283</text:p>
          </table:table-cell>
          <table:table-cell office:value-type="float" office:value="0.914248" calcext:value-type="float">
            <text:p>0.914248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8674" calcext:value-type="float">
            <text:p>0.85867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459234" calcext:value-type="float">
            <text:p>0.459234</text:p>
          </table:table-cell>
          <table:table-cell office:value-type="float" office:value="0.544494" calcext:value-type="float">
            <text:p>0.544494</text:p>
          </table:table-cell>
          <table:table-cell office:value-type="float" office:value="0.762074" calcext:value-type="float">
            <text:p>0.762074</text:p>
          </table:table-cell>
          <table:table-cell office:value-type="float" office:value="0.858006" calcext:value-type="float">
            <text:p>0.858006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80437" calcext:value-type="float">
            <text:p>0.880437</text:p>
          </table:table-cell>
          <table:table-cell office:value-type="float" office:value="0.89029" calcext:value-type="float">
            <text:p>0.89029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04236" calcext:value-type="float">
            <text:p>0.904236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44451" calcext:value-type="float">
            <text:p>0.84445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" calcext:value-type="float">
            <text:p>-1</text:p>
          </table:table-cell>
          <table:table-cell office:value-type="float" office:value="0.419702" calcext:value-type="float">
            <text:p>0.419702</text:p>
          </table:table-cell>
          <table:table-cell office:value-type="float" office:value="0.718926" calcext:value-type="float">
            <text:p>0.718926</text:p>
          </table:table-cell>
          <table:table-cell office:value-type="float" office:value="0.830745" calcext:value-type="float">
            <text:p>0.830745</text:p>
          </table:table-cell>
          <table:table-cell office:value-type="float" office:value="0.87121" calcext:value-type="float">
            <text:p>0.87121</text:p>
          </table:table-cell>
          <table:table-cell office:value-type="float" office:value="0.876162" calcext:value-type="float">
            <text:p>0.876162</text:p>
          </table:table-cell>
          <table:table-cell office:value-type="float" office:value="0.892289" calcext:value-type="float">
            <text:p>0.892289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0948" calcext:value-type="float">
            <text:p>0.90948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2522" calcext:value-type="float">
            <text:p>0.82522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456637" calcext:value-type="float">
            <text:p>0.456637</text:p>
          </table:table-cell>
          <table:table-cell office:value-type="float" office:value="0.56511" calcext:value-type="float">
            <text:p>0.56511</text:p>
          </table:table-cell>
          <table:table-cell office:value-type="float" office:value="0.789709" calcext:value-type="float">
            <text:p>0.789709</text:p>
          </table:table-cell>
          <table:table-cell office:value-type="float" office:value="0.851599" calcext:value-type="float">
            <text:p>0.851599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82487" calcext:value-type="float">
            <text:p>0.882487</text:p>
          </table:table-cell>
          <table:table-cell office:value-type="float" office:value="0.89857" calcext:value-type="float">
            <text:p>0.89857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1377" calcext:value-type="float">
            <text:p>0.91377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50621" calcext:value-type="float">
            <text:p>0.85062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533844" calcext:value-type="float">
            <text:p>0.533844</text:p>
          </table:table-cell>
          <table:table-cell office:value-type="float" office:value="0.646408" calcext:value-type="float">
            <text:p>0.646408</text:p>
          </table:table-cell>
          <table:table-cell office:value-type="float" office:value="0.810828" calcext:value-type="float">
            <text:p>0.810828</text:p>
          </table:table-cell>
          <table:table-cell office:value-type="float" office:value="0.844809" calcext:value-type="float">
            <text:p>0.844809</text:p>
          </table:table-cell>
          <table:table-cell office:value-type="float" office:value="0.871284" calcext:value-type="float">
            <text:p>0.871284</text:p>
          </table:table-cell>
          <table:table-cell office:value-type="float" office:value="0.88203" calcext:value-type="float">
            <text:p>0.88203</text:p>
          </table:table-cell>
          <table:table-cell office:value-type="float" office:value="0.889497" calcext:value-type="float">
            <text:p>0.889497</text:p>
          </table:table-cell>
          <table:table-cell office:value-type="float" office:value="0.903271" calcext:value-type="float">
            <text:p>0.903271</text:p>
          </table:table-cell>
          <table:table-cell office:value-type="float" office:value="0.90948" calcext:value-type="float">
            <text:p>0.90948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58801" calcext:value-type="float">
            <text:p>0.85880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  <table:table-cell office:value-type="float" office:value="0.649011" calcext:value-type="float">
            <text:p>0.649011</text:p>
          </table:table-cell>
          <table:table-cell office:value-type="float" office:value="0.826935" calcext:value-type="float">
            <text:p>0.826935</text:p>
          </table:table-cell>
          <table:table-cell office:value-type="float" office:value="0.864437" calcext:value-type="float">
            <text:p>0.864437</text:p>
          </table:table-cell>
          <table:table-cell office:value-type="float" office:value="0.878975" calcext:value-type="float">
            <text:p>0.878975</text:p>
          </table:table-cell>
          <table:table-cell office:value-type="float" office:value="0.883379" calcext:value-type="float">
            <text:p>0.883379</text:p>
          </table:table-cell>
          <table:table-cell office:value-type="float" office:value="0.89553" calcext:value-type="float">
            <text:p>0.89553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11863" calcext:value-type="float">
            <text:p>0.911863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64381" calcext:value-type="float">
            <text:p>0.86438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460327" calcext:value-type="float">
            <text:p>0.460327</text:p>
          </table:table-cell>
          <table:table-cell office:value-type="float" office:value="0.714484" calcext:value-type="float">
            <text:p>0.714484</text:p>
          </table:table-cell>
          <table:table-cell office:value-type="float" office:value="0.845808" calcext:value-type="float">
            <text:p>0.845808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8042" calcext:value-type="float">
            <text:p>0.88042</text:p>
          </table:table-cell>
          <table:table-cell office:value-type="float" office:value="0.882725" calcext:value-type="float">
            <text:p>0.882725</text:p>
          </table:table-cell>
          <table:table-cell office:value-type="float" office:value="0.88636" calcext:value-type="float">
            <text:p>0.88636</text:p>
          </table:table-cell>
          <table:table-cell office:value-type="float" office:value="0.900905" calcext:value-type="float">
            <text:p>0.900905</text:p>
          </table:table-cell>
          <table:table-cell office:value-type="float" office:value="0.90805" calcext:value-type="float">
            <text:p>0.90805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72044" calcext:value-type="float">
            <text:p>0.872044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" calcext:value-type="float">
            <text:p>-1</text:p>
          </table:table-cell>
          <table:table-cell office:value-type="float" office:value="0.652455" calcext:value-type="float">
            <text:p>0.652455</text:p>
          </table:table-cell>
          <table:table-cell office:value-type="float" office:value="0.841102" calcext:value-type="float">
            <text:p>0.841102</text:p>
          </table:table-cell>
          <table:table-cell office:value-type="float" office:value="0.870732" calcext:value-type="float">
            <text:p>0.870732</text:p>
          </table:table-cell>
          <table:table-cell office:value-type="float" office:value="0.875247" calcext:value-type="float">
            <text:p>0.875247</text:p>
          </table:table-cell>
          <table:table-cell office:value-type="float" office:value="0.882725" calcext:value-type="float">
            <text:p>0.882725</text:p>
          </table:table-cell>
          <table:table-cell office:value-type="float" office:value="0.889839" calcext:value-type="float">
            <text:p>0.889839</text:p>
          </table:table-cell>
          <table:table-cell office:value-type="float" office:value="0.903235" calcext:value-type="float">
            <text:p>0.903235</text:p>
          </table:table-cell>
          <table:table-cell office:value-type="float" office:value="0.90948" calcext:value-type="float">
            <text:p>0.90948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65521" calcext:value-type="float">
            <text:p>0.86552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" calcext:value-type="float">
            <text:p>-1</text:p>
          </table:table-cell>
          <table:table-cell office:value-type="float" office:value="0.647268" calcext:value-type="float">
            <text:p>0.647268</text:p>
          </table:table-cell>
          <table:table-cell office:value-type="float" office:value="0.852489" calcext:value-type="float">
            <text:p>0.852489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76918" calcext:value-type="float">
            <text:p>0.876918</text:p>
          </table:table-cell>
          <table:table-cell office:value-type="float" office:value="0.882725" calcext:value-type="float">
            <text:p>0.882725</text:p>
          </table:table-cell>
          <table:table-cell office:value-type="float" office:value="0.891331" calcext:value-type="float">
            <text:p>0.891331</text:p>
          </table:table-cell>
          <table:table-cell office:value-type="float" office:value="0.903223" calcext:value-type="float">
            <text:p>0.903223</text:p>
          </table:table-cell>
          <table:table-cell office:value-type="float" office:value="0.905666" calcext:value-type="float">
            <text:p>0.905666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66131" calcext:value-type="float">
            <text:p>0.866131</text:p>
          </table:table-cell>
          <table:table-cell>
            <draw:frame draw:z-index="0" draw:style-name="gr1" draw:text-style-name="P1" svg:width="22.348cm" svg:height="12.57cm" svg:x="0.004cm" svg:y="0.001cm">
              <draw:object draw:notify-on-update-of-ranges="mcc.A2:mcc.A351 mcc.C1:mcc.C1 mcc.C2:mcc.C351 mcc.D1:mcc.D1 mcc.D2:mcc.D351 mcc.E1:mcc.E1 mcc.E2:mcc.E351 mcc.F1:mcc.F1 mcc.F2:mcc.F351 mcc.G1:mcc.G1 mcc.G2:mcc.G351 mcc.H1:mcc.H1 mcc.H2:mcc.H351 mcc.I1:mcc.I1 mcc.I2:mcc.I351 mcc.J1:mcc.J1 mcc.J2:mcc.J351 mcc.K1:mcc.K1 mcc.K2:mcc.K351 mcc.L1:mcc.L1 mcc.L2:mcc.L351 mcc.M1:mcc.M1 mcc.M2:mcc.M351 mcc.N1:mcc.N1 mcc.N2:mcc.N3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460327" calcext:value-type="float">
            <text:p>0.460327</text:p>
          </table:table-cell>
          <table:table-cell office:value-type="float" office:value="0.714508" calcext:value-type="float">
            <text:p>0.714508</text:p>
          </table:table-cell>
          <table:table-cell office:value-type="float" office:value="0.849884" calcext:value-type="float">
            <text:p>0.849884</text:p>
          </table:table-cell>
          <table:table-cell office:value-type="float" office:value="0.871666" calcext:value-type="float">
            <text:p>0.871666</text:p>
          </table:table-cell>
          <table:table-cell office:value-type="float" office:value="0.882566" calcext:value-type="float">
            <text:p>0.882566</text:p>
          </table:table-cell>
          <table:table-cell office:value-type="float" office:value="0.885996" calcext:value-type="float">
            <text:p>0.885996</text:p>
          </table:table-cell>
          <table:table-cell office:value-type="float" office:value="0.89893" calcext:value-type="float">
            <text:p>0.89893</text:p>
          </table:table-cell>
          <table:table-cell office:value-type="float" office:value="0.903759" calcext:value-type="float">
            <text:p>0.903759</text:p>
          </table:table-cell>
          <table:table-cell table:number-columns-repeated="4" office:value-type="float" office:value="0.9152" calcext:value-type="float">
            <text:p>0.9152</text:p>
          </table:table-cell>
          <table:table-cell office:value-type="float" office:value="0.875291" calcext:value-type="float">
            <text:p>0.87529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office:value-type="float" office:value="0.562916" calcext:value-type="float">
            <text:p>0.562916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79285" calcext:value-type="float">
            <text:p>0.879285</text:p>
          </table:table-cell>
          <table:table-cell office:value-type="float" office:value="0.885014" calcext:value-type="float">
            <text:p>0.885014</text:p>
          </table:table-cell>
          <table:table-cell office:value-type="float" office:value="0.89891" calcext:value-type="float">
            <text:p>0.89891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13293" calcext:value-type="float">
            <text:p>0.913293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59054" calcext:value-type="float">
            <text:p>0.85905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533844" calcext:value-type="float">
            <text:p>0.533844</text:p>
          </table:table-cell>
          <table:table-cell office:value-type="float" office:value="0.758633" calcext:value-type="float">
            <text:p>0.758633</text:p>
          </table:table-cell>
          <table:table-cell office:value-type="float" office:value="0.854886" calcext:value-type="float">
            <text:p>0.854886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81651" calcext:value-type="float">
            <text:p>0.881651</text:p>
          </table:table-cell>
          <table:table-cell office:value-type="float" office:value="0.892627" calcext:value-type="float">
            <text:p>0.892627</text:p>
          </table:table-cell>
          <table:table-cell office:value-type="float" office:value="0.903187" calcext:value-type="float">
            <text:p>0.903187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13293" calcext:value-type="float">
            <text:p>0.913293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80925" calcext:value-type="float">
            <text:p>0.88092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" calcext:value-type="float">
            <text:p>-1</text:p>
          </table:table-cell>
          <table:table-cell office:value-type="float" office:value="0.679669" calcext:value-type="float">
            <text:p>0.679669</text:p>
          </table:table-cell>
          <table:table-cell office:value-type="float" office:value="0.844769" calcext:value-type="float">
            <text:p>0.844769</text:p>
          </table:table-cell>
          <table:table-cell office:value-type="float" office:value="0.871284" calcext:value-type="float">
            <text:p>0.871284</text:p>
          </table:table-cell>
          <table:table-cell office:value-type="float" office:value="0.87837" calcext:value-type="float">
            <text:p>0.87837</text:p>
          </table:table-cell>
          <table:table-cell office:value-type="float" office:value="0.885014" calcext:value-type="float">
            <text:p>0.885014</text:p>
          </table:table-cell>
          <table:table-cell office:value-type="float" office:value="0.900311" calcext:value-type="float">
            <text:p>0.900311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1234" calcext:value-type="float">
            <text:p>0.91234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70544" calcext:value-type="float">
            <text:p>0.870544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" calcext:value-type="float">
            <text:p>-1</text:p>
          </table:table-cell>
          <table:table-cell office:value-type="float" office:value="0.633757" calcext:value-type="float">
            <text:p>0.633757</text:p>
          </table:table-cell>
          <table:table-cell office:value-type="float" office:value="0.845308" calcext:value-type="float">
            <text:p>0.845308</text:p>
          </table:table-cell>
          <table:table-cell office:value-type="float" office:value="0.870977" calcext:value-type="float">
            <text:p>0.870977</text:p>
          </table:table-cell>
          <table:table-cell office:value-type="float" office:value="0.873259" calcext:value-type="float">
            <text:p>0.873259</text:p>
          </table:table-cell>
          <table:table-cell office:value-type="float" office:value="0.884703" calcext:value-type="float">
            <text:p>0.884703</text:p>
          </table:table-cell>
          <table:table-cell office:value-type="float" office:value="0.899452" calcext:value-type="float">
            <text:p>0.899452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10433" calcext:value-type="float">
            <text:p>0.910433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65157" calcext:value-type="float">
            <text:p>0.865157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office:value-type="float" office:value="0.621625" calcext:value-type="float">
            <text:p>0.621625</text:p>
          </table:table-cell>
          <table:table-cell office:value-type="float" office:value="0.847599" calcext:value-type="float">
            <text:p>0.847599</text:p>
          </table:table-cell>
          <table:table-cell office:value-type="float" office:value="0.869668" calcext:value-type="float">
            <text:p>0.869668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81792" calcext:value-type="float">
            <text:p>0.881792</text:p>
          </table:table-cell>
          <table:table-cell office:value-type="float" office:value="0.892372" calcext:value-type="float">
            <text:p>0.892372</text:p>
          </table:table-cell>
          <table:table-cell office:value-type="float" office:value="0.903271" calcext:value-type="float">
            <text:p>0.903271</text:p>
          </table:table-cell>
          <table:table-cell office:value-type="float" office:value="0.906143" calcext:value-type="float">
            <text:p>0.906143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62416" calcext:value-type="float">
            <text:p>0.86241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0.689561" calcext:value-type="float">
            <text:p>0.689561</text:p>
          </table:table-cell>
          <table:table-cell office:value-type="float" office:value="0.835356" calcext:value-type="float">
            <text:p>0.835356</text:p>
          </table:table-cell>
          <table:table-cell office:value-type="float" office:value="0.863233" calcext:value-type="float">
            <text:p>0.863233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8203" calcext:value-type="float">
            <text:p>0.88203</text:p>
          </table:table-cell>
          <table:table-cell office:value-type="float" office:value="0.89613" calcext:value-type="float">
            <text:p>0.89613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08526" calcext:value-type="float">
            <text:p>0.908526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67981" calcext:value-type="float">
            <text:p>0.86798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0.578756" calcext:value-type="float">
            <text:p>0.578756</text:p>
          </table:table-cell>
          <table:table-cell office:value-type="float" office:value="0.828008" calcext:value-type="float">
            <text:p>0.828008</text:p>
          </table:table-cell>
          <table:table-cell office:value-type="float" office:value="0.860585" calcext:value-type="float">
            <text:p>0.860585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83468" calcext:value-type="float">
            <text:p>0.883468</text:p>
          </table:table-cell>
          <table:table-cell office:value-type="float" office:value="0.89432" calcext:value-type="float">
            <text:p>0.89432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06143" calcext:value-type="float">
            <text:p>0.906143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55625" calcext:value-type="float">
            <text:p>0.855625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533844" calcext:value-type="float">
            <text:p>0.533844</text:p>
          </table:table-cell>
          <table:table-cell office:value-type="float" office:value="0.751914" calcext:value-type="float">
            <text:p>0.751914</text:p>
          </table:table-cell>
          <table:table-cell office:value-type="float" office:value="0.828078" calcext:value-type="float">
            <text:p>0.828078</text:p>
          </table:table-cell>
          <table:table-cell office:value-type="float" office:value="0.86408" calcext:value-type="float">
            <text:p>0.86408</text:p>
          </table:table-cell>
          <table:table-cell office:value-type="float" office:value="0.873259" calcext:value-type="float">
            <text:p>0.873259</text:p>
          </table:table-cell>
          <table:table-cell office:value-type="float" office:value="0.887347" calcext:value-type="float">
            <text:p>0.887347</text:p>
          </table:table-cell>
          <table:table-cell office:value-type="float" office:value="0.901877" calcext:value-type="float">
            <text:p>0.901877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06621" calcext:value-type="float">
            <text:p>0.906621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74686" calcext:value-type="float">
            <text:p>0.87468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office:value-type="float" office:value="0.598399" calcext:value-type="float">
            <text:p>0.598399</text:p>
          </table:table-cell>
          <table:table-cell office:value-type="float" office:value="0.850751" calcext:value-type="float">
            <text:p>0.850751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75406" calcext:value-type="float">
            <text:p>0.875406</text:p>
          </table:table-cell>
          <table:table-cell office:value-type="float" office:value="0.887631" calcext:value-type="float">
            <text:p>0.887631</text:p>
          </table:table-cell>
          <table:table-cell office:value-type="float" office:value="0.89755" calcext:value-type="float">
            <text:p>0.89755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07573" calcext:value-type="float">
            <text:p>0.907573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62228" calcext:value-type="float">
            <text:p>0.862228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" calcext:value-type="float">
            <text:p>-1</text:p>
          </table:table-cell>
          <table:table-cell office:value-type="float" office:value="0.610635" calcext:value-type="float">
            <text:p>0.610635</text:p>
          </table:table-cell>
          <table:table-cell office:value-type="float" office:value="0.824107" calcext:value-type="float">
            <text:p>0.824107</text:p>
          </table:table-cell>
          <table:table-cell office:value-type="float" office:value="0.857382" calcext:value-type="float">
            <text:p>0.857382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77771" calcext:value-type="float">
            <text:p>0.877771</text:p>
          </table:table-cell>
          <table:table-cell office:value-type="float" office:value="0.888859" calcext:value-type="float">
            <text:p>0.888859</text:p>
          </table:table-cell>
          <table:table-cell office:value-type="float" office:value="0.902286" calcext:value-type="float">
            <text:p>0.902286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14247" calcext:value-type="float">
            <text:p>0.914247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6506" calcext:value-type="float">
            <text:p>0.856506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office:value-type="float" office:value="0.487362" calcext:value-type="float">
            <text:p>0.487362</text:p>
          </table:table-cell>
          <table:table-cell office:value-type="float" office:value="0.838057" calcext:value-type="float">
            <text:p>0.838057</text:p>
          </table:table-cell>
          <table:table-cell office:value-type="float" office:value="0.87005" calcext:value-type="float">
            <text:p>0.87005</text:p>
          </table:table-cell>
          <table:table-cell office:value-type="float" office:value="0.876621" calcext:value-type="float">
            <text:p>0.876621</text:p>
          </table:table-cell>
          <table:table-cell office:value-type="float" office:value="0.888871" calcext:value-type="float">
            <text:p>0.888871</text:p>
          </table:table-cell>
          <table:table-cell office:value-type="float" office:value="0.898023" calcext:value-type="float">
            <text:p>0.898023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06143" calcext:value-type="float">
            <text:p>0.906143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49881" calcext:value-type="float">
            <text:p>0.84988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490923" calcext:value-type="float">
            <text:p>0.490923</text:p>
          </table:table-cell>
          <table:table-cell office:value-type="float" office:value="0.611756" calcext:value-type="float">
            <text:p>0.611756</text:p>
          </table:table-cell>
          <table:table-cell office:value-type="float" office:value="0.830044" calcext:value-type="float">
            <text:p>0.830044</text:p>
          </table:table-cell>
          <table:table-cell office:value-type="float" office:value="0.870253" calcext:value-type="float">
            <text:p>0.870253</text:p>
          </table:table-cell>
          <table:table-cell office:value-type="float" office:value="0.878735" calcext:value-type="float">
            <text:p>0.878735</text:p>
          </table:table-cell>
          <table:table-cell office:value-type="float" office:value="0.890405" calcext:value-type="float">
            <text:p>0.890405</text:p>
          </table:table-cell>
          <table:table-cell office:value-type="float" office:value="0.903211" calcext:value-type="float">
            <text:p>0.903211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04713" calcext:value-type="float">
            <text:p>0.904713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6228" calcext:value-type="float">
            <text:p>0.8622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office:value-type="float" office:value="0.527229" calcext:value-type="float">
            <text:p>0.527229</text:p>
          </table:table-cell>
          <table:table-cell office:value-type="float" office:value="0.831615" calcext:value-type="float">
            <text:p>0.831615</text:p>
          </table:table-cell>
          <table:table-cell office:value-type="float" office:value="0.871646" calcext:value-type="float">
            <text:p>0.871646</text:p>
          </table:table-cell>
          <table:table-cell office:value-type="float" office:value="0.884698" calcext:value-type="float">
            <text:p>0.884698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903223" calcext:value-type="float">
            <text:p>0.903223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03759" calcext:value-type="float">
            <text:p>0.903759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54925" calcext:value-type="float">
            <text:p>0.854925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104897" calcext:value-type="float">
            <text:p>0.104897</text:p>
          </table:table-cell>
          <table:table-cell office:value-type="float" office:value="0.616544" calcext:value-type="float">
            <text:p>0.616544</text:p>
          </table:table-cell>
          <table:table-cell office:value-type="float" office:value="0.80871" calcext:value-type="float">
            <text:p>0.80871</text:p>
          </table:table-cell>
          <table:table-cell office:value-type="float" office:value="0.865726" calcext:value-type="float">
            <text:p>0.865726</text:p>
          </table:table-cell>
          <table:table-cell office:value-type="float" office:value="0.883105" calcext:value-type="float">
            <text:p>0.883105</text:p>
          </table:table-cell>
          <table:table-cell office:value-type="float" office:value="0.896594" calcext:value-type="float">
            <text:p>0.896594</text:p>
          </table:table-cell>
          <table:table-cell office:value-type="float" office:value="0.903271" calcext:value-type="float">
            <text:p>0.903271</text:p>
          </table:table-cell>
          <table:table-cell table:number-columns-repeated="2" office:value-type="float" office:value="0.903283" calcext:value-type="float">
            <text:p>0.903283</text:p>
          </table:table-cell>
          <table:table-cell office:value-type="float" office:value="0.91091" calcext:value-type="float">
            <text:p>0.91091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60662" calcext:value-type="float">
            <text:p>0.860662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office:value-type="float" office:value="0.661318" calcext:value-type="float">
            <text:p>0.661318</text:p>
          </table:table-cell>
          <table:table-cell office:value-type="float" office:value="0.828572" calcext:value-type="float">
            <text:p>0.828572</text:p>
          </table:table-cell>
          <table:table-cell office:value-type="float" office:value="0.871629" calcext:value-type="float">
            <text:p>0.871629</text:p>
          </table:table-cell>
          <table:table-cell office:value-type="float" office:value="0.884271" calcext:value-type="float">
            <text:p>0.884271</text:p>
          </table:table-cell>
          <table:table-cell office:value-type="float" office:value="0.892967" calcext:value-type="float">
            <text:p>0.892967</text:p>
          </table:table-cell>
          <table:table-cell office:value-type="float" office:value="0.903163" calcext:value-type="float">
            <text:p>0.903163</text:p>
          </table:table-cell>
          <table:table-cell table:number-columns-repeated="2" office:value-type="float" office:value="0.903283" calcext:value-type="float">
            <text:p>0.903283</text:p>
          </table:table-cell>
          <table:table-cell office:value-type="float" office:value="0.914723" calcext:value-type="float">
            <text:p>0.914723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67841" calcext:value-type="float">
            <text:p>0.86784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0.602932" calcext:value-type="float">
            <text:p>0.602932</text:p>
          </table:table-cell>
          <table:table-cell office:value-type="float" office:value="0.805014" calcext:value-type="float">
            <text:p>0.805014</text:p>
          </table:table-cell>
          <table:table-cell office:value-type="float" office:value="0.863231" calcext:value-type="float">
            <text:p>0.863231</text:p>
          </table:table-cell>
          <table:table-cell office:value-type="float" office:value="0.871495" calcext:value-type="float">
            <text:p>0.871495</text:p>
          </table:table-cell>
          <table:table-cell office:value-type="float" office:value="0.885573" calcext:value-type="float">
            <text:p>0.885573</text:p>
          </table:table-cell>
          <table:table-cell office:value-type="float" office:value="0.894769" calcext:value-type="float">
            <text:p>0.894769</text:p>
          </table:table-cell>
          <table:table-cell office:value-type="float" office:value="0.903175" calcext:value-type="float">
            <text:p>0.903175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13293" calcext:value-type="float">
            <text:p>0.913293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5796" calcext:value-type="float">
            <text:p>0.855796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47033" calcext:value-type="float">
            <text:p>0.147033</text:p>
          </table:table-cell>
          <table:table-cell office:value-type="float" office:value="0.557098" calcext:value-type="float">
            <text:p>0.557098</text:p>
          </table:table-cell>
          <table:table-cell office:value-type="float" office:value="0.79335" calcext:value-type="float">
            <text:p>0.79335</text:p>
          </table:table-cell>
          <table:table-cell office:value-type="float" office:value="0.859935" calcext:value-type="float">
            <text:p>0.859935</text:p>
          </table:table-cell>
          <table:table-cell office:value-type="float" office:value="0.871188" calcext:value-type="float">
            <text:p>0.871188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91413" calcext:value-type="float">
            <text:p>0.891413</text:p>
          </table:table-cell>
          <table:table-cell office:value-type="float" office:value="0.902598" calcext:value-type="float">
            <text:p>0.902598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10433" calcext:value-type="float">
            <text:p>0.910433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4869" calcext:value-type="float">
            <text:p>0.8486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240816" calcext:value-type="float">
            <text:p>0.240816</text:p>
          </table:table-cell>
          <table:table-cell office:value-type="float" office:value="0.685496" calcext:value-type="float">
            <text:p>0.685496</text:p>
          </table:table-cell>
          <table:table-cell office:value-type="float" office:value="0.821419" calcext:value-type="float">
            <text:p>0.821419</text:p>
          </table:table-cell>
          <table:table-cell office:value-type="float" office:value="0.861567" calcext:value-type="float">
            <text:p>0.861567</text:p>
          </table:table-cell>
          <table:table-cell office:value-type="float" office:value="0.870882" calcext:value-type="float">
            <text:p>0.870882</text:p>
          </table:table-cell>
          <table:table-cell office:value-type="float" office:value="0.875704" calcext:value-type="float">
            <text:p>0.875704</text:p>
          </table:table-cell>
          <table:table-cell office:value-type="float" office:value="0.888403" calcext:value-type="float">
            <text:p>0.888403</text:p>
          </table:table-cell>
          <table:table-cell office:value-type="float" office:value="0.895681" calcext:value-type="float">
            <text:p>0.895681</text:p>
          </table:table-cell>
          <table:table-cell office:value-type="float" office:value="0.903259" calcext:value-type="float">
            <text:p>0.903259</text:p>
          </table:table-cell>
          <table:table-cell office:value-type="float" office:value="0.905666" calcext:value-type="float">
            <text:p>0.905666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62328" calcext:value-type="float">
            <text:p>0.862328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49747" calcext:value-type="float">
            <text:p>0.49747</text:p>
          </table:table-cell>
          <table:table-cell office:value-type="float" office:value="0.706054" calcext:value-type="float">
            <text:p>0.706054</text:p>
          </table:table-cell>
          <table:table-cell office:value-type="float" office:value="0.816417" calcext:value-type="float">
            <text:p>0.816417</text:p>
          </table:table-cell>
          <table:table-cell office:value-type="float" office:value="0.850823" calcext:value-type="float">
            <text:p>0.850823</text:p>
          </table:table-cell>
          <table:table-cell office:value-type="float" office:value="0.866317" calcext:value-type="float">
            <text:p>0.866317</text:p>
          </table:table-cell>
          <table:table-cell office:value-type="float" office:value="0.871137" calcext:value-type="float">
            <text:p>0.871137</text:p>
          </table:table-cell>
          <table:table-cell office:value-type="float" office:value="0.87631" calcext:value-type="float">
            <text:p>0.87631</text:p>
          </table:table-cell>
          <table:table-cell office:value-type="float" office:value="0.88911" calcext:value-type="float">
            <text:p>0.88911</text:p>
          </table:table-cell>
          <table:table-cell office:value-type="float" office:value="0.899428" calcext:value-type="float">
            <text:p>0.899428</text:p>
          </table:table-cell>
          <table:table-cell office:value-type="float" office:value="0.904713" calcext:value-type="float">
            <text:p>0.904713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9551" calcext:value-type="float">
            <text:p>0.85955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0.540806" calcext:value-type="float">
            <text:p>0.540806</text:p>
          </table:table-cell>
          <table:table-cell office:value-type="float" office:value="0.811086" calcext:value-type="float">
            <text:p>0.811086</text:p>
          </table:table-cell>
          <table:table-cell office:value-type="float" office:value="0.846466" calcext:value-type="float">
            <text:p>0.846466</text:p>
          </table:table-cell>
          <table:table-cell office:value-type="float" office:value="0.868047" calcext:value-type="float">
            <text:p>0.868047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80214" calcext:value-type="float">
            <text:p>0.880214</text:p>
          </table:table-cell>
          <table:table-cell office:value-type="float" office:value="0.891197" calcext:value-type="float">
            <text:p>0.891197</text:p>
          </table:table-cell>
          <table:table-cell office:value-type="float" office:value="0.899031" calcext:value-type="float">
            <text:p>0.899031</text:p>
          </table:table-cell>
          <table:table-cell office:value-type="float" office:value="0.906143" calcext:value-type="float">
            <text:p>0.906143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42948" calcext:value-type="float">
            <text:p>0.842948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0.571128" calcext:value-type="float">
            <text:p>0.571128</text:p>
          </table:table-cell>
          <table:table-cell office:value-type="float" office:value="0.837997" calcext:value-type="float">
            <text:p>0.837997</text:p>
          </table:table-cell>
          <table:table-cell office:value-type="float" office:value="0.865372" calcext:value-type="float">
            <text:p>0.865372</text:p>
          </table:table-cell>
          <table:table-cell office:value-type="float" office:value="0.870922" calcext:value-type="float">
            <text:p>0.870922</text:p>
          </table:table-cell>
          <table:table-cell office:value-type="float" office:value="0.879581" calcext:value-type="float">
            <text:p>0.879581</text:p>
          </table:table-cell>
          <table:table-cell office:value-type="float" office:value="0.890414" calcext:value-type="float">
            <text:p>0.890414</text:p>
          </table:table-cell>
          <table:table-cell office:value-type="float" office:value="0.894782" calcext:value-type="float">
            <text:p>0.894782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07573" calcext:value-type="float">
            <text:p>0.907573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3625" calcext:value-type="float">
            <text:p>0.853625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office:value-type="float" office:value="0.460363" calcext:value-type="float">
            <text:p>0.460363</text:p>
          </table:table-cell>
          <table:table-cell office:value-type="float" office:value="0.830732" calcext:value-type="float">
            <text:p>0.830732</text:p>
          </table:table-cell>
          <table:table-cell office:value-type="float" office:value="0.866409" calcext:value-type="float">
            <text:p>0.866409</text:p>
          </table:table-cell>
          <table:table-cell office:value-type="float" office:value="0.871595" calcext:value-type="float">
            <text:p>0.871595</text:p>
          </table:table-cell>
          <table:table-cell office:value-type="float" office:value="0.88194" calcext:value-type="float">
            <text:p>0.88194</text:p>
          </table:table-cell>
          <table:table-cell office:value-type="float" office:value="0.891004" calcext:value-type="float">
            <text:p>0.891004</text:p>
          </table:table-cell>
          <table:table-cell office:value-type="float" office:value="0.901326" calcext:value-type="float">
            <text:p>0.901326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04714" calcext:value-type="float">
            <text:p>0.904714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42657" calcext:value-type="float">
            <text:p>0.84265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0.636824" calcext:value-type="float">
            <text:p>0.636824</text:p>
          </table:table-cell>
          <table:table-cell office:value-type="float" office:value="0.840193" calcext:value-type="float">
            <text:p>0.840193</text:p>
          </table:table-cell>
          <table:table-cell office:value-type="float" office:value="0.869865" calcext:value-type="float">
            <text:p>0.869865</text:p>
          </table:table-cell>
          <table:table-cell office:value-type="float" office:value="0.873316" calcext:value-type="float">
            <text:p>0.873316</text:p>
          </table:table-cell>
          <table:table-cell office:value-type="float" office:value="0.882656" calcext:value-type="float">
            <text:p>0.882656</text:p>
          </table:table-cell>
          <table:table-cell office:value-type="float" office:value="0.892886" calcext:value-type="float">
            <text:p>0.892886</text:p>
          </table:table-cell>
          <table:table-cell table:number-columns-repeated="2" office:value-type="float" office:value="0.903283" calcext:value-type="float">
            <text:p>0.903283</text:p>
          </table:table-cell>
          <table:table-cell office:value-type="float" office:value="0.907118" calcext:value-type="float">
            <text:p>0.907118</text:p>
          </table:table-cell>
          <table:table-cell office:value-type="float" office:value="0.91526" calcext:value-type="float">
            <text:p>0.91526</text:p>
          </table:table-cell>
          <table:table-cell office:value-type="float" office:value="0.915948" calcext:value-type="float">
            <text:p>0.915948</text:p>
          </table:table-cell>
          <table:table-cell office:value-type="float" office:value="0.862468" calcext:value-type="float">
            <text:p>0.862468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office:value-type="float" office:value="0.581875" calcext:value-type="float">
            <text:p>0.581875</text:p>
          </table:table-cell>
          <table:table-cell office:value-type="float" office:value="0.830132" calcext:value-type="float">
            <text:p>0.830132</text:p>
          </table:table-cell>
          <table:table-cell office:value-type="float" office:value="0.868661" calcext:value-type="float">
            <text:p>0.868661</text:p>
          </table:table-cell>
          <table:table-cell office:value-type="float" office:value="0.871288" calcext:value-type="float">
            <text:p>0.871288</text:p>
          </table:table-cell>
          <table:table-cell office:value-type="float" office:value="0.879918" calcext:value-type="float">
            <text:p>0.879918</text:p>
          </table:table-cell>
          <table:table-cell office:value-type="float" office:value="0.890189" calcext:value-type="float">
            <text:p>0.890189</text:p>
          </table:table-cell>
          <table:table-cell table:number-columns-repeated="2" office:value-type="float" office:value="0.903283" calcext:value-type="float">
            <text:p>0.903283</text:p>
          </table:table-cell>
          <table:table-cell office:value-type="float" office:value="0.909978" calcext:value-type="float">
            <text:p>0.909978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5381" calcext:value-type="float">
            <text:p>0.85538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217363" calcext:value-type="float">
            <text:p>0.217363</text:p>
          </table:table-cell>
          <table:table-cell office:value-type="float" office:value="0.661155" calcext:value-type="float">
            <text:p>0.661155</text:p>
          </table:table-cell>
          <table:table-cell office:value-type="float" office:value="0.816855" calcext:value-type="float">
            <text:p>0.816855</text:p>
          </table:table-cell>
          <table:table-cell office:value-type="float" office:value="0.854293" calcext:value-type="float">
            <text:p>0.854293</text:p>
          </table:table-cell>
          <table:table-cell office:value-type="float" office:value="0.870021" calcext:value-type="float">
            <text:p>0.870021</text:p>
          </table:table-cell>
          <table:table-cell office:value-type="float" office:value="0.875914" calcext:value-type="float">
            <text:p>0.875914</text:p>
          </table:table-cell>
          <table:table-cell office:value-type="float" office:value="0.882725" calcext:value-type="float">
            <text:p>0.882725</text:p>
          </table:table-cell>
          <table:table-cell office:value-type="float" office:value="0.898534" calcext:value-type="float">
            <text:p>0.898534</text:p>
          </table:table-cell>
          <table:table-cell office:value-type="float" office:value="0.904236" calcext:value-type="float">
            <text:p>0.904236</text:p>
          </table:table-cell>
          <table:table-cell table:number-columns-repeated="3" office:value-type="float" office:value="0.9152" calcext:value-type="float">
            <text:p>0.9152</text:p>
          </table:table-cell>
          <table:table-cell office:value-type="float" office:value="0.859413" calcext:value-type="float">
            <text:p>0.859413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217363" calcext:value-type="float">
            <text:p>0.217363</text:p>
          </table:table-cell>
          <table:table-cell office:value-type="float" office:value="0.649273" calcext:value-type="float">
            <text:p>0.649273</text:p>
          </table:table-cell>
          <table:table-cell office:value-type="float" office:value="0.807568" calcext:value-type="float">
            <text:p>0.807568</text:p>
          </table:table-cell>
          <table:table-cell office:value-type="float" office:value="0.858594" calcext:value-type="float">
            <text:p>0.858594</text:p>
          </table:table-cell>
          <table:table-cell office:value-type="float" office:value="0.870862" calcext:value-type="float">
            <text:p>0.870862</text:p>
          </table:table-cell>
          <table:table-cell office:value-type="float" office:value="0.871666" calcext:value-type="float">
            <text:p>0.871666</text:p>
          </table:table-cell>
          <table:table-cell office:value-type="float" office:value="0.88217" calcext:value-type="float">
            <text:p>0.88217</text:p>
          </table:table-cell>
          <table:table-cell office:value-type="float" office:value="0.886618" calcext:value-type="float">
            <text:p>0.886618</text:p>
          </table:table-cell>
          <table:table-cell office:value-type="float" office:value="0.902814" calcext:value-type="float">
            <text:p>0.902814</text:p>
          </table:table-cell>
          <table:table-cell office:value-type="float" office:value="0.912816" calcext:value-type="float">
            <text:p>0.912816</text:p>
          </table:table-cell>
          <table:table-cell table:number-columns-repeated="2" office:value-type="float" office:value="0.9152" calcext:value-type="float">
            <text:p>0.9152</text:p>
          </table:table-cell>
          <table:table-cell office:value-type="float" office:value="0.855758" calcext:value-type="float">
            <text:p>0.8557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9T09:24:13.884211333</dc:date>
    <meta:editing-duration>PT1M29S</meta:editing-duration>
    <meta:editing-cycles>1</meta:editing-cycles>
    <meta:document-statistic meta:table-count="1" meta:cell-count="49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mcc.A2:mcc.A351 mcc.C1:mcc.N351" chart:data-source-has-labels="both" svg:x="1.427cm" svg:y="0.251cm" svg:width="17.532cm" svg:height="11.118cm">
          <chart:coordinate-region svg:x="2.298cm" svg:y="0.453cm" svg:width="16.567cm" svg:height="10.716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mcc.A2:mcc.A351"/>
          </chart:axis>
          <chart:axis chart:dimension="y" chart:name="primary-y" chart:style-name="ch4">
            <chart:title svg:x="0.451cm" svg:y="6.237cm" chart:style-name="ch6">
              <text:p>MCC</text:p>
            </chart:title>
            <chart:grid chart:style-name="ch7" chart:class="major"/>
          </chart:axis>
          <chart:series chart:style-name="ch8" chart:values-cell-range-address="mcc.C2:mcc.C351" chart:label-cell-address="mcc.C1:mcc.C1" chart:class="chart:line">
            <chart:data-point chart:repeated="350"/>
          </chart:series>
          <chart:series chart:style-name="ch9" chart:values-cell-range-address="mcc.D2:mcc.D351" chart:label-cell-address="mcc.D1:mcc.D1" chart:class="chart:line">
            <chart:data-point chart:repeated="350"/>
          </chart:series>
          <chart:series chart:style-name="ch10" chart:values-cell-range-address="mcc.E2:mcc.E351" chart:label-cell-address="mcc.E1:mcc.E1" chart:class="chart:line">
            <chart:data-point chart:repeated="350"/>
          </chart:series>
          <chart:series chart:style-name="ch11" chart:values-cell-range-address="mcc.F2:mcc.F351" chart:label-cell-address="mcc.F1:mcc.F1" chart:class="chart:line">
            <chart:data-point chart:repeated="350"/>
          </chart:series>
          <chart:series chart:style-name="ch12" chart:values-cell-range-address="mcc.G2:mcc.G351" chart:label-cell-address="mcc.G1:mcc.G1" chart:class="chart:line">
            <chart:data-point chart:repeated="350"/>
          </chart:series>
          <chart:series chart:style-name="ch13" chart:values-cell-range-address="mcc.H2:mcc.H351" chart:label-cell-address="mcc.H1:mcc.H1" chart:class="chart:line">
            <chart:data-point chart:repeated="350"/>
          </chart:series>
          <chart:series chart:style-name="ch14" chart:values-cell-range-address="mcc.I2:mcc.I351" chart:label-cell-address="mcc.I1:mcc.I1" chart:class="chart:line">
            <chart:data-point chart:repeated="350"/>
          </chart:series>
          <chart:series chart:style-name="ch15" chart:values-cell-range-address="mcc.J2:mcc.J351" chart:label-cell-address="mcc.J1:mcc.J1" chart:class="chart:line">
            <chart:data-point chart:repeated="350"/>
          </chart:series>
          <chart:series chart:style-name="ch16" chart:values-cell-range-address="mcc.K2:mcc.K351" chart:label-cell-address="mcc.K1:mcc.K1" chart:class="chart:line">
            <chart:data-point chart:repeated="350"/>
          </chart:series>
          <chart:series chart:style-name="ch17" chart:values-cell-range-address="mcc.L2:mcc.L351" chart:label-cell-address="mcc.L1:mcc.L1" chart:class="chart:line">
            <chart:data-point chart:repeated="350"/>
          </chart:series>
          <chart:series chart:style-name="ch18" chart:values-cell-range-address="mcc.M2:mcc.M351" chart:label-cell-address="mcc.M1:mcc.M1" chart:class="chart:line">
            <chart:data-point chart:repeated="350"/>
          </chart:series>
          <chart:series chart:style-name="ch19" chart:values-cell-range-address="mcc.N2:mcc.N351" chart:label-cell-address="mcc.N1:mcc.N1" chart:class="chart:line">
            <chart:data-point chart:repeated="35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351</svg:desc>
                </draw:g>
              </table:table-cell>
              <table:table-cell office:value-type="float" office:value="-1">
                <text:p>-1</text:p>
                <draw:g>
                  <svg:desc>mcc.C2:mcc.C351</svg:desc>
                </draw:g>
              </table:table-cell>
              <table:table-cell office:value-type="float" office:value="-1">
                <text:p>-1</text:p>
                <draw:g>
                  <svg:desc>mcc.D2:mcc.D351</svg:desc>
                </draw:g>
              </table:table-cell>
              <table:table-cell office:value-type="float" office:value="-1">
                <text:p>-1</text:p>
                <draw:g>
                  <svg:desc>mcc.E2:mcc.E351</svg:desc>
                </draw:g>
              </table:table-cell>
              <table:table-cell office:value-type="float" office:value="-1">
                <text:p>-1</text:p>
                <draw:g>
                  <svg:desc>mcc.F2:mcc.F351</svg:desc>
                </draw:g>
              </table:table-cell>
              <table:table-cell office:value-type="float" office:value="-1">
                <text:p>-1</text:p>
                <draw:g>
                  <svg:desc>mcc.G2:mcc.G351</svg:desc>
                </draw:g>
              </table:table-cell>
              <table:table-cell office:value-type="float" office:value="-1">
                <text:p>-1</text:p>
                <draw:g>
                  <svg:desc>mcc.H2:mcc.H351</svg:desc>
                </draw:g>
              </table:table-cell>
              <table:table-cell office:value-type="float" office:value="-1">
                <text:p>-1</text:p>
                <draw:g>
                  <svg:desc>mcc.I2:mcc.I351</svg:desc>
                </draw:g>
              </table:table-cell>
              <table:table-cell office:value-type="float" office:value="-1">
                <text:p>-1</text:p>
                <draw:g>
                  <svg:desc>mcc.J2:mcc.J351</svg:desc>
                </draw:g>
              </table:table-cell>
              <table:table-cell office:value-type="float" office:value="-0.5">
                <text:p>-0.5</text:p>
                <draw:g>
                  <svg:desc>mcc.K2:mcc.K351</svg:desc>
                </draw:g>
              </table:table-cell>
              <table:table-cell office:value-type="float" office:value="0.15357">
                <text:p>0.15357</text:p>
                <draw:g>
                  <svg:desc>mcc.L2:mcc.L351</svg:desc>
                </draw:g>
              </table:table-cell>
              <table:table-cell office:value-type="float" office:value="0.534453">
                <text:p>0.534453</text:p>
                <draw:g>
                  <svg:desc>mcc.M2:mcc.M351</svg:desc>
                </draw:g>
              </table:table-cell>
              <table:table-cell office:value-type="float" office:value="-0.834643">
                <text:p>-0.834643</text:p>
                <draw:g>
                  <svg:desc>mcc.N2:mcc.N3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336088">
                <text:p>-0.336088</text:p>
              </table:table-cell>
              <table:table-cell office:value-type="float" office:value="-0.138818">
                <text:p>-0.138818</text:p>
              </table:table-cell>
              <table:table-cell office:value-type="float" office:value="-0.022796">
                <text:p>-0.022796</text:p>
              </table:table-cell>
              <table:table-cell office:value-type="float" office:value="0.036764">
                <text:p>0.036764</text:p>
              </table:table-cell>
              <table:table-cell office:value-type="float" office:value="0.206274">
                <text:p>0.206274</text:p>
              </table:table-cell>
              <table:table-cell office:value-type="float" office:value="0.423883">
                <text:p>0.423883</text:p>
              </table:table-cell>
              <table:table-cell office:value-type="float" office:value="0.534453">
                <text:p>0.534453</text:p>
              </table:table-cell>
              <table:table-cell office:value-type="float" office:value="-0.383078">
                <text:p>-0.38307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863502">
                <text:p>-0.863502</text:p>
              </table:table-cell>
              <table:table-cell office:value-type="float" office:value="-0.199775">
                <text:p>-0.199775</text:p>
              </table:table-cell>
              <table:table-cell office:value-type="float" office:value="-0.050975">
                <text:p>-0.050975</text:p>
              </table:table-cell>
              <table:table-cell office:value-type="float" office:value="0.009103">
                <text:p>0.009103</text:p>
              </table:table-cell>
              <table:table-cell office:value-type="float" office:value="0.110503">
                <text:p>0.110503</text:p>
              </table:table-cell>
              <table:table-cell office:value-type="float" office:value="0.269461">
                <text:p>0.269461</text:p>
              </table:table-cell>
              <table:table-cell office:value-type="float" office:value="0.45507">
                <text:p>0.45507</text:p>
              </table:table-cell>
              <table:table-cell office:value-type="float" office:value="0.544649">
                <text:p>0.544649</text:p>
              </table:table-cell>
              <table:table-cell office:value-type="float" office:value="-0.327012">
                <text:p>-0.3270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541999">
                <text:p>-0.541999</text:p>
              </table:table-cell>
              <table:table-cell office:value-type="float" office:value="-0.131235">
                <text:p>-0.131235</text:p>
              </table:table-cell>
              <table:table-cell office:value-type="float" office:value="-0.022621">
                <text:p>-0.022621</text:p>
              </table:table-cell>
              <table:table-cell office:value-type="float" office:value="0.050843">
                <text:p>0.050843</text:p>
              </table:table-cell>
              <table:table-cell office:value-type="float" office:value="0.16746">
                <text:p>0.16746</text:p>
              </table:table-cell>
              <table:table-cell office:value-type="float" office:value="0.304515">
                <text:p>0.304515</text:p>
              </table:table-cell>
              <table:table-cell office:value-type="float" office:value="0.483186">
                <text:p>0.483186</text:p>
              </table:table-cell>
              <table:table-cell office:value-type="float" office:value="0.604374">
                <text:p>0.604374</text:p>
              </table:table-cell>
              <table:table-cell office:value-type="float" office:value="-0.268985">
                <text:p>-0.2689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559713">
                <text:p>-0.559713</text:p>
              </table:table-cell>
              <table:table-cell office:value-type="float" office:value="-0.096954">
                <text:p>-0.096954</text:p>
              </table:table-cell>
              <table:table-cell office:value-type="float" office:value="0.009951">
                <text:p>0.009951</text:p>
              </table:table-cell>
              <table:table-cell office:value-type="float" office:value="0.106102">
                <text:p>0.106102</text:p>
              </table:table-cell>
              <table:table-cell office:value-type="float" office:value="0.218394">
                <text:p>0.218394</text:p>
              </table:table-cell>
              <table:table-cell office:value-type="float" office:value="0.344015">
                <text:p>0.344015</text:p>
              </table:table-cell>
              <table:table-cell office:value-type="float" office:value="0.493402">
                <text:p>0.493402</text:p>
              </table:table-cell>
              <table:table-cell office:value-type="float" office:value="0.604374">
                <text:p>0.604374</text:p>
              </table:table-cell>
              <table:table-cell office:value-type="float" office:value="-0.24848">
                <text:p>-0.248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577092">
                <text:p>-0.577092</text:p>
              </table:table-cell>
              <table:table-cell office:value-type="float" office:value="-0.066452">
                <text:p>-0.066452</text:p>
              </table:table-cell>
              <table:table-cell office:value-type="float" office:value="0.054222">
                <text:p>0.054222</text:p>
              </table:table-cell>
              <table:table-cell office:value-type="float" office:value="0.133678">
                <text:p>0.133678</text:p>
              </table:table-cell>
              <table:table-cell office:value-type="float" office:value="0.239059">
                <text:p>0.239059</text:p>
              </table:table-cell>
              <table:table-cell office:value-type="float" office:value="0.361902">
                <text:p>0.361902</text:p>
              </table:table-cell>
              <table:table-cell office:value-type="float" office:value="0.497739">
                <text:p>0.497739</text:p>
              </table:table-cell>
              <table:table-cell office:value-type="float" office:value="0.604374">
                <text:p>0.604374</text:p>
              </table:table-cell>
              <table:table-cell office:value-type="float" office:value="-0.235695">
                <text:p>-0.2356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240375">
                <text:p>-0.240375</text:p>
              </table:table-cell>
              <table:table-cell office:value-type="float" office:value="0.030102">
                <text:p>0.030102</text:p>
              </table:table-cell>
              <table:table-cell office:value-type="float" office:value="0.11147">
                <text:p>0.11147</text:p>
              </table:table-cell>
              <table:table-cell office:value-type="float" office:value="0.200114">
                <text:p>0.200114</text:p>
              </table:table-cell>
              <table:table-cell office:value-type="float" office:value="0.308206">
                <text:p>0.308206</text:p>
              </table:table-cell>
              <table:table-cell office:value-type="float" office:value="0.392242">
                <text:p>0.392242</text:p>
              </table:table-cell>
              <table:table-cell office:value-type="float" office:value="0.525298">
                <text:p>0.525298</text:p>
              </table:table-cell>
              <table:table-cell office:value-type="float" office:value="0.604374">
                <text:p>0.604374</text:p>
              </table:table-cell>
              <table:table-cell office:value-type="float" office:value="-0.167294">
                <text:p>-0.1672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768665">
                <text:p>-0.768665</text:p>
              </table:table-cell>
              <table:table-cell office:value-type="float" office:value="-0.016928">
                <text:p>-0.016928</text:p>
              </table:table-cell>
              <table:table-cell office:value-type="float" office:value="0.086964">
                <text:p>0.086964</text:p>
              </table:table-cell>
              <table:table-cell office:value-type="float" office:value="0.176552">
                <text:p>0.176552</text:p>
              </table:table-cell>
              <table:table-cell office:value-type="float" office:value="0.271821">
                <text:p>0.271821</text:p>
              </table:table-cell>
              <table:table-cell office:value-type="float" office:value="0.357504">
                <text:p>0.357504</text:p>
              </table:table-cell>
              <table:table-cell office:value-type="float" office:value="0.415192">
                <text:p>0.415192</text:p>
              </table:table-cell>
              <table:table-cell office:value-type="float" office:value="0.524859">
                <text:p>0.524859</text:p>
              </table:table-cell>
              <table:table-cell office:value-type="float" office:value="0.604374">
                <text:p>0.604374</text:p>
              </table:table-cell>
              <table:table-cell office:value-type="float" office:value="-0.09527">
                <text:p>-0.095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853725">
                <text:p>-0.853725</text:p>
              </table:table-cell>
              <table:table-cell office:value-type="float" office:value="-0.07897">
                <text:p>-0.07897</text:p>
              </table:table-cell>
              <table:table-cell office:value-type="float" office:value="0.074032">
                <text:p>0.074032</text:p>
              </table:table-cell>
              <table:table-cell office:value-type="float" office:value="0.160036">
                <text:p>0.160036</text:p>
              </table:table-cell>
              <table:table-cell office:value-type="float" office:value="0.253064">
                <text:p>0.253064</text:p>
              </table:table-cell>
              <table:table-cell office:value-type="float" office:value="0.350494">
                <text:p>0.350494</text:p>
              </table:table-cell>
              <table:table-cell office:value-type="float" office:value="0.42252">
                <text:p>0.42252</text:p>
              </table:table-cell>
              <table:table-cell office:value-type="float" office:value="0.539112">
                <text:p>0.539112</text:p>
              </table:table-cell>
              <table:table-cell office:value-type="float" office:value="0.699579">
                <text:p>0.699579</text:p>
              </table:table-cell>
              <table:table-cell office:value-type="float" office:value="-0.113344">
                <text:p>-0.1133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230221">
                <text:p>-0.230221</text:p>
              </table:table-cell>
              <table:table-cell office:value-type="float" office:value="0.077654">
                <text:p>0.077654</text:p>
              </table:table-cell>
              <table:table-cell office:value-type="float" office:value="0.159065">
                <text:p>0.159065</text:p>
              </table:table-cell>
              <table:table-cell office:value-type="float" office:value="0.260121">
                <text:p>0.260121</text:p>
              </table:table-cell>
              <table:table-cell office:value-type="float" office:value="0.343179">
                <text:p>0.343179</text:p>
              </table:table-cell>
              <table:table-cell office:value-type="float" office:value="0.430688">
                <text:p>0.430688</text:p>
              </table:table-cell>
              <table:table-cell office:value-type="float" office:value="0.538588">
                <text:p>0.538588</text:p>
              </table:table-cell>
              <table:table-cell office:value-type="float" office:value="0.699579">
                <text:p>0.699579</text:p>
              </table:table-cell>
              <table:table-cell office:value-type="float" office:value="-0.142092">
                <text:p>-0.1420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308065">
                <text:p>-0.308065</text:p>
              </table:table-cell>
              <table:table-cell office:value-type="float" office:value="0.047068">
                <text:p>0.047068</text:p>
              </table:table-cell>
              <table:table-cell office:value-type="float" office:value="0.133582">
                <text:p>0.133582</text:p>
              </table:table-cell>
              <table:table-cell office:value-type="float" office:value="0.20627">
                <text:p>0.20627</text:p>
              </table:table-cell>
              <table:table-cell office:value-type="float" office:value="0.290629">
                <text:p>0.290629</text:p>
              </table:table-cell>
              <table:table-cell office:value-type="float" office:value="0.377152">
                <text:p>0.377152</text:p>
              </table:table-cell>
              <table:table-cell office:value-type="float" office:value="0.446805">
                <text:p>0.446805</text:p>
              </table:table-cell>
              <table:table-cell office:value-type="float" office:value="0.551406">
                <text:p>0.551406</text:p>
              </table:table-cell>
              <table:table-cell office:value-type="float" office:value="0.827364">
                <text:p>0.827364</text:p>
              </table:table-cell>
              <table:table-cell office:value-type="float" office:value="-0.025515">
                <text:p>-0.0255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380701">
                <text:p>-0.380701</text:p>
              </table:table-cell>
              <table:table-cell office:value-type="float" office:value="0.039304">
                <text:p>0.039304</text:p>
              </table:table-cell>
              <table:table-cell office:value-type="float" office:value="0.135145">
                <text:p>0.135145</text:p>
              </table:table-cell>
              <table:table-cell office:value-type="float" office:value="0.221481">
                <text:p>0.221481</text:p>
              </table:table-cell>
              <table:table-cell office:value-type="float" office:value="0.298361">
                <text:p>0.298361</text:p>
              </table:table-cell>
              <table:table-cell office:value-type="float" office:value="0.395254">
                <text:p>0.395254</text:p>
              </table:table-cell>
              <table:table-cell office:value-type="float" office:value="0.456867">
                <text:p>0.456867</text:p>
              </table:table-cell>
              <table:table-cell office:value-type="float" office:value="0.554706">
                <text:p>0.554706</text:p>
              </table:table-cell>
              <table:table-cell office:value-type="float" office:value="0.827364">
                <text:p>0.827364</text:p>
              </table:table-cell>
              <table:table-cell office:value-type="float" office:value="-0.027958">
                <text:p>-0.0279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101605">
                <text:p>-0.101605</text:p>
              </table:table-cell>
              <table:table-cell office:value-type="float" office:value="0.127165">
                <text:p>0.127165</text:p>
              </table:table-cell>
              <table:table-cell office:value-type="float" office:value="0.224141">
                <text:p>0.224141</text:p>
              </table:table-cell>
              <table:table-cell office:value-type="float" office:value="0.311722">
                <text:p>0.311722</text:p>
              </table:table-cell>
              <table:table-cell office:value-type="float" office:value="0.377159">
                <text:p>0.377159</text:p>
              </table:table-cell>
              <table:table-cell office:value-type="float" office:value="0.427276">
                <text:p>0.427276</text:p>
              </table:table-cell>
              <table:table-cell office:value-type="float" office:value="0.483284">
                <text:p>0.483284</text:p>
              </table:table-cell>
              <table:table-cell office:value-type="float" office:value="0.570859">
                <text:p>0.570859</text:p>
              </table:table-cell>
              <table:table-cell office:value-type="float" office:value="0.827364">
                <text:p>0.82736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-0.66298">
                <text:p>-0.66298</text:p>
              </table:table-cell>
              <table:table-cell office:value-type="float" office:value="0.08369">
                <text:p>0.08369</text:p>
              </table:table-cell>
              <table:table-cell office:value-type="float" office:value="0.183473">
                <text:p>0.183473</text:p>
              </table:table-cell>
              <table:table-cell office:value-type="float" office:value="0.266839">
                <text:p>0.266839</text:p>
              </table:table-cell>
              <table:table-cell office:value-type="float" office:value="0.341237">
                <text:p>0.341237</text:p>
              </table:table-cell>
              <table:table-cell office:value-type="float" office:value="0.393466">
                <text:p>0.393466</text:p>
              </table:table-cell>
              <table:table-cell office:value-type="float" office:value="0.431765">
                <text:p>0.431765</text:p>
              </table:table-cell>
              <table:table-cell office:value-type="float" office:value="0.482946">
                <text:p>0.482946</text:p>
              </table:table-cell>
              <table:table-cell office:value-type="float" office:value="0.572749">
                <text:p>0.572749</text:p>
              </table:table-cell>
              <table:table-cell office:value-type="float" office:value="0.827364">
                <text:p>0.827364</text:p>
              </table:table-cell>
              <table:table-cell office:value-type="float" office:value="0.109318">
                <text:p>0.10931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-0.411393">
                <text:p>-0.411393</text:p>
              </table:table-cell>
              <table:table-cell office:value-type="float" office:value="0.144161">
                <text:p>0.144161</text:p>
              </table:table-cell>
              <table:table-cell office:value-type="float" office:value="0.235179">
                <text:p>0.235179</text:p>
              </table:table-cell>
              <table:table-cell office:value-type="float" office:value="0.309818">
                <text:p>0.309818</text:p>
              </table:table-cell>
              <table:table-cell office:value-type="float" office:value="0.36144">
                <text:p>0.36144</text:p>
              </table:table-cell>
              <table:table-cell office:value-type="float" office:value="0.403144">
                <text:p>0.403144</text:p>
              </table:table-cell>
              <table:table-cell office:value-type="float" office:value="0.448749">
                <text:p>0.448749</text:p>
              </table:table-cell>
              <table:table-cell office:value-type="float" office:value="0.498741">
                <text:p>0.498741</text:p>
              </table:table-cell>
              <table:table-cell office:value-type="float" office:value="0.614934">
                <text:p>0.614934</text:p>
              </table:table-cell>
              <table:table-cell office:value-type="float" office:value="0.827364">
                <text:p>0.827364</text:p>
              </table:table-cell>
              <table:table-cell office:value-type="float" office:value="0.160477">
                <text:p>0.16047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  <table:table-cell office:value-type="float" office:value="-0.06406">
                <text:p>-0.06406</text:p>
              </table:table-cell>
              <table:table-cell office:value-type="float" office:value="0.197427">
                <text:p>0.197427</text:p>
              </table:table-cell>
              <table:table-cell office:value-type="float" office:value="0.268837">
                <text:p>0.268837</text:p>
              </table:table-cell>
              <table:table-cell office:value-type="float" office:value="0.323961">
                <text:p>0.323961</text:p>
              </table:table-cell>
              <table:table-cell office:value-type="float" office:value="0.377779">
                <text:p>0.377779</text:p>
              </table:table-cell>
              <table:table-cell office:value-type="float" office:value="0.422606">
                <text:p>0.422606</text:p>
              </table:table-cell>
              <table:table-cell office:value-type="float" office:value="0.458188">
                <text:p>0.458188</text:p>
              </table:table-cell>
              <table:table-cell office:value-type="float" office:value="0.506205">
                <text:p>0.506205</text:p>
              </table:table-cell>
              <table:table-cell office:value-type="float" office:value="0.628763">
                <text:p>0.628763</text:p>
              </table:table-cell>
              <table:table-cell office:value-type="float" office:value="0.890641">
                <text:p>0.890641</text:p>
              </table:table-cell>
              <table:table-cell office:value-type="float" office:value="0.211971">
                <text:p>0.2119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  <table:table-cell office:value-type="float" office:value="0.012882">
                <text:p>0.012882</text:p>
              </table:table-cell>
              <table:table-cell office:value-type="float" office:value="0.166481">
                <text:p>0.166481</text:p>
              </table:table-cell>
              <table:table-cell office:value-type="float" office:value="0.280455">
                <text:p>0.280455</text:p>
              </table:table-cell>
              <table:table-cell office:value-type="float" office:value="0.337559">
                <text:p>0.337559</text:p>
              </table:table-cell>
              <table:table-cell office:value-type="float" office:value="0.390032">
                <text:p>0.390032</text:p>
              </table:table-cell>
              <table:table-cell office:value-type="float" office:value="0.427846">
                <text:p>0.427846</text:p>
              </table:table-cell>
              <table:table-cell office:value-type="float" office:value="0.469786">
                <text:p>0.469786</text:p>
              </table:table-cell>
              <table:table-cell office:value-type="float" office:value="0.522008">
                <text:p>0.522008</text:p>
              </table:table-cell>
              <table:table-cell office:value-type="float" office:value="0.665375">
                <text:p>0.665375</text:p>
              </table:table-cell>
              <table:table-cell office:value-type="float" office:value="0.890641">
                <text:p>0.890641</text:p>
              </table:table-cell>
              <table:table-cell office:value-type="float" office:value="0.227242">
                <text:p>0.22724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-0.244477">
                <text:p>-0.244477</text:p>
              </table:table-cell>
              <table:table-cell office:value-type="float" office:value="0.178388">
                <text:p>0.178388</text:p>
              </table:table-cell>
              <table:table-cell office:value-type="float" office:value="0.272504">
                <text:p>0.272504</text:p>
              </table:table-cell>
              <table:table-cell office:value-type="float" office:value="0.341645">
                <text:p>0.341645</text:p>
              </table:table-cell>
              <table:table-cell office:value-type="float" office:value="0.385781">
                <text:p>0.385781</text:p>
              </table:table-cell>
              <table:table-cell office:value-type="float" office:value="0.421524">
                <text:p>0.421524</text:p>
              </table:table-cell>
              <table:table-cell office:value-type="float" office:value="0.471925">
                <text:p>0.471925</text:p>
              </table:table-cell>
              <table:table-cell office:value-type="float" office:value="0.524103">
                <text:p>0.524103</text:p>
              </table:table-cell>
              <table:table-cell office:value-type="float" office:value="0.663864">
                <text:p>0.663864</text:p>
              </table:table-cell>
              <table:table-cell office:value-type="float" office:value="0.890641">
                <text:p>0.890641</text:p>
              </table:table-cell>
              <table:table-cell office:value-type="float" office:value="0.201526">
                <text:p>0.2015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918235">
                <text:p>-0.918235</text:p>
              </table:table-cell>
              <table:table-cell office:value-type="float" office:value="0.128261">
                <text:p>0.128261</text:p>
              </table:table-cell>
              <table:table-cell office:value-type="float" office:value="0.250616">
                <text:p>0.250616</text:p>
              </table:table-cell>
              <table:table-cell office:value-type="float" office:value="0.316387">
                <text:p>0.316387</text:p>
              </table:table-cell>
              <table:table-cell office:value-type="float" office:value="0.353721">
                <text:p>0.353721</text:p>
              </table:table-cell>
              <table:table-cell office:value-type="float" office:value="0.399811">
                <text:p>0.399811</text:p>
              </table:table-cell>
              <table:table-cell office:value-type="float" office:value="0.440921">
                <text:p>0.440921</text:p>
              </table:table-cell>
              <table:table-cell office:value-type="float" office:value="0.487625">
                <text:p>0.487625</text:p>
              </table:table-cell>
              <table:table-cell office:value-type="float" office:value="0.528983">
                <text:p>0.528983</text:p>
              </table:table-cell>
              <table:table-cell office:value-type="float" office:value="0.645604">
                <text:p>0.645604</text:p>
              </table:table-cell>
              <table:table-cell office:value-type="float" office:value="0.890641">
                <text:p>0.890641</text:p>
              </table:table-cell>
              <table:table-cell office:value-type="float" office:value="0.263369">
                <text:p>0.26336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-0.185941">
                <text:p>-0.185941</text:p>
              </table:table-cell>
              <table:table-cell office:value-type="float" office:value="0.223689">
                <text:p>0.223689</text:p>
              </table:table-cell>
              <table:table-cell office:value-type="float" office:value="0.297197">
                <text:p>0.297197</text:p>
              </table:table-cell>
              <table:table-cell office:value-type="float" office:value="0.352689">
                <text:p>0.352689</text:p>
              </table:table-cell>
              <table:table-cell office:value-type="float" office:value="0.410234">
                <text:p>0.410234</text:p>
              </table:table-cell>
              <table:table-cell office:value-type="float" office:value="0.444325">
                <text:p>0.444325</text:p>
              </table:table-cell>
              <table:table-cell office:value-type="float" office:value="0.497632">
                <text:p>0.497632</text:p>
              </table:table-cell>
              <table:table-cell office:value-type="float" office:value="0.53457">
                <text:p>0.53457</text:p>
              </table:table-cell>
              <table:table-cell office:value-type="float" office:value="0.675228">
                <text:p>0.675228</text:p>
              </table:table-cell>
              <table:table-cell office:value-type="float" office:value="0.890641">
                <text:p>0.890641</text:p>
              </table:table-cell>
              <table:table-cell office:value-type="float" office:value="0.224962">
                <text:p>0.2249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960576">
                <text:p>-0.960576</text:p>
              </table:table-cell>
              <table:table-cell office:value-type="float" office:value="0.13756">
                <text:p>0.13756</text:p>
              </table:table-cell>
              <table:table-cell office:value-type="float" office:value="0.275007">
                <text:p>0.275007</text:p>
              </table:table-cell>
              <table:table-cell office:value-type="float" office:value="0.317534">
                <text:p>0.317534</text:p>
              </table:table-cell>
              <table:table-cell office:value-type="float" office:value="0.370297">
                <text:p>0.370297</text:p>
              </table:table-cell>
              <table:table-cell office:value-type="float" office:value="0.415448">
                <text:p>0.415448</text:p>
              </table:table-cell>
              <table:table-cell office:value-type="float" office:value="0.461707">
                <text:p>0.461707</text:p>
              </table:table-cell>
              <table:table-cell office:value-type="float" office:value="0.506758">
                <text:p>0.506758</text:p>
              </table:table-cell>
              <table:table-cell office:value-type="float" office:value="0.536646">
                <text:p>0.536646</text:p>
              </table:table-cell>
              <table:table-cell office:value-type="float" office:value="0.713021">
                <text:p>0.713021</text:p>
              </table:table-cell>
              <table:table-cell office:value-type="float" office:value="0.890641">
                <text:p>0.890641</text:p>
              </table:table-cell>
              <table:table-cell office:value-type="float" office:value="0.27734">
                <text:p>0.2773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-0.012675">
                <text:p>-0.012675</text:p>
              </table:table-cell>
              <table:table-cell office:value-type="float" office:value="0.263478">
                <text:p>0.263478</text:p>
              </table:table-cell>
              <table:table-cell office:value-type="float" office:value="0.323401">
                <text:p>0.323401</text:p>
              </table:table-cell>
              <table:table-cell office:value-type="float" office:value="0.371278">
                <text:p>0.371278</text:p>
              </table:table-cell>
              <table:table-cell office:value-type="float" office:value="0.408517">
                <text:p>0.408517</text:p>
              </table:table-cell>
              <table:table-cell office:value-type="float" office:value="0.43874">
                <text:p>0.43874</text:p>
              </table:table-cell>
              <table:table-cell office:value-type="float" office:value="0.496337">
                <text:p>0.496337</text:p>
              </table:table-cell>
              <table:table-cell office:value-type="float" office:value="0.533198">
                <text:p>0.533198</text:p>
              </table:table-cell>
              <table:table-cell office:value-type="float" office:value="0.672885">
                <text:p>0.672885</text:p>
              </table:table-cell>
              <table:table-cell office:value-type="float" office:value="0.890641">
                <text:p>0.890641</text:p>
              </table:table-cell>
              <table:table-cell office:value-type="float" office:value="0.249516">
                <text:p>0.2495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">
                <text:p>-1</text:p>
              </table:table-cell>
              <table:table-cell office:value-type="float" office:value="0.07976">
                <text:p>0.07976</text:p>
              </table:table-cell>
              <table:table-cell office:value-type="float" office:value="0.320841">
                <text:p>0.320841</text:p>
              </table:table-cell>
              <table:table-cell office:value-type="float" office:value="0.374209">
                <text:p>0.374209</text:p>
              </table:table-cell>
              <table:table-cell office:value-type="float" office:value="0.407641">
                <text:p>0.407641</text:p>
              </table:table-cell>
              <table:table-cell office:value-type="float" office:value="0.431793">
                <text:p>0.431793</text:p>
              </table:table-cell>
              <table:table-cell office:value-type="float" office:value="0.476086">
                <text:p>0.476086</text:p>
              </table:table-cell>
              <table:table-cell office:value-type="float" office:value="0.511966">
                <text:p>0.511966</text:p>
              </table:table-cell>
              <table:table-cell office:value-type="float" office:value="0.53953">
                <text:p>0.53953</text:p>
              </table:table-cell>
              <table:table-cell office:value-type="float" office:value="0.68348">
                <text:p>0.68348</text:p>
              </table:table-cell>
              <table:table-cell office:value-type="float" office:value="0.890641">
                <text:p>0.890641</text:p>
              </table:table-cell>
              <table:table-cell office:value-type="float" office:value="0.282531">
                <text:p>0.28253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573994">
                <text:p>-0.573994</text:p>
              </table:table-cell>
              <table:table-cell office:value-type="float" office:value="0.228367">
                <text:p>0.228367</text:p>
              </table:table-cell>
              <table:table-cell office:value-type="float" office:value="0.334367">
                <text:p>0.334367</text:p>
              </table:table-cell>
              <table:table-cell office:value-type="float" office:value="0.384053">
                <text:p>0.384053</text:p>
              </table:table-cell>
              <table:table-cell office:value-type="float" office:value="0.422159">
                <text:p>0.422159</text:p>
              </table:table-cell>
              <table:table-cell office:value-type="float" office:value="0.460559">
                <text:p>0.460559</text:p>
              </table:table-cell>
              <table:table-cell office:value-type="float" office:value="0.504257">
                <text:p>0.504257</text:p>
              </table:table-cell>
              <table:table-cell office:value-type="float" office:value="0.531786">
                <text:p>0.531786</text:p>
              </table:table-cell>
              <table:table-cell office:value-type="float" office:value="0.556172">
                <text:p>0.556172</text:p>
              </table:table-cell>
              <table:table-cell office:value-type="float" office:value="0.72257">
                <text:p>0.72257</text:p>
              </table:table-cell>
              <table:table-cell office:value-type="float" office:value="0.890641">
                <text:p>0.890641</text:p>
              </table:table-cell>
              <table:table-cell office:value-type="float" office:value="0.357029">
                <text:p>0.35702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604938">
                <text:p>-0.604938</text:p>
              </table:table-cell>
              <table:table-cell office:value-type="float" office:value="0.200948">
                <text:p>0.200948</text:p>
              </table:table-cell>
              <table:table-cell office:value-type="float" office:value="0.320269">
                <text:p>0.320269</text:p>
              </table:table-cell>
              <table:table-cell office:value-type="float" office:value="0.387242">
                <text:p>0.387242</text:p>
              </table:table-cell>
              <table:table-cell office:value-type="float" office:value="0.434853">
                <text:p>0.434853</text:p>
              </table:table-cell>
              <table:table-cell office:value-type="float" office:value="0.479238">
                <text:p>0.479238</text:p>
              </table:table-cell>
              <table:table-cell office:value-type="float" office:value="0.514774">
                <text:p>0.514774</text:p>
              </table:table-cell>
              <table:table-cell office:value-type="float" office:value="0.535178">
                <text:p>0.535178</text:p>
              </table:table-cell>
              <table:table-cell office:value-type="float" office:value="0.557238">
                <text:p>0.557238</text:p>
              </table:table-cell>
              <table:table-cell office:value-type="float" office:value="0.718287">
                <text:p>0.718287</text:p>
              </table:table-cell>
              <table:table-cell office:value-type="float" office:value="0.890641">
                <text:p>0.890641</text:p>
              </table:table-cell>
              <table:table-cell office:value-type="float" office:value="0.354309">
                <text:p>0.35430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644697">
                <text:p>-0.644697</text:p>
              </table:table-cell>
              <table:table-cell office:value-type="float" office:value="0.230938">
                <text:p>0.230938</text:p>
              </table:table-cell>
              <table:table-cell office:value-type="float" office:value="0.326769">
                <text:p>0.326769</text:p>
              </table:table-cell>
              <table:table-cell office:value-type="float" office:value="0.39941">
                <text:p>0.39941</text:p>
              </table:table-cell>
              <table:table-cell office:value-type="float" office:value="0.446321">
                <text:p>0.446321</text:p>
              </table:table-cell>
              <table:table-cell office:value-type="float" office:value="0.496894">
                <text:p>0.496894</text:p>
              </table:table-cell>
              <table:table-cell office:value-type="float" office:value="0.520271">
                <text:p>0.520271</text:p>
              </table:table-cell>
              <table:table-cell office:value-type="float" office:value="0.538487">
                <text:p>0.538487</text:p>
              </table:table-cell>
              <table:table-cell office:value-type="float" office:value="0.555873">
                <text:p>0.555873</text:p>
              </table:table-cell>
              <table:table-cell office:value-type="float" office:value="0.660555">
                <text:p>0.660555</text:p>
              </table:table-cell>
              <table:table-cell office:value-type="float" office:value="0.890641">
                <text:p>0.890641</text:p>
              </table:table-cell>
              <table:table-cell office:value-type="float" office:value="0.353082">
                <text:p>0.35308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259718">
                <text:p>-0.259718</text:p>
              </table:table-cell>
              <table:table-cell office:value-type="float" office:value="0.291242">
                <text:p>0.291242</text:p>
              </table:table-cell>
              <table:table-cell office:value-type="float" office:value="0.356044">
                <text:p>0.356044</text:p>
              </table:table-cell>
              <table:table-cell office:value-type="float" office:value="0.402134">
                <text:p>0.402134</text:p>
              </table:table-cell>
              <table:table-cell office:value-type="float" office:value="0.438187">
                <text:p>0.438187</text:p>
              </table:table-cell>
              <table:table-cell office:value-type="float" office:value="0.475195">
                <text:p>0.475195</text:p>
              </table:table-cell>
              <table:table-cell office:value-type="float" office:value="0.514419">
                <text:p>0.514419</text:p>
              </table:table-cell>
              <table:table-cell office:value-type="float" office:value="0.539252">
                <text:p>0.539252</text:p>
              </table:table-cell>
              <table:table-cell office:value-type="float" office:value="0.554993">
                <text:p>0.554993</text:p>
              </table:table-cell>
              <table:table-cell office:value-type="float" office:value="0.647077">
                <text:p>0.647077</text:p>
              </table:table-cell>
              <table:table-cell office:value-type="float" office:value="0.890641">
                <text:p>0.890641</text:p>
              </table:table-cell>
              <table:table-cell office:value-type="float" office:value="0.395883">
                <text:p>0.3958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165157">
                <text:p>-0.165157</text:p>
              </table:table-cell>
              <table:table-cell office:value-type="float" office:value="0.301873">
                <text:p>0.301873</text:p>
              </table:table-cell>
              <table:table-cell office:value-type="float" office:value="0.374097">
                <text:p>0.374097</text:p>
              </table:table-cell>
              <table:table-cell office:value-type="float" office:value="0.417215">
                <text:p>0.417215</text:p>
              </table:table-cell>
              <table:table-cell office:value-type="float" office:value="0.456998">
                <text:p>0.456998</text:p>
              </table:table-cell>
              <table:table-cell office:value-type="float" office:value="0.488903">
                <text:p>0.488903</text:p>
              </table:table-cell>
              <table:table-cell office:value-type="float" office:value="0.518667">
                <text:p>0.518667</text:p>
              </table:table-cell>
              <table:table-cell office:value-type="float" office:value="0.5395">
                <text:p>0.5395</text:p>
              </table:table-cell>
              <table:table-cell office:value-type="float" office:value="0.556131">
                <text:p>0.556131</text:p>
              </table:table-cell>
              <table:table-cell office:value-type="float" office:value="0.648809">
                <text:p>0.648809</text:p>
              </table:table-cell>
              <table:table-cell office:value-type="float" office:value="0.890641">
                <text:p>0.890641</text:p>
              </table:table-cell>
              <table:table-cell office:value-type="float" office:value="0.413704">
                <text:p>0.4137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300361">
                <text:p>-0.300361</text:p>
              </table:table-cell>
              <table:table-cell office:value-type="float" office:value="0.292942">
                <text:p>0.292942</text:p>
              </table:table-cell>
              <table:table-cell office:value-type="float" office:value="0.366798">
                <text:p>0.366798</text:p>
              </table:table-cell>
              <table:table-cell office:value-type="float" office:value="0.428631">
                <text:p>0.428631</text:p>
              </table:table-cell>
              <table:table-cell office:value-type="float" office:value="0.468918">
                <text:p>0.468918</text:p>
              </table:table-cell>
              <table:table-cell office:value-type="float" office:value="0.500856">
                <text:p>0.500856</text:p>
              </table:table-cell>
              <table:table-cell office:value-type="float" office:value="0.523691">
                <text:p>0.523691</text:p>
              </table:table-cell>
              <table:table-cell office:value-type="float" office:value="0.542347">
                <text:p>0.542347</text:p>
              </table:table-cell>
              <table:table-cell office:value-type="float" office:value="0.558129">
                <text:p>0.558129</text:p>
              </table:table-cell>
              <table:table-cell office:value-type="float" office:value="0.688203">
                <text:p>0.688203</text:p>
              </table:table-cell>
              <table:table-cell office:value-type="float" office:value="0.890641">
                <text:p>0.890641</text:p>
              </table:table-cell>
              <table:table-cell office:value-type="float" office:value="0.407016">
                <text:p>0.4070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170328">
                <text:p>-0.170328</text:p>
              </table:table-cell>
              <table:table-cell office:value-type="float" office:value="0.285019">
                <text:p>0.285019</text:p>
              </table:table-cell>
              <table:table-cell office:value-type="float" office:value="0.372177">
                <text:p>0.372177</text:p>
              </table:table-cell>
              <table:table-cell office:value-type="float" office:value="0.422392">
                <text:p>0.422392</text:p>
              </table:table-cell>
              <table:table-cell office:value-type="float" office:value="0.456502">
                <text:p>0.456502</text:p>
              </table:table-cell>
              <table:table-cell office:value-type="float" office:value="0.496082">
                <text:p>0.496082</text:p>
              </table:table-cell>
              <table:table-cell office:value-type="float" office:value="0.519999">
                <text:p>0.519999</text:p>
              </table:table-cell>
              <table:table-cell office:value-type="float" office:value="0.540543">
                <text:p>0.540543</text:p>
              </table:table-cell>
              <table:table-cell office:value-type="float" office:value="0.563239">
                <text:p>0.563239</text:p>
              </table:table-cell>
              <table:table-cell office:value-type="float" office:value="0.729827">
                <text:p>0.729827</text:p>
              </table:table-cell>
              <table:table-cell office:value-type="float" office:value="0.890641">
                <text:p>0.890641</text:p>
              </table:table-cell>
              <table:table-cell office:value-type="float" office:value="0.421545">
                <text:p>0.4215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328727">
                <text:p>-0.328727</text:p>
              </table:table-cell>
              <table:table-cell office:value-type="float" office:value="0.259046">
                <text:p>0.259046</text:p>
              </table:table-cell>
              <table:table-cell office:value-type="float" office:value="0.3638">
                <text:p>0.3638</text:p>
              </table:table-cell>
              <table:table-cell office:value-type="float" office:value="0.409531">
                <text:p>0.409531</text:p>
              </table:table-cell>
              <table:table-cell office:value-type="float" office:value="0.46474">
                <text:p>0.46474</text:p>
              </table:table-cell>
              <table:table-cell office:value-type="float" office:value="0.49778">
                <text:p>0.49778</text:p>
              </table:table-cell>
              <table:table-cell office:value-type="float" office:value="0.518584">
                <text:p>0.518584</text:p>
              </table:table-cell>
              <table:table-cell office:value-type="float" office:value="0.538845">
                <text:p>0.538845</text:p>
              </table:table-cell>
              <table:table-cell office:value-type="float" office:value="0.558308">
                <text:p>0.558308</text:p>
              </table:table-cell>
              <table:table-cell office:value-type="float" office:value="0.726624">
                <text:p>0.726624</text:p>
              </table:table-cell>
              <table:table-cell office:value-type="float" office:value="0.890641">
                <text:p>0.890641</text:p>
              </table:table-cell>
              <table:table-cell office:value-type="float" office:value="0.400853">
                <text:p>0.40085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457939">
                <text:p>-0.457939</text:p>
              </table:table-cell>
              <table:table-cell office:value-type="float" office:value="0.277669">
                <text:p>0.277669</text:p>
              </table:table-cell>
              <table:table-cell office:value-type="float" office:value="0.382682">
                <text:p>0.382682</text:p>
              </table:table-cell>
              <table:table-cell office:value-type="float" office:value="0.425937">
                <text:p>0.425937</text:p>
              </table:table-cell>
              <table:table-cell office:value-type="float" office:value="0.475774">
                <text:p>0.475774</text:p>
              </table:table-cell>
              <table:table-cell office:value-type="float" office:value="0.508362">
                <text:p>0.508362</text:p>
              </table:table-cell>
              <table:table-cell office:value-type="float" office:value="0.526796">
                <text:p>0.526796</text:p>
              </table:table-cell>
              <table:table-cell office:value-type="float" office:value="0.546367">
                <text:p>0.546367</text:p>
              </table:table-cell>
              <table:table-cell office:value-type="float" office:value="0.563054">
                <text:p>0.563054</text:p>
              </table:table-cell>
              <table:table-cell office:value-type="float" office:value="0.790133">
                <text:p>0.790133</text:p>
              </table:table-cell>
              <table:table-cell office:value-type="float" office:value="0.890641">
                <text:p>0.890641</text:p>
              </table:table-cell>
              <table:table-cell office:value-type="float" office:value="0.403884">
                <text:p>0.40388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286999">
                <text:p>-0.286999</text:p>
              </table:table-cell>
              <table:table-cell office:value-type="float" office:value="0.353195">
                <text:p>0.353195</text:p>
              </table:table-cell>
              <table:table-cell office:value-type="float" office:value="0.41267">
                <text:p>0.41267</text:p>
              </table:table-cell>
              <table:table-cell office:value-type="float" office:value="0.462476">
                <text:p>0.462476</text:p>
              </table:table-cell>
              <table:table-cell office:value-type="float" office:value="0.499022">
                <text:p>0.499022</text:p>
              </table:table-cell>
              <table:table-cell office:value-type="float" office:value="0.521701">
                <text:p>0.521701</text:p>
              </table:table-cell>
              <table:table-cell office:value-type="float" office:value="0.54084">
                <text:p>0.54084</text:p>
              </table:table-cell>
              <table:table-cell office:value-type="float" office:value="0.552236">
                <text:p>0.552236</text:p>
              </table:table-cell>
              <table:table-cell office:value-type="float" office:value="0.600455">
                <text:p>0.600455</text:p>
              </table:table-cell>
              <table:table-cell office:value-type="float" office:value="0.829725">
                <text:p>0.829725</text:p>
              </table:table-cell>
              <table:table-cell office:value-type="float" office:value="0.890641">
                <text:p>0.890641</text:p>
              </table:table-cell>
              <table:table-cell office:value-type="float" office:value="0.448532">
                <text:p>0.44853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268473">
                <text:p>-0.268473</text:p>
              </table:table-cell>
              <table:table-cell office:value-type="float" office:value="0.360314">
                <text:p>0.360314</text:p>
              </table:table-cell>
              <table:table-cell office:value-type="float" office:value="0.417932">
                <text:p>0.417932</text:p>
              </table:table-cell>
              <table:table-cell office:value-type="float" office:value="0.463562">
                <text:p>0.463562</text:p>
              </table:table-cell>
              <table:table-cell office:value-type="float" office:value="0.498414">
                <text:p>0.498414</text:p>
              </table:table-cell>
              <table:table-cell office:value-type="float" office:value="0.521543">
                <text:p>0.521543</text:p>
              </table:table-cell>
              <table:table-cell office:value-type="float" office:value="0.540048">
                <text:p>0.540048</text:p>
              </table:table-cell>
              <table:table-cell office:value-type="float" office:value="0.552029">
                <text:p>0.552029</text:p>
              </table:table-cell>
              <table:table-cell office:value-type="float" office:value="0.612798">
                <text:p>0.612798</text:p>
              </table:table-cell>
              <table:table-cell office:value-type="float" office:value="0.841239">
                <text:p>0.841239</text:p>
              </table:table-cell>
              <table:table-cell office:value-type="float" office:value="0.890641">
                <text:p>0.890641</text:p>
              </table:table-cell>
              <table:table-cell office:value-type="float" office:value="0.453941">
                <text:p>0.45394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210331">
                <text:p>-0.210331</text:p>
              </table:table-cell>
              <table:table-cell office:value-type="float" office:value="0.331278">
                <text:p>0.331278</text:p>
              </table:table-cell>
              <table:table-cell office:value-type="float" office:value="0.4258">
                <text:p>0.4258</text:p>
              </table:table-cell>
              <table:table-cell office:value-type="float" office:value="0.463582">
                <text:p>0.463582</text:p>
              </table:table-cell>
              <table:table-cell office:value-type="float" office:value="0.498467">
                <text:p>0.498467</text:p>
              </table:table-cell>
              <table:table-cell office:value-type="float" office:value="0.522">
                <text:p>0.522</text:p>
              </table:table-cell>
              <table:table-cell office:value-type="float" office:value="0.542444">
                <text:p>0.542444</text:p>
              </table:table-cell>
              <table:table-cell office:value-type="float" office:value="0.558758">
                <text:p>0.558758</text:p>
              </table:table-cell>
              <table:table-cell office:value-type="float" office:value="0.665177">
                <text:p>0.665177</text:p>
              </table:table-cell>
              <table:table-cell office:value-type="float" office:value="0.83262">
                <text:p>0.83262</text:p>
              </table:table-cell>
              <table:table-cell office:value-type="float" office:value="0.890641">
                <text:p>0.890641</text:p>
              </table:table-cell>
              <table:table-cell office:value-type="float" office:value="0.462979">
                <text:p>0.46297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3586">
                <text:p>0.003586</text:p>
              </table:table-cell>
              <table:table-cell office:value-type="float" office:value="0.376879">
                <text:p>0.376879</text:p>
              </table:table-cell>
              <table:table-cell office:value-type="float" office:value="0.440053">
                <text:p>0.440053</text:p>
              </table:table-cell>
              <table:table-cell office:value-type="float" office:value="0.488331">
                <text:p>0.488331</text:p>
              </table:table-cell>
              <table:table-cell office:value-type="float" office:value="0.517468">
                <text:p>0.517468</text:p>
              </table:table-cell>
              <table:table-cell office:value-type="float" office:value="0.532718">
                <text:p>0.532718</text:p>
              </table:table-cell>
              <table:table-cell office:value-type="float" office:value="0.546184">
                <text:p>0.546184</text:p>
              </table:table-cell>
              <table:table-cell office:value-type="float" office:value="0.562797">
                <text:p>0.562797</text:p>
              </table:table-cell>
              <table:table-cell office:value-type="float" office:value="0.687471">
                <text:p>0.687471</text:p>
              </table:table-cell>
              <table:table-cell office:value-type="float" office:value="0.837898">
                <text:p>0.837898</text:p>
              </table:table-cell>
              <table:table-cell office:value-type="float" office:value="0.890641">
                <text:p>0.890641</text:p>
              </table:table-cell>
              <table:table-cell office:value-type="float" office:value="0.499339">
                <text:p>0.49933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19393">
                <text:p>-0.19393</text:p>
              </table:table-cell>
              <table:table-cell office:value-type="float" office:value="0.374783">
                <text:p>0.374783</text:p>
              </table:table-cell>
              <table:table-cell office:value-type="float" office:value="0.436425">
                <text:p>0.436425</text:p>
              </table:table-cell>
              <table:table-cell office:value-type="float" office:value="0.48398">
                <text:p>0.48398</text:p>
              </table:table-cell>
              <table:table-cell office:value-type="float" office:value="0.514996">
                <text:p>0.514996</text:p>
              </table:table-cell>
              <table:table-cell office:value-type="float" office:value="0.532093">
                <text:p>0.532093</text:p>
              </table:table-cell>
              <table:table-cell office:value-type="float" office:value="0.546236">
                <text:p>0.546236</text:p>
              </table:table-cell>
              <table:table-cell office:value-type="float" office:value="0.561321">
                <text:p>0.561321</text:p>
              </table:table-cell>
              <table:table-cell office:value-type="float" office:value="0.697077">
                <text:p>0.697077</text:p>
              </table:table-cell>
              <table:table-cell office:value-type="float" office:value="0.849356">
                <text:p>0.849356</text:p>
              </table:table-cell>
              <table:table-cell office:value-type="float" office:value="0.890641">
                <text:p>0.890641</text:p>
              </table:table-cell>
              <table:table-cell office:value-type="float" office:value="0.480234">
                <text:p>0.4802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022997">
                <text:p>-0.022997</text:p>
              </table:table-cell>
              <table:table-cell office:value-type="float" office:value="0.397449">
                <text:p>0.397449</text:p>
              </table:table-cell>
              <table:table-cell office:value-type="float" office:value="0.452041">
                <text:p>0.452041</text:p>
              </table:table-cell>
              <table:table-cell office:value-type="float" office:value="0.492811">
                <text:p>0.492811</text:p>
              </table:table-cell>
              <table:table-cell office:value-type="float" office:value="0.522916">
                <text:p>0.522916</text:p>
              </table:table-cell>
              <table:table-cell office:value-type="float" office:value="0.539979">
                <text:p>0.539979</text:p>
              </table:table-cell>
              <table:table-cell office:value-type="float" office:value="0.55239">
                <text:p>0.55239</text:p>
              </table:table-cell>
              <table:table-cell office:value-type="float" office:value="0.578777">
                <text:p>0.578777</text:p>
              </table:table-cell>
              <table:table-cell office:value-type="float" office:value="0.731639">
                <text:p>0.731639</text:p>
              </table:table-cell>
              <table:table-cell office:value-type="float" office:value="0.848203">
                <text:p>0.848203</text:p>
              </table:table-cell>
              <table:table-cell office:value-type="float" office:value="0.890641">
                <text:p>0.890641</text:p>
              </table:table-cell>
              <table:table-cell office:value-type="float" office:value="0.509321">
                <text:p>0.50932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4979">
                <text:p>0.004979</text:p>
              </table:table-cell>
              <table:table-cell office:value-type="float" office:value="0.381499">
                <text:p>0.381499</text:p>
              </table:table-cell>
              <table:table-cell office:value-type="float" office:value="0.449827">
                <text:p>0.449827</text:p>
              </table:table-cell>
              <table:table-cell office:value-type="float" office:value="0.480234">
                <text:p>0.480234</text:p>
              </table:table-cell>
              <table:table-cell office:value-type="float" office:value="0.512523">
                <text:p>0.512523</text:p>
              </table:table-cell>
              <table:table-cell office:value-type="float" office:value="0.536796">
                <text:p>0.536796</text:p>
              </table:table-cell>
              <table:table-cell office:value-type="float" office:value="0.552691">
                <text:p>0.552691</text:p>
              </table:table-cell>
              <table:table-cell office:value-type="float" office:value="0.597253">
                <text:p>0.597253</text:p>
              </table:table-cell>
              <table:table-cell office:value-type="float" office:value="0.726956">
                <text:p>0.726956</text:p>
              </table:table-cell>
              <table:table-cell office:value-type="float" office:value="0.849848">
                <text:p>0.849848</text:p>
              </table:table-cell>
              <table:table-cell office:value-type="float" office:value="0.890902">
                <text:p>0.890902</text:p>
              </table:table-cell>
              <table:table-cell office:value-type="float" office:value="0.509261">
                <text:p>0.50926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168501">
                <text:p>-0.168501</text:p>
              </table:table-cell>
              <table:table-cell office:value-type="float" office:value="0.385127">
                <text:p>0.385127</text:p>
              </table:table-cell>
              <table:table-cell office:value-type="float" office:value="0.449488">
                <text:p>0.449488</text:p>
              </table:table-cell>
              <table:table-cell office:value-type="float" office:value="0.489844">
                <text:p>0.489844</text:p>
              </table:table-cell>
              <table:table-cell office:value-type="float" office:value="0.523865">
                <text:p>0.523865</text:p>
              </table:table-cell>
              <table:table-cell office:value-type="float" office:value="0.540091">
                <text:p>0.540091</text:p>
              </table:table-cell>
              <table:table-cell office:value-type="float" office:value="0.556096">
                <text:p>0.556096</text:p>
              </table:table-cell>
              <table:table-cell office:value-type="float" office:value="0.626124">
                <text:p>0.626124</text:p>
              </table:table-cell>
              <table:table-cell office:value-type="float" office:value="0.765914">
                <text:p>0.765914</text:p>
              </table:table-cell>
              <table:table-cell office:value-type="float" office:value="0.854223">
                <text:p>0.854223</text:p>
              </table:table-cell>
              <table:table-cell office:value-type="float" office:value="0.890902">
                <text:p>0.890902</text:p>
              </table:table-cell>
              <table:table-cell office:value-type="float" office:value="0.502227">
                <text:p>0.5022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303226">
                <text:p>-0.303226</text:p>
              </table:table-cell>
              <table:table-cell office:value-type="float" office:value="0.400583">
                <text:p>0.400583</text:p>
              </table:table-cell>
              <table:table-cell office:value-type="float" office:value="0.46">
                <text:p>0.46</text:p>
              </table:table-cell>
              <table:table-cell office:value-type="float" office:value="0.500671">
                <text:p>0.500671</text:p>
              </table:table-cell>
              <table:table-cell office:value-type="float" office:value="0.529778">
                <text:p>0.529778</text:p>
              </table:table-cell>
              <table:table-cell office:value-type="float" office:value="0.554773">
                <text:p>0.554773</text:p>
              </table:table-cell>
              <table:table-cell office:value-type="float" office:value="0.596344">
                <text:p>0.596344</text:p>
              </table:table-cell>
              <table:table-cell office:value-type="float" office:value="0.720192">
                <text:p>0.720192</text:p>
              </table:table-cell>
              <table:table-cell office:value-type="float" office:value="0.814635">
                <text:p>0.814635</text:p>
              </table:table-cell>
              <table:table-cell office:value-type="float" office:value="0.861192">
                <text:p>0.861192</text:p>
              </table:table-cell>
              <table:table-cell office:value-type="float" office:value="0.891149">
                <text:p>0.891149</text:p>
              </table:table-cell>
              <table:table-cell office:value-type="float" office:value="0.513494">
                <text:p>0.51349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228925">
                <text:p>0.228925</text:p>
              </table:table-cell>
              <table:table-cell office:value-type="float" office:value="0.438933">
                <text:p>0.438933</text:p>
              </table:table-cell>
              <table:table-cell office:value-type="float" office:value="0.480424">
                <text:p>0.480424</text:p>
              </table:table-cell>
              <table:table-cell office:value-type="float" office:value="0.509862">
                <text:p>0.509862</text:p>
              </table:table-cell>
              <table:table-cell office:value-type="float" office:value="0.534247">
                <text:p>0.534247</text:p>
              </table:table-cell>
              <table:table-cell office:value-type="float" office:value="0.555948">
                <text:p>0.555948</text:p>
              </table:table-cell>
              <table:table-cell office:value-type="float" office:value="0.633678">
                <text:p>0.633678</text:p>
              </table:table-cell>
              <table:table-cell office:value-type="float" office:value="0.764572">
                <text:p>0.764572</text:p>
              </table:table-cell>
              <table:table-cell office:value-type="float" office:value="0.827389">
                <text:p>0.827389</text:p>
              </table:table-cell>
              <table:table-cell office:value-type="float" office:value="0.866398">
                <text:p>0.866398</text:p>
              </table:table-cell>
              <table:table-cell office:value-type="float" office:value="0.916835">
                <text:p>0.916835</text:p>
              </table:table-cell>
              <table:table-cell office:value-type="float" office:value="0.584038">
                <text:p>0.58403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36069">
                <text:p>0.236069</text:p>
              </table:table-cell>
              <table:table-cell office:value-type="float" office:value="0.454663">
                <text:p>0.454663</text:p>
              </table:table-cell>
              <table:table-cell office:value-type="float" office:value="0.498659">
                <text:p>0.498659</text:p>
              </table:table-cell>
              <table:table-cell office:value-type="float" office:value="0.526828">
                <text:p>0.526828</text:p>
              </table:table-cell>
              <table:table-cell office:value-type="float" office:value="0.549428">
                <text:p>0.549428</text:p>
              </table:table-cell>
              <table:table-cell office:value-type="float" office:value="0.580372">
                <text:p>0.580372</text:p>
              </table:table-cell>
              <table:table-cell office:value-type="float" office:value="0.714112">
                <text:p>0.714112</text:p>
              </table:table-cell>
              <table:table-cell office:value-type="float" office:value="0.792592">
                <text:p>0.792592</text:p>
              </table:table-cell>
              <table:table-cell office:value-type="float" office:value="0.834004">
                <text:p>0.834004</text:p>
              </table:table-cell>
              <table:table-cell office:value-type="float" office:value="0.871638">
                <text:p>0.871638</text:p>
              </table:table-cell>
              <table:table-cell office:value-type="float" office:value="0.916835">
                <text:p>0.916835</text:p>
              </table:table-cell>
              <table:table-cell office:value-type="float" office:value="0.605837">
                <text:p>0.60583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83413">
                <text:p>0.283413</text:p>
              </table:table-cell>
              <table:table-cell office:value-type="float" office:value="0.452602">
                <text:p>0.452602</text:p>
              </table:table-cell>
              <table:table-cell office:value-type="float" office:value="0.512554">
                <text:p>0.512554</text:p>
              </table:table-cell>
              <table:table-cell office:value-type="float" office:value="0.545505">
                <text:p>0.545505</text:p>
              </table:table-cell>
              <table:table-cell office:value-type="float" office:value="0.610672">
                <text:p>0.610672</text:p>
              </table:table-cell>
              <table:table-cell office:value-type="float" office:value="0.736303">
                <text:p>0.736303</text:p>
              </table:table-cell>
              <table:table-cell office:value-type="float" office:value="0.774044">
                <text:p>0.774044</text:p>
              </table:table-cell>
              <table:table-cell office:value-type="float" office:value="0.805025">
                <text:p>0.805025</text:p>
              </table:table-cell>
              <table:table-cell office:value-type="float" office:value="0.832554">
                <text:p>0.832554</text:p>
              </table:table-cell>
              <table:table-cell office:value-type="float" office:value="0.870783">
                <text:p>0.870783</text:p>
              </table:table-cell>
              <table:table-cell office:value-type="float" office:value="0.916835">
                <text:p>0.916835</text:p>
              </table:table-cell>
              <table:table-cell office:value-type="float" office:value="0.642346">
                <text:p>0.64234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26911">
                <text:p>0.226911</text:p>
              </table:table-cell>
              <table:table-cell office:value-type="float" office:value="0.472622">
                <text:p>0.472622</text:p>
              </table:table-cell>
              <table:table-cell office:value-type="float" office:value="0.532534">
                <text:p>0.532534</text:p>
              </table:table-cell>
              <table:table-cell office:value-type="float" office:value="0.575024">
                <text:p>0.575024</text:p>
              </table:table-cell>
              <table:table-cell office:value-type="float" office:value="0.722851">
                <text:p>0.722851</text:p>
              </table:table-cell>
              <table:table-cell office:value-type="float" office:value="0.766351">
                <text:p>0.766351</text:p>
              </table:table-cell>
              <table:table-cell office:value-type="float" office:value="0.800881">
                <text:p>0.800881</text:p>
              </table:table-cell>
              <table:table-cell office:value-type="float" office:value="0.825971">
                <text:p>0.825971</text:p>
              </table:table-cell>
              <table:table-cell office:value-type="float" office:value="0.84469">
                <text:p>0.84469</text:p>
              </table:table-cell>
              <table:table-cell office:value-type="float" office:value="0.874768">
                <text:p>0.874768</text:p>
              </table:table-cell>
              <table:table-cell office:value-type="float" office:value="0.916835">
                <text:p>0.916835</text:p>
              </table:table-cell>
              <table:table-cell office:value-type="float" office:value="0.66426">
                <text:p>0.6642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09311">
                <text:p>0.309311</text:p>
              </table:table-cell>
              <table:table-cell office:value-type="float" office:value="0.475661">
                <text:p>0.475661</text:p>
              </table:table-cell>
              <table:table-cell office:value-type="float" office:value="0.535858">
                <text:p>0.535858</text:p>
              </table:table-cell>
              <table:table-cell office:value-type="float" office:value="0.626847">
                <text:p>0.626847</text:p>
              </table:table-cell>
              <table:table-cell office:value-type="float" office:value="0.724532">
                <text:p>0.724532</text:p>
              </table:table-cell>
              <table:table-cell office:value-type="float" office:value="0.768711">
                <text:p>0.768711</text:p>
              </table:table-cell>
              <table:table-cell office:value-type="float" office:value="0.804179">
                <text:p>0.804179</text:p>
              </table:table-cell>
              <table:table-cell office:value-type="float" office:value="0.828948">
                <text:p>0.828948</text:p>
              </table:table-cell>
              <table:table-cell office:value-type="float" office:value="0.847222">
                <text:p>0.847222</text:p>
              </table:table-cell>
              <table:table-cell office:value-type="float" office:value="0.873826">
                <text:p>0.873826</text:p>
              </table:table-cell>
              <table:table-cell office:value-type="float" office:value="0.916835">
                <text:p>0.916835</text:p>
              </table:table-cell>
              <table:table-cell office:value-type="float" office:value="0.67951">
                <text:p>0.6795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25723">
                <text:p>0.225723</text:p>
              </table:table-cell>
              <table:table-cell office:value-type="float" office:value="0.493821">
                <text:p>0.493821</text:p>
              </table:table-cell>
              <table:table-cell office:value-type="float" office:value="0.55234">
                <text:p>0.55234</text:p>
              </table:table-cell>
              <table:table-cell office:value-type="float" office:value="0.665723">
                <text:p>0.665723</text:p>
              </table:table-cell>
              <table:table-cell office:value-type="float" office:value="0.743766">
                <text:p>0.743766</text:p>
              </table:table-cell>
              <table:table-cell office:value-type="float" office:value="0.781351">
                <text:p>0.781351</text:p>
              </table:table-cell>
              <table:table-cell office:value-type="float" office:value="0.811505">
                <text:p>0.811505</text:p>
              </table:table-cell>
              <table:table-cell office:value-type="float" office:value="0.830024">
                <text:p>0.830024</text:p>
              </table:table-cell>
              <table:table-cell office:value-type="float" office:value="0.849795">
                <text:p>0.849795</text:p>
              </table:table-cell>
              <table:table-cell office:value-type="float" office:value="0.874159">
                <text:p>0.874159</text:p>
              </table:table-cell>
              <table:table-cell office:value-type="float" office:value="0.916835">
                <text:p>0.916835</text:p>
              </table:table-cell>
              <table:table-cell office:value-type="float" office:value="0.682821">
                <text:p>0.68282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69577">
                <text:p>0.369577</text:p>
              </table:table-cell>
              <table:table-cell office:value-type="float" office:value="0.522176">
                <text:p>0.522176</text:p>
              </table:table-cell>
              <table:table-cell office:value-type="float" office:value="0.590689">
                <text:p>0.590689</text:p>
              </table:table-cell>
              <table:table-cell office:value-type="float" office:value="0.695708">
                <text:p>0.695708</text:p>
              </table:table-cell>
              <table:table-cell office:value-type="float" office:value="0.753826">
                <text:p>0.753826</text:p>
              </table:table-cell>
              <table:table-cell office:value-type="float" office:value="0.786455">
                <text:p>0.786455</text:p>
              </table:table-cell>
              <table:table-cell office:value-type="float" office:value="0.812283">
                <text:p>0.812283</text:p>
              </table:table-cell>
              <table:table-cell office:value-type="float" office:value="0.833043">
                <text:p>0.833043</text:p>
              </table:table-cell>
              <table:table-cell office:value-type="float" office:value="0.852989">
                <text:p>0.852989</text:p>
              </table:table-cell>
              <table:table-cell office:value-type="float" office:value="0.874805">
                <text:p>0.874805</text:p>
              </table:table-cell>
              <table:table-cell office:value-type="float" office:value="0.916835">
                <text:p>0.916835</text:p>
              </table:table-cell>
              <table:table-cell office:value-type="float" office:value="0.709155">
                <text:p>0.70915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23401">
                <text:p>0.423401</text:p>
              </table:table-cell>
              <table:table-cell office:value-type="float" office:value="0.531405">
                <text:p>0.531405</text:p>
              </table:table-cell>
              <table:table-cell office:value-type="float" office:value="0.622438">
                <text:p>0.622438</text:p>
              </table:table-cell>
              <table:table-cell office:value-type="float" office:value="0.720298">
                <text:p>0.720298</text:p>
              </table:table-cell>
              <table:table-cell office:value-type="float" office:value="0.767825">
                <text:p>0.767825</text:p>
              </table:table-cell>
              <table:table-cell office:value-type="float" office:value="0.79487">
                <text:p>0.79487</text:p>
              </table:table-cell>
              <table:table-cell office:value-type="float" office:value="0.818558">
                <text:p>0.818558</text:p>
              </table:table-cell>
              <table:table-cell office:value-type="float" office:value="0.837102">
                <text:p>0.837102</text:p>
              </table:table-cell>
              <table:table-cell office:value-type="float" office:value="0.855013">
                <text:p>0.855013</text:p>
              </table:table-cell>
              <table:table-cell office:value-type="float" office:value="0.871908">
                <text:p>0.871908</text:p>
              </table:table-cell>
              <table:table-cell office:value-type="float" office:value="0.916835">
                <text:p>0.916835</text:p>
              </table:table-cell>
              <table:table-cell office:value-type="float" office:value="0.724282">
                <text:p>0.7242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45908">
                <text:p>0.345908</text:p>
              </table:table-cell>
              <table:table-cell office:value-type="float" office:value="0.554264">
                <text:p>0.554264</text:p>
              </table:table-cell>
              <table:table-cell office:value-type="float" office:value="0.66102">
                <text:p>0.66102</text:p>
              </table:table-cell>
              <table:table-cell office:value-type="float" office:value="0.736557">
                <text:p>0.736557</text:p>
              </table:table-cell>
              <table:table-cell office:value-type="float" office:value="0.772318">
                <text:p>0.772318</text:p>
              </table:table-cell>
              <table:table-cell office:value-type="float" office:value="0.801609">
                <text:p>0.801609</text:p>
              </table:table-cell>
              <table:table-cell office:value-type="float" office:value="0.821064">
                <text:p>0.821064</text:p>
              </table:table-cell>
              <table:table-cell office:value-type="float" office:value="0.837212">
                <text:p>0.837212</text:p>
              </table:table-cell>
              <table:table-cell office:value-type="float" office:value="0.851978">
                <text:p>0.851978</text:p>
              </table:table-cell>
              <table:table-cell office:value-type="float" office:value="0.877063">
                <text:p>0.877063</text:p>
              </table:table-cell>
              <table:table-cell office:value-type="float" office:value="0.916835">
                <text:p>0.916835</text:p>
              </table:table-cell>
              <table:table-cell office:value-type="float" office:value="0.725899">
                <text:p>0.7258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63691">
                <text:p>0.263691</text:p>
              </table:table-cell>
              <table:table-cell office:value-type="float" office:value="0.545856">
                <text:p>0.545856</text:p>
              </table:table-cell>
              <table:table-cell office:value-type="float" office:value="0.660281">
                <text:p>0.660281</text:p>
              </table:table-cell>
              <table:table-cell office:value-type="float" office:value="0.724194">
                <text:p>0.724194</text:p>
              </table:table-cell>
              <table:table-cell office:value-type="float" office:value="0.760471">
                <text:p>0.760471</text:p>
              </table:table-cell>
              <table:table-cell office:value-type="float" office:value="0.789765">
                <text:p>0.789765</text:p>
              </table:table-cell>
              <table:table-cell office:value-type="float" office:value="0.812657">
                <text:p>0.812657</text:p>
              </table:table-cell>
              <table:table-cell office:value-type="float" office:value="0.831301">
                <text:p>0.831301</text:p>
              </table:table-cell>
              <table:table-cell office:value-type="float" office:value="0.850983">
                <text:p>0.850983</text:p>
              </table:table-cell>
              <table:table-cell office:value-type="float" office:value="0.873383">
                <text:p>0.873383</text:p>
              </table:table-cell>
              <table:table-cell office:value-type="float" office:value="0.916835">
                <text:p>0.916835</text:p>
              </table:table-cell>
              <table:table-cell office:value-type="float" office:value="0.711258">
                <text:p>0.71125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418597">
                <text:p>0.418597</text:p>
              </table:table-cell>
              <table:table-cell office:value-type="float" office:value="0.554568">
                <text:p>0.554568</text:p>
              </table:table-cell>
              <table:table-cell office:value-type="float" office:value="0.677155">
                <text:p>0.677155</text:p>
              </table:table-cell>
              <table:table-cell office:value-type="float" office:value="0.734381">
                <text:p>0.734381</text:p>
              </table:table-cell>
              <table:table-cell office:value-type="float" office:value="0.769947">
                <text:p>0.769947</text:p>
              </table:table-cell>
              <table:table-cell office:value-type="float" office:value="0.794365">
                <text:p>0.794365</text:p>
              </table:table-cell>
              <table:table-cell office:value-type="float" office:value="0.813545">
                <text:p>0.813545</text:p>
              </table:table-cell>
              <table:table-cell office:value-type="float" office:value="0.831921">
                <text:p>0.831921</text:p>
              </table:table-cell>
              <table:table-cell office:value-type="float" office:value="0.848281">
                <text:p>0.848281</text:p>
              </table:table-cell>
              <table:table-cell office:value-type="float" office:value="0.875588">
                <text:p>0.875588</text:p>
              </table:table-cell>
              <table:table-cell office:value-type="float" office:value="0.916835">
                <text:p>0.916835</text:p>
              </table:table-cell>
              <table:table-cell office:value-type="float" office:value="0.731835">
                <text:p>0.73183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46301">
                <text:p>0.46301</text:p>
              </table:table-cell>
              <table:table-cell office:value-type="float" office:value="0.554794">
                <text:p>0.554794</text:p>
              </table:table-cell>
              <table:table-cell office:value-type="float" office:value="0.665275">
                <text:p>0.665275</text:p>
              </table:table-cell>
              <table:table-cell office:value-type="float" office:value="0.718466">
                <text:p>0.718466</text:p>
              </table:table-cell>
              <table:table-cell office:value-type="float" office:value="0.750829">
                <text:p>0.750829</text:p>
              </table:table-cell>
              <table:table-cell office:value-type="float" office:value="0.781865">
                <text:p>0.781865</text:p>
              </table:table-cell>
              <table:table-cell office:value-type="float" office:value="0.811197">
                <text:p>0.811197</text:p>
              </table:table-cell>
              <table:table-cell office:value-type="float" office:value="0.836366">
                <text:p>0.836366</text:p>
              </table:table-cell>
              <table:table-cell office:value-type="float" office:value="0.851609">
                <text:p>0.851609</text:p>
              </table:table-cell>
              <table:table-cell office:value-type="float" office:value="0.87934">
                <text:p>0.87934</text:p>
              </table:table-cell>
              <table:table-cell office:value-type="float" office:value="0.916835">
                <text:p>0.916835</text:p>
              </table:table-cell>
              <table:table-cell office:value-type="float" office:value="0.731275">
                <text:p>0.73127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44561">
                <text:p>0.344561</text:p>
              </table:table-cell>
              <table:table-cell office:value-type="float" office:value="0.517022">
                <text:p>0.517022</text:p>
              </table:table-cell>
              <table:table-cell office:value-type="float" office:value="0.550221">
                <text:p>0.550221</text:p>
              </table:table-cell>
              <table:table-cell office:value-type="float" office:value="0.623112">
                <text:p>0.623112</text:p>
              </table:table-cell>
              <table:table-cell office:value-type="float" office:value="0.703688">
                <text:p>0.703688</text:p>
              </table:table-cell>
              <table:table-cell office:value-type="float" office:value="0.748689">
                <text:p>0.748689</text:p>
              </table:table-cell>
              <table:table-cell office:value-type="float" office:value="0.787014">
                <text:p>0.787014</text:p>
              </table:table-cell>
              <table:table-cell office:value-type="float" office:value="0.814171">
                <text:p>0.814171</text:p>
              </table:table-cell>
              <table:table-cell office:value-type="float" office:value="0.842118">
                <text:p>0.842118</text:p>
              </table:table-cell>
              <table:table-cell office:value-type="float" office:value="0.877026">
                <text:p>0.877026</text:p>
              </table:table-cell>
              <table:table-cell office:value-type="float" office:value="0.916835">
                <text:p>0.916835</text:p>
              </table:table-cell>
              <table:table-cell office:value-type="float" office:value="0.680762">
                <text:p>0.68076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77556">
                <text:p>0.377556</text:p>
              </table:table-cell>
              <table:table-cell office:value-type="float" office:value="0.508753">
                <text:p>0.508753</text:p>
              </table:table-cell>
              <table:table-cell office:value-type="float" office:value="0.549577">
                <text:p>0.549577</text:p>
              </table:table-cell>
              <table:table-cell office:value-type="float" office:value="0.607018">
                <text:p>0.607018</text:p>
              </table:table-cell>
              <table:table-cell office:value-type="float" office:value="0.697125">
                <text:p>0.697125</text:p>
              </table:table-cell>
              <table:table-cell office:value-type="float" office:value="0.734973">
                <text:p>0.734973</text:p>
              </table:table-cell>
              <table:table-cell office:value-type="float" office:value="0.770607">
                <text:p>0.770607</text:p>
              </table:table-cell>
              <table:table-cell office:value-type="float" office:value="0.8075">
                <text:p>0.8075</text:p>
              </table:table-cell>
              <table:table-cell office:value-type="float" office:value="0.839177">
                <text:p>0.839177</text:p>
              </table:table-cell>
              <table:table-cell office:value-type="float" office:value="0.873656">
                <text:p>0.873656</text:p>
              </table:table-cell>
              <table:table-cell office:value-type="float" office:value="0.916835">
                <text:p>0.916835</text:p>
              </table:table-cell>
              <table:table-cell office:value-type="float" office:value="0.676594">
                <text:p>0.67659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68813">
                <text:p>0.368813</text:p>
              </table:table-cell>
              <table:table-cell office:value-type="float" office:value="0.53918">
                <text:p>0.53918</text:p>
              </table:table-cell>
              <table:table-cell office:value-type="float" office:value="0.59148">
                <text:p>0.59148</text:p>
              </table:table-cell>
              <table:table-cell office:value-type="float" office:value="0.673107">
                <text:p>0.673107</text:p>
              </table:table-cell>
              <table:table-cell office:value-type="float" office:value="0.726851">
                <text:p>0.726851</text:p>
              </table:table-cell>
              <table:table-cell office:value-type="float" office:value="0.750278">
                <text:p>0.750278</text:p>
              </table:table-cell>
              <table:table-cell office:value-type="float" office:value="0.7823">
                <text:p>0.7823</text:p>
              </table:table-cell>
              <table:table-cell office:value-type="float" office:value="0.809501">
                <text:p>0.809501</text:p>
              </table:table-cell>
              <table:table-cell office:value-type="float" office:value="0.836947">
                <text:p>0.836947</text:p>
              </table:table-cell>
              <table:table-cell office:value-type="float" office:value="0.874233">
                <text:p>0.874233</text:p>
              </table:table-cell>
              <table:table-cell office:value-type="float" office:value="0.916835">
                <text:p>0.916835</text:p>
              </table:table-cell>
              <table:table-cell office:value-type="float" office:value="0.695269">
                <text:p>0.69526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3588">
                <text:p>0.33588</text:p>
              </table:table-cell>
              <table:table-cell office:value-type="float" office:value="0.519067">
                <text:p>0.519067</text:p>
              </table:table-cell>
              <table:table-cell office:value-type="float" office:value="0.568534">
                <text:p>0.568534</text:p>
              </table:table-cell>
              <table:table-cell office:value-type="float" office:value="0.647689">
                <text:p>0.647689</text:p>
              </table:table-cell>
              <table:table-cell office:value-type="float" office:value="0.718881">
                <text:p>0.718881</text:p>
              </table:table-cell>
              <table:table-cell office:value-type="float" office:value="0.752758">
                <text:p>0.752758</text:p>
              </table:table-cell>
              <table:table-cell office:value-type="float" office:value="0.79015">
                <text:p>0.79015</text:p>
              </table:table-cell>
              <table:table-cell office:value-type="float" office:value="0.817461">
                <text:p>0.817461</text:p>
              </table:table-cell>
              <table:table-cell office:value-type="float" office:value="0.841784">
                <text:p>0.841784</text:p>
              </table:table-cell>
              <table:table-cell office:value-type="float" office:value="0.871477">
                <text:p>0.871477</text:p>
              </table:table-cell>
              <table:table-cell office:value-type="float" office:value="0.916835">
                <text:p>0.916835</text:p>
              </table:table-cell>
              <table:table-cell office:value-type="float" office:value="0.686368">
                <text:p>0.68636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270625">
                <text:p>0.270625</text:p>
              </table:table-cell>
              <table:table-cell office:value-type="float" office:value="0.510332">
                <text:p>0.510332</text:p>
              </table:table-cell>
              <table:table-cell office:value-type="float" office:value="0.579789">
                <text:p>0.579789</text:p>
              </table:table-cell>
              <table:table-cell office:value-type="float" office:value="0.697712">
                <text:p>0.697712</text:p>
              </table:table-cell>
              <table:table-cell office:value-type="float" office:value="0.74338">
                <text:p>0.74338</text:p>
              </table:table-cell>
              <table:table-cell office:value-type="float" office:value="0.771019">
                <text:p>0.771019</text:p>
              </table:table-cell>
              <table:table-cell office:value-type="float" office:value="0.802685">
                <text:p>0.802685</text:p>
              </table:table-cell>
              <table:table-cell office:value-type="float" office:value="0.826825">
                <text:p>0.826825</text:p>
              </table:table-cell>
              <table:table-cell office:value-type="float" office:value="0.842897">
                <text:p>0.842897</text:p>
              </table:table-cell>
              <table:table-cell office:value-type="float" office:value="0.869156">
                <text:p>0.869156</text:p>
              </table:table-cell>
              <table:table-cell office:value-type="float" office:value="0.916835">
                <text:p>0.916835</text:p>
              </table:table-cell>
              <table:table-cell office:value-type="float" office:value="0.691442">
                <text:p>0.69144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423836">
                <text:p>0.423836</text:p>
              </table:table-cell>
              <table:table-cell office:value-type="float" office:value="0.529679">
                <text:p>0.529679</text:p>
              </table:table-cell>
              <table:table-cell office:value-type="float" office:value="0.642148">
                <text:p>0.642148</text:p>
              </table:table-cell>
              <table:table-cell office:value-type="float" office:value="0.731839">
                <text:p>0.731839</text:p>
              </table:table-cell>
              <table:table-cell office:value-type="float" office:value="0.763408">
                <text:p>0.763408</text:p>
              </table:table-cell>
              <table:table-cell office:value-type="float" office:value="0.791682">
                <text:p>0.791682</text:p>
              </table:table-cell>
              <table:table-cell office:value-type="float" office:value="0.814276">
                <text:p>0.814276</text:p>
              </table:table-cell>
              <table:table-cell office:value-type="float" office:value="0.83328">
                <text:p>0.83328</text:p>
              </table:table-cell>
              <table:table-cell office:value-type="float" office:value="0.847207">
                <text:p>0.847207</text:p>
              </table:table-cell>
              <table:table-cell office:value-type="float" office:value="0.871333">
                <text:p>0.871333</text:p>
              </table:table-cell>
              <table:table-cell office:value-type="float" office:value="0.916835">
                <text:p>0.916835</text:p>
              </table:table-cell>
              <table:table-cell office:value-type="float" office:value="0.724869">
                <text:p>0.72486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444771">
                <text:p>0.444771</text:p>
              </table:table-cell>
              <table:table-cell office:value-type="float" office:value="0.571468">
                <text:p>0.571468</text:p>
              </table:table-cell>
              <table:table-cell office:value-type="float" office:value="0.673329">
                <text:p>0.673329</text:p>
              </table:table-cell>
              <table:table-cell office:value-type="float" office:value="0.7346">
                <text:p>0.7346</text:p>
              </table:table-cell>
              <table:table-cell office:value-type="float" office:value="0.767538">
                <text:p>0.767538</text:p>
              </table:table-cell>
              <table:table-cell office:value-type="float" office:value="0.799809">
                <text:p>0.799809</text:p>
              </table:table-cell>
              <table:table-cell office:value-type="float" office:value="0.819188">
                <text:p>0.819188</text:p>
              </table:table-cell>
              <table:table-cell office:value-type="float" office:value="0.83528">
                <text:p>0.83528</text:p>
              </table:table-cell>
              <table:table-cell office:value-type="float" office:value="0.850432">
                <text:p>0.850432</text:p>
              </table:table-cell>
              <table:table-cell office:value-type="float" office:value="0.87822">
                <text:p>0.87822</text:p>
              </table:table-cell>
              <table:table-cell office:value-type="float" office:value="0.916835">
                <text:p>0.916835</text:p>
              </table:table-cell>
              <table:table-cell office:value-type="float" office:value="0.737464">
                <text:p>0.73746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0441">
                <text:p>0.340441</text:p>
              </table:table-cell>
              <table:table-cell office:value-type="float" office:value="0.594687">
                <text:p>0.594687</text:p>
              </table:table-cell>
              <table:table-cell office:value-type="float" office:value="0.683171">
                <text:p>0.683171</text:p>
              </table:table-cell>
              <table:table-cell office:value-type="float" office:value="0.73891">
                <text:p>0.73891</text:p>
              </table:table-cell>
              <table:table-cell office:value-type="float" office:value="0.773055">
                <text:p>0.773055</text:p>
              </table:table-cell>
              <table:table-cell office:value-type="float" office:value="0.803688">
                <text:p>0.803688</text:p>
              </table:table-cell>
              <table:table-cell office:value-type="float" office:value="0.825201">
                <text:p>0.825201</text:p>
              </table:table-cell>
              <table:table-cell office:value-type="float" office:value="0.84311">
                <text:p>0.84311</text:p>
              </table:table-cell>
              <table:table-cell office:value-type="float" office:value="0.858465">
                <text:p>0.858465</text:p>
              </table:table-cell>
              <table:table-cell office:value-type="float" office:value="0.88468">
                <text:p>0.88468</text:p>
              </table:table-cell>
              <table:table-cell office:value-type="float" office:value="0.916835">
                <text:p>0.916835</text:p>
              </table:table-cell>
              <table:table-cell office:value-type="float" office:value="0.734541">
                <text:p>0.73454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63322">
                <text:p>0.363322</text:p>
              </table:table-cell>
              <table:table-cell office:value-type="float" office:value="0.583394">
                <text:p>0.583394</text:p>
              </table:table-cell>
              <table:table-cell office:value-type="float" office:value="0.662647">
                <text:p>0.662647</text:p>
              </table:table-cell>
              <table:table-cell office:value-type="float" office:value="0.720978">
                <text:p>0.720978</text:p>
              </table:table-cell>
              <table:table-cell office:value-type="float" office:value="0.761829">
                <text:p>0.761829</text:p>
              </table:table-cell>
              <table:table-cell office:value-type="float" office:value="0.80736">
                <text:p>0.80736</text:p>
              </table:table-cell>
              <table:table-cell office:value-type="float" office:value="0.829313">
                <text:p>0.829313</text:p>
              </table:table-cell>
              <table:table-cell office:value-type="float" office:value="0.844754">
                <text:p>0.844754</text:p>
              </table:table-cell>
              <table:table-cell office:value-type="float" office:value="0.858502">
                <text:p>0.858502</text:p>
              </table:table-cell>
              <table:table-cell office:value-type="float" office:value="0.885056">
                <text:p>0.885056</text:p>
              </table:table-cell>
              <table:table-cell office:value-type="float" office:value="0.916835">
                <text:p>0.916835</text:p>
              </table:table-cell>
              <table:table-cell office:value-type="float" office:value="0.731716">
                <text:p>0.73171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462975">
                <text:p>0.462975</text:p>
              </table:table-cell>
              <table:table-cell office:value-type="float" office:value="0.585423">
                <text:p>0.585423</text:p>
              </table:table-cell>
              <table:table-cell office:value-type="float" office:value="0.665891">
                <text:p>0.665891</text:p>
              </table:table-cell>
              <table:table-cell office:value-type="float" office:value="0.722517">
                <text:p>0.722517</text:p>
              </table:table-cell>
              <table:table-cell office:value-type="float" office:value="0.753402">
                <text:p>0.753402</text:p>
              </table:table-cell>
              <table:table-cell office:value-type="float" office:value="0.784079">
                <text:p>0.784079</text:p>
              </table:table-cell>
              <table:table-cell office:value-type="float" office:value="0.821151">
                <text:p>0.821151</text:p>
              </table:table-cell>
              <table:table-cell office:value-type="float" office:value="0.845393">
                <text:p>0.845393</text:p>
              </table:table-cell>
              <table:table-cell office:value-type="float" office:value="0.861638">
                <text:p>0.861638</text:p>
              </table:table-cell>
              <table:table-cell office:value-type="float" office:value="0.885931">
                <text:p>0.885931</text:p>
              </table:table-cell>
              <table:table-cell office:value-type="float" office:value="0.916835">
                <text:p>0.916835</text:p>
              </table:table-cell>
              <table:table-cell office:value-type="float" office:value="0.73884">
                <text:p>0.7388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403142">
                <text:p>0.403142</text:p>
              </table:table-cell>
              <table:table-cell office:value-type="float" office:value="0.597683">
                <text:p>0.597683</text:p>
              </table:table-cell>
              <table:table-cell office:value-type="float" office:value="0.672138">
                <text:p>0.672138</text:p>
              </table:table-cell>
              <table:table-cell office:value-type="float" office:value="0.720874">
                <text:p>0.720874</text:p>
              </table:table-cell>
              <table:table-cell office:value-type="float" office:value="0.754761">
                <text:p>0.754761</text:p>
              </table:table-cell>
              <table:table-cell office:value-type="float" office:value="0.787827">
                <text:p>0.787827</text:p>
              </table:table-cell>
              <table:table-cell office:value-type="float" office:value="0.820664">
                <text:p>0.820664</text:p>
              </table:table-cell>
              <table:table-cell office:value-type="float" office:value="0.84016">
                <text:p>0.84016</text:p>
              </table:table-cell>
              <table:table-cell office:value-type="float" office:value="0.856124">
                <text:p>0.856124</text:p>
              </table:table-cell>
              <table:table-cell office:value-type="float" office:value="0.881556">
                <text:p>0.881556</text:p>
              </table:table-cell>
              <table:table-cell office:value-type="float" office:value="0.916835">
                <text:p>0.916835</text:p>
              </table:table-cell>
              <table:table-cell office:value-type="float" office:value="0.733493">
                <text:p>0.73349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62471">
                <text:p>0.462471</text:p>
              </table:table-cell>
              <table:table-cell office:value-type="float" office:value="0.601858">
                <text:p>0.601858</text:p>
              </table:table-cell>
              <table:table-cell office:value-type="float" office:value="0.668226">
                <text:p>0.668226</text:p>
              </table:table-cell>
              <table:table-cell office:value-type="float" office:value="0.721286">
                <text:p>0.721286</text:p>
              </table:table-cell>
              <table:table-cell office:value-type="float" office:value="0.759839">
                <text:p>0.759839</text:p>
              </table:table-cell>
              <table:table-cell office:value-type="float" office:value="0.786913">
                <text:p>0.786913</text:p>
              </table:table-cell>
              <table:table-cell office:value-type="float" office:value="0.81504">
                <text:p>0.81504</text:p>
              </table:table-cell>
              <table:table-cell office:value-type="float" office:value="0.835073">
                <text:p>0.835073</text:p>
              </table:table-cell>
              <table:table-cell office:value-type="float" office:value="0.851968">
                <text:p>0.851968</text:p>
              </table:table-cell>
              <table:table-cell office:value-type="float" office:value="0.880954">
                <text:p>0.880954</text:p>
              </table:table-cell>
              <table:table-cell office:value-type="float" office:value="0.916835">
                <text:p>0.916835</text:p>
              </table:table-cell>
              <table:table-cell office:value-type="float" office:value="0.738363">
                <text:p>0.73836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76199">
                <text:p>0.476199</text:p>
              </table:table-cell>
              <table:table-cell office:value-type="float" office:value="0.586077">
                <text:p>0.586077</text:p>
              </table:table-cell>
              <table:table-cell office:value-type="float" office:value="0.645614">
                <text:p>0.645614</text:p>
              </table:table-cell>
              <table:table-cell office:value-type="float" office:value="0.720673">
                <text:p>0.720673</text:p>
              </table:table-cell>
              <table:table-cell office:value-type="float" office:value="0.759093">
                <text:p>0.759093</text:p>
              </table:table-cell>
              <table:table-cell office:value-type="float" office:value="0.790088">
                <text:p>0.790088</text:p>
              </table:table-cell>
              <table:table-cell office:value-type="float" office:value="0.825442">
                <text:p>0.825442</text:p>
              </table:table-cell>
              <table:table-cell office:value-type="float" office:value="0.843096">
                <text:p>0.843096</text:p>
              </table:table-cell>
              <table:table-cell office:value-type="float" office:value="0.859292">
                <text:p>0.859292</text:p>
              </table:table-cell>
              <table:table-cell office:value-type="float" office:value="0.884302">
                <text:p>0.884302</text:p>
              </table:table-cell>
              <table:table-cell office:value-type="float" office:value="0.916835">
                <text:p>0.916835</text:p>
              </table:table-cell>
              <table:table-cell office:value-type="float" office:value="0.738987">
                <text:p>0.73898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461358">
                <text:p>0.461358</text:p>
              </table:table-cell>
              <table:table-cell office:value-type="float" office:value="0.602014">
                <text:p>0.602014</text:p>
              </table:table-cell>
              <table:table-cell office:value-type="float" office:value="0.682798">
                <text:p>0.682798</text:p>
              </table:table-cell>
              <table:table-cell office:value-type="float" office:value="0.742781">
                <text:p>0.742781</text:p>
              </table:table-cell>
              <table:table-cell office:value-type="float" office:value="0.773147">
                <text:p>0.773147</text:p>
              </table:table-cell>
              <table:table-cell office:value-type="float" office:value="0.80392">
                <text:p>0.80392</text:p>
              </table:table-cell>
              <table:table-cell office:value-type="float" office:value="0.828265">
                <text:p>0.828265</text:p>
              </table:table-cell>
              <table:table-cell office:value-type="float" office:value="0.843636">
                <text:p>0.843636</text:p>
              </table:table-cell>
              <table:table-cell office:value-type="float" office:value="0.861814">
                <text:p>0.861814</text:p>
              </table:table-cell>
              <table:table-cell office:value-type="float" office:value="0.881565">
                <text:p>0.881565</text:p>
              </table:table-cell>
              <table:table-cell office:value-type="float" office:value="0.916835">
                <text:p>0.916835</text:p>
              </table:table-cell>
              <table:table-cell office:value-type="float" office:value="0.74813">
                <text:p>0.7481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426">
                <text:p>0.426</text:p>
              </table:table-cell>
              <table:table-cell office:value-type="float" office:value="0.62358">
                <text:p>0.62358</text:p>
              </table:table-cell>
              <table:table-cell office:value-type="float" office:value="0.708983">
                <text:p>0.708983</text:p>
              </table:table-cell>
              <table:table-cell office:value-type="float" office:value="0.760629">
                <text:p>0.760629</text:p>
              </table:table-cell>
              <table:table-cell office:value-type="float" office:value="0.790755">
                <text:p>0.790755</text:p>
              </table:table-cell>
              <table:table-cell office:value-type="float" office:value="0.818317">
                <text:p>0.818317</text:p>
              </table:table-cell>
              <table:table-cell office:value-type="float" office:value="0.837136">
                <text:p>0.837136</text:p>
              </table:table-cell>
              <table:table-cell office:value-type="float" office:value="0.852174">
                <text:p>0.852174</text:p>
              </table:table-cell>
              <table:table-cell office:value-type="float" office:value="0.86792">
                <text:p>0.86792</text:p>
              </table:table-cell>
              <table:table-cell office:value-type="float" office:value="0.888131">
                <text:p>0.888131</text:p>
              </table:table-cell>
              <table:table-cell office:value-type="float" office:value="0.916835">
                <text:p>0.916835</text:p>
              </table:table-cell>
              <table:table-cell office:value-type="float" office:value="0.757362">
                <text:p>0.75736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438278">
                <text:p>0.438278</text:p>
              </table:table-cell>
              <table:table-cell office:value-type="float" office:value="0.619119">
                <text:p>0.619119</text:p>
              </table:table-cell>
              <table:table-cell office:value-type="float" office:value="0.70583">
                <text:p>0.70583</text:p>
              </table:table-cell>
              <table:table-cell office:value-type="float" office:value="0.756158">
                <text:p>0.756158</text:p>
              </table:table-cell>
              <table:table-cell office:value-type="float" office:value="0.788507">
                <text:p>0.788507</text:p>
              </table:table-cell>
              <table:table-cell office:value-type="float" office:value="0.817986">
                <text:p>0.817986</text:p>
              </table:table-cell>
              <table:table-cell office:value-type="float" office:value="0.837035">
                <text:p>0.837035</text:p>
              </table:table-cell>
              <table:table-cell office:value-type="float" office:value="0.851791">
                <text:p>0.851791</text:p>
              </table:table-cell>
              <table:table-cell office:value-type="float" office:value="0.872872">
                <text:p>0.872872</text:p>
              </table:table-cell>
              <table:table-cell office:value-type="float" office:value="0.895037">
                <text:p>0.895037</text:p>
              </table:table-cell>
              <table:table-cell office:value-type="float" office:value="0.916835">
                <text:p>0.916835</text:p>
              </table:table-cell>
              <table:table-cell office:value-type="float" office:value="0.758261">
                <text:p>0.75826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455233">
                <text:p>0.455233</text:p>
              </table:table-cell>
              <table:table-cell office:value-type="float" office:value="0.621799">
                <text:p>0.621799</text:p>
              </table:table-cell>
              <table:table-cell office:value-type="float" office:value="0.695397">
                <text:p>0.695397</text:p>
              </table:table-cell>
              <table:table-cell office:value-type="float" office:value="0.750078">
                <text:p>0.750078</text:p>
              </table:table-cell>
              <table:table-cell office:value-type="float" office:value="0.784614">
                <text:p>0.784614</text:p>
              </table:table-cell>
              <table:table-cell office:value-type="float" office:value="0.821262">
                <text:p>0.821262</text:p>
              </table:table-cell>
              <table:table-cell office:value-type="float" office:value="0.840372">
                <text:p>0.840372</text:p>
              </table:table-cell>
              <table:table-cell office:value-type="float" office:value="0.853514">
                <text:p>0.853514</text:p>
              </table:table-cell>
              <table:table-cell office:value-type="float" office:value="0.870166">
                <text:p>0.870166</text:p>
              </table:table-cell>
              <table:table-cell office:value-type="float" office:value="0.892512">
                <text:p>0.892512</text:p>
              </table:table-cell>
              <table:table-cell office:value-type="float" office:value="0.916835">
                <text:p>0.916835</text:p>
              </table:table-cell>
              <table:table-cell office:value-type="float" office:value="0.758495">
                <text:p>0.7584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02842">
                <text:p>0.502842</text:p>
              </table:table-cell>
              <table:table-cell office:value-type="float" office:value="0.63388">
                <text:p>0.63388</text:p>
              </table:table-cell>
              <table:table-cell office:value-type="float" office:value="0.71196">
                <text:p>0.71196</text:p>
              </table:table-cell>
              <table:table-cell office:value-type="float" office:value="0.756377">
                <text:p>0.756377</text:p>
              </table:table-cell>
              <table:table-cell office:value-type="float" office:value="0.794305">
                <text:p>0.794305</text:p>
              </table:table-cell>
              <table:table-cell office:value-type="float" office:value="0.823075">
                <text:p>0.823075</text:p>
              </table:table-cell>
              <table:table-cell office:value-type="float" office:value="0.840476">
                <text:p>0.840476</text:p>
              </table:table-cell>
              <table:table-cell office:value-type="float" office:value="0.85414">
                <text:p>0.85414</text:p>
              </table:table-cell>
              <table:table-cell office:value-type="float" office:value="0.871386">
                <text:p>0.871386</text:p>
              </table:table-cell>
              <table:table-cell office:value-type="float" office:value="0.890462">
                <text:p>0.890462</text:p>
              </table:table-cell>
              <table:table-cell office:value-type="float" office:value="0.916835">
                <text:p>0.916835</text:p>
              </table:table-cell>
              <table:table-cell office:value-type="float" office:value="0.76789">
                <text:p>0.7678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01909">
                <text:p>0.501909</text:p>
              </table:table-cell>
              <table:table-cell office:value-type="float" office:value="0.616571">
                <text:p>0.616571</text:p>
              </table:table-cell>
              <table:table-cell office:value-type="float" office:value="0.704108">
                <text:p>0.704108</text:p>
              </table:table-cell>
              <table:table-cell office:value-type="float" office:value="0.755442">
                <text:p>0.755442</text:p>
              </table:table-cell>
              <table:table-cell office:value-type="float" office:value="0.79491">
                <text:p>0.79491</text:p>
              </table:table-cell>
              <table:table-cell office:value-type="float" office:value="0.825352">
                <text:p>0.825352</text:p>
              </table:table-cell>
              <table:table-cell office:value-type="float" office:value="0.840558">
                <text:p>0.840558</text:p>
              </table:table-cell>
              <table:table-cell office:value-type="float" office:value="0.853418">
                <text:p>0.853418</text:p>
              </table:table-cell>
              <table:table-cell office:value-type="float" office:value="0.864974">
                <text:p>0.864974</text:p>
              </table:table-cell>
              <table:table-cell office:value-type="float" office:value="0.890577">
                <text:p>0.890577</text:p>
              </table:table-cell>
              <table:table-cell office:value-type="float" office:value="0.916835">
                <text:p>0.916835</text:p>
              </table:table-cell>
              <table:table-cell office:value-type="float" office:value="0.764782">
                <text:p>0.76478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473247">
                <text:p>0.473247</text:p>
              </table:table-cell>
              <table:table-cell office:value-type="float" office:value="0.614763">
                <text:p>0.614763</text:p>
              </table:table-cell>
              <table:table-cell office:value-type="float" office:value="0.719656">
                <text:p>0.719656</text:p>
              </table:table-cell>
              <table:table-cell office:value-type="float" office:value="0.765675">
                <text:p>0.765675</text:p>
              </table:table-cell>
              <table:table-cell office:value-type="float" office:value="0.800392">
                <text:p>0.800392</text:p>
              </table:table-cell>
              <table:table-cell office:value-type="float" office:value="0.824721">
                <text:p>0.824721</text:p>
              </table:table-cell>
              <table:table-cell office:value-type="float" office:value="0.842119">
                <text:p>0.842119</text:p>
              </table:table-cell>
              <table:table-cell office:value-type="float" office:value="0.853964">
                <text:p>0.853964</text:p>
              </table:table-cell>
              <table:table-cell office:value-type="float" office:value="0.866312">
                <text:p>0.866312</text:p>
              </table:table-cell>
              <table:table-cell office:value-type="float" office:value="0.88892">
                <text:p>0.88892</text:p>
              </table:table-cell>
              <table:table-cell office:value-type="float" office:value="0.916835">
                <text:p>0.916835</text:p>
              </table:table-cell>
              <table:table-cell office:value-type="float" office:value="0.764977">
                <text:p>0.76497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59614">
                <text:p>0.459614</text:p>
              </table:table-cell>
              <table:table-cell office:value-type="float" office:value="0.588533">
                <text:p>0.588533</text:p>
              </table:table-cell>
              <table:table-cell office:value-type="float" office:value="0.699537">
                <text:p>0.699537</text:p>
              </table:table-cell>
              <table:table-cell office:value-type="float" office:value="0.755133">
                <text:p>0.755133</text:p>
              </table:table-cell>
              <table:table-cell office:value-type="float" office:value="0.791724">
                <text:p>0.791724</text:p>
              </table:table-cell>
              <table:table-cell office:value-type="float" office:value="0.821496">
                <text:p>0.821496</text:p>
              </table:table-cell>
              <table:table-cell office:value-type="float" office:value="0.843113">
                <text:p>0.843113</text:p>
              </table:table-cell>
              <table:table-cell office:value-type="float" office:value="0.855001">
                <text:p>0.855001</text:p>
              </table:table-cell>
              <table:table-cell office:value-type="float" office:value="0.866198">
                <text:p>0.866198</text:p>
              </table:table-cell>
              <table:table-cell office:value-type="float" office:value="0.890711">
                <text:p>0.890711</text:p>
              </table:table-cell>
              <table:table-cell office:value-type="float" office:value="0.916835">
                <text:p>0.916835</text:p>
              </table:table-cell>
              <table:table-cell office:value-type="float" office:value="0.757106">
                <text:p>0.75710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367375">
                <text:p>0.367375</text:p>
              </table:table-cell>
              <table:table-cell office:value-type="float" office:value="0.551274">
                <text:p>0.551274</text:p>
              </table:table-cell>
              <table:table-cell office:value-type="float" office:value="0.671985">
                <text:p>0.671985</text:p>
              </table:table-cell>
              <table:table-cell office:value-type="float" office:value="0.741353">
                <text:p>0.741353</text:p>
              </table:table-cell>
              <table:table-cell office:value-type="float" office:value="0.781508">
                <text:p>0.781508</text:p>
              </table:table-cell>
              <table:table-cell office:value-type="float" office:value="0.811847">
                <text:p>0.811847</text:p>
              </table:table-cell>
              <table:table-cell office:value-type="float" office:value="0.843049">
                <text:p>0.843049</text:p>
              </table:table-cell>
              <table:table-cell office:value-type="float" office:value="0.858516">
                <text:p>0.858516</text:p>
              </table:table-cell>
              <table:table-cell office:value-type="float" office:value="0.870714">
                <text:p>0.870714</text:p>
              </table:table-cell>
              <table:table-cell office:value-type="float" office:value="0.888999">
                <text:p>0.888999</text:p>
              </table:table-cell>
              <table:table-cell office:value-type="float" office:value="0.916835">
                <text:p>0.916835</text:p>
              </table:table-cell>
              <table:table-cell office:value-type="float" office:value="0.738662">
                <text:p>0.7386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24117">
                <text:p>0.424117</text:p>
              </table:table-cell>
              <table:table-cell office:value-type="float" office:value="0.551995">
                <text:p>0.551995</text:p>
              </table:table-cell>
              <table:table-cell office:value-type="float" office:value="0.672869">
                <text:p>0.672869</text:p>
              </table:table-cell>
              <table:table-cell office:value-type="float" office:value="0.737103">
                <text:p>0.737103</text:p>
              </table:table-cell>
              <table:table-cell office:value-type="float" office:value="0.779289">
                <text:p>0.779289</text:p>
              </table:table-cell>
              <table:table-cell office:value-type="float" office:value="0.81019">
                <text:p>0.81019</text:p>
              </table:table-cell>
              <table:table-cell office:value-type="float" office:value="0.834762">
                <text:p>0.834762</text:p>
              </table:table-cell>
              <table:table-cell office:value-type="float" office:value="0.850811">
                <text:p>0.850811</text:p>
              </table:table-cell>
              <table:table-cell office:value-type="float" office:value="0.865266">
                <text:p>0.865266</text:p>
              </table:table-cell>
              <table:table-cell office:value-type="float" office:value="0.886973">
                <text:p>0.886973</text:p>
              </table:table-cell>
              <table:table-cell office:value-type="float" office:value="0.9152">
                <text:p>0.9152</text:p>
              </table:table-cell>
              <table:table-cell office:value-type="float" office:value="0.741338">
                <text:p>0.74133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418923">
                <text:p>0.418923</text:p>
              </table:table-cell>
              <table:table-cell office:value-type="float" office:value="0.530984">
                <text:p>0.530984</text:p>
              </table:table-cell>
              <table:table-cell office:value-type="float" office:value="0.627817">
                <text:p>0.627817</text:p>
              </table:table-cell>
              <table:table-cell office:value-type="float" office:value="0.729076">
                <text:p>0.729076</text:p>
              </table:table-cell>
              <table:table-cell office:value-type="float" office:value="0.786161">
                <text:p>0.786161</text:p>
              </table:table-cell>
              <table:table-cell office:value-type="float" office:value="0.813652">
                <text:p>0.813652</text:p>
              </table:table-cell>
              <table:table-cell office:value-type="float" office:value="0.836789">
                <text:p>0.836789</text:p>
              </table:table-cell>
              <table:table-cell office:value-type="float" office:value="0.853308">
                <text:p>0.853308</text:p>
              </table:table-cell>
              <table:table-cell office:value-type="float" office:value="0.871787">
                <text:p>0.871787</text:p>
              </table:table-cell>
              <table:table-cell office:value-type="float" office:value="0.888114">
                <text:p>0.888114</text:p>
              </table:table-cell>
              <table:table-cell office:value-type="float" office:value="0.9152">
                <text:p>0.9152</text:p>
              </table:table-cell>
              <table:table-cell office:value-type="float" office:value="0.735661">
                <text:p>0.73566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359637">
                <text:p>0.359637</text:p>
              </table:table-cell>
              <table:table-cell office:value-type="float" office:value="0.544047">
                <text:p>0.544047</text:p>
              </table:table-cell>
              <table:table-cell office:value-type="float" office:value="0.655393">
                <text:p>0.655393</text:p>
              </table:table-cell>
              <table:table-cell office:value-type="float" office:value="0.754639">
                <text:p>0.754639</text:p>
              </table:table-cell>
              <table:table-cell office:value-type="float" office:value="0.802328">
                <text:p>0.802328</text:p>
              </table:table-cell>
              <table:table-cell office:value-type="float" office:value="0.823126">
                <text:p>0.823126</text:p>
              </table:table-cell>
              <table:table-cell office:value-type="float" office:value="0.842439">
                <text:p>0.842439</text:p>
              </table:table-cell>
              <table:table-cell office:value-type="float" office:value="0.858854">
                <text:p>0.858854</text:p>
              </table:table-cell>
              <table:table-cell office:value-type="float" office:value="0.87303">
                <text:p>0.87303</text:p>
              </table:table-cell>
              <table:table-cell office:value-type="float" office:value="0.889168">
                <text:p>0.889168</text:p>
              </table:table-cell>
              <table:table-cell office:value-type="float" office:value="0.9152">
                <text:p>0.9152</text:p>
              </table:table-cell>
              <table:table-cell office:value-type="float" office:value="0.740266">
                <text:p>0.74026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320168">
                <text:p>0.320168</text:p>
              </table:table-cell>
              <table:table-cell office:value-type="float" office:value="0.541149">
                <text:p>0.541149</text:p>
              </table:table-cell>
              <table:table-cell office:value-type="float" office:value="0.645401">
                <text:p>0.645401</text:p>
              </table:table-cell>
              <table:table-cell office:value-type="float" office:value="0.754632">
                <text:p>0.754632</text:p>
              </table:table-cell>
              <table:table-cell office:value-type="float" office:value="0.799618">
                <text:p>0.799618</text:p>
              </table:table-cell>
              <table:table-cell office:value-type="float" office:value="0.819739">
                <text:p>0.819739</text:p>
              </table:table-cell>
              <table:table-cell office:value-type="float" office:value="0.841689">
                <text:p>0.841689</text:p>
              </table:table-cell>
              <table:table-cell office:value-type="float" office:value="0.858689">
                <text:p>0.858689</text:p>
              </table:table-cell>
              <table:table-cell office:value-type="float" office:value="0.868769">
                <text:p>0.868769</text:p>
              </table:table-cell>
              <table:table-cell office:value-type="float" office:value="0.886624">
                <text:p>0.886624</text:p>
              </table:table-cell>
              <table:table-cell office:value-type="float" office:value="0.9152">
                <text:p>0.9152</text:p>
              </table:table-cell>
              <table:table-cell office:value-type="float" office:value="0.733648">
                <text:p>0.73364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336747">
                <text:p>0.336747</text:p>
              </table:table-cell>
              <table:table-cell office:value-type="float" office:value="0.55851">
                <text:p>0.55851</text:p>
              </table:table-cell>
              <table:table-cell office:value-type="float" office:value="0.706378">
                <text:p>0.706378</text:p>
              </table:table-cell>
              <table:table-cell office:value-type="float" office:value="0.766408">
                <text:p>0.766408</text:p>
              </table:table-cell>
              <table:table-cell office:value-type="float" office:value="0.804534">
                <text:p>0.804534</text:p>
              </table:table-cell>
              <table:table-cell office:value-type="float" office:value="0.828689">
                <text:p>0.828689</text:p>
              </table:table-cell>
              <table:table-cell office:value-type="float" office:value="0.847562">
                <text:p>0.847562</text:p>
              </table:table-cell>
              <table:table-cell office:value-type="float" office:value="0.859646">
                <text:p>0.859646</text:p>
              </table:table-cell>
              <table:table-cell office:value-type="float" office:value="0.870069">
                <text:p>0.870069</text:p>
              </table:table-cell>
              <table:table-cell office:value-type="float" office:value="0.889917">
                <text:p>0.889917</text:p>
              </table:table-cell>
              <table:table-cell office:value-type="float" office:value="0.915948">
                <text:p>0.915948</text:p>
              </table:table-cell>
              <table:table-cell office:value-type="float" office:value="0.746846">
                <text:p>0.74684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27148">
                <text:p>0.427148</text:p>
              </table:table-cell>
              <table:table-cell office:value-type="float" office:value="0.681358">
                <text:p>0.681358</text:p>
              </table:table-cell>
              <table:table-cell office:value-type="float" office:value="0.757343">
                <text:p>0.757343</text:p>
              </table:table-cell>
              <table:table-cell office:value-type="float" office:value="0.784428">
                <text:p>0.784428</text:p>
              </table:table-cell>
              <table:table-cell office:value-type="float" office:value="0.809144">
                <text:p>0.809144</text:p>
              </table:table-cell>
              <table:table-cell office:value-type="float" office:value="0.828325">
                <text:p>0.828325</text:p>
              </table:table-cell>
              <table:table-cell office:value-type="float" office:value="0.845543">
                <text:p>0.845543</text:p>
              </table:table-cell>
              <table:table-cell office:value-type="float" office:value="0.859071">
                <text:p>0.859071</text:p>
              </table:table-cell>
              <table:table-cell office:value-type="float" office:value="0.872683">
                <text:p>0.872683</text:p>
              </table:table-cell>
              <table:table-cell office:value-type="float" office:value="0.894639">
                <text:p>0.894639</text:p>
              </table:table-cell>
              <table:table-cell office:value-type="float" office:value="0.915948">
                <text:p>0.915948</text:p>
              </table:table-cell>
              <table:table-cell office:value-type="float" office:value="0.775968">
                <text:p>0.77596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541976">
                <text:p>0.541976</text:p>
              </table:table-cell>
              <table:table-cell office:value-type="float" office:value="0.675036">
                <text:p>0.675036</text:p>
              </table:table-cell>
              <table:table-cell office:value-type="float" office:value="0.746744">
                <text:p>0.746744</text:p>
              </table:table-cell>
              <table:table-cell office:value-type="float" office:value="0.782842">
                <text:p>0.782842</text:p>
              </table:table-cell>
              <table:table-cell office:value-type="float" office:value="0.816222">
                <text:p>0.816222</text:p>
              </table:table-cell>
              <table:table-cell office:value-type="float" office:value="0.831113">
                <text:p>0.831113</text:p>
              </table:table-cell>
              <table:table-cell office:value-type="float" office:value="0.845455">
                <text:p>0.845455</text:p>
              </table:table-cell>
              <table:table-cell office:value-type="float" office:value="0.859046">
                <text:p>0.859046</text:p>
              </table:table-cell>
              <table:table-cell office:value-type="float" office:value="0.874515">
                <text:p>0.874515</text:p>
              </table:table-cell>
              <table:table-cell office:value-type="float" office:value="0.893331">
                <text:p>0.893331</text:p>
              </table:table-cell>
              <table:table-cell office:value-type="float" office:value="0.915948">
                <text:p>0.915948</text:p>
              </table:table-cell>
              <table:table-cell office:value-type="float" office:value="0.786628">
                <text:p>0.78662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15715">
                <text:p>0.615715</text:p>
              </table:table-cell>
              <table:table-cell office:value-type="float" office:value="0.737135">
                <text:p>0.737135</text:p>
              </table:table-cell>
              <table:table-cell office:value-type="float" office:value="0.760727">
                <text:p>0.760727</text:p>
              </table:table-cell>
              <table:table-cell office:value-type="float" office:value="0.786258">
                <text:p>0.786258</text:p>
              </table:table-cell>
              <table:table-cell office:value-type="float" office:value="0.814668">
                <text:p>0.814668</text:p>
              </table:table-cell>
              <table:table-cell office:value-type="float" office:value="0.831233">
                <text:p>0.831233</text:p>
              </table:table-cell>
              <table:table-cell office:value-type="float" office:value="0.846411">
                <text:p>0.846411</text:p>
              </table:table-cell>
              <table:table-cell office:value-type="float" office:value="0.859527">
                <text:p>0.859527</text:p>
              </table:table-cell>
              <table:table-cell office:value-type="float" office:value="0.876208">
                <text:p>0.876208</text:p>
              </table:table-cell>
              <table:table-cell office:value-type="float" office:value="0.894007">
                <text:p>0.894007</text:p>
              </table:table-cell>
              <table:table-cell office:value-type="float" office:value="0.915948">
                <text:p>0.915948</text:p>
              </table:table-cell>
              <table:table-cell office:value-type="float" office:value="0.802189">
                <text:p>0.80218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507148">
                <text:p>0.507148</text:p>
              </table:table-cell>
              <table:table-cell office:value-type="float" office:value="0.716318">
                <text:p>0.716318</text:p>
              </table:table-cell>
              <table:table-cell office:value-type="float" office:value="0.760248">
                <text:p>0.760248</text:p>
              </table:table-cell>
              <table:table-cell office:value-type="float" office:value="0.79211">
                <text:p>0.79211</text:p>
              </table:table-cell>
              <table:table-cell office:value-type="float" office:value="0.816159">
                <text:p>0.816159</text:p>
              </table:table-cell>
              <table:table-cell office:value-type="float" office:value="0.83385">
                <text:p>0.83385</text:p>
              </table:table-cell>
              <table:table-cell office:value-type="float" office:value="0.847758">
                <text:p>0.847758</text:p>
              </table:table-cell>
              <table:table-cell office:value-type="float" office:value="0.858852">
                <text:p>0.858852</text:p>
              </table:table-cell>
              <table:table-cell office:value-type="float" office:value="0.871843">
                <text:p>0.871843</text:p>
              </table:table-cell>
              <table:table-cell office:value-type="float" office:value="0.893285">
                <text:p>0.893285</text:p>
              </table:table-cell>
              <table:table-cell office:value-type="float" office:value="0.915948">
                <text:p>0.915948</text:p>
              </table:table-cell>
              <table:table-cell office:value-type="float" office:value="0.789757">
                <text:p>0.78975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43535">
                <text:p>0.543535</text:p>
              </table:table-cell>
              <table:table-cell office:value-type="float" office:value="0.717177">
                <text:p>0.717177</text:p>
              </table:table-cell>
              <table:table-cell office:value-type="float" office:value="0.758997">
                <text:p>0.758997</text:p>
              </table:table-cell>
              <table:table-cell office:value-type="float" office:value="0.787689">
                <text:p>0.787689</text:p>
              </table:table-cell>
              <table:table-cell office:value-type="float" office:value="0.812858">
                <text:p>0.812858</text:p>
              </table:table-cell>
              <table:table-cell office:value-type="float" office:value="0.829716">
                <text:p>0.829716</text:p>
              </table:table-cell>
              <table:table-cell office:value-type="float" office:value="0.84234">
                <text:p>0.84234</text:p>
              </table:table-cell>
              <table:table-cell office:value-type="float" office:value="0.85465">
                <text:p>0.85465</text:p>
              </table:table-cell>
              <table:table-cell office:value-type="float" office:value="0.87057">
                <text:p>0.87057</text:p>
              </table:table-cell>
              <table:table-cell office:value-type="float" office:value="0.891471">
                <text:p>0.891471</text:p>
              </table:table-cell>
              <table:table-cell office:value-type="float" office:value="0.915948">
                <text:p>0.915948</text:p>
              </table:table-cell>
              <table:table-cell office:value-type="float" office:value="0.7909">
                <text:p>0.790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82427">
                <text:p>0.482427</text:p>
              </table:table-cell>
              <table:table-cell office:value-type="float" office:value="0.700126">
                <text:p>0.700126</text:p>
              </table:table-cell>
              <table:table-cell office:value-type="float" office:value="0.75407">
                <text:p>0.75407</text:p>
              </table:table-cell>
              <table:table-cell office:value-type="float" office:value="0.785983">
                <text:p>0.785983</text:p>
              </table:table-cell>
              <table:table-cell office:value-type="float" office:value="0.807493">
                <text:p>0.807493</text:p>
              </table:table-cell>
              <table:table-cell office:value-type="float" office:value="0.827739">
                <text:p>0.827739</text:p>
              </table:table-cell>
              <table:table-cell office:value-type="float" office:value="0.84221">
                <text:p>0.84221</text:p>
              </table:table-cell>
              <table:table-cell office:value-type="float" office:value="0.85375">
                <text:p>0.85375</text:p>
              </table:table-cell>
              <table:table-cell office:value-type="float" office:value="0.866411">
                <text:p>0.866411</text:p>
              </table:table-cell>
              <table:table-cell office:value-type="float" office:value="0.890202">
                <text:p>0.890202</text:p>
              </table:table-cell>
              <table:table-cell office:value-type="float" office:value="0.915948">
                <text:p>0.915948</text:p>
              </table:table-cell>
              <table:table-cell office:value-type="float" office:value="0.781041">
                <text:p>0.78104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97488">
                <text:p>0.497488</text:p>
              </table:table-cell>
              <table:table-cell office:value-type="float" office:value="0.665403">
                <text:p>0.665403</text:p>
              </table:table-cell>
              <table:table-cell office:value-type="float" office:value="0.733652">
                <text:p>0.733652</text:p>
              </table:table-cell>
              <table:table-cell office:value-type="float" office:value="0.767468">
                <text:p>0.767468</text:p>
              </table:table-cell>
              <table:table-cell office:value-type="float" office:value="0.799452">
                <text:p>0.799452</text:p>
              </table:table-cell>
              <table:table-cell office:value-type="float" office:value="0.82357">
                <text:p>0.82357</text:p>
              </table:table-cell>
              <table:table-cell office:value-type="float" office:value="0.840408">
                <text:p>0.840408</text:p>
              </table:table-cell>
              <table:table-cell office:value-type="float" office:value="0.852393">
                <text:p>0.852393</text:p>
              </table:table-cell>
              <table:table-cell office:value-type="float" office:value="0.868376">
                <text:p>0.868376</text:p>
              </table:table-cell>
              <table:table-cell office:value-type="float" office:value="0.891392">
                <text:p>0.891392</text:p>
              </table:table-cell>
              <table:table-cell office:value-type="float" office:value="0.915948">
                <text:p>0.915948</text:p>
              </table:table-cell>
              <table:table-cell office:value-type="float" office:value="0.77396">
                <text:p>0.7739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511">
                <text:p>0.5511</text:p>
              </table:table-cell>
              <table:table-cell office:value-type="float" office:value="0.666066">
                <text:p>0.666066</text:p>
              </table:table-cell>
              <table:table-cell office:value-type="float" office:value="0.729725">
                <text:p>0.729725</text:p>
              </table:table-cell>
              <table:table-cell office:value-type="float" office:value="0.765866">
                <text:p>0.765866</text:p>
              </table:table-cell>
              <table:table-cell office:value-type="float" office:value="0.797184">
                <text:p>0.797184</text:p>
              </table:table-cell>
              <table:table-cell office:value-type="float" office:value="0.81911">
                <text:p>0.81911</text:p>
              </table:table-cell>
              <table:table-cell office:value-type="float" office:value="0.838101">
                <text:p>0.838101</text:p>
              </table:table-cell>
              <table:table-cell office:value-type="float" office:value="0.853282">
                <text:p>0.853282</text:p>
              </table:table-cell>
              <table:table-cell office:value-type="float" office:value="0.867746">
                <text:p>0.867746</text:p>
              </table:table-cell>
              <table:table-cell office:value-type="float" office:value="0.892267">
                <text:p>0.892267</text:p>
              </table:table-cell>
              <table:table-cell office:value-type="float" office:value="0.915948">
                <text:p>0.915948</text:p>
              </table:table-cell>
              <table:table-cell office:value-type="float" office:value="0.778045">
                <text:p>0.77804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39205">
                <text:p>0.539205</text:p>
              </table:table-cell>
              <table:table-cell office:value-type="float" office:value="0.666402">
                <text:p>0.666402</text:p>
              </table:table-cell>
              <table:table-cell office:value-type="float" office:value="0.726268">
                <text:p>0.726268</text:p>
              </table:table-cell>
              <table:table-cell office:value-type="float" office:value="0.75788">
                <text:p>0.75788</text:p>
              </table:table-cell>
              <table:table-cell office:value-type="float" office:value="0.794811">
                <text:p>0.794811</text:p>
              </table:table-cell>
              <table:table-cell office:value-type="float" office:value="0.824568">
                <text:p>0.824568</text:p>
              </table:table-cell>
              <table:table-cell office:value-type="float" office:value="0.839414">
                <text:p>0.839414</text:p>
              </table:table-cell>
              <table:table-cell office:value-type="float" office:value="0.851758">
                <text:p>0.851758</text:p>
              </table:table-cell>
              <table:table-cell office:value-type="float" office:value="0.864132">
                <text:p>0.864132</text:p>
              </table:table-cell>
              <table:table-cell office:value-type="float" office:value="0.888617">
                <text:p>0.888617</text:p>
              </table:table-cell>
              <table:table-cell office:value-type="float" office:value="0.915948">
                <text:p>0.915948</text:p>
              </table:table-cell>
              <table:table-cell office:value-type="float" office:value="0.775305">
                <text:p>0.77530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573633">
                <text:p>0.573633</text:p>
              </table:table-cell>
              <table:table-cell office:value-type="float" office:value="0.698633">
                <text:p>0.698633</text:p>
              </table:table-cell>
              <table:table-cell office:value-type="float" office:value="0.734008">
                <text:p>0.734008</text:p>
              </table:table-cell>
              <table:table-cell office:value-type="float" office:value="0.765198">
                <text:p>0.765198</text:p>
              </table:table-cell>
              <table:table-cell office:value-type="float" office:value="0.795956">
                <text:p>0.795956</text:p>
              </table:table-cell>
              <table:table-cell office:value-type="float" office:value="0.820676">
                <text:p>0.820676</text:p>
              </table:table-cell>
              <table:table-cell office:value-type="float" office:value="0.840225">
                <text:p>0.840225</text:p>
              </table:table-cell>
              <table:table-cell office:value-type="float" office:value="0.853546">
                <text:p>0.853546</text:p>
              </table:table-cell>
              <table:table-cell office:value-type="float" office:value="0.869458">
                <text:p>0.869458</text:p>
              </table:table-cell>
              <table:table-cell office:value-type="float" office:value="0.889658">
                <text:p>0.889658</text:p>
              </table:table-cell>
              <table:table-cell office:value-type="float" office:value="0.915948">
                <text:p>0.915948</text:p>
              </table:table-cell>
              <table:table-cell office:value-type="float" office:value="0.784099">
                <text:p>0.7840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1303">
                <text:p>0.51303</text:p>
              </table:table-cell>
              <table:table-cell office:value-type="float" office:value="0.672698">
                <text:p>0.672698</text:p>
              </table:table-cell>
              <table:table-cell office:value-type="float" office:value="0.728118">
                <text:p>0.728118</text:p>
              </table:table-cell>
              <table:table-cell office:value-type="float" office:value="0.764685">
                <text:p>0.764685</text:p>
              </table:table-cell>
              <table:table-cell office:value-type="float" office:value="0.797797">
                <text:p>0.797797</text:p>
              </table:table-cell>
              <table:table-cell office:value-type="float" office:value="0.821834">
                <text:p>0.821834</text:p>
              </table:table-cell>
              <table:table-cell office:value-type="float" office:value="0.838259">
                <text:p>0.838259</text:p>
              </table:table-cell>
              <table:table-cell office:value-type="float" office:value="0.848606">
                <text:p>0.848606</text:p>
              </table:table-cell>
              <table:table-cell office:value-type="float" office:value="0.865905">
                <text:p>0.865905</text:p>
              </table:table-cell>
              <table:table-cell office:value-type="float" office:value="0.889025">
                <text:p>0.889025</text:p>
              </table:table-cell>
              <table:table-cell office:value-type="float" office:value="0.915948">
                <text:p>0.915948</text:p>
              </table:table-cell>
              <table:table-cell office:value-type="float" office:value="0.773996">
                <text:p>0.77399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57322">
                <text:p>0.457322</text:p>
              </table:table-cell>
              <table:table-cell office:value-type="float" office:value="0.676695">
                <text:p>0.676695</text:p>
              </table:table-cell>
              <table:table-cell office:value-type="float" office:value="0.729487">
                <text:p>0.729487</text:p>
              </table:table-cell>
              <table:table-cell office:value-type="float" office:value="0.758231">
                <text:p>0.758231</text:p>
              </table:table-cell>
              <table:table-cell office:value-type="float" office:value="0.786937">
                <text:p>0.786937</text:p>
              </table:table-cell>
              <table:table-cell office:value-type="float" office:value="0.818238">
                <text:p>0.818238</text:p>
              </table:table-cell>
              <table:table-cell office:value-type="float" office:value="0.837686">
                <text:p>0.837686</text:p>
              </table:table-cell>
              <table:table-cell office:value-type="float" office:value="0.847698">
                <text:p>0.847698</text:p>
              </table:table-cell>
              <table:table-cell office:value-type="float" office:value="0.865853">
                <text:p>0.865853</text:p>
              </table:table-cell>
              <table:table-cell office:value-type="float" office:value="0.888109">
                <text:p>0.888109</text:p>
              </table:table-cell>
              <table:table-cell office:value-type="float" office:value="0.915948">
                <text:p>0.915948</text:p>
              </table:table-cell>
              <table:table-cell office:value-type="float" office:value="0.766626">
                <text:p>0.76662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395683">
                <text:p>0.395683</text:p>
              </table:table-cell>
              <table:table-cell office:value-type="float" office:value="0.659338">
                <text:p>0.659338</text:p>
              </table:table-cell>
              <table:table-cell office:value-type="float" office:value="0.722079">
                <text:p>0.722079</text:p>
              </table:table-cell>
              <table:table-cell office:value-type="float" office:value="0.754673">
                <text:p>0.754673</text:p>
              </table:table-cell>
              <table:table-cell office:value-type="float" office:value="0.789522">
                <text:p>0.789522</text:p>
              </table:table-cell>
              <table:table-cell office:value-type="float" office:value="0.821665">
                <text:p>0.821665</text:p>
              </table:table-cell>
              <table:table-cell office:value-type="float" office:value="0.838233">
                <text:p>0.838233</text:p>
              </table:table-cell>
              <table:table-cell office:value-type="float" office:value="0.851515">
                <text:p>0.851515</text:p>
              </table:table-cell>
              <table:table-cell office:value-type="float" office:value="0.867302">
                <text:p>0.867302</text:p>
              </table:table-cell>
              <table:table-cell office:value-type="float" office:value="0.890233">
                <text:p>0.890233</text:p>
              </table:table-cell>
              <table:table-cell office:value-type="float" office:value="0.915948">
                <text:p>0.915948</text:p>
              </table:table-cell>
              <table:table-cell office:value-type="float" office:value="0.759024">
                <text:p>0.75902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507755">
                <text:p>0.507755</text:p>
              </table:table-cell>
              <table:table-cell office:value-type="float" office:value="0.623712">
                <text:p>0.623712</text:p>
              </table:table-cell>
              <table:table-cell office:value-type="float" office:value="0.703877">
                <text:p>0.703877</text:p>
              </table:table-cell>
              <table:table-cell office:value-type="float" office:value="0.74851">
                <text:p>0.74851</text:p>
              </table:table-cell>
              <table:table-cell office:value-type="float" office:value="0.778303">
                <text:p>0.778303</text:p>
              </table:table-cell>
              <table:table-cell office:value-type="float" office:value="0.815932">
                <text:p>0.815932</text:p>
              </table:table-cell>
              <table:table-cell office:value-type="float" office:value="0.832634">
                <text:p>0.832634</text:p>
              </table:table-cell>
              <table:table-cell office:value-type="float" office:value="0.847217">
                <text:p>0.847217</text:p>
              </table:table-cell>
              <table:table-cell office:value-type="float" office:value="0.865434">
                <text:p>0.865434</text:p>
              </table:table-cell>
              <table:table-cell office:value-type="float" office:value="0.888743">
                <text:p>0.888743</text:p>
              </table:table-cell>
              <table:table-cell office:value-type="float" office:value="0.915948">
                <text:p>0.915948</text:p>
              </table:table-cell>
              <table:table-cell office:value-type="float" office:value="0.761212">
                <text:p>0.76121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521935">
                <text:p>0.521935</text:p>
              </table:table-cell>
              <table:table-cell office:value-type="float" office:value="0.63115">
                <text:p>0.63115</text:p>
              </table:table-cell>
              <table:table-cell office:value-type="float" office:value="0.7133">
                <text:p>0.7133</text:p>
              </table:table-cell>
              <table:table-cell office:value-type="float" office:value="0.753897">
                <text:p>0.753897</text:p>
              </table:table-cell>
              <table:table-cell office:value-type="float" office:value="0.790325">
                <text:p>0.790325</text:p>
              </table:table-cell>
              <table:table-cell office:value-type="float" office:value="0.820235">
                <text:p>0.820235</text:p>
              </table:table-cell>
              <table:table-cell office:value-type="float" office:value="0.838321">
                <text:p>0.838321</text:p>
              </table:table-cell>
              <table:table-cell office:value-type="float" office:value="0.854295">
                <text:p>0.854295</text:p>
              </table:table-cell>
              <table:table-cell office:value-type="float" office:value="0.870466">
                <text:p>0.870466</text:p>
              </table:table-cell>
              <table:table-cell office:value-type="float" office:value="0.89361">
                <text:p>0.89361</text:p>
              </table:table-cell>
              <table:table-cell office:value-type="float" office:value="0.915948">
                <text:p>0.915948</text:p>
              </table:table-cell>
              <table:table-cell office:value-type="float" office:value="0.768753">
                <text:p>0.76875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524541">
                <text:p>0.524541</text:p>
              </table:table-cell>
              <table:table-cell office:value-type="float" office:value="0.647144">
                <text:p>0.647144</text:p>
              </table:table-cell>
              <table:table-cell office:value-type="float" office:value="0.734592">
                <text:p>0.734592</text:p>
              </table:table-cell>
              <table:table-cell office:value-type="float" office:value="0.764967">
                <text:p>0.764967</text:p>
              </table:table-cell>
              <table:table-cell office:value-type="float" office:value="0.804156">
                <text:p>0.804156</text:p>
              </table:table-cell>
              <table:table-cell office:value-type="float" office:value="0.82429">
                <text:p>0.82429</text:p>
              </table:table-cell>
              <table:table-cell office:value-type="float" office:value="0.842486">
                <text:p>0.842486</text:p>
              </table:table-cell>
              <table:table-cell office:value-type="float" office:value="0.856739">
                <text:p>0.856739</text:p>
              </table:table-cell>
              <table:table-cell office:value-type="float" office:value="0.867066">
                <text:p>0.867066</text:p>
              </table:table-cell>
              <table:table-cell office:value-type="float" office:value="0.888781">
                <text:p>0.888781</text:p>
              </table:table-cell>
              <table:table-cell office:value-type="float" office:value="0.915948">
                <text:p>0.915948</text:p>
              </table:table-cell>
              <table:table-cell office:value-type="float" office:value="0.775476">
                <text:p>0.77547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29912">
                <text:p>0.529912</text:p>
              </table:table-cell>
              <table:table-cell office:value-type="float" office:value="0.667599">
                <text:p>0.667599</text:p>
              </table:table-cell>
              <table:table-cell office:value-type="float" office:value="0.754033">
                <text:p>0.754033</text:p>
              </table:table-cell>
              <table:table-cell office:value-type="float" office:value="0.791398">
                <text:p>0.791398</text:p>
              </table:table-cell>
              <table:table-cell office:value-type="float" office:value="0.816061">
                <text:p>0.816061</text:p>
              </table:table-cell>
              <table:table-cell office:value-type="float" office:value="0.835135">
                <text:p>0.835135</text:p>
              </table:table-cell>
              <table:table-cell office:value-type="float" office:value="0.850735">
                <text:p>0.850735</text:p>
              </table:table-cell>
              <table:table-cell office:value-type="float" office:value="0.863675">
                <text:p>0.863675</text:p>
              </table:table-cell>
              <table:table-cell office:value-type="float" office:value="0.874626">
                <text:p>0.874626</text:p>
              </table:table-cell>
              <table:table-cell office:value-type="float" office:value="0.895638">
                <text:p>0.895638</text:p>
              </table:table-cell>
              <table:table-cell office:value-type="float" office:value="0.915948">
                <text:p>0.915948</text:p>
              </table:table-cell>
              <table:table-cell office:value-type="float" office:value="0.787881">
                <text:p>0.78788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66767">
                <text:p>0.466767</text:p>
              </table:table-cell>
              <table:table-cell office:value-type="float" office:value="0.652923">
                <text:p>0.652923</text:p>
              </table:table-cell>
              <table:table-cell office:value-type="float" office:value="0.740278">
                <text:p>0.740278</text:p>
              </table:table-cell>
              <table:table-cell office:value-type="float" office:value="0.780434">
                <text:p>0.780434</text:p>
              </table:table-cell>
              <table:table-cell office:value-type="float" office:value="0.801741">
                <text:p>0.801741</text:p>
              </table:table-cell>
              <table:table-cell office:value-type="float" office:value="0.82957">
                <text:p>0.82957</text:p>
              </table:table-cell>
              <table:table-cell office:value-type="float" office:value="0.84858">
                <text:p>0.84858</text:p>
              </table:table-cell>
              <table:table-cell office:value-type="float" office:value="0.863086">
                <text:p>0.863086</text:p>
              </table:table-cell>
              <table:table-cell office:value-type="float" office:value="0.877831">
                <text:p>0.877831</text:p>
              </table:table-cell>
              <table:table-cell office:value-type="float" office:value="0.899087">
                <text:p>0.899087</text:p>
              </table:table-cell>
              <table:table-cell office:value-type="float" office:value="0.916421">
                <text:p>0.916421</text:p>
              </table:table-cell>
              <table:table-cell office:value-type="float" office:value="0.77603">
                <text:p>0.7760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57789">
                <text:p>0.557789</text:p>
              </table:table-cell>
              <table:table-cell office:value-type="float" office:value="0.703067">
                <text:p>0.703067</text:p>
              </table:table-cell>
              <table:table-cell office:value-type="float" office:value="0.77082">
                <text:p>0.77082</text:p>
              </table:table-cell>
              <table:table-cell office:value-type="float" office:value="0.7993">
                <text:p>0.7993</text:p>
              </table:table-cell>
              <table:table-cell office:value-type="float" office:value="0.827689">
                <text:p>0.827689</text:p>
              </table:table-cell>
              <table:table-cell office:value-type="float" office:value="0.842047">
                <text:p>0.842047</text:p>
              </table:table-cell>
              <table:table-cell office:value-type="float" office:value="0.857604">
                <text:p>0.857604</text:p>
              </table:table-cell>
              <table:table-cell office:value-type="float" office:value="0.868351">
                <text:p>0.868351</text:p>
              </table:table-cell>
              <table:table-cell office:value-type="float" office:value="0.881676">
                <text:p>0.881676</text:p>
              </table:table-cell>
              <table:table-cell office:value-type="float" office:value="0.898061">
                <text:p>0.898061</text:p>
              </table:table-cell>
              <table:table-cell office:value-type="float" office:value="0.915948">
                <text:p>0.915948</text:p>
              </table:table-cell>
              <table:table-cell office:value-type="float" office:value="0.80064">
                <text:p>0.8006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509085">
                <text:p>0.509085</text:p>
              </table:table-cell>
              <table:table-cell office:value-type="float" office:value="0.698118">
                <text:p>0.698118</text:p>
              </table:table-cell>
              <table:table-cell office:value-type="float" office:value="0.75874">
                <text:p>0.75874</text:p>
              </table:table-cell>
              <table:table-cell office:value-type="float" office:value="0.800043">
                <text:p>0.800043</text:p>
              </table:table-cell>
              <table:table-cell office:value-type="float" office:value="0.823061">
                <text:p>0.823061</text:p>
              </table:table-cell>
              <table:table-cell office:value-type="float" office:value="0.839018">
                <text:p>0.839018</text:p>
              </table:table-cell>
              <table:table-cell office:value-type="float" office:value="0.853657">
                <text:p>0.853657</text:p>
              </table:table-cell>
              <table:table-cell office:value-type="float" office:value="0.866507">
                <text:p>0.866507</text:p>
              </table:table-cell>
              <table:table-cell office:value-type="float" office:value="0.879702">
                <text:p>0.879702</text:p>
              </table:table-cell>
              <table:table-cell office:value-type="float" office:value="0.898645">
                <text:p>0.898645</text:p>
              </table:table-cell>
              <table:table-cell office:value-type="float" office:value="0.915948">
                <text:p>0.915948</text:p>
              </table:table-cell>
              <table:table-cell office:value-type="float" office:value="0.792658">
                <text:p>0.7926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37705">
                <text:p>0.537705</text:p>
              </table:table-cell>
              <table:table-cell office:value-type="float" office:value="0.715948">
                <text:p>0.715948</text:p>
              </table:table-cell>
              <table:table-cell office:value-type="float" office:value="0.766333">
                <text:p>0.766333</text:p>
              </table:table-cell>
              <table:table-cell office:value-type="float" office:value="0.803946">
                <text:p>0.803946</text:p>
              </table:table-cell>
              <table:table-cell office:value-type="float" office:value="0.825619">
                <text:p>0.825619</text:p>
              </table:table-cell>
              <table:table-cell office:value-type="float" office:value="0.838498">
                <text:p>0.838498</text:p>
              </table:table-cell>
              <table:table-cell office:value-type="float" office:value="0.853468">
                <text:p>0.853468</text:p>
              </table:table-cell>
              <table:table-cell office:value-type="float" office:value="0.867143">
                <text:p>0.867143</text:p>
              </table:table-cell>
              <table:table-cell office:value-type="float" office:value="0.87834">
                <text:p>0.87834</text:p>
              </table:table-cell>
              <table:table-cell office:value-type="float" office:value="0.896062">
                <text:p>0.896062</text:p>
              </table:table-cell>
              <table:table-cell office:value-type="float" office:value="0.915948">
                <text:p>0.915948</text:p>
              </table:table-cell>
              <table:table-cell office:value-type="float" office:value="0.798306">
                <text:p>0.79830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7317">
                <text:p>0.57317</text:p>
              </table:table-cell>
              <table:table-cell office:value-type="float" office:value="0.713082">
                <text:p>0.713082</text:p>
              </table:table-cell>
              <table:table-cell office:value-type="float" office:value="0.768709">
                <text:p>0.768709</text:p>
              </table:table-cell>
              <table:table-cell office:value-type="float" office:value="0.799751">
                <text:p>0.799751</text:p>
              </table:table-cell>
              <table:table-cell office:value-type="float" office:value="0.822633">
                <text:p>0.822633</text:p>
              </table:table-cell>
              <table:table-cell office:value-type="float" office:value="0.837054">
                <text:p>0.837054</text:p>
              </table:table-cell>
              <table:table-cell office:value-type="float" office:value="0.85185">
                <text:p>0.85185</text:p>
              </table:table-cell>
              <table:table-cell office:value-type="float" office:value="0.86458">
                <text:p>0.86458</text:p>
              </table:table-cell>
              <table:table-cell office:value-type="float" office:value="0.878643">
                <text:p>0.878643</text:p>
              </table:table-cell>
              <table:table-cell office:value-type="float" office:value="0.898988">
                <text:p>0.898988</text:p>
              </table:table-cell>
              <table:table-cell office:value-type="float" office:value="0.915948">
                <text:p>0.915948</text:p>
              </table:table-cell>
              <table:table-cell office:value-type="float" office:value="0.800846">
                <text:p>0.80084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468181">
                <text:p>0.468181</text:p>
              </table:table-cell>
              <table:table-cell office:value-type="float" office:value="0.661496">
                <text:p>0.661496</text:p>
              </table:table-cell>
              <table:table-cell office:value-type="float" office:value="0.747706">
                <text:p>0.747706</text:p>
              </table:table-cell>
              <table:table-cell office:value-type="float" office:value="0.784838">
                <text:p>0.784838</text:p>
              </table:table-cell>
              <table:table-cell office:value-type="float" office:value="0.813743">
                <text:p>0.813743</text:p>
              </table:table-cell>
              <table:table-cell office:value-type="float" office:value="0.831503">
                <text:p>0.831503</text:p>
              </table:table-cell>
              <table:table-cell office:value-type="float" office:value="0.851589">
                <text:p>0.851589</text:p>
              </table:table-cell>
              <table:table-cell office:value-type="float" office:value="0.863011">
                <text:p>0.863011</text:p>
              </table:table-cell>
              <table:table-cell office:value-type="float" office:value="0.871176">
                <text:p>0.871176</text:p>
              </table:table-cell>
              <table:table-cell office:value-type="float" office:value="0.892335">
                <text:p>0.892335</text:p>
              </table:table-cell>
              <table:table-cell office:value-type="float" office:value="0.915948">
                <text:p>0.915948</text:p>
              </table:table-cell>
              <table:table-cell office:value-type="float" office:value="0.778558">
                <text:p>0.77855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08414">
                <text:p>0.508414</text:p>
              </table:table-cell>
              <table:table-cell office:value-type="float" office:value="0.645019">
                <text:p>0.645019</text:p>
              </table:table-cell>
              <table:table-cell office:value-type="float" office:value="0.733688">
                <text:p>0.733688</text:p>
              </table:table-cell>
              <table:table-cell office:value-type="float" office:value="0.775903">
                <text:p>0.775903</text:p>
              </table:table-cell>
              <table:table-cell office:value-type="float" office:value="0.817072">
                <text:p>0.817072</text:p>
              </table:table-cell>
              <table:table-cell office:value-type="float" office:value="0.838441">
                <text:p>0.838441</text:p>
              </table:table-cell>
              <table:table-cell office:value-type="float" office:value="0.855851">
                <text:p>0.855851</text:p>
              </table:table-cell>
              <table:table-cell office:value-type="float" office:value="0.867915">
                <text:p>0.867915</text:p>
              </table:table-cell>
              <table:table-cell office:value-type="float" office:value="0.874843">
                <text:p>0.874843</text:p>
              </table:table-cell>
              <table:table-cell office:value-type="float" office:value="0.893799">
                <text:p>0.893799</text:p>
              </table:table-cell>
              <table:table-cell office:value-type="float" office:value="0.915948">
                <text:p>0.915948</text:p>
              </table:table-cell>
              <table:table-cell office:value-type="float" office:value="0.781094">
                <text:p>0.78109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425944">
                <text:p>0.425944</text:p>
              </table:table-cell>
              <table:table-cell office:value-type="float" office:value="0.664245">
                <text:p>0.664245</text:p>
              </table:table-cell>
              <table:table-cell office:value-type="float" office:value="0.745623">
                <text:p>0.745623</text:p>
              </table:table-cell>
              <table:table-cell office:value-type="float" office:value="0.797509">
                <text:p>0.797509</text:p>
              </table:table-cell>
              <table:table-cell office:value-type="float" office:value="0.821755">
                <text:p>0.821755</text:p>
              </table:table-cell>
              <table:table-cell office:value-type="float" office:value="0.835106">
                <text:p>0.835106</text:p>
              </table:table-cell>
              <table:table-cell office:value-type="float" office:value="0.850543">
                <text:p>0.850543</text:p>
              </table:table-cell>
              <table:table-cell office:value-type="float" office:value="0.865378">
                <text:p>0.865378</text:p>
              </table:table-cell>
              <table:table-cell office:value-type="float" office:value="0.875922">
                <text:p>0.875922</text:p>
              </table:table-cell>
              <table:table-cell office:value-type="float" office:value="0.895758">
                <text:p>0.895758</text:p>
              </table:table-cell>
              <table:table-cell office:value-type="float" office:value="0.915948">
                <text:p>0.915948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49812">
                <text:p>0.549812</text:p>
              </table:table-cell>
              <table:table-cell office:value-type="float" office:value="0.671376">
                <text:p>0.671376</text:p>
              </table:table-cell>
              <table:table-cell office:value-type="float" office:value="0.736775">
                <text:p>0.736775</text:p>
              </table:table-cell>
              <table:table-cell office:value-type="float" office:value="0.793884">
                <text:p>0.793884</text:p>
              </table:table-cell>
              <table:table-cell office:value-type="float" office:value="0.821426">
                <text:p>0.821426</text:p>
              </table:table-cell>
              <table:table-cell office:value-type="float" office:value="0.835392">
                <text:p>0.835392</text:p>
              </table:table-cell>
              <table:table-cell office:value-type="float" office:value="0.8511">
                <text:p>0.8511</text:p>
              </table:table-cell>
              <table:table-cell office:value-type="float" office:value="0.865896">
                <text:p>0.865896</text:p>
              </table:table-cell>
              <table:table-cell office:value-type="float" office:value="0.879328">
                <text:p>0.879328</text:p>
              </table:table-cell>
              <table:table-cell office:value-type="float" office:value="0.8973">
                <text:p>0.8973</text:p>
              </table:table-cell>
              <table:table-cell office:value-type="float" office:value="0.915948">
                <text:p>0.915948</text:p>
              </table:table-cell>
              <table:table-cell office:value-type="float" office:value="0.790229">
                <text:p>0.79022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64128">
                <text:p>0.464128</text:p>
              </table:table-cell>
              <table:table-cell office:value-type="float" office:value="0.636755">
                <text:p>0.636755</text:p>
              </table:table-cell>
              <table:table-cell office:value-type="float" office:value="0.696377">
                <text:p>0.696377</text:p>
              </table:table-cell>
              <table:table-cell office:value-type="float" office:value="0.74657">
                <text:p>0.74657</text:p>
              </table:table-cell>
              <table:table-cell office:value-type="float" office:value="0.799002">
                <text:p>0.799002</text:p>
              </table:table-cell>
              <table:table-cell office:value-type="float" office:value="0.82464">
                <text:p>0.82464</text:p>
              </table:table-cell>
              <table:table-cell office:value-type="float" office:value="0.84174">
                <text:p>0.84174</text:p>
              </table:table-cell>
              <table:table-cell office:value-type="float" office:value="0.859292">
                <text:p>0.859292</text:p>
              </table:table-cell>
              <table:table-cell office:value-type="float" office:value="0.875699">
                <text:p>0.875699</text:p>
              </table:table-cell>
              <table:table-cell office:value-type="float" office:value="0.896582">
                <text:p>0.896582</text:p>
              </table:table-cell>
              <table:table-cell office:value-type="float" office:value="0.915948">
                <text:p>0.915948</text:p>
              </table:table-cell>
              <table:table-cell office:value-type="float" office:value="0.764078">
                <text:p>0.76407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485888">
                <text:p>0.485888</text:p>
              </table:table-cell>
              <table:table-cell office:value-type="float" office:value="0.644631">
                <text:p>0.644631</text:p>
              </table:table-cell>
              <table:table-cell office:value-type="float" office:value="0.698727">
                <text:p>0.698727</text:p>
              </table:table-cell>
              <table:table-cell office:value-type="float" office:value="0.740836">
                <text:p>0.740836</text:p>
              </table:table-cell>
              <table:table-cell office:value-type="float" office:value="0.78619">
                <text:p>0.78619</text:p>
              </table:table-cell>
              <table:table-cell office:value-type="float" office:value="0.818097">
                <text:p>0.818097</text:p>
              </table:table-cell>
              <table:table-cell office:value-type="float" office:value="0.837744">
                <text:p>0.837744</text:p>
              </table:table-cell>
              <table:table-cell office:value-type="float" office:value="0.857237">
                <text:p>0.857237</text:p>
              </table:table-cell>
              <table:table-cell office:value-type="float" office:value="0.873503">
                <text:p>0.873503</text:p>
              </table:table-cell>
              <table:table-cell office:value-type="float" office:value="0.896677">
                <text:p>0.896677</text:p>
              </table:table-cell>
              <table:table-cell office:value-type="float" office:value="0.915948">
                <text:p>0.915948</text:p>
              </table:table-cell>
              <table:table-cell office:value-type="float" office:value="0.763953">
                <text:p>0.76395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417651">
                <text:p>0.417651</text:p>
              </table:table-cell>
              <table:table-cell office:value-type="float" office:value="0.666047">
                <text:p>0.666047</text:p>
              </table:table-cell>
              <table:table-cell office:value-type="float" office:value="0.732699">
                <text:p>0.732699</text:p>
              </table:table-cell>
              <table:table-cell office:value-type="float" office:value="0.772492">
                <text:p>0.772492</text:p>
              </table:table-cell>
              <table:table-cell office:value-type="float" office:value="0.811798">
                <text:p>0.811798</text:p>
              </table:table-cell>
              <table:table-cell office:value-type="float" office:value="0.835287">
                <text:p>0.835287</text:p>
              </table:table-cell>
              <table:table-cell office:value-type="float" office:value="0.852128">
                <text:p>0.852128</text:p>
              </table:table-cell>
              <table:table-cell office:value-type="float" office:value="0.867119">
                <text:p>0.867119</text:p>
              </table:table-cell>
              <table:table-cell office:value-type="float" office:value="0.877248">
                <text:p>0.877248</text:p>
              </table:table-cell>
              <table:table-cell office:value-type="float" office:value="0.900274">
                <text:p>0.900274</text:p>
              </table:table-cell>
              <table:table-cell office:value-type="float" office:value="0.915948">
                <text:p>0.915948</text:p>
              </table:table-cell>
              <table:table-cell office:value-type="float" office:value="0.773274">
                <text:p>0.77327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409443">
                <text:p>0.409443</text:p>
              </table:table-cell>
              <table:table-cell office:value-type="float" office:value="0.66883">
                <text:p>0.66883</text:p>
              </table:table-cell>
              <table:table-cell office:value-type="float" office:value="0.741333">
                <text:p>0.741333</text:p>
              </table:table-cell>
              <table:table-cell office:value-type="float" office:value="0.79383">
                <text:p>0.79383</text:p>
              </table:table-cell>
              <table:table-cell office:value-type="float" office:value="0.82504">
                <text:p>0.82504</text:p>
              </table:table-cell>
              <table:table-cell office:value-type="float" office:value="0.844255">
                <text:p>0.844255</text:p>
              </table:table-cell>
              <table:table-cell office:value-type="float" office:value="0.860856">
                <text:p>0.860856</text:p>
              </table:table-cell>
              <table:table-cell office:value-type="float" office:value="0.871116">
                <text:p>0.871116</text:p>
              </table:table-cell>
              <table:table-cell office:value-type="float" office:value="0.881013">
                <text:p>0.881013</text:p>
              </table:table-cell>
              <table:table-cell office:value-type="float" office:value="0.901992">
                <text:p>0.901992</text:p>
              </table:table-cell>
              <table:table-cell office:value-type="float" office:value="0.915948">
                <text:p>0.915948</text:p>
              </table:table-cell>
              <table:table-cell office:value-type="float" office:value="0.779771">
                <text:p>0.77977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02563">
                <text:p>0.402563</text:p>
              </table:table-cell>
              <table:table-cell office:value-type="float" office:value="0.609946">
                <text:p>0.609946</text:p>
              </table:table-cell>
              <table:table-cell office:value-type="float" office:value="0.695451">
                <text:p>0.695451</text:p>
              </table:table-cell>
              <table:table-cell office:value-type="float" office:value="0.749951">
                <text:p>0.749951</text:p>
              </table:table-cell>
              <table:table-cell office:value-type="float" office:value="0.794755">
                <text:p>0.794755</text:p>
              </table:table-cell>
              <table:table-cell office:value-type="float" office:value="0.832701">
                <text:p>0.832701</text:p>
              </table:table-cell>
              <table:table-cell office:value-type="float" office:value="0.853368">
                <text:p>0.853368</text:p>
              </table:table-cell>
              <table:table-cell office:value-type="float" office:value="0.8662">
                <text:p>0.8662</text:p>
              </table:table-cell>
              <table:table-cell office:value-type="float" office:value="0.877992">
                <text:p>0.877992</text:p>
              </table:table-cell>
              <table:table-cell office:value-type="float" office:value="0.898367">
                <text:p>0.898367</text:p>
              </table:table-cell>
              <table:table-cell office:value-type="float" office:value="0.915948">
                <text:p>0.915948</text:p>
              </table:table-cell>
              <table:table-cell office:value-type="float" office:value="0.758129">
                <text:p>0.75812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524413">
                <text:p>0.524413</text:p>
              </table:table-cell>
              <table:table-cell office:value-type="float" office:value="0.625056">
                <text:p>0.625056</text:p>
              </table:table-cell>
              <table:table-cell office:value-type="float" office:value="0.693252">
                <text:p>0.693252</text:p>
              </table:table-cell>
              <table:table-cell office:value-type="float" office:value="0.747012">
                <text:p>0.747012</text:p>
              </table:table-cell>
              <table:table-cell office:value-type="float" office:value="0.792721">
                <text:p>0.792721</text:p>
              </table:table-cell>
              <table:table-cell office:value-type="float" office:value="0.829255">
                <text:p>0.829255</text:p>
              </table:table-cell>
              <table:table-cell office:value-type="float" office:value="0.846239">
                <text:p>0.846239</text:p>
              </table:table-cell>
              <table:table-cell office:value-type="float" office:value="0.858064">
                <text:p>0.858064</text:p>
              </table:table-cell>
              <table:table-cell office:value-type="float" office:value="0.872502">
                <text:p>0.872502</text:p>
              </table:table-cell>
              <table:table-cell office:value-type="float" office:value="0.897574">
                <text:p>0.897574</text:p>
              </table:table-cell>
              <table:table-cell office:value-type="float" office:value="0.915948">
                <text:p>0.915948</text:p>
              </table:table-cell>
              <table:table-cell office:value-type="float" office:value="0.768609">
                <text:p>0.76860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492004">
                <text:p>0.492004</text:p>
              </table:table-cell>
              <table:table-cell office:value-type="float" office:value="0.619525">
                <text:p>0.619525</text:p>
              </table:table-cell>
              <table:table-cell office:value-type="float" office:value="0.691413">
                <text:p>0.691413</text:p>
              </table:table-cell>
              <table:table-cell office:value-type="float" office:value="0.742775">
                <text:p>0.742775</text:p>
              </table:table-cell>
              <table:table-cell office:value-type="float" office:value="0.774617">
                <text:p>0.774617</text:p>
              </table:table-cell>
              <table:table-cell office:value-type="float" office:value="0.817447">
                <text:p>0.817447</text:p>
              </table:table-cell>
              <table:table-cell office:value-type="float" office:value="0.839996">
                <text:p>0.839996</text:p>
              </table:table-cell>
              <table:table-cell office:value-type="float" office:value="0.856225">
                <text:p>0.856225</text:p>
              </table:table-cell>
              <table:table-cell office:value-type="float" office:value="0.868682">
                <text:p>0.868682</text:p>
              </table:table-cell>
              <table:table-cell office:value-type="float" office:value="0.89987">
                <text:p>0.89987</text:p>
              </table:table-cell>
              <table:table-cell office:value-type="float" office:value="0.915948">
                <text:p>0.915948</text:p>
              </table:table-cell>
              <table:table-cell office:value-type="float" office:value="0.760255">
                <text:p>0.76025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485633">
                <text:p>0.485633</text:p>
              </table:table-cell>
              <table:table-cell office:value-type="float" office:value="0.61596">
                <text:p>0.61596</text:p>
              </table:table-cell>
              <table:table-cell office:value-type="float" office:value="0.707537">
                <text:p>0.707537</text:p>
              </table:table-cell>
              <table:table-cell office:value-type="float" office:value="0.766067">
                <text:p>0.766067</text:p>
              </table:table-cell>
              <table:table-cell office:value-type="float" office:value="0.805802">
                <text:p>0.805802</text:p>
              </table:table-cell>
              <table:table-cell office:value-type="float" office:value="0.832977">
                <text:p>0.832977</text:p>
              </table:table-cell>
              <table:table-cell office:value-type="float" office:value="0.850716">
                <text:p>0.850716</text:p>
              </table:table-cell>
              <table:table-cell office:value-type="float" office:value="0.86193">
                <text:p>0.86193</text:p>
              </table:table-cell>
              <table:table-cell office:value-type="float" office:value="0.873339">
                <text:p>0.873339</text:p>
              </table:table-cell>
              <table:table-cell office:value-type="float" office:value="0.894111">
                <text:p>0.894111</text:p>
              </table:table-cell>
              <table:table-cell office:value-type="float" office:value="0.915948">
                <text:p>0.915948</text:p>
              </table:table-cell>
              <table:table-cell office:value-type="float" office:value="0.769407">
                <text:p>0.76940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513116">
                <text:p>0.513116</text:p>
              </table:table-cell>
              <table:table-cell office:value-type="float" office:value="0.647642">
                <text:p>0.647642</text:p>
              </table:table-cell>
              <table:table-cell office:value-type="float" office:value="0.730744">
                <text:p>0.730744</text:p>
              </table:table-cell>
              <table:table-cell office:value-type="float" office:value="0.781052">
                <text:p>0.781052</text:p>
              </table:table-cell>
              <table:table-cell office:value-type="float" office:value="0.814287">
                <text:p>0.814287</text:p>
              </table:table-cell>
              <table:table-cell office:value-type="float" office:value="0.829838">
                <text:p>0.829838</text:p>
              </table:table-cell>
              <table:table-cell office:value-type="float" office:value="0.847441">
                <text:p>0.847441</text:p>
              </table:table-cell>
              <table:table-cell office:value-type="float" office:value="0.863296">
                <text:p>0.863296</text:p>
              </table:table-cell>
              <table:table-cell office:value-type="float" office:value="0.87549">
                <text:p>0.87549</text:p>
              </table:table-cell>
              <table:table-cell office:value-type="float" office:value="0.896192">
                <text:p>0.896192</text:p>
              </table:table-cell>
              <table:table-cell office:value-type="float" office:value="0.915948">
                <text:p>0.915948</text:p>
              </table:table-cell>
              <table:table-cell office:value-type="float" office:value="0.77991">
                <text:p>0.7799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397897">
                <text:p>0.397897</text:p>
              </table:table-cell>
              <table:table-cell office:value-type="float" office:value="0.643447">
                <text:p>0.643447</text:p>
              </table:table-cell>
              <table:table-cell office:value-type="float" office:value="0.731214">
                <text:p>0.731214</text:p>
              </table:table-cell>
              <table:table-cell office:value-type="float" office:value="0.776018">
                <text:p>0.776018</text:p>
              </table:table-cell>
              <table:table-cell office:value-type="float" office:value="0.806616">
                <text:p>0.806616</text:p>
              </table:table-cell>
              <table:table-cell office:value-type="float" office:value="0.829312">
                <text:p>0.829312</text:p>
              </table:table-cell>
              <table:table-cell office:value-type="float" office:value="0.845641">
                <text:p>0.845641</text:p>
              </table:table-cell>
              <table:table-cell office:value-type="float" office:value="0.86392">
                <text:p>0.86392</text:p>
              </table:table-cell>
              <table:table-cell office:value-type="float" office:value="0.877415">
                <text:p>0.877415</text:p>
              </table:table-cell>
              <table:table-cell office:value-type="float" office:value="0.897465">
                <text:p>0.897465</text:p>
              </table:table-cell>
              <table:table-cell office:value-type="float" office:value="0.915948">
                <text:p>0.915948</text:p>
              </table:table-cell>
              <table:table-cell office:value-type="float" office:value="0.766894">
                <text:p>0.76689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77815">
                <text:p>0.477815</text:p>
              </table:table-cell>
              <table:table-cell office:value-type="float" office:value="0.683436">
                <text:p>0.683436</text:p>
              </table:table-cell>
              <table:table-cell office:value-type="float" office:value="0.749081">
                <text:p>0.749081</text:p>
              </table:table-cell>
              <table:table-cell office:value-type="float" office:value="0.784801">
                <text:p>0.784801</text:p>
              </table:table-cell>
              <table:table-cell office:value-type="float" office:value="0.813646">
                <text:p>0.813646</text:p>
              </table:table-cell>
              <table:table-cell office:value-type="float" office:value="0.839779">
                <text:p>0.839779</text:p>
              </table:table-cell>
              <table:table-cell office:value-type="float" office:value="0.852699">
                <text:p>0.852699</text:p>
              </table:table-cell>
              <table:table-cell office:value-type="float" office:value="0.866294">
                <text:p>0.866294</text:p>
              </table:table-cell>
              <table:table-cell office:value-type="float" office:value="0.875441">
                <text:p>0.875441</text:p>
              </table:table-cell>
              <table:table-cell office:value-type="float" office:value="0.895531">
                <text:p>0.895531</text:p>
              </table:table-cell>
              <table:table-cell office:value-type="float" office:value="0.915948">
                <text:p>0.915948</text:p>
              </table:table-cell>
              <table:table-cell office:value-type="float" office:value="0.783852">
                <text:p>0.78385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445959">
                <text:p>0.445959</text:p>
              </table:table-cell>
              <table:table-cell office:value-type="float" office:value="0.670404">
                <text:p>0.670404</text:p>
              </table:table-cell>
              <table:table-cell office:value-type="float" office:value="0.73373">
                <text:p>0.73373</text:p>
              </table:table-cell>
              <table:table-cell office:value-type="float" office:value="0.769357">
                <text:p>0.769357</text:p>
              </table:table-cell>
              <table:table-cell office:value-type="float" office:value="0.802785">
                <text:p>0.802785</text:p>
              </table:table-cell>
              <table:table-cell office:value-type="float" office:value="0.82496">
                <text:p>0.82496</text:p>
              </table:table-cell>
              <table:table-cell office:value-type="float" office:value="0.841649">
                <text:p>0.841649</text:p>
              </table:table-cell>
              <table:table-cell office:value-type="float" office:value="0.857247">
                <text:p>0.857247</text:p>
              </table:table-cell>
              <table:table-cell office:value-type="float" office:value="0.870692">
                <text:p>0.870692</text:p>
              </table:table-cell>
              <table:table-cell office:value-type="float" office:value="0.895012">
                <text:p>0.895012</text:p>
              </table:table-cell>
              <table:table-cell office:value-type="float" office:value="0.915948">
                <text:p>0.915948</text:p>
              </table:table-cell>
              <table:table-cell office:value-type="float" office:value="0.771179">
                <text:p>0.77117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445554">
                <text:p>0.445554</text:p>
              </table:table-cell>
              <table:table-cell office:value-type="float" office:value="0.659669">
                <text:p>0.659669</text:p>
              </table:table-cell>
              <table:table-cell office:value-type="float" office:value="0.735187">
                <text:p>0.735187</text:p>
              </table:table-cell>
              <table:table-cell office:value-type="float" office:value="0.766014">
                <text:p>0.766014</text:p>
              </table:table-cell>
              <table:table-cell office:value-type="float" office:value="0.79733">
                <text:p>0.79733</text:p>
              </table:table-cell>
              <table:table-cell office:value-type="float" office:value="0.824788">
                <text:p>0.824788</text:p>
              </table:table-cell>
              <table:table-cell office:value-type="float" office:value="0.840772">
                <text:p>0.840772</text:p>
              </table:table-cell>
              <table:table-cell office:value-type="float" office:value="0.858074">
                <text:p>0.858074</text:p>
              </table:table-cell>
              <table:table-cell office:value-type="float" office:value="0.870447">
                <text:p>0.870447</text:p>
              </table:table-cell>
              <table:table-cell office:value-type="float" office:value="0.890893">
                <text:p>0.890893</text:p>
              </table:table-cell>
              <table:table-cell office:value-type="float" office:value="0.915948">
                <text:p>0.915948</text:p>
              </table:table-cell>
              <table:table-cell office:value-type="float" office:value="0.768873">
                <text:p>0.76887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561251">
                <text:p>0.561251</text:p>
              </table:table-cell>
              <table:table-cell office:value-type="float" office:value="0.711507">
                <text:p>0.711507</text:p>
              </table:table-cell>
              <table:table-cell office:value-type="float" office:value="0.765499">
                <text:p>0.765499</text:p>
              </table:table-cell>
              <table:table-cell office:value-type="float" office:value="0.79434">
                <text:p>0.79434</text:p>
              </table:table-cell>
              <table:table-cell office:value-type="float" office:value="0.816424">
                <text:p>0.816424</text:p>
              </table:table-cell>
              <table:table-cell office:value-type="float" office:value="0.835183">
                <text:p>0.835183</text:p>
              </table:table-cell>
              <table:table-cell office:value-type="float" office:value="0.852052">
                <text:p>0.852052</text:p>
              </table:table-cell>
              <table:table-cell office:value-type="float" office:value="0.864427">
                <text:p>0.864427</text:p>
              </table:table-cell>
              <table:table-cell office:value-type="float" office:value="0.874213">
                <text:p>0.874213</text:p>
              </table:table-cell>
              <table:table-cell office:value-type="float" office:value="0.896088">
                <text:p>0.896088</text:p>
              </table:table-cell>
              <table:table-cell office:value-type="float" office:value="0.915948">
                <text:p>0.915948</text:p>
              </table:table-cell>
              <table:table-cell office:value-type="float" office:value="0.797098">
                <text:p>0.79709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49167">
                <text:p>0.449167</text:p>
              </table:table-cell>
              <table:table-cell office:value-type="float" office:value="0.640642">
                <text:p>0.640642</text:p>
              </table:table-cell>
              <table:table-cell office:value-type="float" office:value="0.733986">
                <text:p>0.733986</text:p>
              </table:table-cell>
              <table:table-cell office:value-type="float" office:value="0.772357">
                <text:p>0.772357</text:p>
              </table:table-cell>
              <table:table-cell office:value-type="float" office:value="0.799691">
                <text:p>0.799691</text:p>
              </table:table-cell>
              <table:table-cell office:value-type="float" office:value="0.825142">
                <text:p>0.825142</text:p>
              </table:table-cell>
              <table:table-cell office:value-type="float" office:value="0.840848">
                <text:p>0.840848</text:p>
              </table:table-cell>
              <table:table-cell office:value-type="float" office:value="0.855844">
                <text:p>0.855844</text:p>
              </table:table-cell>
              <table:table-cell office:value-type="float" office:value="0.869059">
                <text:p>0.869059</text:p>
              </table:table-cell>
              <table:table-cell office:value-type="float" office:value="0.889555">
                <text:p>0.889555</text:p>
              </table:table-cell>
              <table:table-cell office:value-type="float" office:value="0.915948">
                <text:p>0.915948</text:p>
              </table:table-cell>
              <table:table-cell office:value-type="float" office:value="0.767629">
                <text:p>0.76762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62108">
                <text:p>0.562108</text:p>
              </table:table-cell>
              <table:table-cell office:value-type="float" office:value="0.68709">
                <text:p>0.68709</text:p>
              </table:table-cell>
              <table:table-cell office:value-type="float" office:value="0.750377">
                <text:p>0.750377</text:p>
              </table:table-cell>
              <table:table-cell office:value-type="float" office:value="0.783297">
                <text:p>0.783297</text:p>
              </table:table-cell>
              <table:table-cell office:value-type="float" office:value="0.806808">
                <text:p>0.806808</text:p>
              </table:table-cell>
              <table:table-cell office:value-type="float" office:value="0.830874">
                <text:p>0.830874</text:p>
              </table:table-cell>
              <table:table-cell office:value-type="float" office:value="0.842612">
                <text:p>0.842612</text:p>
              </table:table-cell>
              <table:table-cell office:value-type="float" office:value="0.859814">
                <text:p>0.859814</text:p>
              </table:table-cell>
              <table:table-cell office:value-type="float" office:value="0.87095">
                <text:p>0.87095</text:p>
              </table:table-cell>
              <table:table-cell office:value-type="float" office:value="0.893295">
                <text:p>0.893295</text:p>
              </table:table-cell>
              <table:table-cell office:value-type="float" office:value="0.915948">
                <text:p>0.915948</text:p>
              </table:table-cell>
              <table:table-cell office:value-type="float" office:value="0.788722">
                <text:p>0.78872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20899">
                <text:p>0.420899</text:p>
              </table:table-cell>
              <table:table-cell office:value-type="float" office:value="0.667223">
                <text:p>0.667223</text:p>
              </table:table-cell>
              <table:table-cell office:value-type="float" office:value="0.723252">
                <text:p>0.723252</text:p>
              </table:table-cell>
              <table:table-cell office:value-type="float" office:value="0.76853">
                <text:p>0.76853</text:p>
              </table:table-cell>
              <table:table-cell office:value-type="float" office:value="0.795278">
                <text:p>0.795278</text:p>
              </table:table-cell>
              <table:table-cell office:value-type="float" office:value="0.815975">
                <text:p>0.815975</text:p>
              </table:table-cell>
              <table:table-cell office:value-type="float" office:value="0.837702">
                <text:p>0.837702</text:p>
              </table:table-cell>
              <table:table-cell office:value-type="float" office:value="0.854532">
                <text:p>0.854532</text:p>
              </table:table-cell>
              <table:table-cell office:value-type="float" office:value="0.869901">
                <text:p>0.869901</text:p>
              </table:table-cell>
              <table:table-cell office:value-type="float" office:value="0.892884">
                <text:p>0.892884</text:p>
              </table:table-cell>
              <table:table-cell office:value-type="float" office:value="0.915948">
                <text:p>0.915948</text:p>
              </table:table-cell>
              <table:table-cell office:value-type="float" office:value="0.764617">
                <text:p>0.76461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479083">
                <text:p>0.479083</text:p>
              </table:table-cell>
              <table:table-cell office:value-type="float" office:value="0.661713">
                <text:p>0.661713</text:p>
              </table:table-cell>
              <table:table-cell office:value-type="float" office:value="0.726084">
                <text:p>0.726084</text:p>
              </table:table-cell>
              <table:table-cell office:value-type="float" office:value="0.765058">
                <text:p>0.765058</text:p>
              </table:table-cell>
              <table:table-cell office:value-type="float" office:value="0.792127">
                <text:p>0.792127</text:p>
              </table:table-cell>
              <table:table-cell office:value-type="float" office:value="0.81334">
                <text:p>0.81334</text:p>
              </table:table-cell>
              <table:table-cell office:value-type="float" office:value="0.832647">
                <text:p>0.832647</text:p>
              </table:table-cell>
              <table:table-cell office:value-type="float" office:value="0.850809">
                <text:p>0.850809</text:p>
              </table:table-cell>
              <table:table-cell office:value-type="float" office:value="0.868261">
                <text:p>0.868261</text:p>
              </table:table-cell>
              <table:table-cell office:value-type="float" office:value="0.890091">
                <text:p>0.890091</text:p>
              </table:table-cell>
              <table:table-cell office:value-type="float" office:value="0.915948">
                <text:p>0.915948</text:p>
              </table:table-cell>
              <table:table-cell office:value-type="float" office:value="0.767921">
                <text:p>0.76792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467965">
                <text:p>0.467965</text:p>
              </table:table-cell>
              <table:table-cell office:value-type="float" office:value="0.661766">
                <text:p>0.661766</text:p>
              </table:table-cell>
              <table:table-cell office:value-type="float" office:value="0.727432">
                <text:p>0.727432</text:p>
              </table:table-cell>
              <table:table-cell office:value-type="float" office:value="0.763038">
                <text:p>0.763038</text:p>
              </table:table-cell>
              <table:table-cell office:value-type="float" office:value="0.794023">
                <text:p>0.794023</text:p>
              </table:table-cell>
              <table:table-cell office:value-type="float" office:value="0.815934">
                <text:p>0.815934</text:p>
              </table:table-cell>
              <table:table-cell office:value-type="float" office:value="0.837429">
                <text:p>0.837429</text:p>
              </table:table-cell>
              <table:table-cell office:value-type="float" office:value="0.853699">
                <text:p>0.853699</text:p>
              </table:table-cell>
              <table:table-cell office:value-type="float" office:value="0.870728">
                <text:p>0.870728</text:p>
              </table:table-cell>
              <table:table-cell office:value-type="float" office:value="0.893103">
                <text:p>0.893103</text:p>
              </table:table-cell>
              <table:table-cell office:value-type="float" office:value="0.915948">
                <text:p>0.915948</text:p>
              </table:table-cell>
              <table:table-cell office:value-type="float" office:value="0.768512">
                <text:p>0.76851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19808">
                <text:p>0.519808</text:p>
              </table:table-cell>
              <table:table-cell office:value-type="float" office:value="0.645522">
                <text:p>0.645522</text:p>
              </table:table-cell>
              <table:table-cell office:value-type="float" office:value="0.717727">
                <text:p>0.717727</text:p>
              </table:table-cell>
              <table:table-cell office:value-type="float" office:value="0.757859">
                <text:p>0.757859</text:p>
              </table:table-cell>
              <table:table-cell office:value-type="float" office:value="0.783452">
                <text:p>0.783452</text:p>
              </table:table-cell>
              <table:table-cell office:value-type="float" office:value="0.808176">
                <text:p>0.808176</text:p>
              </table:table-cell>
              <table:table-cell office:value-type="float" office:value="0.834319">
                <text:p>0.834319</text:p>
              </table:table-cell>
              <table:table-cell office:value-type="float" office:value="0.85197">
                <text:p>0.85197</text:p>
              </table:table-cell>
              <table:table-cell office:value-type="float" office:value="0.872826">
                <text:p>0.872826</text:p>
              </table:table-cell>
              <table:table-cell office:value-type="float" office:value="0.896592">
                <text:p>0.896592</text:p>
              </table:table-cell>
              <table:table-cell office:value-type="float" office:value="0.915948">
                <text:p>0.915948</text:p>
              </table:table-cell>
              <table:table-cell office:value-type="float" office:value="0.768825">
                <text:p>0.76882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546841">
                <text:p>0.546841</text:p>
              </table:table-cell>
              <table:table-cell office:value-type="float" office:value="0.673196">
                <text:p>0.673196</text:p>
              </table:table-cell>
              <table:table-cell office:value-type="float" office:value="0.723845">
                <text:p>0.723845</text:p>
              </table:table-cell>
              <table:table-cell office:value-type="float" office:value="0.752425">
                <text:p>0.752425</text:p>
              </table:table-cell>
              <table:table-cell office:value-type="float" office:value="0.781078">
                <text:p>0.781078</text:p>
              </table:table-cell>
              <table:table-cell office:value-type="float" office:value="0.804119">
                <text:p>0.804119</text:p>
              </table:table-cell>
              <table:table-cell office:value-type="float" office:value="0.833371">
                <text:p>0.833371</text:p>
              </table:table-cell>
              <table:table-cell office:value-type="float" office:value="0.846977">
                <text:p>0.846977</text:p>
              </table:table-cell>
              <table:table-cell office:value-type="float" office:value="0.868774">
                <text:p>0.868774</text:p>
              </table:table-cell>
              <table:table-cell office:value-type="float" office:value="0.89322">
                <text:p>0.89322</text:p>
              </table:table-cell>
              <table:table-cell office:value-type="float" office:value="0.915948">
                <text:p>0.915948</text:p>
              </table:table-cell>
              <table:table-cell office:value-type="float" office:value="0.772385">
                <text:p>0.77238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51651">
                <text:p>0.51651</text:p>
              </table:table-cell>
              <table:table-cell office:value-type="float" office:value="0.684063">
                <text:p>0.684063</text:p>
              </table:table-cell>
              <table:table-cell office:value-type="float" office:value="0.733763">
                <text:p>0.733763</text:p>
              </table:table-cell>
              <table:table-cell office:value-type="float" office:value="0.763834">
                <text:p>0.763834</text:p>
              </table:table-cell>
              <table:table-cell office:value-type="float" office:value="0.789196">
                <text:p>0.789196</text:p>
              </table:table-cell>
              <table:table-cell office:value-type="float" office:value="0.822714">
                <text:p>0.822714</text:p>
              </table:table-cell>
              <table:table-cell office:value-type="float" office:value="0.843188">
                <text:p>0.843188</text:p>
              </table:table-cell>
              <table:table-cell office:value-type="float" office:value="0.855711">
                <text:p>0.855711</text:p>
              </table:table-cell>
              <table:table-cell office:value-type="float" office:value="0.872343">
                <text:p>0.872343</text:p>
              </table:table-cell>
              <table:table-cell office:value-type="float" office:value="0.894708">
                <text:p>0.894708</text:p>
              </table:table-cell>
              <table:table-cell office:value-type="float" office:value="0.915948">
                <text:p>0.915948</text:p>
              </table:table-cell>
              <table:table-cell office:value-type="float" office:value="0.777603">
                <text:p>0.77760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65991">
                <text:p>0.465991</text:p>
              </table:table-cell>
              <table:table-cell office:value-type="float" office:value="0.691001">
                <text:p>0.691001</text:p>
              </table:table-cell>
              <table:table-cell office:value-type="float" office:value="0.747019">
                <text:p>0.747019</text:p>
              </table:table-cell>
              <table:table-cell office:value-type="float" office:value="0.78194">
                <text:p>0.78194</text:p>
              </table:table-cell>
              <table:table-cell office:value-type="float" office:value="0.812007">
                <text:p>0.812007</text:p>
              </table:table-cell>
              <table:table-cell office:value-type="float" office:value="0.832829">
                <text:p>0.832829</text:p>
              </table:table-cell>
              <table:table-cell office:value-type="float" office:value="0.849118">
                <text:p>0.849118</text:p>
              </table:table-cell>
              <table:table-cell office:value-type="float" office:value="0.865043">
                <text:p>0.865043</text:p>
              </table:table-cell>
              <table:table-cell office:value-type="float" office:value="0.880137">
                <text:p>0.880137</text:p>
              </table:table-cell>
              <table:table-cell office:value-type="float" office:value="0.90134">
                <text:p>0.90134</text:p>
              </table:table-cell>
              <table:table-cell office:value-type="float" office:value="0.915948">
                <text:p>0.915948</text:p>
              </table:table-cell>
              <table:table-cell office:value-type="float" office:value="0.782643">
                <text:p>0.78264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57774">
                <text:p>0.57774</text:p>
              </table:table-cell>
              <table:table-cell office:value-type="float" office:value="0.718682">
                <text:p>0.718682</text:p>
              </table:table-cell>
              <table:table-cell office:value-type="float" office:value="0.766639">
                <text:p>0.766639</text:p>
              </table:table-cell>
              <table:table-cell office:value-type="float" office:value="0.79072">
                <text:p>0.79072</text:p>
              </table:table-cell>
              <table:table-cell office:value-type="float" office:value="0.810697">
                <text:p>0.810697</text:p>
              </table:table-cell>
              <table:table-cell office:value-type="float" office:value="0.83031">
                <text:p>0.83031</text:p>
              </table:table-cell>
              <table:table-cell office:value-type="float" office:value="0.845958">
                <text:p>0.845958</text:p>
              </table:table-cell>
              <table:table-cell office:value-type="float" office:value="0.864417">
                <text:p>0.864417</text:p>
              </table:table-cell>
              <table:table-cell office:value-type="float" office:value="0.875847">
                <text:p>0.875847</text:p>
              </table:table-cell>
              <table:table-cell office:value-type="float" office:value="0.900429">
                <text:p>0.900429</text:p>
              </table:table-cell>
              <table:table-cell office:value-type="float" office:value="0.915948">
                <text:p>0.915948</text:p>
              </table:table-cell>
              <table:table-cell office:value-type="float" office:value="0.798144">
                <text:p>0.7981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65036">
                <text:p>0.565036</text:p>
              </table:table-cell>
              <table:table-cell office:value-type="float" office:value="0.715711">
                <text:p>0.715711</text:p>
              </table:table-cell>
              <table:table-cell office:value-type="float" office:value="0.771125">
                <text:p>0.771125</text:p>
              </table:table-cell>
              <table:table-cell office:value-type="float" office:value="0.805222">
                <text:p>0.805222</text:p>
              </table:table-cell>
              <table:table-cell office:value-type="float" office:value="0.829674">
                <text:p>0.829674</text:p>
              </table:table-cell>
              <table:table-cell office:value-type="float" office:value="0.841548">
                <text:p>0.841548</text:p>
              </table:table-cell>
              <table:table-cell office:value-type="float" office:value="0.854964">
                <text:p>0.854964</text:p>
              </table:table-cell>
              <table:table-cell office:value-type="float" office:value="0.865703">
                <text:p>0.865703</text:p>
              </table:table-cell>
              <table:table-cell office:value-type="float" office:value="0.880442">
                <text:p>0.880442</text:p>
              </table:table-cell>
              <table:table-cell office:value-type="float" office:value="0.902777">
                <text:p>0.902777</text:p>
              </table:table-cell>
              <table:table-cell office:value-type="float" office:value="0.915948">
                <text:p>0.915948</text:p>
              </table:table-cell>
              <table:table-cell office:value-type="float" office:value="0.80322">
                <text:p>0.8032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498598">
                <text:p>0.498598</text:p>
              </table:table-cell>
              <table:table-cell office:value-type="float" office:value="0.700467">
                <text:p>0.700467</text:p>
              </table:table-cell>
              <table:table-cell office:value-type="float" office:value="0.75363">
                <text:p>0.75363</text:p>
              </table:table-cell>
              <table:table-cell office:value-type="float" office:value="0.796286">
                <text:p>0.796286</text:p>
              </table:table-cell>
              <table:table-cell office:value-type="float" office:value="0.823347">
                <text:p>0.823347</text:p>
              </table:table-cell>
              <table:table-cell office:value-type="float" office:value="0.841256">
                <text:p>0.841256</text:p>
              </table:table-cell>
              <table:table-cell office:value-type="float" office:value="0.856802">
                <text:p>0.856802</text:p>
              </table:table-cell>
              <table:table-cell office:value-type="float" office:value="0.86945">
                <text:p>0.86945</text:p>
              </table:table-cell>
              <table:table-cell office:value-type="float" office:value="0.877316">
                <text:p>0.877316</text:p>
              </table:table-cell>
              <table:table-cell office:value-type="float" office:value="0.898295">
                <text:p>0.898295</text:p>
              </table:table-cell>
              <table:table-cell office:value-type="float" office:value="0.915948">
                <text:p>0.915948</text:p>
              </table:table-cell>
              <table:table-cell office:value-type="float" office:value="0.791545">
                <text:p>0.79154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466845">
                <text:p>0.466845</text:p>
              </table:table-cell>
              <table:table-cell office:value-type="float" office:value="0.682316">
                <text:p>0.682316</text:p>
              </table:table-cell>
              <table:table-cell office:value-type="float" office:value="0.74698">
                <text:p>0.74698</text:p>
              </table:table-cell>
              <table:table-cell office:value-type="float" office:value="0.784935">
                <text:p>0.784935</text:p>
              </table:table-cell>
              <table:table-cell office:value-type="float" office:value="0.813161">
                <text:p>0.813161</text:p>
              </table:table-cell>
              <table:table-cell office:value-type="float" office:value="0.833707">
                <text:p>0.833707</text:p>
              </table:table-cell>
              <table:table-cell office:value-type="float" office:value="0.85139">
                <text:p>0.85139</text:p>
              </table:table-cell>
              <table:table-cell office:value-type="float" office:value="0.868975">
                <text:p>0.868975</text:p>
              </table:table-cell>
              <table:table-cell office:value-type="float" office:value="0.882044">
                <text:p>0.882044</text:p>
              </table:table-cell>
              <table:table-cell office:value-type="float" office:value="0.899603">
                <text:p>0.899603</text:p>
              </table:table-cell>
              <table:table-cell office:value-type="float" office:value="0.915948">
                <text:p>0.915948</text:p>
              </table:table-cell>
              <table:table-cell office:value-type="float" office:value="0.782996">
                <text:p>0.78299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486657">
                <text:p>0.486657</text:p>
              </table:table-cell>
              <table:table-cell office:value-type="float" office:value="0.657852">
                <text:p>0.657852</text:p>
              </table:table-cell>
              <table:table-cell office:value-type="float" office:value="0.733713">
                <text:p>0.733713</text:p>
              </table:table-cell>
              <table:table-cell office:value-type="float" office:value="0.774231">
                <text:p>0.774231</text:p>
              </table:table-cell>
              <table:table-cell office:value-type="float" office:value="0.801909">
                <text:p>0.801909</text:p>
              </table:table-cell>
              <table:table-cell office:value-type="float" office:value="0.829573">
                <text:p>0.829573</text:p>
              </table:table-cell>
              <table:table-cell office:value-type="float" office:value="0.85178">
                <text:p>0.85178</text:p>
              </table:table-cell>
              <table:table-cell office:value-type="float" office:value="0.869747">
                <text:p>0.869747</text:p>
              </table:table-cell>
              <table:table-cell office:value-type="float" office:value="0.883138">
                <text:p>0.883138</text:p>
              </table:table-cell>
              <table:table-cell office:value-type="float" office:value="0.901985">
                <text:p>0.901985</text:p>
              </table:table-cell>
              <table:table-cell office:value-type="float" office:value="0.915948">
                <text:p>0.915948</text:p>
              </table:table-cell>
              <table:table-cell office:value-type="float" office:value="0.779058">
                <text:p>0.77905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445184">
                <text:p>0.445184</text:p>
              </table:table-cell>
              <table:table-cell office:value-type="float" office:value="0.689469">
                <text:p>0.689469</text:p>
              </table:table-cell>
              <table:table-cell office:value-type="float" office:value="0.754371">
                <text:p>0.754371</text:p>
              </table:table-cell>
              <table:table-cell office:value-type="float" office:value="0.789644">
                <text:p>0.789644</text:p>
              </table:table-cell>
              <table:table-cell office:value-type="float" office:value="0.814695">
                <text:p>0.814695</text:p>
              </table:table-cell>
              <table:table-cell office:value-type="float" office:value="0.834441">
                <text:p>0.834441</text:p>
              </table:table-cell>
              <table:table-cell office:value-type="float" office:value="0.856835">
                <text:p>0.856835</text:p>
              </table:table-cell>
              <table:table-cell office:value-type="float" office:value="0.870904">
                <text:p>0.870904</text:p>
              </table:table-cell>
              <table:table-cell office:value-type="float" office:value="0.88074">
                <text:p>0.88074</text:p>
              </table:table-cell>
              <table:table-cell office:value-type="float" office:value="0.898181">
                <text:p>0.898181</text:p>
              </table:table-cell>
              <table:table-cell office:value-type="float" office:value="0.915948">
                <text:p>0.915948</text:p>
              </table:table-cell>
              <table:table-cell office:value-type="float" office:value="0.783447">
                <text:p>0.78344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453182">
                <text:p>0.453182</text:p>
              </table:table-cell>
              <table:table-cell office:value-type="float" office:value="0.694209">
                <text:p>0.694209</text:p>
              </table:table-cell>
              <table:table-cell office:value-type="float" office:value="0.769449">
                <text:p>0.769449</text:p>
              </table:table-cell>
              <table:table-cell office:value-type="float" office:value="0.807697">
                <text:p>0.807697</text:p>
              </table:table-cell>
              <table:table-cell office:value-type="float" office:value="0.828637">
                <text:p>0.828637</text:p>
              </table:table-cell>
              <table:table-cell office:value-type="float" office:value="0.849793">
                <text:p>0.849793</text:p>
              </table:table-cell>
              <table:table-cell office:value-type="float" office:value="0.863679">
                <text:p>0.863679</text:p>
              </table:table-cell>
              <table:table-cell office:value-type="float" office:value="0.872843">
                <text:p>0.872843</text:p>
              </table:table-cell>
              <table:table-cell office:value-type="float" office:value="0.88109">
                <text:p>0.88109</text:p>
              </table:table-cell>
              <table:table-cell office:value-type="float" office:value="0.896294">
                <text:p>0.896294</text:p>
              </table:table-cell>
              <table:table-cell office:value-type="float" office:value="0.915948">
                <text:p>0.915948</text:p>
              </table:table-cell>
              <table:table-cell office:value-type="float" office:value="0.791687">
                <text:p>0.79168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00272">
                <text:p>0.500272</text:p>
              </table:table-cell>
              <table:table-cell office:value-type="float" office:value="0.700441">
                <text:p>0.700441</text:p>
              </table:table-cell>
              <table:table-cell office:value-type="float" office:value="0.766315">
                <text:p>0.766315</text:p>
              </table:table-cell>
              <table:table-cell office:value-type="float" office:value="0.805019">
                <text:p>0.805019</text:p>
              </table:table-cell>
              <table:table-cell office:value-type="float" office:value="0.826007">
                <text:p>0.826007</text:p>
              </table:table-cell>
              <table:table-cell office:value-type="float" office:value="0.84478">
                <text:p>0.84478</text:p>
              </table:table-cell>
              <table:table-cell office:value-type="float" office:value="0.863665">
                <text:p>0.863665</text:p>
              </table:table-cell>
              <table:table-cell office:value-type="float" office:value="0.876049">
                <text:p>0.876049</text:p>
              </table:table-cell>
              <table:table-cell office:value-type="float" office:value="0.885401">
                <text:p>0.885401</text:p>
              </table:table-cell>
              <table:table-cell office:value-type="float" office:value="0.901955">
                <text:p>0.901955</text:p>
              </table:table-cell>
              <table:table-cell office:value-type="float" office:value="0.915948">
                <text:p>0.915948</text:p>
              </table:table-cell>
              <table:table-cell office:value-type="float" office:value="0.796991">
                <text:p>0.79699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428392">
                <text:p>0.428392</text:p>
              </table:table-cell>
              <table:table-cell office:value-type="float" office:value="0.705266">
                <text:p>0.705266</text:p>
              </table:table-cell>
              <table:table-cell office:value-type="float" office:value="0.773887">
                <text:p>0.773887</text:p>
              </table:table-cell>
              <table:table-cell office:value-type="float" office:value="0.8074">
                <text:p>0.8074</text:p>
              </table:table-cell>
              <table:table-cell office:value-type="float" office:value="0.823938">
                <text:p>0.823938</text:p>
              </table:table-cell>
              <table:table-cell office:value-type="float" office:value="0.843643">
                <text:p>0.843643</text:p>
              </table:table-cell>
              <table:table-cell office:value-type="float" office:value="0.85965">
                <text:p>0.85965</text:p>
              </table:table-cell>
              <table:table-cell office:value-type="float" office:value="0.871444">
                <text:p>0.871444</text:p>
              </table:table-cell>
              <table:table-cell office:value-type="float" office:value="0.882424">
                <text:p>0.882424</text:p>
              </table:table-cell>
              <table:table-cell office:value-type="float" office:value="0.903045">
                <text:p>0.903045</text:p>
              </table:table-cell>
              <table:table-cell office:value-type="float" office:value="0.915948">
                <text:p>0.915948</text:p>
              </table:table-cell>
              <table:table-cell office:value-type="float" office:value="0.789909">
                <text:p>0.78990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458547">
                <text:p>0.458547</text:p>
              </table:table-cell>
              <table:table-cell office:value-type="float" office:value="0.710327">
                <text:p>0.710327</text:p>
              </table:table-cell>
              <table:table-cell office:value-type="float" office:value="0.772368">
                <text:p>0.772368</text:p>
              </table:table-cell>
              <table:table-cell office:value-type="float" office:value="0.803631">
                <text:p>0.803631</text:p>
              </table:table-cell>
              <table:table-cell office:value-type="float" office:value="0.824077">
                <text:p>0.824077</text:p>
              </table:table-cell>
              <table:table-cell office:value-type="float" office:value="0.845246">
                <text:p>0.845246</text:p>
              </table:table-cell>
              <table:table-cell office:value-type="float" office:value="0.86215">
                <text:p>0.86215</text:p>
              </table:table-cell>
              <table:table-cell office:value-type="float" office:value="0.873201">
                <text:p>0.873201</text:p>
              </table:table-cell>
              <table:table-cell office:value-type="float" office:value="0.883281">
                <text:p>0.883281</text:p>
              </table:table-cell>
              <table:table-cell office:value-type="float" office:value="0.899337">
                <text:p>0.899337</text:p>
              </table:table-cell>
              <table:table-cell office:value-type="float" office:value="0.915948">
                <text:p>0.915948</text:p>
              </table:table-cell>
              <table:table-cell office:value-type="float" office:value="0.793217">
                <text:p>0.79321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547979">
                <text:p>0.547979</text:p>
              </table:table-cell>
              <table:table-cell office:value-type="float" office:value="0.712355">
                <text:p>0.712355</text:p>
              </table:table-cell>
              <table:table-cell office:value-type="float" office:value="0.764023">
                <text:p>0.764023</text:p>
              </table:table-cell>
              <table:table-cell office:value-type="float" office:value="0.795096">
                <text:p>0.795096</text:p>
              </table:table-cell>
              <table:table-cell office:value-type="float" office:value="0.820965">
                <text:p>0.820965</text:p>
              </table:table-cell>
              <table:table-cell office:value-type="float" office:value="0.840603">
                <text:p>0.840603</text:p>
              </table:table-cell>
              <table:table-cell office:value-type="float" office:value="0.859331">
                <text:p>0.859331</text:p>
              </table:table-cell>
              <table:table-cell office:value-type="float" office:value="0.87092">
                <text:p>0.87092</text:p>
              </table:table-cell>
              <table:table-cell office:value-type="float" office:value="0.882587">
                <text:p>0.882587</text:p>
              </table:table-cell>
              <table:table-cell office:value-type="float" office:value="0.897805">
                <text:p>0.897805</text:p>
              </table:table-cell>
              <table:table-cell office:value-type="float" office:value="0.915948">
                <text:p>0.915948</text:p>
              </table:table-cell>
              <table:table-cell office:value-type="float" office:value="0.799166">
                <text:p>0.79916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40947">
                <text:p>0.540947</text:p>
              </table:table-cell>
              <table:table-cell office:value-type="float" office:value="0.739835">
                <text:p>0.739835</text:p>
              </table:table-cell>
              <table:table-cell office:value-type="float" office:value="0.781546">
                <text:p>0.781546</text:p>
              </table:table-cell>
              <table:table-cell office:value-type="float" office:value="0.812167">
                <text:p>0.812167</text:p>
              </table:table-cell>
              <table:table-cell office:value-type="float" office:value="0.832542">
                <text:p>0.832542</text:p>
              </table:table-cell>
              <table:table-cell office:value-type="float" office:value="0.85179">
                <text:p>0.85179</text:p>
              </table:table-cell>
              <table:table-cell office:value-type="float" office:value="0.862683">
                <text:p>0.862683</text:p>
              </table:table-cell>
              <table:table-cell office:value-type="float" office:value="0.873275">
                <text:p>0.873275</text:p>
              </table:table-cell>
              <table:table-cell office:value-type="float" office:value="0.88729">
                <text:p>0.88729</text:p>
              </table:table-cell>
              <table:table-cell office:value-type="float" office:value="0.901165">
                <text:p>0.901165</text:p>
              </table:table-cell>
              <table:table-cell office:value-type="float" office:value="0.915948">
                <text:p>0.915948</text:p>
              </table:table-cell>
              <table:table-cell office:value-type="float" office:value="0.808324">
                <text:p>0.80832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30005">
                <text:p>0.630005</text:p>
              </table:table-cell>
              <table:table-cell office:value-type="float" office:value="0.753525">
                <text:p>0.753525</text:p>
              </table:table-cell>
              <table:table-cell office:value-type="float" office:value="0.783375">
                <text:p>0.783375</text:p>
              </table:table-cell>
              <table:table-cell office:value-type="float" office:value="0.809756">
                <text:p>0.809756</text:p>
              </table:table-cell>
              <table:table-cell office:value-type="float" office:value="0.833234">
                <text:p>0.833234</text:p>
              </table:table-cell>
              <table:table-cell office:value-type="float" office:value="0.852084">
                <text:p>0.852084</text:p>
              </table:table-cell>
              <table:table-cell office:value-type="float" office:value="0.865468">
                <text:p>0.865468</text:p>
              </table:table-cell>
              <table:table-cell office:value-type="float" office:value="0.877148">
                <text:p>0.877148</text:p>
              </table:table-cell>
              <table:table-cell office:value-type="float" office:value="0.887167">
                <text:p>0.887167</text:p>
              </table:table-cell>
              <table:table-cell office:value-type="float" office:value="0.900487">
                <text:p>0.900487</text:p>
              </table:table-cell>
              <table:table-cell office:value-type="float" office:value="0.915948">
                <text:p>0.915948</text:p>
              </table:table-cell>
              <table:table-cell office:value-type="float" office:value="0.819225">
                <text:p>0.81922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07869">
                <text:p>0.607869</text:p>
              </table:table-cell>
              <table:table-cell office:value-type="float" office:value="0.758484">
                <text:p>0.758484</text:p>
              </table:table-cell>
              <table:table-cell office:value-type="float" office:value="0.790673">
                <text:p>0.790673</text:p>
              </table:table-cell>
              <table:table-cell office:value-type="float" office:value="0.813684">
                <text:p>0.813684</text:p>
              </table:table-cell>
              <table:table-cell office:value-type="float" office:value="0.83203">
                <text:p>0.83203</text:p>
              </table:table-cell>
              <table:table-cell office:value-type="float" office:value="0.850172">
                <text:p>0.850172</text:p>
              </table:table-cell>
              <table:table-cell office:value-type="float" office:value="0.863099">
                <text:p>0.863099</text:p>
              </table:table-cell>
              <table:table-cell office:value-type="float" office:value="0.874338">
                <text:p>0.874338</text:p>
              </table:table-cell>
              <table:table-cell office:value-type="float" office:value="0.886786">
                <text:p>0.886786</text:p>
              </table:table-cell>
              <table:table-cell office:value-type="float" office:value="0.902416">
                <text:p>0.902416</text:p>
              </table:table-cell>
              <table:table-cell office:value-type="float" office:value="0.915948">
                <text:p>0.915948</text:p>
              </table:table-cell>
              <table:table-cell office:value-type="float" office:value="0.817955">
                <text:p>0.81795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558604">
                <text:p>0.558604</text:p>
              </table:table-cell>
              <table:table-cell office:value-type="float" office:value="0.760377">
                <text:p>0.760377</text:p>
              </table:table-cell>
              <table:table-cell office:value-type="float" office:value="0.807227">
                <text:p>0.807227</text:p>
              </table:table-cell>
              <table:table-cell office:value-type="float" office:value="0.828913">
                <text:p>0.828913</text:p>
              </table:table-cell>
              <table:table-cell office:value-type="float" office:value="0.847186">
                <text:p>0.847186</text:p>
              </table:table-cell>
              <table:table-cell office:value-type="float" office:value="0.85903">
                <text:p>0.85903</text:p>
              </table:table-cell>
              <table:table-cell office:value-type="float" office:value="0.870032">
                <text:p>0.870032</text:p>
              </table:table-cell>
              <table:table-cell office:value-type="float" office:value="0.879922">
                <text:p>0.879922</text:p>
              </table:table-cell>
              <table:table-cell office:value-type="float" office:value="0.891026">
                <text:p>0.891026</text:p>
              </table:table-cell>
              <table:table-cell office:value-type="float" office:value="0.902264">
                <text:p>0.902264</text:p>
              </table:table-cell>
              <table:table-cell office:value-type="float" office:value="0.915948">
                <text:p>0.915948</text:p>
              </table:table-cell>
              <table:table-cell office:value-type="float" office:value="0.820458">
                <text:p>0.82045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79856">
                <text:p>0.579856</text:p>
              </table:table-cell>
              <table:table-cell office:value-type="float" office:value="0.763725">
                <text:p>0.763725</text:p>
              </table:table-cell>
              <table:table-cell office:value-type="float" office:value="0.805189">
                <text:p>0.805189</text:p>
              </table:table-cell>
              <table:table-cell office:value-type="float" office:value="0.828839">
                <text:p>0.828839</text:p>
              </table:table-cell>
              <table:table-cell office:value-type="float" office:value="0.846498">
                <text:p>0.846498</text:p>
              </table:table-cell>
              <table:table-cell office:value-type="float" office:value="0.862963">
                <text:p>0.862963</text:p>
              </table:table-cell>
              <table:table-cell office:value-type="float" office:value="0.870645">
                <text:p>0.870645</text:p>
              </table:table-cell>
              <table:table-cell office:value-type="float" office:value="0.883421">
                <text:p>0.883421</text:p>
              </table:table-cell>
              <table:table-cell office:value-type="float" office:value="0.891561">
                <text:p>0.891561</text:p>
              </table:table-cell>
              <table:table-cell office:value-type="float" office:value="0.905002">
                <text:p>0.905002</text:p>
              </table:table-cell>
              <table:table-cell office:value-type="float" office:value="0.915948">
                <text:p>0.915948</text:p>
              </table:table-cell>
              <table:table-cell office:value-type="float" office:value="0.82377">
                <text:p>0.8237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12138">
                <text:p>0.612138</text:p>
              </table:table-cell>
              <table:table-cell office:value-type="float" office:value="0.757391">
                <text:p>0.757391</text:p>
              </table:table-cell>
              <table:table-cell office:value-type="float" office:value="0.79676">
                <text:p>0.79676</text:p>
              </table:table-cell>
              <table:table-cell office:value-type="float" office:value="0.823483">
                <text:p>0.823483</text:p>
              </table:table-cell>
              <table:table-cell office:value-type="float" office:value="0.844598">
                <text:p>0.844598</text:p>
              </table:table-cell>
              <table:table-cell office:value-type="float" office:value="0.859788">
                <text:p>0.859788</text:p>
              </table:table-cell>
              <table:table-cell office:value-type="float" office:value="0.870247">
                <text:p>0.870247</text:p>
              </table:table-cell>
              <table:table-cell office:value-type="float" office:value="0.876811">
                <text:p>0.876811</text:p>
              </table:table-cell>
              <table:table-cell office:value-type="float" office:value="0.88861">
                <text:p>0.88861</text:p>
              </table:table-cell>
              <table:table-cell office:value-type="float" office:value="0.904183">
                <text:p>0.904183</text:p>
              </table:table-cell>
              <table:table-cell office:value-type="float" office:value="0.915948">
                <text:p>0.915948</text:p>
              </table:table-cell>
              <table:table-cell office:value-type="float" office:value="0.823401">
                <text:p>0.82340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95489">
                <text:p>0.695489</text:p>
              </table:table-cell>
              <table:table-cell office:value-type="float" office:value="0.781002">
                <text:p>0.781002</text:p>
              </table:table-cell>
              <table:table-cell office:value-type="float" office:value="0.804306">
                <text:p>0.804306</text:p>
              </table:table-cell>
              <table:table-cell office:value-type="float" office:value="0.830734">
                <text:p>0.830734</text:p>
              </table:table-cell>
              <table:table-cell office:value-type="float" office:value="0.851365">
                <text:p>0.851365</text:p>
              </table:table-cell>
              <table:table-cell office:value-type="float" office:value="0.862786">
                <text:p>0.862786</text:p>
              </table:table-cell>
              <table:table-cell office:value-type="float" office:value="0.870355">
                <text:p>0.870355</text:p>
              </table:table-cell>
              <table:table-cell office:value-type="float" office:value="0.877261">
                <text:p>0.877261</text:p>
              </table:table-cell>
              <table:table-cell office:value-type="float" office:value="0.888622">
                <text:p>0.888622</text:p>
              </table:table-cell>
              <table:table-cell office:value-type="float" office:value="0.902847">
                <text:p>0.902847</text:p>
              </table:table-cell>
              <table:table-cell office:value-type="float" office:value="0.915948">
                <text:p>0.915948</text:p>
              </table:table-cell>
              <table:table-cell office:value-type="float" office:value="0.836477">
                <text:p>0.83647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81202">
                <text:p>0.681202</text:p>
              </table:table-cell>
              <table:table-cell office:value-type="float" office:value="0.781178">
                <text:p>0.781178</text:p>
              </table:table-cell>
              <table:table-cell office:value-type="float" office:value="0.807655">
                <text:p>0.807655</text:p>
              </table:table-cell>
              <table:table-cell office:value-type="float" office:value="0.835378">
                <text:p>0.835378</text:p>
              </table:table-cell>
              <table:table-cell office:value-type="float" office:value="0.856481">
                <text:p>0.856481</text:p>
              </table:table-cell>
              <table:table-cell office:value-type="float" office:value="0.86569">
                <text:p>0.86569</text:p>
              </table:table-cell>
              <table:table-cell office:value-type="float" office:value="0.873625">
                <text:p>0.873625</text:p>
              </table:table-cell>
              <table:table-cell office:value-type="float" office:value="0.880959">
                <text:p>0.880959</text:p>
              </table:table-cell>
              <table:table-cell office:value-type="float" office:value="0.890584">
                <text:p>0.890584</text:p>
              </table:table-cell>
              <table:table-cell office:value-type="float" office:value="0.905822">
                <text:p>0.905822</text:p>
              </table:table-cell>
              <table:table-cell office:value-type="float" office:value="0.915948">
                <text:p>0.915948</text:p>
              </table:table-cell>
              <table:table-cell office:value-type="float" office:value="0.837857">
                <text:p>0.83785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02522">
                <text:p>0.602522</text:p>
              </table:table-cell>
              <table:table-cell office:value-type="float" office:value="0.771923">
                <text:p>0.771923</text:p>
              </table:table-cell>
              <table:table-cell office:value-type="float" office:value="0.807091">
                <text:p>0.807091</text:p>
              </table:table-cell>
              <table:table-cell office:value-type="float" office:value="0.832288">
                <text:p>0.832288</text:p>
              </table:table-cell>
              <table:table-cell office:value-type="float" office:value="0.860335">
                <text:p>0.860335</text:p>
              </table:table-cell>
              <table:table-cell office:value-type="float" office:value="0.869718">
                <text:p>0.869718</text:p>
              </table:table-cell>
              <table:table-cell office:value-type="float" office:value="0.878904">
                <text:p>0.878904</text:p>
              </table:table-cell>
              <table:table-cell office:value-type="float" office:value="0.886807">
                <text:p>0.886807</text:p>
              </table:table-cell>
              <table:table-cell office:value-type="float" office:value="0.895765">
                <text:p>0.895765</text:p>
              </table:table-cell>
              <table:table-cell office:value-type="float" office:value="0.907048">
                <text:p>0.907048</text:p>
              </table:table-cell>
              <table:table-cell office:value-type="float" office:value="0.915948">
                <text:p>0.915948</text:p>
              </table:table-cell>
              <table:table-cell office:value-type="float" office:value="0.83124">
                <text:p>0.8312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66204">
                <text:p>0.666204</text:p>
              </table:table-cell>
              <table:table-cell office:value-type="float" office:value="0.761006">
                <text:p>0.761006</text:p>
              </table:table-cell>
              <table:table-cell office:value-type="float" office:value="0.793254">
                <text:p>0.793254</text:p>
              </table:table-cell>
              <table:table-cell office:value-type="float" office:value="0.824347">
                <text:p>0.824347</text:p>
              </table:table-cell>
              <table:table-cell office:value-type="float" office:value="0.851977">
                <text:p>0.851977</text:p>
              </table:table-cell>
              <table:table-cell office:value-type="float" office:value="0.868244">
                <text:p>0.868244</text:p>
              </table:table-cell>
              <table:table-cell office:value-type="float" office:value="0.876643">
                <text:p>0.876643</text:p>
              </table:table-cell>
              <table:table-cell office:value-type="float" office:value="0.882453">
                <text:p>0.882453</text:p>
              </table:table-cell>
              <table:table-cell office:value-type="float" office:value="0.8913">
                <text:p>0.8913</text:p>
              </table:table-cell>
              <table:table-cell office:value-type="float" office:value="0.90449">
                <text:p>0.90449</text:p>
              </table:table-cell>
              <table:table-cell office:value-type="float" office:value="0.915948">
                <text:p>0.915948</text:p>
              </table:table-cell>
              <table:table-cell office:value-type="float" office:value="0.831992">
                <text:p>0.83199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45995">
                <text:p>0.645995</text:p>
              </table:table-cell>
              <table:table-cell office:value-type="float" office:value="0.749943">
                <text:p>0.749943</text:p>
              </table:table-cell>
              <table:table-cell office:value-type="float" office:value="0.790248">
                <text:p>0.790248</text:p>
              </table:table-cell>
              <table:table-cell office:value-type="float" office:value="0.822852">
                <text:p>0.822852</text:p>
              </table:table-cell>
              <table:table-cell office:value-type="float" office:value="0.849374">
                <text:p>0.849374</text:p>
              </table:table-cell>
              <table:table-cell office:value-type="float" office:value="0.864038">
                <text:p>0.864038</text:p>
              </table:table-cell>
              <table:table-cell office:value-type="float" office:value="0.873463">
                <text:p>0.873463</text:p>
              </table:table-cell>
              <table:table-cell office:value-type="float" office:value="0.880695">
                <text:p>0.880695</text:p>
              </table:table-cell>
              <table:table-cell office:value-type="float" office:value="0.888805">
                <text:p>0.888805</text:p>
              </table:table-cell>
              <table:table-cell office:value-type="float" office:value="0.900258">
                <text:p>0.900258</text:p>
              </table:table-cell>
              <table:table-cell office:value-type="float" office:value="0.915948">
                <text:p>0.915948</text:p>
              </table:table-cell>
              <table:table-cell office:value-type="float" office:value="0.826567">
                <text:p>0.82656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09679">
                <text:p>0.609679</text:p>
              </table:table-cell>
              <table:table-cell office:value-type="float" office:value="0.7392">
                <text:p>0.7392</text:p>
              </table:table-cell>
              <table:table-cell office:value-type="float" office:value="0.770981">
                <text:p>0.770981</text:p>
              </table:table-cell>
              <table:table-cell office:value-type="float" office:value="0.795364">
                <text:p>0.795364</text:p>
              </table:table-cell>
              <table:table-cell office:value-type="float" office:value="0.826829">
                <text:p>0.826829</text:p>
              </table:table-cell>
              <table:table-cell office:value-type="float" office:value="0.852089">
                <text:p>0.852089</text:p>
              </table:table-cell>
              <table:table-cell office:value-type="float" office:value="0.869502">
                <text:p>0.869502</text:p>
              </table:table-cell>
              <table:table-cell office:value-type="float" office:value="0.880208">
                <text:p>0.880208</text:p>
              </table:table-cell>
              <table:table-cell office:value-type="float" office:value="0.888099">
                <text:p>0.888099</text:p>
              </table:table-cell>
              <table:table-cell office:value-type="float" office:value="0.90177">
                <text:p>0.90177</text:p>
              </table:table-cell>
              <table:table-cell office:value-type="float" office:value="0.915948">
                <text:p>0.915948</text:p>
              </table:table-cell>
              <table:table-cell office:value-type="float" office:value="0.813372">
                <text:p>0.81337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496088">
                <text:p>0.496088</text:p>
              </table:table-cell>
              <table:table-cell office:value-type="float" office:value="0.738038">
                <text:p>0.738038</text:p>
              </table:table-cell>
              <table:table-cell office:value-type="float" office:value="0.779872">
                <text:p>0.779872</text:p>
              </table:table-cell>
              <table:table-cell office:value-type="float" office:value="0.813646">
                <text:p>0.813646</text:p>
              </table:table-cell>
              <table:table-cell office:value-type="float" office:value="0.843211">
                <text:p>0.843211</text:p>
              </table:table-cell>
              <table:table-cell office:value-type="float" office:value="0.864609">
                <text:p>0.864609</text:p>
              </table:table-cell>
              <table:table-cell office:value-type="float" office:value="0.876552">
                <text:p>0.876552</text:p>
              </table:table-cell>
              <table:table-cell office:value-type="float" office:value="0.881512">
                <text:p>0.881512</text:p>
              </table:table-cell>
              <table:table-cell office:value-type="float" office:value="0.890702">
                <text:p>0.890702</text:p>
              </table:table-cell>
              <table:table-cell office:value-type="float" office:value="0.902734">
                <text:p>0.902734</text:p>
              </table:table-cell>
              <table:table-cell office:value-type="float" office:value="0.915948">
                <text:p>0.915948</text:p>
              </table:table-cell>
              <table:table-cell office:value-type="float" office:value="0.808697">
                <text:p>0.80869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592467">
                <text:p>0.592467</text:p>
              </table:table-cell>
              <table:table-cell office:value-type="float" office:value="0.771675">
                <text:p>0.771675</text:p>
              </table:table-cell>
              <table:table-cell office:value-type="float" office:value="0.803743">
                <text:p>0.803743</text:p>
              </table:table-cell>
              <table:table-cell office:value-type="float" office:value="0.830246">
                <text:p>0.830246</text:p>
              </table:table-cell>
              <table:table-cell office:value-type="float" office:value="0.85308">
                <text:p>0.85308</text:p>
              </table:table-cell>
              <table:table-cell office:value-type="float" office:value="0.867908">
                <text:p>0.867908</text:p>
              </table:table-cell>
              <table:table-cell office:value-type="float" office:value="0.876407">
                <text:p>0.876407</text:p>
              </table:table-cell>
              <table:table-cell office:value-type="float" office:value="0.884112">
                <text:p>0.884112</text:p>
              </table:table-cell>
              <table:table-cell office:value-type="float" office:value="0.891402">
                <text:p>0.891402</text:p>
              </table:table-cell>
              <table:table-cell office:value-type="float" office:value="0.901801">
                <text:p>0.901801</text:p>
              </table:table-cell>
              <table:table-cell office:value-type="float" office:value="0.9152">
                <text:p>0.9152</text:p>
              </table:table-cell>
              <table:table-cell office:value-type="float" office:value="0.827284">
                <text:p>0.82728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576476">
                <text:p>0.576476</text:p>
              </table:table-cell>
              <table:table-cell office:value-type="float" office:value="0.765355">
                <text:p>0.765355</text:p>
              </table:table-cell>
              <table:table-cell office:value-type="float" office:value="0.799552">
                <text:p>0.799552</text:p>
              </table:table-cell>
              <table:table-cell office:value-type="float" office:value="0.827287">
                <text:p>0.827287</text:p>
              </table:table-cell>
              <table:table-cell office:value-type="float" office:value="0.849105">
                <text:p>0.849105</text:p>
              </table:table-cell>
              <table:table-cell office:value-type="float" office:value="0.86243">
                <text:p>0.86243</text:p>
              </table:table-cell>
              <table:table-cell office:value-type="float" office:value="0.874392">
                <text:p>0.874392</text:p>
              </table:table-cell>
              <table:table-cell office:value-type="float" office:value="0.88148">
                <text:p>0.88148</text:p>
              </table:table-cell>
              <table:table-cell office:value-type="float" office:value="0.891141">
                <text:p>0.891141</text:p>
              </table:table-cell>
              <table:table-cell office:value-type="float" office:value="0.903">
                <text:p>0.903</text:p>
              </table:table-cell>
              <table:table-cell office:value-type="float" office:value="0.9152">
                <text:p>0.9152</text:p>
              </table:table-cell>
              <table:table-cell office:value-type="float" office:value="0.823022">
                <text:p>0.82302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527842">
                <text:p>0.527842</text:p>
              </table:table-cell>
              <table:table-cell office:value-type="float" office:value="0.752798">
                <text:p>0.752798</text:p>
              </table:table-cell>
              <table:table-cell office:value-type="float" office:value="0.79088">
                <text:p>0.79088</text:p>
              </table:table-cell>
              <table:table-cell office:value-type="float" office:value="0.821263">
                <text:p>0.821263</text:p>
              </table:table-cell>
              <table:table-cell office:value-type="float" office:value="0.848718">
                <text:p>0.848718</text:p>
              </table:table-cell>
              <table:table-cell office:value-type="float" office:value="0.862479">
                <text:p>0.862479</text:p>
              </table:table-cell>
              <table:table-cell office:value-type="float" office:value="0.875801">
                <text:p>0.875801</text:p>
              </table:table-cell>
              <table:table-cell office:value-type="float" office:value="0.882627">
                <text:p>0.882627</text:p>
              </table:table-cell>
              <table:table-cell office:value-type="float" office:value="0.891367">
                <text:p>0.891367</text:p>
              </table:table-cell>
              <table:table-cell office:value-type="float" office:value="0.905042">
                <text:p>0.905042</text:p>
              </table:table-cell>
              <table:table-cell office:value-type="float" office:value="0.9152">
                <text:p>0.9152</text:p>
              </table:table-cell>
              <table:table-cell office:value-type="float" office:value="0.815882">
                <text:p>0.81588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597199">
                <text:p>0.597199</text:p>
              </table:table-cell>
              <table:table-cell office:value-type="float" office:value="0.749219">
                <text:p>0.749219</text:p>
              </table:table-cell>
              <table:table-cell office:value-type="float" office:value="0.785382">
                <text:p>0.785382</text:p>
              </table:table-cell>
              <table:table-cell office:value-type="float" office:value="0.813833">
                <text:p>0.813833</text:p>
              </table:table-cell>
              <table:table-cell office:value-type="float" office:value="0.842191">
                <text:p>0.842191</text:p>
              </table:table-cell>
              <table:table-cell office:value-type="float" office:value="0.859044">
                <text:p>0.859044</text:p>
              </table:table-cell>
              <table:table-cell office:value-type="float" office:value="0.871705">
                <text:p>0.871705</text:p>
              </table:table-cell>
              <table:table-cell office:value-type="float" office:value="0.8835">
                <text:p>0.8835</text:p>
              </table:table-cell>
              <table:table-cell office:value-type="float" office:value="0.891538">
                <text:p>0.891538</text:p>
              </table:table-cell>
              <table:table-cell office:value-type="float" office:value="0.905001">
                <text:p>0.905001</text:p>
              </table:table-cell>
              <table:table-cell office:value-type="float" office:value="0.915948">
                <text:p>0.915948</text:p>
              </table:table-cell>
              <table:table-cell office:value-type="float" office:value="0.819861">
                <text:p>0.81986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537123">
                <text:p>0.537123</text:p>
              </table:table-cell>
              <table:table-cell office:value-type="float" office:value="0.762468">
                <text:p>0.762468</text:p>
              </table:table-cell>
              <table:table-cell office:value-type="float" office:value="0.803503">
                <text:p>0.803503</text:p>
              </table:table-cell>
              <table:table-cell office:value-type="float" office:value="0.838193">
                <text:p>0.838193</text:p>
              </table:table-cell>
              <table:table-cell office:value-type="float" office:value="0.851744">
                <text:p>0.851744</text:p>
              </table:table-cell>
              <table:table-cell office:value-type="float" office:value="0.861927">
                <text:p>0.861927</text:p>
              </table:table-cell>
              <table:table-cell office:value-type="float" office:value="0.871287">
                <text:p>0.871287</text:p>
              </table:table-cell>
              <table:table-cell office:value-type="float" office:value="0.881195">
                <text:p>0.881195</text:p>
              </table:table-cell>
              <table:table-cell office:value-type="float" office:value="0.891589">
                <text:p>0.891589</text:p>
              </table:table-cell>
              <table:table-cell office:value-type="float" office:value="0.906015">
                <text:p>0.906015</text:p>
              </table:table-cell>
              <table:table-cell office:value-type="float" office:value="0.915948">
                <text:p>0.915948</text:p>
              </table:table-cell>
              <table:table-cell office:value-type="float" office:value="0.820504">
                <text:p>0.82050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611523">
                <text:p>0.611523</text:p>
              </table:table-cell>
              <table:table-cell office:value-type="float" office:value="0.765107">
                <text:p>0.765107</text:p>
              </table:table-cell>
              <table:table-cell office:value-type="float" office:value="0.797047">
                <text:p>0.797047</text:p>
              </table:table-cell>
              <table:table-cell office:value-type="float" office:value="0.832999">
                <text:p>0.832999</text:p>
              </table:table-cell>
              <table:table-cell office:value-type="float" office:value="0.84972">
                <text:p>0.84972</text:p>
              </table:table-cell>
              <table:table-cell office:value-type="float" office:value="0.861099">
                <text:p>0.861099</text:p>
              </table:table-cell>
              <table:table-cell office:value-type="float" office:value="0.870835">
                <text:p>0.870835</text:p>
              </table:table-cell>
              <table:table-cell office:value-type="float" office:value="0.880745">
                <text:p>0.880745</text:p>
              </table:table-cell>
              <table:table-cell office:value-type="float" office:value="0.89226">
                <text:p>0.89226</text:p>
              </table:table-cell>
              <table:table-cell office:value-type="float" office:value="0.906861">
                <text:p>0.906861</text:p>
              </table:table-cell>
              <table:table-cell office:value-type="float" office:value="0.915948">
                <text:p>0.915948</text:p>
              </table:table-cell>
              <table:table-cell office:value-type="float" office:value="0.82682">
                <text:p>0.8268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31021">
                <text:p>0.631021</text:p>
              </table:table-cell>
              <table:table-cell office:value-type="float" office:value="0.772419">
                <text:p>0.772419</text:p>
              </table:table-cell>
              <table:table-cell office:value-type="float" office:value="0.803456">
                <text:p>0.803456</text:p>
              </table:table-cell>
              <table:table-cell office:value-type="float" office:value="0.831185">
                <text:p>0.831185</text:p>
              </table:table-cell>
              <table:table-cell office:value-type="float" office:value="0.850079">
                <text:p>0.850079</text:p>
              </table:table-cell>
              <table:table-cell office:value-type="float" office:value="0.861907">
                <text:p>0.861907</text:p>
              </table:table-cell>
              <table:table-cell office:value-type="float" office:value="0.87018">
                <text:p>0.87018</text:p>
              </table:table-cell>
              <table:table-cell office:value-type="float" office:value="0.879992">
                <text:p>0.879992</text:p>
              </table:table-cell>
              <table:table-cell office:value-type="float" office:value="0.886135">
                <text:p>0.886135</text:p>
              </table:table-cell>
              <table:table-cell office:value-type="float" office:value="0.900883">
                <text:p>0.900883</text:p>
              </table:table-cell>
              <table:table-cell office:value-type="float" office:value="0.9152">
                <text:p>0.9152</text:p>
              </table:table-cell>
              <table:table-cell office:value-type="float" office:value="0.828726">
                <text:p>0.8287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4935">
                <text:p>0.64935</text:p>
              </table:table-cell>
              <table:table-cell office:value-type="float" office:value="0.774239">
                <text:p>0.774239</text:p>
              </table:table-cell>
              <table:table-cell office:value-type="float" office:value="0.795633">
                <text:p>0.795633</text:p>
              </table:table-cell>
              <table:table-cell office:value-type="float" office:value="0.816684">
                <text:p>0.816684</text:p>
              </table:table-cell>
              <table:table-cell office:value-type="float" office:value="0.836189">
                <text:p>0.836189</text:p>
              </table:table-cell>
              <table:table-cell office:value-type="float" office:value="0.85234">
                <text:p>0.85234</text:p>
              </table:table-cell>
              <table:table-cell office:value-type="float" office:value="0.864575">
                <text:p>0.864575</text:p>
              </table:table-cell>
              <table:table-cell office:value-type="float" office:value="0.871324">
                <text:p>0.871324</text:p>
              </table:table-cell>
              <table:table-cell office:value-type="float" office:value="0.880962">
                <text:p>0.880962</text:p>
              </table:table-cell>
              <table:table-cell office:value-type="float" office:value="0.897622">
                <text:p>0.897622</text:p>
              </table:table-cell>
              <table:table-cell office:value-type="float" office:value="0.9152">
                <text:p>0.9152</text:p>
              </table:table-cell>
              <table:table-cell office:value-type="float" office:value="0.823892">
                <text:p>0.82389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87962">
                <text:p>0.687962</text:p>
              </table:table-cell>
              <table:table-cell office:value-type="float" office:value="0.770746">
                <text:p>0.770746</text:p>
              </table:table-cell>
              <table:table-cell office:value-type="float" office:value="0.795533">
                <text:p>0.795533</text:p>
              </table:table-cell>
              <table:table-cell office:value-type="float" office:value="0.81484">
                <text:p>0.81484</text:p>
              </table:table-cell>
              <table:table-cell office:value-type="float" office:value="0.829527">
                <text:p>0.829527</text:p>
              </table:table-cell>
              <table:table-cell office:value-type="float" office:value="0.845617">
                <text:p>0.845617</text:p>
              </table:table-cell>
              <table:table-cell office:value-type="float" office:value="0.860024">
                <text:p>0.860024</text:p>
              </table:table-cell>
              <table:table-cell office:value-type="float" office:value="0.869749">
                <text:p>0.869749</text:p>
              </table:table-cell>
              <table:table-cell office:value-type="float" office:value="0.880725">
                <text:p>0.880725</text:p>
              </table:table-cell>
              <table:table-cell office:value-type="float" office:value="0.898995">
                <text:p>0.898995</text:p>
              </table:table-cell>
              <table:table-cell office:value-type="float" office:value="0.9152">
                <text:p>0.9152</text:p>
              </table:table-cell>
              <table:table-cell office:value-type="float" office:value="0.825372">
                <text:p>0.82537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705782">
                <text:p>0.705782</text:p>
              </table:table-cell>
              <table:table-cell office:value-type="float" office:value="0.777533">
                <text:p>0.777533</text:p>
              </table:table-cell>
              <table:table-cell office:value-type="float" office:value="0.79797">
                <text:p>0.79797</text:p>
              </table:table-cell>
              <table:table-cell office:value-type="float" office:value="0.815995">
                <text:p>0.815995</text:p>
              </table:table-cell>
              <table:table-cell office:value-type="float" office:value="0.834872">
                <text:p>0.834872</text:p>
              </table:table-cell>
              <table:table-cell office:value-type="float" office:value="0.850139">
                <text:p>0.850139</text:p>
              </table:table-cell>
              <table:table-cell office:value-type="float" office:value="0.859833">
                <text:p>0.859833</text:p>
              </table:table-cell>
              <table:table-cell office:value-type="float" office:value="0.871037">
                <text:p>0.871037</text:p>
              </table:table-cell>
              <table:table-cell office:value-type="float" office:value="0.882646">
                <text:p>0.882646</text:p>
              </table:table-cell>
              <table:table-cell office:value-type="float" office:value="0.899189">
                <text:p>0.899189</text:p>
              </table:table-cell>
              <table:table-cell office:value-type="float" office:value="0.9152">
                <text:p>0.9152</text:p>
              </table:table-cell>
              <table:table-cell office:value-type="float" office:value="0.8295">
                <text:p>0.829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39064">
                <text:p>0.639064</text:p>
              </table:table-cell>
              <table:table-cell office:value-type="float" office:value="0.777479">
                <text:p>0.777479</text:p>
              </table:table-cell>
              <table:table-cell office:value-type="float" office:value="0.803766">
                <text:p>0.803766</text:p>
              </table:table-cell>
              <table:table-cell office:value-type="float" office:value="0.822821">
                <text:p>0.822821</text:p>
              </table:table-cell>
              <table:table-cell office:value-type="float" office:value="0.846605">
                <text:p>0.846605</text:p>
              </table:table-cell>
              <table:table-cell office:value-type="float" office:value="0.858582">
                <text:p>0.858582</text:p>
              </table:table-cell>
              <table:table-cell office:value-type="float" office:value="0.869106">
                <text:p>0.869106</text:p>
              </table:table-cell>
              <table:table-cell office:value-type="float" office:value="0.875992">
                <text:p>0.875992</text:p>
              </table:table-cell>
              <table:table-cell office:value-type="float" office:value="0.884815">
                <text:p>0.884815</text:p>
              </table:table-cell>
              <table:table-cell office:value-type="float" office:value="0.902387">
                <text:p>0.902387</text:p>
              </table:table-cell>
              <table:table-cell office:value-type="float" office:value="0.9152">
                <text:p>0.9152</text:p>
              </table:table-cell>
              <table:table-cell office:value-type="float" office:value="0.828062">
                <text:p>0.82806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52584">
                <text:p>0.652584</text:p>
              </table:table-cell>
              <table:table-cell office:value-type="float" office:value="0.780808">
                <text:p>0.780808</text:p>
              </table:table-cell>
              <table:table-cell office:value-type="float" office:value="0.811722">
                <text:p>0.811722</text:p>
              </table:table-cell>
              <table:table-cell office:value-type="float" office:value="0.829227">
                <text:p>0.829227</text:p>
              </table:table-cell>
              <table:table-cell office:value-type="float" office:value="0.851883">
                <text:p>0.851883</text:p>
              </table:table-cell>
              <table:table-cell office:value-type="float" office:value="0.8633">
                <text:p>0.8633</text:p>
              </table:table-cell>
              <table:table-cell office:value-type="float" office:value="0.872028">
                <text:p>0.872028</text:p>
              </table:table-cell>
              <table:table-cell office:value-type="float" office:value="0.880344">
                <text:p>0.880344</text:p>
              </table:table-cell>
              <table:table-cell office:value-type="float" office:value="0.888398">
                <text:p>0.888398</text:p>
              </table:table-cell>
              <table:table-cell office:value-type="float" office:value="0.901621">
                <text:p>0.901621</text:p>
              </table:table-cell>
              <table:table-cell office:value-type="float" office:value="0.9152">
                <text:p>0.9152</text:p>
              </table:table-cell>
              <table:table-cell office:value-type="float" office:value="0.833191">
                <text:p>0.83319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536925">
                <text:p>0.536925</text:p>
              </table:table-cell>
              <table:table-cell office:value-type="float" office:value="0.761448">
                <text:p>0.761448</text:p>
              </table:table-cell>
              <table:table-cell office:value-type="float" office:value="0.796894">
                <text:p>0.796894</text:p>
              </table:table-cell>
              <table:table-cell office:value-type="float" office:value="0.818879">
                <text:p>0.818879</text:p>
              </table:table-cell>
              <table:table-cell office:value-type="float" office:value="0.840712">
                <text:p>0.840712</text:p>
              </table:table-cell>
              <table:table-cell office:value-type="float" office:value="0.857873">
                <text:p>0.857873</text:p>
              </table:table-cell>
              <table:table-cell office:value-type="float" office:value="0.86771">
                <text:p>0.86771</text:p>
              </table:table-cell>
              <table:table-cell office:value-type="float" office:value="0.876738">
                <text:p>0.876738</text:p>
              </table:table-cell>
              <table:table-cell office:value-type="float" office:value="0.888278">
                <text:p>0.888278</text:p>
              </table:table-cell>
              <table:table-cell office:value-type="float" office:value="0.902838">
                <text:p>0.902838</text:p>
              </table:table-cell>
              <table:table-cell office:value-type="float" office:value="0.9152">
                <text:p>0.9152</text:p>
              </table:table-cell>
              <table:table-cell office:value-type="float" office:value="0.814829">
                <text:p>0.81482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571696">
                <text:p>0.571696</text:p>
              </table:table-cell>
              <table:table-cell office:value-type="float" office:value="0.757942">
                <text:p>0.757942</text:p>
              </table:table-cell>
              <table:table-cell office:value-type="float" office:value="0.795697">
                <text:p>0.795697</text:p>
              </table:table-cell>
              <table:table-cell office:value-type="float" office:value="0.819423">
                <text:p>0.819423</text:p>
              </table:table-cell>
              <table:table-cell office:value-type="float" office:value="0.841135">
                <text:p>0.841135</text:p>
              </table:table-cell>
              <table:table-cell office:value-type="float" office:value="0.857453">
                <text:p>0.857453</text:p>
              </table:table-cell>
              <table:table-cell office:value-type="float" office:value="0.865489">
                <text:p>0.865489</text:p>
              </table:table-cell>
              <table:table-cell office:value-type="float" office:value="0.87232">
                <text:p>0.87232</text:p>
              </table:table-cell>
              <table:table-cell office:value-type="float" office:value="0.884587">
                <text:p>0.884587</text:p>
              </table:table-cell>
              <table:table-cell office:value-type="float" office:value="0.897959">
                <text:p>0.897959</text:p>
              </table:table-cell>
              <table:table-cell office:value-type="float" office:value="0.915948">
                <text:p>0.915948</text:p>
              </table:table-cell>
              <table:table-cell office:value-type="float" office:value="0.81637">
                <text:p>0.8163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480999">
                <text:p>0.480999</text:p>
              </table:table-cell>
              <table:table-cell office:value-type="float" office:value="0.744122">
                <text:p>0.744122</text:p>
              </table:table-cell>
              <table:table-cell office:value-type="float" office:value="0.800795">
                <text:p>0.800795</text:p>
              </table:table-cell>
              <table:table-cell office:value-type="float" office:value="0.822824">
                <text:p>0.822824</text:p>
              </table:table-cell>
              <table:table-cell office:value-type="float" office:value="0.847142">
                <text:p>0.847142</text:p>
              </table:table-cell>
              <table:table-cell office:value-type="float" office:value="0.859318">
                <text:p>0.859318</text:p>
              </table:table-cell>
              <table:table-cell office:value-type="float" office:value="0.870106">
                <text:p>0.870106</text:p>
              </table:table-cell>
              <table:table-cell office:value-type="float" office:value="0.877153">
                <text:p>0.877153</text:p>
              </table:table-cell>
              <table:table-cell office:value-type="float" office:value="0.886803">
                <text:p>0.886803</text:p>
              </table:table-cell>
              <table:table-cell office:value-type="float" office:value="0.897268">
                <text:p>0.897268</text:p>
              </table:table-cell>
              <table:table-cell office:value-type="float" office:value="0.915948">
                <text:p>0.915948</text:p>
              </table:table-cell>
              <table:table-cell office:value-type="float" office:value="0.808653">
                <text:p>0.80865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459046">
                <text:p>0.459046</text:p>
              </table:table-cell>
              <table:table-cell office:value-type="float" office:value="0.704352">
                <text:p>0.704352</text:p>
              </table:table-cell>
              <table:table-cell office:value-type="float" office:value="0.784403">
                <text:p>0.784403</text:p>
              </table:table-cell>
              <table:table-cell office:value-type="float" office:value="0.820721">
                <text:p>0.820721</text:p>
              </table:table-cell>
              <table:table-cell office:value-type="float" office:value="0.844421">
                <text:p>0.844421</text:p>
              </table:table-cell>
              <table:table-cell office:value-type="float" office:value="0.859985">
                <text:p>0.859985</text:p>
              </table:table-cell>
              <table:table-cell office:value-type="float" office:value="0.870648">
                <text:p>0.870648</text:p>
              </table:table-cell>
              <table:table-cell office:value-type="float" office:value="0.880139">
                <text:p>0.880139</text:p>
              </table:table-cell>
              <table:table-cell office:value-type="float" office:value="0.889408">
                <text:p>0.889408</text:p>
              </table:table-cell>
              <table:table-cell office:value-type="float" office:value="0.899167">
                <text:p>0.899167</text:p>
              </table:table-cell>
              <table:table-cell office:value-type="float" office:value="0.915948">
                <text:p>0.915948</text:p>
              </table:table-cell>
              <table:table-cell office:value-type="float" office:value="0.801229">
                <text:p>0.80122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58272">
                <text:p>0.558272</text:p>
              </table:table-cell>
              <table:table-cell office:value-type="float" office:value="0.735128">
                <text:p>0.735128</text:p>
              </table:table-cell>
              <table:table-cell office:value-type="float" office:value="0.803729">
                <text:p>0.803729</text:p>
              </table:table-cell>
              <table:table-cell office:value-type="float" office:value="0.829269">
                <text:p>0.829269</text:p>
              </table:table-cell>
              <table:table-cell office:value-type="float" office:value="0.852173">
                <text:p>0.852173</text:p>
              </table:table-cell>
              <table:table-cell office:value-type="float" office:value="0.864235">
                <text:p>0.864235</text:p>
              </table:table-cell>
              <table:table-cell office:value-type="float" office:value="0.872363">
                <text:p>0.872363</text:p>
              </table:table-cell>
              <table:table-cell office:value-type="float" office:value="0.880971">
                <text:p>0.880971</text:p>
              </table:table-cell>
              <table:table-cell office:value-type="float" office:value="0.886984">
                <text:p>0.886984</text:p>
              </table:table-cell>
              <table:table-cell office:value-type="float" office:value="0.898104">
                <text:p>0.898104</text:p>
              </table:table-cell>
              <table:table-cell office:value-type="float" office:value="0.9152">
                <text:p>0.9152</text:p>
              </table:table-cell>
              <table:table-cell office:value-type="float" office:value="0.818123">
                <text:p>0.81812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586976">
                <text:p>0.586976</text:p>
              </table:table-cell>
              <table:table-cell office:value-type="float" office:value="0.753755">
                <text:p>0.753755</text:p>
              </table:table-cell>
              <table:table-cell office:value-type="float" office:value="0.807024">
                <text:p>0.807024</text:p>
              </table:table-cell>
              <table:table-cell office:value-type="float" office:value="0.823555">
                <text:p>0.823555</text:p>
              </table:table-cell>
              <table:table-cell office:value-type="float" office:value="0.847127">
                <text:p>0.847127</text:p>
              </table:table-cell>
              <table:table-cell office:value-type="float" office:value="0.862347">
                <text:p>0.862347</text:p>
              </table:table-cell>
              <table:table-cell office:value-type="float" office:value="0.870686">
                <text:p>0.870686</text:p>
              </table:table-cell>
              <table:table-cell office:value-type="float" office:value="0.879614">
                <text:p>0.879614</text:p>
              </table:table-cell>
              <table:table-cell office:value-type="float" office:value="0.8901">
                <text:p>0.8901</text:p>
              </table:table-cell>
              <table:table-cell office:value-type="float" office:value="0.901519">
                <text:p>0.901519</text:p>
              </table:table-cell>
              <table:table-cell office:value-type="float" office:value="0.9152">
                <text:p>0.9152</text:p>
              </table:table-cell>
              <table:table-cell office:value-type="float" office:value="0.82227">
                <text:p>0.8222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02107">
                <text:p>0.602107</text:p>
              </table:table-cell>
              <table:table-cell office:value-type="float" office:value="0.779436">
                <text:p>0.779436</text:p>
              </table:table-cell>
              <table:table-cell office:value-type="float" office:value="0.810271">
                <text:p>0.810271</text:p>
              </table:table-cell>
              <table:table-cell office:value-type="float" office:value="0.824762">
                <text:p>0.824762</text:p>
              </table:table-cell>
              <table:table-cell office:value-type="float" office:value="0.844145">
                <text:p>0.844145</text:p>
              </table:table-cell>
              <table:table-cell office:value-type="float" office:value="0.85926">
                <text:p>0.85926</text:p>
              </table:table-cell>
              <table:table-cell office:value-type="float" office:value="0.872717">
                <text:p>0.872717</text:p>
              </table:table-cell>
              <table:table-cell office:value-type="float" office:value="0.883266">
                <text:p>0.883266</text:p>
              </table:table-cell>
              <table:table-cell office:value-type="float" office:value="0.891399">
                <text:p>0.891399</text:p>
              </table:table-cell>
              <table:table-cell office:value-type="float" office:value="0.904906">
                <text:p>0.904906</text:p>
              </table:table-cell>
              <table:table-cell office:value-type="float" office:value="0.9152">
                <text:p>0.9152</text:p>
              </table:table-cell>
              <table:table-cell office:value-type="float" office:value="0.827227">
                <text:p>0.82722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509531">
                <text:p>0.509531</text:p>
              </table:table-cell>
              <table:table-cell office:value-type="float" office:value="0.750046">
                <text:p>0.750046</text:p>
              </table:table-cell>
              <table:table-cell office:value-type="float" office:value="0.800861">
                <text:p>0.800861</text:p>
              </table:table-cell>
              <table:table-cell office:value-type="float" office:value="0.822087">
                <text:p>0.822087</text:p>
              </table:table-cell>
              <table:table-cell office:value-type="float" office:value="0.84412">
                <text:p>0.84412</text:p>
              </table:table-cell>
              <table:table-cell office:value-type="float" office:value="0.859698">
                <text:p>0.859698</text:p>
              </table:table-cell>
              <table:table-cell office:value-type="float" office:value="0.87039">
                <text:p>0.87039</text:p>
              </table:table-cell>
              <table:table-cell office:value-type="float" office:value="0.879061">
                <text:p>0.879061</text:p>
              </table:table-cell>
              <table:table-cell office:value-type="float" office:value="0.890103">
                <text:p>0.890103</text:p>
              </table:table-cell>
              <table:table-cell office:value-type="float" office:value="0.902441">
                <text:p>0.902441</text:p>
              </table:table-cell>
              <table:table-cell office:value-type="float" office:value="0.9152">
                <text:p>0.9152</text:p>
              </table:table-cell>
              <table:table-cell office:value-type="float" office:value="0.812834">
                <text:p>0.81283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33292">
                <text:p>0.533292</text:p>
              </table:table-cell>
              <table:table-cell office:value-type="float" office:value="0.752391">
                <text:p>0.752391</text:p>
              </table:table-cell>
              <table:table-cell office:value-type="float" office:value="0.802524">
                <text:p>0.802524</text:p>
              </table:table-cell>
              <table:table-cell office:value-type="float" office:value="0.818103">
                <text:p>0.818103</text:p>
              </table:table-cell>
              <table:table-cell office:value-type="float" office:value="0.84119">
                <text:p>0.84119</text:p>
              </table:table-cell>
              <table:table-cell office:value-type="float" office:value="0.859743">
                <text:p>0.859743</text:p>
              </table:table-cell>
              <table:table-cell office:value-type="float" office:value="0.869622">
                <text:p>0.869622</text:p>
              </table:table-cell>
              <table:table-cell office:value-type="float" office:value="0.877219">
                <text:p>0.877219</text:p>
              </table:table-cell>
              <table:table-cell office:value-type="float" office:value="0.890763">
                <text:p>0.890763</text:p>
              </table:table-cell>
              <table:table-cell office:value-type="float" office:value="0.904632">
                <text:p>0.904632</text:p>
              </table:table-cell>
              <table:table-cell office:value-type="float" office:value="0.9152">
                <text:p>0.9152</text:p>
              </table:table-cell>
              <table:table-cell office:value-type="float" office:value="0.814948">
                <text:p>0.81494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01818">
                <text:p>0.601818</text:p>
              </table:table-cell>
              <table:table-cell office:value-type="float" office:value="0.765605">
                <text:p>0.765605</text:p>
              </table:table-cell>
              <table:table-cell office:value-type="float" office:value="0.800314">
                <text:p>0.800314</text:p>
              </table:table-cell>
              <table:table-cell office:value-type="float" office:value="0.825662">
                <text:p>0.825662</text:p>
              </table:table-cell>
              <table:table-cell office:value-type="float" office:value="0.849058">
                <text:p>0.849058</text:p>
              </table:table-cell>
              <table:table-cell office:value-type="float" office:value="0.863494">
                <text:p>0.863494</text:p>
              </table:table-cell>
              <table:table-cell office:value-type="float" office:value="0.870349">
                <text:p>0.870349</text:p>
              </table:table-cell>
              <table:table-cell office:value-type="float" office:value="0.878956">
                <text:p>0.878956</text:p>
              </table:table-cell>
              <table:table-cell office:value-type="float" office:value="0.89086">
                <text:p>0.89086</text:p>
              </table:table-cell>
              <table:table-cell office:value-type="float" office:value="0.904637">
                <text:p>0.904637</text:p>
              </table:table-cell>
              <table:table-cell office:value-type="float" office:value="0.9152">
                <text:p>0.9152</text:p>
              </table:table-cell>
              <table:table-cell office:value-type="float" office:value="0.825075">
                <text:p>0.82507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55641">
                <text:p>0.55641</text:p>
              </table:table-cell>
              <table:table-cell office:value-type="float" office:value="0.757899">
                <text:p>0.757899</text:p>
              </table:table-cell>
              <table:table-cell office:value-type="float" office:value="0.802518">
                <text:p>0.802518</text:p>
              </table:table-cell>
              <table:table-cell office:value-type="float" office:value="0.828437">
                <text:p>0.828437</text:p>
              </table:table-cell>
              <table:table-cell office:value-type="float" office:value="0.850052">
                <text:p>0.850052</text:p>
              </table:table-cell>
              <table:table-cell office:value-type="float" office:value="0.860934">
                <text:p>0.860934</text:p>
              </table:table-cell>
              <table:table-cell office:value-type="float" office:value="0.870661">
                <text:p>0.870661</text:p>
              </table:table-cell>
              <table:table-cell office:value-type="float" office:value="0.880228">
                <text:p>0.880228</text:p>
              </table:table-cell>
              <table:table-cell office:value-type="float" office:value="0.888845">
                <text:p>0.888845</text:p>
              </table:table-cell>
              <table:table-cell office:value-type="float" office:value="0.905647">
                <text:p>0.905647</text:p>
              </table:table-cell>
              <table:table-cell office:value-type="float" office:value="0.9152">
                <text:p>0.9152</text:p>
              </table:table-cell>
              <table:table-cell office:value-type="float" office:value="0.820163">
                <text:p>0.82016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33141">
                <text:p>0.633141</text:p>
              </table:table-cell>
              <table:table-cell office:value-type="float" office:value="0.755544">
                <text:p>0.755544</text:p>
              </table:table-cell>
              <table:table-cell office:value-type="float" office:value="0.793692">
                <text:p>0.793692</text:p>
              </table:table-cell>
              <table:table-cell office:value-type="float" office:value="0.815837">
                <text:p>0.815837</text:p>
              </table:table-cell>
              <table:table-cell office:value-type="float" office:value="0.841486">
                <text:p>0.841486</text:p>
              </table:table-cell>
              <table:table-cell office:value-type="float" office:value="0.853842">
                <text:p>0.853842</text:p>
              </table:table-cell>
              <table:table-cell office:value-type="float" office:value="0.86606">
                <text:p>0.86606</text:p>
              </table:table-cell>
              <table:table-cell office:value-type="float" office:value="0.877087">
                <text:p>0.877087</text:p>
              </table:table-cell>
              <table:table-cell office:value-type="float" office:value="0.889227">
                <text:p>0.889227</text:p>
              </table:table-cell>
              <table:table-cell office:value-type="float" office:value="0.906299">
                <text:p>0.906299</text:p>
              </table:table-cell>
              <table:table-cell office:value-type="float" office:value="0.9152">
                <text:p>0.9152</text:p>
              </table:table-cell>
              <table:table-cell office:value-type="float" office:value="0.823222">
                <text:p>0.82322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403669">
                <text:p>0.403669</text:p>
              </table:table-cell>
              <table:table-cell office:value-type="float" office:value="0.733056">
                <text:p>0.733056</text:p>
              </table:table-cell>
              <table:table-cell office:value-type="float" office:value="0.778906">
                <text:p>0.778906</text:p>
              </table:table-cell>
              <table:table-cell office:value-type="float" office:value="0.804555">
                <text:p>0.804555</text:p>
              </table:table-cell>
              <table:table-cell office:value-type="float" office:value="0.827876">
                <text:p>0.827876</text:p>
              </table:table-cell>
              <table:table-cell office:value-type="float" office:value="0.846305">
                <text:p>0.846305</text:p>
              </table:table-cell>
              <table:table-cell office:value-type="float" office:value="0.858147">
                <text:p>0.858147</text:p>
              </table:table-cell>
              <table:table-cell office:value-type="float" office:value="0.871529">
                <text:p>0.871529</text:p>
              </table:table-cell>
              <table:table-cell office:value-type="float" office:value="0.883972">
                <text:p>0.883972</text:p>
              </table:table-cell>
              <table:table-cell office:value-type="float" office:value="0.903143">
                <text:p>0.903143</text:p>
              </table:table-cell>
              <table:table-cell office:value-type="float" office:value="0.9152">
                <text:p>0.9152</text:p>
              </table:table-cell>
              <table:table-cell office:value-type="float" office:value="0.791116">
                <text:p>0.79111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07185">
                <text:p>0.607185</text:p>
              </table:table-cell>
              <table:table-cell office:value-type="float" office:value="0.75176">
                <text:p>0.75176</text:p>
              </table:table-cell>
              <table:table-cell office:value-type="float" office:value="0.785359">
                <text:p>0.785359</text:p>
              </table:table-cell>
              <table:table-cell office:value-type="float" office:value="0.806837">
                <text:p>0.806837</text:p>
              </table:table-cell>
              <table:table-cell office:value-type="float" office:value="0.831304">
                <text:p>0.831304</text:p>
              </table:table-cell>
              <table:table-cell office:value-type="float" office:value="0.850304">
                <text:p>0.850304</text:p>
              </table:table-cell>
              <table:table-cell office:value-type="float" office:value="0.863372">
                <text:p>0.863372</text:p>
              </table:table-cell>
              <table:table-cell office:value-type="float" office:value="0.875457">
                <text:p>0.875457</text:p>
              </table:table-cell>
              <table:table-cell office:value-type="float" office:value="0.88459">
                <text:p>0.88459</text:p>
              </table:table-cell>
              <table:table-cell office:value-type="float" office:value="0.904759">
                <text:p>0.904759</text:p>
              </table:table-cell>
              <table:table-cell office:value-type="float" office:value="0.9152">
                <text:p>0.9152</text:p>
              </table:table-cell>
              <table:table-cell office:value-type="float" office:value="0.816093">
                <text:p>0.81609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68356">
                <text:p>0.568356</text:p>
              </table:table-cell>
              <table:table-cell office:value-type="float" office:value="0.753544">
                <text:p>0.753544</text:p>
              </table:table-cell>
              <table:table-cell office:value-type="float" office:value="0.789943">
                <text:p>0.789943</text:p>
              </table:table-cell>
              <table:table-cell office:value-type="float" office:value="0.808033">
                <text:p>0.808033</text:p>
              </table:table-cell>
              <table:table-cell office:value-type="float" office:value="0.823405">
                <text:p>0.823405</text:p>
              </table:table-cell>
              <table:table-cell office:value-type="float" office:value="0.845907">
                <text:p>0.845907</text:p>
              </table:table-cell>
              <table:table-cell office:value-type="float" office:value="0.86214">
                <text:p>0.86214</text:p>
              </table:table-cell>
              <table:table-cell office:value-type="float" office:value="0.872909">
                <text:p>0.872909</text:p>
              </table:table-cell>
              <table:table-cell office:value-type="float" office:value="0.884062">
                <text:p>0.884062</text:p>
              </table:table-cell>
              <table:table-cell office:value-type="float" office:value="0.901926">
                <text:p>0.901926</text:p>
              </table:table-cell>
              <table:table-cell office:value-type="float" office:value="0.9152">
                <text:p>0.9152</text:p>
              </table:table-cell>
              <table:table-cell office:value-type="float" office:value="0.811022">
                <text:p>0.8110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72794">
                <text:p>0.572794</text:p>
              </table:table-cell>
              <table:table-cell office:value-type="float" office:value="0.736327">
                <text:p>0.736327</text:p>
              </table:table-cell>
              <table:table-cell office:value-type="float" office:value="0.769754">
                <text:p>0.769754</text:p>
              </table:table-cell>
              <table:table-cell office:value-type="float" office:value="0.798345">
                <text:p>0.798345</text:p>
              </table:table-cell>
              <table:table-cell office:value-type="float" office:value="0.814238">
                <text:p>0.814238</text:p>
              </table:table-cell>
              <table:table-cell office:value-type="float" office:value="0.834572">
                <text:p>0.834572</text:p>
              </table:table-cell>
              <table:table-cell office:value-type="float" office:value="0.853992">
                <text:p>0.853992</text:p>
              </table:table-cell>
              <table:table-cell office:value-type="float" office:value="0.868322">
                <text:p>0.868322</text:p>
              </table:table-cell>
              <table:table-cell office:value-type="float" office:value="0.881636">
                <text:p>0.881636</text:p>
              </table:table-cell>
              <table:table-cell office:value-type="float" office:value="0.900588">
                <text:p>0.900588</text:p>
              </table:table-cell>
              <table:table-cell office:value-type="float" office:value="0.9152">
                <text:p>0.9152</text:p>
              </table:table-cell>
              <table:table-cell office:value-type="float" office:value="0.803057">
                <text:p>0.80305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62998">
                <text:p>0.662998</text:p>
              </table:table-cell>
              <table:table-cell office:value-type="float" office:value="0.753514">
                <text:p>0.753514</text:p>
              </table:table-cell>
              <table:table-cell office:value-type="float" office:value="0.787021">
                <text:p>0.787021</text:p>
              </table:table-cell>
              <table:table-cell office:value-type="float" office:value="0.808803">
                <text:p>0.808803</text:p>
              </table:table-cell>
              <table:table-cell office:value-type="float" office:value="0.820477">
                <text:p>0.820477</text:p>
              </table:table-cell>
              <table:table-cell office:value-type="float" office:value="0.843663">
                <text:p>0.843663</text:p>
              </table:table-cell>
              <table:table-cell office:value-type="float" office:value="0.85767">
                <text:p>0.85767</text:p>
              </table:table-cell>
              <table:table-cell office:value-type="float" office:value="0.870589">
                <text:p>0.870589</text:p>
              </table:table-cell>
              <table:table-cell office:value-type="float" office:value="0.881359">
                <text:p>0.881359</text:p>
              </table:table-cell>
              <table:table-cell office:value-type="float" office:value="0.898442">
                <text:p>0.898442</text:p>
              </table:table-cell>
              <table:table-cell office:value-type="float" office:value="0.9152">
                <text:p>0.9152</text:p>
              </table:table-cell>
              <table:table-cell office:value-type="float" office:value="0.818454">
                <text:p>0.81845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567789">
                <text:p>0.567789</text:p>
              </table:table-cell>
              <table:table-cell office:value-type="float" office:value="0.73713">
                <text:p>0.73713</text:p>
              </table:table-cell>
              <table:table-cell office:value-type="float" office:value="0.772882">
                <text:p>0.772882</text:p>
              </table:table-cell>
              <table:table-cell office:value-type="float" office:value="0.807051">
                <text:p>0.807051</text:p>
              </table:table-cell>
              <table:table-cell office:value-type="float" office:value="0.820355">
                <text:p>0.820355</text:p>
              </table:table-cell>
              <table:table-cell office:value-type="float" office:value="0.839363">
                <text:p>0.839363</text:p>
              </table:table-cell>
              <table:table-cell office:value-type="float" office:value="0.852695">
                <text:p>0.852695</text:p>
              </table:table-cell>
              <table:table-cell office:value-type="float" office:value="0.865889">
                <text:p>0.865889</text:p>
              </table:table-cell>
              <table:table-cell office:value-type="float" office:value="0.878989">
                <text:p>0.878989</text:p>
              </table:table-cell>
              <table:table-cell office:value-type="float" office:value="0.898472">
                <text:p>0.898472</text:p>
              </table:table-cell>
              <table:table-cell office:value-type="float" office:value="0.9152">
                <text:p>0.9152</text:p>
              </table:table-cell>
              <table:table-cell office:value-type="float" office:value="0.804062">
                <text:p>0.80406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480253">
                <text:p>0.480253</text:p>
              </table:table-cell>
              <table:table-cell office:value-type="float" office:value="0.736252">
                <text:p>0.736252</text:p>
              </table:table-cell>
              <table:table-cell office:value-type="float" office:value="0.775843">
                <text:p>0.775843</text:p>
              </table:table-cell>
              <table:table-cell office:value-type="float" office:value="0.802976">
                <text:p>0.802976</text:p>
              </table:table-cell>
              <table:table-cell office:value-type="float" office:value="0.814544">
                <text:p>0.814544</text:p>
              </table:table-cell>
              <table:table-cell office:value-type="float" office:value="0.839419">
                <text:p>0.839419</text:p>
              </table:table-cell>
              <table:table-cell office:value-type="float" office:value="0.85202">
                <text:p>0.85202</text:p>
              </table:table-cell>
              <table:table-cell office:value-type="float" office:value="0.863831">
                <text:p>0.863831</text:p>
              </table:table-cell>
              <table:table-cell office:value-type="float" office:value="0.879577">
                <text:p>0.879577</text:p>
              </table:table-cell>
              <table:table-cell office:value-type="float" office:value="0.900758">
                <text:p>0.900758</text:p>
              </table:table-cell>
              <table:table-cell office:value-type="float" office:value="0.9152">
                <text:p>0.9152</text:p>
              </table:table-cell>
              <table:table-cell office:value-type="float" office:value="0.794547">
                <text:p>0.79454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22802">
                <text:p>0.622802</text:p>
              </table:table-cell>
              <table:table-cell office:value-type="float" office:value="0.751922">
                <text:p>0.751922</text:p>
              </table:table-cell>
              <table:table-cell office:value-type="float" office:value="0.785053">
                <text:p>0.785053</text:p>
              </table:table-cell>
              <table:table-cell office:value-type="float" office:value="0.807026">
                <text:p>0.807026</text:p>
              </table:table-cell>
              <table:table-cell office:value-type="float" office:value="0.827399">
                <text:p>0.827399</text:p>
              </table:table-cell>
              <table:table-cell office:value-type="float" office:value="0.844668">
                <text:p>0.844668</text:p>
              </table:table-cell>
              <table:table-cell office:value-type="float" office:value="0.855867">
                <text:p>0.855867</text:p>
              </table:table-cell>
              <table:table-cell office:value-type="float" office:value="0.869724">
                <text:p>0.869724</text:p>
              </table:table-cell>
              <table:table-cell office:value-type="float" office:value="0.883168">
                <text:p>0.883168</text:p>
              </table:table-cell>
              <table:table-cell office:value-type="float" office:value="0.900681">
                <text:p>0.900681</text:p>
              </table:table-cell>
              <table:table-cell office:value-type="float" office:value="0.9152">
                <text:p>0.9152</text:p>
              </table:table-cell>
              <table:table-cell office:value-type="float" office:value="0.814831">
                <text:p>0.81483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59406">
                <text:p>0.59406</text:p>
              </table:table-cell>
              <table:table-cell office:value-type="float" office:value="0.749986">
                <text:p>0.749986</text:p>
              </table:table-cell>
              <table:table-cell office:value-type="float" office:value="0.784276">
                <text:p>0.784276</text:p>
              </table:table-cell>
              <table:table-cell office:value-type="float" office:value="0.808123">
                <text:p>0.808123</text:p>
              </table:table-cell>
              <table:table-cell office:value-type="float" office:value="0.828159">
                <text:p>0.828159</text:p>
              </table:table-cell>
              <table:table-cell office:value-type="float" office:value="0.845786">
                <text:p>0.845786</text:p>
              </table:table-cell>
              <table:table-cell office:value-type="float" office:value="0.861712">
                <text:p>0.861712</text:p>
              </table:table-cell>
              <table:table-cell office:value-type="float" office:value="0.873743">
                <text:p>0.873743</text:p>
              </table:table-cell>
              <table:table-cell office:value-type="float" office:value="0.883521">
                <text:p>0.883521</text:p>
              </table:table-cell>
              <table:table-cell office:value-type="float" office:value="0.897417">
                <text:p>0.897417</text:p>
              </table:table-cell>
              <table:table-cell office:value-type="float" office:value="0.9152">
                <text:p>0.9152</text:p>
              </table:table-cell>
              <table:table-cell office:value-type="float" office:value="0.812678">
                <text:p>0.81267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463435">
                <text:p>0.463435</text:p>
              </table:table-cell>
              <table:table-cell office:value-type="float" office:value="0.730546">
                <text:p>0.730546</text:p>
              </table:table-cell>
              <table:table-cell office:value-type="float" office:value="0.771984">
                <text:p>0.771984</text:p>
              </table:table-cell>
              <table:table-cell office:value-type="float" office:value="0.798309">
                <text:p>0.798309</text:p>
              </table:table-cell>
              <table:table-cell office:value-type="float" office:value="0.818829">
                <text:p>0.818829</text:p>
              </table:table-cell>
              <table:table-cell office:value-type="float" office:value="0.84573">
                <text:p>0.84573</text:p>
              </table:table-cell>
              <table:table-cell office:value-type="float" office:value="0.861885">
                <text:p>0.861885</text:p>
              </table:table-cell>
              <table:table-cell office:value-type="float" office:value="0.873097">
                <text:p>0.873097</text:p>
              </table:table-cell>
              <table:table-cell office:value-type="float" office:value="0.882402">
                <text:p>0.882402</text:p>
              </table:table-cell>
              <table:table-cell office:value-type="float" office:value="0.899339">
                <text:p>0.899339</text:p>
              </table:table-cell>
              <table:table-cell office:value-type="float" office:value="0.9152">
                <text:p>0.9152</text:p>
              </table:table-cell>
              <table:table-cell office:value-type="float" office:value="0.794556">
                <text:p>0.79455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434993">
                <text:p>0.434993</text:p>
              </table:table-cell>
              <table:table-cell office:value-type="float" office:value="0.681175">
                <text:p>0.681175</text:p>
              </table:table-cell>
              <table:table-cell office:value-type="float" office:value="0.762769">
                <text:p>0.762769</text:p>
              </table:table-cell>
              <table:table-cell office:value-type="float" office:value="0.797718">
                <text:p>0.797718</text:p>
              </table:table-cell>
              <table:table-cell office:value-type="float" office:value="0.825469">
                <text:p>0.825469</text:p>
              </table:table-cell>
              <table:table-cell office:value-type="float" office:value="0.845307">
                <text:p>0.845307</text:p>
              </table:table-cell>
              <table:table-cell office:value-type="float" office:value="0.857674">
                <text:p>0.857674</text:p>
              </table:table-cell>
              <table:table-cell office:value-type="float" office:value="0.870856">
                <text:p>0.870856</text:p>
              </table:table-cell>
              <table:table-cell office:value-type="float" office:value="0.881373">
                <text:p>0.881373</text:p>
              </table:table-cell>
              <table:table-cell office:value-type="float" office:value="0.897194">
                <text:p>0.897194</text:p>
              </table:table-cell>
              <table:table-cell office:value-type="float" office:value="0.9152">
                <text:p>0.9152</text:p>
              </table:table-cell>
              <table:table-cell office:value-type="float" office:value="0.785453">
                <text:p>0.78545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595726">
                <text:p>0.595726</text:p>
              </table:table-cell>
              <table:table-cell office:value-type="float" office:value="0.724905">
                <text:p>0.724905</text:p>
              </table:table-cell>
              <table:table-cell office:value-type="float" office:value="0.784447">
                <text:p>0.784447</text:p>
              </table:table-cell>
              <table:table-cell office:value-type="float" office:value="0.805865">
                <text:p>0.805865</text:p>
              </table:table-cell>
              <table:table-cell office:value-type="float" office:value="0.828977">
                <text:p>0.828977</text:p>
              </table:table-cell>
              <table:table-cell office:value-type="float" office:value="0.847086">
                <text:p>0.847086</text:p>
              </table:table-cell>
              <table:table-cell office:value-type="float" office:value="0.859203">
                <text:p>0.859203</text:p>
              </table:table-cell>
              <table:table-cell office:value-type="float" office:value="0.871052">
                <text:p>0.871052</text:p>
              </table:table-cell>
              <table:table-cell office:value-type="float" office:value="0.880833">
                <text:p>0.880833</text:p>
              </table:table-cell>
              <table:table-cell office:value-type="float" office:value="0.899096">
                <text:p>0.899096</text:p>
              </table:table-cell>
              <table:table-cell office:value-type="float" office:value="0.9152">
                <text:p>0.9152</text:p>
              </table:table-cell>
              <table:table-cell office:value-type="float" office:value="0.809719">
                <text:p>0.80971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563527">
                <text:p>0.563527</text:p>
              </table:table-cell>
              <table:table-cell office:value-type="float" office:value="0.703859">
                <text:p>0.703859</text:p>
              </table:table-cell>
              <table:table-cell office:value-type="float" office:value="0.765656">
                <text:p>0.765656</text:p>
              </table:table-cell>
              <table:table-cell office:value-type="float" office:value="0.799249">
                <text:p>0.799249</text:p>
              </table:table-cell>
              <table:table-cell office:value-type="float" office:value="0.831442">
                <text:p>0.831442</text:p>
              </table:table-cell>
              <table:table-cell office:value-type="float" office:value="0.856527">
                <text:p>0.856527</text:p>
              </table:table-cell>
              <table:table-cell office:value-type="float" office:value="0.867342">
                <text:p>0.867342</text:p>
              </table:table-cell>
              <table:table-cell office:value-type="float" office:value="0.872016">
                <text:p>0.872016</text:p>
              </table:table-cell>
              <table:table-cell office:value-type="float" office:value="0.880991">
                <text:p>0.880991</text:p>
              </table:table-cell>
              <table:table-cell office:value-type="float" office:value="0.897946">
                <text:p>0.897946</text:p>
              </table:table-cell>
              <table:table-cell office:value-type="float" office:value="0.9152">
                <text:p>0.9152</text:p>
              </table:table-cell>
              <table:table-cell office:value-type="float" office:value="0.803855">
                <text:p>0.80385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50776">
                <text:p>0.550776</text:p>
              </table:table-cell>
              <table:table-cell office:value-type="float" office:value="0.702112">
                <text:p>0.702112</text:p>
              </table:table-cell>
              <table:table-cell office:value-type="float" office:value="0.76278">
                <text:p>0.76278</text:p>
              </table:table-cell>
              <table:table-cell office:value-type="float" office:value="0.794525">
                <text:p>0.794525</text:p>
              </table:table-cell>
              <table:table-cell office:value-type="float" office:value="0.824319">
                <text:p>0.824319</text:p>
              </table:table-cell>
              <table:table-cell office:value-type="float" office:value="0.854199">
                <text:p>0.854199</text:p>
              </table:table-cell>
              <table:table-cell office:value-type="float" office:value="0.867259">
                <text:p>0.867259</text:p>
              </table:table-cell>
              <table:table-cell office:value-type="float" office:value="0.874276">
                <text:p>0.874276</text:p>
              </table:table-cell>
              <table:table-cell office:value-type="float" office:value="0.884615">
                <text:p>0.884615</text:p>
              </table:table-cell>
              <table:table-cell office:value-type="float" office:value="0.902494">
                <text:p>0.902494</text:p>
              </table:table-cell>
              <table:table-cell office:value-type="float" office:value="0.9152">
                <text:p>0.9152</text:p>
              </table:table-cell>
              <table:table-cell office:value-type="float" office:value="0.801736">
                <text:p>0.80173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514052">
                <text:p>0.514052</text:p>
              </table:table-cell>
              <table:table-cell office:value-type="float" office:value="0.715475">
                <text:p>0.715475</text:p>
              </table:table-cell>
              <table:table-cell office:value-type="float" office:value="0.763092">
                <text:p>0.763092</text:p>
              </table:table-cell>
              <table:table-cell office:value-type="float" office:value="0.800652">
                <text:p>0.800652</text:p>
              </table:table-cell>
              <table:table-cell office:value-type="float" office:value="0.824224">
                <text:p>0.824224</text:p>
              </table:table-cell>
              <table:table-cell office:value-type="float" office:value="0.853973">
                <text:p>0.853973</text:p>
              </table:table-cell>
              <table:table-cell office:value-type="float" office:value="0.866578">
                <text:p>0.866578</text:p>
              </table:table-cell>
              <table:table-cell office:value-type="float" office:value="0.875338">
                <text:p>0.875338</text:p>
              </table:table-cell>
              <table:table-cell office:value-type="float" office:value="0.886351">
                <text:p>0.886351</text:p>
              </table:table-cell>
              <table:table-cell office:value-type="float" office:value="0.90383">
                <text:p>0.90383</text:p>
              </table:table-cell>
              <table:table-cell office:value-type="float" office:value="0.9152">
                <text:p>0.9152</text:p>
              </table:table-cell>
              <table:table-cell office:value-type="float" office:value="0.800356">
                <text:p>0.80035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417034">
                <text:p>0.417034</text:p>
              </table:table-cell>
              <table:table-cell office:value-type="float" office:value="0.679448">
                <text:p>0.679448</text:p>
              </table:table-cell>
              <table:table-cell office:value-type="float" office:value="0.760923">
                <text:p>0.760923</text:p>
              </table:table-cell>
              <table:table-cell office:value-type="float" office:value="0.796847">
                <text:p>0.796847</text:p>
              </table:table-cell>
              <table:table-cell office:value-type="float" office:value="0.817315">
                <text:p>0.817315</text:p>
              </table:table-cell>
              <table:table-cell office:value-type="float" office:value="0.843404">
                <text:p>0.843404</text:p>
              </table:table-cell>
              <table:table-cell office:value-type="float" office:value="0.861091">
                <text:p>0.861091</text:p>
              </table:table-cell>
              <table:table-cell office:value-type="float" office:value="0.869941">
                <text:p>0.869941</text:p>
              </table:table-cell>
              <table:table-cell office:value-type="float" office:value="0.881648">
                <text:p>0.881648</text:p>
              </table:table-cell>
              <table:table-cell office:value-type="float" office:value="0.901329">
                <text:p>0.901329</text:p>
              </table:table-cell>
              <table:table-cell office:value-type="float" office:value="0.9152">
                <text:p>0.9152</text:p>
              </table:table-cell>
              <table:table-cell office:value-type="float" office:value="0.782898">
                <text:p>0.78289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583213">
                <text:p>0.583213</text:p>
              </table:table-cell>
              <table:table-cell office:value-type="float" office:value="0.703697">
                <text:p>0.703697</text:p>
              </table:table-cell>
              <table:table-cell office:value-type="float" office:value="0.766657">
                <text:p>0.766657</text:p>
              </table:table-cell>
              <table:table-cell office:value-type="float" office:value="0.80238">
                <text:p>0.80238</text:p>
              </table:table-cell>
              <table:table-cell office:value-type="float" office:value="0.822544">
                <text:p>0.822544</text:p>
              </table:table-cell>
              <table:table-cell office:value-type="float" office:value="0.846997">
                <text:p>0.846997</text:p>
              </table:table-cell>
              <table:table-cell office:value-type="float" office:value="0.862185">
                <text:p>0.862185</text:p>
              </table:table-cell>
              <table:table-cell office:value-type="float" office:value="0.87137">
                <text:p>0.87137</text:p>
              </table:table-cell>
              <table:table-cell office:value-type="float" office:value="0.884639">
                <text:p>0.884639</text:p>
              </table:table-cell>
              <table:table-cell office:value-type="float" office:value="0.902996">
                <text:p>0.902996</text:p>
              </table:table-cell>
              <table:table-cell office:value-type="float" office:value="0.9152">
                <text:p>0.9152</text:p>
              </table:table-cell>
              <table:table-cell office:value-type="float" office:value="0.804668">
                <text:p>0.80466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15914">
                <text:p>0.615914</text:p>
              </table:table-cell>
              <table:table-cell office:value-type="float" office:value="0.747721">
                <text:p>0.747721</text:p>
              </table:table-cell>
              <table:table-cell office:value-type="float" office:value="0.796019">
                <text:p>0.796019</text:p>
              </table:table-cell>
              <table:table-cell office:value-type="float" office:value="0.817348">
                <text:p>0.817348</text:p>
              </table:table-cell>
              <table:table-cell office:value-type="float" office:value="0.843458">
                <text:p>0.843458</text:p>
              </table:table-cell>
              <table:table-cell office:value-type="float" office:value="0.858564">
                <text:p>0.858564</text:p>
              </table:table-cell>
              <table:table-cell office:value-type="float" office:value="0.868374">
                <text:p>0.868374</text:p>
              </table:table-cell>
              <table:table-cell office:value-type="float" office:value="0.876983">
                <text:p>0.876983</text:p>
              </table:table-cell>
              <table:table-cell office:value-type="float" office:value="0.888893">
                <text:p>0.888893</text:p>
              </table:table-cell>
              <table:table-cell office:value-type="float" office:value="0.903117">
                <text:p>0.903117</text:p>
              </table:table-cell>
              <table:table-cell office:value-type="float" office:value="0.9152">
                <text:p>0.9152</text:p>
              </table:table-cell>
              <table:table-cell office:value-type="float" office:value="0.821639">
                <text:p>0.82163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33997">
                <text:p>0.633997</text:p>
              </table:table-cell>
              <table:table-cell office:value-type="float" office:value="0.785116">
                <text:p>0.785116</text:p>
              </table:table-cell>
              <table:table-cell office:value-type="float" office:value="0.81161">
                <text:p>0.81161</text:p>
              </table:table-cell>
              <table:table-cell office:value-type="float" office:value="0.828537">
                <text:p>0.828537</text:p>
              </table:table-cell>
              <table:table-cell office:value-type="float" office:value="0.846218">
                <text:p>0.846218</text:p>
              </table:table-cell>
              <table:table-cell office:value-type="float" office:value="0.858495">
                <text:p>0.858495</text:p>
              </table:table-cell>
              <table:table-cell office:value-type="float" office:value="0.869249">
                <text:p>0.869249</text:p>
              </table:table-cell>
              <table:table-cell office:value-type="float" office:value="0.877372">
                <text:p>0.877372</text:p>
              </table:table-cell>
              <table:table-cell office:value-type="float" office:value="0.88896">
                <text:p>0.88896</text:p>
              </table:table-cell>
              <table:table-cell office:value-type="float" office:value="0.900701">
                <text:p>0.900701</text:p>
              </table:table-cell>
              <table:table-cell office:value-type="float" office:value="0.9152">
                <text:p>0.9152</text:p>
              </table:table-cell>
              <table:table-cell office:value-type="float" office:value="0.830025">
                <text:p>0.83002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34746">
                <text:p>0.634746</text:p>
              </table:table-cell>
              <table:table-cell office:value-type="float" office:value="0.787244">
                <text:p>0.787244</text:p>
              </table:table-cell>
              <table:table-cell office:value-type="float" office:value="0.817843">
                <text:p>0.817843</text:p>
              </table:table-cell>
              <table:table-cell office:value-type="float" office:value="0.840328">
                <text:p>0.840328</text:p>
              </table:table-cell>
              <table:table-cell office:value-type="float" office:value="0.853121">
                <text:p>0.853121</text:p>
              </table:table-cell>
              <table:table-cell office:value-type="float" office:value="0.861969">
                <text:p>0.861969</text:p>
              </table:table-cell>
              <table:table-cell office:value-type="float" office:value="0.87038">
                <text:p>0.87038</text:p>
              </table:table-cell>
              <table:table-cell office:value-type="float" office:value="0.879132">
                <text:p>0.879132</text:p>
              </table:table-cell>
              <table:table-cell office:value-type="float" office:value="0.890021">
                <text:p>0.890021</text:p>
              </table:table-cell>
              <table:table-cell office:value-type="float" office:value="0.905296">
                <text:p>0.905296</text:p>
              </table:table-cell>
              <table:table-cell office:value-type="float" office:value="0.9152">
                <text:p>0.9152</text:p>
              </table:table-cell>
              <table:table-cell office:value-type="float" office:value="0.834008">
                <text:p>0.83400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574975">
                <text:p>0.574975</text:p>
              </table:table-cell>
              <table:table-cell office:value-type="float" office:value="0.781696">
                <text:p>0.781696</text:p>
              </table:table-cell>
              <table:table-cell office:value-type="float" office:value="0.811585">
                <text:p>0.811585</text:p>
              </table:table-cell>
              <table:table-cell office:value-type="float" office:value="0.832822">
                <text:p>0.832822</text:p>
              </table:table-cell>
              <table:table-cell office:value-type="float" office:value="0.849338">
                <text:p>0.849338</text:p>
              </table:table-cell>
              <table:table-cell office:value-type="float" office:value="0.858124">
                <text:p>0.858124</text:p>
              </table:table-cell>
              <table:table-cell office:value-type="float" office:value="0.867997">
                <text:p>0.867997</text:p>
              </table:table-cell>
              <table:table-cell office:value-type="float" office:value="0.874533">
                <text:p>0.874533</text:p>
              </table:table-cell>
              <table:table-cell office:value-type="float" office:value="0.888">
                <text:p>0.888</text:p>
              </table:table-cell>
              <table:table-cell office:value-type="float" office:value="0.900643">
                <text:p>0.900643</text:p>
              </table:table-cell>
              <table:table-cell office:value-type="float" office:value="0.9152">
                <text:p>0.9152</text:p>
              </table:table-cell>
              <table:table-cell office:value-type="float" office:value="0.823971">
                <text:p>0.82397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70493">
                <text:p>0.670493</text:p>
              </table:table-cell>
              <table:table-cell office:value-type="float" office:value="0.785245">
                <text:p>0.785245</text:p>
              </table:table-cell>
              <table:table-cell office:value-type="float" office:value="0.812767">
                <text:p>0.812767</text:p>
              </table:table-cell>
              <table:table-cell office:value-type="float" office:value="0.835523">
                <text:p>0.835523</text:p>
              </table:table-cell>
              <table:table-cell office:value-type="float" office:value="0.851543">
                <text:p>0.851543</text:p>
              </table:table-cell>
              <table:table-cell office:value-type="float" office:value="0.859117">
                <text:p>0.859117</text:p>
              </table:table-cell>
              <table:table-cell office:value-type="float" office:value="0.869021">
                <text:p>0.869021</text:p>
              </table:table-cell>
              <table:table-cell office:value-type="float" office:value="0.875587">
                <text:p>0.875587</text:p>
              </table:table-cell>
              <table:table-cell office:value-type="float" office:value="0.887181">
                <text:p>0.887181</text:p>
              </table:table-cell>
              <table:table-cell office:value-type="float" office:value="0.902177">
                <text:p>0.902177</text:p>
              </table:table-cell>
              <table:table-cell office:value-type="float" office:value="0.9152">
                <text:p>0.9152</text:p>
              </table:table-cell>
              <table:table-cell office:value-type="float" office:value="0.834865">
                <text:p>0.83486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68576">
                <text:p>0.668576</text:p>
              </table:table-cell>
              <table:table-cell office:value-type="float" office:value="0.805547">
                <text:p>0.805547</text:p>
              </table:table-cell>
              <table:table-cell office:value-type="float" office:value="0.825171">
                <text:p>0.825171</text:p>
              </table:table-cell>
              <table:table-cell office:value-type="float" office:value="0.845478">
                <text:p>0.845478</text:p>
              </table:table-cell>
              <table:table-cell office:value-type="float" office:value="0.853471">
                <text:p>0.853471</text:p>
              </table:table-cell>
              <table:table-cell office:value-type="float" office:value="0.862952">
                <text:p>0.862952</text:p>
              </table:table-cell>
              <table:table-cell office:value-type="float" office:value="0.871332">
                <text:p>0.871332</text:p>
              </table:table-cell>
              <table:table-cell office:value-type="float" office:value="0.883132">
                <text:p>0.883132</text:p>
              </table:table-cell>
              <table:table-cell office:value-type="float" office:value="0.891758">
                <text:p>0.891758</text:p>
              </table:table-cell>
              <table:table-cell office:value-type="float" office:value="0.905729">
                <text:p>0.905729</text:p>
              </table:table-cell>
              <table:table-cell office:value-type="float" office:value="0.9152">
                <text:p>0.9152</text:p>
              </table:table-cell>
              <table:table-cell office:value-type="float" office:value="0.841315">
                <text:p>0.84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4827">
                <text:p>0.54827</text:p>
              </table:table-cell>
              <table:table-cell office:value-type="float" office:value="0.786117">
                <text:p>0.786117</text:p>
              </table:table-cell>
              <table:table-cell office:value-type="float" office:value="0.814781">
                <text:p>0.814781</text:p>
              </table:table-cell>
              <table:table-cell office:value-type="float" office:value="0.8353">
                <text:p>0.8353</text:p>
              </table:table-cell>
              <table:table-cell office:value-type="float" office:value="0.85417">
                <text:p>0.85417</text:p>
              </table:table-cell>
              <table:table-cell office:value-type="float" office:value="0.864006">
                <text:p>0.864006</text:p>
              </table:table-cell>
              <table:table-cell office:value-type="float" office:value="0.870943">
                <text:p>0.870943</text:p>
              </table:table-cell>
              <table:table-cell office:value-type="float" office:value="0.880619">
                <text:p>0.880619</text:p>
              </table:table-cell>
              <table:table-cell office:value-type="float" office:value="0.890174">
                <text:p>0.890174</text:p>
              </table:table-cell>
              <table:table-cell office:value-type="float" office:value="0.904972">
                <text:p>0.904972</text:p>
              </table:table-cell>
              <table:table-cell office:value-type="float" office:value="0.9152">
                <text:p>0.9152</text:p>
              </table:table-cell>
              <table:table-cell office:value-type="float" office:value="0.824935">
                <text:p>0.82493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701171">
                <text:p>0.701171</text:p>
              </table:table-cell>
              <table:table-cell office:value-type="float" office:value="0.790878">
                <text:p>0.790878</text:p>
              </table:table-cell>
              <table:table-cell office:value-type="float" office:value="0.815917">
                <text:p>0.815917</text:p>
              </table:table-cell>
              <table:table-cell office:value-type="float" office:value="0.840233">
                <text:p>0.840233</text:p>
              </table:table-cell>
              <table:table-cell office:value-type="float" office:value="0.85313">
                <text:p>0.85313</text:p>
              </table:table-cell>
              <table:table-cell office:value-type="float" office:value="0.864336">
                <text:p>0.864336</text:p>
              </table:table-cell>
              <table:table-cell office:value-type="float" office:value="0.872789">
                <text:p>0.872789</text:p>
              </table:table-cell>
              <table:table-cell office:value-type="float" office:value="0.88082">
                <text:p>0.88082</text:p>
              </table:table-cell>
              <table:table-cell office:value-type="float" office:value="0.891109">
                <text:p>0.891109</text:p>
              </table:table-cell>
              <table:table-cell office:value-type="float" office:value="0.904493">
                <text:p>0.904493</text:p>
              </table:table-cell>
              <table:table-cell office:value-type="float" office:value="0.9152">
                <text:p>0.9152</text:p>
              </table:table-cell>
              <table:table-cell office:value-type="float" office:value="0.841488">
                <text:p>0.84148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614326">
                <text:p>0.614326</text:p>
              </table:table-cell>
              <table:table-cell office:value-type="float" office:value="0.794593">
                <text:p>0.794593</text:p>
              </table:table-cell>
              <table:table-cell office:value-type="float" office:value="0.817355">
                <text:p>0.817355</text:p>
              </table:table-cell>
              <table:table-cell office:value-type="float" office:value="0.841982">
                <text:p>0.841982</text:p>
              </table:table-cell>
              <table:table-cell office:value-type="float" office:value="0.854302">
                <text:p>0.854302</text:p>
              </table:table-cell>
              <table:table-cell office:value-type="float" office:value="0.866242">
                <text:p>0.866242</text:p>
              </table:table-cell>
              <table:table-cell office:value-type="float" office:value="0.873612">
                <text:p>0.873612</text:p>
              </table:table-cell>
              <table:table-cell office:value-type="float" office:value="0.881602">
                <text:p>0.881602</text:p>
              </table:table-cell>
              <table:table-cell office:value-type="float" office:value="0.891468">
                <text:p>0.891468</text:p>
              </table:table-cell>
              <table:table-cell office:value-type="float" office:value="0.90423">
                <text:p>0.90423</text:p>
              </table:table-cell>
              <table:table-cell office:value-type="float" office:value="0.9152">
                <text:p>0.9152</text:p>
              </table:table-cell>
              <table:table-cell office:value-type="float" office:value="0.833971">
                <text:p>0.833971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524347">
                <text:p>0.524347</text:p>
              </table:table-cell>
              <table:table-cell office:value-type="float" office:value="0.796722">
                <text:p>0.796722</text:p>
              </table:table-cell>
              <table:table-cell office:value-type="float" office:value="0.828694">
                <text:p>0.828694</text:p>
              </table:table-cell>
              <table:table-cell office:value-type="float" office:value="0.848901">
                <text:p>0.848901</text:p>
              </table:table-cell>
              <table:table-cell office:value-type="float" office:value="0.863557">
                <text:p>0.863557</text:p>
              </table:table-cell>
              <table:table-cell office:value-type="float" office:value="0.871506">
                <text:p>0.871506</text:p>
              </table:table-cell>
              <table:table-cell office:value-type="float" office:value="0.880302">
                <text:p>0.880302</text:p>
              </table:table-cell>
              <table:table-cell office:value-type="float" office:value="0.887674">
                <text:p>0.887674</text:p>
              </table:table-cell>
              <table:table-cell office:value-type="float" office:value="0.894266">
                <text:p>0.894266</text:p>
              </table:table-cell>
              <table:table-cell office:value-type="float" office:value="0.908166">
                <text:p>0.908166</text:p>
              </table:table-cell>
              <table:table-cell office:value-type="float" office:value="0.915948">
                <text:p>0.915948</text:p>
              </table:table-cell>
              <table:table-cell office:value-type="float" office:value="0.830414">
                <text:p>0.83041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632973">
                <text:p>0.632973</text:p>
              </table:table-cell>
              <table:table-cell office:value-type="float" office:value="0.793231">
                <text:p>0.793231</text:p>
              </table:table-cell>
              <table:table-cell office:value-type="float" office:value="0.82675">
                <text:p>0.82675</text:p>
              </table:table-cell>
              <table:table-cell office:value-type="float" office:value="0.845421">
                <text:p>0.845421</text:p>
              </table:table-cell>
              <table:table-cell office:value-type="float" office:value="0.859543">
                <text:p>0.859543</text:p>
              </table:table-cell>
              <table:table-cell office:value-type="float" office:value="0.87167">
                <text:p>0.87167</text:p>
              </table:table-cell>
              <table:table-cell office:value-type="float" office:value="0.880209">
                <text:p>0.880209</text:p>
              </table:table-cell>
              <table:table-cell office:value-type="float" office:value="0.886483">
                <text:p>0.886483</text:p>
              </table:table-cell>
              <table:table-cell office:value-type="float" office:value="0.892585">
                <text:p>0.892585</text:p>
              </table:table-cell>
              <table:table-cell office:value-type="float" office:value="0.906731">
                <text:p>0.906731</text:p>
              </table:table-cell>
              <table:table-cell office:value-type="float" office:value="0.9152">
                <text:p>0.9152</text:p>
              </table:table-cell>
              <table:table-cell office:value-type="float" office:value="0.83956">
                <text:p>0.8395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688511">
                <text:p>0.688511</text:p>
              </table:table-cell>
              <table:table-cell office:value-type="float" office:value="0.806143">
                <text:p>0.806143</text:p>
              </table:table-cell>
              <table:table-cell office:value-type="float" office:value="0.828397">
                <text:p>0.828397</text:p>
              </table:table-cell>
              <table:table-cell office:value-type="float" office:value="0.846334">
                <text:p>0.846334</text:p>
              </table:table-cell>
              <table:table-cell office:value-type="float" office:value="0.856587">
                <text:p>0.856587</text:p>
              </table:table-cell>
              <table:table-cell office:value-type="float" office:value="0.869797">
                <text:p>0.869797</text:p>
              </table:table-cell>
              <table:table-cell office:value-type="float" office:value="0.874531">
                <text:p>0.874531</text:p>
              </table:table-cell>
              <table:table-cell office:value-type="float" office:value="0.885719">
                <text:p>0.885719</text:p>
              </table:table-cell>
              <table:table-cell office:value-type="float" office:value="0.894892">
                <text:p>0.894892</text:p>
              </table:table-cell>
              <table:table-cell office:value-type="float" office:value="0.906816">
                <text:p>0.906816</text:p>
              </table:table-cell>
              <table:table-cell office:value-type="float" office:value="0.9152">
                <text:p>0.9152</text:p>
              </table:table-cell>
              <table:table-cell office:value-type="float" office:value="0.845773">
                <text:p>0.84577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689836">
                <text:p>0.689836</text:p>
              </table:table-cell>
              <table:table-cell office:value-type="float" office:value="0.807024">
                <text:p>0.807024</text:p>
              </table:table-cell>
              <table:table-cell office:value-type="float" office:value="0.83545">
                <text:p>0.83545</text:p>
              </table:table-cell>
              <table:table-cell office:value-type="float" office:value="0.848367">
                <text:p>0.848367</text:p>
              </table:table-cell>
              <table:table-cell office:value-type="float" office:value="0.858462">
                <text:p>0.858462</text:p>
              </table:table-cell>
              <table:table-cell office:value-type="float" office:value="0.868056">
                <text:p>0.868056</text:p>
              </table:table-cell>
              <table:table-cell office:value-type="float" office:value="0.877582">
                <text:p>0.877582</text:p>
              </table:table-cell>
              <table:table-cell office:value-type="float" office:value="0.881731">
                <text:p>0.881731</text:p>
              </table:table-cell>
              <table:table-cell office:value-type="float" office:value="0.892813">
                <text:p>0.892813</text:p>
              </table:table-cell>
              <table:table-cell office:value-type="float" office:value="0.905902">
                <text:p>0.905902</text:p>
              </table:table-cell>
              <table:table-cell office:value-type="float" office:value="0.915948">
                <text:p>0.915948</text:p>
              </table:table-cell>
              <table:table-cell office:value-type="float" office:value="0.846522">
                <text:p>0.84652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630081">
                <text:p>0.630081</text:p>
              </table:table-cell>
              <table:table-cell office:value-type="float" office:value="0.797001">
                <text:p>0.797001</text:p>
              </table:table-cell>
              <table:table-cell office:value-type="float" office:value="0.833269">
                <text:p>0.833269</text:p>
              </table:table-cell>
              <table:table-cell office:value-type="float" office:value="0.849908">
                <text:p>0.849908</text:p>
              </table:table-cell>
              <table:table-cell office:value-type="float" office:value="0.862383">
                <text:p>0.862383</text:p>
              </table:table-cell>
              <table:table-cell office:value-type="float" office:value="0.87164">
                <text:p>0.87164</text:p>
              </table:table-cell>
              <table:table-cell office:value-type="float" office:value="0.880241">
                <text:p>0.880241</text:p>
              </table:table-cell>
              <table:table-cell office:value-type="float" office:value="0.887715">
                <text:p>0.887715</text:p>
              </table:table-cell>
              <table:table-cell office:value-type="float" office:value="0.895241">
                <text:p>0.895241</text:p>
              </table:table-cell>
              <table:table-cell office:value-type="float" office:value="0.90677">
                <text:p>0.90677</text:p>
              </table:table-cell>
              <table:table-cell office:value-type="float" office:value="0.9152">
                <text:p>0.9152</text:p>
              </table:table-cell>
              <table:table-cell office:value-type="float" office:value="0.841425">
                <text:p>0.84142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545086">
                <text:p>0.545086</text:p>
              </table:table-cell>
              <table:table-cell office:value-type="float" office:value="0.797355">
                <text:p>0.797355</text:p>
              </table:table-cell>
              <table:table-cell office:value-type="float" office:value="0.828373">
                <text:p>0.828373</text:p>
              </table:table-cell>
              <table:table-cell office:value-type="float" office:value="0.846272">
                <text:p>0.846272</text:p>
              </table:table-cell>
              <table:table-cell office:value-type="float" office:value="0.862054">
                <text:p>0.862054</text:p>
              </table:table-cell>
              <table:table-cell office:value-type="float" office:value="0.86979">
                <text:p>0.86979</text:p>
              </table:table-cell>
              <table:table-cell office:value-type="float" office:value="0.879826">
                <text:p>0.879826</text:p>
              </table:table-cell>
              <table:table-cell office:value-type="float" office:value="0.888361">
                <text:p>0.888361</text:p>
              </table:table-cell>
              <table:table-cell office:value-type="float" office:value="0.898274">
                <text:p>0.898274</text:p>
              </table:table-cell>
              <table:table-cell office:value-type="float" office:value="0.907184">
                <text:p>0.907184</text:p>
              </table:table-cell>
              <table:table-cell office:value-type="float" office:value="0.9152">
                <text:p>0.9152</text:p>
              </table:table-cell>
              <table:table-cell office:value-type="float" office:value="0.832257">
                <text:p>0.83225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587223">
                <text:p>0.587223</text:p>
              </table:table-cell>
              <table:table-cell office:value-type="float" office:value="0.780547">
                <text:p>0.780547</text:p>
              </table:table-cell>
              <table:table-cell office:value-type="float" office:value="0.818619">
                <text:p>0.818619</text:p>
              </table:table-cell>
              <table:table-cell office:value-type="float" office:value="0.83973">
                <text:p>0.83973</text:p>
              </table:table-cell>
              <table:table-cell office:value-type="float" office:value="0.853603">
                <text:p>0.853603</text:p>
              </table:table-cell>
              <table:table-cell office:value-type="float" office:value="0.867032">
                <text:p>0.867032</text:p>
              </table:table-cell>
              <table:table-cell office:value-type="float" office:value="0.87492">
                <text:p>0.87492</text:p>
              </table:table-cell>
              <table:table-cell office:value-type="float" office:value="0.88547">
                <text:p>0.88547</text:p>
              </table:table-cell>
              <table:table-cell office:value-type="float" office:value="0.899026">
                <text:p>0.899026</text:p>
              </table:table-cell>
              <table:table-cell office:value-type="float" office:value="0.908791">
                <text:p>0.908791</text:p>
              </table:table-cell>
              <table:table-cell office:value-type="float" office:value="0.9152">
                <text:p>0.9152</text:p>
              </table:table-cell>
              <table:table-cell office:value-type="float" office:value="0.831496">
                <text:p>0.8314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634132">
                <text:p>0.634132</text:p>
              </table:table-cell>
              <table:table-cell office:value-type="float" office:value="0.768524">
                <text:p>0.768524</text:p>
              </table:table-cell>
              <table:table-cell office:value-type="float" office:value="0.807425">
                <text:p>0.807425</text:p>
              </table:table-cell>
              <table:table-cell office:value-type="float" office:value="0.832504">
                <text:p>0.832504</text:p>
              </table:table-cell>
              <table:table-cell office:value-type="float" office:value="0.847267">
                <text:p>0.847267</text:p>
              </table:table-cell>
              <table:table-cell office:value-type="float" office:value="0.859679">
                <text:p>0.859679</text:p>
              </table:table-cell>
              <table:table-cell office:value-type="float" office:value="0.871946">
                <text:p>0.871946</text:p>
              </table:table-cell>
              <table:table-cell office:value-type="float" office:value="0.882211">
                <text:p>0.882211</text:p>
              </table:table-cell>
              <table:table-cell office:value-type="float" office:value="0.894065">
                <text:p>0.894065</text:p>
              </table:table-cell>
              <table:table-cell office:value-type="float" office:value="0.906796">
                <text:p>0.906796</text:p>
              </table:table-cell>
              <table:table-cell office:value-type="float" office:value="0.9152">
                <text:p>0.9152</text:p>
              </table:table-cell>
              <table:table-cell office:value-type="float" office:value="0.830455">
                <text:p>0.83045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536149">
                <text:p>0.536149</text:p>
              </table:table-cell>
              <table:table-cell office:value-type="float" office:value="0.751731">
                <text:p>0.751731</text:p>
              </table:table-cell>
              <table:table-cell office:value-type="float" office:value="0.802654">
                <text:p>0.802654</text:p>
              </table:table-cell>
              <table:table-cell office:value-type="float" office:value="0.828708">
                <text:p>0.828708</text:p>
              </table:table-cell>
              <table:table-cell office:value-type="float" office:value="0.846067">
                <text:p>0.846067</text:p>
              </table:table-cell>
              <table:table-cell office:value-type="float" office:value="0.854577">
                <text:p>0.854577</text:p>
              </table:table-cell>
              <table:table-cell office:value-type="float" office:value="0.868002">
                <text:p>0.868002</text:p>
              </table:table-cell>
              <table:table-cell office:value-type="float" office:value="0.878293">
                <text:p>0.878293</text:p>
              </table:table-cell>
              <table:table-cell office:value-type="float" office:value="0.886641">
                <text:p>0.886641</text:p>
              </table:table-cell>
              <table:table-cell office:value-type="float" office:value="0.902683">
                <text:p>0.902683</text:p>
              </table:table-cell>
              <table:table-cell office:value-type="float" office:value="0.9152">
                <text:p>0.9152</text:p>
              </table:table-cell>
              <table:table-cell office:value-type="float" office:value="0.81555">
                <text:p>0.8155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671432">
                <text:p>0.671432</text:p>
              </table:table-cell>
              <table:table-cell office:value-type="float" office:value="0.787749">
                <text:p>0.787749</text:p>
              </table:table-cell>
              <table:table-cell office:value-type="float" office:value="0.825346">
                <text:p>0.825346</text:p>
              </table:table-cell>
              <table:table-cell office:value-type="float" office:value="0.846868">
                <text:p>0.846868</text:p>
              </table:table-cell>
              <table:table-cell office:value-type="float" office:value="0.858005">
                <text:p>0.858005</text:p>
              </table:table-cell>
              <table:table-cell office:value-type="float" office:value="0.868234">
                <text:p>0.868234</text:p>
              </table:table-cell>
              <table:table-cell office:value-type="float" office:value="0.873806">
                <text:p>0.873806</text:p>
              </table:table-cell>
              <table:table-cell office:value-type="float" office:value="0.882141">
                <text:p>0.882141</text:p>
              </table:table-cell>
              <table:table-cell office:value-type="float" office:value="0.894336">
                <text:p>0.894336</text:p>
              </table:table-cell>
              <table:table-cell office:value-type="float" office:value="0.90389">
                <text:p>0.90389</text:p>
              </table:table-cell>
              <table:table-cell office:value-type="float" office:value="0.9152">
                <text:p>0.9152</text:p>
              </table:table-cell>
              <table:table-cell office:value-type="float" office:value="0.841181">
                <text:p>0.84118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533419">
                <text:p>0.533419</text:p>
              </table:table-cell>
              <table:table-cell office:value-type="float" office:value="0.80618">
                <text:p>0.80618</text:p>
              </table:table-cell>
              <table:table-cell office:value-type="float" office:value="0.838574">
                <text:p>0.838574</text:p>
              </table:table-cell>
              <table:table-cell office:value-type="float" office:value="0.850994">
                <text:p>0.850994</text:p>
              </table:table-cell>
              <table:table-cell office:value-type="float" office:value="0.85912">
                <text:p>0.85912</text:p>
              </table:table-cell>
              <table:table-cell office:value-type="float" office:value="0.86832">
                <text:p>0.86832</text:p>
              </table:table-cell>
              <table:table-cell office:value-type="float" office:value="0.874629">
                <text:p>0.874629</text:p>
              </table:table-cell>
              <table:table-cell office:value-type="float" office:value="0.882668">
                <text:p>0.882668</text:p>
              </table:table-cell>
              <table:table-cell office:value-type="float" office:value="0.892085">
                <text:p>0.892085</text:p>
              </table:table-cell>
              <table:table-cell office:value-type="float" office:value="0.904438">
                <text:p>0.904438</text:p>
              </table:table-cell>
              <table:table-cell office:value-type="float" office:value="0.9152">
                <text:p>0.9152</text:p>
              </table:table-cell>
              <table:table-cell office:value-type="float" office:value="0.831043">
                <text:p>0.831043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456124">
                <text:p>0.456124</text:p>
              </table:table-cell>
              <table:table-cell office:value-type="float" office:value="0.793828">
                <text:p>0.793828</text:p>
              </table:table-cell>
              <table:table-cell office:value-type="float" office:value="0.83203">
                <text:p>0.83203</text:p>
              </table:table-cell>
              <table:table-cell office:value-type="float" office:value="0.852798">
                <text:p>0.852798</text:p>
              </table:table-cell>
              <table:table-cell office:value-type="float" office:value="0.862234">
                <text:p>0.862234</text:p>
              </table:table-cell>
              <table:table-cell office:value-type="float" office:value="0.870096">
                <text:p>0.870096</text:p>
              </table:table-cell>
              <table:table-cell office:value-type="float" office:value="0.877703">
                <text:p>0.877703</text:p>
              </table:table-cell>
              <table:table-cell office:value-type="float" office:value="0.886645">
                <text:p>0.886645</text:p>
              </table:table-cell>
              <table:table-cell office:value-type="float" office:value="0.895774">
                <text:p>0.895774</text:p>
              </table:table-cell>
              <table:table-cell office:value-type="float" office:value="0.906231">
                <text:p>0.906231</text:p>
              </table:table-cell>
              <table:table-cell office:value-type="float" office:value="0.9152">
                <text:p>0.9152</text:p>
              </table:table-cell>
              <table:table-cell office:value-type="float" office:value="0.823346">
                <text:p>0.82334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676519">
                <text:p>0.676519</text:p>
              </table:table-cell>
              <table:table-cell office:value-type="float" office:value="0.818232">
                <text:p>0.818232</text:p>
              </table:table-cell>
              <table:table-cell office:value-type="float" office:value="0.842487">
                <text:p>0.842487</text:p>
              </table:table-cell>
              <table:table-cell office:value-type="float" office:value="0.855039">
                <text:p>0.855039</text:p>
              </table:table-cell>
              <table:table-cell office:value-type="float" office:value="0.860997">
                <text:p>0.860997</text:p>
              </table:table-cell>
              <table:table-cell office:value-type="float" office:value="0.869422">
                <text:p>0.869422</text:p>
              </table:table-cell>
              <table:table-cell office:value-type="float" office:value="0.875683">
                <text:p>0.875683</text:p>
              </table:table-cell>
              <table:table-cell office:value-type="float" office:value="0.885953">
                <text:p>0.885953</text:p>
              </table:table-cell>
              <table:table-cell office:value-type="float" office:value="0.893454">
                <text:p>0.893454</text:p>
              </table:table-cell>
              <table:table-cell office:value-type="float" office:value="0.907088">
                <text:p>0.907088</text:p>
              </table:table-cell>
              <table:table-cell office:value-type="float" office:value="0.9152">
                <text:p>0.9152</text:p>
              </table:table-cell>
              <table:table-cell office:value-type="float" office:value="0.848487">
                <text:p>0.84848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581891">
                <text:p>0.581891</text:p>
              </table:table-cell>
              <table:table-cell office:value-type="float" office:value="0.812921">
                <text:p>0.812921</text:p>
              </table:table-cell>
              <table:table-cell office:value-type="float" office:value="0.841351">
                <text:p>0.841351</text:p>
              </table:table-cell>
              <table:table-cell office:value-type="float" office:value="0.85412">
                <text:p>0.85412</text:p>
              </table:table-cell>
              <table:table-cell office:value-type="float" office:value="0.861798">
                <text:p>0.861798</text:p>
              </table:table-cell>
              <table:table-cell office:value-type="float" office:value="0.869109">
                <text:p>0.869109</text:p>
              </table:table-cell>
              <table:table-cell office:value-type="float" office:value="0.877679">
                <text:p>0.877679</text:p>
              </table:table-cell>
              <table:table-cell office:value-type="float" office:value="0.887179">
                <text:p>0.887179</text:p>
              </table:table-cell>
              <table:table-cell office:value-type="float" office:value="0.893325">
                <text:p>0.893325</text:p>
              </table:table-cell>
              <table:table-cell office:value-type="float" office:value="0.907725">
                <text:p>0.907725</text:p>
              </table:table-cell>
              <table:table-cell office:value-type="float" office:value="0.9152">
                <text:p>0.9152</text:p>
              </table:table-cell>
              <table:table-cell office:value-type="float" office:value="0.83871">
                <text:p>0.8387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71133">
                <text:p>0.71133</text:p>
              </table:table-cell>
              <table:table-cell office:value-type="float" office:value="0.8205">
                <text:p>0.8205</text:p>
              </table:table-cell>
              <table:table-cell office:value-type="float" office:value="0.842939">
                <text:p>0.842939</text:p>
              </table:table-cell>
              <table:table-cell office:value-type="float" office:value="0.851182">
                <text:p>0.851182</text:p>
              </table:table-cell>
              <table:table-cell office:value-type="float" office:value="0.861169">
                <text:p>0.861169</text:p>
              </table:table-cell>
              <table:table-cell office:value-type="float" office:value="0.869681">
                <text:p>0.869681</text:p>
              </table:table-cell>
              <table:table-cell office:value-type="float" office:value="0.87768">
                <text:p>0.87768</text:p>
              </table:table-cell>
              <table:table-cell office:value-type="float" office:value="0.885764">
                <text:p>0.885764</text:p>
              </table:table-cell>
              <table:table-cell office:value-type="float" office:value="0.891945">
                <text:p>0.891945</text:p>
              </table:table-cell>
              <table:table-cell office:value-type="float" office:value="0.903982">
                <text:p>0.903982</text:p>
              </table:table-cell>
              <table:table-cell office:value-type="float" office:value="0.9152">
                <text:p>0.9152</text:p>
              </table:table-cell>
              <table:table-cell office:value-type="float" office:value="0.851617">
                <text:p>0.851617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629858">
                <text:p>0.629858</text:p>
              </table:table-cell>
              <table:table-cell office:value-type="float" office:value="0.81087">
                <text:p>0.81087</text:p>
              </table:table-cell>
              <table:table-cell office:value-type="float" office:value="0.838533">
                <text:p>0.838533</text:p>
              </table:table-cell>
              <table:table-cell office:value-type="float" office:value="0.849736">
                <text:p>0.849736</text:p>
              </table:table-cell>
              <table:table-cell office:value-type="float" office:value="0.859814">
                <text:p>0.859814</text:p>
              </table:table-cell>
              <table:table-cell office:value-type="float" office:value="0.86942">
                <text:p>0.86942</text:p>
              </table:table-cell>
              <table:table-cell office:value-type="float" office:value="0.874969">
                <text:p>0.874969</text:p>
              </table:table-cell>
              <table:table-cell office:value-type="float" office:value="0.885734">
                <text:p>0.885734</text:p>
              </table:table-cell>
              <table:table-cell office:value-type="float" office:value="0.893447">
                <text:p>0.893447</text:p>
              </table:table-cell>
              <table:table-cell office:value-type="float" office:value="0.906772">
                <text:p>0.906772</text:p>
              </table:table-cell>
              <table:table-cell office:value-type="float" office:value="0.9152">
                <text:p>0.9152</text:p>
              </table:table-cell>
              <table:table-cell office:value-type="float" office:value="0.841915">
                <text:p>0.84191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475317">
                <text:p>0.475317</text:p>
              </table:table-cell>
              <table:table-cell office:value-type="float" office:value="0.813348">
                <text:p>0.813348</text:p>
              </table:table-cell>
              <table:table-cell office:value-type="float" office:value="0.840148">
                <text:p>0.840148</text:p>
              </table:table-cell>
              <table:table-cell office:value-type="float" office:value="0.846838">
                <text:p>0.846838</text:p>
              </table:table-cell>
              <table:table-cell office:value-type="float" office:value="0.856768">
                <text:p>0.856768</text:p>
              </table:table-cell>
              <table:table-cell office:value-type="float" office:value="0.864809">
                <text:p>0.864809</text:p>
              </table:table-cell>
              <table:table-cell office:value-type="float" office:value="0.87776">
                <text:p>0.87776</text:p>
              </table:table-cell>
              <table:table-cell office:value-type="float" office:value="0.889293">
                <text:p>0.889293</text:p>
              </table:table-cell>
              <table:table-cell office:value-type="float" office:value="0.896519">
                <text:p>0.896519</text:p>
              </table:table-cell>
              <table:table-cell office:value-type="float" office:value="0.908211">
                <text:p>0.908211</text:p>
              </table:table-cell>
              <table:table-cell office:value-type="float" office:value="0.915948">
                <text:p>0.915948</text:p>
              </table:table-cell>
              <table:table-cell office:value-type="float" office:value="0.826901">
                <text:p>0.82690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665398">
                <text:p>0.665398</text:p>
              </table:table-cell>
              <table:table-cell office:value-type="float" office:value="0.816457">
                <text:p>0.816457</text:p>
              </table:table-cell>
              <table:table-cell office:value-type="float" office:value="0.838353">
                <text:p>0.838353</text:p>
              </table:table-cell>
              <table:table-cell office:value-type="float" office:value="0.84699">
                <text:p>0.84699</text:p>
              </table:table-cell>
              <table:table-cell office:value-type="float" office:value="0.857733">
                <text:p>0.857733</text:p>
              </table:table-cell>
              <table:table-cell office:value-type="float" office:value="0.867818">
                <text:p>0.867818</text:p>
              </table:table-cell>
              <table:table-cell office:value-type="float" office:value="0.87643">
                <text:p>0.87643</text:p>
              </table:table-cell>
              <table:table-cell office:value-type="float" office:value="0.887536">
                <text:p>0.887536</text:p>
              </table:table-cell>
              <table:table-cell office:value-type="float" office:value="0.897101">
                <text:p>0.897101</text:p>
              </table:table-cell>
              <table:table-cell office:value-type="float" office:value="0.909656">
                <text:p>0.909656</text:p>
              </table:table-cell>
              <table:table-cell office:value-type="float" office:value="0.9152">
                <text:p>0.9152</text:p>
              </table:table-cell>
              <table:table-cell office:value-type="float" office:value="0.846347">
                <text:p>0.846347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721546">
                <text:p>0.721546</text:p>
              </table:table-cell>
              <table:table-cell office:value-type="float" office:value="0.819238">
                <text:p>0.819238</text:p>
              </table:table-cell>
              <table:table-cell office:value-type="float" office:value="0.84366">
                <text:p>0.84366</text:p>
              </table:table-cell>
              <table:table-cell office:value-type="float" office:value="0.850493">
                <text:p>0.850493</text:p>
              </table:table-cell>
              <table:table-cell office:value-type="float" office:value="0.858883">
                <text:p>0.858883</text:p>
              </table:table-cell>
              <table:table-cell office:value-type="float" office:value="0.868732">
                <text:p>0.868732</text:p>
              </table:table-cell>
              <table:table-cell office:value-type="float" office:value="0.87692">
                <text:p>0.87692</text:p>
              </table:table-cell>
              <table:table-cell office:value-type="float" office:value="0.885885">
                <text:p>0.885885</text:p>
              </table:table-cell>
              <table:table-cell office:value-type="float" office:value="0.894649">
                <text:p>0.894649</text:p>
              </table:table-cell>
              <table:table-cell office:value-type="float" office:value="0.907273">
                <text:p>0.907273</text:p>
              </table:table-cell>
              <table:table-cell office:value-type="float" office:value="0.9152">
                <text:p>0.9152</text:p>
              </table:table-cell>
              <table:table-cell office:value-type="float" office:value="0.852728">
                <text:p>0.85272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625239">
                <text:p>0.625239</text:p>
              </table:table-cell>
              <table:table-cell office:value-type="float" office:value="0.812395">
                <text:p>0.812395</text:p>
              </table:table-cell>
              <table:table-cell office:value-type="float" office:value="0.839929">
                <text:p>0.839929</text:p>
              </table:table-cell>
              <table:table-cell office:value-type="float" office:value="0.851673">
                <text:p>0.851673</text:p>
              </table:table-cell>
              <table:table-cell office:value-type="float" office:value="0.861717">
                <text:p>0.861717</text:p>
              </table:table-cell>
              <table:table-cell office:value-type="float" office:value="0.869236">
                <text:p>0.869236</text:p>
              </table:table-cell>
              <table:table-cell office:value-type="float" office:value="0.876154">
                <text:p>0.876154</text:p>
              </table:table-cell>
              <table:table-cell office:value-type="float" office:value="0.885838">
                <text:p>0.885838</text:p>
              </table:table-cell>
              <table:table-cell office:value-type="float" office:value="0.892091">
                <text:p>0.892091</text:p>
              </table:table-cell>
              <table:table-cell office:value-type="float" office:value="0.905274">
                <text:p>0.905274</text:p>
              </table:table-cell>
              <table:table-cell office:value-type="float" office:value="0.9152">
                <text:p>0.9152</text:p>
              </table:table-cell>
              <table:table-cell office:value-type="float" office:value="0.841955">
                <text:p>0.841955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622569">
                <text:p>0.622569</text:p>
              </table:table-cell>
              <table:table-cell office:value-type="float" office:value="0.816284">
                <text:p>0.816284</text:p>
              </table:table-cell>
              <table:table-cell office:value-type="float" office:value="0.839131">
                <text:p>0.839131</text:p>
              </table:table-cell>
              <table:table-cell office:value-type="float" office:value="0.848948">
                <text:p>0.848948</text:p>
              </table:table-cell>
              <table:table-cell office:value-type="float" office:value="0.858045">
                <text:p>0.858045</text:p>
              </table:table-cell>
              <table:table-cell office:value-type="float" office:value="0.866904">
                <text:p>0.866904</text:p>
              </table:table-cell>
              <table:table-cell office:value-type="float" office:value="0.875321">
                <text:p>0.875321</text:p>
              </table:table-cell>
              <table:table-cell office:value-type="float" office:value="0.887134">
                <text:p>0.887134</text:p>
              </table:table-cell>
              <table:table-cell office:value-type="float" office:value="0.893215">
                <text:p>0.893215</text:p>
              </table:table-cell>
              <table:table-cell office:value-type="float" office:value="0.905278">
                <text:p>0.905278</text:p>
              </table:table-cell>
              <table:table-cell office:value-type="float" office:value="0.9152">
                <text:p>0.9152</text:p>
              </table:table-cell>
              <table:table-cell office:value-type="float" office:value="0.841283">
                <text:p>0.84128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719424">
                <text:p>0.719424</text:p>
              </table:table-cell>
              <table:table-cell office:value-type="float" office:value="0.823344">
                <text:p>0.823344</text:p>
              </table:table-cell>
              <table:table-cell office:value-type="float" office:value="0.84581">
                <text:p>0.84581</text:p>
              </table:table-cell>
              <table:table-cell office:value-type="float" office:value="0.856316">
                <text:p>0.856316</text:p>
              </table:table-cell>
              <table:table-cell office:value-type="float" office:value="0.864">
                <text:p>0.864</text:p>
              </table:table-cell>
              <table:table-cell office:value-type="float" office:value="0.869852">
                <text:p>0.869852</text:p>
              </table:table-cell>
              <table:table-cell office:value-type="float" office:value="0.877898">
                <text:p>0.877898</text:p>
              </table:table-cell>
              <table:table-cell office:value-type="float" office:value="0.887156">
                <text:p>0.887156</text:p>
              </table:table-cell>
              <table:table-cell office:value-type="float" office:value="0.895572">
                <text:p>0.895572</text:p>
              </table:table-cell>
              <table:table-cell office:value-type="float" office:value="0.907617">
                <text:p>0.907617</text:p>
              </table:table-cell>
              <table:table-cell office:value-type="float" office:value="0.9152">
                <text:p>0.9152</text:p>
              </table:table-cell>
              <table:table-cell office:value-type="float" office:value="0.854699">
                <text:p>0.8546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67031">
                <text:p>0.67031</text:p>
              </table:table-cell>
              <table:table-cell office:value-type="float" office:value="0.820448">
                <text:p>0.820448</text:p>
              </table:table-cell>
              <table:table-cell office:value-type="float" office:value="0.848356">
                <text:p>0.848356</text:p>
              </table:table-cell>
              <table:table-cell office:value-type="float" office:value="0.858274">
                <text:p>0.858274</text:p>
              </table:table-cell>
              <table:table-cell office:value-type="float" office:value="0.86733">
                <text:p>0.86733</text:p>
              </table:table-cell>
              <table:table-cell office:value-type="float" office:value="0.872789">
                <text:p>0.872789</text:p>
              </table:table-cell>
              <table:table-cell office:value-type="float" office:value="0.879956">
                <text:p>0.879956</text:p>
              </table:table-cell>
              <table:table-cell office:value-type="float" office:value="0.889746">
                <text:p>0.889746</text:p>
              </table:table-cell>
              <table:table-cell office:value-type="float" office:value="0.896925">
                <text:p>0.896925</text:p>
              </table:table-cell>
              <table:table-cell office:value-type="float" office:value="0.905784">
                <text:p>0.905784</text:p>
              </table:table-cell>
              <table:table-cell office:value-type="float" office:value="0.915948">
                <text:p>0.915948</text:p>
              </table:table-cell>
              <table:table-cell office:value-type="float" office:value="0.850992">
                <text:p>0.85099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693123">
                <text:p>0.693123</text:p>
              </table:table-cell>
              <table:table-cell office:value-type="float" office:value="0.830154">
                <text:p>0.830154</text:p>
              </table:table-cell>
              <table:table-cell office:value-type="float" office:value="0.852793">
                <text:p>0.852793</text:p>
              </table:table-cell>
              <table:table-cell office:value-type="float" office:value="0.859964">
                <text:p>0.859964</text:p>
              </table:table-cell>
              <table:table-cell office:value-type="float" office:value="0.868714">
                <text:p>0.868714</text:p>
              </table:table-cell>
              <table:table-cell office:value-type="float" office:value="0.874063">
                <text:p>0.874063</text:p>
              </table:table-cell>
              <table:table-cell office:value-type="float" office:value="0.880336">
                <text:p>0.880336</text:p>
              </table:table-cell>
              <table:table-cell office:value-type="float" office:value="0.890478">
                <text:p>0.890478</text:p>
              </table:table-cell>
              <table:table-cell office:value-type="float" office:value="0.896559">
                <text:p>0.896559</text:p>
              </table:table-cell>
              <table:table-cell office:value-type="float" office:value="0.905799">
                <text:p>0.905799</text:p>
              </table:table-cell>
              <table:table-cell office:value-type="float" office:value="0.9152">
                <text:p>0.9152</text:p>
              </table:table-cell>
              <table:table-cell office:value-type="float" office:value="0.855198">
                <text:p>0.85519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739679">
                <text:p>0.739679</text:p>
              </table:table-cell>
              <table:table-cell office:value-type="float" office:value="0.834725">
                <text:p>0.834725</text:p>
              </table:table-cell>
              <table:table-cell office:value-type="float" office:value="0.849567">
                <text:p>0.849567</text:p>
              </table:table-cell>
              <table:table-cell office:value-type="float" office:value="0.860262">
                <text:p>0.860262</text:p>
              </table:table-cell>
              <table:table-cell office:value-type="float" office:value="0.868123">
                <text:p>0.868123</text:p>
              </table:table-cell>
              <table:table-cell office:value-type="float" office:value="0.871928">
                <text:p>0.871928</text:p>
              </table:table-cell>
              <table:table-cell office:value-type="float" office:value="0.880288">
                <text:p>0.880288</text:p>
              </table:table-cell>
              <table:table-cell office:value-type="float" office:value="0.888279">
                <text:p>0.888279</text:p>
              </table:table-cell>
              <table:table-cell office:value-type="float" office:value="0.896442">
                <text:p>0.896442</text:p>
              </table:table-cell>
              <table:table-cell office:value-type="float" office:value="0.905931">
                <text:p>0.905931</text:p>
              </table:table-cell>
              <table:table-cell office:value-type="float" office:value="0.9152">
                <text:p>0.9152</text:p>
              </table:table-cell>
              <table:table-cell office:value-type="float" office:value="0.859522">
                <text:p>0.85952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0533">
                <text:p>0.60533</text:p>
              </table:table-cell>
              <table:table-cell office:value-type="float" office:value="0.830438">
                <text:p>0.830438</text:p>
              </table:table-cell>
              <table:table-cell office:value-type="float" office:value="0.846403">
                <text:p>0.846403</text:p>
              </table:table-cell>
              <table:table-cell office:value-type="float" office:value="0.857124">
                <text:p>0.857124</text:p>
              </table:table-cell>
              <table:table-cell office:value-type="float" office:value="0.866514">
                <text:p>0.866514</text:p>
              </table:table-cell>
              <table:table-cell office:value-type="float" office:value="0.870313">
                <text:p>0.870313</text:p>
              </table:table-cell>
              <table:table-cell office:value-type="float" office:value="0.87958">
                <text:p>0.87958</text:p>
              </table:table-cell>
              <table:table-cell office:value-type="float" office:value="0.891017">
                <text:p>0.891017</text:p>
              </table:table-cell>
              <table:table-cell office:value-type="float" office:value="0.901246">
                <text:p>0.901246</text:p>
              </table:table-cell>
              <table:table-cell office:value-type="float" office:value="0.906887">
                <text:p>0.906887</text:p>
              </table:table-cell>
              <table:table-cell office:value-type="float" office:value="0.9152">
                <text:p>0.9152</text:p>
              </table:table-cell>
              <table:table-cell office:value-type="float" office:value="0.845485">
                <text:p>0.845485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561653">
                <text:p>0.561653</text:p>
              </table:table-cell>
              <table:table-cell office:value-type="float" office:value="0.811569">
                <text:p>0.811569</text:p>
              </table:table-cell>
              <table:table-cell office:value-type="float" office:value="0.840851">
                <text:p>0.840851</text:p>
              </table:table-cell>
              <table:table-cell office:value-type="float" office:value="0.852596">
                <text:p>0.852596</text:p>
              </table:table-cell>
              <table:table-cell office:value-type="float" office:value="0.863941">
                <text:p>0.863941</text:p>
              </table:table-cell>
              <table:table-cell office:value-type="float" office:value="0.869899">
                <text:p>0.869899</text:p>
              </table:table-cell>
              <table:table-cell office:value-type="float" office:value="0.878823">
                <text:p>0.878823</text:p>
              </table:table-cell>
              <table:table-cell office:value-type="float" office:value="0.887137">
                <text:p>0.887137</text:p>
              </table:table-cell>
              <table:table-cell office:value-type="float" office:value="0.897084">
                <text:p>0.897084</text:p>
              </table:table-cell>
              <table:table-cell office:value-type="float" office:value="0.907229">
                <text:p>0.907229</text:p>
              </table:table-cell>
              <table:table-cell office:value-type="float" office:value="0.9152">
                <text:p>0.9152</text:p>
              </table:table-cell>
              <table:table-cell office:value-type="float" office:value="0.837078">
                <text:p>0.83707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611364">
                <text:p>0.611364</text:p>
              </table:table-cell>
              <table:table-cell office:value-type="float" office:value="0.789573">
                <text:p>0.789573</text:p>
              </table:table-cell>
              <table:table-cell office:value-type="float" office:value="0.839563">
                <text:p>0.839563</text:p>
              </table:table-cell>
              <table:table-cell office:value-type="float" office:value="0.851361">
                <text:p>0.851361</text:p>
              </table:table-cell>
              <table:table-cell office:value-type="float" office:value="0.862333">
                <text:p>0.862333</text:p>
              </table:table-cell>
              <table:table-cell office:value-type="float" office:value="0.869027">
                <text:p>0.869027</text:p>
              </table:table-cell>
              <table:table-cell office:value-type="float" office:value="0.874966">
                <text:p>0.874966</text:p>
              </table:table-cell>
              <table:table-cell office:value-type="float" office:value="0.882857">
                <text:p>0.882857</text:p>
              </table:table-cell>
              <table:table-cell office:value-type="float" office:value="0.891586">
                <text:p>0.891586</text:p>
              </table:table-cell>
              <table:table-cell office:value-type="float" office:value="0.906612">
                <text:p>0.906612</text:p>
              </table:table-cell>
              <table:table-cell office:value-type="float" office:value="0.9152">
                <text:p>0.9152</text:p>
              </table:table-cell>
              <table:table-cell office:value-type="float" office:value="0.837924">
                <text:p>0.83792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534213">
                <text:p>0.534213</text:p>
              </table:table-cell>
              <table:table-cell office:value-type="float" office:value="0.788141">
                <text:p>0.788141</text:p>
              </table:table-cell>
              <table:table-cell office:value-type="float" office:value="0.838408">
                <text:p>0.838408</text:p>
              </table:table-cell>
              <table:table-cell office:value-type="float" office:value="0.85213">
                <text:p>0.85213</text:p>
              </table:table-cell>
              <table:table-cell office:value-type="float" office:value="0.864222">
                <text:p>0.864222</text:p>
              </table:table-cell>
              <table:table-cell office:value-type="float" office:value="0.871956">
                <text:p>0.871956</text:p>
              </table:table-cell>
              <table:table-cell office:value-type="float" office:value="0.880326">
                <text:p>0.880326</text:p>
              </table:table-cell>
              <table:table-cell office:value-type="float" office:value="0.887752">
                <text:p>0.887752</text:p>
              </table:table-cell>
              <table:table-cell office:value-type="float" office:value="0.896511">
                <text:p>0.896511</text:p>
              </table:table-cell>
              <table:table-cell office:value-type="float" office:value="0.904846">
                <text:p>0.904846</text:p>
              </table:table-cell>
              <table:table-cell office:value-type="float" office:value="0.9152">
                <text:p>0.9152</text:p>
              </table:table-cell>
              <table:table-cell office:value-type="float" office:value="0.83185">
                <text:p>0.83185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584412">
                <text:p>0.584412</text:p>
              </table:table-cell>
              <table:table-cell office:value-type="float" office:value="0.786085">
                <text:p>0.786085</text:p>
              </table:table-cell>
              <table:table-cell office:value-type="float" office:value="0.83879">
                <text:p>0.83879</text:p>
              </table:table-cell>
              <table:table-cell office:value-type="float" office:value="0.853228">
                <text:p>0.853228</text:p>
              </table:table-cell>
              <table:table-cell office:value-type="float" office:value="0.865022">
                <text:p>0.865022</text:p>
              </table:table-cell>
              <table:table-cell office:value-type="float" office:value="0.870243">
                <text:p>0.870243</text:p>
              </table:table-cell>
              <table:table-cell office:value-type="float" office:value="0.878941">
                <text:p>0.878941</text:p>
              </table:table-cell>
              <table:table-cell office:value-type="float" office:value="0.885233">
                <text:p>0.885233</text:p>
              </table:table-cell>
              <table:table-cell office:value-type="float" office:value="0.893702">
                <text:p>0.893702</text:p>
              </table:table-cell>
              <table:table-cell office:value-type="float" office:value="0.904845">
                <text:p>0.904845</text:p>
              </table:table-cell>
              <table:table-cell office:value-type="float" office:value="0.9152">
                <text:p>0.9152</text:p>
              </table:table-cell>
              <table:table-cell office:value-type="float" office:value="0.83605">
                <text:p>0.8360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459676">
                <text:p>0.459676</text:p>
              </table:table-cell>
              <table:table-cell office:value-type="float" office:value="0.72677">
                <text:p>0.72677</text:p>
              </table:table-cell>
              <table:table-cell office:value-type="float" office:value="0.837446">
                <text:p>0.837446</text:p>
              </table:table-cell>
              <table:table-cell office:value-type="float" office:value="0.847417">
                <text:p>0.847417</text:p>
              </table:table-cell>
              <table:table-cell office:value-type="float" office:value="0.858808">
                <text:p>0.858808</text:p>
              </table:table-cell>
              <table:table-cell office:value-type="float" office:value="0.8682">
                <text:p>0.8682</text:p>
              </table:table-cell>
              <table:table-cell office:value-type="float" office:value="0.87556">
                <text:p>0.87556</text:p>
              </table:table-cell>
              <table:table-cell office:value-type="float" office:value="0.882465">
                <text:p>0.882465</text:p>
              </table:table-cell>
              <table:table-cell office:value-type="float" office:value="0.894342">
                <text:p>0.894342</text:p>
              </table:table-cell>
              <table:table-cell office:value-type="float" office:value="0.904756">
                <text:p>0.904756</text:p>
              </table:table-cell>
              <table:table-cell office:value-type="float" office:value="0.9152">
                <text:p>0.9152</text:p>
              </table:table-cell>
              <table:table-cell office:value-type="float" office:value="0.815544">
                <text:p>0.81554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45615">
                <text:p>0.45615</text:p>
              </table:table-cell>
              <table:table-cell office:value-type="float" office:value="0.684801">
                <text:p>0.684801</text:p>
              </table:table-cell>
              <table:table-cell office:value-type="float" office:value="0.830546">
                <text:p>0.830546</text:p>
              </table:table-cell>
              <table:table-cell office:value-type="float" office:value="0.85025">
                <text:p>0.85025</text:p>
              </table:table-cell>
              <table:table-cell office:value-type="float" office:value="0.858409">
                <text:p>0.858409</text:p>
              </table:table-cell>
              <table:table-cell office:value-type="float" office:value="0.86825">
                <text:p>0.86825</text:p>
              </table:table-cell>
              <table:table-cell office:value-type="float" office:value="0.878427">
                <text:p>0.878427</text:p>
              </table:table-cell>
              <table:table-cell office:value-type="float" office:value="0.882303">
                <text:p>0.882303</text:p>
              </table:table-cell>
              <table:table-cell office:value-type="float" office:value="0.891614">
                <text:p>0.891614</text:p>
              </table:table-cell>
              <table:table-cell office:value-type="float" office:value="0.904979">
                <text:p>0.904979</text:p>
              </table:table-cell>
              <table:table-cell office:value-type="float" office:value="0.9152">
                <text:p>0.9152</text:p>
              </table:table-cell>
              <table:table-cell office:value-type="float" office:value="0.810573">
                <text:p>0.81057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495751">
                <text:p>0.495751</text:p>
              </table:table-cell>
              <table:table-cell office:value-type="float" office:value="0.793406">
                <text:p>0.793406</text:p>
              </table:table-cell>
              <table:table-cell office:value-type="float" office:value="0.842763">
                <text:p>0.842763</text:p>
              </table:table-cell>
              <table:table-cell office:value-type="float" office:value="0.854845">
                <text:p>0.854845</text:p>
              </table:table-cell>
              <table:table-cell office:value-type="float" office:value="0.860212">
                <text:p>0.860212</text:p>
              </table:table-cell>
              <table:table-cell office:value-type="float" office:value="0.86882">
                <text:p>0.86882</text:p>
              </table:table-cell>
              <table:table-cell office:value-type="float" office:value="0.878032">
                <text:p>0.878032</text:p>
              </table:table-cell>
              <table:table-cell office:value-type="float" office:value="0.885041">
                <text:p>0.885041</text:p>
              </table:table-cell>
              <table:table-cell office:value-type="float" office:value="0.891706">
                <text:p>0.891706</text:p>
              </table:table-cell>
              <table:table-cell office:value-type="float" office:value="0.905928">
                <text:p>0.905928</text:p>
              </table:table-cell>
              <table:table-cell office:value-type="float" office:value="0.9152">
                <text:p>0.9152</text:p>
              </table:table-cell>
              <table:table-cell office:value-type="float" office:value="0.827651">
                <text:p>0.82765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545237">
                <text:p>0.545237</text:p>
              </table:table-cell>
              <table:table-cell office:value-type="float" office:value="0.672124">
                <text:p>0.672124</text:p>
              </table:table-cell>
              <table:table-cell office:value-type="float" office:value="0.839707">
                <text:p>0.839707</text:p>
              </table:table-cell>
              <table:table-cell office:value-type="float" office:value="0.851542">
                <text:p>0.851542</text:p>
              </table:table-cell>
              <table:table-cell office:value-type="float" office:value="0.859314">
                <text:p>0.859314</text:p>
              </table:table-cell>
              <table:table-cell office:value-type="float" office:value="0.868071">
                <text:p>0.868071</text:p>
              </table:table-cell>
              <table:table-cell office:value-type="float" office:value="0.876356">
                <text:p>0.876356</text:p>
              </table:table-cell>
              <table:table-cell office:value-type="float" office:value="0.881835">
                <text:p>0.881835</text:p>
              </table:table-cell>
              <table:table-cell office:value-type="float" office:value="0.891238">
                <text:p>0.891238</text:p>
              </table:table-cell>
              <table:table-cell office:value-type="float" office:value="0.904736">
                <text:p>0.904736</text:p>
              </table:table-cell>
              <table:table-cell office:value-type="float" office:value="0.9152">
                <text:p>0.9152</text:p>
              </table:table-cell>
              <table:table-cell office:value-type="float" office:value="0.819016">
                <text:p>0.81901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556992">
                <text:p>0.556992</text:p>
              </table:table-cell>
              <table:table-cell office:value-type="float" office:value="0.747502">
                <text:p>0.747502</text:p>
              </table:table-cell>
              <table:table-cell office:value-type="float" office:value="0.842427">
                <text:p>0.842427</text:p>
              </table:table-cell>
              <table:table-cell office:value-type="float" office:value="0.852464">
                <text:p>0.852464</text:p>
              </table:table-cell>
              <table:table-cell office:value-type="float" office:value="0.859466">
                <text:p>0.859466</text:p>
              </table:table-cell>
              <table:table-cell office:value-type="float" office:value="0.868703">
                <text:p>0.868703</text:p>
              </table:table-cell>
              <table:table-cell office:value-type="float" office:value="0.876736">
                <text:p>0.876736</text:p>
              </table:table-cell>
              <table:table-cell office:value-type="float" office:value="0.881233">
                <text:p>0.881233</text:p>
              </table:table-cell>
              <table:table-cell office:value-type="float" office:value="0.891734">
                <text:p>0.891734</text:p>
              </table:table-cell>
              <table:table-cell office:value-type="float" office:value="0.905655">
                <text:p>0.905655</text:p>
              </table:table-cell>
              <table:table-cell office:value-type="float" office:value="0.9152">
                <text:p>0.9152</text:p>
              </table:table-cell>
              <table:table-cell office:value-type="float" office:value="0.828291">
                <text:p>0.82829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489387">
                <text:p>0.489387</text:p>
              </table:table-cell>
              <table:table-cell office:value-type="float" office:value="0.732564">
                <text:p>0.732564</text:p>
              </table:table-cell>
              <table:table-cell office:value-type="float" office:value="0.843954">
                <text:p>0.843954</text:p>
              </table:table-cell>
              <table:table-cell office:value-type="float" office:value="0.854991">
                <text:p>0.854991</text:p>
              </table:table-cell>
              <table:table-cell office:value-type="float" office:value="0.861697">
                <text:p>0.861697</text:p>
              </table:table-cell>
              <table:table-cell office:value-type="float" office:value="0.871353">
                <text:p>0.871353</text:p>
              </table:table-cell>
              <table:table-cell office:value-type="float" office:value="0.879248">
                <text:p>0.879248</text:p>
              </table:table-cell>
              <table:table-cell office:value-type="float" office:value="0.883668">
                <text:p>0.883668</text:p>
              </table:table-cell>
              <table:table-cell office:value-type="float" office:value="0.892126">
                <text:p>0.892126</text:p>
              </table:table-cell>
              <table:table-cell office:value-type="float" office:value="0.90618">
                <text:p>0.90618</text:p>
              </table:table-cell>
              <table:table-cell office:value-type="float" office:value="0.9152">
                <text:p>0.9152</text:p>
              </table:table-cell>
              <table:table-cell office:value-type="float" office:value="0.821517">
                <text:p>0.82151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559975">
                <text:p>0.559975</text:p>
              </table:table-cell>
              <table:table-cell office:value-type="float" office:value="0.814804">
                <text:p>0.814804</text:p>
              </table:table-cell>
              <table:table-cell office:value-type="float" office:value="0.847253">
                <text:p>0.847253</text:p>
              </table:table-cell>
              <table:table-cell office:value-type="float" office:value="0.857671">
                <text:p>0.857671</text:p>
              </table:table-cell>
              <table:table-cell office:value-type="float" office:value="0.864477">
                <text:p>0.864477</text:p>
              </table:table-cell>
              <table:table-cell office:value-type="float" office:value="0.871038">
                <text:p>0.871038</text:p>
              </table:table-cell>
              <table:table-cell office:value-type="float" office:value="0.879043">
                <text:p>0.879043</text:p>
              </table:table-cell>
              <table:table-cell office:value-type="float" office:value="0.881744">
                <text:p>0.881744</text:p>
              </table:table-cell>
              <table:table-cell office:value-type="float" office:value="0.89144">
                <text:p>0.89144</text:p>
              </table:table-cell>
              <table:table-cell office:value-type="float" office:value="0.906733">
                <text:p>0.906733</text:p>
              </table:table-cell>
              <table:table-cell office:value-type="float" office:value="0.9152">
                <text:p>0.9152</text:p>
              </table:table-cell>
              <table:table-cell office:value-type="float" office:value="0.837418">
                <text:p>0.83741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550852">
                <text:p>0.550852</text:p>
              </table:table-cell>
              <table:table-cell office:value-type="float" office:value="0.704964">
                <text:p>0.704964</text:p>
              </table:table-cell>
              <table:table-cell office:value-type="float" office:value="0.840343">
                <text:p>0.840343</text:p>
              </table:table-cell>
              <table:table-cell office:value-type="float" office:value="0.85071">
                <text:p>0.85071</text:p>
              </table:table-cell>
              <table:table-cell office:value-type="float" office:value="0.857942">
                <text:p>0.857942</text:p>
              </table:table-cell>
              <table:table-cell office:value-type="float" office:value="0.864471">
                <text:p>0.864471</text:p>
              </table:table-cell>
              <table:table-cell office:value-type="float" office:value="0.869757">
                <text:p>0.869757</text:p>
              </table:table-cell>
              <table:table-cell office:value-type="float" office:value="0.878584">
                <text:p>0.878584</text:p>
              </table:table-cell>
              <table:table-cell office:value-type="float" office:value="0.888564">
                <text:p>0.888564</text:p>
              </table:table-cell>
              <table:table-cell office:value-type="float" office:value="0.902113">
                <text:p>0.902113</text:p>
              </table:table-cell>
              <table:table-cell office:value-type="float" office:value="0.9152">
                <text:p>0.9152</text:p>
              </table:table-cell>
              <table:table-cell office:value-type="float" office:value="0.82083">
                <text:p>0.82083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281778">
                <text:p>0.281778</text:p>
              </table:table-cell>
              <table:table-cell office:value-type="float" office:value="0.696583">
                <text:p>0.696583</text:p>
              </table:table-cell>
              <table:table-cell office:value-type="float" office:value="0.839105">
                <text:p>0.839105</text:p>
              </table:table-cell>
              <table:table-cell office:value-type="float" office:value="0.848344">
                <text:p>0.848344</text:p>
              </table:table-cell>
              <table:table-cell office:value-type="float" office:value="0.858178">
                <text:p>0.858178</text:p>
              </table:table-cell>
              <table:table-cell office:value-type="float" office:value="0.867171">
                <text:p>0.867171</text:p>
              </table:table-cell>
              <table:table-cell office:value-type="float" office:value="0.869833">
                <text:p>0.869833</text:p>
              </table:table-cell>
              <table:table-cell office:value-type="float" office:value="0.879465">
                <text:p>0.879465</text:p>
              </table:table-cell>
              <table:table-cell office:value-type="float" office:value="0.88766">
                <text:p>0.88766</text:p>
              </table:table-cell>
              <table:table-cell office:value-type="float" office:value="0.90521">
                <text:p>0.90521</text:p>
              </table:table-cell>
              <table:table-cell office:value-type="float" office:value="0.9152">
                <text:p>0.9152</text:p>
              </table:table-cell>
              <table:table-cell office:value-type="float" office:value="0.793333">
                <text:p>0.79333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445442">
                <text:p>0.445442</text:p>
              </table:table-cell>
              <table:table-cell office:value-type="float" office:value="0.683312">
                <text:p>0.683312</text:p>
              </table:table-cell>
              <table:table-cell office:value-type="float" office:value="0.841719">
                <text:p>0.841719</text:p>
              </table:table-cell>
              <table:table-cell office:value-type="float" office:value="0.847542">
                <text:p>0.847542</text:p>
              </table:table-cell>
              <table:table-cell office:value-type="float" office:value="0.857957">
                <text:p>0.857957</text:p>
              </table:table-cell>
              <table:table-cell office:value-type="float" office:value="0.867632">
                <text:p>0.867632</text:p>
              </table:table-cell>
              <table:table-cell office:value-type="float" office:value="0.87124">
                <text:p>0.87124</text:p>
              </table:table-cell>
              <table:table-cell office:value-type="float" office:value="0.880276">
                <text:p>0.880276</text:p>
              </table:table-cell>
              <table:table-cell office:value-type="float" office:value="0.888524">
                <text:p>0.888524</text:p>
              </table:table-cell>
              <table:table-cell office:value-type="float" office:value="0.903245">
                <text:p>0.903245</text:p>
              </table:table-cell>
              <table:table-cell office:value-type="float" office:value="0.9152">
                <text:p>0.9152</text:p>
              </table:table-cell>
              <table:table-cell office:value-type="float" office:value="0.808689">
                <text:p>0.80868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530989">
                <text:p>0.530989</text:p>
              </table:table-cell>
              <table:table-cell office:value-type="float" office:value="0.736601">
                <text:p>0.736601</text:p>
              </table:table-cell>
              <table:table-cell office:value-type="float" office:value="0.84124">
                <text:p>0.84124</text:p>
              </table:table-cell>
              <table:table-cell office:value-type="float" office:value="0.849823">
                <text:p>0.849823</text:p>
              </table:table-cell>
              <table:table-cell office:value-type="float" office:value="0.861232">
                <text:p>0.861232</text:p>
              </table:table-cell>
              <table:table-cell office:value-type="float" office:value="0.869965">
                <text:p>0.869965</text:p>
              </table:table-cell>
              <table:table-cell office:value-type="float" office:value="0.877246">
                <text:p>0.877246</text:p>
              </table:table-cell>
              <table:table-cell office:value-type="float" office:value="0.883134">
                <text:p>0.883134</text:p>
              </table:table-cell>
              <table:table-cell office:value-type="float" office:value="0.893113">
                <text:p>0.893113</text:p>
              </table:table-cell>
              <table:table-cell office:value-type="float" office:value="0.908244">
                <text:p>0.908244</text:p>
              </table:table-cell>
              <table:table-cell office:value-type="float" office:value="0.9152">
                <text:p>0.9152</text:p>
              </table:table-cell>
              <table:table-cell office:value-type="float" office:value="0.825159">
                <text:p>0.82515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476084">
                <text:p>0.476084</text:p>
              </table:table-cell>
              <table:table-cell office:value-type="float" office:value="0.807466">
                <text:p>0.807466</text:p>
              </table:table-cell>
              <table:table-cell office:value-type="float" office:value="0.84803">
                <text:p>0.84803</text:p>
              </table:table-cell>
              <table:table-cell office:value-type="float" office:value="0.857746">
                <text:p>0.857746</text:p>
              </table:table-cell>
              <table:table-cell office:value-type="float" office:value="0.864788">
                <text:p>0.864788</text:p>
              </table:table-cell>
              <table:table-cell office:value-type="float" office:value="0.870008">
                <text:p>0.870008</text:p>
              </table:table-cell>
              <table:table-cell office:value-type="float" office:value="0.878346">
                <text:p>0.878346</text:p>
              </table:table-cell>
              <table:table-cell office:value-type="float" office:value="0.882772">
                <text:p>0.882772</text:p>
              </table:table-cell>
              <table:table-cell office:value-type="float" office:value="0.892605">
                <text:p>0.892605</text:p>
              </table:table-cell>
              <table:table-cell office:value-type="float" office:value="0.908677">
                <text:p>0.908677</text:p>
              </table:table-cell>
              <table:table-cell office:value-type="float" office:value="0.9152">
                <text:p>0.9152</text:p>
              </table:table-cell>
              <table:table-cell office:value-type="float" office:value="0.828652">
                <text:p>0.82865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382729">
                <text:p>0.382729</text:p>
              </table:table-cell>
              <table:table-cell office:value-type="float" office:value="0.63316">
                <text:p>0.63316</text:p>
              </table:table-cell>
              <table:table-cell office:value-type="float" office:value="0.832451">
                <text:p>0.832451</text:p>
              </table:table-cell>
              <table:table-cell office:value-type="float" office:value="0.853146">
                <text:p>0.853146</text:p>
              </table:table-cell>
              <table:table-cell office:value-type="float" office:value="0.859755">
                <text:p>0.859755</text:p>
              </table:table-cell>
              <table:table-cell office:value-type="float" office:value="0.869451">
                <text:p>0.869451</text:p>
              </table:table-cell>
              <table:table-cell office:value-type="float" office:value="0.874939">
                <text:p>0.874939</text:p>
              </table:table-cell>
              <table:table-cell office:value-type="float" office:value="0.880446">
                <text:p>0.880446</text:p>
              </table:table-cell>
              <table:table-cell office:value-type="float" office:value="0.893258">
                <text:p>0.893258</text:p>
              </table:table-cell>
              <table:table-cell office:value-type="float" office:value="0.910585">
                <text:p>0.910585</text:p>
              </table:table-cell>
              <table:table-cell office:value-type="float" office:value="0.9152">
                <text:p>0.9152</text:p>
              </table:table-cell>
              <table:table-cell office:value-type="float" office:value="0.798992">
                <text:p>0.79899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506712">
                <text:p>0.506712</text:p>
              </table:table-cell>
              <table:table-cell office:value-type="float" office:value="0.68463">
                <text:p>0.68463</text:p>
              </table:table-cell>
              <table:table-cell office:value-type="float" office:value="0.825402">
                <text:p>0.825402</text:p>
              </table:table-cell>
              <table:table-cell office:value-type="float" office:value="0.851787">
                <text:p>0.851787</text:p>
              </table:table-cell>
              <table:table-cell office:value-type="float" office:value="0.863907">
                <text:p>0.863907</text:p>
              </table:table-cell>
              <table:table-cell office:value-type="float" office:value="0.869534">
                <text:p>0.869534</text:p>
              </table:table-cell>
              <table:table-cell office:value-type="float" office:value="0.877238">
                <text:p>0.877238</text:p>
              </table:table-cell>
              <table:table-cell office:value-type="float" office:value="0.887035">
                <text:p>0.887035</text:p>
              </table:table-cell>
              <table:table-cell office:value-type="float" office:value="0.903016">
                <text:p>0.903016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18446">
                <text:p>0.81844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492441">
                <text:p>0.492441</text:p>
              </table:table-cell>
              <table:table-cell office:value-type="float" office:value="0.564374">
                <text:p>0.564374</text:p>
              </table:table-cell>
              <table:table-cell office:value-type="float" office:value="0.764307">
                <text:p>0.764307</text:p>
              </table:table-cell>
              <table:table-cell office:value-type="float" office:value="0.834048">
                <text:p>0.834048</text:p>
              </table:table-cell>
              <table:table-cell office:value-type="float" office:value="0.85427">
                <text:p>0.85427</text:p>
              </table:table-cell>
              <table:table-cell office:value-type="float" office:value="0.86585">
                <text:p>0.86585</text:p>
              </table:table-cell>
              <table:table-cell office:value-type="float" office:value="0.870352">
                <text:p>0.870352</text:p>
              </table:table-cell>
              <table:table-cell office:value-type="float" office:value="0.88093">
                <text:p>0.88093</text:p>
              </table:table-cell>
              <table:table-cell office:value-type="float" office:value="0.894456">
                <text:p>0.894456</text:p>
              </table:table-cell>
              <table:table-cell office:value-type="float" office:value="0.910956">
                <text:p>0.910956</text:p>
              </table:table-cell>
              <table:table-cell office:value-type="float" office:value="0.9152">
                <text:p>0.9152</text:p>
              </table:table-cell>
              <table:table-cell office:value-type="float" office:value="0.793198">
                <text:p>0.793198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464887">
                <text:p>0.464887</text:p>
              </table:table-cell>
              <table:table-cell office:value-type="float" office:value="0.624106">
                <text:p>0.624106</text:p>
              </table:table-cell>
              <table:table-cell office:value-type="float" office:value="0.800369">
                <text:p>0.800369</text:p>
              </table:table-cell>
              <table:table-cell office:value-type="float" office:value="0.842702">
                <text:p>0.842702</text:p>
              </table:table-cell>
              <table:table-cell office:value-type="float" office:value="0.857217">
                <text:p>0.857217</text:p>
              </table:table-cell>
              <table:table-cell office:value-type="float" office:value="0.866464">
                <text:p>0.866464</text:p>
              </table:table-cell>
              <table:table-cell office:value-type="float" office:value="0.873234">
                <text:p>0.873234</text:p>
              </table:table-cell>
              <table:table-cell office:value-type="float" office:value="0.880273">
                <text:p>0.880273</text:p>
              </table:table-cell>
              <table:table-cell office:value-type="float" office:value="0.896017">
                <text:p>0.896017</text:p>
              </table:table-cell>
              <table:table-cell office:value-type="float" office:value="0.91201">
                <text:p>0.91201</text:p>
              </table:table-cell>
              <table:table-cell office:value-type="float" office:value="0.915948">
                <text:p>0.915948</text:p>
              </table:table-cell>
              <table:table-cell office:value-type="float" office:value="0.801728">
                <text:p>0.801728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530677">
                <text:p>0.530677</text:p>
              </table:table-cell>
              <table:table-cell office:value-type="float" office:value="0.734783">
                <text:p>0.734783</text:p>
              </table:table-cell>
              <table:table-cell office:value-type="float" office:value="0.820772">
                <text:p>0.820772</text:p>
              </table:table-cell>
              <table:table-cell office:value-type="float" office:value="0.841823">
                <text:p>0.841823</text:p>
              </table:table-cell>
              <table:table-cell office:value-type="float" office:value="0.855973">
                <text:p>0.855973</text:p>
              </table:table-cell>
              <table:table-cell office:value-type="float" office:value="0.869326">
                <text:p>0.869326</text:p>
              </table:table-cell>
              <table:table-cell office:value-type="float" office:value="0.878795">
                <text:p>0.878795</text:p>
              </table:table-cell>
              <table:table-cell office:value-type="float" office:value="0.887721">
                <text:p>0.887721</text:p>
              </table:table-cell>
              <table:table-cell office:value-type="float" office:value="0.90342">
                <text:p>0.90342</text:p>
              </table:table-cell>
              <table:table-cell office:value-type="float" office:value="0.91526">
                <text:p>0.91526</text:p>
              </table:table-cell>
              <table:table-cell office:value-type="float" office:value="0.915948">
                <text:p>0.915948</text:p>
              </table:table-cell>
              <table:table-cell office:value-type="float" office:value="0.823855">
                <text:p>0.82385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9672">
                <text:p>0.59672</text:p>
              </table:table-cell>
              <table:table-cell office:value-type="float" office:value="0.775227">
                <text:p>0.775227</text:p>
              </table:table-cell>
              <table:table-cell office:value-type="float" office:value="0.828278">
                <text:p>0.828278</text:p>
              </table:table-cell>
              <table:table-cell office:value-type="float" office:value="0.843143">
                <text:p>0.843143</text:p>
              </table:table-cell>
              <table:table-cell office:value-type="float" office:value="0.848245">
                <text:p>0.848245</text:p>
              </table:table-cell>
              <table:table-cell office:value-type="float" office:value="0.864008">
                <text:p>0.864008</text:p>
              </table:table-cell>
              <table:table-cell office:value-type="float" office:value="0.873884">
                <text:p>0.873884</text:p>
              </table:table-cell>
              <table:table-cell office:value-type="float" office:value="0.883384">
                <text:p>0.883384</text:p>
              </table:table-cell>
              <table:table-cell office:value-type="float" office:value="0.900577">
                <text:p>0.900577</text:p>
              </table:table-cell>
              <table:table-cell office:value-type="float" office:value="0.912086">
                <text:p>0.912086</text:p>
              </table:table-cell>
              <table:table-cell office:value-type="float" office:value="0.915948">
                <text:p>0.915948</text:p>
              </table:table-cell>
              <table:table-cell office:value-type="float" office:value="0.832555">
                <text:p>0.83255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560784">
                <text:p>0.560784</text:p>
              </table:table-cell>
              <table:table-cell office:value-type="float" office:value="0.808148">
                <text:p>0.808148</text:p>
              </table:table-cell>
              <table:table-cell office:value-type="float" office:value="0.841344">
                <text:p>0.841344</text:p>
              </table:table-cell>
              <table:table-cell office:value-type="float" office:value="0.844471">
                <text:p>0.844471</text:p>
              </table:table-cell>
              <table:table-cell office:value-type="float" office:value="0.858691">
                <text:p>0.858691</text:p>
              </table:table-cell>
              <table:table-cell office:value-type="float" office:value="0.872663">
                <text:p>0.872663</text:p>
              </table:table-cell>
              <table:table-cell office:value-type="float" office:value="0.879337">
                <text:p>0.879337</text:p>
              </table:table-cell>
              <table:table-cell office:value-type="float" office:value="0.888194">
                <text:p>0.888194</text:p>
              </table:table-cell>
              <table:table-cell office:value-type="float" office:value="0.901492">
                <text:p>0.901492</text:p>
              </table:table-cell>
              <table:table-cell office:value-type="float" office:value="0.912487">
                <text:p>0.912487</text:p>
              </table:table-cell>
              <table:table-cell office:value-type="float" office:value="0.915948">
                <text:p>0.915948</text:p>
              </table:table-cell>
              <table:table-cell office:value-type="float" office:value="0.836761">
                <text:p>0.836761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576418">
                <text:p>0.576418</text:p>
              </table:table-cell>
              <table:table-cell office:value-type="float" office:value="0.822456">
                <text:p>0.822456</text:p>
              </table:table-cell>
              <table:table-cell office:value-type="float" office:value="0.841128">
                <text:p>0.841128</text:p>
              </table:table-cell>
              <table:table-cell office:value-type="float" office:value="0.846983">
                <text:p>0.846983</text:p>
              </table:table-cell>
              <table:table-cell office:value-type="float" office:value="0.858809">
                <text:p>0.858809</text:p>
              </table:table-cell>
              <table:table-cell office:value-type="float" office:value="0.871246">
                <text:p>0.871246</text:p>
              </table:table-cell>
              <table:table-cell office:value-type="float" office:value="0.879668">
                <text:p>0.879668</text:p>
              </table:table-cell>
              <table:table-cell office:value-type="float" office:value="0.891044">
                <text:p>0.891044</text:p>
              </table:table-cell>
              <table:table-cell office:value-type="float" office:value="0.902812">
                <text:p>0.902812</text:p>
              </table:table-cell>
              <table:table-cell office:value-type="float" office:value="0.911306">
                <text:p>0.911306</text:p>
              </table:table-cell>
              <table:table-cell office:value-type="float" office:value="0.915948">
                <text:p>0.915948</text:p>
              </table:table-cell>
              <table:table-cell office:value-type="float" office:value="0.840187">
                <text:p>0.840187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614803">
                <text:p>0.614803</text:p>
              </table:table-cell>
              <table:table-cell office:value-type="float" office:value="0.815572">
                <text:p>0.815572</text:p>
              </table:table-cell>
              <table:table-cell office:value-type="float" office:value="0.841626">
                <text:p>0.841626</text:p>
              </table:table-cell>
              <table:table-cell office:value-type="float" office:value="0.848522">
                <text:p>0.848522</text:p>
              </table:table-cell>
              <table:table-cell office:value-type="float" office:value="0.861288">
                <text:p>0.861288</text:p>
              </table:table-cell>
              <table:table-cell office:value-type="float" office:value="0.869228">
                <text:p>0.869228</text:p>
              </table:table-cell>
              <table:table-cell office:value-type="float" office:value="0.877866">
                <text:p>0.877866</text:p>
              </table:table-cell>
              <table:table-cell office:value-type="float" office:value="0.881153">
                <text:p>0.881153</text:p>
              </table:table-cell>
              <table:table-cell office:value-type="float" office:value="0.893645">
                <text:p>0.893645</text:p>
              </table:table-cell>
              <table:table-cell office:value-type="float" office:value="0.909179">
                <text:p>0.909179</text:p>
              </table:table-cell>
              <table:table-cell office:value-type="float" office:value="0.915948">
                <text:p>0.915948</text:p>
              </table:table-cell>
              <table:table-cell office:value-type="float" office:value="0.841288">
                <text:p>0.84128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742924">
                <text:p>0.742924</text:p>
              </table:table-cell>
              <table:table-cell office:value-type="float" office:value="0.824643">
                <text:p>0.824643</text:p>
              </table:table-cell>
              <table:table-cell office:value-type="float" office:value="0.842624">
                <text:p>0.842624</text:p>
              </table:table-cell>
              <table:table-cell office:value-type="float" office:value="0.849324">
                <text:p>0.849324</text:p>
              </table:table-cell>
              <table:table-cell office:value-type="float" office:value="0.862499">
                <text:p>0.862499</text:p>
              </table:table-cell>
              <table:table-cell office:value-type="float" office:value="0.872087">
                <text:p>0.872087</text:p>
              </table:table-cell>
              <table:table-cell office:value-type="float" office:value="0.878963">
                <text:p>0.878963</text:p>
              </table:table-cell>
              <table:table-cell office:value-type="float" office:value="0.882836">
                <text:p>0.882836</text:p>
              </table:table-cell>
              <table:table-cell office:value-type="float" office:value="0.896691">
                <text:p>0.896691</text:p>
              </table:table-cell>
              <table:table-cell office:value-type="float" office:value="0.911452">
                <text:p>0.911452</text:p>
              </table:table-cell>
              <table:table-cell office:value-type="float" office:value="0.9152">
                <text:p>0.9152</text:p>
              </table:table-cell>
              <table:table-cell office:value-type="float" office:value="0.856404">
                <text:p>0.85640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413511">
                <text:p>0.413511</text:p>
              </table:table-cell>
              <table:table-cell office:value-type="float" office:value="0.817673">
                <text:p>0.817673</text:p>
              </table:table-cell>
              <table:table-cell office:value-type="float" office:value="0.837286">
                <text:p>0.837286</text:p>
              </table:table-cell>
              <table:table-cell office:value-type="float" office:value="0.846824">
                <text:p>0.846824</text:p>
              </table:table-cell>
              <table:table-cell office:value-type="float" office:value="0.857762">
                <text:p>0.857762</text:p>
              </table:table-cell>
              <table:table-cell office:value-type="float" office:value="0.868287">
                <text:p>0.868287</text:p>
              </table:table-cell>
              <table:table-cell office:value-type="float" office:value="0.876724">
                <text:p>0.876724</text:p>
              </table:table-cell>
              <table:table-cell office:value-type="float" office:value="0.88112">
                <text:p>0.88112</text:p>
              </table:table-cell>
              <table:table-cell office:value-type="float" office:value="0.893903">
                <text:p>0.893903</text:p>
              </table:table-cell>
              <table:table-cell office:value-type="float" office:value="0.910003">
                <text:p>0.910003</text:p>
              </table:table-cell>
              <table:table-cell office:value-type="float" office:value="0.9152">
                <text:p>0.9152</text:p>
              </table:table-cell>
              <table:table-cell office:value-type="float" office:value="0.820309">
                <text:p>0.82030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80455">
                <text:p>0.680455</text:p>
              </table:table-cell>
              <table:table-cell office:value-type="float" office:value="0.819477">
                <text:p>0.819477</text:p>
              </table:table-cell>
              <table:table-cell office:value-type="float" office:value="0.839208">
                <text:p>0.839208</text:p>
              </table:table-cell>
              <table:table-cell office:value-type="float" office:value="0.853502">
                <text:p>0.853502</text:p>
              </table:table-cell>
              <table:table-cell office:value-type="float" office:value="0.862506">
                <text:p>0.862506</text:p>
              </table:table-cell>
              <table:table-cell office:value-type="float" office:value="0.871852">
                <text:p>0.871852</text:p>
              </table:table-cell>
              <table:table-cell office:value-type="float" office:value="0.879181">
                <text:p>0.879181</text:p>
              </table:table-cell>
              <table:table-cell office:value-type="float" office:value="0.885845">
                <text:p>0.885845</text:p>
              </table:table-cell>
              <table:table-cell office:value-type="float" office:value="0.89606">
                <text:p>0.89606</text:p>
              </table:table-cell>
              <table:table-cell office:value-type="float" office:value="0.911893">
                <text:p>0.911893</text:p>
              </table:table-cell>
              <table:table-cell office:value-type="float" office:value="0.915948">
                <text:p>0.915948</text:p>
              </table:table-cell>
              <table:table-cell office:value-type="float" office:value="0.849998">
                <text:p>0.849998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578984">
                <text:p>0.578984</text:p>
              </table:table-cell>
              <table:table-cell office:value-type="float" office:value="0.821204">
                <text:p>0.821204</text:p>
              </table:table-cell>
              <table:table-cell office:value-type="float" office:value="0.84089">
                <text:p>0.84089</text:p>
              </table:table-cell>
              <table:table-cell office:value-type="float" office:value="0.850083">
                <text:p>0.850083</text:p>
              </table:table-cell>
              <table:table-cell office:value-type="float" office:value="0.864469">
                <text:p>0.864469</text:p>
              </table:table-cell>
              <table:table-cell office:value-type="float" office:value="0.869728">
                <text:p>0.869728</text:p>
              </table:table-cell>
              <table:table-cell office:value-type="float" office:value="0.878644">
                <text:p>0.878644</text:p>
              </table:table-cell>
              <table:table-cell office:value-type="float" office:value="0.883495">
                <text:p>0.883495</text:p>
              </table:table-cell>
              <table:table-cell office:value-type="float" office:value="0.895628">
                <text:p>0.895628</text:p>
              </table:table-cell>
              <table:table-cell office:value-type="float" office:value="0.911014">
                <text:p>0.911014</text:p>
              </table:table-cell>
              <table:table-cell office:value-type="float" office:value="0.915948">
                <text:p>0.915948</text:p>
              </table:table-cell>
              <table:table-cell office:value-type="float" office:value="0.839414">
                <text:p>0.83941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547461">
                <text:p>0.547461</text:p>
              </table:table-cell>
              <table:table-cell office:value-type="float" office:value="0.812344">
                <text:p>0.812344</text:p>
              </table:table-cell>
              <table:table-cell office:value-type="float" office:value="0.832363">
                <text:p>0.832363</text:p>
              </table:table-cell>
              <table:table-cell office:value-type="float" office:value="0.847878">
                <text:p>0.847878</text:p>
              </table:table-cell>
              <table:table-cell office:value-type="float" office:value="0.864517">
                <text:p>0.864517</text:p>
              </table:table-cell>
              <table:table-cell office:value-type="float" office:value="0.871897">
                <text:p>0.871897</text:p>
              </table:table-cell>
              <table:table-cell office:value-type="float" office:value="0.878952">
                <text:p>0.878952</text:p>
              </table:table-cell>
              <table:table-cell office:value-type="float" office:value="0.881184">
                <text:p>0.881184</text:p>
              </table:table-cell>
              <table:table-cell office:value-type="float" office:value="0.894124">
                <text:p>0.894124</text:p>
              </table:table-cell>
              <table:table-cell office:value-type="float" office:value="0.910091">
                <text:p>0.910091</text:p>
              </table:table-cell>
              <table:table-cell office:value-type="float" office:value="0.915948">
                <text:p>0.915948</text:p>
              </table:table-cell>
              <table:table-cell office:value-type="float" office:value="0.834081">
                <text:p>0.834081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569126">
                <text:p>0.569126</text:p>
              </table:table-cell>
              <table:table-cell office:value-type="float" office:value="0.803932">
                <text:p>0.803932</text:p>
              </table:table-cell>
              <table:table-cell office:value-type="float" office:value="0.828875">
                <text:p>0.828875</text:p>
              </table:table-cell>
              <table:table-cell office:value-type="float" office:value="0.844706">
                <text:p>0.844706</text:p>
              </table:table-cell>
              <table:table-cell office:value-type="float" office:value="0.860017">
                <text:p>0.860017</text:p>
              </table:table-cell>
              <table:table-cell office:value-type="float" office:value="0.869791">
                <text:p>0.869791</text:p>
              </table:table-cell>
              <table:table-cell office:value-type="float" office:value="0.879386">
                <text:p>0.879386</text:p>
              </table:table-cell>
              <table:table-cell office:value-type="float" office:value="0.886761">
                <text:p>0.886761</text:p>
              </table:table-cell>
              <table:table-cell office:value-type="float" office:value="0.900207">
                <text:p>0.900207</text:p>
              </table:table-cell>
              <table:table-cell office:value-type="float" office:value="0.91535">
                <text:p>0.91535</text:p>
              </table:table-cell>
              <table:table-cell office:value-type="float" office:value="0.915948">
                <text:p>0.915948</text:p>
              </table:table-cell>
              <table:table-cell office:value-type="float" office:value="0.835815">
                <text:p>0.83581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642087">
                <text:p>0.642087</text:p>
              </table:table-cell>
              <table:table-cell office:value-type="float" office:value="0.81024">
                <text:p>0.81024</text:p>
              </table:table-cell>
              <table:table-cell office:value-type="float" office:value="0.832407">
                <text:p>0.832407</text:p>
              </table:table-cell>
              <table:table-cell office:value-type="float" office:value="0.846852">
                <text:p>0.846852</text:p>
              </table:table-cell>
              <table:table-cell office:value-type="float" office:value="0.86146">
                <text:p>0.86146</text:p>
              </table:table-cell>
              <table:table-cell office:value-type="float" office:value="0.869836">
                <text:p>0.869836</text:p>
              </table:table-cell>
              <table:table-cell office:value-type="float" office:value="0.878604">
                <text:p>0.878604</text:p>
              </table:table-cell>
              <table:table-cell office:value-type="float" office:value="0.883542">
                <text:p>0.883542</text:p>
              </table:table-cell>
              <table:table-cell office:value-type="float" office:value="0.895872">
                <text:p>0.895872</text:p>
              </table:table-cell>
              <table:table-cell office:value-type="float" office:value="0.911058">
                <text:p>0.911058</text:p>
              </table:table-cell>
              <table:table-cell office:value-type="float" office:value="0.915948">
                <text:p>0.915948</text:p>
              </table:table-cell>
              <table:table-cell office:value-type="float" office:value="0.843196">
                <text:p>0.843196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683437">
                <text:p>0.683437</text:p>
              </table:table-cell>
              <table:table-cell office:value-type="float" office:value="0.813648">
                <text:p>0.813648</text:p>
              </table:table-cell>
              <table:table-cell office:value-type="float" office:value="0.832083">
                <text:p>0.832083</text:p>
              </table:table-cell>
              <table:table-cell office:value-type="float" office:value="0.844787">
                <text:p>0.844787</text:p>
              </table:table-cell>
              <table:table-cell office:value-type="float" office:value="0.857399">
                <text:p>0.857399</text:p>
              </table:table-cell>
              <table:table-cell office:value-type="float" office:value="0.867786">
                <text:p>0.867786</text:p>
              </table:table-cell>
              <table:table-cell office:value-type="float" office:value="0.876369">
                <text:p>0.876369</text:p>
              </table:table-cell>
              <table:table-cell office:value-type="float" office:value="0.882069">
                <text:p>0.882069</text:p>
              </table:table-cell>
              <table:table-cell office:value-type="float" office:value="0.893983">
                <text:p>0.893983</text:p>
              </table:table-cell>
              <table:table-cell office:value-type="float" office:value="0.910611">
                <text:p>0.910611</text:p>
              </table:table-cell>
              <table:table-cell office:value-type="float" office:value="0.915948">
                <text:p>0.915948</text:p>
              </table:table-cell>
              <table:table-cell office:value-type="float" office:value="0.846217">
                <text:p>0.84621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669235">
                <text:p>0.669235</text:p>
              </table:table-cell>
              <table:table-cell office:value-type="float" office:value="0.815133">
                <text:p>0.815133</text:p>
              </table:table-cell>
              <table:table-cell office:value-type="float" office:value="0.834374">
                <text:p>0.834374</text:p>
              </table:table-cell>
              <table:table-cell office:value-type="float" office:value="0.844357">
                <text:p>0.844357</text:p>
              </table:table-cell>
              <table:table-cell office:value-type="float" office:value="0.854205">
                <text:p>0.854205</text:p>
              </table:table-cell>
              <table:table-cell office:value-type="float" office:value="0.862798">
                <text:p>0.862798</text:p>
              </table:table-cell>
              <table:table-cell office:value-type="float" office:value="0.871989">
                <text:p>0.871989</text:p>
              </table:table-cell>
              <table:table-cell office:value-type="float" office:value="0.881703">
                <text:p>0.881703</text:p>
              </table:table-cell>
              <table:table-cell office:value-type="float" office:value="0.894322">
                <text:p>0.894322</text:p>
              </table:table-cell>
              <table:table-cell office:value-type="float" office:value="0.910464">
                <text:p>0.910464</text:p>
              </table:table-cell>
              <table:table-cell office:value-type="float" office:value="0.915948">
                <text:p>0.915948</text:p>
              </table:table-cell>
              <table:table-cell office:value-type="float" office:value="0.843858">
                <text:p>0.843858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542361">
                <text:p>0.542361</text:p>
              </table:table-cell>
              <table:table-cell office:value-type="float" office:value="0.81512">
                <text:p>0.81512</text:p>
              </table:table-cell>
              <table:table-cell office:value-type="float" office:value="0.834703">
                <text:p>0.834703</text:p>
              </table:table-cell>
              <table:table-cell office:value-type="float" office:value="0.845995">
                <text:p>0.845995</text:p>
              </table:table-cell>
              <table:table-cell office:value-type="float" office:value="0.857034">
                <text:p>0.857034</text:p>
              </table:table-cell>
              <table:table-cell office:value-type="float" office:value="0.861806">
                <text:p>0.861806</text:p>
              </table:table-cell>
              <table:table-cell office:value-type="float" office:value="0.869157">
                <text:p>0.869157</text:p>
              </table:table-cell>
              <table:table-cell office:value-type="float" office:value="0.878215">
                <text:p>0.878215</text:p>
              </table:table-cell>
              <table:table-cell office:value-type="float" office:value="0.889705">
                <text:p>0.889705</text:p>
              </table:table-cell>
              <table:table-cell office:value-type="float" office:value="0.909947">
                <text:p>0.909947</text:p>
              </table:table-cell>
              <table:table-cell office:value-type="float" office:value="0.9152">
                <text:p>0.9152</text:p>
              </table:table-cell>
              <table:table-cell office:value-type="float" office:value="0.830404">
                <text:p>0.830404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547878">
                <text:p>0.547878</text:p>
              </table:table-cell>
              <table:table-cell office:value-type="float" office:value="0.790754">
                <text:p>0.790754</text:p>
              </table:table-cell>
              <table:table-cell office:value-type="float" office:value="0.826638">
                <text:p>0.826638</text:p>
              </table:table-cell>
              <table:table-cell office:value-type="float" office:value="0.841936">
                <text:p>0.841936</text:p>
              </table:table-cell>
              <table:table-cell office:value-type="float" office:value="0.848358">
                <text:p>0.848358</text:p>
              </table:table-cell>
              <table:table-cell office:value-type="float" office:value="0.857938">
                <text:p>0.857938</text:p>
              </table:table-cell>
              <table:table-cell office:value-type="float" office:value="0.866346">
                <text:p>0.866346</text:p>
              </table:table-cell>
              <table:table-cell office:value-type="float" office:value="0.873663">
                <text:p>0.873663</text:p>
              </table:table-cell>
              <table:table-cell office:value-type="float" office:value="0.885735">
                <text:p>0.885735</text:p>
              </table:table-cell>
              <table:table-cell office:value-type="float" office:value="0.904983">
                <text:p>0.904983</text:p>
              </table:table-cell>
              <table:table-cell office:value-type="float" office:value="0.9152">
                <text:p>0.9152</text:p>
              </table:table-cell>
              <table:table-cell office:value-type="float" office:value="0.824423">
                <text:p>0.824423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484692">
                <text:p>0.484692</text:p>
              </table:table-cell>
              <table:table-cell office:value-type="float" office:value="0.767727">
                <text:p>0.767727</text:p>
              </table:table-cell>
              <table:table-cell office:value-type="float" office:value="0.819364">
                <text:p>0.819364</text:p>
              </table:table-cell>
              <table:table-cell office:value-type="float" office:value="0.838567">
                <text:p>0.838567</text:p>
              </table:table-cell>
              <table:table-cell office:value-type="float" office:value="0.844988">
                <text:p>0.844988</text:p>
              </table:table-cell>
              <table:table-cell office:value-type="float" office:value="0.85612">
                <text:p>0.85612</text:p>
              </table:table-cell>
              <table:table-cell office:value-type="float" office:value="0.862434">
                <text:p>0.862434</text:p>
              </table:table-cell>
              <table:table-cell office:value-type="float" office:value="0.873298">
                <text:p>0.873298</text:p>
              </table:table-cell>
              <table:table-cell office:value-type="float" office:value="0.885644">
                <text:p>0.885644</text:p>
              </table:table-cell>
              <table:table-cell office:value-type="float" office:value="0.905339">
                <text:p>0.905339</text:p>
              </table:table-cell>
              <table:table-cell office:value-type="float" office:value="0.9152">
                <text:p>0.9152</text:p>
              </table:table-cell>
              <table:table-cell office:value-type="float" office:value="0.813817">
                <text:p>0.813817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590392">
                <text:p>0.590392</text:p>
              </table:table-cell>
              <table:table-cell office:value-type="float" office:value="0.784518">
                <text:p>0.784518</text:p>
              </table:table-cell>
              <table:table-cell office:value-type="float" office:value="0.825005">
                <text:p>0.825005</text:p>
              </table:table-cell>
              <table:table-cell office:value-type="float" office:value="0.841415">
                <text:p>0.841415</text:p>
              </table:table-cell>
              <table:table-cell office:value-type="float" office:value="0.845534">
                <text:p>0.845534</text:p>
              </table:table-cell>
              <table:table-cell office:value-type="float" office:value="0.85644">
                <text:p>0.85644</text:p>
              </table:table-cell>
              <table:table-cell office:value-type="float" office:value="0.862714">
                <text:p>0.862714</text:p>
              </table:table-cell>
              <table:table-cell office:value-type="float" office:value="0.874267">
                <text:p>0.874267</text:p>
              </table:table-cell>
              <table:table-cell office:value-type="float" office:value="0.88362">
                <text:p>0.88362</text:p>
              </table:table-cell>
              <table:table-cell office:value-type="float" office:value="0.901508">
                <text:p>0.901508</text:p>
              </table:table-cell>
              <table:table-cell office:value-type="float" office:value="0.9152">
                <text:p>0.9152</text:p>
              </table:table-cell>
              <table:table-cell office:value-type="float" office:value="0.826541">
                <text:p>0.826541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580237">
                <text:p>0.580237</text:p>
              </table:table-cell>
              <table:table-cell office:value-type="float" office:value="0.779527">
                <text:p>0.779527</text:p>
              </table:table-cell>
              <table:table-cell office:value-type="float" office:value="0.816957">
                <text:p>0.816957</text:p>
              </table:table-cell>
              <table:table-cell office:value-type="float" office:value="0.83789">
                <text:p>0.83789</text:p>
              </table:table-cell>
              <table:table-cell office:value-type="float" office:value="0.844906">
                <text:p>0.844906</text:p>
              </table:table-cell>
              <table:table-cell office:value-type="float" office:value="0.856277">
                <text:p>0.856277</text:p>
              </table:table-cell>
              <table:table-cell office:value-type="float" office:value="0.865589">
                <text:p>0.865589</text:p>
              </table:table-cell>
              <table:table-cell office:value-type="float" office:value="0.875567">
                <text:p>0.875567</text:p>
              </table:table-cell>
              <table:table-cell office:value-type="float" office:value="0.882956">
                <text:p>0.882956</text:p>
              </table:table-cell>
              <table:table-cell office:value-type="float" office:value="0.900994">
                <text:p>0.900994</text:p>
              </table:table-cell>
              <table:table-cell office:value-type="float" office:value="0.9152">
                <text:p>0.9152</text:p>
              </table:table-cell>
              <table:table-cell office:value-type="float" office:value="0.82409">
                <text:p>0.8240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49625">
                <text:p>0.49625</text:p>
              </table:table-cell>
              <table:table-cell office:value-type="float" office:value="0.777213">
                <text:p>0.777213</text:p>
              </table:table-cell>
              <table:table-cell office:value-type="float" office:value="0.81436">
                <text:p>0.81436</text:p>
              </table:table-cell>
              <table:table-cell office:value-type="float" office:value="0.833437">
                <text:p>0.833437</text:p>
              </table:table-cell>
              <table:table-cell office:value-type="float" office:value="0.843659">
                <text:p>0.843659</text:p>
              </table:table-cell>
              <table:table-cell office:value-type="float" office:value="0.850537">
                <text:p>0.850537</text:p>
              </table:table-cell>
              <table:table-cell office:value-type="float" office:value="0.858357">
                <text:p>0.858357</text:p>
              </table:table-cell>
              <table:table-cell office:value-type="float" office:value="0.869538">
                <text:p>0.869538</text:p>
              </table:table-cell>
              <table:table-cell office:value-type="float" office:value="0.880869">
                <text:p>0.880869</text:p>
              </table:table-cell>
              <table:table-cell office:value-type="float" office:value="0.90291">
                <text:p>0.90291</text:p>
              </table:table-cell>
              <table:table-cell office:value-type="float" office:value="0.9152">
                <text:p>0.9152</text:p>
              </table:table-cell>
              <table:table-cell office:value-type="float" office:value="0.812713">
                <text:p>0.812713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676868">
                <text:p>0.676868</text:p>
              </table:table-cell>
              <table:table-cell office:value-type="float" office:value="0.794617">
                <text:p>0.794617</text:p>
              </table:table-cell>
              <table:table-cell office:value-type="float" office:value="0.818907">
                <text:p>0.818907</text:p>
              </table:table-cell>
              <table:table-cell office:value-type="float" office:value="0.831847">
                <text:p>0.831847</text:p>
              </table:table-cell>
              <table:table-cell office:value-type="float" office:value="0.844756">
                <text:p>0.844756</text:p>
              </table:table-cell>
              <table:table-cell office:value-type="float" office:value="0.856687">
                <text:p>0.856687</text:p>
              </table:table-cell>
              <table:table-cell office:value-type="float" office:value="0.863323">
                <text:p>0.863323</text:p>
              </table:table-cell>
              <table:table-cell office:value-type="float" office:value="0.872166">
                <text:p>0.872166</text:p>
              </table:table-cell>
              <table:table-cell office:value-type="float" office:value="0.885975">
                <text:p>0.885975</text:p>
              </table:table-cell>
              <table:table-cell office:value-type="float" office:value="0.907235">
                <text:p>0.907235</text:p>
              </table:table-cell>
              <table:table-cell office:value-type="float" office:value="0.9152">
                <text:p>0.9152</text:p>
              </table:table-cell>
              <table:table-cell office:value-type="float" office:value="0.835238">
                <text:p>0.83523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626858">
                <text:p>0.626858</text:p>
              </table:table-cell>
              <table:table-cell office:value-type="float" office:value="0.797326">
                <text:p>0.797326</text:p>
              </table:table-cell>
              <table:table-cell office:value-type="float" office:value="0.820373">
                <text:p>0.820373</text:p>
              </table:table-cell>
              <table:table-cell office:value-type="float" office:value="0.829755">
                <text:p>0.829755</text:p>
              </table:table-cell>
              <table:table-cell office:value-type="float" office:value="0.845986">
                <text:p>0.845986</text:p>
              </table:table-cell>
              <table:table-cell office:value-type="float" office:value="0.857581">
                <text:p>0.857581</text:p>
              </table:table-cell>
              <table:table-cell office:value-type="float" office:value="0.866365">
                <text:p>0.866365</text:p>
              </table:table-cell>
              <table:table-cell office:value-type="float" office:value="0.873496">
                <text:p>0.873496</text:p>
              </table:table-cell>
              <table:table-cell office:value-type="float" office:value="0.885351">
                <text:p>0.885351</text:p>
              </table:table-cell>
              <table:table-cell office:value-type="float" office:value="0.907644">
                <text:p>0.907644</text:p>
              </table:table-cell>
              <table:table-cell office:value-type="float" office:value="0.9152">
                <text:p>0.9152</text:p>
              </table:table-cell>
              <table:table-cell office:value-type="float" office:value="0.831073">
                <text:p>0.83107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532456">
                <text:p>0.532456</text:p>
              </table:table-cell>
              <table:table-cell office:value-type="float" office:value="0.738871">
                <text:p>0.738871</text:p>
              </table:table-cell>
              <table:table-cell office:value-type="float" office:value="0.809363">
                <text:p>0.809363</text:p>
              </table:table-cell>
              <table:table-cell office:value-type="float" office:value="0.823426">
                <text:p>0.823426</text:p>
              </table:table-cell>
              <table:table-cell office:value-type="float" office:value="0.836822">
                <text:p>0.836822</text:p>
              </table:table-cell>
              <table:table-cell office:value-type="float" office:value="0.852712">
                <text:p>0.852712</text:p>
              </table:table-cell>
              <table:table-cell office:value-type="float" office:value="0.860032">
                <text:p>0.860032</text:p>
              </table:table-cell>
              <table:table-cell office:value-type="float" office:value="0.870767">
                <text:p>0.870767</text:p>
              </table:table-cell>
              <table:table-cell office:value-type="float" office:value="0.881902">
                <text:p>0.881902</text:p>
              </table:table-cell>
              <table:table-cell office:value-type="float" office:value="0.903452">
                <text:p>0.903452</text:p>
              </table:table-cell>
              <table:table-cell office:value-type="float" office:value="0.9152">
                <text:p>0.9152</text:p>
              </table:table-cell>
              <table:table-cell office:value-type="float" office:value="0.81098">
                <text:p>0.81098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487052">
                <text:p>0.487052</text:p>
              </table:table-cell>
              <table:table-cell office:value-type="float" office:value="0.738255">
                <text:p>0.738255</text:p>
              </table:table-cell>
              <table:table-cell office:value-type="float" office:value="0.803884">
                <text:p>0.803884</text:p>
              </table:table-cell>
              <table:table-cell office:value-type="float" office:value="0.82084">
                <text:p>0.82084</text:p>
              </table:table-cell>
              <table:table-cell office:value-type="float" office:value="0.833328">
                <text:p>0.833328</text:p>
              </table:table-cell>
              <table:table-cell office:value-type="float" office:value="0.847764">
                <text:p>0.847764</text:p>
              </table:table-cell>
              <table:table-cell office:value-type="float" office:value="0.858372">
                <text:p>0.858372</text:p>
              </table:table-cell>
              <table:table-cell office:value-type="float" office:value="0.868581">
                <text:p>0.868581</text:p>
              </table:table-cell>
              <table:table-cell office:value-type="float" office:value="0.881582">
                <text:p>0.881582</text:p>
              </table:table-cell>
              <table:table-cell office:value-type="float" office:value="0.908209">
                <text:p>0.908209</text:p>
              </table:table-cell>
              <table:table-cell office:value-type="float" office:value="0.9152">
                <text:p>0.9152</text:p>
              </table:table-cell>
              <table:table-cell office:value-type="float" office:value="0.804787">
                <text:p>0.804787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542044">
                <text:p>0.542044</text:p>
              </table:table-cell>
              <table:table-cell office:value-type="float" office:value="0.778659">
                <text:p>0.778659</text:p>
              </table:table-cell>
              <table:table-cell office:value-type="float" office:value="0.815739">
                <text:p>0.815739</text:p>
              </table:table-cell>
              <table:table-cell office:value-type="float" office:value="0.825002">
                <text:p>0.825002</text:p>
              </table:table-cell>
              <table:table-cell office:value-type="float" office:value="0.840263">
                <text:p>0.840263</text:p>
              </table:table-cell>
              <table:table-cell office:value-type="float" office:value="0.852226">
                <text:p>0.852226</text:p>
              </table:table-cell>
              <table:table-cell office:value-type="float" office:value="0.859711">
                <text:p>0.859711</text:p>
              </table:table-cell>
              <table:table-cell office:value-type="float" office:value="0.872032">
                <text:p>0.872032</text:p>
              </table:table-cell>
              <table:table-cell office:value-type="float" office:value="0.889408">
                <text:p>0.889408</text:p>
              </table:table-cell>
              <table:table-cell office:value-type="float" office:value="0.906624">
                <text:p>0.906624</text:p>
              </table:table-cell>
              <table:table-cell office:value-type="float" office:value="0.9152">
                <text:p>0.9152</text:p>
              </table:table-cell>
              <table:table-cell office:value-type="float" office:value="0.818171">
                <text:p>0.818171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557244">
                <text:p>0.557244</text:p>
              </table:table-cell>
              <table:table-cell office:value-type="float" office:value="0.781582">
                <text:p>0.781582</text:p>
              </table:table-cell>
              <table:table-cell office:value-type="float" office:value="0.809415">
                <text:p>0.809415</text:p>
              </table:table-cell>
              <table:table-cell office:value-type="float" office:value="0.824547">
                <text:p>0.824547</text:p>
              </table:table-cell>
              <table:table-cell office:value-type="float" office:value="0.838121">
                <text:p>0.838121</text:p>
              </table:table-cell>
              <table:table-cell office:value-type="float" office:value="0.847238">
                <text:p>0.847238</text:p>
              </table:table-cell>
              <table:table-cell office:value-type="float" office:value="0.858175">
                <text:p>0.858175</text:p>
              </table:table-cell>
              <table:table-cell office:value-type="float" office:value="0.867875">
                <text:p>0.867875</text:p>
              </table:table-cell>
              <table:table-cell office:value-type="float" office:value="0.883027">
                <text:p>0.883027</text:p>
              </table:table-cell>
              <table:table-cell office:value-type="float" office:value="0.903403">
                <text:p>0.903403</text:p>
              </table:table-cell>
              <table:table-cell office:value-type="float" office:value="0.9152">
                <text:p>0.9152</text:p>
              </table:table-cell>
              <table:table-cell office:value-type="float" office:value="0.817063">
                <text:p>0.81706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65044">
                <text:p>0.65044</text:p>
              </table:table-cell>
              <table:table-cell office:value-type="float" office:value="0.784294">
                <text:p>0.784294</text:p>
              </table:table-cell>
              <table:table-cell office:value-type="float" office:value="0.816056">
                <text:p>0.816056</text:p>
              </table:table-cell>
              <table:table-cell office:value-type="float" office:value="0.828888">
                <text:p>0.828888</text:p>
              </table:table-cell>
              <table:table-cell office:value-type="float" office:value="0.842041">
                <text:p>0.842041</text:p>
              </table:table-cell>
              <table:table-cell office:value-type="float" office:value="0.847864">
                <text:p>0.847864</text:p>
              </table:table-cell>
              <table:table-cell office:value-type="float" office:value="0.858628">
                <text:p>0.858628</text:p>
              </table:table-cell>
              <table:table-cell office:value-type="float" office:value="0.870701">
                <text:p>0.870701</text:p>
              </table:table-cell>
              <table:table-cell office:value-type="float" office:value="0.885698">
                <text:p>0.885698</text:p>
              </table:table-cell>
              <table:table-cell office:value-type="float" office:value="0.90625">
                <text:p>0.90625</text:p>
              </table:table-cell>
              <table:table-cell office:value-type="float" office:value="0.9152">
                <text:p>0.9152</text:p>
              </table:table-cell>
              <table:table-cell office:value-type="float" office:value="0.829086">
                <text:p>0.829086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590497">
                <text:p>0.590497</text:p>
              </table:table-cell>
              <table:table-cell office:value-type="float" office:value="0.787808">
                <text:p>0.787808</text:p>
              </table:table-cell>
              <table:table-cell office:value-type="float" office:value="0.819952">
                <text:p>0.819952</text:p>
              </table:table-cell>
              <table:table-cell office:value-type="float" office:value="0.827954">
                <text:p>0.827954</text:p>
              </table:table-cell>
              <table:table-cell office:value-type="float" office:value="0.841158">
                <text:p>0.841158</text:p>
              </table:table-cell>
              <table:table-cell office:value-type="float" office:value="0.848167">
                <text:p>0.848167</text:p>
              </table:table-cell>
              <table:table-cell office:value-type="float" office:value="0.858465">
                <text:p>0.858465</text:p>
              </table:table-cell>
              <table:table-cell office:value-type="float" office:value="0.868656">
                <text:p>0.868656</text:p>
              </table:table-cell>
              <table:table-cell office:value-type="float" office:value="0.884729">
                <text:p>0.884729</text:p>
              </table:table-cell>
              <table:table-cell office:value-type="float" office:value="0.907575">
                <text:p>0.907575</text:p>
              </table:table-cell>
              <table:table-cell office:value-type="float" office:value="0.9152">
                <text:p>0.9152</text:p>
              </table:table-cell>
              <table:table-cell office:value-type="float" office:value="0.823496">
                <text:p>0.82349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527953">
                <text:p>0.527953</text:p>
              </table:table-cell>
              <table:table-cell office:value-type="float" office:value="0.776547">
                <text:p>0.776547</text:p>
              </table:table-cell>
              <table:table-cell office:value-type="float" office:value="0.807988">
                <text:p>0.807988</text:p>
              </table:table-cell>
              <table:table-cell office:value-type="float" office:value="0.826439">
                <text:p>0.826439</text:p>
              </table:table-cell>
              <table:table-cell office:value-type="float" office:value="0.840483">
                <text:p>0.840483</text:p>
              </table:table-cell>
              <table:table-cell office:value-type="float" office:value="0.846395">
                <text:p>0.846395</text:p>
              </table:table-cell>
              <table:table-cell office:value-type="float" office:value="0.858496">
                <text:p>0.858496</text:p>
              </table:table-cell>
              <table:table-cell office:value-type="float" office:value="0.868308">
                <text:p>0.868308</text:p>
              </table:table-cell>
              <table:table-cell office:value-type="float" office:value="0.876805">
                <text:p>0.876805</text:p>
              </table:table-cell>
              <table:table-cell office:value-type="float" office:value="0.903621">
                <text:p>0.903621</text:p>
              </table:table-cell>
              <table:table-cell office:value-type="float" office:value="0.9152">
                <text:p>0.9152</text:p>
              </table:table-cell>
              <table:table-cell office:value-type="float" office:value="0.813304">
                <text:p>0.81330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533226">
                <text:p>0.533226</text:p>
              </table:table-cell>
              <table:table-cell office:value-type="float" office:value="0.775799">
                <text:p>0.775799</text:p>
              </table:table-cell>
              <table:table-cell office:value-type="float" office:value="0.805483">
                <text:p>0.805483</text:p>
              </table:table-cell>
              <table:table-cell office:value-type="float" office:value="0.825329">
                <text:p>0.825329</text:p>
              </table:table-cell>
              <table:table-cell office:value-type="float" office:value="0.835877">
                <text:p>0.835877</text:p>
              </table:table-cell>
              <table:table-cell office:value-type="float" office:value="0.847834">
                <text:p>0.847834</text:p>
              </table:table-cell>
              <table:table-cell office:value-type="float" office:value="0.860167">
                <text:p>0.860167</text:p>
              </table:table-cell>
              <table:table-cell office:value-type="float" office:value="0.869843">
                <text:p>0.869843</text:p>
              </table:table-cell>
              <table:table-cell office:value-type="float" office:value="0.87812">
                <text:p>0.87812</text:p>
              </table:table-cell>
              <table:table-cell office:value-type="float" office:value="0.90449">
                <text:p>0.90449</text:p>
              </table:table-cell>
              <table:table-cell office:value-type="float" office:value="0.9152">
                <text:p>0.9152</text:p>
              </table:table-cell>
              <table:table-cell office:value-type="float" office:value="0.813617">
                <text:p>0.81361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411275">
                <text:p>0.411275</text:p>
              </table:table-cell>
              <table:table-cell office:value-type="float" office:value="0.76343">
                <text:p>0.76343</text:p>
              </table:table-cell>
              <table:table-cell office:value-type="float" office:value="0.796164">
                <text:p>0.796164</text:p>
              </table:table-cell>
              <table:table-cell office:value-type="float" office:value="0.822621">
                <text:p>0.822621</text:p>
              </table:table-cell>
              <table:table-cell office:value-type="float" office:value="0.837439">
                <text:p>0.837439</text:p>
              </table:table-cell>
              <table:table-cell office:value-type="float" office:value="0.84783">
                <text:p>0.84783</text:p>
              </table:table-cell>
              <table:table-cell office:value-type="float" office:value="0.860934">
                <text:p>0.860934</text:p>
              </table:table-cell>
              <table:table-cell office:value-type="float" office:value="0.869636">
                <text:p>0.869636</text:p>
              </table:table-cell>
              <table:table-cell office:value-type="float" office:value="0.87618">
                <text:p>0.87618</text:p>
              </table:table-cell>
              <table:table-cell office:value-type="float" office:value="0.896761">
                <text:p>0.896761</text:p>
              </table:table-cell>
              <table:table-cell office:value-type="float" office:value="0.9152">
                <text:p>0.9152</text:p>
              </table:table-cell>
              <table:table-cell office:value-type="float" office:value="0.798227">
                <text:p>0.79822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93596">
                <text:p>0.393596</text:p>
              </table:table-cell>
              <table:table-cell office:value-type="float" office:value="0.71621">
                <text:p>0.71621</text:p>
              </table:table-cell>
              <table:table-cell office:value-type="float" office:value="0.797981">
                <text:p>0.797981</text:p>
              </table:table-cell>
              <table:table-cell office:value-type="float" office:value="0.821051">
                <text:p>0.821051</text:p>
              </table:table-cell>
              <table:table-cell office:value-type="float" office:value="0.836361">
                <text:p>0.836361</text:p>
              </table:table-cell>
              <table:table-cell office:value-type="float" office:value="0.846349">
                <text:p>0.846349</text:p>
              </table:table-cell>
              <table:table-cell office:value-type="float" office:value="0.860495">
                <text:p>0.860495</text:p>
              </table:table-cell>
              <table:table-cell office:value-type="float" office:value="0.870017">
                <text:p>0.870017</text:p>
              </table:table-cell>
              <table:table-cell office:value-type="float" office:value="0.878311">
                <text:p>0.878311</text:p>
              </table:table-cell>
              <table:table-cell office:value-type="float" office:value="0.900822">
                <text:p>0.900822</text:p>
              </table:table-cell>
              <table:table-cell office:value-type="float" office:value="0.9152">
                <text:p>0.9152</text:p>
              </table:table-cell>
              <table:table-cell office:value-type="float" office:value="0.792119">
                <text:p>0.79211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533412">
                <text:p>0.533412</text:p>
              </table:table-cell>
              <table:table-cell office:value-type="float" office:value="0.704605">
                <text:p>0.704605</text:p>
              </table:table-cell>
              <table:table-cell office:value-type="float" office:value="0.798281">
                <text:p>0.798281</text:p>
              </table:table-cell>
              <table:table-cell office:value-type="float" office:value="0.825029">
                <text:p>0.825029</text:p>
              </table:table-cell>
              <table:table-cell office:value-type="float" office:value="0.837727">
                <text:p>0.837727</text:p>
              </table:table-cell>
              <table:table-cell office:value-type="float" office:value="0.847431">
                <text:p>0.847431</text:p>
              </table:table-cell>
              <table:table-cell office:value-type="float" office:value="0.858562">
                <text:p>0.858562</text:p>
              </table:table-cell>
              <table:table-cell office:value-type="float" office:value="0.869735">
                <text:p>0.869735</text:p>
              </table:table-cell>
              <table:table-cell office:value-type="float" office:value="0.879241">
                <text:p>0.879241</text:p>
              </table:table-cell>
              <table:table-cell office:value-type="float" office:value="0.911863">
                <text:p>0.911863</text:p>
              </table:table-cell>
              <table:table-cell office:value-type="float" office:value="0.9152">
                <text:p>0.9152</text:p>
              </table:table-cell>
              <table:table-cell office:value-type="float" office:value="0.806589">
                <text:p>0.80658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323749">
                <text:p>0.323749</text:p>
              </table:table-cell>
              <table:table-cell office:value-type="float" office:value="0.778491">
                <text:p>0.778491</text:p>
              </table:table-cell>
              <table:table-cell office:value-type="float" office:value="0.82026">
                <text:p>0.82026</text:p>
              </table:table-cell>
              <table:table-cell office:value-type="float" office:value="0.83138">
                <text:p>0.83138</text:p>
              </table:table-cell>
              <table:table-cell office:value-type="float" office:value="0.845078">
                <text:p>0.845078</text:p>
              </table:table-cell>
              <table:table-cell office:value-type="float" office:value="0.855176">
                <text:p>0.855176</text:p>
              </table:table-cell>
              <table:table-cell office:value-type="float" office:value="0.866583">
                <text:p>0.866583</text:p>
              </table:table-cell>
              <table:table-cell office:value-type="float" office:value="0.874156">
                <text:p>0.874156</text:p>
              </table:table-cell>
              <table:table-cell office:value-type="float" office:value="0.889786">
                <text:p>0.889786</text:p>
              </table:table-cell>
              <table:table-cell office:value-type="float" office:value="0.910911">
                <text:p>0.910911</text:p>
              </table:table-cell>
              <table:table-cell office:value-type="float" office:value="0.9152">
                <text:p>0.9152</text:p>
              </table:table-cell>
              <table:table-cell office:value-type="float" office:value="0.799557">
                <text:p>0.799557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702724">
                <text:p>0.702724</text:p>
              </table:table-cell>
              <table:table-cell office:value-type="float" office:value="0.818096">
                <text:p>0.818096</text:p>
              </table:table-cell>
              <table:table-cell office:value-type="float" office:value="0.839716">
                <text:p>0.839716</text:p>
              </table:table-cell>
              <table:table-cell office:value-type="float" office:value="0.849879">
                <text:p>0.849879</text:p>
              </table:table-cell>
              <table:table-cell office:value-type="float" office:value="0.858453">
                <text:p>0.858453</text:p>
              </table:table-cell>
              <table:table-cell office:value-type="float" office:value="0.868436">
                <text:p>0.868436</text:p>
              </table:table-cell>
              <table:table-cell office:value-type="float" office:value="0.875329">
                <text:p>0.875329</text:p>
              </table:table-cell>
              <table:table-cell office:value-type="float" office:value="0.88536">
                <text:p>0.88536</text:p>
              </table:table-cell>
              <table:table-cell office:value-type="float" office:value="0.901832">
                <text:p>0.901832</text:p>
              </table:table-cell>
              <table:table-cell office:value-type="float" office:value="0.914724">
                <text:p>0.914724</text:p>
              </table:table-cell>
              <table:table-cell office:value-type="float" office:value="0.9152">
                <text:p>0.9152</text:p>
              </table:table-cell>
              <table:table-cell office:value-type="float" office:value="0.851455">
                <text:p>0.85145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737461">
                <text:p>0.737461</text:p>
              </table:table-cell>
              <table:table-cell office:value-type="float" office:value="0.819687">
                <text:p>0.819687</text:p>
              </table:table-cell>
              <table:table-cell office:value-type="float" office:value="0.84351">
                <text:p>0.84351</text:p>
              </table:table-cell>
              <table:table-cell office:value-type="float" office:value="0.853112">
                <text:p>0.853112</text:p>
              </table:table-cell>
              <table:table-cell office:value-type="float" office:value="0.86136">
                <text:p>0.86136</text:p>
              </table:table-cell>
              <table:table-cell office:value-type="float" office:value="0.870221">
                <text:p>0.870221</text:p>
              </table:table-cell>
              <table:table-cell office:value-type="float" office:value="0.878021">
                <text:p>0.878021</text:p>
              </table:table-cell>
              <table:table-cell office:value-type="float" office:value="0.888041">
                <text:p>0.888041</text:p>
              </table:table-cell>
              <table:table-cell office:value-type="float" office:value="0.903247">
                <text:p>0.903247</text:p>
              </table:table-cell>
              <table:table-cell office:value-type="float" office:value="0.914249">
                <text:p>0.914249</text:p>
              </table:table-cell>
              <table:table-cell office:value-type="float" office:value="0.9152">
                <text:p>0.9152</text:p>
              </table:table-cell>
              <table:table-cell office:value-type="float" office:value="0.856891">
                <text:p>0.85689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684991">
                <text:p>0.684991</text:p>
              </table:table-cell>
              <table:table-cell office:value-type="float" office:value="0.82046">
                <text:p>0.82046</text:p>
              </table:table-cell>
              <table:table-cell office:value-type="float" office:value="0.8472">
                <text:p>0.8472</text:p>
              </table:table-cell>
              <table:table-cell office:value-type="float" office:value="0.857713">
                <text:p>0.857713</text:p>
              </table:table-cell>
              <table:table-cell office:value-type="float" office:value="0.866592">
                <text:p>0.866592</text:p>
              </table:table-cell>
              <table:table-cell office:value-type="float" office:value="0.874646">
                <text:p>0.874646</text:p>
              </table:table-cell>
              <table:table-cell office:value-type="float" office:value="0.881913">
                <text:p>0.881913</text:p>
              </table:table-cell>
              <table:table-cell office:value-type="float" office:value="0.896328">
                <text:p>0.896328</text:p>
              </table:table-cell>
              <table:table-cell office:value-type="float" office:value="0.904237">
                <text:p>0.904237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4928">
                <text:p>0.85492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733409">
                <text:p>0.733409</text:p>
              </table:table-cell>
              <table:table-cell office:value-type="float" office:value="0.842724">
                <text:p>0.842724</text:p>
              </table:table-cell>
              <table:table-cell office:value-type="float" office:value="0.854215">
                <text:p>0.854215</text:p>
              </table:table-cell>
              <table:table-cell office:value-type="float" office:value="0.862801">
                <text:p>0.862801</text:p>
              </table:table-cell>
              <table:table-cell office:value-type="float" office:value="0.869779">
                <text:p>0.869779</text:p>
              </table:table-cell>
              <table:table-cell office:value-type="float" office:value="0.879272">
                <text:p>0.879272</text:p>
              </table:table-cell>
              <table:table-cell office:value-type="float" office:value="0.882905">
                <text:p>0.882905</text:p>
              </table:table-cell>
              <table:table-cell office:value-type="float" office:value="0.896442">
                <text:p>0.896442</text:p>
              </table:table-cell>
              <table:table-cell office:value-type="float" office:value="0.904238">
                <text:p>0.904238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64098">
                <text:p>0.864098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682805">
                <text:p>0.682805</text:p>
              </table:table-cell>
              <table:table-cell office:value-type="float" office:value="0.832693">
                <text:p>0.832693</text:p>
              </table:table-cell>
              <table:table-cell office:value-type="float" office:value="0.851302">
                <text:p>0.851302</text:p>
              </table:table-cell>
              <table:table-cell office:value-type="float" office:value="0.862248">
                <text:p>0.862248</text:p>
              </table:table-cell>
              <table:table-cell office:value-type="float" office:value="0.87017">
                <text:p>0.87017</text:p>
              </table:table-cell>
              <table:table-cell office:value-type="float" office:value="0.879804">
                <text:p>0.879804</text:p>
              </table:table-cell>
              <table:table-cell office:value-type="float" office:value="0.887548">
                <text:p>0.887548</text:p>
              </table:table-cell>
              <table:table-cell office:value-type="float" office:value="0.903163">
                <text:p>0.903163</text:p>
              </table:table-cell>
              <table:table-cell office:value-type="float" office:value="0.909981">
                <text:p>0.909981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9491">
                <text:p>0.85949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642351">
                <text:p>0.642351</text:p>
              </table:table-cell>
              <table:table-cell office:value-type="float" office:value="0.816837">
                <text:p>0.816837</text:p>
              </table:table-cell>
              <table:table-cell office:value-type="float" office:value="0.846012">
                <text:p>0.846012</text:p>
              </table:table-cell>
              <table:table-cell office:value-type="float" office:value="0.859543">
                <text:p>0.859543</text:p>
              </table:table-cell>
              <table:table-cell office:value-type="float" office:value="0.869532">
                <text:p>0.869532</text:p>
              </table:table-cell>
              <table:table-cell office:value-type="float" office:value="0.875522">
                <text:p>0.875522</text:p>
              </table:table-cell>
              <table:table-cell office:value-type="float" office:value="0.883912">
                <text:p>0.883912</text:p>
              </table:table-cell>
              <table:table-cell office:value-type="float" office:value="0.901684">
                <text:p>0.901684</text:p>
              </table:table-cell>
              <table:table-cell office:value-type="float" office:value="0.908051">
                <text:p>0.908051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1864">
                <text:p>0.85186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612992">
                <text:p>0.612992</text:p>
              </table:table-cell>
              <table:table-cell office:value-type="float" office:value="0.828168">
                <text:p>0.828168</text:p>
              </table:table-cell>
              <table:table-cell office:value-type="float" office:value="0.848311">
                <text:p>0.848311</text:p>
              </table:table-cell>
              <table:table-cell office:value-type="float" office:value="0.860775">
                <text:p>0.860775</text:p>
              </table:table-cell>
              <table:table-cell office:value-type="float" office:value="0.870044">
                <text:p>0.870044</text:p>
              </table:table-cell>
              <table:table-cell office:value-type="float" office:value="0.878948">
                <text:p>0.878948</text:p>
              </table:table-cell>
              <table:table-cell office:value-type="float" office:value="0.886995">
                <text:p>0.886995</text:p>
              </table:table-cell>
              <table:table-cell office:value-type="float" office:value="0.903079">
                <text:p>0.903079</text:p>
              </table:table-cell>
              <table:table-cell office:value-type="float" office:value="0.91234">
                <text:p>0.91234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1685">
                <text:p>0.85168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08506">
                <text:p>0.708506</text:p>
              </table:table-cell>
              <table:table-cell office:value-type="float" office:value="0.843132">
                <text:p>0.843132</text:p>
              </table:table-cell>
              <table:table-cell office:value-type="float" office:value="0.856197">
                <text:p>0.856197</text:p>
              </table:table-cell>
              <table:table-cell office:value-type="float" office:value="0.861302">
                <text:p>0.861302</text:p>
              </table:table-cell>
              <table:table-cell office:value-type="float" office:value="0.870095">
                <text:p>0.870095</text:p>
              </table:table-cell>
              <table:table-cell office:value-type="float" office:value="0.876422">
                <text:p>0.876422</text:p>
              </table:table-cell>
              <table:table-cell office:value-type="float" office:value="0.887451">
                <text:p>0.887451</text:p>
              </table:table-cell>
              <table:table-cell office:value-type="float" office:value="0.903126">
                <text:p>0.903126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63663">
                <text:p>0.863663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704943">
                <text:p>0.704943</text:p>
              </table:table-cell>
              <table:table-cell office:value-type="float" office:value="0.839555">
                <text:p>0.839555</text:p>
              </table:table-cell>
              <table:table-cell office:value-type="float" office:value="0.854439">
                <text:p>0.854439</text:p>
              </table:table-cell>
              <table:table-cell office:value-type="float" office:value="0.861937">
                <text:p>0.861937</text:p>
              </table:table-cell>
              <table:table-cell office:value-type="float" office:value="0.869616">
                <text:p>0.869616</text:p>
              </table:table-cell>
              <table:table-cell office:value-type="float" office:value="0.873133">
                <text:p>0.873133</text:p>
              </table:table-cell>
              <table:table-cell office:value-type="float" office:value="0.882017">
                <text:p>0.882017</text:p>
              </table:table-cell>
              <table:table-cell office:value-type="float" office:value="0.893326">
                <text:p>0.893326</text:p>
              </table:table-cell>
              <table:table-cell office:value-type="float" office:value="0.905093">
                <text:p>0.905093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9926">
                <text:p>0.859926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490363">
                <text:p>0.490363</text:p>
              </table:table-cell>
              <table:table-cell office:value-type="float" office:value="0.828325">
                <text:p>0.828325</text:p>
              </table:table-cell>
              <table:table-cell office:value-type="float" office:value="0.856066">
                <text:p>0.856066</text:p>
              </table:table-cell>
              <table:table-cell office:value-type="float" office:value="0.862587">
                <text:p>0.862587</text:p>
              </table:table-cell>
              <table:table-cell office:value-type="float" office:value="0.870255">
                <text:p>0.870255</text:p>
              </table:table-cell>
              <table:table-cell office:value-type="float" office:value="0.877124">
                <text:p>0.877124</text:p>
              </table:table-cell>
              <table:table-cell office:value-type="float" office:value="0.88212">
                <text:p>0.88212</text:p>
              </table:table-cell>
              <table:table-cell office:value-type="float" office:value="0.896099">
                <text:p>0.896099</text:p>
              </table:table-cell>
              <table:table-cell office:value-type="float" office:value="0.907573">
                <text:p>0.907573</text:p>
              </table:table-cell>
              <table:table-cell office:value-type="float" office:value="0.91523">
                <text:p>0.91523</text:p>
              </table:table-cell>
              <table:table-cell office:value-type="float" office:value="0.915948">
                <text:p>0.915948</text:p>
              </table:table-cell>
              <table:table-cell office:value-type="float" office:value="0.838574">
                <text:p>0.838574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494634">
                <text:p>0.494634</text:p>
              </table:table-cell>
              <table:table-cell office:value-type="float" office:value="0.825814">
                <text:p>0.825814</text:p>
              </table:table-cell>
              <table:table-cell office:value-type="float" office:value="0.851878">
                <text:p>0.851878</text:p>
              </table:table-cell>
              <table:table-cell office:value-type="float" office:value="0.859354">
                <text:p>0.859354</text:p>
              </table:table-cell>
              <table:table-cell office:value-type="float" office:value="0.869895">
                <text:p>0.869895</text:p>
              </table:table-cell>
              <table:table-cell office:value-type="float" office:value="0.874826">
                <text:p>0.874826</text:p>
              </table:table-cell>
              <table:table-cell office:value-type="float" office:value="0.882225">
                <text:p>0.882225</text:p>
              </table:table-cell>
              <table:table-cell office:value-type="float" office:value="0.8994">
                <text:p>0.8994</text:p>
              </table:table-cell>
              <table:table-cell office:value-type="float" office:value="0.91143">
                <text:p>0.91143</text:p>
              </table:table-cell>
              <table:table-cell office:value-type="float" office:value="0.91526">
                <text:p>0.91526</text:p>
              </table:table-cell>
              <table:table-cell office:value-type="float" office:value="0.915948">
                <text:p>0.915948</text:p>
              </table:table-cell>
              <table:table-cell office:value-type="float" office:value="0.838472">
                <text:p>0.838472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51553">
                <text:p>0.51553</text:p>
              </table:table-cell>
              <table:table-cell office:value-type="float" office:value="0.82131">
                <text:p>0.82131</text:p>
              </table:table-cell>
              <table:table-cell office:value-type="float" office:value="0.857946">
                <text:p>0.857946</text:p>
              </table:table-cell>
              <table:table-cell office:value-type="float" office:value="0.86784">
                <text:p>0.86784</text:p>
              </table:table-cell>
              <table:table-cell office:value-type="float" office:value="0.874019">
                <text:p>0.874019</text:p>
              </table:table-cell>
              <table:table-cell office:value-type="float" office:value="0.8816">
                <text:p>0.8816</text:p>
              </table:table-cell>
              <table:table-cell office:value-type="float" office:value="0.889764">
                <text:p>0.889764</text:p>
              </table:table-cell>
              <table:table-cell office:value-type="float" office:value="0.903211">
                <text:p>0.903211</text:p>
              </table:table-cell>
              <table:table-cell office:value-type="float" office:value="0.912818">
                <text:p>0.912818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43924">
                <text:p>0.84392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445952">
                <text:p>0.445952</text:p>
              </table:table-cell>
              <table:table-cell office:value-type="float" office:value="0.80256">
                <text:p>0.80256</text:p>
              </table:table-cell>
              <table:table-cell office:value-type="float" office:value="0.860482">
                <text:p>0.860482</text:p>
              </table:table-cell>
              <table:table-cell office:value-type="float" office:value="0.8706">
                <text:p>0.8706</text:p>
              </table:table-cell>
              <table:table-cell office:value-type="float" office:value="0.878249">
                <text:p>0.878249</text:p>
              </table:table-cell>
              <table:table-cell office:value-type="float" office:value="0.88273">
                <text:p>0.88273</text:p>
              </table:table-cell>
              <table:table-cell office:value-type="float" office:value="0.898812">
                <text:p>0.898812</text:p>
              </table:table-cell>
              <table:table-cell office:value-type="float" office:value="0.903283">
                <text:p>0.903283</text:p>
              </table:table-cell>
              <table:table-cell office:value-type="float" office:value="0.913771">
                <text:p>0.913771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37164">
                <text:p>0.83716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648195">
                <text:p>0.648195</text:p>
              </table:table-cell>
              <table:table-cell office:value-type="float" office:value="0.84157">
                <text:p>0.84157</text:p>
              </table:table-cell>
              <table:table-cell office:value-type="float" office:value="0.862434">
                <text:p>0.862434</text:p>
              </table:table-cell>
              <table:table-cell office:value-type="float" office:value="0.870814">
                <text:p>0.870814</text:p>
              </table:table-cell>
              <table:table-cell office:value-type="float" office:value="0.8765">
                <text:p>0.8765</text:p>
              </table:table-cell>
              <table:table-cell office:value-type="float" office:value="0.882225">
                <text:p>0.882225</text:p>
              </table:table-cell>
              <table:table-cell office:value-type="float" office:value="0.895631">
                <text:p>0.895631</text:p>
              </table:table-cell>
              <table:table-cell office:value-type="float" office:value="0.903283">
                <text:p>0.903283</text:p>
              </table:table-cell>
              <table:table-cell office:value-type="float" office:value="0.911386">
                <text:p>0.911386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60724">
                <text:p>0.86072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691404">
                <text:p>0.691404</text:p>
              </table:table-cell>
              <table:table-cell office:value-type="float" office:value="0.835367">
                <text:p>0.835367</text:p>
              </table:table-cell>
              <table:table-cell office:value-type="float" office:value="0.863368">
                <text:p>0.863368</text:p>
              </table:table-cell>
              <table:table-cell office:value-type="float" office:value="0.871284">
                <text:p>0.871284</text:p>
              </table:table-cell>
              <table:table-cell office:value-type="float" office:value="0.878306">
                <text:p>0.878306</text:p>
              </table:table-cell>
              <table:table-cell office:value-type="float" office:value="0.882204">
                <text:p>0.882204</text:p>
              </table:table-cell>
              <table:table-cell office:value-type="float" office:value="0.895551">
                <text:p>0.895551</text:p>
              </table:table-cell>
              <table:table-cell office:value-type="float" office:value="0.903283">
                <text:p>0.903283</text:p>
              </table:table-cell>
              <table:table-cell office:value-type="float" office:value="0.914767">
                <text:p>0.914767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65073">
                <text:p>0.865073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498577">
                <text:p>0.498577</text:p>
              </table:table-cell>
              <table:table-cell office:value-type="float" office:value="0.820093">
                <text:p>0.820093</text:p>
              </table:table-cell>
              <table:table-cell office:value-type="float" office:value="0.854496">
                <text:p>0.854496</text:p>
              </table:table-cell>
              <table:table-cell office:value-type="float" office:value="0.869164">
                <text:p>0.869164</text:p>
              </table:table-cell>
              <table:table-cell office:value-type="float" office:value="0.871288">
                <text:p>0.871288</text:p>
              </table:table-cell>
              <table:table-cell office:value-type="float" office:value="0.880545">
                <text:p>0.880545</text:p>
              </table:table-cell>
              <table:table-cell office:value-type="float" office:value="0.88301">
                <text:p>0.88301</text:p>
              </table:table-cell>
              <table:table-cell office:value-type="float" office:value="0.900812">
                <text:p>0.900812</text:p>
              </table:table-cell>
              <table:table-cell office:value-type="float" office:value="0.911863">
                <text:p>0.911863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40505">
                <text:p>0.840505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632878">
                <text:p>0.632878</text:p>
              </table:table-cell>
              <table:table-cell office:value-type="float" office:value="0.813882">
                <text:p>0.813882</text:p>
              </table:table-cell>
              <table:table-cell office:value-type="float" office:value="0.851451">
                <text:p>0.851451</text:p>
              </table:table-cell>
              <table:table-cell office:value-type="float" office:value="0.869195">
                <text:p>0.869195</text:p>
              </table:table-cell>
              <table:table-cell office:value-type="float" office:value="0.872693">
                <text:p>0.872693</text:p>
              </table:table-cell>
              <table:table-cell office:value-type="float" office:value="0.881071">
                <text:p>0.881071</text:p>
              </table:table-cell>
              <table:table-cell office:value-type="float" office:value="0.882725">
                <text:p>0.882725</text:p>
              </table:table-cell>
              <table:table-cell office:value-type="float" office:value="0.900434">
                <text:p>0.900434</text:p>
              </table:table-cell>
              <table:table-cell office:value-type="float" office:value="0.91377">
                <text:p>0.91377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333">
                <text:p>0.8533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84866">
                <text:p>0.584866</text:p>
              </table:table-cell>
              <table:table-cell office:value-type="float" office:value="0.833865">
                <text:p>0.833865</text:p>
              </table:table-cell>
              <table:table-cell office:value-type="float" office:value="0.855458">
                <text:p>0.855458</text:p>
              </table:table-cell>
              <table:table-cell office:value-type="float" office:value="0.868079">
                <text:p>0.868079</text:p>
              </table:table-cell>
              <table:table-cell office:value-type="float" office:value="0.87488">
                <text:p>0.87488</text:p>
              </table:table-cell>
              <table:table-cell office:value-type="float" office:value="0.88162">
                <text:p>0.88162</text:p>
              </table:table-cell>
              <table:table-cell office:value-type="float" office:value="0.884033">
                <text:p>0.884033</text:p>
              </table:table-cell>
              <table:table-cell office:value-type="float" office:value="0.901269">
                <text:p>0.901269</text:p>
              </table:table-cell>
              <table:table-cell office:value-type="float" office:value="0.913294">
                <text:p>0.913294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1256">
                <text:p>0.851256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599504">
                <text:p>0.599504</text:p>
              </table:table-cell>
              <table:table-cell office:value-type="float" office:value="0.829325">
                <text:p>0.829325</text:p>
              </table:table-cell>
              <table:table-cell office:value-type="float" office:value="0.853787">
                <text:p>0.853787</text:p>
              </table:table-cell>
              <table:table-cell office:value-type="float" office:value="0.868205">
                <text:p>0.868205</text:p>
              </table:table-cell>
              <table:table-cell office:value-type="float" office:value="0.873387">
                <text:p>0.873387</text:p>
              </table:table-cell>
              <table:table-cell office:value-type="float" office:value="0.88212">
                <text:p>0.88212</text:p>
              </table:table-cell>
              <table:table-cell office:value-type="float" office:value="0.889967">
                <text:p>0.889967</text:p>
              </table:table-cell>
              <table:table-cell office:value-type="float" office:value="0.903283">
                <text:p>0.903283</text:p>
              </table:table-cell>
              <table:table-cell office:value-type="float" office:value="0.913771">
                <text:p>0.913771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2855">
                <text:p>0.85285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666316">
                <text:p>0.666316</text:p>
              </table:table-cell>
              <table:table-cell office:value-type="float" office:value="0.831584">
                <text:p>0.831584</text:p>
              </table:table-cell>
              <table:table-cell office:value-type="float" office:value="0.851706">
                <text:p>0.851706</text:p>
              </table:table-cell>
              <table:table-cell office:value-type="float" office:value="0.866758">
                <text:p>0.866758</text:p>
              </table:table-cell>
              <table:table-cell office:value-type="float" office:value="0.871288">
                <text:p>0.871288</text:p>
              </table:table-cell>
              <table:table-cell office:value-type="float" office:value="0.879554">
                <text:p>0.879554</text:p>
              </table:table-cell>
              <table:table-cell office:value-type="float" office:value="0.887313">
                <text:p>0.887313</text:p>
              </table:table-cell>
              <table:table-cell office:value-type="float" office:value="0.903283">
                <text:p>0.903283</text:p>
              </table:table-cell>
              <table:table-cell office:value-type="float" office:value="0.912816">
                <text:p>0.912816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8582">
                <text:p>0.85858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602403">
                <text:p>0.602403</text:p>
              </table:table-cell>
              <table:table-cell office:value-type="float" office:value="0.816814">
                <text:p>0.816814</text:p>
              </table:table-cell>
              <table:table-cell office:value-type="float" office:value="0.843873">
                <text:p>0.843873</text:p>
              </table:table-cell>
              <table:table-cell office:value-type="float" office:value="0.86636">
                <text:p>0.86636</text:p>
              </table:table-cell>
              <table:table-cell office:value-type="float" office:value="0.871287">
                <text:p>0.871287</text:p>
              </table:table-cell>
              <table:table-cell office:value-type="float" office:value="0.881406">
                <text:p>0.881406</text:p>
              </table:table-cell>
              <table:table-cell office:value-type="float" office:value="0.888513">
                <text:p>0.888513</text:p>
              </table:table-cell>
              <table:table-cell office:value-type="float" office:value="0.903283">
                <text:p>0.903283</text:p>
              </table:table-cell>
              <table:table-cell office:value-type="float" office:value="0.91091">
                <text:p>0.91091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0005">
                <text:p>0.850005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596371">
                <text:p>0.596371</text:p>
              </table:table-cell>
              <table:table-cell office:value-type="float" office:value="0.788098">
                <text:p>0.788098</text:p>
              </table:table-cell>
              <table:table-cell office:value-type="float" office:value="0.836226">
                <text:p>0.836226</text:p>
              </table:table-cell>
              <table:table-cell office:value-type="float" office:value="0.855055">
                <text:p>0.855055</text:p>
              </table:table-cell>
              <table:table-cell office:value-type="float" office:value="0.870388">
                <text:p>0.870388</text:p>
              </table:table-cell>
              <table:table-cell office:value-type="float" office:value="0.872998">
                <text:p>0.872998</text:p>
              </table:table-cell>
              <table:table-cell office:value-type="float" office:value="0.882662">
                <text:p>0.882662</text:p>
              </table:table-cell>
              <table:table-cell office:value-type="float" office:value="0.899948">
                <text:p>0.899948</text:p>
              </table:table-cell>
              <table:table-cell office:value-type="float" office:value="0.907573">
                <text:p>0.907573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42452">
                <text:p>0.84245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509959">
                <text:p>0.509959</text:p>
              </table:table-cell>
              <table:table-cell office:value-type="float" office:value="0.759854">
                <text:p>0.759854</text:p>
              </table:table-cell>
              <table:table-cell office:value-type="float" office:value="0.841701">
                <text:p>0.841701</text:p>
              </table:table-cell>
              <table:table-cell office:value-type="float" office:value="0.8649">
                <text:p>0.8649</text:p>
              </table:table-cell>
              <table:table-cell office:value-type="float" office:value="0.870853">
                <text:p>0.870853</text:p>
              </table:table-cell>
              <table:table-cell office:value-type="float" office:value="0.879705">
                <text:p>0.879705</text:p>
              </table:table-cell>
              <table:table-cell office:value-type="float" office:value="0.896386">
                <text:p>0.896386</text:p>
              </table:table-cell>
              <table:table-cell office:value-type="float" office:value="0.903759">
                <text:p>0.903759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35752">
                <text:p>0.83575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413201">
                <text:p>0.413201</text:p>
              </table:table-cell>
              <table:table-cell office:value-type="float" office:value="0.754046">
                <text:p>0.754046</text:p>
              </table:table-cell>
              <table:table-cell office:value-type="float" office:value="0.848509">
                <text:p>0.848509</text:p>
              </table:table-cell>
              <table:table-cell office:value-type="float" office:value="0.867776">
                <text:p>0.867776</text:p>
              </table:table-cell>
              <table:table-cell office:value-type="float" office:value="0.871113">
                <text:p>0.871113</text:p>
              </table:table-cell>
              <table:table-cell office:value-type="float" office:value="0.878497">
                <text:p>0.878497</text:p>
              </table:table-cell>
              <table:table-cell office:value-type="float" office:value="0.887445">
                <text:p>0.887445</text:p>
              </table:table-cell>
              <table:table-cell office:value-type="float" office:value="0.903283">
                <text:p>0.903283</text:p>
              </table:table-cell>
              <table:table-cell office:value-type="float" office:value="0.908526">
                <text:p>0.908526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2476">
                <text:p>0.8247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61042">
                <text:p>0.61042</text:p>
              </table:table-cell>
              <table:table-cell office:value-type="float" office:value="0.830608">
                <text:p>0.830608</text:p>
              </table:table-cell>
              <table:table-cell office:value-type="float" office:value="0.865023">
                <text:p>0.865023</text:p>
              </table:table-cell>
              <table:table-cell office:value-type="float" office:value="0.870974">
                <text:p>0.870974</text:p>
              </table:table-cell>
              <table:table-cell office:value-type="float" office:value="0.872711">
                <text:p>0.872711</text:p>
              </table:table-cell>
              <table:table-cell office:value-type="float" office:value="0.883783">
                <text:p>0.883783</text:p>
              </table:table-cell>
              <table:table-cell office:value-type="float" office:value="0.901296">
                <text:p>0.901296</text:p>
              </table:table-cell>
              <table:table-cell office:value-type="float" office:value="0.903283">
                <text:p>0.903283</text:p>
              </table:table-cell>
              <table:table-cell office:value-type="float" office:value="0.905666">
                <text:p>0.905666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5896">
                <text:p>0.855896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588914">
                <text:p>0.588914</text:p>
              </table:table-cell>
              <table:table-cell office:value-type="float" office:value="0.819842">
                <text:p>0.819842</text:p>
              </table:table-cell>
              <table:table-cell office:value-type="float" office:value="0.865654">
                <text:p>0.865654</text:p>
              </table:table-cell>
              <table:table-cell office:value-type="float" office:value="0.871288">
                <text:p>0.871288</text:p>
              </table:table-cell>
              <table:table-cell office:value-type="float" office:value="0.877712">
                <text:p>0.877712</text:p>
              </table:table-cell>
              <table:table-cell office:value-type="float" office:value="0.896833">
                <text:p>0.896833</text:p>
              </table:table-cell>
              <table:table-cell office:value-type="float" office:value="0.903283">
                <text:p>0.903283</text:p>
              </table:table-cell>
              <table:table-cell office:value-type="float" office:value="0.903283">
                <text:p>0.903283</text:p>
              </table:table-cell>
              <table:table-cell office:value-type="float" office:value="0.908051">
                <text:p>0.908051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5006">
                <text:p>0.855006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691442">
                <text:p>0.691442</text:p>
              </table:table-cell>
              <table:table-cell office:value-type="float" office:value="0.85203">
                <text:p>0.85203</text:p>
              </table:table-cell>
              <table:table-cell office:value-type="float" office:value="0.8709">
                <text:p>0.8709</text:p>
              </table:table-cell>
              <table:table-cell office:value-type="float" office:value="0.871288">
                <text:p>0.871288</text:p>
              </table:table-cell>
              <table:table-cell office:value-type="float" office:value="0.877975">
                <text:p>0.877975</text:p>
              </table:table-cell>
              <table:table-cell office:value-type="float" office:value="0.896754">
                <text:p>0.896754</text:p>
              </table:table-cell>
              <table:table-cell office:value-type="float" office:value="0.903283">
                <text:p>0.903283</text:p>
              </table:table-cell>
              <table:table-cell office:value-type="float" office:value="0.903283">
                <text:p>0.903283</text:p>
              </table:table-cell>
              <table:table-cell office:value-type="float" office:value="0.909004">
                <text:p>0.909004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69116">
                <text:p>0.8691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643138">
                <text:p>0.643138</text:p>
              </table:table-cell>
              <table:table-cell office:value-type="float" office:value="0.842803">
                <text:p>0.842803</text:p>
              </table:table-cell>
              <table:table-cell office:value-type="float" office:value="0.870588">
                <text:p>0.870588</text:p>
              </table:table-cell>
              <table:table-cell office:value-type="float" office:value="0.871288">
                <text:p>0.871288</text:p>
              </table:table-cell>
              <table:table-cell office:value-type="float" office:value="0.878236">
                <text:p>0.878236</text:p>
              </table:table-cell>
              <table:table-cell office:value-type="float" office:value="0.887826">
                <text:p>0.887826</text:p>
              </table:table-cell>
              <table:table-cell office:value-type="float" office:value="0.903283">
                <text:p>0.903283</text:p>
              </table:table-cell>
              <table:table-cell office:value-type="float" office:value="0.903283">
                <text:p>0.903283</text:p>
              </table:table-cell>
              <table:table-cell office:value-type="float" office:value="0.90805">
                <text:p>0.90805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62369">
                <text:p>0.862369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650337">
                <text:p>0.650337</text:p>
              </table:table-cell>
              <table:table-cell office:value-type="float" office:value="0.830272">
                <text:p>0.830272</text:p>
              </table:table-cell>
              <table:table-cell office:value-type="float" office:value="0.871049">
                <text:p>0.871049</text:p>
              </table:table-cell>
              <table:table-cell office:value-type="float" office:value="0.871288">
                <text:p>0.871288</text:p>
              </table:table-cell>
              <table:table-cell office:value-type="float" office:value="0.883037">
                <text:p>0.883037</text:p>
              </table:table-cell>
              <table:table-cell office:value-type="float" office:value="0.901385">
                <text:p>0.901385</text:p>
              </table:table-cell>
              <table:table-cell office:value-type="float" office:value="0.903283">
                <text:p>0.903283</text:p>
              </table:table-cell>
              <table:table-cell office:value-type="float" office:value="0.903283">
                <text:p>0.903283</text:p>
              </table:table-cell>
              <table:table-cell office:value-type="float" office:value="0.91091">
                <text:p>0.91091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64004">
                <text:p>0.86400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524559">
                <text:p>0.524559</text:p>
              </table:table-cell>
              <table:table-cell office:value-type="float" office:value="0.855678">
                <text:p>0.855678</text:p>
              </table:table-cell>
              <table:table-cell office:value-type="float" office:value="0.871288">
                <text:p>0.871288</text:p>
              </table:table-cell>
              <table:table-cell office:value-type="float" office:value="0.871288">
                <text:p>0.871288</text:p>
              </table:table-cell>
              <table:table-cell office:value-type="float" office:value="0.880726">
                <text:p>0.880726</text:p>
              </table:table-cell>
              <table:table-cell office:value-type="float" office:value="0.889454">
                <text:p>0.889454</text:p>
              </table:table-cell>
              <table:table-cell office:value-type="float" office:value="0.903283">
                <text:p>0.903283</text:p>
              </table:table-cell>
              <table:table-cell office:value-type="float" office:value="0.903283">
                <text:p>0.903283</text:p>
              </table:table-cell>
              <table:table-cell office:value-type="float" office:value="0.905666">
                <text:p>0.905666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2042">
                <text:p>0.85204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500055">
                <text:p>0.500055</text:p>
              </table:table-cell>
              <table:table-cell office:value-type="float" office:value="0.796981">
                <text:p>0.796981</text:p>
              </table:table-cell>
              <table:table-cell office:value-type="float" office:value="0.869239">
                <text:p>0.869239</text:p>
              </table:table-cell>
              <table:table-cell office:value-type="float" office:value="0.871288">
                <text:p>0.871288</text:p>
              </table:table-cell>
              <table:table-cell office:value-type="float" office:value="0.881747">
                <text:p>0.881747</text:p>
              </table:table-cell>
              <table:table-cell office:value-type="float" office:value="0.898608">
                <text:p>0.898608</text:p>
              </table:table-cell>
              <table:table-cell office:value-type="float" office:value="0.903283">
                <text:p>0.903283</text:p>
              </table:table-cell>
              <table:table-cell office:value-type="float" office:value="0.903283">
                <text:p>0.903283</text:p>
              </table:table-cell>
              <table:table-cell office:value-type="float" office:value="0.909003">
                <text:p>0.909003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44869">
                <text:p>0.84486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626511">
                <text:p>0.626511</text:p>
              </table:table-cell>
              <table:table-cell office:value-type="float" office:value="0.807952">
                <text:p>0.807952</text:p>
              </table:table-cell>
              <table:table-cell office:value-type="float" office:value="0.871131">
                <text:p>0.871131</text:p>
              </table:table-cell>
              <table:table-cell office:value-type="float" office:value="0.871288">
                <text:p>0.871288</text:p>
              </table:table-cell>
              <table:table-cell office:value-type="float" office:value="0.881165">
                <text:p>0.881165</text:p>
              </table:table-cell>
              <table:table-cell office:value-type="float" office:value="0.892677">
                <text:p>0.892677</text:p>
              </table:table-cell>
              <table:table-cell office:value-type="float" office:value="0.903283">
                <text:p>0.903283</text:p>
              </table:table-cell>
              <table:table-cell office:value-type="float" office:value="0.903283">
                <text:p>0.903283</text:p>
              </table:table-cell>
              <table:table-cell office:value-type="float" office:value="0.914248">
                <text:p>0.914248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8674">
                <text:p>0.858674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544494">
                <text:p>0.544494</text:p>
              </table:table-cell>
              <table:table-cell office:value-type="float" office:value="0.762074">
                <text:p>0.762074</text:p>
              </table:table-cell>
              <table:table-cell office:value-type="float" office:value="0.858006">
                <text:p>0.858006</text:p>
              </table:table-cell>
              <table:table-cell office:value-type="float" office:value="0.871288">
                <text:p>0.871288</text:p>
              </table:table-cell>
              <table:table-cell office:value-type="float" office:value="0.880437">
                <text:p>0.880437</text:p>
              </table:table-cell>
              <table:table-cell office:value-type="float" office:value="0.89029">
                <text:p>0.89029</text:p>
              </table:table-cell>
              <table:table-cell office:value-type="float" office:value="0.903283">
                <text:p>0.903283</text:p>
              </table:table-cell>
              <table:table-cell office:value-type="float" office:value="0.904236">
                <text:p>0.904236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44451">
                <text:p>0.844451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419702">
                <text:p>0.419702</text:p>
              </table:table-cell>
              <table:table-cell office:value-type="float" office:value="0.718926">
                <text:p>0.718926</text:p>
              </table:table-cell>
              <table:table-cell office:value-type="float" office:value="0.830745">
                <text:p>0.830745</text:p>
              </table:table-cell>
              <table:table-cell office:value-type="float" office:value="0.87121">
                <text:p>0.87121</text:p>
              </table:table-cell>
              <table:table-cell office:value-type="float" office:value="0.876162">
                <text:p>0.876162</text:p>
              </table:table-cell>
              <table:table-cell office:value-type="float" office:value="0.892289">
                <text:p>0.892289</text:p>
              </table:table-cell>
              <table:table-cell office:value-type="float" office:value="0.903283">
                <text:p>0.903283</text:p>
              </table:table-cell>
              <table:table-cell office:value-type="float" office:value="0.90948">
                <text:p>0.90948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2522">
                <text:p>0.8252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56511">
                <text:p>0.56511</text:p>
              </table:table-cell>
              <table:table-cell office:value-type="float" office:value="0.789709">
                <text:p>0.789709</text:p>
              </table:table-cell>
              <table:table-cell office:value-type="float" office:value="0.851599">
                <text:p>0.851599</text:p>
              </table:table-cell>
              <table:table-cell office:value-type="float" office:value="0.871288">
                <text:p>0.871288</text:p>
              </table:table-cell>
              <table:table-cell office:value-type="float" office:value="0.882487">
                <text:p>0.882487</text:p>
              </table:table-cell>
              <table:table-cell office:value-type="float" office:value="0.89857">
                <text:p>0.89857</text:p>
              </table:table-cell>
              <table:table-cell office:value-type="float" office:value="0.903283">
                <text:p>0.903283</text:p>
              </table:table-cell>
              <table:table-cell office:value-type="float" office:value="0.91377">
                <text:p>0.91377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0621">
                <text:p>0.85062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646408">
                <text:p>0.646408</text:p>
              </table:table-cell>
              <table:table-cell office:value-type="float" office:value="0.810828">
                <text:p>0.810828</text:p>
              </table:table-cell>
              <table:table-cell office:value-type="float" office:value="0.844809">
                <text:p>0.844809</text:p>
              </table:table-cell>
              <table:table-cell office:value-type="float" office:value="0.871284">
                <text:p>0.871284</text:p>
              </table:table-cell>
              <table:table-cell office:value-type="float" office:value="0.88203">
                <text:p>0.88203</text:p>
              </table:table-cell>
              <table:table-cell office:value-type="float" office:value="0.889497">
                <text:p>0.889497</text:p>
              </table:table-cell>
              <table:table-cell office:value-type="float" office:value="0.903271">
                <text:p>0.903271</text:p>
              </table:table-cell>
              <table:table-cell office:value-type="float" office:value="0.90948">
                <text:p>0.90948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8801">
                <text:p>0.858801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649011">
                <text:p>0.649011</text:p>
              </table:table-cell>
              <table:table-cell office:value-type="float" office:value="0.826935">
                <text:p>0.826935</text:p>
              </table:table-cell>
              <table:table-cell office:value-type="float" office:value="0.864437">
                <text:p>0.864437</text:p>
              </table:table-cell>
              <table:table-cell office:value-type="float" office:value="0.878975">
                <text:p>0.878975</text:p>
              </table:table-cell>
              <table:table-cell office:value-type="float" office:value="0.883379">
                <text:p>0.883379</text:p>
              </table:table-cell>
              <table:table-cell office:value-type="float" office:value="0.89553">
                <text:p>0.89553</text:p>
              </table:table-cell>
              <table:table-cell office:value-type="float" office:value="0.903283">
                <text:p>0.903283</text:p>
              </table:table-cell>
              <table:table-cell office:value-type="float" office:value="0.911863">
                <text:p>0.911863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64381">
                <text:p>0.86438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14484">
                <text:p>0.714484</text:p>
              </table:table-cell>
              <table:table-cell office:value-type="float" office:value="0.845808">
                <text:p>0.845808</text:p>
              </table:table-cell>
              <table:table-cell office:value-type="float" office:value="0.871288">
                <text:p>0.871288</text:p>
              </table:table-cell>
              <table:table-cell office:value-type="float" office:value="0.88042">
                <text:p>0.88042</text:p>
              </table:table-cell>
              <table:table-cell office:value-type="float" office:value="0.882725">
                <text:p>0.882725</text:p>
              </table:table-cell>
              <table:table-cell office:value-type="float" office:value="0.88636">
                <text:p>0.88636</text:p>
              </table:table-cell>
              <table:table-cell office:value-type="float" office:value="0.900905">
                <text:p>0.900905</text:p>
              </table:table-cell>
              <table:table-cell office:value-type="float" office:value="0.90805">
                <text:p>0.90805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72044">
                <text:p>0.872044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652455">
                <text:p>0.652455</text:p>
              </table:table-cell>
              <table:table-cell office:value-type="float" office:value="0.841102">
                <text:p>0.841102</text:p>
              </table:table-cell>
              <table:table-cell office:value-type="float" office:value="0.870732">
                <text:p>0.870732</text:p>
              </table:table-cell>
              <table:table-cell office:value-type="float" office:value="0.875247">
                <text:p>0.875247</text:p>
              </table:table-cell>
              <table:table-cell office:value-type="float" office:value="0.882725">
                <text:p>0.882725</text:p>
              </table:table-cell>
              <table:table-cell office:value-type="float" office:value="0.889839">
                <text:p>0.889839</text:p>
              </table:table-cell>
              <table:table-cell office:value-type="float" office:value="0.903235">
                <text:p>0.903235</text:p>
              </table:table-cell>
              <table:table-cell office:value-type="float" office:value="0.90948">
                <text:p>0.90948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65521">
                <text:p>0.865521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647268">
                <text:p>0.647268</text:p>
              </table:table-cell>
              <table:table-cell office:value-type="float" office:value="0.852489">
                <text:p>0.852489</text:p>
              </table:table-cell>
              <table:table-cell office:value-type="float" office:value="0.871288">
                <text:p>0.871288</text:p>
              </table:table-cell>
              <table:table-cell office:value-type="float" office:value="0.876918">
                <text:p>0.876918</text:p>
              </table:table-cell>
              <table:table-cell office:value-type="float" office:value="0.882725">
                <text:p>0.882725</text:p>
              </table:table-cell>
              <table:table-cell office:value-type="float" office:value="0.891331">
                <text:p>0.891331</text:p>
              </table:table-cell>
              <table:table-cell office:value-type="float" office:value="0.903223">
                <text:p>0.903223</text:p>
              </table:table-cell>
              <table:table-cell office:value-type="float" office:value="0.905666">
                <text:p>0.905666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66131">
                <text:p>0.866131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714508">
                <text:p>0.714508</text:p>
              </table:table-cell>
              <table:table-cell office:value-type="float" office:value="0.849884">
                <text:p>0.849884</text:p>
              </table:table-cell>
              <table:table-cell office:value-type="float" office:value="0.871666">
                <text:p>0.871666</text:p>
              </table:table-cell>
              <table:table-cell office:value-type="float" office:value="0.882566">
                <text:p>0.882566</text:p>
              </table:table-cell>
              <table:table-cell office:value-type="float" office:value="0.885996">
                <text:p>0.885996</text:p>
              </table:table-cell>
              <table:table-cell office:value-type="float" office:value="0.89893">
                <text:p>0.89893</text:p>
              </table:table-cell>
              <table:table-cell office:value-type="float" office:value="0.903759">
                <text:p>0.903759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75291">
                <text:p>0.875291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562916">
                <text:p>0.562916</text:p>
              </table:table-cell>
              <table:table-cell office:value-type="float" office:value="0.846154">
                <text:p>0.846154</text:p>
              </table:table-cell>
              <table:table-cell office:value-type="float" office:value="0.871288">
                <text:p>0.871288</text:p>
              </table:table-cell>
              <table:table-cell office:value-type="float" office:value="0.879285">
                <text:p>0.879285</text:p>
              </table:table-cell>
              <table:table-cell office:value-type="float" office:value="0.885014">
                <text:p>0.885014</text:p>
              </table:table-cell>
              <table:table-cell office:value-type="float" office:value="0.89891">
                <text:p>0.89891</text:p>
              </table:table-cell>
              <table:table-cell office:value-type="float" office:value="0.903283">
                <text:p>0.903283</text:p>
              </table:table-cell>
              <table:table-cell office:value-type="float" office:value="0.913293">
                <text:p>0.913293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9054">
                <text:p>0.859054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758633">
                <text:p>0.758633</text:p>
              </table:table-cell>
              <table:table-cell office:value-type="float" office:value="0.854886">
                <text:p>0.854886</text:p>
              </table:table-cell>
              <table:table-cell office:value-type="float" office:value="0.871288">
                <text:p>0.871288</text:p>
              </table:table-cell>
              <table:table-cell office:value-type="float" office:value="0.881651">
                <text:p>0.881651</text:p>
              </table:table-cell>
              <table:table-cell office:value-type="float" office:value="0.892627">
                <text:p>0.892627</text:p>
              </table:table-cell>
              <table:table-cell office:value-type="float" office:value="0.903187">
                <text:p>0.903187</text:p>
              </table:table-cell>
              <table:table-cell office:value-type="float" office:value="0.903283">
                <text:p>0.903283</text:p>
              </table:table-cell>
              <table:table-cell office:value-type="float" office:value="0.913293">
                <text:p>0.913293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80925">
                <text:p>0.880925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679669">
                <text:p>0.679669</text:p>
              </table:table-cell>
              <table:table-cell office:value-type="float" office:value="0.844769">
                <text:p>0.844769</text:p>
              </table:table-cell>
              <table:table-cell office:value-type="float" office:value="0.871284">
                <text:p>0.871284</text:p>
              </table:table-cell>
              <table:table-cell office:value-type="float" office:value="0.87837">
                <text:p>0.87837</text:p>
              </table:table-cell>
              <table:table-cell office:value-type="float" office:value="0.885014">
                <text:p>0.885014</text:p>
              </table:table-cell>
              <table:table-cell office:value-type="float" office:value="0.900311">
                <text:p>0.900311</text:p>
              </table:table-cell>
              <table:table-cell office:value-type="float" office:value="0.903283">
                <text:p>0.903283</text:p>
              </table:table-cell>
              <table:table-cell office:value-type="float" office:value="0.91234">
                <text:p>0.91234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70544">
                <text:p>0.87054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633757">
                <text:p>0.633757</text:p>
              </table:table-cell>
              <table:table-cell office:value-type="float" office:value="0.845308">
                <text:p>0.845308</text:p>
              </table:table-cell>
              <table:table-cell office:value-type="float" office:value="0.870977">
                <text:p>0.870977</text:p>
              </table:table-cell>
              <table:table-cell office:value-type="float" office:value="0.873259">
                <text:p>0.873259</text:p>
              </table:table-cell>
              <table:table-cell office:value-type="float" office:value="0.884703">
                <text:p>0.884703</text:p>
              </table:table-cell>
              <table:table-cell office:value-type="float" office:value="0.899452">
                <text:p>0.899452</text:p>
              </table:table-cell>
              <table:table-cell office:value-type="float" office:value="0.903283">
                <text:p>0.903283</text:p>
              </table:table-cell>
              <table:table-cell office:value-type="float" office:value="0.910433">
                <text:p>0.910433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65157">
                <text:p>0.865157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621625">
                <text:p>0.621625</text:p>
              </table:table-cell>
              <table:table-cell office:value-type="float" office:value="0.847599">
                <text:p>0.847599</text:p>
              </table:table-cell>
              <table:table-cell office:value-type="float" office:value="0.869668">
                <text:p>0.869668</text:p>
              </table:table-cell>
              <table:table-cell office:value-type="float" office:value="0.871288">
                <text:p>0.871288</text:p>
              </table:table-cell>
              <table:table-cell office:value-type="float" office:value="0.881792">
                <text:p>0.881792</text:p>
              </table:table-cell>
              <table:table-cell office:value-type="float" office:value="0.892372">
                <text:p>0.892372</text:p>
              </table:table-cell>
              <table:table-cell office:value-type="float" office:value="0.903271">
                <text:p>0.903271</text:p>
              </table:table-cell>
              <table:table-cell office:value-type="float" office:value="0.906143">
                <text:p>0.906143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62416">
                <text:p>0.86241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689561">
                <text:p>0.689561</text:p>
              </table:table-cell>
              <table:table-cell office:value-type="float" office:value="0.835356">
                <text:p>0.835356</text:p>
              </table:table-cell>
              <table:table-cell office:value-type="float" office:value="0.863233">
                <text:p>0.863233</text:p>
              </table:table-cell>
              <table:table-cell office:value-type="float" office:value="0.871288">
                <text:p>0.871288</text:p>
              </table:table-cell>
              <table:table-cell office:value-type="float" office:value="0.88203">
                <text:p>0.88203</text:p>
              </table:table-cell>
              <table:table-cell office:value-type="float" office:value="0.89613">
                <text:p>0.89613</text:p>
              </table:table-cell>
              <table:table-cell office:value-type="float" office:value="0.903283">
                <text:p>0.903283</text:p>
              </table:table-cell>
              <table:table-cell office:value-type="float" office:value="0.908526">
                <text:p>0.908526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67981">
                <text:p>0.86798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578756">
                <text:p>0.578756</text:p>
              </table:table-cell>
              <table:table-cell office:value-type="float" office:value="0.828008">
                <text:p>0.828008</text:p>
              </table:table-cell>
              <table:table-cell office:value-type="float" office:value="0.860585">
                <text:p>0.860585</text:p>
              </table:table-cell>
              <table:table-cell office:value-type="float" office:value="0.871288">
                <text:p>0.871288</text:p>
              </table:table-cell>
              <table:table-cell office:value-type="float" office:value="0.883468">
                <text:p>0.883468</text:p>
              </table:table-cell>
              <table:table-cell office:value-type="float" office:value="0.89432">
                <text:p>0.89432</text:p>
              </table:table-cell>
              <table:table-cell office:value-type="float" office:value="0.903283">
                <text:p>0.903283</text:p>
              </table:table-cell>
              <table:table-cell office:value-type="float" office:value="0.906143">
                <text:p>0.906143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5625">
                <text:p>0.85562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751914">
                <text:p>0.751914</text:p>
              </table:table-cell>
              <table:table-cell office:value-type="float" office:value="0.828078">
                <text:p>0.828078</text:p>
              </table:table-cell>
              <table:table-cell office:value-type="float" office:value="0.86408">
                <text:p>0.86408</text:p>
              </table:table-cell>
              <table:table-cell office:value-type="float" office:value="0.873259">
                <text:p>0.873259</text:p>
              </table:table-cell>
              <table:table-cell office:value-type="float" office:value="0.887347">
                <text:p>0.887347</text:p>
              </table:table-cell>
              <table:table-cell office:value-type="float" office:value="0.901877">
                <text:p>0.901877</text:p>
              </table:table-cell>
              <table:table-cell office:value-type="float" office:value="0.903283">
                <text:p>0.903283</text:p>
              </table:table-cell>
              <table:table-cell office:value-type="float" office:value="0.906621">
                <text:p>0.906621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74686">
                <text:p>0.87468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598399">
                <text:p>0.598399</text:p>
              </table:table-cell>
              <table:table-cell office:value-type="float" office:value="0.850751">
                <text:p>0.850751</text:p>
              </table:table-cell>
              <table:table-cell office:value-type="float" office:value="0.871288">
                <text:p>0.871288</text:p>
              </table:table-cell>
              <table:table-cell office:value-type="float" office:value="0.875406">
                <text:p>0.875406</text:p>
              </table:table-cell>
              <table:table-cell office:value-type="float" office:value="0.887631">
                <text:p>0.887631</text:p>
              </table:table-cell>
              <table:table-cell office:value-type="float" office:value="0.89755">
                <text:p>0.89755</text:p>
              </table:table-cell>
              <table:table-cell office:value-type="float" office:value="0.903283">
                <text:p>0.903283</text:p>
              </table:table-cell>
              <table:table-cell office:value-type="float" office:value="0.907573">
                <text:p>0.907573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62228">
                <text:p>0.862228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610635">
                <text:p>0.610635</text:p>
              </table:table-cell>
              <table:table-cell office:value-type="float" office:value="0.824107">
                <text:p>0.824107</text:p>
              </table:table-cell>
              <table:table-cell office:value-type="float" office:value="0.857382">
                <text:p>0.857382</text:p>
              </table:table-cell>
              <table:table-cell office:value-type="float" office:value="0.871288">
                <text:p>0.871288</text:p>
              </table:table-cell>
              <table:table-cell office:value-type="float" office:value="0.877771">
                <text:p>0.877771</text:p>
              </table:table-cell>
              <table:table-cell office:value-type="float" office:value="0.888859">
                <text:p>0.888859</text:p>
              </table:table-cell>
              <table:table-cell office:value-type="float" office:value="0.902286">
                <text:p>0.902286</text:p>
              </table:table-cell>
              <table:table-cell office:value-type="float" office:value="0.903283">
                <text:p>0.903283</text:p>
              </table:table-cell>
              <table:table-cell office:value-type="float" office:value="0.914247">
                <text:p>0.914247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6506">
                <text:p>0.856506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487362">
                <text:p>0.487362</text:p>
              </table:table-cell>
              <table:table-cell office:value-type="float" office:value="0.838057">
                <text:p>0.838057</text:p>
              </table:table-cell>
              <table:table-cell office:value-type="float" office:value="0.87005">
                <text:p>0.87005</text:p>
              </table:table-cell>
              <table:table-cell office:value-type="float" office:value="0.876621">
                <text:p>0.876621</text:p>
              </table:table-cell>
              <table:table-cell office:value-type="float" office:value="0.888871">
                <text:p>0.888871</text:p>
              </table:table-cell>
              <table:table-cell office:value-type="float" office:value="0.898023">
                <text:p>0.898023</text:p>
              </table:table-cell>
              <table:table-cell office:value-type="float" office:value="0.903283">
                <text:p>0.903283</text:p>
              </table:table-cell>
              <table:table-cell office:value-type="float" office:value="0.906143">
                <text:p>0.906143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49881">
                <text:p>0.84988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611756">
                <text:p>0.611756</text:p>
              </table:table-cell>
              <table:table-cell office:value-type="float" office:value="0.830044">
                <text:p>0.830044</text:p>
              </table:table-cell>
              <table:table-cell office:value-type="float" office:value="0.870253">
                <text:p>0.870253</text:p>
              </table:table-cell>
              <table:table-cell office:value-type="float" office:value="0.878735">
                <text:p>0.878735</text:p>
              </table:table-cell>
              <table:table-cell office:value-type="float" office:value="0.890405">
                <text:p>0.890405</text:p>
              </table:table-cell>
              <table:table-cell office:value-type="float" office:value="0.903211">
                <text:p>0.903211</text:p>
              </table:table-cell>
              <table:table-cell office:value-type="float" office:value="0.903283">
                <text:p>0.903283</text:p>
              </table:table-cell>
              <table:table-cell office:value-type="float" office:value="0.904713">
                <text:p>0.904713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6228">
                <text:p>0.86228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527229">
                <text:p>0.527229</text:p>
              </table:table-cell>
              <table:table-cell office:value-type="float" office:value="0.831615">
                <text:p>0.831615</text:p>
              </table:table-cell>
              <table:table-cell office:value-type="float" office:value="0.871646">
                <text:p>0.871646</text:p>
              </table:table-cell>
              <table:table-cell office:value-type="float" office:value="0.884698">
                <text:p>0.884698</text:p>
              </table:table-cell>
              <table:table-cell office:value-type="float" office:value="0.8934">
                <text:p>0.8934</text:p>
              </table:table-cell>
              <table:table-cell office:value-type="float" office:value="0.903223">
                <text:p>0.903223</text:p>
              </table:table-cell>
              <table:table-cell office:value-type="float" office:value="0.903283">
                <text:p>0.903283</text:p>
              </table:table-cell>
              <table:table-cell office:value-type="float" office:value="0.903759">
                <text:p>0.903759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4925">
                <text:p>0.854925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616544">
                <text:p>0.616544</text:p>
              </table:table-cell>
              <table:table-cell office:value-type="float" office:value="0.80871">
                <text:p>0.80871</text:p>
              </table:table-cell>
              <table:table-cell office:value-type="float" office:value="0.865726">
                <text:p>0.865726</text:p>
              </table:table-cell>
              <table:table-cell office:value-type="float" office:value="0.883105">
                <text:p>0.883105</text:p>
              </table:table-cell>
              <table:table-cell office:value-type="float" office:value="0.896594">
                <text:p>0.896594</text:p>
              </table:table-cell>
              <table:table-cell office:value-type="float" office:value="0.903271">
                <text:p>0.903271</text:p>
              </table:table-cell>
              <table:table-cell office:value-type="float" office:value="0.903283">
                <text:p>0.903283</text:p>
              </table:table-cell>
              <table:table-cell office:value-type="float" office:value="0.903283">
                <text:p>0.903283</text:p>
              </table:table-cell>
              <table:table-cell office:value-type="float" office:value="0.91091">
                <text:p>0.91091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60662">
                <text:p>0.86066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661318">
                <text:p>0.661318</text:p>
              </table:table-cell>
              <table:table-cell office:value-type="float" office:value="0.828572">
                <text:p>0.828572</text:p>
              </table:table-cell>
              <table:table-cell office:value-type="float" office:value="0.871629">
                <text:p>0.871629</text:p>
              </table:table-cell>
              <table:table-cell office:value-type="float" office:value="0.884271">
                <text:p>0.884271</text:p>
              </table:table-cell>
              <table:table-cell office:value-type="float" office:value="0.892967">
                <text:p>0.892967</text:p>
              </table:table-cell>
              <table:table-cell office:value-type="float" office:value="0.903163">
                <text:p>0.903163</text:p>
              </table:table-cell>
              <table:table-cell office:value-type="float" office:value="0.903283">
                <text:p>0.903283</text:p>
              </table:table-cell>
              <table:table-cell office:value-type="float" office:value="0.903283">
                <text:p>0.903283</text:p>
              </table:table-cell>
              <table:table-cell office:value-type="float" office:value="0.914723">
                <text:p>0.914723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67841">
                <text:p>0.867841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602932">
                <text:p>0.602932</text:p>
              </table:table-cell>
              <table:table-cell office:value-type="float" office:value="0.805014">
                <text:p>0.805014</text:p>
              </table:table-cell>
              <table:table-cell office:value-type="float" office:value="0.863231">
                <text:p>0.863231</text:p>
              </table:table-cell>
              <table:table-cell office:value-type="float" office:value="0.871495">
                <text:p>0.871495</text:p>
              </table:table-cell>
              <table:table-cell office:value-type="float" office:value="0.885573">
                <text:p>0.885573</text:p>
              </table:table-cell>
              <table:table-cell office:value-type="float" office:value="0.894769">
                <text:p>0.894769</text:p>
              </table:table-cell>
              <table:table-cell office:value-type="float" office:value="0.903175">
                <text:p>0.903175</text:p>
              </table:table-cell>
              <table:table-cell office:value-type="float" office:value="0.903283">
                <text:p>0.903283</text:p>
              </table:table-cell>
              <table:table-cell office:value-type="float" office:value="0.913293">
                <text:p>0.913293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5796">
                <text:p>0.85579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557098">
                <text:p>0.557098</text:p>
              </table:table-cell>
              <table:table-cell office:value-type="float" office:value="0.79335">
                <text:p>0.79335</text:p>
              </table:table-cell>
              <table:table-cell office:value-type="float" office:value="0.859935">
                <text:p>0.859935</text:p>
              </table:table-cell>
              <table:table-cell office:value-type="float" office:value="0.871188">
                <text:p>0.871188</text:p>
              </table:table-cell>
              <table:table-cell office:value-type="float" office:value="0.8824">
                <text:p>0.8824</text:p>
              </table:table-cell>
              <table:table-cell office:value-type="float" office:value="0.891413">
                <text:p>0.891413</text:p>
              </table:table-cell>
              <table:table-cell office:value-type="float" office:value="0.902598">
                <text:p>0.902598</text:p>
              </table:table-cell>
              <table:table-cell office:value-type="float" office:value="0.903283">
                <text:p>0.903283</text:p>
              </table:table-cell>
              <table:table-cell office:value-type="float" office:value="0.910433">
                <text:p>0.910433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4869">
                <text:p>0.84869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685496">
                <text:p>0.685496</text:p>
              </table:table-cell>
              <table:table-cell office:value-type="float" office:value="0.821419">
                <text:p>0.821419</text:p>
              </table:table-cell>
              <table:table-cell office:value-type="float" office:value="0.861567">
                <text:p>0.861567</text:p>
              </table:table-cell>
              <table:table-cell office:value-type="float" office:value="0.870882">
                <text:p>0.870882</text:p>
              </table:table-cell>
              <table:table-cell office:value-type="float" office:value="0.875704">
                <text:p>0.875704</text:p>
              </table:table-cell>
              <table:table-cell office:value-type="float" office:value="0.888403">
                <text:p>0.888403</text:p>
              </table:table-cell>
              <table:table-cell office:value-type="float" office:value="0.895681">
                <text:p>0.895681</text:p>
              </table:table-cell>
              <table:table-cell office:value-type="float" office:value="0.903259">
                <text:p>0.903259</text:p>
              </table:table-cell>
              <table:table-cell office:value-type="float" office:value="0.905666">
                <text:p>0.905666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62328">
                <text:p>0.862328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706054">
                <text:p>0.706054</text:p>
              </table:table-cell>
              <table:table-cell office:value-type="float" office:value="0.816417">
                <text:p>0.816417</text:p>
              </table:table-cell>
              <table:table-cell office:value-type="float" office:value="0.850823">
                <text:p>0.850823</text:p>
              </table:table-cell>
              <table:table-cell office:value-type="float" office:value="0.866317">
                <text:p>0.866317</text:p>
              </table:table-cell>
              <table:table-cell office:value-type="float" office:value="0.871137">
                <text:p>0.871137</text:p>
              </table:table-cell>
              <table:table-cell office:value-type="float" office:value="0.87631">
                <text:p>0.87631</text:p>
              </table:table-cell>
              <table:table-cell office:value-type="float" office:value="0.88911">
                <text:p>0.88911</text:p>
              </table:table-cell>
              <table:table-cell office:value-type="float" office:value="0.899428">
                <text:p>0.899428</text:p>
              </table:table-cell>
              <table:table-cell office:value-type="float" office:value="0.904713">
                <text:p>0.904713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9551">
                <text:p>0.85955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540806">
                <text:p>0.540806</text:p>
              </table:table-cell>
              <table:table-cell office:value-type="float" office:value="0.811086">
                <text:p>0.811086</text:p>
              </table:table-cell>
              <table:table-cell office:value-type="float" office:value="0.846466">
                <text:p>0.846466</text:p>
              </table:table-cell>
              <table:table-cell office:value-type="float" office:value="0.868047">
                <text:p>0.868047</text:p>
              </table:table-cell>
              <table:table-cell office:value-type="float" office:value="0.871288">
                <text:p>0.871288</text:p>
              </table:table-cell>
              <table:table-cell office:value-type="float" office:value="0.880214">
                <text:p>0.880214</text:p>
              </table:table-cell>
              <table:table-cell office:value-type="float" office:value="0.891197">
                <text:p>0.891197</text:p>
              </table:table-cell>
              <table:table-cell office:value-type="float" office:value="0.899031">
                <text:p>0.899031</text:p>
              </table:table-cell>
              <table:table-cell office:value-type="float" office:value="0.906143">
                <text:p>0.906143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42948">
                <text:p>0.842948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571128">
                <text:p>0.571128</text:p>
              </table:table-cell>
              <table:table-cell office:value-type="float" office:value="0.837997">
                <text:p>0.837997</text:p>
              </table:table-cell>
              <table:table-cell office:value-type="float" office:value="0.865372">
                <text:p>0.865372</text:p>
              </table:table-cell>
              <table:table-cell office:value-type="float" office:value="0.870922">
                <text:p>0.870922</text:p>
              </table:table-cell>
              <table:table-cell office:value-type="float" office:value="0.879581">
                <text:p>0.879581</text:p>
              </table:table-cell>
              <table:table-cell office:value-type="float" office:value="0.890414">
                <text:p>0.890414</text:p>
              </table:table-cell>
              <table:table-cell office:value-type="float" office:value="0.894782">
                <text:p>0.894782</text:p>
              </table:table-cell>
              <table:table-cell office:value-type="float" office:value="0.903283">
                <text:p>0.903283</text:p>
              </table:table-cell>
              <table:table-cell office:value-type="float" office:value="0.907573">
                <text:p>0.907573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3625">
                <text:p>0.85362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460363">
                <text:p>0.460363</text:p>
              </table:table-cell>
              <table:table-cell office:value-type="float" office:value="0.830732">
                <text:p>0.830732</text:p>
              </table:table-cell>
              <table:table-cell office:value-type="float" office:value="0.866409">
                <text:p>0.866409</text:p>
              </table:table-cell>
              <table:table-cell office:value-type="float" office:value="0.871595">
                <text:p>0.871595</text:p>
              </table:table-cell>
              <table:table-cell office:value-type="float" office:value="0.88194">
                <text:p>0.88194</text:p>
              </table:table-cell>
              <table:table-cell office:value-type="float" office:value="0.891004">
                <text:p>0.891004</text:p>
              </table:table-cell>
              <table:table-cell office:value-type="float" office:value="0.901326">
                <text:p>0.901326</text:p>
              </table:table-cell>
              <table:table-cell office:value-type="float" office:value="0.903283">
                <text:p>0.903283</text:p>
              </table:table-cell>
              <table:table-cell office:value-type="float" office:value="0.904714">
                <text:p>0.904714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42657">
                <text:p>0.842657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636824">
                <text:p>0.636824</text:p>
              </table:table-cell>
              <table:table-cell office:value-type="float" office:value="0.840193">
                <text:p>0.840193</text:p>
              </table:table-cell>
              <table:table-cell office:value-type="float" office:value="0.869865">
                <text:p>0.869865</text:p>
              </table:table-cell>
              <table:table-cell office:value-type="float" office:value="0.873316">
                <text:p>0.873316</text:p>
              </table:table-cell>
              <table:table-cell office:value-type="float" office:value="0.882656">
                <text:p>0.882656</text:p>
              </table:table-cell>
              <table:table-cell office:value-type="float" office:value="0.892886">
                <text:p>0.892886</text:p>
              </table:table-cell>
              <table:table-cell office:value-type="float" office:value="0.903283">
                <text:p>0.903283</text:p>
              </table:table-cell>
              <table:table-cell office:value-type="float" office:value="0.903283">
                <text:p>0.903283</text:p>
              </table:table-cell>
              <table:table-cell office:value-type="float" office:value="0.907118">
                <text:p>0.907118</text:p>
              </table:table-cell>
              <table:table-cell office:value-type="float" office:value="0.91526">
                <text:p>0.91526</text:p>
              </table:table-cell>
              <table:table-cell office:value-type="float" office:value="0.915948">
                <text:p>0.915948</text:p>
              </table:table-cell>
              <table:table-cell office:value-type="float" office:value="0.862468">
                <text:p>0.862468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581875">
                <text:p>0.581875</text:p>
              </table:table-cell>
              <table:table-cell office:value-type="float" office:value="0.830132">
                <text:p>0.830132</text:p>
              </table:table-cell>
              <table:table-cell office:value-type="float" office:value="0.868661">
                <text:p>0.868661</text:p>
              </table:table-cell>
              <table:table-cell office:value-type="float" office:value="0.871288">
                <text:p>0.871288</text:p>
              </table:table-cell>
              <table:table-cell office:value-type="float" office:value="0.879918">
                <text:p>0.879918</text:p>
              </table:table-cell>
              <table:table-cell office:value-type="float" office:value="0.890189">
                <text:p>0.890189</text:p>
              </table:table-cell>
              <table:table-cell office:value-type="float" office:value="0.903283">
                <text:p>0.903283</text:p>
              </table:table-cell>
              <table:table-cell office:value-type="float" office:value="0.903283">
                <text:p>0.903283</text:p>
              </table:table-cell>
              <table:table-cell office:value-type="float" office:value="0.909978">
                <text:p>0.909978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5381">
                <text:p>0.85538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661155">
                <text:p>0.661155</text:p>
              </table:table-cell>
              <table:table-cell office:value-type="float" office:value="0.816855">
                <text:p>0.816855</text:p>
              </table:table-cell>
              <table:table-cell office:value-type="float" office:value="0.854293">
                <text:p>0.854293</text:p>
              </table:table-cell>
              <table:table-cell office:value-type="float" office:value="0.870021">
                <text:p>0.870021</text:p>
              </table:table-cell>
              <table:table-cell office:value-type="float" office:value="0.875914">
                <text:p>0.875914</text:p>
              </table:table-cell>
              <table:table-cell office:value-type="float" office:value="0.882725">
                <text:p>0.882725</text:p>
              </table:table-cell>
              <table:table-cell office:value-type="float" office:value="0.898534">
                <text:p>0.898534</text:p>
              </table:table-cell>
              <table:table-cell office:value-type="float" office:value="0.904236">
                <text:p>0.904236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9413">
                <text:p>0.859413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649273">
                <text:p>0.649273</text:p>
              </table:table-cell>
              <table:table-cell office:value-type="float" office:value="0.807568">
                <text:p>0.807568</text:p>
              </table:table-cell>
              <table:table-cell office:value-type="float" office:value="0.858594">
                <text:p>0.858594</text:p>
              </table:table-cell>
              <table:table-cell office:value-type="float" office:value="0.870862">
                <text:p>0.870862</text:p>
              </table:table-cell>
              <table:table-cell office:value-type="float" office:value="0.871666">
                <text:p>0.871666</text:p>
              </table:table-cell>
              <table:table-cell office:value-type="float" office:value="0.88217">
                <text:p>0.88217</text:p>
              </table:table-cell>
              <table:table-cell office:value-type="float" office:value="0.886618">
                <text:p>0.886618</text:p>
              </table:table-cell>
              <table:table-cell office:value-type="float" office:value="0.902814">
                <text:p>0.902814</text:p>
              </table:table-cell>
              <table:table-cell office:value-type="float" office:value="0.912816">
                <text:p>0.912816</text:p>
              </table:table-cell>
              <table:table-cell office:value-type="float" office:value="0.9152">
                <text:p>0.9152</text:p>
              </table:table-cell>
              <table:table-cell office:value-type="float" office:value="0.9152">
                <text:p>0.9152</text:p>
              </table:table-cell>
              <table:table-cell office:value-type="float" office:value="0.855758">
                <text:p>0.8557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